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mbria" svg:font-family="Cambria" style:font-family-generic="roman"/>
    <style:font-face style:name="Cambria1" svg:font-family="Cambria1"/>
    <style:font-face style:name="Cambria2" svg:font-family="Cambria2"/>
    <style:font-face style:name="Cambria3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20" style:family="table-column">
      <style:table-column-properties fo:break-before="auto" style:column-width="3.175cm"/>
    </style:style>
    <style:style style:name="co21" style:family="table-column">
      <style:table-column-properties fo:break-before="auto" style:column-width="2.371cm"/>
    </style:style>
    <style:style style:name="co3" style:family="table-column">
      <style:table-column-properties fo:break-before="auto" style:column-width="3.09cm"/>
    </style:style>
    <style:style style:name="co4" style:family="table-column">
      <style:table-column-properties fo:break-before="auto" style:column-width="3.874cm"/>
    </style:style>
    <style:style style:name="co5" style:family="table-column">
      <style:table-column-properties fo:break-before="auto" style:column-width="3.789cm"/>
    </style:style>
    <style:style style:name="co6" style:family="table-column">
      <style:table-column-properties fo:break-before="auto" style:column-width="8.17cm"/>
    </style:style>
    <style:style style:name="co7" style:family="table-column">
      <style:table-column-properties fo:break-before="auto" style:column-width="0.339cm"/>
    </style:style>
    <style:style style:name="co8" style:family="table-column">
      <style:table-column-properties fo:break-before="auto" style:column-width="0.423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7.303cm"/>
    </style:style>
    <style:style style:name="co11" style:family="table-column">
      <style:table-column-properties fo:break-before="auto" style:column-width="13.864cm"/>
    </style:style>
    <style:style style:name="co12" style:family="table-column">
      <style:table-column-properties fo:break-before="auto" style:column-width="3.937cm"/>
    </style:style>
    <style:style style:name="co13" style:family="table-column">
      <style:table-column-properties fo:break-before="auto" style:column-width="8.698cm"/>
    </style:style>
    <style:style style:name="co14" style:family="table-column">
      <style:table-column-properties fo:break-before="auto" style:column-width="5.609cm"/>
    </style:style>
    <style:style style:name="co15" style:family="table-column">
      <style:table-column-properties fo:break-before="auto" style:column-width="4.106cm"/>
    </style:style>
    <style:style style:name="co16" style:family="table-column">
      <style:table-column-properties fo:break-before="auto" style:column-width="3.958cm"/>
    </style:style>
    <style:style style:name="co17" style:family="table-column">
      <style:table-column-properties fo:break-before="auto" style:column-width="2.794cm"/>
    </style:style>
    <style:style style:name="co18" style:family="table-column">
      <style:table-column-properties fo:break-before="auto" style:column-width="17.59cm"/>
    </style:style>
    <style:style style:name="co19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0.445cm"/>
    </style:style>
    <style:style style:name="co23" style:family="table-column">
      <style:table-column-properties fo:break-before="auto" style:column-width="9.885cm"/>
    </style:style>
    <style:style style:name="ro6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7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0.423cm" fo:break-before="auto" style:use-optimal-row-height="false"/>
    </style:style>
    <style:style style:name="ro8" style:family="table-row">
      <style:table-row-properties style:row-height="0.376cm" fo:break-before="auto" style:use-optimal-row-height="false"/>
    </style:style>
    <style:style style:name="ro9" style:family="table-row">
      <style:table-row-properties style:row-height="0.397cm" fo:break-before="auto" style:use-optimal-row-height="false"/>
    </style:style>
    <style:style style:name="ro10" style:family="table-row">
      <style:table-row-properties style:row-height="0.45c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41" style:family="table-cell" style:parent-style-name="Default" style:data-style-name="N0"/>
    <style:style style:name="ce68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1" style:font-name-complex="Cambria1"/>
    </style:style>
    <style:style style:name="ce6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1" style:font-size-asian="7pt" style:font-name-complex="Cambria1" style:font-size-complex="7pt"/>
    </style:style>
    <style:style style:name="ce2" style:family="table-cell" style:parent-style-name="Default" style:data-style-name="N0">
      <style:table-cell-properties fo:background-color="#ea9999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5" style:family="table-cell" style:parent-style-name="Default" style:data-style-name="N0">
      <style:table-cell-properties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7" style:family="table-cell" style:parent-style-name="Default" style:data-style-name="N0">
      <style:table-cell-properties fo:background-color="#d9ead3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6" style:family="table-cell" style:parent-style-name="Default" style:data-style-name="N0">
      <style:table-cell-properties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21" style:family="table-cell" style:parent-style-name="Default" style:data-style-name="N0">
      <style:table-cell-properties fo:background-color="#ffffff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4" style:family="table-cell" style:parent-style-name="Default" style:data-style-name="N0">
      <style:table-cell-properties fo:border="0.06pt solid #000000"/>
    </style:style>
    <style:style style:name="ce42" style:family="table-cell" style:parent-style-name="Default" style:data-style-name="N0"/>
    <style:style style:name="ce17" style:family="table-cell" style:parent-style-name="Default" style:data-style-name="N0">
      <style:table-cell-properties fo:background-color="#d9ead3" style:text-align-source="fix" style:repeat-content="false" fo:border="0.06pt solid #000000" style:vertical-align="automatic"/>
      <style:paragraph-properties fo:text-align="start" fo:margin-left="0cm"/>
      <style:text-properties style:font-name="Cambria1" fo:font-size="7pt" style:font-name-asian="Cambria1" style:font-size-asian="7pt" style:font-name-complex="Cambria1" style:font-size-complex="7pt"/>
    </style:style>
    <style:style style:name="ce8" style:family="table-cell" style:parent-style-name="Default" style:data-style-name="N0">
      <style:table-cell-properties fo:background-color="#b4a7d6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9" style:family="table-cell" style:parent-style-name="Default" style:data-style-name="N0">
      <style:table-cell-properties fo:background-color="#f9cb9c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0" style:family="table-cell" style:parent-style-name="Default" style:data-style-name="N0">
      <style:table-cell-properties fo:background-color="#a2c4c9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1" style:family="table-cell" style:parent-style-name="Default" style:data-style-name="N0">
      <style:table-cell-properties fo:background-color="#b6d7a8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9" style:family="table-cell" style:parent-style-name="Default" style:data-style-name="N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5" style:family="table-cell" style:parent-style-name="Default" style:data-style-name="N0">
      <style:table-cell-properties fo:background-color="#ffffff" fo:border="0.06pt solid #000000" style:vertical-align="middle"/>
      <style:text-properties fo:font-size="7pt" style:font-size-asian="7pt" style:font-size-complex="7pt"/>
    </style:style>
    <style:style style:name="ce31" style:family="table-cell" style:parent-style-name="Default" style:data-style-name="N0">
      <style:table-cell-properties fo:background-color="#b6d7a8" fo:wrap-option="wrap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26" style:family="table-cell" style:parent-style-name="Default" style:data-style-name="N0">
      <style:table-cell-properties fo:background-color="#b6d7a8" fo:border="0.06pt solid #000000" style:vertical-align="middle"/>
      <style:text-properties style:font-name="Cambria1" fo:font-size="7pt" style:font-name-asian="Cambria1" style:font-size-asian="7pt" style:font-name-complex="Cambria1" style:font-size-complex="7pt"/>
    </style:style>
    <style:style style:name="ce16" style:family="table-cell" style:parent-style-name="Default" style:data-style-name="N0">
      <style:table-cell-properties fo:background-color="#b6d7a8"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18" style:family="table-cell" style:parent-style-name="Default" style:data-style-name="N0">
      <style:table-cell-properties fo:background-color="#b6d7a8" fo:border="0.06pt solid #000000"/>
      <style:text-properties style:font-name="Cambria1" style:font-name-asian="Cambria1" style:font-name-complex="Cambria1"/>
    </style:style>
    <style:style style:name="ce27" style:family="table-cell" style:parent-style-name="Default" style:data-style-name="N0">
      <style:table-cell-properties fo:background-color="#b6d7a8" fo:border="0.06pt solid #000000" style:vertical-align="automatic"/>
      <style:text-properties fo:font-size="7pt" style:font-size-asian="7pt" style:font-size-complex="7pt"/>
    </style:style>
    <style:style style:name="ce28" style:family="table-cell" style:parent-style-name="Default" style:data-style-name="N100">
      <style:table-cell-properties fo:background-color="#b6d7a8" fo:border="0.06pt solid #000000" style:vertical-align="middle"/>
      <style:text-properties fo:font-size="7pt" style:font-size-asian="7pt" style:font-size-complex="7pt"/>
    </style:style>
    <style:style style:name="ce20" style:family="table-cell" style:parent-style-name="Default" style:data-style-name="N0">
      <style:table-cell-properties fo:background-color="#b6d7a8" fo:border="0.06pt solid #000000"/>
      <style:text-properties fo:font-size="7pt" style:font-size-asian="7pt" style:font-size-complex="7pt"/>
    </style:style>
    <style:style style:name="ce30" style:family="table-cell" style:parent-style-name="Default" style:data-style-name="N0">
      <style:table-cell-properties fo:background-color="#b6d7a8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1" style:font-size-asian="7pt" style:font-name-complex="Cambria1" style:font-size-complex="7pt"/>
    </style:style>
    <style:style style:name="ce22" style:family="table-cell" style:parent-style-name="Default" style:data-style-name="N0">
      <style:table-cell-properties fo:background-color="#ffffff" fo:border="0.06pt solid #000000"/>
      <style:text-properties style:font-name="Cambria1" style:font-name-asian="Cambria1" style:font-name-complex="Cambria1"/>
    </style:style>
    <style:style style:name="ce12" style:family="table-cell" style:parent-style-name="Default" style:data-style-name="N0">
      <style:table-cell-properties fo:background-color="#d5a6bd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3" style:family="table-cell" style:parent-style-name="Default" style:data-style-name="N0">
      <style:table-cell-properties fo:background-color="#d5a6bd" fo:border="0.06pt solid #000000" style:vertical-align="automatic"/>
      <style:text-properties style:font-name="Cambria" fo:font-size="7pt" style:font-name-asian="Cambria3" style:font-size-asian="7pt" style:font-name-complex="Cambria3" style:font-size-complex="7pt"/>
    </style:style>
    <style:style style:name="ce29" style:family="table-cell" style:parent-style-name="Default" style:data-style-name="N0">
      <style:table-cell-properties fo:background-color="#d5a6bd" style:text-align-source="fix" style:repeat-content="false" fo:border="0.06pt solid #000000" style:vertical-align="automatic"/>
      <style:paragraph-properties fo:text-align="justify"/>
      <style:text-properties style:font-name="Cambria1" fo:font-size="7pt" style:font-name-asian="Cambria1" style:font-size-asian="7pt" style:font-name-complex="Cambria1" style:font-size-complex="7pt"/>
    </style:style>
    <style:style style:name="ce14" style:family="table-cell" style:parent-style-name="Default" style:data-style-name="N0">
      <style:table-cell-properties fo:background-color="#ffe599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15" style:family="table-cell" style:parent-style-name="Default" style:data-style-name="N0">
      <style:table-cell-properties fo:background-color="#f9cb9c"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23" style:family="table-cell" style:parent-style-name="Default" style:data-style-name="N0">
      <style:table-cell-properties fo:background-color="#ffffff" fo:border="0.06pt solid #000000"/>
      <style:text-properties style:font-name="Cambria1" fo:font-size="7pt" style:font-name-asian="Cambria1" style:font-size-asian="7pt" style:font-name-complex="Cambria1" style:font-size-complex="7pt"/>
    </style:style>
    <style:style style:name="ce3" style:family="table-cell" style:parent-style-name="Default" style:data-style-name="N0">
      <style:table-cell-properties fo:background-color="#00ffff" fo:border="0.06pt solid #000000" style:vertical-align="automatic"/>
      <style:text-properties style:font-name="Cambria1" fo:font-size="7pt" style:font-name-asian="Cambria1" style:font-size-asian="7pt" style:font-name-complex="Cambria1" style:font-size-complex="7pt"/>
    </style:style>
    <style:style style:name="ce32" style:family="table-cell" style:parent-style-name="Default" style:data-style-name="N0">
      <style:table-cell-properties fo:border="0.06pt solid #000000"/>
      <style:text-properties style:font-name="Cambria2" fo:font-size="7pt" style:font-name-asian="Cambria2" style:font-size-asian="7pt" style:font-name-complex="Cambria2" style:font-size-complex="7pt"/>
    </style:style>
    <style:style style:name="ce24" style:family="table-cell" style:parent-style-name="Default" style:data-style-name="N0">
      <style:table-cell-properties fo:background-color="#ffffff" fo:border="0.06pt solid #000000"/>
    </style:style>
    <style:style style:name="ce70" style:family="table-cell" style:parent-style-name="Default" style:data-style-name="N0">
      <style:table-cell-properties style:vertical-align="automatic"/>
      <style:text-properties fo:color="#0000ff" style:font-name="Cambria1" style:text-underline-style="solid" style:text-underline-width="auto" style:text-underline-color="font-color" style:font-name-asian="Cambria1" style:font-name-complex="Cambria1"/>
    </style:style>
    <style:style style:name="ce71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cm"/>
      <style:text-properties style:font-name="Cambria1" fo:font-size="7pt" style:font-name-asian="Cambria1" style:font-size-asian="7pt" style:font-name-complex="Cambria1" style:font-size-complex="7pt"/>
    </style:style>
    <style:style style:name="T1" style:family="text">
      <style:text-properties fo:color="#000000" style:font-name="Cambria1" fo:font-size="7pt" fo:font-weight="normal" style:text-underline-style="none" style:text-underline-color="font-color" style:text-line-through-type="none" fo:font-style="normal" style:text-outline="false" fo:text-shadow="none" style:font-name-asian="Cambria1" style:font-name-complex="Cambria1" style:font-size-asian="7pt" style:font-size-complex="7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nblatt1" table:style-name="ta1">
        <office:forms form:automatic-focus="false" form:apply-design-mode="false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11" table:default-cell-style-name="ce4"/>
        <table:table-column table:style-name="co3" table:default-cell-style-name="ce4"/>
        <table:table-column table:style-name="co12" table:default-cell-style-name="ce4"/>
        <table:table-column table:style-name="co13" table:default-cell-style-name="ce4"/>
        <table:table-column table:style-name="co14" table:default-cell-style-name="ce4"/>
        <table:table-column table:style-name="co15" table:default-cell-style-name="ce4"/>
        <table:table-column table:style-name="co16" table:default-cell-style-name="ce4"/>
        <table:table-column table:style-name="co17" table:default-cell-style-name="ce4"/>
        <table:table-column table:style-name="co18" table:default-cell-style-name="ce4"/>
        <table:table-column table:style-name="co12" table:default-cell-style-name="ce4"/>
        <table:table-column table:style-name="co19" table:default-cell-style-name="ce4"/>
        <table:table-column table:style-name="co22" table:default-cell-style-name="ce4"/>
        <table:table-column table:style-name="co23" table:default-cell-style-name="ce4"/>
        <table:table-column table:style-name="co20" table:number-columns-repeated="43" table:default-cell-style-name="ce4"/>
        <table:table-column table:style-name="co21" table:number-columns-repeated="16320" table:default-cell-style-name="ce42"/>
        <table:table-row table:style-name="ro5">
          <table:table-cell table:style-name="ce2" office:value-type="string" calcext:value-type="string">
            <text:p>ID name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plural name</text:p>
          </table:table-cell>
          <table:table-cell table:style-name="ce2" office:value-type="string" calcext:value-type="string">
            <text:p>flags</text:p>
          </table:table-cell>
          <table:table-cell table:style-name="ce2" office:value-type="string" calcext:value-type="string">
            <text:p>scene</text:p>
          </table:table-cell>
          <table:table-cell table:style-name="ce2" office:value-type="string" calcext:value-type="string">
            <text:p>reserved</text:p>
          </table:table-cell>
          <table:table-cell table:style-name="ce2" office:value-type="string" calcext:value-type="string">
            <text:p>faction</text:p>
          </table:table-cell>
          <table:table-cell table:style-name="ce2" office:value-type="string" calcext:value-type="string">
            <text:p>head armors</text:p>
          </table:table-cell>
          <table:table-cell table:style-name="ce2" office:value-type="string" calcext:value-type="string">
            <text:p>body armors</text:p>
          </table:table-cell>
          <table:table-cell table:style-name="ce2" office:value-type="string" calcext:value-type="string">
            <text:p>hand armors</text:p>
          </table:table-cell>
          <table:table-cell table:style-name="ce2" office:value-type="string" calcext:value-type="string">
            <text:p>foot armors</text:p>
          </table:table-cell>
          <table:table-cell table:style-name="ce2" office:value-type="string" calcext:value-type="string">
            <text:p>pri weapons</text:p>
          </table:table-cell>
          <table:table-cell table:style-name="ce2" office:value-type="string" calcext:value-type="string">
            <text:p>sec weapions</text:p>
          </table:table-cell>
          <table:table-cell table:style-name="ce2" office:value-type="string" calcext:value-type="string">
            <text:p>horses</text:p>
          </table:table-cell>
          <table:table-cell table:style-name="ce2" office:value-type="string" calcext:value-type="string">
            <text:p>attributes</text:p>
          </table:table-cell>
          <table:table-cell table:style-name="ce2" office:value-type="string" calcext:value-type="string">
            <text:p>proficiencies</text:p>
          </table:table-cell>
          <table:table-cell table:style-name="ce2" office:value-type="string" calcext:value-type="string">
            <text:p>skills</text:p>
          </table:table-cell>
          <table:table-cell table:style-name="ce2" office:value-type="string" calcext:value-type="string">
            <text:p>face code 1</text:p>
          </table:table-cell>
          <table:table-cell table:style-name="ce2" office:value-type="string" calcext:value-type="string">
            <text:p>face code 2</text:p>
          </table:table-cell>
          <table:table-cell table:style-name="ce2" office:value-type="string" calcext:value-type="string">
            <text:p>image</text:p>
          </table:table-cell>
          <table:table-cell table:style-name="ce3" office:value-type="string" calcext:value-type="string">
            <text:p>code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Woodmen</text:p>
          </table:table-cell>
          <table:table-cell table:style-name="ce6" table:number-columns-repeated="19"/>
          <table:table-cell table:style-name="ce6" table:formula="of:=IF(AND([.A2]&lt;&gt;&quot;&quot;;[.B2]&lt;&gt;&quot;&quot;);CONCATENATE([Variables.$I$1];[Variables.$I$7];[.A2];[Variables.$I$7];[Variables.$I$6];[Variables.$I$7];[.B2];[Variables.$I$7];[Variables.$I$6];[Variables.$I$7];[.C2];[Variables.$I$7];[Variables.$I$6];[.D2];[Variables.$I$6];[.E2];[Variables.$I$6];[.F2];[Variables.$I$6];[.G2];[Variables.$I$6];[Variables.$I$1];[.H2];[.I2];[.J2];[.K2];[.L2];[.M2];[.N2];[Variables.$I$2];[Variables.$I$6];[.O2];[Variables.$I$6];[.P2];[Variables.$I$6];[.Q2];[Variables.$I$6];[.R2];[Variables.$I$6];[.S2];IF([.T2]&lt;&gt;&quot;&quot;;CONCATENATE([Variables.$I$6];[.T2]);&quot;&quot;);[Variables.$I$2];[Variables.$I$6]);IF([.A2]&lt;&gt;&quot;&quot;;CONCATENATE(&quot;#&quot;;[.A2]);&quot;&quot;))" office:value-type="string" office:string-value="#Woodmen" calcext:value-type="string">
            <text:p>#Woodmen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woodmen_man</text:p>
          </table:table-cell>
          <table:table-cell table:style-name="ce7" office:value-type="string" calcext:value-type="string">
            <text:p>Woodmen_Settler</text:p>
          </table:table-cell>
          <table:table-cell table:style-name="ce7" office:value-type="string" calcext:value-type="string">
            <text:p>Woodmen_Settl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woodman_tunic_bad, itm_woodman_scout_bad,</text:p>
          </table:table-cell>
          <table:table-cell table:style-name="ce11"/>
          <table:table-cell table:style-name="ce11" office:value-type="string" calcext:value-type="string">
            <text:p>itm_rohan_shoes,</text:p>
          </table:table-cell>
          <table:table-cell table:style-name="ce11" office:value-type="string" calcext:value-type="string">
            <text:p>itm_short_bow,itm_arrows,</text:p>
          </table:table-cell>
          <table:table-cell table:style-name="ce11" office:value-type="string" calcext:value-type="string">
            <text:p>itm_beorn_staff, itm_axe_a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strike_1|knows_power_draw_1|knows_athletics_2|knows_looting_1|knows_tracking_1|knows_pathfinding_1|knows_spotting_2|knows_inventory_management_1|knows_wound_treatment_1|knows_persuasion_1</text:p>
          </table:table-cell>
          <table:table-cell table:style-name="ce14" office:value-type="string" calcext:value-type="string">
            <text:p>rohan_face_younger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3]&lt;&gt;&quot;&quot;;[.B3]&lt;&gt;&quot;&quot;);CONCATENATE([Variables.$I$1];[Variables.$I$7];[.A3];[Variables.$I$7];[Variables.$I$6];[Variables.$I$7];[.B3];[Variables.$I$7];[Variables.$I$6];[Variables.$I$7];[.C3];[Variables.$I$7];[Variables.$I$6];[.D3];[Variables.$I$6];[.E3];[Variables.$I$6];[.F3];[Variables.$I$6];[.G3];[Variables.$I$6];[Variables.$I$1];[.H3];[.I3];[.J3];[.K3];[.L3];[.M3];[.N3];[Variables.$I$2];[Variables.$I$6];[.O3];[Variables.$I$6];[.P3];[Variables.$I$6];[.Q3];[Variables.$I$6];[.R3];[Variables.$I$6];[.S3];IF([.T3]&lt;&gt;&quot;&quot;;CONCATENATE([Variables.$I$6];[.T3]);&quot;&quot;);[Variables.$I$2];[Variables.$I$6]);IF([.A3]&lt;&gt;&quot;&quot;;CONCATENATE(&quot;#&quot;;[.A3]);&quot;&quot;))" office:value-type="string" office:string-value="[&quot;i1_woodmen_man&quot;,&quot;Woodmen_Settler&quot;,&quot;Woodmen_Settlers&quot;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" calcext:value-type="string">
            <text:p>["i1_woodmen_man","Woodmen_Settler","Woodmen_Settlers",tfg_armor| tfg_boots,0,0,fac_beorn,[itm_gondor_ranger_hood,itm_woodman_tunic_bad, itm_woodman_scout_bad,itm_rohan_shoes,itm_short_bow,itm_arrows,itm_beorn_staff, itm_axe_a,],attr_tier_1,wp_tier_1,knows_common|knows_ironflesh_1|knows_power_strike_1|knows_power_draw_1|knows_athletics_2|knows_looting_1|knows_tracking_1|knows_pathfinding_1|knows_spotting_2|knows_inventory_management_1|knows_wound_treatment_1|knows_persuasion_1,rohan_face_younger_1,rohan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woodmen_forester</text:p>
          </table:table-cell>
          <table:table-cell table:style-name="ce7" office:value-type="string" calcext:value-type="string">
            <text:p>Woodmen_Forester</text:p>
          </table:table-cell>
          <table:table-cell table:style-name="ce7" office:value-type="string" calcext:value-type="string">
            <text:p>Woodmen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woodman_tunic_good, itm_woodman_scout, itm_woodman_padded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staff, itm_axe_a,</text:p>
          </table:table-cell>
          <table:table-cell table:style-name="ce11" table:number-columns-repeated="2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ironflesh_2|knows_power_strike_2|knows_power_draw_1|knows_athletics_2|knows_looting_1|knows_tracking_1|knows_pathfinding_1|knows_spotting_2|knows_inventory_management_1|knows_wound_treatment_1|knows_persuasion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4]&lt;&gt;&quot;&quot;;[.B4]&lt;&gt;&quot;&quot;);CONCATENATE([Variables.$I$1];[Variables.$I$7];[.A4];[Variables.$I$7];[Variables.$I$6];[Variables.$I$7];[.B4];[Variables.$I$7];[Variables.$I$6];[Variables.$I$7];[.C4];[Variables.$I$7];[Variables.$I$6];[.D4];[Variables.$I$6];[.E4];[Variables.$I$6];[.F4];[Variables.$I$6];[.G4];[Variables.$I$6];[Variables.$I$1];[.H4];[.I4];[.J4];[.K4];[.L4];[.M4];[.N4];[Variables.$I$2];[Variables.$I$6];[.O4];[Variables.$I$6];[.P4];[Variables.$I$6];[.Q4];[Variables.$I$6];[.R4];[Variables.$I$6];[.S4];IF([.T4]&lt;&gt;&quot;&quot;;CONCATENATE([Variables.$I$6];[.T4]);&quot;&quot;);[Variables.$I$2];[Variables.$I$6]);IF([.A4]&lt;&gt;&quot;&quot;;CONCATENATE(&quot;#&quot;;[.A4]);&quot;&quot;))" office:value-type="string" office:string-value="[&quot;i2_woodmen_forester&quot;,&quot;Woodmen_Forester&quot;,&quot;Woodmen_Foresters&quot;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,rohan_face_young_1,rohan_face_middle_2]," calcext:value-type="string">
            <text:p>["i2_woodmen_forester","Woodmen_Forester","Woodmen_Foresters",tfg_armor| tfg_boots,0,0,fac_beorn,[itm_gondor_ranger_hood,itm_woodman_tunic_good, itm_woodman_scout, itm_woodman_padded_bad,itm_furry_boots,itm_beorn_staff, itm_axe_a,],attr_tier_2,wp_tier_2,knows_common|knows_ironflesh_2|knows_power_strike_2|knows_power_draw_1|knows_athletics_2|knows_looting_1|knows_tracking_1|knows_pathfinding_1|knows_spotting_2|knows_inventory_management_1|knows_wound_treatment_1|knows_persuasion_1,rohan_face_young_1,rohan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woodmen_skilled_forester</text:p>
          </table:table-cell>
          <table:table-cell table:style-name="ce7" office:value-type="string" calcext:value-type="string">
            <text:p>Woodmen_Skilled_Forester</text:p>
          </table:table-cell>
          <table:table-cell table:style-name="ce7" office:value-type="string" calcext:value-type="string">
            <text:p>Woodmen_Skilled_Forest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, itm_north_leather_skullcap_bad,</text:p>
          </table:table-cell>
          <table:table-cell table:style-name="ce11" office:value-type="string" calcext:value-type="string">
            <text:p>itm_woodman_scout_good, itm_woodman_padde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long_bearded_axe,</text:p>
          </table:table-cell>
          <table:table-cell table:style-name="ce11" table:number-columns-repeated="2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3|knows_power_strike_3|knows_ironflesh_3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5]&lt;&gt;&quot;&quot;;[.B5]&lt;&gt;&quot;&quot;);CONCATENATE([Variables.$I$1];[Variables.$I$7];[.A5];[Variables.$I$7];[Variables.$I$6];[Variables.$I$7];[.B5];[Variables.$I$7];[Variables.$I$6];[Variables.$I$7];[.C5];[Variables.$I$7];[Variables.$I$6];[.D5];[Variables.$I$6];[.E5];[Variables.$I$6];[.F5];[Variables.$I$6];[.G5];[Variables.$I$6];[Variables.$I$1];[.H5];[.I5];[.J5];[.K5];[.L5];[.M5];[.N5];[Variables.$I$2];[Variables.$I$6];[.O5];[Variables.$I$6];[.P5];[Variables.$I$6];[.Q5];[Variables.$I$6];[.R5];[Variables.$I$6];[.S5];IF([.T5]&lt;&gt;&quot;&quot;;CONCATENATE([Variables.$I$6];[.T5]);&quot;&quot;);[Variables.$I$2];[Variables.$I$6]);IF([.A5]&lt;&gt;&quot;&quot;;CONCATENATE(&quot;#&quot;;[.A5]);&quot;&quot;))" office:value-type="string" office:string-value="[&quot;i3_woodmen_skilled_forester&quot;,&quot;Woodmen_Skilled_Forester&quot;,&quot;Woodmen_Skilled_Foresters&quot;,tfg_armor| tfg_boots,0,0,fac_beorn,[itm_north_leather_skullcap, itm_north_leather_skullcap_bad,itm_woodman_scout_good, itm_woodman_padded,itm_leather_boots_bad,itm_rohan_shoes,itm_long_bearded_axe,],attr_tier_3,wp_tier_3,knows_common|knows_athletics_3|knows_power_strike_3|knows_ironflesh_3,rohan_face_young_1,rohan_face_middle_2]," calcext:value-type="string">
            <text:p>["i3_woodmen_skilled_forester","Woodmen_Skilled_Forester","Woodmen_Skilled_Foresters",tfg_armor| tfg_boots,0,0,fac_beorn,[itm_north_leather_skullcap, itm_north_leather_skullcap_bad,itm_woodman_scout_good, itm_woodman_padded,itm_leather_boots_bad,itm_rohan_shoes,itm_long_bearded_axe,],attr_tier_3,wp_tier_3,knows_common|knows_athletics_3|knows_power_strike_3|knows_ironflesh_3,rohan_face_young_1,rohan_face_middle_2],</text:p>
          </table:table-cell>
          <table:table-cell table:number-columns-repeated="16363"/>
        </table:table-row>
        <table:table-row table:style-name="ro8">
          <table:table-cell table:style-name="ce7" office:value-type="string" calcext:value-type="string">
            <text:p>i4_woodmen_axemen</text:p>
          </table:table-cell>
          <table:table-cell table:style-name="ce7" office:value-type="string" calcext:value-type="string">
            <text:p>Woodmen_Axeman</text:p>
          </table:table-cell>
          <table:table-cell table:style-name="ce7" office:value-type="string" calcext:value-type="string">
            <text:p>Woodmen_Axemen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, itm_north_leather_skullcap_bad,itm_north_leather_skullcap_good, itm_north_skullcap,</text:p>
          </table:table-cell>
          <table:table-cell table:style-name="ce11" office:value-type="string" calcext:value-type="string">
            <text:p>itm_woodman_padded_good, itm_woodmen_heavy_bad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long_bearded_axe,</text:p>
          </table:table-cell>
          <table:table-cell table:style-name="ce11" table:number-columns-repeated="2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4|knows_ironflesh_4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6]&lt;&gt;&quot;&quot;;[.B6]&lt;&gt;&quot;&quot;);CONCATENATE([Variables.$I$1];[Variables.$I$7];[.A6];[Variables.$I$7];[Variables.$I$6];[Variables.$I$7];[.B6];[Variables.$I$7];[Variables.$I$6];[Variables.$I$7];[.C6];[Variables.$I$7];[Variables.$I$6];[.D6];[Variables.$I$6];[.E6];[Variables.$I$6];[.F6];[Variables.$I$6];[.G6];[Variables.$I$6];[Variables.$I$1];[.H6];[.I6];[.J6];[.K6];[.L6];[.M6];[.N6];[Variables.$I$2];[Variables.$I$6];[.O6];[Variables.$I$6];[.P6];[Variables.$I$6];[.Q6];[Variables.$I$6];[.R6];[Variables.$I$6];[.S6];IF([.T6]&lt;&gt;&quot;&quot;;CONCATENATE([Variables.$I$6];[.T6]);&quot;&quot;);[Variables.$I$2];[Variables.$I$6]);IF([.A6]&lt;&gt;&quot;&quot;;CONCATENATE(&quot;#&quot;;[.A6]);&quot;&quot;))" office:value-type="string" office:string-value="[&quot;i4_woodmen_axemen&quot;,&quot;Woodmen_Axeman&quot;,&quot;Woodmen_Axemen&quot;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" calcext:value-type="string">
            <text:p>["i4_woodmen_axemen","Woodmen_Axeman","Woodmen_Axemen",tfg_armor| tfg_helm| tfg_boots,0,0,fac_beorn,[itm_north_leather_skullcap, itm_north_leather_skullcap_bad,itm_north_leather_skullcap_good, itm_north_skullcap,itm_woodman_padded_good, itm_woodmen_heavy_bad,itm_evil_gauntlets_a,itm_leather_boots,itm_long_bearded_axe,],attr_tier_4,wp_tier_4,knows_common|knows_athletics_4|knows_power_strike_4|knows_ironflesh_4,rohan_face_young_1,rohan_face_old_2],</text:p>
          </table:table-cell>
          <table:table-cell table:number-columns-repeated="16363"/>
        </table:table-row>
        <table:table-row table:style-name="ro9">
          <table:table-cell table:style-name="ce7" office:value-type="string" calcext:value-type="string">
            <text:p>i5_woodmen_night_guard</text:p>
          </table:table-cell>
          <table:table-cell table:style-name="ce7" office:value-type="string" calcext:value-type="string">
            <text:p>Night_Guard_of_Mirkwood</text:p>
          </table:table-cell>
          <table:table-cell table:style-name="ce7" office:value-type="string" calcext:value-type="string">
            <text:p>Night_Guards_of_Mirkwood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_good, itm_north_skullcap, itm_north_nasal_helm_good,</text:p>
          </table:table-cell>
          <table:table-cell table:style-name="ce11" office:value-type="string" calcext:value-type="string">
            <text:p>itm_woodmen_heavy,</text:p>
          </table:table-cell>
          <table:table-cell table:style-name="ce11" office:value-type="string" calcext:value-type="string">
            <text:p>itm_leather_gloves_good,itm_evil_gauntlets_a_good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2_handed_axe,</text:p>
          </table:table-cell>
          <table:table-cell table:style-name="ce11" table:number-columns-repeated="2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6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7]&lt;&gt;&quot;&quot;;[.B7]&lt;&gt;&quot;&quot;);CONCATENATE([Variables.$I$1];[Variables.$I$7];[.A7];[Variables.$I$7];[Variables.$I$6];[Variables.$I$7];[.B7];[Variables.$I$7];[Variables.$I$6];[Variables.$I$7];[.C7];[Variables.$I$7];[Variables.$I$6];[.D7];[Variables.$I$6];[.E7];[Variables.$I$6];[.F7];[Variables.$I$6];[.G7];[Variables.$I$6];[Variables.$I$1];[.H7];[.I7];[.K7];[.K7];[.L7];[.M7];[.N7];[Variables.$I$2];[Variables.$I$6];[.O7];[Variables.$I$6];[.P7];[Variables.$I$6];[.Q7];[Variables.$I$6];[.R7];[Variables.$I$6];[.S7];IF([.T7]&lt;&gt;&quot;&quot;;CONCATENATE([Variables.$I$6];[.T7]);&quot;&quot;);[Variables.$I$2];[Variables.$I$6]);IF([.A7]&lt;&gt;&quot;&quot;;CONCATENATE(&quot;#&quot;;[.A7]);&quot;&quot;))" office:value-type="string" office:string-value="[&quot;i5_woodmen_night_guard&quot;,&quot;Night_Guard_of_Mirkwood&quot;,&quot;Night_Guards_of_Mirkwood&quot;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" calcext:value-type="string">
            <text:p>["i5_woodmen_night_guard","Night_Guard_of_Mirkwood","Night_Guards_of_Mirkwood",tfg_armor| tfg_helm| tfg_boots| tfg_gloves,0,0,fac_beorn,[itm_north_leather_skullcap_good, itm_north_skullcap, itm_north_nasal_helm_good,itm_woodmen_heavy,itm_leather_boots,itm_leather_boots,itm_2_handed_axe,],attr_tier_5,wp_tier_5,knows_common|knows_athletics_5|knows_power_strike_6|knows_ironflesh_6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woodmen_tracker</text:p>
          </table:table-cell>
          <table:table-cell table:style-name="ce7" office:value-type="string" calcext:value-type="string">
            <text:p>Woodmen_Tracker</text:p>
          </table:table-cell>
          <table:table-cell table:style-name="ce7" office:value-type="string" calcext:value-type="string">
            <text:p>Woodmen_Tracker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woodman_tunic_cloak,</text:p>
          </table:table-cell>
          <table:table-cell table:style-name="ce11"/>
          <table:table-cell table:style-name="ce11" office:value-type="string" calcext:value-type="string">
            <text:p>itm_leather_boots_bad,itm_rohan_shoes,itm_furry_boots,</text:p>
          </table:table-cell>
          <table:table-cell table:style-name="ce11" office:value-type="string" calcext:value-type="string">
            <text:p>itm_short_bow,itm_arrows,</text:p>
          </table:table-cell>
          <table:table-cell table:style-name="ce11" office:value-type="string" calcext:value-type="string">
            <text:p>itm_beorn_staff, itm_axe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strike_1|knows_power_draw_2|knows_athletics_3|knows_looting_1|knows_tracking_1|knows_pathfinding_1|knows_spotting_2|knows_inventory_management_1|knows_wound_treatment_1|knows_persuasion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8]&lt;&gt;&quot;&quot;;[.B8]&lt;&gt;&quot;&quot;);CONCATENATE([Variables.$I$1];[Variables.$I$7];[.A8];[Variables.$I$7];[Variables.$I$6];[Variables.$I$7];[.B8];[Variables.$I$7];[Variables.$I$6];[Variables.$I$7];[.C8];[Variables.$I$7];[Variables.$I$6];[.D8];[Variables.$I$6];[.E8];[Variables.$I$6];[.F8];[Variables.$I$6];[.G8];[Variables.$I$6];[Variables.$I$1];[.H8];[.I8];[.J8];[.K8];[.L8];[.M8];[.N8];[Variables.$I$2];[Variables.$I$6];[.O8];[Variables.$I$6];[.P8];[Variables.$I$6];[.Q8];[Variables.$I$6];[.R8];[Variables.$I$6];[.S8];IF([.T8]&lt;&gt;&quot;&quot;;CONCATENATE([Variables.$I$6];[.T8]);&quot;&quot;);[Variables.$I$2];[Variables.$I$6]);IF([.A8]&lt;&gt;&quot;&quot;;CONCATENATE(&quot;#&quot;;[.A8]);&quot;&quot;))" office:value-type="string" office:string-value="[&quot;a2_woodmen_tracker&quot;,&quot;Woodmen_Tracker&quot;,&quot;Woodmen_Trackers&quot;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" calcext:value-type="string">
            <text:p>["a2_woodmen_tracker","Woodmen_Tracker","Woodmen_Trackers",tfg_ranged| tfg_armor| tfg_boots,0,0,fac_beorn,[itm_gondor_ranger_hood,itm_woodman_tunic_cloak,itm_leather_boots_bad,itm_rohan_shoes,itm_furry_boots,itm_short_bow,itm_arrows,itm_beorn_staff, itm_axe_a,],attr_tier_2,wp_tier_bow_2,knows_common|knows_ironflesh_1|knows_power_strike_1|knows_power_draw_2|knows_athletics_3|knows_looting_1|knows_tracking_1|knows_pathfinding_1|knows_spotting_2|knows_inventory_management_1|knows_wound_treatment_1|knows_persuasion_1,rohan_face_young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woodmen_scout</text:p>
          </table:table-cell>
          <table:table-cell table:style-name="ce7" office:value-type="string" calcext:value-type="string">
            <text:p>Woodmen_Scout</text:p>
          </table:table-cell>
          <table:table-cell table:style-name="ce7" office:value-type="string" calcext:value-type="string">
            <text:p>Woodmen_Scout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 itm_north_leather_skullcap_bad,</text:p>
          </table:table-cell>
          <table:table-cell table:style-name="ce11" office:value-type="string" calcext:value-type="string">
            <text:p>itm_woodman_tunic_good_cloak, itm_woodman_scout_cloak,</text:p>
          </table:table-cell>
          <table:table-cell table:style-name="ce11"/>
          <table:table-cell table:style-name="ce11" office:value-type="string" calcext:value-type="string">
            <text:p>itm_leather_boots_bad,itm_furry_boots,</text:p>
          </table:table-cell>
          <table:table-cell table:style-name="ce11" office:value-type="string" calcext:value-type="string">
            <text:p>itm_regular_bow,itm_arrows,</text:p>
          </table:table-cell>
          <table:table-cell table:style-name="ce11" office:value-type="string" calcext:value-type="string">
            <text:p>itm_axe_a, itm_axe_b, itm_beorn_staff,itm_long_bearded_axe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athletics_3|knows_power_draw_2|knows_power_strike_1|knows_ironflesh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9]&lt;&gt;&quot;&quot;;[.B9]&lt;&gt;&quot;&quot;);CONCATENATE([Variables.$I$1];[Variables.$I$7];[.A9];[Variables.$I$7];[Variables.$I$6];[Variables.$I$7];[.B9];[Variables.$I$7];[Variables.$I$6];[Variables.$I$7];[.C9];[Variables.$I$7];[Variables.$I$6];[.D9];[Variables.$I$6];[.E9];[Variables.$I$6];[.F9];[Variables.$I$6];[.G9];[Variables.$I$6];[Variables.$I$1];[.H9];[.I9];[.J9];[.K9];[.L9];[.M9];[.N9];[Variables.$I$2];[Variables.$I$6];[.O9];[Variables.$I$6];[.P9];[Variables.$I$6];[.Q9];[Variables.$I$6];[.R9];[Variables.$I$6];[.S9];IF([.T9]&lt;&gt;&quot;&quot;;CONCATENATE([Variables.$I$6];[.T9]);&quot;&quot;);[Variables.$I$2];[Variables.$I$6]);IF([.A9]&lt;&gt;&quot;&quot;;CONCATENATE(&quot;#&quot;;[.A9]);&quot;&quot;))" office:value-type="string" office:string-value="[&quot;a3_woodmen_scout&quot;,&quot;Woodmen_Scout&quot;,&quot;Woodmen_Scouts&quot;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" calcext:value-type="string">
            <text:p>["a3_woodmen_scout","Woodmen_Scout","Woodmen_Scouts",tfg_ranged| tfg_armor| tfg_boots,0,0,fac_beorn,[itm_gondor_ranger_hood, itm_north_leather_skullcap_bad,itm_woodman_tunic_good_cloak, itm_woodman_scout_cloak,itm_leather_boots_bad,itm_furry_boots,itm_regular_bow,itm_arrows,itm_axe_a, itm_axe_b, itm_beorn_staff,itm_long_bearded_axe,],attr_tier_3,wp_tier_bow_3,knows_common|knows_athletics_3|knows_power_draw_2|knows_power_strike_1|knows_ironflesh_1,rohan_face_young_1,rohan_face_middle_2],</text:p>
          </table:table-cell>
          <table:table-cell table:number-columns-repeated="16363"/>
        </table:table-row>
        <table:table-row table:style-name="ro9">
          <table:table-cell table:style-name="ce7" office:value-type="string" calcext:value-type="string">
            <text:p>a4_woodmen_archer</text:p>
          </table:table-cell>
          <table:table-cell table:style-name="ce7" office:value-type="string" calcext:value-type="string">
            <text:p>Woodmen_Archer</text:p>
          </table:table-cell>
          <table:table-cell table:style-name="ce7" office:value-type="string" calcext:value-type="string">
            <text:p>Woodmen_Archers</text:p>
          </table:table-cell>
          <table:table-cell table:style-name="ce8" office:value-type="string" calcext:value-type="string">
            <text:p>tfg_ranged| tfg_armor| tfg_helm|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 itm_north_leather_skullcap_bad, itm_north_leather_skullcap,</text:p>
          </table:table-cell>
          <table:table-cell table:style-name="ce11" office:value-type="string" calcext:value-type="string">
            <text:p>itm_woodman_scout_good_cloak, itm_woodman_padded_cloak,</text:p>
          </table:table-cell>
          <table:table-cell table:style-name="ce11" office:value-type="string" calcext:value-type="string">
            <text:p>itm_leather_gloves,itm_evil_gauntlets_a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regular_bow,itm_arrows,</text:p>
          </table:table-cell>
          <table:table-cell table:style-name="ce11" office:value-type="string" calcext:value-type="string">
            <text:p>itm_axe_b, itm_beorn_staff,itm_long_bearded_axe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4|knows_power_draw_3|knows_power_strike_2|knows_ironflesh_2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10]&lt;&gt;&quot;&quot;;[.B10]&lt;&gt;&quot;&quot;);CONCATENATE([Variables.$I$1];[Variables.$I$7];[.A10];[Variables.$I$7];[Variables.$I$6];[Variables.$I$7];[.B10];[Variables.$I$7];[Variables.$I$6];[Variables.$I$7];[.C10];[Variables.$I$7];[Variables.$I$6];[.D10];[Variables.$I$6];[.E10];[Variables.$I$6];[.F10];[Variables.$I$6];[.G10];[Variables.$I$6];[Variables.$I$1];[.H10];[.I10];[.J10];[.K10];[.L10];[.M10];[.N10];[Variables.$I$2];[Variables.$I$6];[.O10];[Variables.$I$6];[.P10];[Variables.$I$6];[.Q10];[Variables.$I$6];[.R10];[Variables.$I$6];[.S10];IF([.T10]&lt;&gt;&quot;&quot;;CONCATENATE([Variables.$I$6];[.T10]);&quot;&quot;);[Variables.$I$2];[Variables.$I$6]);IF([.A10]&lt;&gt;&quot;&quot;;CONCATENATE(&quot;#&quot;;[.A10]);&quot;&quot;))" office:value-type="string" office:string-value="[&quot;a4_woodmen_archer&quot;,&quot;Woodmen_Archer&quot;,&quot;Woodmen_Archers&quot;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" calcext:value-type="string">
            <text:p>["a4_woodmen_archer","Woodmen_Archer","Woodmen_Archers",tfg_ranged| tfg_armor| tfg_helm|tfg_boots| tfg_gloves,0,0,fac_beorn,[itm_gondor_ranger_hood, itm_north_leather_skullcap_bad, itm_north_leather_skullcap,itm_woodman_scout_good_cloak, itm_woodman_padded_cloak,itm_leather_gloves,itm_evil_gauntlets_a,itm_leather_boots,itm_regular_bow,itm_arrows,itm_axe_b, itm_beorn_staff,itm_long_bearded_axe,],attr_tier_4,wp_tier_bow_5,knows_common|knows_athletics_4|knows_power_draw_3|knows_power_strike_2|knows_ironflesh_2,rohan_face_young_1,rohan_face_old_2],</text:p>
          </table:table-cell>
          <table:table-cell table:number-columns-repeated="16363"/>
        </table:table-row>
        <table:table-row table:style-name="ro9">
          <table:table-cell table:style-name="ce7" office:value-type="string" calcext:value-type="string">
            <text:p>a5_woodmen_night_stalker</text:p>
          </table:table-cell>
          <table:table-cell table:style-name="ce7" office:value-type="string" calcext:value-type="string">
            <text:p>Night_Stalker_of_Mirkwood</text:p>
          </table:table-cell>
          <table:table-cell table:style-name="ce7" office:value-type="string" calcext:value-type="string">
            <text:p>Night_Stalkers_of_Mirkwood</text:p>
          </table:table-cell>
          <table:table-cell table:style-name="ce8" office:value-type="string" calcext:value-type="string">
            <text:p>tfg_ranged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, itm_north_leather_skullcap_bad,itm_north_leather_skullcap_good, itm_north_skullcap,</text:p>
          </table:table-cell>
          <table:table-cell table:style-name="ce11" office:value-type="string" calcext:value-type="string">
            <text:p>itm_woodman_padded_good_cloak,</text:p>
          </table:table-cell>
          <table:table-cell table:style-name="ce11" office:value-type="string" calcext:value-type="string">
            <text:p>itm_leather_gloves_good,itm_evil_gauntlets_a_good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elven_bow,itm_arrows,</text:p>
          </table:table-cell>
          <table:table-cell table:style-name="ce11" office:value-type="string" calcext:value-type="string">
            <text:p>itm_long_bearded_axe,itm_long_bearded_axe,itm_beorn_staff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archery(210)|wp_melee(150)</text:p>
          </table:table-cell>
          <table:table-cell table:style-name="ce12" office:value-type="string" calcext:value-type="string">
            <text:p>knows_common|knows_athletics_6|knows_power_draw_4|knows_power_strike_3|knows_ironflesh_4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11]&lt;&gt;&quot;&quot;;[.B11]&lt;&gt;&quot;&quot;);CONCATENATE([Variables.$I$1];[Variables.$I$7];[.A11];[Variables.$I$7];[Variables.$I$6];[Variables.$I$7];[.B11];[Variables.$I$7];[Variables.$I$6];[Variables.$I$7];[.C11];[Variables.$I$7];[Variables.$I$6];[.D11];[Variables.$I$6];[.E11];[Variables.$I$6];[.F11];[Variables.$I$6];[.G11];[Variables.$I$6];[Variables.$I$1];[.H11];[.I11];[.K11];[.K11];[.L11];[.M11];[.N11];[Variables.$I$2];[Variables.$I$6];[.O11];[Variables.$I$6];[.P11];[Variables.$I$6];[.Q11];[Variables.$I$6];[.R11];[Variables.$I$6];[.S11];IF([.T11]&lt;&gt;&quot;&quot;;CONCATENATE([Variables.$I$6];[.T11]);&quot;&quot;);[Variables.$I$2];[Variables.$I$6]);IF([.A11]&lt;&gt;&quot;&quot;;CONCATENATE(&quot;#&quot;;[.A11]);&quot;&quot;))" office:value-type="string" office:string-value="[&quot;a5_woodmen_night_stalker&quot;,&quot;Night_Stalker_of_Mirkwood&quot;,&quot;Night_Stalkers_of_Mirkwood&quot;,tfg_ranged| tfg_gloves| tfg_armor| tfg_helm| tfg_boots,0,0,fac_beorn,[itm_north_leather_skullcap, itm_north_leather_skullcap_bad,itm_north_leather_skullcap_good, itm_north_skullcap,itm_woodman_padded_good_cloak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" calcext:value-type="string">
            <text:p>["a5_woodmen_night_stalker","Night_Stalker_of_Mirkwood","Night_Stalkers_of_Mirkwood",tfg_ranged| tfg_gloves| tfg_armor| tfg_helm| tfg_boots,0,0,fac_beorn,[itm_north_leather_skullcap, itm_north_leather_skullcap_bad,itm_north_leather_skullcap_good, itm_north_skullcap,itm_woodman_padded_good_cloak,itm_leather_boots,itm_leather_boots,itm_elven_bow,itm_arrows,itm_long_bearded_axe,itm_long_bearded_axe,itm_beorn_staff,],attr_tier_5,wp_archery(210)|wp_melee(150),knows_common|knows_athletics_6|knows_power_draw_4|knows_power_strike_3|knows_ironflesh_4,rohan_face_middle_1,rohan_face_old_2],</text:p>
          </table:table-cell>
          <table:table-cell table:number-columns-repeated="16363"/>
        </table:table-row>
        <table:table-row table:style-name="ro5">
          <table:table-cell table:style-name="ce6" table:number-columns-repeated="5"/>
          <table:table-cell table:style-name="ce6" table:formula="of:=[.F3]+[.F4]+[.F5]+[.F6]+[.F7]+[.F8]" office:value-type="float" office:value="0" calcext:value-type="float">
            <text:p>0</text:p>
          </table:table-cell>
          <table:table-cell table:style-name="ce6" table:number-columns-repeated="14"/>
          <table:table-cell table:style-name="ce42" table:formula="of:=IF(AND([.A12]&lt;&gt;&quot;&quot;;[.B12]&lt;&gt;&quot;&quot;);CONCATENATE([Variables.$I$1];[Variables.$I$7];[.A12];[Variables.$I$7];[Variables.$I$6];[Variables.$I$7];[.B12];[Variables.$I$7];[Variables.$I$6];[Variables.$I$7];[.C12];[Variables.$I$7];[Variables.$I$6];[.D12];[Variables.$I$6];[.E12];[Variables.$I$6];[.F12];[Variables.$I$6];[.G12];[Variables.$I$6];[Variables.$I$1];[.H12];[.I12];[.J12];[.K12];[.L12];[.M12];[.N12];[Variables.$I$2];[Variables.$I$6];[.O12];[Variables.$I$6];[.P12];[Variables.$I$6];[.Q12];[Variables.$I$6];[.R12];[Variables.$I$6];[.S12];IF([.T12]&lt;&gt;&quot;&quot;;CONCATENATE([Variables.$I$6];[.T12]);&quot;&quot;);[Variables.$I$2];[Variables.$I$6]);IF([.A12]&lt;&gt;&quot;&quot;;CONCATENATE(&quot;#&quot;;[.A12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Beornings</text:p>
          </table:table-cell>
          <table:table-cell table:style-name="ce6" table:number-columns-repeated="19"/>
          <table:table-cell table:style-name="ce6" table:formula="of:=IF(AND([.A13]&lt;&gt;&quot;&quot;;[.B13]&lt;&gt;&quot;&quot;);CONCATENATE([Variables.$I$1];[Variables.$I$7];[.A13];[Variables.$I$7];[Variables.$I$6];[Variables.$I$7];[.B13];[Variables.$I$7];[Variables.$I$6];[Variables.$I$7];[.C13];[Variables.$I$7];[Variables.$I$6];[.D13];[Variables.$I$6];[.E13];[Variables.$I$6];[.F13];[Variables.$I$6];[.G13];[Variables.$I$6];[Variables.$I$1];[.H13];[.I13];[.J13];[.K13];[.L13];[.M13];[.N13];[Variables.$I$2];[Variables.$I$6];[.O13];[Variables.$I$6];[.P13];[Variables.$I$6];[.Q13];[Variables.$I$6];[.R13];[Variables.$I$6];[.S13];IF([.T13]&lt;&gt;&quot;&quot;;CONCATENATE([Variables.$I$6];[.T13]);&quot;&quot;);[Variables.$I$2];[Variables.$I$6]);IF([.A13]&lt;&gt;&quot;&quot;;CONCATENATE(&quot;#&quot;;[.A13]);&quot;&quot;))" office:value-type="string" office:string-value="#Beornings" calcext:value-type="string">
            <text:p>#Beorning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beorning_man</text:p>
          </table:table-cell>
          <table:table-cell table:style-name="ce7" office:value-type="string" calcext:value-type="string">
            <text:p>Beorning_Man</text:p>
          </table:table-cell>
          <table:table-cell table:style-name="ce7" office:value-type="string" calcext:value-type="string">
            <text:p>Beorning_Men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beorn_tunic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staff,itm_beorn_axe,itm_dwarf_sword_b,</text:p>
          </table:table-cell>
          <table:table-cell table:style-name="ce11" table:number-columns-repeated="2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3|knows_power_strike_1|knows_athletics_3|knows_tracking_2|knows_pathfinding_1|knows_spotting_1|knows_surgery_1|knows_persuasion_1|knows_trade_1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4]&lt;&gt;&quot;&quot;;[.B14]&lt;&gt;&quot;&quot;);CONCATENATE([Variables.$I$1];[Variables.$I$7];[.A14];[Variables.$I$7];[Variables.$I$6];[Variables.$I$7];[.B14];[Variables.$I$7];[Variables.$I$6];[Variables.$I$7];[.C14];[Variables.$I$7];[Variables.$I$6];[.D14];[Variables.$I$6];[.E14];[Variables.$I$6];[.F14];[Variables.$I$6];[.G14];[Variables.$I$6];[Variables.$I$1];[.H14];[.I14];[.J14];[.K14];[.L14];[.M14];[.N14];[Variables.$I$2];[Variables.$I$6];[.O14];[Variables.$I$6];[.P14];[Variables.$I$6];[.Q14];[Variables.$I$6];[.R14];[Variables.$I$6];[.S14];IF([.T14]&lt;&gt;&quot;&quot;;CONCATENATE([Variables.$I$6];[.T14]);&quot;&quot;);[Variables.$I$2];[Variables.$I$6]);IF([.A14]&lt;&gt;&quot;&quot;;CONCATENATE(&quot;#&quot;;[.A14]);&quot;&quot;))" office:value-type="string" office:string-value="[&quot;i1_beorning_man&quot;,&quot;Beorning_Man&quot;,&quot;Beorning_Men&quot;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" calcext:value-type="string">
            <text:p>["i1_beorning_man","Beorning_Man","Beorning_Men",tfg_armor,0,0,fac_beorn,[itm_gondor_ranger_hood,itm_beorn_tunic_bad,itm_furry_boots,itm_beorn_staff,itm_beorn_axe,itm_dwarf_sword_b,],attr_tier_1,wp_tier_1,knows_common|knows_ironflesh_3|knows_power_strike_1|knows_athletics_3|knows_tracking_2|knows_pathfinding_1|knows_spotting_1|knows_surgery_1|knows_persuasion_1|knows_trade_1,beorn_face1,beorn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beorning_warrior</text:p>
          </table:table-cell>
          <table:table-cell table:style-name="ce7" office:value-type="string" calcext:value-type="string">
            <text:p>Beorning_Warrior</text:p>
          </table:table-cell>
          <table:table-cell table:style-name="ce7" office:value-type="string" calcext:value-type="string">
            <text:p>Beorning_Warrio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gondor_ranger_hood,</text:p>
          </table:table-cell>
          <table:table-cell table:style-name="ce11" office:value-type="string" calcext:value-type="string">
            <text:p>itm_beorn_tunic,itm_beorn_padded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axe,itm_dwarf_sword_b,</text:p>
          </table:table-cell>
          <table:table-cell table:style-name="ce11" office:value-type="string" calcext:value-type="string">
            <text:p>itm_beorn_shield,itm_north_round_shield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3|knows_power_strike_2|knows_athletics_4|knows_tracking_2|knows_pathfinding_1|knows_spotting_1|knows_surgery_1|knows_persuasion_1|knows_trade_1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5]&lt;&gt;&quot;&quot;;[.B15]&lt;&gt;&quot;&quot;);CONCATENATE([Variables.$I$1];[Variables.$I$7];[.A15];[Variables.$I$7];[Variables.$I$6];[Variables.$I$7];[.B15];[Variables.$I$7];[Variables.$I$6];[Variables.$I$7];[.C15];[Variables.$I$7];[Variables.$I$6];[.D15];[Variables.$I$6];[.E15];[Variables.$I$6];[.F15];[Variables.$I$6];[.G15];[Variables.$I$6];[Variables.$I$1];[.H15];[.I15];[.J15];[.K15];[.L15];[.M15];[.N15];[Variables.$I$2];[Variables.$I$6];[.O15];[Variables.$I$6];[.P15];[Variables.$I$6];[.Q15];[Variables.$I$6];[.R15];[Variables.$I$6];[.S15];IF([.T15]&lt;&gt;&quot;&quot;;CONCATENATE([Variables.$I$6];[.T15]);&quot;&quot;);[Variables.$I$2];[Variables.$I$6]);IF([.A15]&lt;&gt;&quot;&quot;;CONCATENATE(&quot;#&quot;;[.A15]);&quot;&quot;))" office:value-type="string" office:string-value="[&quot;i2_beorning_warrior&quot;,&quot;Beorning_Warrior&quot;,&quot;Beorning_Warriors&quot;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" calcext:value-type="string">
            <text:p>["i2_beorning_warrior","Beorning_Warrior","Beorning_Warriors",tfg_armor| tfg_boots,0,0,fac_beorn,[itm_north_skullcap,itm_gondor_ranger_hood,itm_beorn_tunic,itm_beorn_padded_bad,itm_furry_boots,itm_beorn_axe,itm_dwarf_sword_b,itm_beorn_shield,itm_north_round_shield,],attr_tier_2,wp_tier_2,knows_common|knows_ironflesh_3|knows_power_strike_2|knows_athletics_4|knows_tracking_2|knows_pathfinding_1|knows_spotting_1|knows_surgery_1|knows_persuasion_1|knows_trade_1,beorn_face1,beorn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beorning_tolltacker</text:p>
          </table:table-cell>
          <table:table-cell table:style-name="ce7" office:value-type="string" calcext:value-type="string">
            <text:p>Beorning_Toll-Taker</text:p>
          </table:table-cell>
          <table:table-cell table:style-name="ce7" office:value-type="string" calcext:value-type="string">
            <text:p>Beorning_Toll-Takers</text:p>
          </table:table-cell>
          <table:table-cell table:style-name="ce8" office:value-type="string" calcext:value-type="string">
            <text:p>tfg_armor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_light,</text:p>
          </table:table-cell>
          <table:table-cell table:style-name="ce11" office:value-type="string" calcext:value-type="string">
            <text:p>itm_beorn_padded, itm_beorn_heavy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dwarf_sword_b,</text:p>
          </table:table-cell>
          <table:table-cell table:style-name="ce11" office:value-type="string" calcext:value-type="string">
            <text:p>itm_beorn_shield,itm_north_round_shield,itm_rohirrim_throwing_axe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power_strike_3|knows_ironflesh_4|knows_power_throw_2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6]&lt;&gt;&quot;&quot;;[.B16]&lt;&gt;&quot;&quot;);CONCATENATE([Variables.$I$1];[Variables.$I$7];[.A16];[Variables.$I$7];[Variables.$I$6];[Variables.$I$7];[.B16];[Variables.$I$7];[Variables.$I$6];[Variables.$I$7];[.C16];[Variables.$I$7];[Variables.$I$6];[.D16];[Variables.$I$6];[.E16];[Variables.$I$6];[.F16];[Variables.$I$6];[.G16];[Variables.$I$6];[Variables.$I$1];[.H16];[.I16];[.J16];[.K16];[.L16];[.M16];[.N16];[Variables.$I$2];[Variables.$I$6];[.O16];[Variables.$I$6];[.P16];[Variables.$I$6];[.Q16];[Variables.$I$6];[.R16];[Variables.$I$6];[.S16];IF([.T16]&lt;&gt;&quot;&quot;;CONCATENATE([Variables.$I$6];[.T16]);&quot;&quot;);[Variables.$I$2];[Variables.$I$6]);IF([.A16]&lt;&gt;&quot;&quot;;CONCATENATE(&quot;#&quot;;[.A16]);&quot;&quot;))" office:value-type="string" office:string-value="[&quot;i3_beorning_tolltacker&quot;,&quot;Beorning_Toll-Taker&quot;,&quot;Beorning_Toll-Takers&quot;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" calcext:value-type="string">
            <text:p>["i3_beorning_tolltacker","Beorning_Toll-Taker","Beorning_Toll-Takers",tfg_armor| tfg_boots|tfg_shield,0,0,fac_beorn,[itm_north_skullcap,itm_beorn_helmet_light,itm_beorn_padded, itm_beorn_heavy_bad,itm_furry_boots,itm_dwarf_sword_b,itm_beorn_shield,itm_north_round_shield,itm_rohirrim_throwing_axe,],attr_tier_3,wp_tier_3,knows_common|knows_athletics_4|knows_power_strike_3|knows_ironflesh_4|knows_power_throw_2,beorn_face1,beorn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beorning_sentinel</text:p>
          </table:table-cell>
          <table:table-cell table:style-name="ce7" office:value-type="string" calcext:value-type="string">
            <text:p>Beorning_Sentinel</text:p>
          </table:table-cell>
          <table:table-cell table:style-name="ce7" office:value-type="string" calcext:value-type="string">
            <text:p>Beorning_Sentinel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_light,</text:p>
          </table:table-cell>
          <table:table-cell table:style-name="ce11" office:value-type="string" calcext:value-type="string">
            <text:p>itm_beorn_heavy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dwarf_sword_b,itm_dale_sword,</text:p>
          </table:table-cell>
          <table:table-cell table:style-name="ce11" office:value-type="string" calcext:value-type="string">
            <text:p>itm_beorn_shield,itm_beorn_shield_good,itm_rohirrim_throwing_axe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3|knows_ironflesh_5|knows_shield_3|knows_power_throw_2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7]&lt;&gt;&quot;&quot;;[.B17]&lt;&gt;&quot;&quot;);CONCATENATE([Variables.$I$1];[Variables.$I$7];[.A17];[Variables.$I$7];[Variables.$I$6];[Variables.$I$7];[.B17];[Variables.$I$7];[Variables.$I$6];[Variables.$I$7];[.C17];[Variables.$I$7];[Variables.$I$6];[.D17];[Variables.$I$6];[.E17];[Variables.$I$6];[.F17];[Variables.$I$6];[.G17];[Variables.$I$6];[Variables.$I$1];[.H17];[.I17];[.J17];[.K17];[.L17];[.M17];[.N17];[Variables.$I$2];[Variables.$I$6];[.O17];[Variables.$I$6];[.P17];[Variables.$I$6];[.Q17];[Variables.$I$6];[.R17];[Variables.$I$6];[.S17];IF([.T17]&lt;&gt;&quot;&quot;;CONCATENATE([Variables.$I$6];[.T17]);&quot;&quot;);[Variables.$I$2];[Variables.$I$6]);IF([.A17]&lt;&gt;&quot;&quot;;CONCATENATE(&quot;#&quot;;[.A17]);&quot;&quot;))" office:value-type="string" office:string-value="[&quot;i4_beorning_sentinel&quot;,&quot;Beorning_Sentinel&quot;,&quot;Beorning_Sentinels&quot;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" calcext:value-type="string">
            <text:p>["i4_beorning_sentinel","Beorning_Sentinel","Beorning_Sentinels",tfg_shield| tfg_armor| tfg_helm| tfg_boots,0,0,fac_beorn,[itm_north_skullcap,itm_beorn_helmet_light,itm_beorn_heavy,itm_leather_boots,itm_dwarf_sword_b,itm_dale_sword,itm_beorn_shield,itm_beorn_shield_good,itm_rohirrim_throwing_axe,],attr_tier_4,wp_tier_4,knows_common|knows_athletics_4|knows_power_strike_3|knows_ironflesh_5|knows_shield_3|knows_power_throw_2,beorn_face1,beorn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beorning_warden_of_the_ford</text:p>
          </table:table-cell>
          <table:table-cell table:style-name="ce7" office:value-type="string" calcext:value-type="string">
            <text:p>Beorning_Warden_of_the_Ford</text:p>
          </table:table-cell>
          <table:table-cell table:style-name="ce7" office:value-type="string" calcext:value-type="string">
            <text:p>Beorning_Wardens_of_the_Ford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,</text:p>
          </table:table-cell>
          <table:table-cell table:style-name="ce11" office:value-type="string" calcext:value-type="string">
            <text:p>itm_beorn_heavy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dwarf_sword_a,itm_dwarf_sword_b,itm_dale_sword,itm_dale_sword_long,</text:p>
          </table:table-cell>
          <table:table-cell table:style-name="ce11" office:value-type="string" calcext:value-type="string">
            <text:p>itm_beorn_shield_good,itm_rohirrim_throwing_axe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3|knows_ironflesh_6|knows_shield_5|knows_power_throw_3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8]&lt;&gt;&quot;&quot;;[.B18]&lt;&gt;&quot;&quot;);CONCATENATE([Variables.$I$1];[Variables.$I$7];[.A18];[Variables.$I$7];[Variables.$I$6];[Variables.$I$7];[.B18];[Variables.$I$7];[Variables.$I$6];[Variables.$I$7];[.C18];[Variables.$I$7];[Variables.$I$6];[.D18];[Variables.$I$6];[.E18];[Variables.$I$6];[.F18];[Variables.$I$6];[.G18];[Variables.$I$6];[Variables.$I$1];[.H18];[.I18];[.J18];[.K18];[.L18];[.M18];[.N18];[Variables.$I$2];[Variables.$I$6];[.O18];[Variables.$I$6];[.P18];[Variables.$I$6];[.Q18];[Variables.$I$6];[.R18];[Variables.$I$6];[.S18];IF([.T18]&lt;&gt;&quot;&quot;;CONCATENATE([Variables.$I$6];[.T18]);&quot;&quot;);[Variables.$I$2];[Variables.$I$6]);IF([.A18]&lt;&gt;&quot;&quot;;CONCATENATE(&quot;#&quot;;[.A18]);&quot;&quot;))" office:value-type="string" office:string-value="[&quot;i5_beorning_warden_of_the_ford&quot;,&quot;Beorning_Warden_of_the_Ford&quot;,&quot;Beorning_Wardens_of_the_Ford&quot;,tfg_gloves| tfg_shield| tfg_armor| tfg_helm| tfg_boots,0,0,fac_beorn,[itm_north_skullcap,itm_beorn_helmet,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" calcext:value-type="string">
            <text:p>["i5_beorning_warden_of_the_ford","Beorning_Warden_of_the_Ford","Beorning_Wardens_of_the_Ford",tfg_gloves| tfg_shield| tfg_armor| tfg_helm| tfg_boots,0,0,fac_beorn,[itm_north_skullcap,itm_beorn_helmet,itm_beorn_heavy_good,itm_leather_gloves,itm_leather_boots,itm_dwarf_sword_a,itm_dwarf_sword_b,itm_dale_sword,itm_dale_sword_long,itm_beorn_shield_good,itm_rohirrim_throwing_axe,],attr_tier_5,wp_tier_5,knows_common|knows_athletics_5|knows_power_strike_3|knows_ironflesh_6|knows_shield_5|knows_power_throw_3,beorn_face1,beorn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beorning_carrock_lookout</text:p>
          </table:table-cell>
          <table:table-cell table:style-name="ce7" office:value-type="string" calcext:value-type="string">
            <text:p>Beorning_Carrock_Lookout</text:p>
          </table:table-cell>
          <table:table-cell table:style-name="ce7" office:value-type="string" calcext:value-type="string">
            <text:p>Beorning_Carrock_Lookout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skullcap,itm_beorn_helmet_light,</text:p>
          </table:table-cell>
          <table:table-cell table:style-name="ce11" office:value-type="string" calcext:value-type="string">
            <text:p>itm_beorn_tunic_good,itm_beorn_padded_bad,itm_beorn_berserk_ba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axe,</text:p>
          </table:table-cell>
          <table:table-cell table:style-name="ce11" office:value-type="string" calcext:value-type="string">
            <text:p>itm_javelin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6|knows_power_strike_4|knows_ironflesh_6|knows_power_throw_2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19]&lt;&gt;&quot;&quot;;[.B19]&lt;&gt;&quot;&quot;);CONCATENATE([Variables.$I$1];[Variables.$I$7];[.A19];[Variables.$I$7];[Variables.$I$6];[Variables.$I$7];[.B19];[Variables.$I$7];[Variables.$I$6];[Variables.$I$7];[.C19];[Variables.$I$7];[Variables.$I$6];[.D19];[Variables.$I$6];[.E19];[Variables.$I$6];[.F19];[Variables.$I$6];[.G19];[Variables.$I$6];[Variables.$I$1];[.H19];[.I19];[.J19];[.K19];[.L19];[.M19];[.N19];[Variables.$I$2];[Variables.$I$6];[.O19];[Variables.$I$6];[.P19];[Variables.$I$6];[.Q19];[Variables.$I$6];[.R19];[Variables.$I$6];[.S19];IF([.T19]&lt;&gt;&quot;&quot;;CONCATENATE([Variables.$I$6];[.T19]);&quot;&quot;);[Variables.$I$2];[Variables.$I$6]);IF([.A19]&lt;&gt;&quot;&quot;;CONCATENATE(&quot;#&quot;;[.A19]);&quot;&quot;))" office:value-type="string" office:string-value="[&quot;i3_beorning_carrock_lookout&quot;,&quot;Beorning_Carrock_Lookout&quot;,&quot;Beorning_Carrock_Lookouts&quot;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" calcext:value-type="string">
            <text:p>["i3_beorning_carrock_lookout","Beorning_Carrock_Lookout","Beorning_Carrock_Lookouts",tfg_armor| tfg_boots,0,0,fac_beorn,[itm_north_skullcap,itm_beorn_helmet_light,itm_beorn_tunic_good,itm_beorn_padded_bad,itm_beorn_berserk_bad,itm_furry_boots,itm_beorn_axe,itm_javelin,],attr_tier_3,wp_tier_3,knows_common|knows_athletics_6|knows_power_strike_4|knows_ironflesh_6|knows_power_throw_2,beorn_face1,beorn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beorning_carrock_fighter</text:p>
          </table:table-cell>
          <table:table-cell table:style-name="ce7" office:value-type="string" calcext:value-type="string">
            <text:p>Beorning_Carrock_Fighter</text:p>
          </table:table-cell>
          <table:table-cell table:style-name="ce7" office:value-type="string" calcext:value-type="string">
            <text:p>Beorning_Carrock_Fighters</text:p>
          </table:table-cell>
          <table:table-cell table:style-name="ce8" office:value-type="string" calcext:value-type="string">
            <text:p>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itm_beorn_helmet_light,</text:p>
          </table:table-cell>
          <table:table-cell table:style-name="ce11" office:value-type="string" calcext:value-type="string">
            <text:p>itm_beorn_padded, itm_beorn_berserk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axe,itm_beorn_battle_axe,</text:p>
          </table:table-cell>
          <table:table-cell table:style-name="ce11" office:value-type="string" calcext:value-type="string">
            <text:p>itm_javelin,itm_javelin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7|knows_power_strike_5|knows_ironflesh_7|knows_power_throw_4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20]&lt;&gt;&quot;&quot;;[.B20]&lt;&gt;&quot;&quot;);CONCATENATE([Variables.$I$1];[Variables.$I$7];[.A20];[Variables.$I$7];[Variables.$I$6];[Variables.$I$7];[.B20];[Variables.$I$7];[Variables.$I$6];[Variables.$I$7];[.C20];[Variables.$I$7];[Variables.$I$6];[.D20];[Variables.$I$6];[.E20];[Variables.$I$6];[.F20];[Variables.$I$6];[.G20];[Variables.$I$6];[Variables.$I$1];[.H20];[.I20];[.J20];[.K20];[.L20];[.M20];[.N20];[Variables.$I$2];[Variables.$I$6];[.O20];[Variables.$I$6];[.P20];[Variables.$I$6];[.Q20];[Variables.$I$6];[.R20];[Variables.$I$6];[.S20];IF([.T20]&lt;&gt;&quot;&quot;;CONCATENATE([Variables.$I$6];[.T20]);&quot;&quot;);[Variables.$I$2];[Variables.$I$6]);IF([.A20]&lt;&gt;&quot;&quot;;CONCATENATE(&quot;#&quot;;[.A20]);&quot;&quot;))" office:value-type="string" office:string-value="[&quot;i4_beorning_carrock_fighter&quot;,&quot;Beorning_Carrock_Fighter&quot;,&quot;Beorning_Carrock_Fighters&quot;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" calcext:value-type="string">
            <text:p>["i4_beorning_carrock_fighter","Beorning_Carrock_Fighter","Beorning_Carrock_Fighters",tfg_shield| tfg_armor| tfg_helm| tfg_boots,0,0,fac_beorn,[itm_beorn_helmet,itm_beorn_helmet_light,itm_beorn_padded, itm_beorn_berserk,itm_furry_boots,itm_beorn_axe,itm_beorn_battle_axe,itm_javelin,itm_javelin,],attr_tier_4,wp_tier_4,knows_common|knows_athletics_7|knows_power_strike_5|knows_ironflesh_7|knows_power_throw_4,beorn_face1,beorn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beorning_carrock_berserker</text:p>
          </table:table-cell>
          <table:table-cell table:style-name="ce7" office:value-type="string" calcext:value-type="string">
            <text:p>Beorning_Carrock_Berserker</text:p>
          </table:table-cell>
          <table:table-cell table:style-name="ce7" office:value-type="string" calcext:value-type="string">
            <text:p>Beorning_Carrock_Berserkers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</text:p>
          </table:table-cell>
          <table:table-cell table:style-name="ce11" office:value-type="string" calcext:value-type="string">
            <text:p>itm_beorn_padded_good,itm_beorn_berserk_goo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beorn_battle_axe,</text:p>
          </table:table-cell>
          <table:table-cell table:style-name="ce11" office:value-type="string" calcext:value-type="string">
            <text:p>itm_javelin,itm_javelin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8|knows_power_strike_7|knows_ironflesh_9|knows_power_throw_6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21]&lt;&gt;&quot;&quot;;[.B21]&lt;&gt;&quot;&quot;);CONCATENATE([Variables.$I$1];[Variables.$I$7];[.A21];[Variables.$I$7];[Variables.$I$6];[Variables.$I$7];[.B21];[Variables.$I$7];[Variables.$I$6];[Variables.$I$7];[.C21];[Variables.$I$7];[Variables.$I$6];[.D21];[Variables.$I$6];[.E21];[Variables.$I$6];[.F21];[Variables.$I$6];[.G21];[Variables.$I$6];[Variables.$I$1];[.H21];[.I21];[.J21];[.K21];[.L21];[.M21];[.N21];[Variables.$I$2];[Variables.$I$6];[.O21];[Variables.$I$6];[.P21];[Variables.$I$6];[.Q21];[Variables.$I$6];[.R21];[Variables.$I$6];[.S21];IF([.T21]&lt;&gt;&quot;&quot;;CONCATENATE([Variables.$I$6];[.T21]);&quot;&quot;);[Variables.$I$2];[Variables.$I$6]);IF([.A21]&lt;&gt;&quot;&quot;;CONCATENATE(&quot;#&quot;;[.A21]);&quot;&quot;))" office:value-type="string" office:string-value="[&quot;i5_beorning_carrock_berserker&quot;,&quot;Beorning_Carrock_Berserker&quot;,&quot;Beorning_Carrock_Berserkers&quot;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" calcext:value-type="string">
            <text:p>["i5_beorning_carrock_berserker","Beorning_Carrock_Berserker","Beorning_Carrock_Berserkers",tfg_gloves| tfg_armor| tfg_helm| tfg_boots,0,0,fac_beorn,[itm_beorn_helmet,itm_beorn_padded_good,itm_beorn_berserk_good,itm_furry_boots,itm_beorn_battle_axe,itm_javelin,itm_javelin,],attr_tier_5,wp_tier_6,knows_common|knows_athletics_8|knows_power_strike_7|knows_ironflesh_9|knows_power_throw_6,beorn_face1,beorn_face2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new troop at end of file</text:p>
          </table:table-cell>
          <table:table-cell table:style-name="ce6" table:number-columns-repeated="19"/>
          <table:table-cell table:style-name="ce6" table:formula="of:=IF(AND([.A22]&lt;&gt;&quot;&quot;;[.B22]&lt;&gt;&quot;&quot;);CONCATENATE([Variables.$I$1];[Variables.$I$7];[.A22];[Variables.$I$7];[Variables.$I$6];[Variables.$I$7];[.B22];[Variables.$I$7];[Variables.$I$6];[Variables.$I$7];[.C22];[Variables.$I$7];[Variables.$I$6];[.D22];[Variables.$I$6];[.E22];[Variables.$I$6];[.F22];[Variables.$I$6];[.G22];[Variables.$I$6];[Variables.$I$1];[.H22];[.I22];[.J22];[.K22];[.L22];[.M22];[.N22];[Variables.$I$2];[Variables.$I$6];[.O22];[Variables.$I$6];[.P22];[Variables.$I$6];[.Q22];[Variables.$I$6];[.R22];[Variables.$I$6];[.S22];IF([.T22]&lt;&gt;&quot;&quot;;CONCATENATE([Variables.$I$6];[.T22]);&quot;&quot;);[Variables.$I$2];[Variables.$I$6]);IF([.A22]&lt;&gt;&quot;&quot;;CONCATENATE(&quot;#&quot;;[.A22]);&quot;&quot;))" office:value-type="string" office:string-value="#new troop at end of file" calcext:value-type="string">
            <text:p>#new troop at end of file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beorning_bear_warrior</text:p>
          </table:table-cell>
          <table:table-cell table:style-name="ce7" office:value-type="string" calcext:value-type="string">
            <text:p>Bear_Warrior</text:p>
          </table:table-cell>
          <table:table-cell table:style-name="ce7" office:value-type="string" calcext:value-type="string">
            <text:p>Bear_Warrior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</text:p>
          </table:table-cell>
          <table:table-cell table:style-name="ce11" office:value-type="string" calcext:value-type="string">
            <text:p>itm_beorn_chief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eather_boots, itm_leather_boots_dark,itm_splinted_greaves,</text:p>
          </table:table-cell>
          <table:table-cell table:style-name="ce11" office:value-type="string" calcext:value-type="string">
            <text:p>itm_beorn_axe_reward,</text:p>
          </table:table-cell>
          <table:table-cell table:style-name="ce11" office:value-type="string" calcext:value-type="string">
            <text:p>itm_beorn_shield_reward,itm_rohirrim_throwing_axe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4|knows_ironflesh_8|knows_shield_7|knows_power_throw_4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6" table:formula="of:=IF(AND([.A23]&lt;&gt;&quot;&quot;;[.B23]&lt;&gt;&quot;&quot;);CONCATENATE([Variables.$I$1];[Variables.$I$7];[.A23];[Variables.$I$7];[Variables.$I$6];[Variables.$I$7];[.B23];[Variables.$I$7];[Variables.$I$6];[Variables.$I$7];[.C23];[Variables.$I$7];[Variables.$I$6];[.D23];[Variables.$I$6];[.E23];[Variables.$I$6];[.F23];[Variables.$I$6];[.G23];[Variables.$I$6];[Variables.$I$1];[.H23];[.I23];[.J23];[.K23];[.L23];[.M23];[.N23];[Variables.$I$2];[Variables.$I$6];[.O23];[Variables.$I$6];[.P23];[Variables.$I$6];[.Q23];[Variables.$I$6];[.R23];[Variables.$I$6];[.S23];IF([.T23]&lt;&gt;&quot;&quot;;CONCATENATE([Variables.$I$6];[.T23]);&quot;&quot;);[Variables.$I$2];[Variables.$I$6]);IF([.A23]&lt;&gt;&quot;&quot;;CONCATENATE(&quot;#&quot;;[.A23]);&quot;&quot;))" office:value-type="string" office:string-value="[&quot;i6_beorning_bear_warrior&quot;,&quot;Bear_Warrior&quot;,&quot;Bear_Warriors&quot;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" calcext:value-type="string">
            <text:p>["i6_beorning_bear_warrior","Bear_Warrior","Bear_Warriors",tfg_gloves| tfg_shield| tfg_armor| tfg_helm| tfg_boots,0,0,fac_beorn,[itm_beorn_helmet,itm_beorn_chief,itm_leather_gloves_good,itm_leather_boots, itm_leather_boots_dark,itm_splinted_greaves,itm_beorn_axe_reward,itm_beorn_shield_reward,itm_rohirrim_throwing_axe,],attr_evil_tier_6,wp_tier_6,knows_common|knows_athletics_5|knows_power_strike_4|knows_ironflesh_8|knows_shield_7|knows_power_throw_4,beorn_face1,beorn_face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24]&lt;&gt;&quot;&quot;;[.B24]&lt;&gt;&quot;&quot;);CONCATENATE([Variables.$I$1];[Variables.$I$7];[.A24];[Variables.$I$7];[Variables.$I$6];[Variables.$I$7];[.B24];[Variables.$I$7];[Variables.$I$6];[Variables.$I$7];[.C24];[Variables.$I$7];[Variables.$I$6];[.D24];[Variables.$I$6];[.E24];[Variables.$I$6];[.F24];[Variables.$I$6];[.G24];[Variables.$I$6];[Variables.$I$1];[.H24];[.I24];[.J24];[.K24];[.L24];[.M24];[.N24];[Variables.$I$2];[Variables.$I$6];[.O24];[Variables.$I$6];[.P24];[Variables.$I$6];[.Q24];[Variables.$I$6];[.R24];[Variables.$I$6];[.S24];IF([.T24]&lt;&gt;&quot;&quot;;CONCATENATE([Variables.$I$6];[.T24]);&quot;&quot;);[Variables.$I$2];[Variables.$I$6]);IF([.A24]&lt;&gt;&quot;&quot;;CONCATENATE(&quot;#&quot;;[.A24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Dale</text:p>
          </table:table-cell>
          <table:table-cell table:style-name="ce6" table:number-columns-repeated="19"/>
          <table:table-cell table:style-name="ce6" table:formula="of:=IF(AND([.A25]&lt;&gt;&quot;&quot;;[.B25]&lt;&gt;&quot;&quot;);CONCATENATE([Variables.$I$1];[Variables.$I$7];[.A25];[Variables.$I$7];[Variables.$I$6];[Variables.$I$7];[.B25];[Variables.$I$7];[Variables.$I$6];[Variables.$I$7];[.C25];[Variables.$I$7];[Variables.$I$6];[.D25];[Variables.$I$6];[.E25];[Variables.$I$6];[.F25];[Variables.$I$6];[.G25];[Variables.$I$6];[Variables.$I$1];[.H25];[.I25];[.J25];[.K25];[.L25];[.M25];[.N25];[Variables.$I$2];[Variables.$I$6];[.O25];[Variables.$I$6];[.P25];[Variables.$I$6];[.Q25];[Variables.$I$6];[.R25];[Variables.$I$6];[.S25];IF([.T25]&lt;&gt;&quot;&quot;;CONCATENATE([Variables.$I$6];[.T25]);&quot;&quot;);[Variables.$I$2];[Variables.$I$6]);IF([.A25]&lt;&gt;&quot;&quot;;CONCATENATE(&quot;#&quot;;[.A25]);&quot;&quot;))" office:value-type="string" office:string-value="#Dale" calcext:value-type="string">
            <text:p>#Dale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dale_militia</text:p>
          </table:table-cell>
          <table:table-cell table:style-name="ce7" office:value-type="string" calcext:value-type="string">
            <text:p>Dale_Militiaman</text:p>
          </table:table-cell>
          <table:table-cell table:style-name="ce7" office:value-type="string" calcext:value-type="string">
            <text:p>Dale_Militia</text:p>
          </table:table-cell>
          <table:table-cell table:style-name="ce8" office:value-type="string" calcext:value-type="string">
            <text:p>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bad,itm_hood_grey_bad,itm_mail_coif,</text:p>
          </table:table-cell>
          <table:table-cell table:style-name="ce11" office:value-type="string" calcext:value-type="string">
            <text:p>itm_north_leather,itm_dale_light_a_bad,</text:p>
          </table:table-cell>
          <table:table-cell table:style-name="ce11"/>
          <table:table-cell table:style-name="ce11" office:value-type="string" calcext:value-type="string">
            <text:p>itm_rohan_shoes,</text:p>
          </table:table-cell>
          <table:table-cell table:style-name="ce11" office:value-type="string" calcext:value-type="string">
            <text:p>itm_dale_pike, itm_dale_sword, itm_arrows,itm_short_bow,itm_axe_a,</text:p>
          </table:table-cell>
          <table:table-cell table:style-name="ce11" office:value-type="string" calcext:value-type="string">
            <text:p>itm_north_round_shield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draw_2|knows_shield_1|knows_looting_1|knows_trainer_1|knows_tactics_1|knows_spotting_1|knows_inventory_management_1|knows_wound_treatment_1|knows_prisoner_management_1|knows_trade_2</text:p>
          </table:table-cell>
          <table:table-cell table:style-name="ce14" office:value-type="string" calcext:value-type="string">
            <text:p>swadian_face_younger_1</text:p>
          </table:table-cell>
          <table:table-cell table:style-name="ce14" office:value-type="string" calcext:value-type="string">
            <text:p>swadian_face_middle_2</text:p>
          </table:table-cell>
          <table:table-cell table:style-name="ce15"/>
          <table:table-cell table:style-name="ce6" table:formula="of:=IF(AND([.A26]&lt;&gt;&quot;&quot;;[.B26]&lt;&gt;&quot;&quot;);CONCATENATE([Variables.$I$1];[Variables.$I$7];[.A26];[Variables.$I$7];[Variables.$I$6];[Variables.$I$7];[.B26];[Variables.$I$7];[Variables.$I$6];[Variables.$I$7];[.C26];[Variables.$I$7];[Variables.$I$6];[.D26];[Variables.$I$6];[.E26];[Variables.$I$6];[.F26];[Variables.$I$6];[.G26];[Variables.$I$6];[Variables.$I$1];[.H26];[.I26];[.J26];[.K26];[.L26];[.M26];[.N26];[Variables.$I$2];[Variables.$I$6];[.O26];[Variables.$I$6];[.P26];[Variables.$I$6];[.Q26];[Variables.$I$6];[.R26];[Variables.$I$6];[.S26];IF([.T26]&lt;&gt;&quot;&quot;;CONCATENATE([Variables.$I$6];[.T26]);&quot;&quot;);[Variables.$I$2];[Variables.$I$6]);IF([.A26]&lt;&gt;&quot;&quot;;CONCATENATE(&quot;#&quot;;[.A26]);&quot;&quot;))" office:value-type="string" office:string-value="[&quot;i1_dale_militia&quot;,&quot;Dale_Militiaman&quot;,&quot;Dale_Militia&quot;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" calcext:value-type="string">
            <text:p>["i1_dale_militia","Dale_Militiaman","Dale_Militia",tfg_boots| tfg_armor,0,0,fac_dale,[itm_north_leather_skullcap, itm_north_leather_skullcap_bad,itm_hood_grey_bad,itm_mail_coif,itm_north_leather,itm_dale_light_a_bad,itm_rohan_shoes,itm_dale_pike, itm_dale_sword, itm_arrows,itm_short_bow,itm_axe_a,itm_north_round_shield,],attr_tier_1,wp_tier_1,knows_common|knows_ironflesh_1|knows_power_draw_2|knows_shield_1|knows_looting_1|knows_trainer_1|knows_tactics_1|knows_spotting_1|knows_inventory_management_1|knows_wound_treatment_1|knows_prisoner_management_1|knows_trade_2,swadian_face_younger_1,swadian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dale_man_at_arms</text:p>
          </table:table-cell>
          <table:table-cell table:style-name="ce7" office:value-type="string" calcext:value-type="string">
            <text:p>Dale_Man-at-Arms</text:p>
          </table:table-cell>
          <table:table-cell table:style-name="ce7" office:value-type="string" calcext:value-type="string">
            <text:p>Dale_Men-at-Arm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good, itm_north_skullcap, itm_north_skullcap_good, itm_dale_helmet_a,itm_mail_coif,</text:p>
          </table:table-cell>
          <table:table-cell table:style-name="ce11" office:value-type="string" calcext:value-type="string">
            <text:p>itm_dale_light_a, itm_dale_light_a_good, itm_dale_med_b_bad,itm_dale_med_d_ba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dale_sword,itm_dale_pike, itm_axe_a, itm_axe_b, itm_axe_c,</text:p>
          </table:table-cell>
          <table:table-cell table:style-name="ce11" office:value-type="string" calcext:value-type="string">
            <text:p>itm_north_round_shield, itm_dale_shield_c, itm_dale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strike_1|knows_power_draw_2|knows_shield_2|knows_looting_1|knows_trainer_1|knows_tactics_1|knows_spotting_1|knows_inventory_management_1|knows_wound_treatment_1|knows_prisoner_management_1|knows_trade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middle_2</text:p>
          </table:table-cell>
          <table:table-cell table:style-name="ce15"/>
          <table:table-cell table:style-name="ce6" table:formula="of:=IF(AND([.A27]&lt;&gt;&quot;&quot;;[.B27]&lt;&gt;&quot;&quot;);CONCATENATE([Variables.$I$1];[Variables.$I$7];[.A27];[Variables.$I$7];[Variables.$I$6];[Variables.$I$7];[.B27];[Variables.$I$7];[Variables.$I$6];[Variables.$I$7];[.C27];[Variables.$I$7];[Variables.$I$6];[.D27];[Variables.$I$6];[.E27];[Variables.$I$6];[.F27];[Variables.$I$6];[.G27];[Variables.$I$6];[Variables.$I$1];[.H27];[.I27];[.J27];[.K27];[.L27];[.M27];[.N27];[Variables.$I$2];[Variables.$I$6];[.O27];[Variables.$I$6];[.P27];[Variables.$I$6];[.Q27];[Variables.$I$6];[.R27];[Variables.$I$6];[.S27];IF([.T27]&lt;&gt;&quot;&quot;;CONCATENATE([Variables.$I$6];[.T27]);&quot;&quot;);[Variables.$I$2];[Variables.$I$6]);IF([.A27]&lt;&gt;&quot;&quot;;CONCATENATE(&quot;#&quot;;[.A27]);&quot;&quot;))" office:value-type="string" office:string-value="[&quot;i2_dale_man_at_arms&quot;,&quot;Dale_Man-at-Arms&quot;,&quot;Dale_Men-at-Arms&quot;,tfg_shield| tfg_boots| tfg_armor| tfg_helm,0,0,fac_dale,[itm_north_leather_skullcap, itm_north_leather_skullcap_good, itm_north_skullcap, itm_north_skullcap_good, itm_dale_helmet_a,itm_mail_coif,itm_dale_light_a, itm_dale_light_a_good, itm_dale_med_b_bad,itm_dale_med_d_bad,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" calcext:value-type="string">
            <text:p>["i2_dale_man_at_arms","Dale_Man-at-Arms","Dale_Men-at-Arms",tfg_shield| tfg_boots| tfg_armor| tfg_helm,0,0,fac_dale,[itm_north_leather_skullcap, itm_north_leather_skullcap_good, itm_north_skullcap, itm_north_skullcap_good, itm_dale_helmet_a,itm_mail_coif,itm_dale_light_a, itm_dale_light_a_good, itm_dale_med_b_bad,itm_dale_med_d_bad,itm_leather_boots_bad,itm_rohan_shoes,itm_dale_sword,itm_dale_pike, itm_axe_a, itm_axe_b, itm_axe_c,itm_north_round_shield, itm_dale_shield_c, itm_dale_shield_a,],attr_tier_2,wp_tier_2,knows_common|knows_ironflesh_1|knows_power_strike_1|knows_power_draw_2|knows_shield_2|knows_looting_1|knows_trainer_1|knows_tactics_1|knows_spotting_1|knows_inventory_management_1|knows_wound_treatment_1|knows_prisoner_management_1|knows_trade_2,swadian_face_young_1,swadian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dale_scout</text:p>
          </table:table-cell>
          <table:table-cell table:style-name="ce7" office:value-type="string" calcext:value-type="string">
            <text:p>Dale_Scout</text:p>
          </table:table-cell>
          <table:table-cell table:style-name="ce7" office:value-type="string" calcext:value-type="string">
            <text:p>Dale_Scouts</text:p>
          </table:table-cell>
          <table:table-cell table:style-name="ce8" office:value-type="string" calcext:value-type="string">
            <text:p>tfg_ranged| tfg_boots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good, itm_north_skullcap,</text:p>
          </table:table-cell>
          <table:table-cell table:style-name="ce11" office:value-type="string" calcext:value-type="string">
            <text:p><text:s/>itm_dale_light_a, itm_dale_light_a_good,itm_north_leather_ok,itm_north_leather_goo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arrows,itm_regular_bow,</text:p>
          </table:table-cell>
          <table:table-cell table:style-name="ce11" office:value-type="string" calcext:value-type="string">
            <text:p>itm_dale_sword, itm_axe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strike_1|knows_power_draw_2|knows_shield_1|knows_athletics_1|knows_looting_1|knows_trainer_1|knows_tactics_1|knows_spotting_1|knows_inventory_management_1|knows_wound_treatment_1|knows_prisoner_management_1|knows_trade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_2</text:p>
          </table:table-cell>
          <table:table-cell table:style-name="ce15"/>
          <table:table-cell table:style-name="ce6" table:formula="of:=IF(AND([.A28]&lt;&gt;&quot;&quot;;[.B28]&lt;&gt;&quot;&quot;);CONCATENATE([Variables.$I$1];[Variables.$I$7];[.A28];[Variables.$I$7];[Variables.$I$6];[Variables.$I$7];[.B28];[Variables.$I$7];[Variables.$I$6];[Variables.$I$7];[.C28];[Variables.$I$7];[Variables.$I$6];[.D28];[Variables.$I$6];[.E28];[Variables.$I$6];[.F28];[Variables.$I$6];[.G28];[Variables.$I$6];[Variables.$I$1];[.H28];[.I28];[.J28];[.K28];[.L28];[.M28];[.N28];[Variables.$I$2];[Variables.$I$6];[.O28];[Variables.$I$6];[.P28];[Variables.$I$6];[.Q28];[Variables.$I$6];[.R28];[Variables.$I$6];[.S28];IF([.T28]&lt;&gt;&quot;&quot;;CONCATENATE([Variables.$I$6];[.T28]);&quot;&quot;);[Variables.$I$2];[Variables.$I$6]);IF([.A28]&lt;&gt;&quot;&quot;;CONCATENATE(&quot;#&quot;;[.A28]);&quot;&quot;))" office:value-type="string" office:string-value="[&quot;a2_dale_scout&quot;,&quot;Dale_Scout&quot;,&quot;Dale_Scouts&quot;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" calcext:value-type="string">
            <text:p>["a2_dale_scout","Dale_Scout","Dale_Scouts",tfg_ranged| tfg_boots| tfg_armor,0,0,fac_dale,[itm_north_leather_skullcap, itm_north_leather_skullcap_good, itm_north_skullcap, itm_dale_light_a, itm_dale_light_a_good,itm_north_leather_ok,itm_north_leather_good,itm_leather_boots_bad,itm_rohan_shoes,itm_arrows,itm_regular_bow,itm_dale_sword, itm_axe_a,],attr_tier_2,wp_tier_bow_2,knows_common|knows_ironflesh_1|knows_power_strike_1|knows_power_draw_2|knows_shield_1|knows_athletics_1|knows_looting_1|knows_trainer_1|knows_tactics_1|knows_spotting_1|knows_inventory_management_1|knows_wound_treatment_1|knows_prisoner_management_1|knows_trade_2,swadian_face_young_1,swadi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dale_bowman</text:p>
          </table:table-cell>
          <table:table-cell table:style-name="ce7" office:value-type="string" calcext:value-type="string">
            <text:p>Dale_Bowman</text:p>
          </table:table-cell>
          <table:table-cell table:style-name="ce7" office:value-type="string" calcext:value-type="string">
            <text:p>Dale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b,itm_dale_helmet_b,itm_dale_helmet_b, itm_dale_helmet_b_good,</text:p>
          </table:table-cell>
          <table:table-cell table:style-name="ce11" office:value-type="string" calcext:value-type="string">
            <text:p>itm_dale_med_b,itm_dale_med_b_bad,itm_dale_med_b_ok,itm_dale_med_b_bad,itm_dale_med_b_good,</text:p>
          </table:table-cell>
          <table:table-cell table:style-name="ce11"/>
          <table:table-cell table:style-name="ce11" office:value-type="string" calcext:value-type="string">
            <text:p>itm_leather_boots_bad,itm_rohan_shoes,</text:p>
          </table:table-cell>
          <table:table-cell table:style-name="ce11" office:value-type="string" calcext:value-type="string">
            <text:p>itm_arrows,itm_dale_bow,</text:p>
          </table:table-cell>
          <table:table-cell table:style-name="ce11" office:value-type="string" calcext:value-type="string">
            <text:p>itm_dale_sword, itm_axe_a, itm_axe_b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ironflesh_2|knows_power_draw_2|knows_power_strike_1|knows_athletics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29]&lt;&gt;&quot;&quot;;[.B29]&lt;&gt;&quot;&quot;);CONCATENATE([Variables.$I$1];[Variables.$I$7];[.A29];[Variables.$I$7];[Variables.$I$6];[Variables.$I$7];[.B29];[Variables.$I$7];[Variables.$I$6];[Variables.$I$7];[.C29];[Variables.$I$7];[Variables.$I$6];[.D29];[Variables.$I$6];[.E29];[Variables.$I$6];[.F29];[Variables.$I$6];[.G29];[Variables.$I$6];[Variables.$I$1];[.H29];[.I29];[.J29];[.K29];[.L29];[.M29];[.N29];[Variables.$I$2];[Variables.$I$6];[.O29];[Variables.$I$6];[.P29];[Variables.$I$6];[.Q29];[Variables.$I$6];[.R29];[Variables.$I$6];[.S29];IF([.T29]&lt;&gt;&quot;&quot;;CONCATENATE([Variables.$I$6];[.T29]);&quot;&quot;);[Variables.$I$2];[Variables.$I$6]);IF([.A29]&lt;&gt;&quot;&quot;;CONCATENATE(&quot;#&quot;;[.A29]);&quot;&quot;))" office:value-type="string" office:string-value="[&quot;a3_dale_bowman&quot;,&quot;Dale_Bowman&quot;,&quot;Dale_Bowmen&quot;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" calcext:value-type="string">
            <text:p>["a3_dale_bowman","Dale_Bowman","Dale_Bowmen",tfg_ranged| tfg_boots| tfg_armor| tfg_helm,0,0,fac_dale,[itm_dale_helmet_b,itm_dale_helmet_b,itm_dale_helmet_b, itm_dale_helmet_b_good,itm_dale_med_b,itm_dale_med_b_bad,itm_dale_med_b_ok,itm_dale_med_b_bad,itm_dale_med_b_good,itm_leather_boots_bad,itm_rohan_shoes,itm_arrows,itm_dale_bow,itm_dale_sword, itm_axe_a, itm_axe_b,],attr_tier_3,wp_tier_bow_3,knows_common|knows_ironflesh_2|knows_power_draw_2|knows_power_strike_1|knows_athletics_2,swadian_face_young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dale_archer</text:p>
          </table:table-cell>
          <table:table-cell table:style-name="ce7" office:value-type="string" calcext:value-type="string">
            <text:p>Dale_Archer</text:p>
          </table:table-cell>
          <table:table-cell table:style-name="ce7" office:value-type="string" calcext:value-type="string">
            <text:p>Dale_Archers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d,itm_dale_helmet_c,</text:p>
          </table:table-cell>
          <table:table-cell table:style-name="ce11" office:value-type="string" calcext:value-type="string">
            <text:p>itm_dale_med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,</text:p>
          </table:table-cell>
          <table:table-cell table:style-name="ce11" office:value-type="string" calcext:value-type="string">
            <text:p>itm_arrows,itm_dale_bow,</text:p>
          </table:table-cell>
          <table:table-cell table:style-name="ce11" office:value-type="string" calcext:value-type="string">
            <text:p>itm_dale_sword, itm_axe_b, itm_axe_c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ironflesh_3|knows_power_draw_3|knows_power_strike_2|knows_athletics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0]&lt;&gt;&quot;&quot;;[.B30]&lt;&gt;&quot;&quot;);CONCATENATE([Variables.$I$1];[Variables.$I$7];[.A30];[Variables.$I$7];[Variables.$I$6];[Variables.$I$7];[.B30];[Variables.$I$7];[Variables.$I$6];[Variables.$I$7];[.C30];[Variables.$I$7];[Variables.$I$6];[.D30];[Variables.$I$6];[.E30];[Variables.$I$6];[.F30];[Variables.$I$6];[.G30];[Variables.$I$6];[Variables.$I$1];[.H30];[.I30];[.J30];[.K30];[.L30];[.M30];[.N30];[Variables.$I$2];[Variables.$I$6];[.O30];[Variables.$I$6];[.P30];[Variables.$I$6];[.Q30];[Variables.$I$6];[.R30];[Variables.$I$6];[.S30];IF([.T30]&lt;&gt;&quot;&quot;;CONCATENATE([Variables.$I$6];[.T30]);&quot;&quot;);[Variables.$I$2];[Variables.$I$6]);IF([.A30]&lt;&gt;&quot;&quot;;CONCATENATE(&quot;#&quot;;[.A30]);&quot;&quot;))" office:value-type="string" office:string-value="[&quot;a4_dale_archer&quot;,&quot;Dale_Archer&quot;,&quot;Dale_Archers&quot;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" calcext:value-type="string">
            <text:p>["a4_dale_archer","Dale_Archer","Dale_Archers",tfg_ranged| tfg_boots| tfg_armor| tfg_helm,0,0,fac_dale,[itm_dale_helmet_d,itm_dale_helmet_c,itm_dale_med_b_lordly,itm_leather_gloves,itm_leather_boots,itm_leather_boots_dark,itm_arrows,itm_dale_bow,itm_dale_sword, itm_axe_b, itm_axe_c,],attr_tier_4,wp_tier_bow_4,knows_common|knows_ironflesh_3|knows_power_draw_3|knows_power_strike_2|knows_athletics_2,swadian_face_young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barding_bowman</text:p>
          </table:table-cell>
          <table:table-cell table:style-name="ce7" office:value-type="string" calcext:value-type="string">
            <text:p>Barding_Bowman</text:p>
          </table:table-cell>
          <table:table-cell table:style-name="ce7" office:value-type="string" calcext:value-type="string">
            <text:p>Barding_Bowmen</text:p>
          </table:table-cell>
          <table:table-cell table:style-name="ce8" office:value-type="string" calcext:value-type="string">
            <text:p>tfg_range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d_good,itm_dale_helmet_c_good,</text:p>
          </table:table-cell>
          <table:table-cell table:style-name="ce11" office:value-type="string" calcext:value-type="string">
            <text:p>itm_dale_med_c,itm_dale_med_c_bad,itm_dale_med_c_good,itm_dale_med_c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eather_boots,itm_leather_boots_dark,</text:p>
          </table:table-cell>
          <table:table-cell table:style-name="ce11" office:value-type="string" calcext:value-type="string">
            <text:p>itm_arrows,itm_arrows,itm_dale_bow,</text:p>
          </table:table-cell>
          <table:table-cell table:style-name="ce11" office:value-type="string" calcext:value-type="string">
            <text:p>itm_dale_sword_broad, itm_axe_d,</text:p>
          </table:table-cell>
          <table:table-cell table:style-name="ce11"/>
          <table:table-cell table:style-name="ce12" office:value-type="string" calcext:value-type="string">
            <text:p>str_19|agi_18| int_8| cha_8|level(33)</text:p>
          </table:table-cell>
          <table:table-cell table:style-name="ce12" office:value-type="string" calcext:value-type="string">
            <text:p>wp_archery(260)|wp_melee(180)</text:p>
          </table:table-cell>
          <table:table-cell table:style-name="ce12" office:value-type="string" calcext:value-type="string">
            <text:p>knows_common|knows_ironflesh_4|knows_power_draw_4|knows_power_strike_2|knows_athletics_3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1]&lt;&gt;&quot;&quot;;[.B31]&lt;&gt;&quot;&quot;);CONCATENATE([Variables.$I$1];[Variables.$I$7];[.A31];[Variables.$I$7];[Variables.$I$6];[Variables.$I$7];[.B31];[Variables.$I$7];[Variables.$I$6];[Variables.$I$7];[.C31];[Variables.$I$7];[Variables.$I$6];[.D31];[Variables.$I$6];[.E31];[Variables.$I$6];[.F31];[Variables.$I$6];[.G31];[Variables.$I$6];[Variables.$I$1];[.H31];[.I31];[.J31];[.K31];[.L31];[.M31];[.N31];[Variables.$I$2];[Variables.$I$6];[.O31];[Variables.$I$6];[.P31];[Variables.$I$6];[.Q31];[Variables.$I$6];[.R31];[Variables.$I$6];[.S31];IF([.T31]&lt;&gt;&quot;&quot;;CONCATENATE([Variables.$I$6];[.T31]);&quot;&quot;);[Variables.$I$2];[Variables.$I$6]);IF([.A31]&lt;&gt;&quot;&quot;;CONCATENATE(&quot;#&quot;;[.A31]);&quot;&quot;))" office:value-type="string" office:string-value="[&quot;a5_barding_bowman&quot;,&quot;Barding_Bowman&quot;,&quot;Barding_Bowmen&quot;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" calcext:value-type="string">
            <text:p>["a5_barding_bowman","Barding_Bowman","Barding_Bowmen",tfg_ranged| tfg_boots| tfg_armor| tfg_helm,0,0,fac_dale,[itm_dale_helmet_d_good,itm_dale_helmet_c_good,itm_dale_med_c,itm_dale_med_c_bad,itm_dale_med_c_good,itm_dale_med_c_cloak,itm_leather_gloves_good,itm_leather_boots,itm_leather_boots_dark,itm_arrows,itm_arrows,itm_dale_bow,itm_dale_sword_broad, itm_axe_d,],str_19|agi_18| int_8| cha_8|level(33),wp_archery(260)|wp_melee(180),knows_common|knows_ironflesh_4|knows_power_draw_4|knows_power_strike_2|knows_athletics_3,swadian_face_young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dale_swordsman</text:p>
          </table:table-cell>
          <table:table-cell table:style-name="ce7" office:value-type="string" calcext:value-type="string">
            <text:p>Dale_Swordsman</text:p>
          </table:table-cell>
          <table:table-cell table:style-name="ce7" office:value-type="string" calcext:value-type="string">
            <text:p>Dale_Swordsmen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skullcap, itm_north_skullcap_good, itm_north_nasal_helm, itm_dale_helmet_a, itm_dale_helmet_a_good,itm_mail_coif_good,</text:p>
          </table:table-cell>
          <table:table-cell table:style-name="ce11" office:value-type="string" calcext:value-type="string">
            <text:p>itm_dale_med_d,</text:p>
          </table:table-cell>
          <table:table-cell table:style-name="ce11"/>
          <table:table-cell table:style-name="ce11" office:value-type="string" calcext:value-type="string">
            <text:p>itm_leather_boots,itm_leather_boots_dark,</text:p>
          </table:table-cell>
          <table:table-cell table:style-name="ce11" office:value-type="string" calcext:value-type="string">
            <text:p>itm_dale_sword,</text:p>
          </table:table-cell>
          <table:table-cell table:style-name="ce11" office:value-type="string" calcext:value-type="string">
            <text:p>itm_dale_shield_a, itm_dale_shield_b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1|knows_power_strike_2|knows_ironflesh_3|knows_shield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_2</text:p>
          </table:table-cell>
          <table:table-cell table:style-name="ce15"/>
          <table:table-cell table:style-name="ce6" table:formula="of:=IF(AND([.A32]&lt;&gt;&quot;&quot;;[.B32]&lt;&gt;&quot;&quot;);CONCATENATE([Variables.$I$1];[Variables.$I$7];[.A32];[Variables.$I$7];[Variables.$I$6];[Variables.$I$7];[.B32];[Variables.$I$7];[Variables.$I$6];[Variables.$I$7];[.C32];[Variables.$I$7];[Variables.$I$6];[.D32];[Variables.$I$6];[.E32];[Variables.$I$6];[.F32];[Variables.$I$6];[.G32];[Variables.$I$6];[Variables.$I$1];[.H32];[.I32];[.J32];[.K32];[.L32];[.M32];[.N32];[Variables.$I$2];[Variables.$I$6];[.O32];[Variables.$I$6];[.P32];[Variables.$I$6];[.Q32];[Variables.$I$6];[.R32];[Variables.$I$6];[.S32];IF([.T32]&lt;&gt;&quot;&quot;;CONCATENATE([Variables.$I$6];[.T32]);&quot;&quot;);[Variables.$I$2];[Variables.$I$6]);IF([.A32]&lt;&gt;&quot;&quot;;CONCATENATE(&quot;#&quot;;[.A32]);&quot;&quot;))" office:value-type="string" office:string-value="[&quot;i3_dale_swordsman&quot;,&quot;Dale_Swordsman&quot;,&quot;Dale_Swordsmen&quot;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" calcext:value-type="string">
            <text:p>["i3_dale_swordsman","Dale_Swordsman","Dale_Swordsmen",tfg_shield| tfg_boots| tfg_armor| tfg_helm,0,0,fac_dale,[itm_north_skullcap, itm_north_skullcap_good, itm_north_nasal_helm, itm_dale_helmet_a, itm_dale_helmet_a_good,itm_mail_coif_good,itm_dale_med_d,itm_leather_boots,itm_leather_boots_dark,itm_dale_sword,itm_dale_shield_a, itm_dale_shield_b,],attr_tier_3,wp_tier_3,knows_common|knows_athletics_1|knows_power_strike_2|knows_ironflesh_3|knows_shield_2,swadian_face_young_1,swadi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dale_sergeant</text:p>
          </table:table-cell>
          <table:table-cell table:style-name="ce7" office:value-type="string" calcext:value-type="string">
            <text:p>Dale_Sergeant</text:p>
          </table:table-cell>
          <table:table-cell table:style-name="ce7" office:value-type="string" calcext:value-type="string">
            <text:p>Dale_Sergeants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</text:p>
          </table:table-cell>
          <table:table-cell table:style-name="ce11" office:value-type="string" calcext:value-type="string">
            <text:p>itm_dale_med_d_good,itm_dale_heavy_a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, itm_splinted_greaves,</text:p>
          </table:table-cell>
          <table:table-cell table:style-name="ce11" office:value-type="string" calcext:value-type="string">
            <text:p>itm_dale_sword,itm_dale_sword_broad,itm_axe_d,</text:p>
          </table:table-cell>
          <table:table-cell table:style-name="ce11" office:value-type="string" calcext:value-type="string">
            <text:p>itm_dale_shield_b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3|knows_ironflesh_4|knows_shield_3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3]&lt;&gt;&quot;&quot;;[.B33]&lt;&gt;&quot;&quot;);CONCATENATE([Variables.$I$1];[Variables.$I$7];[.A33];[Variables.$I$7];[Variables.$I$6];[Variables.$I$7];[.B33];[Variables.$I$7];[Variables.$I$6];[Variables.$I$7];[.C33];[Variables.$I$7];[Variables.$I$6];[.D33];[Variables.$I$6];[.E33];[Variables.$I$6];[.F33];[Variables.$I$6];[.G33];[Variables.$I$6];[Variables.$I$1];[.H33];[.I33];[.J33];[.K33];[.L33];[.M33];[.N33];[Variables.$I$2];[Variables.$I$6];[.O33];[Variables.$I$6];[.P33];[Variables.$I$6];[.Q33];[Variables.$I$6];[.R33];[Variables.$I$6];[.S33];IF([.T33]&lt;&gt;&quot;&quot;;CONCATENATE([Variables.$I$6];[.T33]);&quot;&quot;);[Variables.$I$2];[Variables.$I$6]);IF([.A33]&lt;&gt;&quot;&quot;;CONCATENATE(&quot;#&quot;;[.A33]);&quot;&quot;))" office:value-type="string" office:string-value="[&quot;i4_dale_sergeant&quot;,&quot;Dale_Sergeant&quot;,&quot;Dale_Sergeants&quot;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" calcext:value-type="string">
            <text:p>["i4_dale_sergeant","Dale_Sergeant","Dale_Sergeants",tfg_shield| tfg_boots| tfg_armor| tfg_helm,0,0,fac_dale,[itm_dale_helmet_c,itm_dale_med_d_good,itm_dale_heavy_a_bad,itm_leather_gloves,itm_leather_boots_dark, itm_splinted_greaves,itm_dale_sword,itm_dale_sword_broad,itm_axe_d,itm_dale_shield_b,],attr_tier_4,wp_tier_4,knows_common|knows_athletics_2|knows_power_strike_3|knows_ironflesh_4|knows_shield_3,swadian_face_young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dale_hearthman</text:p>
          </table:table-cell>
          <table:table-cell table:style-name="ce7" office:value-type="string" calcext:value-type="string">
            <text:p>Hearthman_of_Dale</text:p>
          </table:table-cell>
          <table:table-cell table:style-name="ce7" office:value-type="string" calcext:value-type="string">
            <text:p>Hearthmen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 itm_dale_helmet_c_good, itm_dale_helmet_e,</text:p>
          </table:table-cell>
          <table:table-cell table:style-name="ce11" office:value-type="string" calcext:value-type="string">
            <text:p>itm_dale_heavy_a_good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dale_sword_broad, itm_axe_d,</text:p>
          </table:table-cell>
          <table:table-cell table:style-name="ce11" office:value-type="string" calcext:value-type="string">
            <text:p>itm_dale_shield_b_good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4|knows_ironflesh_5|knows_shield_5</text:p>
          </table:table-cell>
          <table:table-cell table:style-name="ce14" office:value-type="string" calcext:value-type="string">
            <text:p>swadian_face_middle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4]&lt;&gt;&quot;&quot;;[.B34]&lt;&gt;&quot;&quot;);CONCATENATE([Variables.$I$1];[Variables.$I$7];[.A34];[Variables.$I$7];[Variables.$I$6];[Variables.$I$7];[.B34];[Variables.$I$7];[Variables.$I$6];[Variables.$I$7];[.C34];[Variables.$I$7];[Variables.$I$6];[.D34];[Variables.$I$6];[.E34];[Variables.$I$6];[.F34];[Variables.$I$6];[.G34];[Variables.$I$6];[Variables.$I$1];[.H34];[.I34];[.J34];[.K34];[.L34];[.M34];[.N34];[Variables.$I$2];[Variables.$I$6];[.O34];[Variables.$I$6];[.P34];[Variables.$I$6];[.Q34];[Variables.$I$6];[.R34];[Variables.$I$6];[.S34];IF([.T34]&lt;&gt;&quot;&quot;;CONCATENATE([Variables.$I$6];[.T34]);&quot;&quot;);[Variables.$I$2];[Variables.$I$6]);IF([.A34]&lt;&gt;&quot;&quot;;CONCATENATE(&quot;#&quot;;[.A34]);&quot;&quot;))" office:value-type="string" office:string-value="[&quot;i5_dale_hearthman&quot;,&quot;Hearthman_of_Dale&quot;,&quot;Hearthmen_of_Dale&quot;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" calcext:value-type="string">
            <text:p>["i5_dale_hearthman","Hearthman_of_Dale","Hearthmen_of_Dale",tfg_shield| tfg_boots| tfg_armor| tfg_helm,0,0,fac_dale,[itm_dale_helmet_c, itm_dale_helmet_c_good, itm_dale_helmet_e,itm_dale_heavy_a_good,itm_evil_gauntlets_a,itm_splinted_greaves,itm_dale_sword_broad, itm_axe_d,itm_dale_shield_b_good,],attr_tier_5,wp_tier_5,knows_common|knows_athletics_3|knows_power_strike_4|knows_ironflesh_5|knows_shield_5,swadian_face_middle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dale_spearman</text:p>
          </table:table-cell>
          <table:table-cell table:style-name="ce7" office:value-type="string" calcext:value-type="string">
            <text:p>Dale_Spearman</text:p>
          </table:table-cell>
          <table:table-cell table:style-name="ce7" office:value-type="string" calcext:value-type="string">
            <text:p>Dale_Spear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skullcap, itm_north_skullcap_good, itm_north_nasal_helm, itm_dale_helmet_a, itm_dale_helmet_a_good,</text:p>
          </table:table-cell>
          <table:table-cell table:style-name="ce11" office:value-type="string" calcext:value-type="string">
            <text:p>itm_dale_med_c,</text:p>
          </table:table-cell>
          <table:table-cell table:style-name="ce11"/>
          <table:table-cell table:style-name="ce11" office:value-type="string" calcext:value-type="string">
            <text:p>itm_leather_boots_dark, itm_splinted_greaves,</text:p>
          </table:table-cell>
          <table:table-cell table:style-name="ce11" office:value-type="string" calcext:value-type="string">
            <text:p>itm_dale_pike,</text:p>
          </table:table-cell>
          <table:table-cell table:style-name="ce11" table:number-columns-repeated="2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1|knows_power_strike_1|knows_ironflesh_1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_2</text:p>
          </table:table-cell>
          <table:table-cell table:style-name="ce15"/>
          <table:table-cell table:style-name="ce6" table:formula="of:=IF(AND([.A35]&lt;&gt;&quot;&quot;;[.B35]&lt;&gt;&quot;&quot;);CONCATENATE([Variables.$I$1];[Variables.$I$7];[.A35];[Variables.$I$7];[Variables.$I$6];[Variables.$I$7];[.B35];[Variables.$I$7];[Variables.$I$6];[Variables.$I$7];[.C35];[Variables.$I$7];[Variables.$I$6];[.D35];[Variables.$I$6];[.E35];[Variables.$I$6];[.F35];[Variables.$I$6];[.G35];[Variables.$I$6];[Variables.$I$1];[.H35];[.I35];[.J35];[.K35];[.L35];[.M35];[.N35];[Variables.$I$2];[Variables.$I$6];[.O35];[Variables.$I$6];[.P35];[Variables.$I$6];[.Q35];[Variables.$I$6];[.R35];[Variables.$I$6];[.S35];IF([.T35]&lt;&gt;&quot;&quot;;CONCATENATE([Variables.$I$6];[.T35]);&quot;&quot;);[Variables.$I$2];[Variables.$I$6]);IF([.A35]&lt;&gt;&quot;&quot;;CONCATENATE(&quot;#&quot;;[.A35]);&quot;&quot;))" office:value-type="string" office:string-value="[&quot;i3_dale_spearman&quot;,&quot;Dale_Spearman&quot;,&quot;Dale_Spearmen&quot;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" calcext:value-type="string">
            <text:p>["i3_dale_spearman","Dale_Spearman","Dale_Spearmen",tfg_boots| tfg_armor| tfg_helm,0,0,fac_dale,[itm_north_skullcap, itm_north_skullcap_good, itm_north_nasal_helm, itm_dale_helmet_a, itm_dale_helmet_a_good,itm_dale_med_c,itm_leather_boots_dark, itm_splinted_greaves,itm_dale_pike,],attr_tier_3,wp_tier_3,knows_common|knows_athletics_1|knows_power_strike_1|knows_ironflesh_1,swadian_face_young_1,swadi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dale_billman</text:p>
          </table:table-cell>
          <table:table-cell table:style-name="ce7" office:value-type="string" calcext:value-type="string">
            <text:p>Dale_Billman</text:p>
          </table:table-cell>
          <table:table-cell table:style-name="ce7" office:value-type="string" calcext:value-type="string">
            <text:p>Dale_Billmen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</text:p>
          </table:table-cell>
          <table:table-cell table:style-name="ce11" office:value-type="string" calcext:value-type="string">
            <text:p>itm_dale_med_c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dale_billhook,</text:p>
          </table:table-cell>
          <table:table-cell table:style-name="ce11" table:number-columns-repeated="2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ironflesh_2|knows_power_strike_2</text:p>
          </table:table-cell>
          <table:table-cell table:style-name="ce14" office:value-type="string" calcext:value-type="string">
            <text:p>swadian_face_young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6]&lt;&gt;&quot;&quot;;[.B36]&lt;&gt;&quot;&quot;);CONCATENATE([Variables.$I$1];[Variables.$I$7];[.A36];[Variables.$I$7];[Variables.$I$6];[Variables.$I$7];[.B36];[Variables.$I$7];[Variables.$I$6];[Variables.$I$7];[.C36];[Variables.$I$7];[Variables.$I$6];[.D36];[Variables.$I$6];[.E36];[Variables.$I$6];[.F36];[Variables.$I$6];[.G36];[Variables.$I$6];[Variables.$I$1];[.H36];[.I36];[.J36];[.K36];[.L36];[.M36];[.N36];[Variables.$I$2];[Variables.$I$6];[.O36];[Variables.$I$6];[.P36];[Variables.$I$6];[.Q36];[Variables.$I$6];[.R36];[Variables.$I$6];[.S36];IF([.T36]&lt;&gt;&quot;&quot;;CONCATENATE([Variables.$I$6];[.T36]);&quot;&quot;);[Variables.$I$2];[Variables.$I$6]);IF([.A36]&lt;&gt;&quot;&quot;;CONCATENATE(&quot;#&quot;;[.A36]);&quot;&quot;))" office:value-type="string" office:string-value="[&quot;i4_dale_billman&quot;,&quot;Dale_Billman&quot;,&quot;Dale_Billmen&quot;,tfg_boots| tfg_armor| tfg_helm,0,0,fac_dale,[itm_dale_helmet_c,itm_dale_med_c_good,itm_leather_gloves,itm_splinted_greaves,itm_dale_billhook,],attr_tier_4,wp_tier_4,knows_common|knows_athletics_2|knows_ironflesh_2|knows_power_strike_2,swadian_face_young_1,swadian_face_older_2]," calcext:value-type="string">
            <text:p>["i4_dale_billman","Dale_Billman","Dale_Billmen",tfg_boots| tfg_armor| tfg_helm,0,0,fac_dale,[itm_dale_helmet_c,itm_dale_med_c_good,itm_leather_gloves,itm_splinted_greaves,itm_dale_billhook,],attr_tier_4,wp_tier_4,knows_common|knows_athletics_2|knows_ironflesh_2|knows_power_strike_2,swadian_face_young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dale_bill_master</text:p>
          </table:table-cell>
          <table:table-cell table:style-name="ce7" office:value-type="string" calcext:value-type="string">
            <text:p>Dale_Bill_Master</text:p>
          </table:table-cell>
          <table:table-cell table:style-name="ce7" office:value-type="string" calcext:value-type="string">
            <text:p>Dale_Bill_Masters</text:p>
          </table:table-cell>
          <table:table-cell table:style-name="ce8" office:value-type="string" calcext:value-type="string">
            <text:p>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 itm_dale_helmet_c_good, itm_dale_helmet_f,</text:p>
          </table:table-cell>
          <table:table-cell table:style-name="ce11" office:value-type="string" calcext:value-type="string">
            <text:p>itm_dale_heavy_b,itm_dale_heavy_b_good, itm_dale_heavy_b_pelt, itm_dale_heavy_b_lordly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dale_billhook,</text:p>
          </table:table-cell>
          <table:table-cell table:style-name="ce11" table:number-columns-repeated="2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ironflesh_5|knows_power_strike_4</text:p>
          </table:table-cell>
          <table:table-cell table:style-name="ce14" office:value-type="string" calcext:value-type="string">
            <text:p>swadian_face_middle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6" table:formula="of:=IF(AND([.A37]&lt;&gt;&quot;&quot;;[.B37]&lt;&gt;&quot;&quot;);CONCATENATE([Variables.$I$1];[Variables.$I$7];[.A37];[Variables.$I$7];[Variables.$I$6];[Variables.$I$7];[.B37];[Variables.$I$7];[Variables.$I$6];[Variables.$I$7];[.C37];[Variables.$I$7];[Variables.$I$6];[.D37];[Variables.$I$6];[.E37];[Variables.$I$6];[.F37];[Variables.$I$6];[.G37];[Variables.$I$6];[Variables.$I$1];[.H37];[.I37];[.J37];[.K37];[.L37];[.M37];[.N37];[Variables.$I$2];[Variables.$I$6];[.O37];[Variables.$I$6];[.P37];[Variables.$I$6];[.Q37];[Variables.$I$6];[.R37];[Variables.$I$6];[.S37];IF([.T37]&lt;&gt;&quot;&quot;;CONCATENATE([Variables.$I$6];[.T37]);&quot;&quot;);[Variables.$I$2];[Variables.$I$6]);IF([.A37]&lt;&gt;&quot;&quot;;CONCATENATE(&quot;#&quot;;[.A37]);&quot;&quot;))" office:value-type="string" office:string-value="[&quot;i5_dale_bill_master&quot;,&quot;Dale_Bill_Master&quot;,&quot;Dale_Bill_Masters&quot;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" calcext:value-type="string">
            <text:p>["i5_dale_bill_master","Dale_Bill_Master","Dale_Bill_Masters",tfg_boots| tfg_armor| tfg_helm,0,0,fac_dale,[itm_dale_helmet_c, itm_dale_helmet_c_good, itm_dale_helmet_f,itm_dale_heavy_b,itm_dale_heavy_b_good, itm_dale_heavy_b_pelt, itm_dale_heavy_b_lordly,itm_evil_gauntlets_b_good,itm_splinted_greaves_good,itm_dale_billhook,],attr_tier_5,wp_tier_5,knows_common|knows_athletics_2|knows_ironflesh_5|knows_power_strike_4,swadian_face_middle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rhovanion_retainer</text:p>
          </table:table-cell>
          <table:table-cell table:style-name="ce7" office:value-type="string" calcext:value-type="string">
            <text:p>Northmen_Retainer</text:p>
          </table:table-cell>
          <table:table-cell table:style-name="ce7" office:value-type="string" calcext:value-type="string">
            <text:p>Northmen_Retainers</text:p>
          </table:table-cell>
          <table:table-cell table:style-name="ce8" office:value-type="string" calcext:value-type="string">
            <text:p>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bad,</text:p>
          </table:table-cell>
          <table:table-cell table:style-name="ce11" office:value-type="string" calcext:value-type="string">
            <text:p>itm_dale_light_b, itm_dale_light_b_good,itm_north_leather_ok,</text:p>
          </table:table-cell>
          <table:table-cell table:style-name="ce11"/>
          <table:table-cell table:style-name="ce11" office:value-type="string" calcext:value-type="string">
            <text:p>itm_leather_boots_dark_bad,itm_rohan_shoes,</text:p>
          </table:table-cell>
          <table:table-cell table:style-name="ce11" office:value-type="string" calcext:value-type="string">
            <text:p>itm_dale_pike,itm_dale_sword_long,</text:p>
          </table:table-cell>
          <table:table-cell table:style-name="ce11" office:value-type="string" calcext:value-type="string">
            <text:p>itm_north_round_shield,itm_beorn_shield,</text:p>
          </table:table-cell>
          <table:table-cell table:style-name="ce11" office:value-type="string" calcext:value-type="string">
            <text:p>itm_dale_horse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riding_2|knows_athletics_1|knows_ironflesh_1|knows_shield_3</text:p>
          </table:table-cell>
          <table:table-cell table:style-name="ce14" office:value-type="string" calcext:value-type="string">
            <text:p>nord_face_young_1</text:p>
          </table:table-cell>
          <table:table-cell table:style-name="ce14" office:value-type="string" calcext:value-type="string">
            <text:p>nord_face_old_2</text:p>
          </table:table-cell>
          <table:table-cell table:style-name="ce15"/>
          <table:table-cell table:style-name="ce6" table:formula="of:=IF(AND([.A38]&lt;&gt;&quot;&quot;;[.B38]&lt;&gt;&quot;&quot;);CONCATENATE([Variables.$I$1];[Variables.$I$7];[.A38];[Variables.$I$7];[Variables.$I$6];[Variables.$I$7];[.B38];[Variables.$I$7];[Variables.$I$6];[Variables.$I$7];[.C38];[Variables.$I$7];[Variables.$I$6];[.D38];[Variables.$I$6];[.E38];[Variables.$I$6];[.F38];[Variables.$I$6];[.G38];[Variables.$I$6];[Variables.$I$1];[.H38];[.I38];[.J38];[.K38];[.L38];[.M38];[.N38];[Variables.$I$2];[Variables.$I$6];[.O38];[Variables.$I$6];[.P38];[Variables.$I$6];[.Q38];[Variables.$I$6];[.R38];[Variables.$I$6];[.S38];IF([.T38]&lt;&gt;&quot;&quot;;CONCATENATE([Variables.$I$6];[.T38]);&quot;&quot;);[Variables.$I$2];[Variables.$I$6]);IF([.A38]&lt;&gt;&quot;&quot;;CONCATENATE(&quot;#&quot;;[.A38]);&quot;&quot;))" office:value-type="string" office:string-value="[&quot;c2_rhovanion_retainer&quot;,&quot;Northmen_Retainer&quot;,&quot;Northmen_Retainers&quot;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" calcext:value-type="string">
            <text:p>["c2_rhovanion_retainer","Northmen_Retainer","Northmen_Retainers",tfg_boots| tfg_armor| tfg_shield,0,0,fac_dale,[itm_north_leather_skullcap, itm_north_leather_skullcap_bad,itm_dale_light_b, itm_dale_light_b_good,itm_north_leather_ok,itm_leather_boots_dark_bad,itm_rohan_shoes,itm_dale_pike,itm_dale_sword_long,itm_north_round_shield,itm_beorn_shield,itm_dale_horse,],attr_tier_2,wp_tier_2,knows_common|knows_riding_2|knows_athletics_1|knows_ironflesh_1|knows_shield_3,nord_face_young_1,nord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rhovanion_auxilia</text:p>
          </table:table-cell>
          <table:table-cell table:style-name="ce7" office:value-type="string" calcext:value-type="string">
            <text:p>Northmen_Auxiliary</text:p>
          </table:table-cell>
          <table:table-cell table:style-name="ce7" office:value-type="string" calcext:value-type="string">
            <text:p>Northmen_Auxilia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, itm_north_leather_skullcap_bad,itm_north_leather_skullcap_good, itm_north_skullcap,</text:p>
          </table:table-cell>
          <table:table-cell table:style-name="ce11" office:value-type="string" calcext:value-type="string">
            <text:p>itm_dale_light_b_good, itm_dale_light_b_lordly,itm_north_leather_good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lance,itm_dale_sword_long,</text:p>
          </table:table-cell>
          <table:table-cell table:style-name="ce11" office:value-type="string" calcext:value-type="string">
            <text:p>itm_north_round_shield,itm_beorn_shield,</text:p>
          </table:table-cell>
          <table:table-cell table:style-name="ce11" office:value-type="string" calcext:value-type="string">
            <text:p>itm_dale_horse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4|knows_athletics_1|knows_ironflesh_1|knows_power_strike_1|knows_shield_3</text:p>
          </table:table-cell>
          <table:table-cell table:style-name="ce14" office:value-type="string" calcext:value-type="string">
            <text:p>nord_face_young_1</text:p>
          </table:table-cell>
          <table:table-cell table:style-name="ce14" office:value-type="string" calcext:value-type="string">
            <text:p>nord_face_old_2</text:p>
          </table:table-cell>
          <table:table-cell table:style-name="ce15"/>
          <table:table-cell table:style-name="ce6" table:formula="of:=IF(AND([.A39]&lt;&gt;&quot;&quot;;[.B39]&lt;&gt;&quot;&quot;);CONCATENATE([Variables.$I$1];[Variables.$I$7];[.A39];[Variables.$I$7];[Variables.$I$6];[Variables.$I$7];[.B39];[Variables.$I$7];[Variables.$I$6];[Variables.$I$7];[.C39];[Variables.$I$7];[Variables.$I$6];[.D39];[Variables.$I$6];[.E39];[Variables.$I$6];[.F39];[Variables.$I$6];[.G39];[Variables.$I$6];[Variables.$I$1];[.H39];[.I39];[.J39];[.K39];[.L39];[.M39];[.N39];[Variables.$I$2];[Variables.$I$6];[.O39];[Variables.$I$6];[.P39];[Variables.$I$6];[.Q39];[Variables.$I$6];[.R39];[Variables.$I$6];[.S39];IF([.T39]&lt;&gt;&quot;&quot;;CONCATENATE([Variables.$I$6];[.T39]);&quot;&quot;);[Variables.$I$2];[Variables.$I$6]);IF([.A39]&lt;&gt;&quot;&quot;;CONCATENATE(&quot;#&quot;;[.A39]);&quot;&quot;))" office:value-type="string" office:string-value="[&quot;c3_rhovanion_auxilia&quot;,&quot;Northmen_Auxiliary&quot;,&quot;Northmen_Auxilia&quot;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" calcext:value-type="string">
            <text:p>["c3_rhovanion_auxilia","Northmen_Auxiliary","Northmen_Auxilia",tf_mounted| tfg_boots| tfg_armor| tfg_helm| tfg_horse| tfg_shield,0,0,fac_dale,[itm_north_leather_skullcap, itm_north_leather_skullcap_bad,itm_north_leather_skullcap_good, itm_north_skullcap,itm_dale_light_b_good, itm_dale_light_b_lordly,itm_north_leather_good,itm_leather_boots_dark,itm_lance,itm_dale_sword_long,itm_north_round_shield,itm_beorn_shield,itm_dale_horse,],attr_tier_3,wp_tier_3,knows_common|knows_riding_4|knows_athletics_1|knows_ironflesh_1|knows_power_strike_1|knows_shield_3,nord_face_young_1,nord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rhovanion_rider</text:p>
          </table:table-cell>
          <table:table-cell table:style-name="ce7" office:value-type="string" calcext:value-type="string">
            <text:p>Rhovanion_Rider</text:p>
          </table:table-cell>
          <table:table-cell table:style-name="ce7" office:value-type="string" calcext:value-type="string">
            <text:p>Rhovanion_Riders</text:p>
          </table:table-cell>
          <table:table-cell table:style-name="ce8" office:value-type="string" calcext:value-type="string">
            <text:p>tf_mounted| tfg_boots| tfg_armor| tfg_helm| tfg_horse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north_leather_skullcap_good, itm_north_skullcap, itm_north_nasal_helm, itm_north_skullcap_good,</text:p>
          </table:table-cell>
          <table:table-cell table:style-name="ce11" office:value-type="string" calcext:value-type="string">
            <text:p>itm_dale_med_a_bad, itm_dale_med_a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lance,itm_dale_sword_long,</text:p>
          </table:table-cell>
          <table:table-cell table:style-name="ce11" office:value-type="string" calcext:value-type="string">
            <text:p>itm_north_round_shield, itm_dale_shield_c,itm_dale_shield_c_good,</text:p>
          </table:table-cell>
          <table:table-cell table:style-name="ce11" office:value-type="string" calcext:value-type="string">
            <text:p>itm_dale_horse,itm_dale_warhorse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5|knows_ironflesh_2|knows_power_strike_2|knows_shield_4</text:p>
          </table:table-cell>
          <table:table-cell table:style-name="ce14" office:value-type="string" calcext:value-type="string">
            <text:p>nord_face_young_1</text:p>
          </table:table-cell>
          <table:table-cell table:style-name="ce14" office:value-type="string" calcext:value-type="string">
            <text:p>nord_face_older_2</text:p>
          </table:table-cell>
          <table:table-cell table:style-name="ce15"/>
          <table:table-cell table:style-name="ce6" table:formula="of:=IF(AND([.A40]&lt;&gt;&quot;&quot;;[.B40]&lt;&gt;&quot;&quot;);CONCATENATE([Variables.$I$1];[Variables.$I$7];[.A40];[Variables.$I$7];[Variables.$I$6];[Variables.$I$7];[.B40];[Variables.$I$7];[Variables.$I$6];[Variables.$I$7];[.C40];[Variables.$I$7];[Variables.$I$6];[.D40];[Variables.$I$6];[.E40];[Variables.$I$6];[.F40];[Variables.$I$6];[.G40];[Variables.$I$6];[Variables.$I$1];[.H40];[.I40];[.J40];[.K40];[.L40];[.M40];[.N40];[Variables.$I$2];[Variables.$I$6];[.O40];[Variables.$I$6];[.P40];[Variables.$I$6];[.Q40];[Variables.$I$6];[.R40];[Variables.$I$6];[.S40];IF([.T40]&lt;&gt;&quot;&quot;;CONCATENATE([Variables.$I$6];[.T40]);&quot;&quot;);[Variables.$I$2];[Variables.$I$6]);IF([.A40]&lt;&gt;&quot;&quot;;CONCATENATE(&quot;#&quot;;[.A40]);&quot;&quot;))" office:value-type="string" office:string-value="[&quot;c4_rhovanion_rider&quot;,&quot;Rhovanion_Rider&quot;,&quot;Rhovanion_Riders&quot;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" calcext:value-type="string">
            <text:p>["c4_rhovanion_rider","Rhovanion_Rider","Rhovanion_Riders",tf_mounted| tfg_boots| tfg_armor| tfg_helm| tfg_horse| tfg_shield,0,0,fac_dale,[itm_north_leather_skullcap_good, itm_north_skullcap, itm_north_nasal_helm, itm_north_skullcap_good,itm_dale_med_a_bad, itm_dale_med_a,itm_leather_boots_dark,itm_lance,itm_dale_sword_long,itm_north_round_shield, itm_dale_shield_c,itm_dale_shield_c_good,itm_dale_horse,itm_dale_warhorse,],attr_tier_4,wp_tier_4,knows_common|knows_riding_5|knows_ironflesh_2|knows_power_strike_2|knows_shield_4,nord_face_young_1,nord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rhovanion_marchwarden</text:p>
          </table:table-cell>
          <table:table-cell table:style-name="ce7" office:value-type="string" calcext:value-type="string">
            <text:p>Rhovanion_Marchwarden</text:p>
          </table:table-cell>
          <table:table-cell table:style-name="ce7" office:value-type="string" calcext:value-type="string">
            <text:p>Rhovanion_Marchwardens</text:p>
          </table:table-cell>
          <table:table-cell table:style-name="ce8" office:value-type="string" calcext:value-type="string">
            <text:p>tf_mounted| tfg_boots| tfg_gloves| tfg_armor| tfg_helm| tfg_horse| tfg_shield|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e, itm_dale_helmet_f,itm_north_skullcap_good,</text:p>
          </table:table-cell>
          <table:table-cell table:style-name="ce11" office:value-type="string" calcext:value-type="string">
            <text:p>itm_dale_med_a_good,itm_dale_med_a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dale_sword_long, itm_javelin_big, itm_javelin_big,</text:p>
          </table:table-cell>
          <table:table-cell table:style-name="ce11" office:value-type="string" calcext:value-type="string">
            <text:p>itm_north_round_shield, itm_dale_shield_c,itm_dale_shield_c_good,</text:p>
          </table:table-cell>
          <table:table-cell table:style-name="ce11" office:value-type="string" calcext:value-type="string">
            <text:p>itm_dale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8|knows_shield_5|knows_ironflesh_3|knows_power_strike_3|knows_power_throw_6|knows_horse_archery_8</text:p>
          </table:table-cell>
          <table:table-cell table:style-name="ce14" office:value-type="string" calcext:value-type="string">
            <text:p>nord_face_middle_1</text:p>
          </table:table-cell>
          <table:table-cell table:style-name="ce14" office:value-type="string" calcext:value-type="string">
            <text:p>nord_face_older_2</text:p>
          </table:table-cell>
          <table:table-cell table:style-name="ce15"/>
          <table:table-cell table:style-name="ce6" table:formula="of:=IF(AND([.A41]&lt;&gt;&quot;&quot;;[.B41]&lt;&gt;&quot;&quot;);CONCATENATE([Variables.$I$1];[Variables.$I$7];[.A41];[Variables.$I$7];[Variables.$I$6];[Variables.$I$7];[.B41];[Variables.$I$7];[Variables.$I$6];[Variables.$I$7];[.C41];[Variables.$I$7];[Variables.$I$6];[.D41];[Variables.$I$6];[.E41];[Variables.$I$6];[.F41];[Variables.$I$6];[.G41];[Variables.$I$6];[Variables.$I$1];[.H41];[.I41];[.J41];[.K41];[.L41];[.M41];[.N41];[Variables.$I$2];[Variables.$I$6];[.O41];[Variables.$I$6];[.P41];[Variables.$I$6];[.Q41];[Variables.$I$6];[.R41];[Variables.$I$6];[.S41];IF([.T41]&lt;&gt;&quot;&quot;;CONCATENATE([Variables.$I$6];[.T41]);&quot;&quot;);[Variables.$I$2];[Variables.$I$6]);IF([.A41]&lt;&gt;&quot;&quot;;CONCATENATE(&quot;#&quot;;[.A41]);&quot;&quot;))" office:value-type="string" office:string-value="[&quot;ac5_rhovanion_marchwarden&quot;,&quot;Rhovanion_Marchwarden&quot;,&quot;Rhovanion_Marchwardens&quot;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" calcext:value-type="string">
            <text:p>["ac5_rhovanion_marchwarden","Rhovanion_Marchwarden","Rhovanion_Marchwardens",tf_mounted| tfg_boots| tfg_gloves| tfg_armor| tfg_helm| tfg_horse| tfg_shield|tfg_ranged,0,0,fac_dale,[itm_dale_helmet_e, itm_dale_helmet_f,itm_north_skullcap_good,itm_dale_med_a_good,itm_dale_med_a_lordly,itm_leather_gloves,itm_leather_boots_dark,itm_dale_sword_long, itm_javelin_big, itm_javelin_big,itm_north_round_shield, itm_dale_shield_c,itm_dale_shield_c_good,itm_dale_warhorse,],attr_tier_5,wp_tier_5,knows_common|knows_riding_8|knows_shield_5|knows_ironflesh_3|knows_power_strike_3|knows_power_throw_6|knows_horse_archery_8,nord_face_middle_1,nord_face_older_2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new troop at end of file</text:p>
          </table:table-cell>
          <table:table-cell table:style-name="ce6" table:number-columns-repeated="19"/>
          <table:table-cell table:style-name="ce6" table:formula="of:=IF(AND([.A42]&lt;&gt;&quot;&quot;;[.B42]&lt;&gt;&quot;&quot;);CONCATENATE([Variables.$I$1];[Variables.$I$7];[.A42];[Variables.$I$7];[Variables.$I$6];[Variables.$I$7];[.B42];[Variables.$I$7];[Variables.$I$6];[Variables.$I$7];[.C42];[Variables.$I$7];[Variables.$I$6];[.D42];[Variables.$I$6];[.E42];[Variables.$I$6];[.F42];[Variables.$I$6];[.G42];[Variables.$I$6];[Variables.$I$1];[.H42];[.I42];[.J42];[.K42];[.L42];[.M42];[.N42];[Variables.$I$2];[Variables.$I$6];[.O42];[Variables.$I$6];[.P42];[Variables.$I$6];[.Q42];[Variables.$I$6];[.R42];[Variables.$I$6];[.S42];IF([.T42]&lt;&gt;&quot;&quot;;CONCATENATE([Variables.$I$6];[.T42]);&quot;&quot;);[Variables.$I$2];[Variables.$I$6]);IF([.A42]&lt;&gt;&quot;&quot;;CONCATENATE(&quot;#&quot;;[.A42]);&quot;&quot;))" office:value-type="string" office:string-value="#new troop at end of file" calcext:value-type="string">
            <text:p>#new troop at end of file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rhovanion_noble</text:p>
          </table:table-cell>
          <table:table-cell table:style-name="ce7" office:value-type="string" calcext:value-type="string">
            <text:p>Rhovanion_Noble</text:p>
          </table:table-cell>
          <table:table-cell table:style-name="ce7" office:value-type="string" calcext:value-type="string">
            <text:p>Rhovanion_Noblemen</text:p>
          </table:table-cell>
          <table:table-cell table:style-name="ce8" office:value-type="string" calcext:value-type="string">
            <text:p>tf_mounted| tfg_boots| tfg_gloves| tfg_armor| tfg_helm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e, itm_dale_helmet_f, itm_north_nasal_helm_good,</text:p>
          </table:table-cell>
          <table:table-cell table:style-name="ce11" office:value-type="string" calcext:value-type="string">
            <text:p>itm_dale_heavy_c,itm_dale_heavy_c_good,</text:p>
          </table:table-cell>
          <table:table-cell table:style-name="ce11" office:value-type="string" calcext:value-type="string">
            <text:p>itm_leather_gloves_good,itm_mail_mittens,</text:p>
          </table:table-cell>
          <table:table-cell table:style-name="ce11" office:value-type="string" calcext:value-type="string">
            <text:p>itm_leather_boots_dark, itm_splinted_greaves_good,</text:p>
          </table:table-cell>
          <table:table-cell table:style-name="ce11" office:value-type="string" calcext:value-type="string">
            <text:p>itm_lance,itm_dale_sword_long,</text:p>
          </table:table-cell>
          <table:table-cell table:style-name="ce11" office:value-type="string" calcext:value-type="string">
            <text:p>itm_dwarf_shield_c, itm_dwarf_shield_c_good,</text:p>
          </table:table-cell>
          <table:table-cell table:style-name="ce11" office:value-type="string" calcext:value-type="string">
            <text:p>itm_dale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7|knows_shield_6|knows_ironflesh_4|knows_power_strike_3</text:p>
          </table:table-cell>
          <table:table-cell table:style-name="ce14" office:value-type="string" calcext:value-type="string">
            <text:p>nord_face_middle_1</text:p>
          </table:table-cell>
          <table:table-cell table:style-name="ce14" office:value-type="string" calcext:value-type="string">
            <text:p>nord_face_older_2</text:p>
          </table:table-cell>
          <table:table-cell table:style-name="ce15"/>
          <table:table-cell table:style-name="ce6" table:formula="of:=IF(AND([.A43]&lt;&gt;&quot;&quot;;[.B43]&lt;&gt;&quot;&quot;);CONCATENATE([Variables.$I$1];[Variables.$I$7];[.A43];[Variables.$I$7];[Variables.$I$6];[Variables.$I$7];[.B43];[Variables.$I$7];[Variables.$I$6];[Variables.$I$7];[.C43];[Variables.$I$7];[Variables.$I$6];[.D43];[Variables.$I$6];[.E43];[Variables.$I$6];[.F43];[Variables.$I$6];[.G43];[Variables.$I$6];[Variables.$I$1];[.H43];[.I43];[.J43];[.K43];[.L43];[.M43];[.N43];[Variables.$I$2];[Variables.$I$6];[.O43];[Variables.$I$6];[.P43];[Variables.$I$6];[.Q43];[Variables.$I$6];[.R43];[Variables.$I$6];[.S43];IF([.T43]&lt;&gt;&quot;&quot;;CONCATENATE([Variables.$I$6];[.T43]);&quot;&quot;);[Variables.$I$2];[Variables.$I$6]);IF([.A43]&lt;&gt;&quot;&quot;;CONCATENATE(&quot;#&quot;;[.A43]);&quot;&quot;))" office:value-type="string" office:string-value="[&quot;c5_rhovanion_noble&quot;,&quot;Rhovanion_Noble&quot;,&quot;Rhovanion_Noblemen&quot;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" calcext:value-type="string">
            <text:p>["c5_rhovanion_noble","Rhovanion_Noble","Rhovanion_Noblemen",tf_mounted| tfg_boots| tfg_gloves| tfg_armor| tfg_helm| tfg_horse| tfg_shield|tfg_polearm,0,0,fac_dale,[itm_dale_helmet_e, itm_dale_helmet_f, itm_north_nasal_helm_good,itm_dale_heavy_c,itm_dale_heavy_c_good,itm_leather_gloves_good,itm_mail_mittens,itm_leather_boots_dark, itm_splinted_greaves_good,itm_lance,itm_dale_sword_long,itm_dwarf_shield_c, itm_dwarf_shield_c_good,itm_dale_warhorse,],attr_tier_5,wp_tier_5,knows_common|knows_riding_7|knows_shield_6|knows_ironflesh_4|knows_power_strike_3,nord_face_middle_1,nord_face_older_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44]&lt;&gt;&quot;&quot;;[.B44]&lt;&gt;&quot;&quot;);CONCATENATE([Variables.$I$1];[Variables.$I$7];[.A44];[Variables.$I$7];[Variables.$I$6];[Variables.$I$7];[.B44];[Variables.$I$7];[Variables.$I$6];[Variables.$I$7];[.C44];[Variables.$I$7];[Variables.$I$6];[.D44];[Variables.$I$6];[.E44];[Variables.$I$6];[.F44];[Variables.$I$6];[.G44];[Variables.$I$6];[Variables.$I$1];[.H44];[.I44];[.J44];[.K44];[.L44];[.M44];[.N44];[Variables.$I$2];[Variables.$I$6];[.O44];[Variables.$I$6];[.P44];[Variables.$I$6];[.Q44];[Variables.$I$6];[.R44];[Variables.$I$6];[.S44];IF([.T44]&lt;&gt;&quot;&quot;;CONCATENATE([Variables.$I$6];[.T44]);&quot;&quot;);[Variables.$I$2];[Variables.$I$6]);IF([.A44]&lt;&gt;&quot;&quot;;CONCATENATE(&quot;#&quot;;[.A44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Rhun</text:p>
          </table:table-cell>
          <table:table-cell table:style-name="ce6" table:number-columns-repeated="19"/>
          <table:table-cell table:style-name="ce6" table:formula="of:=IF(AND([.A45]&lt;&gt;&quot;&quot;;[.B45]&lt;&gt;&quot;&quot;);CONCATENATE([Variables.$I$1];[Variables.$I$7];[.A45];[Variables.$I$7];[Variables.$I$6];[Variables.$I$7];[.B45];[Variables.$I$7];[Variables.$I$6];[Variables.$I$7];[.C45];[Variables.$I$7];[Variables.$I$6];[.D45];[Variables.$I$6];[.E45];[Variables.$I$6];[.F45];[Variables.$I$6];[.G45];[Variables.$I$6];[Variables.$I$1];[.H45];[.I45];[.J45];[.K45];[.L45];[.M45];[.N45];[Variables.$I$2];[Variables.$I$6];[.O45];[Variables.$I$6];[.P45];[Variables.$I$6];[.Q45];[Variables.$I$6];[.R45];[Variables.$I$6];[.S45];IF([.T45]&lt;&gt;&quot;&quot;;CONCATENATE([Variables.$I$6];[.T45]);&quot;&quot;);[Variables.$I$2];[Variables.$I$6]);IF([.A45]&lt;&gt;&quot;&quot;;CONCATENATE(&quot;#&quot;;[.A45]);&quot;&quot;))" office:value-type="string" office:string-value="#Rhun" calcext:value-type="string">
            <text:p>#Rhun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rhun_tribesman</text:p>
          </table:table-cell>
          <table:table-cell table:style-name="ce7" office:value-type="string" calcext:value-type="string">
            <text:p>Rhun_Tribesman</text:p>
          </table:table-cell>
          <table:table-cell table:style-name="ce7" office:value-type="string" calcext:value-type="string">
            <text:p>Rhun_Tribesmen</text:p>
          </table:table-cell>
          <table:table-cell table:style-name="ce8" office:value-type="string" calcext:value-type="string">
            <text:p>tf_evil_man| tf_mount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rhun_shortsword,</text:p>
          </table:table-cell>
          <table:table-cell table:style-name="ce11" office:value-type="string" calcext:value-type="string">
            <text:p>itm_arrows,itm_hunting_bow,</text:p>
          </table:table-cell>
          <table:table-cell table:style-name="ce11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power_draw_1|knows_riding_2|knows_horse_archery_1|knows_looting_1|knows_tracking_1|knows_pathfinding_1|knows_spotting_1|knows_surgery_1|knows_prisoner_management_2|knows_trade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6]&lt;&gt;&quot;&quot;;[.B46]&lt;&gt;&quot;&quot;);CONCATENATE([Variables.$I$1];[Variables.$I$7];[.A46];[Variables.$I$7];[Variables.$I$6];[Variables.$I$7];[.B46];[Variables.$I$7];[Variables.$I$6];[Variables.$I$7];[.C46];[Variables.$I$7];[Variables.$I$6];[.D46];[Variables.$I$6];[.E46];[Variables.$I$6];[.F46];[Variables.$I$6];[.G46];[Variables.$I$6];[Variables.$I$1];[.H46];[.I46];[.J46];[.K46];[.L46];[.M46];[.N46];[Variables.$I$2];[Variables.$I$6];[.O46];[Variables.$I$6];[.P46];[Variables.$I$6];[.Q46];[Variables.$I$6];[.R46];[Variables.$I$6];[.S46];IF([.T46]&lt;&gt;&quot;&quot;;CONCATENATE([Variables.$I$6];[.T46]);&quot;&quot;);[Variables.$I$2];[Variables.$I$6]);IF([.A46]&lt;&gt;&quot;&quot;;CONCATENATE(&quot;#&quot;;[.A46]);&quot;&quot;))" office:value-type="string" office:string-value="[&quot;i1_rhun_tribesman&quot;,&quot;Rhun_Tribesman&quot;,&quot;Rhun_Tribesmen&quot;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" calcext:value-type="string">
            <text:p>["i1_rhun_tribesman","Rhun_Tribesman","Rhun_Tribesmen",tf_evil_man| tf_mounted| tfg_armor,0,0,fac_rhun,[itm_rhun_armor_a,itm_rhun_armor_b,itm_furry_boots,itm_rhun_shortsword,itm_arrows,itm_hunting_bow,],attr_evil_tier_1,wp_tier_1,knows_common|knows_power_strike_1|knows_power_draw_1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2_rhun_horse_scout</text:p>
          </table:table-cell>
          <table:table-cell table:style-name="ce7" office:value-type="string" calcext:value-type="string">
            <text:p>Rhun_Horse_Scout</text:p>
          </table:table-cell>
          <table:table-cell table:style-name="ce7" office:value-type="string" calcext:value-type="string">
            <text:p>Rhun_Horse_Scouts</text:p>
          </table:table-cell>
          <table:table-cell table:style-name="ce8" office:value-type="string" calcext:value-type="string">
            <text:p>tf_evil_man| tf_mounted| tfg_boots| tfg_armor| tfg_horse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arrows,itm_nomad_bow,</text:p>
          </table:table-cell>
          <table:table-cell table:style-name="ce11" office:value-type="string" calcext:value-type="string">
            <text:p>itm_rhun_falchion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power_draw_2|knows_riding_3|knows_horse_archery_2|knows_looting_1|knows_tracking_1|knows_pathfinding_1|knows_spotting_1|knows_surgery_1|knows_prisoner_management_2|knows_trade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7]&lt;&gt;&quot;&quot;;[.B47]&lt;&gt;&quot;&quot;);CONCATENATE([Variables.$I$1];[Variables.$I$7];[.A47];[Variables.$I$7];[Variables.$I$6];[Variables.$I$7];[.B47];[Variables.$I$7];[Variables.$I$6];[Variables.$I$7];[.C47];[Variables.$I$7];[Variables.$I$6];[.D47];[Variables.$I$6];[.E47];[Variables.$I$6];[.F47];[Variables.$I$6];[.G47];[Variables.$I$6];[Variables.$I$1];[.H47];[.I47];[.J47];[.K47];[.L47];[.M47];[.N47];[Variables.$I$2];[Variables.$I$6];[.O47];[Variables.$I$6];[.P47];[Variables.$I$6];[.Q47];[Variables.$I$6];[.R47];[Variables.$I$6];[.S47];IF([.T47]&lt;&gt;&quot;&quot;;CONCATENATE([Variables.$I$6];[.T47]);&quot;&quot;);[Variables.$I$2];[Variables.$I$6]);IF([.A47]&lt;&gt;&quot;&quot;;CONCATENATE(&quot;#&quot;;[.A47]);&quot;&quot;))" office:value-type="string" office:string-value="[&quot;ac2_rhun_horse_scout&quot;,&quot;Rhun_Horse_Scout&quot;,&quot;Rhun_Horse_Scouts&quot;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" calcext:value-type="string">
            <text:p>["ac2_rhun_horse_scout","Rhun_Horse_Scout","Rhun_Horse_Scouts",tf_evil_man| tf_mounted| tfg_boots| tfg_armor| tfg_horse| tfg_ranged,0,0,fac_rhun,[itm_rhun_armor_a,itm_rhun_armor_b,itm_rhun_armor_d,itm_furry_boots,itm_arrows,itm_nomad_bow,itm_rhun_falchion,itm_rhun_horse_a,itm_rhun_horse_b,],attr_evil_tier_2,wp_tier_2,knows_common|knows_power_strike_1|knows_power_throw_1|knows_power_draw_2|knows_riding_3|knows_horse_archery_2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3_rhun_horse_archer</text:p>
          </table:table-cell>
          <table:table-cell table:style-name="ce7" office:value-type="string" calcext:value-type="string">
            <text:p>Rhun_Horse_Archer</text:p>
          </table:table-cell>
          <table:table-cell table:style-name="ce7" office:value-type="string" calcext:value-type="string">
            <text:p>Rhun_Horse_Archers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leather_bad, itm_rhun_helm_leather,itm_rhun_helm_round_bad,</text:p>
          </table:table-cell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arrows,itm_nomad_bow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riding_5|knows_power_draw_3|knows_ironflesh_1|knows_horse_archery_3|knows_power_throw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8]&lt;&gt;&quot;&quot;;[.B48]&lt;&gt;&quot;&quot;);CONCATENATE([Variables.$I$1];[Variables.$I$7];[.A48];[Variables.$I$7];[Variables.$I$6];[Variables.$I$7];[.B48];[Variables.$I$7];[Variables.$I$6];[Variables.$I$7];[.C48];[Variables.$I$7];[Variables.$I$6];[.D48];[Variables.$I$6];[.E48];[Variables.$I$6];[.F48];[Variables.$I$6];[.G48];[Variables.$I$6];[Variables.$I$1];[.H48];[.I48];[.J48];[.K48];[.L48];[.M48];[.N48];[Variables.$I$2];[Variables.$I$6];[.O48];[Variables.$I$6];[.P48];[Variables.$I$6];[.Q48];[Variables.$I$6];[.R48];[Variables.$I$6];[.S48];IF([.T48]&lt;&gt;&quot;&quot;;CONCATENATE([Variables.$I$6];[.T48]);&quot;&quot;);[Variables.$I$2];[Variables.$I$6]);IF([.A48]&lt;&gt;&quot;&quot;;CONCATENATE(&quot;#&quot;;[.A48]);&quot;&quot;))" office:value-type="string" office:string-value="[&quot;ac3_rhun_horse_archer&quot;,&quot;Rhun_Horse_Archer&quot;,&quot;Rhun_Horse_Archers&quot;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" calcext:value-type="string">
            <text:p>["ac3_rhun_horse_archer","Rhun_Horse_Archer","Rhun_Horse_Archers",tf_evil_man| tf_mounted| tfg_boots| tfg_armor| tfg_ranged| tfg_horse,0,0,fac_rhun,[itm_rhun_helm_leather_bad, itm_rhun_helm_leather,itm_rhun_helm_round_bad,itm_rhun_armor_a,itm_rhun_armor_b,itm_rhun_armor_d,itm_furry_boots,itm_leather_boots_dark_bad,itm_arrows,itm_nomad_bow,itm_rhun_sword,itm_rhun_horse_a,itm_rhun_horse_b,],attr_evil_tier_3,wp_tier_bow_3,knows_common|knows_riding_5|knows_power_draw_3|knows_ironflesh_1|knows_horse_archery_3|knows_power_throw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4_rhun_veteran_horse_archer</text:p>
          </table:table-cell>
          <table:table-cell table:style-name="ce7" office:value-type="string" calcext:value-type="string">
            <text:p>Rhun_Veteran_Horse_Archer</text:p>
          </table:table-cell>
          <table:table-cell table:style-name="ce7" office:value-type="string" calcext:value-type="string">
            <text:p>Rhun_Veteran_Horse_Archers</text:p>
          </table:table-cell>
          <table:table-cell table:style-name="ce8" office:value-type="string" calcext:value-type="string">
            <text:p>tf_evil_man| tf_mounted| tfg_boots| tfg_armor| tfg_ranged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leather, itm_rhun_helm_leather_good,itm_rhun_helm_round,</text:p>
          </table:table-cell>
          <table:table-cell table:style-name="ce11" office:value-type="string" calcext:value-type="string">
            <text:p>itm_rhun_armor_j,itm_rhun_armor_n,itm_rhun_armor_m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arrows,itm_nomad_bow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riding_6|knows_power_draw_4|knows_power_strike_1|knows_ironflesh_2|knows_horse_archery_5|knows_power_throw_3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49]&lt;&gt;&quot;&quot;;[.B49]&lt;&gt;&quot;&quot;);CONCATENATE([Variables.$I$1];[Variables.$I$7];[.A49];[Variables.$I$7];[Variables.$I$6];[Variables.$I$7];[.B49];[Variables.$I$7];[Variables.$I$6];[Variables.$I$7];[.C49];[Variables.$I$7];[Variables.$I$6];[.D49];[Variables.$I$6];[.E49];[Variables.$I$6];[.F49];[Variables.$I$6];[.G49];[Variables.$I$6];[Variables.$I$1];[.H49];[.I49];[.J49];[.K49];[.L49];[.M49];[.N49];[Variables.$I$2];[Variables.$I$6];[.O49];[Variables.$I$6];[.P49];[Variables.$I$6];[.Q49];[Variables.$I$6];[.R49];[Variables.$I$6];[.S49];IF([.T49]&lt;&gt;&quot;&quot;;CONCATENATE([Variables.$I$6];[.T49]);&quot;&quot;);[Variables.$I$2];[Variables.$I$6]);IF([.A49]&lt;&gt;&quot;&quot;;CONCATENATE(&quot;#&quot;;[.A49]);&quot;&quot;))" office:value-type="string" office:string-value="[&quot;ac4_rhun_veteran_horse_archer&quot;,&quot;Rhun_Veteran_Horse_Archer&quot;,&quot;Rhun_Veteran_Horse_Archers&quot;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" calcext:value-type="string">
            <text:p>["ac4_rhun_veteran_horse_archer","Rhun_Veteran_Horse_Archer","Rhun_Veteran_Horse_Archers",tf_evil_man| tf_mounted| tfg_boots| tfg_armor| tfg_ranged| tfg_horse| tfg_shield|tfg_helm,0,0,fac_rhun,[itm_rhun_helm_leather, itm_rhun_helm_leather_good,itm_rhun_helm_round,itm_rhun_armor_j,itm_rhun_armor_n,itm_rhun_armor_m,itm_furry_boots,itm_leather_boots_dark_bad,itm_arrows,itm_nomad_bow,itm_rhun_sword,itm_rhun_horse_a,itm_rhun_horse_b,],attr_evil_tier_4,wp_tier_bow_4,knows_common|knows_riding_6|knows_power_draw_4|knows_power_strike_1|knows_ironflesh_2|knows_horse_archery_5|knows_power_throw_3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rhun_balchoth_horse_archer</text:p>
          </table:table-cell>
          <table:table-cell table:style-name="ce7" office:value-type="string" calcext:value-type="string">
            <text:p>Balchoth_Horse_Archer</text:p>
          </table:table-cell>
          <table:table-cell table:style-name="ce7" office:value-type="string" calcext:value-type="string">
            <text:p>Balchoth_Horse_Archers</text:p>
          </table:table-cell>
          <table:table-cell table:style-name="ce8" office:value-type="string" calcext:value-type="string">
            <text:p>tf_evil_man| tf_mounted| tfg_boots| tfg_armor| tfg_horse| tfg_ranged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round_good, itm_rhun_helm_barbed_good,</text:p>
          </table:table-cell>
          <table:table-cell table:style-name="ce11" office:value-type="string" calcext:value-type="string">
            <text:p>itm_rhun_armor_o,itm_rhun_armor_n,itm_rhun_armor_m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arrows,itm_rhun_bow,</text:p>
          </table:table-cell>
          <table:table-cell table:style-name="ce11" office:value-type="string" calcext:value-type="string">
            <text:p>itm_rhun_sword,itm_rhun_bull1_shield,itm_rhun_bull2_shield,</text:p>
          </table:table-cell>
          <table:table-cell table:style-name="ce11" office:value-type="string" calcext:value-type="string">
            <text:p>itm_rhun_horse_d,itm_rhun_horse_b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ironflesh_2|knows_power_strike_2|knows_power_throw_4|knows_power_draw_4|knows_riding_6|knows_horse_archery_7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0]&lt;&gt;&quot;&quot;;[.B50]&lt;&gt;&quot;&quot;);CONCATENATE([Variables.$I$1];[Variables.$I$7];[.A50];[Variables.$I$7];[Variables.$I$6];[Variables.$I$7];[.B50];[Variables.$I$7];[Variables.$I$6];[Variables.$I$7];[.C50];[Variables.$I$7];[Variables.$I$6];[.D50];[Variables.$I$6];[.E50];[Variables.$I$6];[.F50];[Variables.$I$6];[.G50];[Variables.$I$6];[Variables.$I$1];[.H50];[.I50];[.J50];[.K50];[.L50];[.M50];[.N50];[Variables.$I$2];[Variables.$I$6];[.O50];[Variables.$I$6];[.P50];[Variables.$I$6];[.Q50];[Variables.$I$6];[.R50];[Variables.$I$6];[.S50];IF([.T50]&lt;&gt;&quot;&quot;;CONCATENATE([Variables.$I$6];[.T50]);&quot;&quot;);[Variables.$I$2];[Variables.$I$6]);IF([.A50]&lt;&gt;&quot;&quot;;CONCATENATE(&quot;#&quot;;[.A50]);&quot;&quot;))" office:value-type="string" office:string-value="[&quot;ac5_rhun_balchoth_horse_archer&quot;,&quot;Balchoth_Horse_Archer&quot;,&quot;Balchoth_Horse_Archers&quot;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,rhun_man1,rhun_man2]," calcext:value-type="string">
            <text:p>["ac5_rhun_balchoth_horse_archer","Balchoth_Horse_Archer","Balchoth_Horse_Archers",tf_evil_man| tf_mounted| tfg_boots| tfg_armor| tfg_horse| tfg_ranged| tfg_shield|tfg_helm,0,0,fac_rhun,[itm_rhun_helm_round_good, itm_rhun_helm_barbed_good,itm_rhun_armor_o,itm_rhun_armor_n,itm_rhun_armor_m,itm_leather_boots_dark,itm_arrows,itm_rhun_bow,itm_rhun_sword,itm_rhun_bull1_shield,itm_rhun_bull2_shield,itm_rhun_horse_d,itm_rhun_horse_b,],attr_evil_tier_5,wp_tier_bow_5,knows_common|knows_ironflesh_2|knows_power_strike_2|knows_power_throw_4|knows_power_draw_4|knows_riding_6|knows_horse_archery_7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rhun_swift_horseman</text:p>
          </table:table-cell>
          <table:table-cell table:style-name="ce7" office:value-type="string" calcext:value-type="string">
            <text:p>Rhun_Swift_Horseman</text:p>
          </table:table-cell>
          <table:table-cell table:style-name="ce7" office:value-type="string" calcext:value-type="string">
            <text:p>Rhun_Swift_Horsemen</text:p>
          </table:table-cell>
          <table:table-cell table:style-name="ce8" office:value-type="string" calcext:value-type="string">
            <text:p>tf_evil_man| tf_mounted| tfg_boots| tfg_armor| tfg_ranged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pot_bad, itm_rhun_helm_horde_bad, itm_rhun_helm_round_bad,</text:p>
          </table:table-cell>
          <table:table-cell table:style-name="ce11" office:value-type="string" calcext:value-type="string">
            <text:p>itm_rhun_armor_a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itm_light_lance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5|knows_power_draw_4|knows_ironflesh_1|knows_power_throw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1]&lt;&gt;&quot;&quot;;[.B51]&lt;&gt;&quot;&quot;);CONCATENATE([Variables.$I$1];[Variables.$I$7];[.A51];[Variables.$I$7];[Variables.$I$6];[Variables.$I$7];[.B51];[Variables.$I$7];[Variables.$I$6];[Variables.$I$7];[.C51];[Variables.$I$7];[Variables.$I$6];[.D51];[Variables.$I$6];[.E51];[Variables.$I$6];[.F51];[Variables.$I$6];[.G51];[Variables.$I$6];[Variables.$I$1];[.H51];[.I51];[.J51];[.K51];[.L51];[.M51];[.N51];[Variables.$I$2];[Variables.$I$6];[.O51];[Variables.$I$6];[.P51];[Variables.$I$6];[.Q51];[Variables.$I$6];[.R51];[Variables.$I$6];[.S51];IF([.T51]&lt;&gt;&quot;&quot;;CONCATENATE([Variables.$I$6];[.T51]);&quot;&quot;);[Variables.$I$2];[Variables.$I$6]);IF([.A51]&lt;&gt;&quot;&quot;;CONCATENATE(&quot;#&quot;;[.A51]);&quot;&quot;))" office:value-type="string" office:string-value="[&quot;c3_rhun_swift_horseman&quot;,&quot;Rhun_Swift_Horseman&quot;,&quot;Rhun_Swift_Horsemen&quot;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" calcext:value-type="string">
            <text:p>["c3_rhun_swift_horseman","Rhun_Swift_Horseman","Rhun_Swift_Horsemen",tf_evil_man| tf_mounted| tfg_boots| tfg_armor| tfg_ranged| tfg_horse,0,0,fac_rhun,[itm_rhun_helm_pot_bad, itm_rhun_helm_horde_bad, itm_rhun_helm_round_bad,itm_rhun_armor_a,itm_rhun_armor_d,itm_furry_boots,itm_leather_boots_dark_bad,itm_rhun_sword,itm_light_lance,itm_rhun_bull1_shield,itm_rhun_horse_a,itm_rhun_horse_b,],attr_evil_tier_3,wp_tier_3,knows_common|knows_riding_5|knows_power_draw_4|knows_ironflesh_1|knows_power_throw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rhun_veteran_swift_horseman</text:p>
          </table:table-cell>
          <table:table-cell table:style-name="ce7" office:value-type="string" calcext:value-type="string">
            <text:p>Rhun_Veteran_Swift_Horseman</text:p>
          </table:table-cell>
          <table:table-cell table:style-name="ce7" office:value-type="string" calcext:value-type="string">
            <text:p>Rhun_Veteran_Swift_Horsemen</text:p>
          </table:table-cell>
          <table:table-cell table:style-name="ce8" office:value-type="string" calcext:value-type="string">
            <text:p>tf_evil_man| tf_mounted| tfg_boots| tfg_armor| tfg_horse| tfg_shield|tfg_helm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pot, itm_rhun_helm_horde, itm_rhun_helm_round,</text:p>
          </table:table-cell>
          <table:table-cell table:style-name="ce11" office:value-type="string" calcext:value-type="string">
            <text:p>itm_rhun_armor_j,itm_rhun_armor_n,itm_rhun_armor_m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itm_light_lance,</text:p>
          </table:table-cell>
          <table:table-cell table:style-name="ce11" office:value-type="string" calcext:value-type="string">
            <text:p>itm_rhun_bull1_shield,itm_rhun_shield,</text:p>
          </table:table-cell>
          <table:table-cell table:style-name="ce11" office:value-type="string" calcext:value-type="string">
            <text:p>itm_rhun_horse_d,itm_rhun_horse_b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2]&lt;&gt;&quot;&quot;;[.B52]&lt;&gt;&quot;&quot;);CONCATENATE([Variables.$I$1];[Variables.$I$7];[.A52];[Variables.$I$7];[Variables.$I$6];[Variables.$I$7];[.B52];[Variables.$I$7];[Variables.$I$6];[Variables.$I$7];[.C52];[Variables.$I$7];[Variables.$I$6];[.D52];[Variables.$I$6];[.E52];[Variables.$I$6];[.F52];[Variables.$I$6];[.G52];[Variables.$I$6];[Variables.$I$1];[.H52];[.I52];[.J52];[.K52];[.L52];[.M52];[.N52];[Variables.$I$2];[Variables.$I$6];[.O52];[Variables.$I$6];[.P52];[Variables.$I$6];[.Q52];[Variables.$I$6];[.R52];[Variables.$I$6];[.S52];IF([.T52]&lt;&gt;&quot;&quot;;CONCATENATE([Variables.$I$6];[.T52]);&quot;&quot;);[Variables.$I$2];[Variables.$I$6]);IF([.A52]&lt;&gt;&quot;&quot;;CONCATENATE(&quot;#&quot;;[.A52]);&quot;&quot;))" office:value-type="string" office:string-value="[&quot;c4_rhun_veteran_swift_horseman&quot;,&quot;Rhun_Veteran_Swift_Horseman&quot;,&quot;Rhun_Veteran_Swift_Horsemen&quot;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itm_rhun_horse_d,itm_rhun_horse_b,],attr_evil_tier_4,wp_tier_4,knows_common|knows_riding_6|knows_power_strike_2|knows_power_draw_2|knows_power_throw_2|knows_ironflesh_2|knows_horse_archery_1,rhun_man1,rhun_man2]," calcext:value-type="string">
            <text:p>["c4_rhun_veteran_swift_horseman","Rhun_Veteran_Swift_Horseman","Rhun_Veteran_Swift_Horsemen",tf_evil_man| tf_mounted| tfg_boots| tfg_armor| tfg_horse| tfg_shield|tfg_helm|tfg_polearm,0,0,fac_rhun,[itm_rhun_helm_pot, itm_rhun_helm_horde, itm_rhun_helm_round,itm_rhun_armor_j,itm_rhun_armor_n,itm_rhun_armor_m,itm_evil_gauntlets_a,itm_furry_boots,itm_leather_boots_dark_bad,itm_rhun_sword,itm_light_lance,itm_rhun_bull1_shield,itm_rhun_shield,itm_rhun_horse_d,itm_rhun_horse_b,],attr_evil_tier_4,wp_tier_4,knows_common|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rhun_falcon_horseman</text:p>
          </table:table-cell>
          <table:table-cell table:style-name="ce7" office:value-type="string" calcext:value-type="string">
            <text:p>Falcon_Horseman</text:p>
          </table:table-cell>
          <table:table-cell table:style-name="ce7" office:value-type="string" calcext:value-type="string">
            <text:p>Falcon_Horsemen</text:p>
          </table:table-cell>
          <table:table-cell table:style-name="ce8" office:value-type="string" calcext:value-type="string">
            <text:p>tf_evil_man| tf_mounted| tfg_boots| tfg_helm|tfg_armor| tfg_horse| tfg_shield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pot_good,itm_rhun_helm_horde_good,itm_rhun_helm_round_good,</text:p>
          </table:table-cell>
          <table:table-cell table:style-name="ce11" office:value-type="string" calcext:value-type="string">
            <text:p>itm_rhun_armor_g,itm_rhun_armor_h,</text:p>
          </table:table-cell>
          <table:table-cell table:style-name="ce11" office:value-type="string" calcext:value-type="string">
            <text:p>itm_evil_gauntlets_a_good,</text:p>
          </table:table-cell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rhun_sword,itm_light_lance,</text:p>
          </table:table-cell>
          <table:table-cell table:style-name="ce11" office:value-type="string" calcext:value-type="string">
            <text:p>itm_rhun_shield,</text:p>
          </table:table-cell>
          <table:table-cell table:style-name="ce11" office:value-type="string" calcext:value-type="string">
            <text:p>itm_rhun_horse_e,itm_rhun_horse_f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6|knows_power_strike_3|knows_power_draw_2|knows_power_throw_2|knows_ironflesh_2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3]&lt;&gt;&quot;&quot;;[.B53]&lt;&gt;&quot;&quot;);CONCATENATE([Variables.$I$1];[Variables.$I$7];[.A53];[Variables.$I$7];[Variables.$I$6];[Variables.$I$7];[.B53];[Variables.$I$7];[Variables.$I$6];[Variables.$I$7];[.C53];[Variables.$I$7];[Variables.$I$6];[.D53];[Variables.$I$6];[.E53];[Variables.$I$6];[.F53];[Variables.$I$6];[.G53];[Variables.$I$6];[Variables.$I$1];[.H53];[.I53];[.J53];[.K53];[.L53];[.M53];[.N53];[Variables.$I$2];[Variables.$I$6];[.O53];[Variables.$I$6];[.P53];[Variables.$I$6];[.Q53];[Variables.$I$6];[.R53];[Variables.$I$6];[.S53];IF([.T53]&lt;&gt;&quot;&quot;;CONCATENATE([Variables.$I$6];[.T53]);&quot;&quot;);[Variables.$I$2];[Variables.$I$6]);IF([.A53]&lt;&gt;&quot;&quot;;CONCATENATE(&quot;#&quot;;[.A53]);&quot;&quot;))" office:value-type="string" office:string-value="[&quot;c5_rhun_falcon_horseman&quot;,&quot;Falcon_Horseman&quot;,&quot;Falcon_Horsemen&quot;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" calcext:value-type="string">
            <text:p>["c5_rhun_falcon_horseman","Falcon_Horseman","Falcon_Horsemen",tf_evil_man| tf_mounted| tfg_boots| tfg_helm|tfg_armor| tfg_horse| tfg_shield|tfg_polearm,0,0,fac_rhun,[itm_rhun_helm_pot_good,itm_rhun_helm_horde_good,itm_rhun_helm_round_good,itm_rhun_armor_g,itm_rhun_armor_h,itm_evil_gauntlets_a_good,itm_leather_boots_dark,itm_rhun_sword,itm_light_lance,itm_rhun_shield,itm_rhun_horse_e,itm_rhun_horse_f,],attr_evil_tier_5,wp_tier_5,knows_common|knows_riding_6|knows_power_strike_3|knows_power_draw_2|knows_power_throw_2|knows_ironflesh_2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rhun_tribal_warrior</text:p>
          </table:table-cell>
          <table:table-cell table:style-name="ce7" office:value-type="string" calcext:value-type="string">
            <text:p>Rhun_Tribal_Footman</text:p>
          </table:table-cell>
          <table:table-cell table:style-name="ce7" office:value-type="string" calcext:value-type="string">
            <text:p>Rhun_Tribal_Footmen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</text:p>
          </table:table-cell>
          <table:table-cell table:style-name="ce11"/>
          <table:table-cell table:style-name="ce11" office:value-type="string" calcext:value-type="string">
            <text:p>itm_furry_boots,</text:p>
          </table:table-cell>
          <table:table-cell table:style-name="ce11" office:value-type="string" calcext:value-type="string">
            <text:p>itm_rhun_falchion,itm_rhun_shortsword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strike_1|knows_power_draw_1|knows_athletics_2|knows_riding_2|knows_horse_archery_1|knows_looting_1|knows_tracking_1|knows_pathfinding_1|knows_spotting_1|knows_surgery_1|knows_prisoner_management_2|knows_trade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4]&lt;&gt;&quot;&quot;;[.B54]&lt;&gt;&quot;&quot;);CONCATENATE([Variables.$I$1];[Variables.$I$7];[.A54];[Variables.$I$7];[Variables.$I$6];[Variables.$I$7];[.B54];[Variables.$I$7];[Variables.$I$6];[Variables.$I$7];[.C54];[Variables.$I$7];[Variables.$I$6];[.D54];[Variables.$I$6];[.E54];[Variables.$I$6];[.F54];[Variables.$I$6];[.G54];[Variables.$I$6];[Variables.$I$1];[.H54];[.I54];[.J54];[.K54];[.L54];[.M54];[.N54];[Variables.$I$2];[Variables.$I$6];[.O54];[Variables.$I$6];[.P54];[Variables.$I$6];[.Q54];[Variables.$I$6];[.R54];[Variables.$I$6];[.S54];IF([.T54]&lt;&gt;&quot;&quot;;CONCATENATE([Variables.$I$6];[.T54]);&quot;&quot;);[Variables.$I$2];[Variables.$I$6]);IF([.A54]&lt;&gt;&quot;&quot;;CONCATENATE(&quot;#&quot;;[.A54]);&quot;&quot;))" office:value-type="string" office:string-value="[&quot;i2_rhun_tribal_warrior&quot;,&quot;Rhun_Tribal_Footman&quot;,&quot;Rhun_Tribal_Footmen&quot;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" calcext:value-type="string">
            <text:p>["i2_rhun_tribal_warrior","Rhun_Tribal_Footman","Rhun_Tribal_Footmen",tf_evil_man| tfg_boots| tfg_armor| tfg_shield,0,0,fac_rhun,[itm_rhun_armor_a,itm_rhun_armor_b,itm_furry_boots,itm_rhun_falchion,itm_rhun_shortsword,itm_rhun_bull1_shield,],attr_evil_tier_2,wp_tier_2,knows_common|knows_ironflesh_1|knows_power_strike_1|knows_power_draw_1|knows_athletics_2|knows_riding_2|knows_horse_archery_1|knows_looting_1|knows_tracking_1|knows_pathfinding_1|knows_spotting_1|knows_surgery_1|knows_prisoner_management_2|knows_trade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rhun_tribal_infantry</text:p>
          </table:table-cell>
          <table:table-cell table:style-name="ce7" office:value-type="string" calcext:value-type="string">
            <text:p>Rhun_Tribal_Warrior</text:p>
          </table:table-cell>
          <table:table-cell table:style-name="ce7" office:value-type="string" calcext:value-type="string">
            <text:p>Rhun_Tribal_Warriors</text:p>
          </table:table-cell>
          <table:table-cell table:style-name="ce8" office:value-type="string" calcext:value-type="string">
            <text:p>tf_evil_man| tfg_boots| tfg_armor| 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leather_bad,itm_rhun_helm_horde_bad,</text:p>
          </table:table-cell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glaive,itm_rhun_greatfalchion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3|knows_ironflesh_1|knows_power_strike_1|knows_shield_2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5]&lt;&gt;&quot;&quot;;[.B55]&lt;&gt;&quot;&quot;);CONCATENATE([Variables.$I$1];[Variables.$I$7];[.A55];[Variables.$I$7];[Variables.$I$6];[Variables.$I$7];[.B55];[Variables.$I$7];[Variables.$I$6];[Variables.$I$7];[.C55];[Variables.$I$7];[Variables.$I$6];[.D55];[Variables.$I$6];[.E55];[Variables.$I$6];[.F55];[Variables.$I$6];[.G55];[Variables.$I$6];[Variables.$I$1];[.H55];[.I55];[.J55];[.K55];[.L55];[.M55];[.N55];[Variables.$I$2];[Variables.$I$6];[.O55];[Variables.$I$6];[.P55];[Variables.$I$6];[.Q55];[Variables.$I$6];[.R55];[Variables.$I$6];[.S55];IF([.T55]&lt;&gt;&quot;&quot;;CONCATENATE([Variables.$I$6];[.T55]);&quot;&quot;);[Variables.$I$2];[Variables.$I$6]);IF([.A55]&lt;&gt;&quot;&quot;;CONCATENATE(&quot;#&quot;;[.A55]);&quot;&quot;))" office:value-type="string" office:string-value="[&quot;i3_rhun_tribal_infantry&quot;,&quot;Rhun_Tribal_Warrior&quot;,&quot;Rhun_Tribal_Warriors&quot;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" calcext:value-type="string">
            <text:p>["i3_rhun_tribal_infantry","Rhun_Tribal_Warrior","Rhun_Tribal_Warriors",tf_evil_man| tfg_boots| tfg_armor| tfg_shield,0,0,fac_rhun,[itm_rhun_helm_leather_bad,itm_rhun_helm_horde_bad,itm_rhun_armor_a,itm_rhun_armor_b,itm_rhun_armor_d,itm_furry_boots,itm_leather_boots_dark_bad,itm_rhun_glaive,itm_rhun_greatfalchion,itm_rhun_bull1_shield,],attr_evil_tier_3,wp_tier_3,knows_common|knows_athletics_3|knows_ironflesh_1|knows_power_strike_1|knows_shield_2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rhun_vet_infantry</text:p>
          </table:table-cell>
          <table:table-cell table:style-name="ce7" office:value-type="string" calcext:value-type="string">
            <text:p>Rhun_Veteran_Warrior</text:p>
          </table:table-cell>
          <table:table-cell table:style-name="ce7" office:value-type="string" calcext:value-type="string">
            <text:p>Rhun_Veteran_Warriors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barbed, itm_rhun_helm_horde, itm_rhun_helm_round_good,</text:p>
          </table:table-cell>
          <table:table-cell table:style-name="ce11" office:value-type="string" calcext:value-type="string">
            <text:p>itm_rhun_armor_g,itm_rhun_armor_h,</text:p>
          </table:table-cell>
          <table:table-cell table:style-name="ce11" office:value-type="string" calcext:value-type="string">
            <text:p>itm_evil_gauntlets_a_good,</text:p>
          </table:table-cell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falchion,itm_rhun_glaive,itm_rhun_greatfalchion,itm_rhun_battleaxe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ironflesh_2|knows_power_strike_2|knows_shield_2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6]&lt;&gt;&quot;&quot;;[.B56]&lt;&gt;&quot;&quot;);CONCATENATE([Variables.$I$1];[Variables.$I$7];[.A56];[Variables.$I$7];[Variables.$I$6];[Variables.$I$7];[.B56];[Variables.$I$7];[Variables.$I$6];[Variables.$I$7];[.C56];[Variables.$I$7];[Variables.$I$6];[.D56];[Variables.$I$6];[.E56];[Variables.$I$6];[.F56];[Variables.$I$6];[.G56];[Variables.$I$6];[Variables.$I$1];[.H56];[.I56];[.J56];[.K56];[.L56];[.M56];[.N56];[Variables.$I$2];[Variables.$I$6];[.O56];[Variables.$I$6];[.P56];[Variables.$I$6];[.Q56];[Variables.$I$6];[.R56];[Variables.$I$6];[.S56];IF([.T56]&lt;&gt;&quot;&quot;;CONCATENATE([Variables.$I$6];[.T56]);&quot;&quot;);[Variables.$I$2];[Variables.$I$6]);IF([.A56]&lt;&gt;&quot;&quot;;CONCATENATE(&quot;#&quot;;[.A56]);&quot;&quot;))" office:value-type="string" office:string-value="[&quot;i4_rhun_vet_infantry&quot;,&quot;Rhun_Veteran_Warrior&quot;,&quot;Rhun_Veteran_Warriors&quot;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" calcext:value-type="string">
            <text:p>["i4_rhun_vet_infantry","Rhun_Veteran_Warrior","Rhun_Veteran_Warriors",tf_evil_man| tfg_shield| tfg_boots| tfg_armor| tfg_helm,0,0,fac_rhun,[itm_rhun_helm_barbed, itm_rhun_helm_horde, itm_rhun_helm_round_good,itm_rhun_armor_g,itm_rhun_armor_h,itm_evil_gauntlets_a_good,itm_furry_boots,itm_leather_boots_dark_bad,itm_rhun_falchion,itm_rhun_glaive,itm_rhun_greatfalchion,itm_rhun_battleaxe,itm_rhun_bull1_shield,],attr_evil_tier_4,wp_tier_4,knows_common|knows_athletics_4|knows_ironflesh_2|knows_power_strike_2|knows_shield_2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rhun_ox_warrior</text:p>
          </table:table-cell>
          <table:table-cell table:style-name="ce7" office:value-type="string" calcext:value-type="string">
            <text:p>Warrior_of_the_Ox</text:p>
          </table:table-cell>
          <table:table-cell table:style-name="ce7" office:value-type="string" calcext:value-type="string">
            <text:p>Warriors_of_the_Ox</text:p>
          </table:table-cell>
          <table:table-cell table:style-name="ce8" office:value-type="string" calcext:value-type="string">
            <text:p>tf_evil_man| 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barbed_good, itm_rhun_helm_pot_good, itm_rhun_helm_horde_good,</text:p>
          </table:table-cell>
          <table:table-cell table:style-name="ce11" office:value-type="string" calcext:value-type="string">
            <text:p>itm_rhun_armor_g_good,itm_rhun_armor_h_good,itm_rhun_armor_p_bad,itm_rhun_armor_k_bad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leather_boots_dark_bad, itm_splinted_greaves,</text:p>
          </table:table-cell>
          <table:table-cell table:style-name="ce11" office:value-type="string" calcext:value-type="string">
            <text:p>itm_rhun_warpick, itm_rhun_mangler, itm_rhun_glaive, itm_rhun_battleaxe,</text:p>
          </table:table-cell>
          <table:table-cell table:style-name="ce11" office:value-type="string" calcext:value-type="string">
            <text:p>itm_rhun_bull2_shield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shield_2|knows_ironflesh_3|knows_power_strike_3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7]&lt;&gt;&quot;&quot;;[.B57]&lt;&gt;&quot;&quot;);CONCATENATE([Variables.$I$1];[Variables.$I$7];[.A57];[Variables.$I$7];[Variables.$I$6];[Variables.$I$7];[.B57];[Variables.$I$7];[Variables.$I$6];[Variables.$I$7];[.C57];[Variables.$I$7];[Variables.$I$6];[.D57];[Variables.$I$6];[.E57];[Variables.$I$6];[.F57];[Variables.$I$6];[.G57];[Variables.$I$6];[Variables.$I$1];[.H57];[.I57];[.J57];[.K57];[.L57];[.M57];[.N57];[Variables.$I$2];[Variables.$I$6];[.O57];[Variables.$I$6];[.P57];[Variables.$I$6];[.Q57];[Variables.$I$6];[.R57];[Variables.$I$6];[.S57];IF([.T57]&lt;&gt;&quot;&quot;;CONCATENATE([Variables.$I$6];[.T57]);&quot;&quot;);[Variables.$I$2];[Variables.$I$6]);IF([.A57]&lt;&gt;&quot;&quot;;CONCATENATE(&quot;#&quot;;[.A57]);&quot;&quot;))" office:value-type="string" office:string-value="[&quot;i5_rhun_ox_warrior&quot;,&quot;Warrior_of_the_Ox&quot;,&quot;Warriors_of_the_Ox&quot;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" calcext:value-type="string">
            <text:p>["i5_rhun_ox_warrior","Warrior_of_the_Ox","Warriors_of_the_Ox",tf_evil_man| tfg_shield| tfg_boots| tfg_armor| tfg_helm,0,0,fac_rhun,[itm_rhun_helm_barbed_good, itm_rhun_helm_pot_good, itm_rhun_helm_horde_good,itm_rhun_armor_g_good,itm_rhun_armor_h_good,itm_rhun_armor_p_bad,itm_rhun_armor_k_bad,itm_evil_gauntlets_b_good,itm_leather_boots_dark_bad, itm_splinted_greaves,itm_rhun_warpick, itm_rhun_mangler, itm_rhun_glaive, itm_rhun_battleaxe,itm_rhun_bull2_shield,],attr_evil_tier_5,wp_tier_5,knows_common|knows_athletics_5|knows_shield_2|knows_ironflesh_3|knows_power_strike_3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rhun_horseman</text:p>
          </table:table-cell>
          <table:table-cell table:style-name="ce7" office:value-type="string" calcext:value-type="string">
            <text:p>Horseman_of_Rhun</text:p>
          </table:table-cell>
          <table:table-cell table:style-name="ce7" office:value-type="string" calcext:value-type="string">
            <text:p>Horsemen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/>
          <table:table-cell table:style-name="ce11" office:value-type="string" calcext:value-type="string">
            <text:p>itm_rhun_armor_a,itm_rhun_armor_b,itm_rhun_armor_d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bull1_shield,</text:p>
          </table:table-cell>
          <table:table-cell table:style-name="ce11" office:value-type="string" calcext:value-type="string">
            <text:p>itm_rhun_horse_a,itm_rhun_horse_b,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riding_4|knows_power_draw_3|knows_power_throw_1|knows_horse_archery_3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8]&lt;&gt;&quot;&quot;;[.B58]&lt;&gt;&quot;&quot;);CONCATENATE([Variables.$I$1];[Variables.$I$7];[.A58];[Variables.$I$7];[Variables.$I$6];[Variables.$I$7];[.B58];[Variables.$I$7];[Variables.$I$6];[Variables.$I$7];[.C58];[Variables.$I$7];[Variables.$I$6];[.D58];[Variables.$I$6];[.E58];[Variables.$I$6];[.F58];[Variables.$I$6];[.G58];[Variables.$I$6];[Variables.$I$1];[.H58];[.I58];[.J58];[.K58];[.L58];[.M58];[.N58];[Variables.$I$2];[Variables.$I$6];[.O58];[Variables.$I$6];[.P58];[Variables.$I$6];[.Q58];[Variables.$I$6];[.R58];[Variables.$I$6];[.S58];IF([.T58]&lt;&gt;&quot;&quot;;CONCATENATE([Variables.$I$6];[.T58]);&quot;&quot;);[Variables.$I$2];[Variables.$I$6]);IF([.A58]&lt;&gt;&quot;&quot;;CONCATENATE(&quot;#&quot;;[.A58]);&quot;&quot;))" office:value-type="string" office:string-value="[&quot;c2_rhun_horseman&quot;,&quot;Horseman_of_Rhun&quot;,&quot;Horsemen_of_Rhun&quot;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" calcext:value-type="string">
            <text:p>["c2_rhun_horseman","Horseman_of_Rhun","Horsemen_of_Rhun",tf_evil_man| tf_mounted| tfg_boots| tfg_armor| tfg_horse,0,0,fac_rhun,[itm_rhun_armor_a,itm_rhun_armor_b,itm_rhun_armor_d,itm_furry_boots,itm_leather_boots_dark_bad,itm_rhun_sword,itm_rhun_bull1_shield,itm_rhun_horse_a,itm_rhun_horse_b,],attr_evil_tier_2,wp_tier_2,knows_common|knows_riding_4|knows_power_draw_3|knows_power_throw_1|knows_horse_archery_3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rhun_outrider</text:p>
          </table:table-cell>
          <table:table-cell table:style-name="ce7" office:value-type="string" calcext:value-type="string">
            <text:p>Outrider_of_Rhun</text:p>
          </table:table-cell>
          <table:table-cell table:style-name="ce7" office:value-type="string" calcext:value-type="string">
            <text:p>Outriders_of_Rhun</text:p>
          </table:table-cell>
          <table:table-cell table:style-name="ce8" office:value-type="string" calcext:value-type="string">
            <text:p>tf_evil_man| tf_mounted| tfg_boots| tfg_armor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horde,itm_rhun_helm_round,itm_rhun_helm_pot_bad,</text:p>
          </table:table-cell>
          <table:table-cell table:style-name="ce11" office:value-type="string" calcext:value-type="string">
            <text:p>itm_rhun_armor_j,itm_rhun_armor_n,itm_rhun_armor_m,</text:p>
          </table:table-cell>
          <table:table-cell table:style-name="ce11"/>
          <table:table-cell table:style-name="ce11" office:value-type="string" calcext:value-type="string">
            <text:p>itm_furry_boots,itm_leather_boots_dark_bad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bull1_shield,itm_rhun_bull2_shield,</text:p>
          </table:table-cell>
          <table:table-cell table:style-name="ce11" office:value-type="string" calcext:value-type="string">
            <text:p>itm_rhun_horse_b,itm_rhun_horse_d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5|knows_power_draw_4|knows_power_strike_1|knows_ironflesh_1|knows_power_throw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59]&lt;&gt;&quot;&quot;;[.B59]&lt;&gt;&quot;&quot;);CONCATENATE([Variables.$I$1];[Variables.$I$7];[.A59];[Variables.$I$7];[Variables.$I$6];[Variables.$I$7];[.B59];[Variables.$I$7];[Variables.$I$6];[Variables.$I$7];[.C59];[Variables.$I$7];[Variables.$I$6];[.D59];[Variables.$I$6];[.E59];[Variables.$I$6];[.F59];[Variables.$I$6];[.G59];[Variables.$I$6];[Variables.$I$1];[.H59];[.I59];[.J59];[.K59];[.L59];[.M59];[.N59];[Variables.$I$2];[Variables.$I$6];[.O59];[Variables.$I$6];[.P59];[Variables.$I$6];[.Q59];[Variables.$I$6];[.R59];[Variables.$I$6];[.S59];IF([.T59]&lt;&gt;&quot;&quot;;CONCATENATE([Variables.$I$6];[.T59]);&quot;&quot;);[Variables.$I$2];[Variables.$I$6]);IF([.A59]&lt;&gt;&quot;&quot;;CONCATENATE(&quot;#&quot;;[.A59]);&quot;&quot;))" office:value-type="string" office:string-value="[&quot;c3_rhun_outrider&quot;,&quot;Outrider_of_Rhun&quot;,&quot;Outriders_of_Rhun&quot;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itm_rhun_horse_b,itm_rhun_horse_d,],attr_evil_tier_3,wp_tier_3,knows_common|knows_riding_5|knows_power_draw_4|knows_power_strike_1|knows_ironflesh_1|knows_power_throw_1,rhun_man1,rhun_man2]," calcext:value-type="string">
            <text:p>["c3_rhun_outrider","Outrider_of_Rhun","Outriders_of_Rhun",tf_evil_man| tf_mounted| tfg_boots| tfg_armor| tfg_horse,0,0,fac_rhun,[itm_rhun_helm_horde,itm_rhun_helm_round,itm_rhun_helm_pot_bad,itm_rhun_armor_j,itm_rhun_armor_n,itm_rhun_armor_m,itm_furry_boots,itm_leather_boots_dark_bad,itm_rhun_sword,itm_rhun_bull1_shield,itm_rhun_bull2_shield,itm_rhun_horse_b,itm_rhun_horse_d,],attr_evil_tier_3,wp_tier_3,knows_common|knows_riding_5|knows_power_draw_4|knows_power_strike_1|knows_ironflesh_1|knows_power_throw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rhun_noble_rider</text:p>
          </table:table-cell>
          <table:table-cell table:style-name="ce7" office:value-type="string" calcext:value-type="string">
            <text:p>Noble_Rider_of_Rhun</text:p>
          </table:table-cell>
          <table:table-cell table:style-name="ce7" office:value-type="string" calcext:value-type="string">
            <text:p>Noble_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horde_good,itm_rhun_helm_barbed,itm_rhun_helm_pot,</text:p>
          </table:table-cell>
          <table:table-cell table:style-name="ce11" office:value-type="string" calcext:value-type="string">
            <text:p>itm_rhun_armor_n,itm_rhun_armor_h,itm_rhun_armor_g,</text:p>
          </table:table-cell>
          <table:table-cell table:style-name="ce11"/>
          <table:table-cell table:style-name="ce11" office:value-type="string" calcext:value-type="string">
            <text:p>itm_furry_boots,itm_leather_boots_dark,</text:p>
          </table:table-cell>
          <table:table-cell table:style-name="ce11" office:value-type="string" calcext:value-type="string">
            <text:p>itm_rhun_sword,</text:p>
          </table:table-cell>
          <table:table-cell table:style-name="ce11" office:value-type="string" calcext:value-type="string">
            <text:p>itm_rhun_bull2_shield,</text:p>
          </table:table-cell>
          <table:table-cell table:style-name="ce11" office:value-type="string" calcext:value-type="string">
            <text:p>itm_rhun_horse_b,itm_rhun_horse_e,itm_rhun_horse_f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6|knows_power_strike_2|knows_power_draw_2|knows_power_throw_2|knows_ironflesh_2|knows_horse_archery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60]&lt;&gt;&quot;&quot;;[.B60]&lt;&gt;&quot;&quot;);CONCATENATE([Variables.$I$1];[Variables.$I$7];[.A60];[Variables.$I$7];[Variables.$I$6];[Variables.$I$7];[.B60];[Variables.$I$7];[Variables.$I$6];[Variables.$I$7];[.C60];[Variables.$I$7];[Variables.$I$6];[.D60];[Variables.$I$6];[.E60];[Variables.$I$6];[.F60];[Variables.$I$6];[.G60];[Variables.$I$6];[Variables.$I$1];[.H60];[.I60];[.J60];[.K60];[.L60];[.M60];[.N60];[Variables.$I$2];[Variables.$I$6];[.O60];[Variables.$I$6];[.P60];[Variables.$I$6];[.Q60];[Variables.$I$6];[.R60];[Variables.$I$6];[.S60];IF([.T60]&lt;&gt;&quot;&quot;;CONCATENATE([Variables.$I$6];[.T60]);&quot;&quot;);[Variables.$I$2];[Variables.$I$6]);IF([.A60]&lt;&gt;&quot;&quot;;CONCATENATE(&quot;#&quot;;[.A60]);&quot;&quot;))" office:value-type="string" office:string-value="[&quot;c4_rhun_noble_rider&quot;,&quot;Noble_Rider_of_Rhun&quot;,&quot;Noble_Riders_of_Rhun&quot;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" calcext:value-type="string">
            <text:p>["c4_rhun_noble_rider","Noble_Rider_of_Rhun","Noble_Riders_of_Rhun",tf_evil_man| tf_mounted| tfg_boots| tfg_armor| tfg_horse| tfg_shield|tfg_helm,0,0,fac_rhun,[itm_rhun_helm_horde_good,itm_rhun_helm_barbed,itm_rhun_helm_pot,itm_rhun_armor_n,itm_rhun_armor_h,itm_rhun_armor_g,itm_furry_boots,itm_leather_boots_dark,itm_rhun_sword,itm_rhun_bull2_shield,itm_rhun_horse_b,itm_rhun_horse_e,itm_rhun_horse_f,],attr_evil_tier_4,wp_tier_4,knows_common|knows_riding_6|knows_power_strike_2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rhun_warrider</text:p>
          </table:table-cell>
          <table:table-cell table:style-name="ce7" office:value-type="string" calcext:value-type="string">
            <text:p>Warrider_of_Rhun</text:p>
          </table:table-cell>
          <table:table-cell table:style-name="ce7" office:value-type="string" calcext:value-type="string">
            <text:p>Warrider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barbed_good,itm_rhun_helm_pot_good,</text:p>
          </table:table-cell>
          <table:table-cell table:style-name="ce11" office:value-type="string" calcext:value-type="string">
            <text:p>itm_rhun_armor_p,itm_rhun_armor_k,</text:p>
          </table:table-cell>
          <table:table-cell table:style-name="ce11" office:value-type="string" calcext:value-type="string">
            <text:p>itm_evil_gauntlets_a_good,</text:p>
          </table:table-cell>
          <table:table-cell table:style-name="ce11" office:value-type="string" calcext:value-type="string">
            <text:p>itm_leather_boots_dark, itm_splinted_greaves,</text:p>
          </table:table-cell>
          <table:table-cell table:style-name="ce11" office:value-type="string" calcext:value-type="string">
            <text:p>itm_rhun_sword,itm_rhun_greatsword,</text:p>
          </table:table-cell>
          <table:table-cell table:style-name="ce11" office:value-type="string" calcext:value-type="string">
            <text:p>itm_rhun_bull3_shield,</text:p>
          </table:table-cell>
          <table:table-cell table:style-name="ce11" office:value-type="string" calcext:value-type="string">
            <text:p>itm_rhun_horse_g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6|knows_power_strike_3|knows_power_draw_2|knows_power_throw_2|knows_ironflesh_2|knows_horse_archery_1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61]&lt;&gt;&quot;&quot;;[.B61]&lt;&gt;&quot;&quot;);CONCATENATE([Variables.$I$1];[Variables.$I$7];[.A61];[Variables.$I$7];[Variables.$I$6];[Variables.$I$7];[.B61];[Variables.$I$7];[Variables.$I$6];[Variables.$I$7];[.C61];[Variables.$I$7];[Variables.$I$6];[.D61];[Variables.$I$6];[.E61];[Variables.$I$6];[.F61];[Variables.$I$6];[.G61];[Variables.$I$6];[Variables.$I$1];[.H61];[.I61];[.J61];[.K61];[.L61];[.M61];[.N61];[Variables.$I$2];[Variables.$I$6];[.O61];[Variables.$I$6];[.P61];[Variables.$I$6];[.Q61];[Variables.$I$6];[.R61];[Variables.$I$6];[.S61];IF([.T61]&lt;&gt;&quot;&quot;;CONCATENATE([Variables.$I$6];[.T61]);&quot;&quot;);[Variables.$I$2];[Variables.$I$6]);IF([.A61]&lt;&gt;&quot;&quot;;CONCATENATE(&quot;#&quot;;[.A61]);&quot;&quot;))" office:value-type="string" office:string-value="[&quot;c5_rhun_warrider&quot;,&quot;Warrider_of_Rhun&quot;,&quot;Warriders_of_Rhun&quot;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" calcext:value-type="string">
            <text:p>["c5_rhun_warrider","Warrider_of_Rhun","Warriders_of_Rhun",tf_evil_man| tf_mounted| tfg_boots| tfg_armor| tfg_horse| tfg_shield|tfg_helm,0,0,fac_rhun,[itm_rhun_helm_barbed_good,itm_rhun_helm_pot_good,itm_rhun_armor_p,itm_rhun_armor_k,itm_evil_gauntlets_a_good,itm_leather_boots_dark, itm_splinted_greaves,itm_rhun_sword,itm_rhun_greatsword,itm_rhun_bull3_shield,itm_rhun_horse_g,],attr_evil_tier_5,wp_tier_5,knows_common|knows_riding_6|knows_power_strike_3|knows_power_draw_2|knows_power_throw_2|knows_ironflesh_2|knows_horse_archery_1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rhun_warlord</text:p>
          </table:table-cell>
          <table:table-cell table:style-name="ce7" office:value-type="string" calcext:value-type="string">
            <text:p>Warlord_of_Rhun</text:p>
          </table:table-cell>
          <table:table-cell table:style-name="ce7" office:value-type="string" calcext:value-type="string">
            <text:p>Warlords_of_Rhun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chieftain,</text:p>
          </table:table-cell>
          <table:table-cell table:style-name="ce11" office:value-type="string" calcext:value-type="string">
            <text:p>itm_rhun_armor_p_good,itm_rhun_armor_k_good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rhun_sword,itm_rhun_greatfalchion,</text:p>
          </table:table-cell>
          <table:table-cell table:style-name="ce11" office:value-type="string" calcext:value-type="string">
            <text:p>itm_rhun_bull3_shield,</text:p>
          </table:table-cell>
          <table:table-cell table:style-name="ce11" office:value-type="string" calcext:value-type="string">
            <text:p>itm_rhun_horse_g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5|knows_power_strike_6|knows_riding_7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6" table:formula="of:=IF(AND([.A62]&lt;&gt;&quot;&quot;;[.B62]&lt;&gt;&quot;&quot;);CONCATENATE([Variables.$I$1];[Variables.$I$7];[.A62];[Variables.$I$7];[Variables.$I$6];[Variables.$I$7];[.B62];[Variables.$I$7];[Variables.$I$6];[Variables.$I$7];[.C62];[Variables.$I$7];[Variables.$I$6];[.D62];[Variables.$I$6];[.E62];[Variables.$I$6];[.F62];[Variables.$I$6];[.G62];[Variables.$I$6];[Variables.$I$1];[.H62];[.I62];[.J62];[.K62];[.L62];[.M62];[.N62];[Variables.$I$2];[Variables.$I$6];[.O62];[Variables.$I$6];[.P62];[Variables.$I$6];[.Q62];[Variables.$I$6];[.R62];[Variables.$I$6];[.S62];IF([.T62]&lt;&gt;&quot;&quot;;CONCATENATE([Variables.$I$6];[.T62]);&quot;&quot;);[Variables.$I$2];[Variables.$I$6]);IF([.A62]&lt;&gt;&quot;&quot;;CONCATENATE(&quot;#&quot;;[.A62]);&quot;&quot;))" office:value-type="string" office:string-value="[&quot;c6_rhun_warlord&quot;,&quot;Warlord_of_Rhun&quot;,&quot;Warlords_of_Rhun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,rhun_man1,rhun_man2]," calcext:value-type="string">
            <text:p>["c6_rhun_warlord","Warlord_of_Rhun","Warlords_of_Rhun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5|knows_power_strike_6|knows_riding_7,rhun_man1,rhun_man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63]&lt;&gt;&quot;&quot;;[.B63]&lt;&gt;&quot;&quot;);CONCATENATE([Variables.$I$1];[Variables.$I$7];[.A63];[Variables.$I$7];[Variables.$I$6];[Variables.$I$7];[.B63];[Variables.$I$7];[Variables.$I$6];[Variables.$I$7];[.C63];[Variables.$I$7];[Variables.$I$6];[.D63];[Variables.$I$6];[.E63];[Variables.$I$6];[.F63];[Variables.$I$6];[.G63];[Variables.$I$6];[Variables.$I$1];[.H63];[.I63];[.J63];[.K63];[.L63];[.M63];[.N63];[Variables.$I$2];[Variables.$I$6];[.O63];[Variables.$I$6];[.P63];[Variables.$I$6];[.Q63];[Variables.$I$6];[.R63];[Variables.$I$6];[.S63];IF([.T63]&lt;&gt;&quot;&quot;;CONCATENATE([Variables.$I$6];[.T63]);&quot;&quot;);[Variables.$I$2];[Variables.$I$6]);IF([.A63]&lt;&gt;&quot;&quot;;CONCATENATE(&quot;#&quot;;[.A63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Dwarves</text:p>
          </table:table-cell>
          <table:table-cell table:style-name="ce6" table:number-columns-repeated="19"/>
          <table:table-cell table:style-name="ce6" table:formula="of:=IF(AND([.A64]&lt;&gt;&quot;&quot;;[.B64]&lt;&gt;&quot;&quot;);CONCATENATE([Variables.$I$1];[Variables.$I$7];[.A64];[Variables.$I$7];[Variables.$I$6];[Variables.$I$7];[.B64];[Variables.$I$7];[Variables.$I$6];[Variables.$I$7];[.C64];[Variables.$I$7];[Variables.$I$6];[.D64];[Variables.$I$6];[.E64];[Variables.$I$6];[.F64];[Variables.$I$6];[.G64];[Variables.$I$6];[Variables.$I$1];[.H64];[.I64];[.J64];[.K64];[.L64];[.M64];[.N64];[Variables.$I$2];[Variables.$I$6];[.O64];[Variables.$I$6];[.P64];[Variables.$I$6];[.Q64];[Variables.$I$6];[.R64];[Variables.$I$6];[.S64];IF([.T64]&lt;&gt;&quot;&quot;;CONCATENATE([Variables.$I$6];[.T64]);&quot;&quot;);[Variables.$I$2];[Variables.$I$6]);IF([.A64]&lt;&gt;&quot;&quot;;CONCATENATE(&quot;#&quot;;[.A64]);&quot;&quot;))" office:value-type="string" office:string-value="#Dwarves" calcext:value-type="string">
            <text:p>#Dwarve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dwarf_apprentice</text:p>
          </table:table-cell>
          <table:table-cell table:style-name="ce7" office:value-type="string" calcext:value-type="string">
            <text:p>Apprentice-dwarf</text:p>
          </table:table-cell>
          <table:table-cell table:style-name="ce7" office:value-type="string" calcext:value-type="string">
            <text:p>Apprentice-dwarve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ood, itm_dwarf_miner,</text:p>
          </table:table-cell>
          <table:table-cell table:style-name="ce11" office:value-type="string" calcext:value-type="string">
            <text:p>itm_dwarf_vest,itm_dwarf_vest_lordly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, itm_dwarf_mattock_good, itm_dwarf_hand_axe,</text:p>
          </table:table-cell>
          <table:table-cell table:style-name="ce11" table:number-columns-repeated="2"/>
          <table:table-cell table:style-name="ce12" office:value-type="string" calcext:value-type="string">
            <text:p>attr_dwarf_tier_1</text:p>
          </table:table-cell>
          <table:table-cell table:style-name="ce12" office:value-type="string" calcext:value-type="string">
            <text:p>wp_dwarf_tier_1</text:p>
          </table:table-cell>
          <table:table-cell table:style-name="ce13" office:value-type="string" calcext:value-type="string">
            <text:p>knows_common|knows_ironflesh_3|knows_power_strike_1|knows_power_throw_1|knows_athletics_1|knows_trainer_1|knows_pathfinding_1|knows_spotting_1|knows_inventory_management_2|knows_wound_treatment_1|knows_trade_2</text:p>
          </table:table-cell>
          <table:table-cell table:style-name="ce14" office:value-type="string" calcext:value-type="string">
            <text:p>dwarf_face_2</text:p>
          </table:table-cell>
          <table:table-cell table:style-name="ce14" office:value-type="string" calcext:value-type="string">
            <text:p>dwarf_face_3</text:p>
          </table:table-cell>
          <table:table-cell table:style-name="ce15"/>
          <table:table-cell table:style-name="ce6" table:formula="of:=IF(AND([.A65]&lt;&gt;&quot;&quot;;[.B65]&lt;&gt;&quot;&quot;);CONCATENATE([Variables.$I$1];[Variables.$I$7];[.A65];[Variables.$I$7];[Variables.$I$6];[Variables.$I$7];[.B65];[Variables.$I$7];[Variables.$I$6];[Variables.$I$7];[.C65];[Variables.$I$7];[Variables.$I$6];[.D65];[Variables.$I$6];[.E65];[Variables.$I$6];[.F65];[Variables.$I$6];[.G65];[Variables.$I$6];[Variables.$I$1];[.H65];[.I65];[.J65];[.K65];[.L65];[.M65];[.N65];[Variables.$I$2];[Variables.$I$6];[.O65];[Variables.$I$6];[.P65];[Variables.$I$6];[.Q65];[Variables.$I$6];[.R65];[Variables.$I$6];[.S65];IF([.T65]&lt;&gt;&quot;&quot;;CONCATENATE([Variables.$I$6];[.T65]);&quot;&quot;);[Variables.$I$2];[Variables.$I$6]);IF([.A65]&lt;&gt;&quot;&quot;;CONCATENATE(&quot;#&quot;;[.A65]);&quot;&quot;))" office:value-type="string" office:string-value="[&quot;i1_dwarf_apprentice&quot;,&quot;Apprentice-dwarf&quot;,&quot;Apprentice-dwarves&quot;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" calcext:value-type="string">
            <text:p>["i1_dwarf_apprentice","Apprentice-dwarf","Apprentice-dwarves",tf_dwarf| tfg_armor| tfg_boots,0,0,fac_dwarf,[itm_dwarf_hood, itm_dwarf_miner,itm_dwarf_vest,itm_dwarf_vest_lordly,itm_dwarf_pad_boots,itm_dwarf_mattock, itm_dwarf_mattock_good, itm_dwarf_hand_axe,],attr_dwarf_tier_1,wp_dwarf_tier_1,knows_common|knows_ironflesh_3|knows_power_strike_1|knows_power_throw_1|knows_athletics_1|knows_trainer_1|knows_pathfinding_1|knows_spotting_1|knows_inventory_management_2|knows_wound_treatment_1|knows_trade_2,dwarf_face_2,dwarf_face_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dwarf_warrior</text:p>
          </table:table-cell>
          <table:table-cell table:style-name="ce7" office:value-type="string" calcext:value-type="string">
            <text:p>Warrior-dwarf</text:p>
          </table:table-cell>
          <table:table-cell table:style-name="ce7" office:value-type="string" calcext:value-type="string">
            <text:p>Warrio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, itm_dwarf_miner, itm_dwarf_miner_nasal,itm_dwarf_nasal_b,</text:p>
          </table:table-cell>
          <table:table-cell table:style-name="ce11" office:value-type="string" calcext:value-type="string">
            <text:p>itm_dwarf_vest_lordly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_good, itm_dwarf_hand_axe,itm_dwarf_sword_a, itm_dwarf_spear,</text:p>
          </table:table-cell>
          <table:table-cell table:style-name="ce11" office:value-type="string" calcext:value-type="string">
            <text:p>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2</text:p>
          </table:table-cell>
          <table:table-cell table:style-name="ce12" office:value-type="string" calcext:value-type="string">
            <text:p>wp_dwarf_tier_2</text:p>
          </table:table-cell>
          <table:table-cell table:style-name="ce13" office:value-type="string" calcext:value-type="string">
            <text:p>knows_common|knows_ironflesh_3|knows_power_strike_1|knows_power_throw_2|knows_shield_1|knows_athletics_1|knows_trainer_1|knows_pathfinding_1|knows_spotting_1|knows_inventory_management_2|knows_wound_treatment_1|knows_trade_2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66]&lt;&gt;&quot;&quot;;[.B66]&lt;&gt;&quot;&quot;);CONCATENATE([Variables.$I$1];[Variables.$I$7];[.A66];[Variables.$I$7];[Variables.$I$6];[Variables.$I$7];[.B66];[Variables.$I$7];[Variables.$I$6];[Variables.$I$7];[.C66];[Variables.$I$7];[Variables.$I$6];[.D66];[Variables.$I$6];[.E66];[Variables.$I$6];[.F66];[Variables.$I$6];[.G66];[Variables.$I$6];[Variables.$I$1];[.H66];[.I66];[.J66];[.K66];[.L66];[.M66];[.N66];[Variables.$I$2];[Variables.$I$6];[.O66];[Variables.$I$6];[.P66];[Variables.$I$6];[.Q66];[Variables.$I$6];[.R66];[Variables.$I$6];[.S66];IF([.T66]&lt;&gt;&quot;&quot;;CONCATENATE([Variables.$I$6];[.T66]);&quot;&quot;);[Variables.$I$2];[Variables.$I$6]);IF([.A66]&lt;&gt;&quot;&quot;;CONCATENATE(&quot;#&quot;;[.A66]);&quot;&quot;))" office:value-type="string" office:string-value="[&quot;i2_dwarf_warrior&quot;,&quot;Warrior-dwarf&quot;,&quot;Warrior-dwarves&quot;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" calcext:value-type="string">
            <text:p>["i2_dwarf_warrior","Warrior-dwarf","Warrior-dwarves",tf_dwarf| tfg_armor| tfg_shield| tfg_helm| tfg_boots,0,0,fac_dwarf,[itm_dwarf_helm_coif, itm_dwarf_miner, itm_dwarf_miner_nasal,itm_dwarf_nasal_b,itm_dwarf_vest_lordly,itm_dwarf_pad_boots,itm_dwarf_mattock_good, itm_dwarf_hand_axe,itm_dwarf_sword_a, itm_dwarf_spear,itm_dwarf_shield_d, itm_dwarf_shield_d_good,],attr_dwarf_tier_2,wp_dwarf_tier_2,knows_common|knows_ironflesh_3|knows_power_strike_1|knows_power_throw_2|knows_shield_1|knows_athletics_1|knows_trainer_1|knows_pathfinding_1|knows_spotting_1|knows_inventory_management_2|knows_wound_treatment_1|knows_trade_2,dwarf_face_1,dwar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dwarf_hardened_warrior</text:p>
          </table:table-cell>
          <table:table-cell table:style-name="ce7" office:value-type="string" calcext:value-type="string">
            <text:p>Hardened_Warrior-dwarf</text:p>
          </table:table-cell>
          <table:table-cell table:style-name="ce7" office:value-type="string" calcext:value-type="string">
            <text:p>Hardened_Warrior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, itm_dwarf_helm_kettle, itm_dwarf_helm_round,itm_dwarf_nasal_b,</text:p>
          </table:table-cell>
          <table:table-cell table:style-name="ce11" office:value-type="string" calcext:value-type="string">
            <text:p>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_good, itm_dwarf_hand_axe,itm_dwarf_sword_a, itm_dwarf_spear,</text:p>
          </table:table-cell>
          <table:table-cell table:style-name="ce11" office:value-type="string" calcext:value-type="string">
            <text:p>itm_dwarf_shield_d, itm_dwarf_shield_d_good,itm_dwarf_shield_a, itm_dwarf_shield_a_good,</text:p>
          </table:table-cell>
          <table:table-cell table:style-name="ce11"/>
          <table:table-cell table:style-name="ce12" office:value-type="string" calcext:value-type="string">
            <text:p>attr_dwarf_tier_3</text:p>
          </table:table-cell>
          <table:table-cell table:style-name="ce12" office:value-type="string" calcext:value-type="string">
            <text:p>wp_dwarf_tier_3</text:p>
          </table:table-cell>
          <table:table-cell table:style-name="ce12" office:value-type="string" calcext:value-type="string">
            <text:p>knows_common_dwarf|knows_athletics_2|knows_power_strike_2|knows_power_throw_2|knows_ironflesh_4|knows_shield_3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67]&lt;&gt;&quot;&quot;;[.B67]&lt;&gt;&quot;&quot;);CONCATENATE([Variables.$I$1];[Variables.$I$7];[.A67];[Variables.$I$7];[Variables.$I$6];[Variables.$I$7];[.B67];[Variables.$I$7];[Variables.$I$6];[Variables.$I$7];[.C67];[Variables.$I$7];[Variables.$I$6];[.D67];[Variables.$I$6];[.E67];[Variables.$I$6];[.F67];[Variables.$I$6];[.G67];[Variables.$I$6];[Variables.$I$1];[.H67];[.I67];[.J67];[.K67];[.L67];[.M67];[.N67];[Variables.$I$2];[Variables.$I$6];[.O67];[Variables.$I$6];[.P67];[Variables.$I$6];[.Q67];[Variables.$I$6];[.R67];[Variables.$I$6];[.S67];IF([.T67]&lt;&gt;&quot;&quot;;CONCATENATE([Variables.$I$6];[.T67]);&quot;&quot;);[Variables.$I$2];[Variables.$I$6]);IF([.A67]&lt;&gt;&quot;&quot;;CONCATENATE(&quot;#&quot;;[.A67]);&quot;&quot;))" office:value-type="string" office:string-value="[&quot;i3_dwarf_hardened_warrior&quot;,&quot;Hardened_Warrior-dwarf&quot;,&quot;Hardened_Warrior-dwarves&quot;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" calcext:value-type="string">
            <text:p>["i3_dwarf_hardened_warrior","Hardened_Warrior-dwarf","Hardened_Warrior-dwarves",tf_dwarf| tfg_armor| tfg_gloves| tfg_shield| tfg_helm| tfg_boots,0,0,fac_dwarf,[itm_dwarf_helm_coif, itm_dwarf_helm_kettle, itm_dwarf_helm_round,itm_dwarf_nasal_b,itm_dwarf_armor_a,itm_leather_gloves,itm_dwarf_pad_boots,itm_dwarf_mattock_good, itm_dwarf_hand_axe,itm_dwarf_sword_a, itm_dwarf_spear,itm_dwarf_shield_d, itm_dwarf_shield_d_good,itm_dwarf_shield_a, itm_dwarf_shield_a_good,],attr_dwarf_tier_3,wp_dwarf_tier_3,knows_common_dwarf|knows_athletics_2|knows_power_strike_2|knows_power_throw_2|knows_ironflesh_4|knows_shield_3,dwarf_face_3,dwarf_face_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dwarf_spearman</text:p>
          </table:table-cell>
          <table:table-cell table:style-name="ce7" office:value-type="string" calcext:value-type="string">
            <text:p>Spear-dwarf</text:p>
          </table:table-cell>
          <table:table-cell table:style-name="ce7" office:value-type="string" calcext:value-type="string">
            <text:p>Spear-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_lordly, itm_dwarf_helm_kettle, itm_dwarf_helm_round,</text:p>
          </table:table-cell>
          <table:table-cell table:style-name="ce11" office:value-type="string" calcext:value-type="string">
            <text:p>itm_dwarf_armor_b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spear,</text:p>
          </table:table-cell>
          <table:table-cell table:style-name="ce11" office:value-type="string" calcext:value-type="string">
            <text:p>itm_dwarf_shield_d, itm_dwarf_shield_d_good,itm_dwarf_shield_a, itm_dwarf_shield_a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4</text:p>
          </table:table-cell>
          <table:table-cell table:style-name="ce12" office:value-type="string" calcext:value-type="string">
            <text:p>knows_common_dwarf|knows_athletics_2|knows_power_strike_4|knows_ironflesh_5|knows_shield_3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68]&lt;&gt;&quot;&quot;;[.B68]&lt;&gt;&quot;&quot;);CONCATENATE([Variables.$I$1];[Variables.$I$7];[.A68];[Variables.$I$7];[Variables.$I$6];[Variables.$I$7];[.B68];[Variables.$I$7];[Variables.$I$6];[Variables.$I$7];[.C68];[Variables.$I$7];[Variables.$I$6];[.D68];[Variables.$I$6];[.E68];[Variables.$I$6];[.F68];[Variables.$I$6];[.G68];[Variables.$I$6];[Variables.$I$1];[.H68];[.I68];[.J68];[.K68];[.L68];[.M68];[.N68];[Variables.$I$2];[Variables.$I$6];[.O68];[Variables.$I$6];[.P68];[Variables.$I$6];[.Q68];[Variables.$I$6];[.R68];[Variables.$I$6];[.S68];IF([.T68]&lt;&gt;&quot;&quot;;CONCATENATE([Variables.$I$6];[.T68]);&quot;&quot;);[Variables.$I$2];[Variables.$I$6]);IF([.A68]&lt;&gt;&quot;&quot;;CONCATENATE(&quot;#&quot;;[.A68]);&quot;&quot;))" office:value-type="string" office:string-value="[&quot;i4_dwarf_spearman&quot;,&quot;Spear-dwarf&quot;,&quot;Spear-dwarves&quot;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" calcext:value-type="string">
            <text:p>["i4_dwarf_spearman","Spear-dwarf","Spear-dwarves",tf_dwarf| tfg_armor| tfg_shield| tfg_helm| tfg_boots,0,0,fac_dwarf,[itm_dwarf_helm_coif_lordly, itm_dwarf_helm_kettle, itm_dwarf_helm_round,itm_dwarf_armor_b,itm_leather_gloves,itm_dwarf_pad_boots,itm_dwarf_spear,itm_dwarf_shield_d, itm_dwarf_shield_d_good,itm_dwarf_shield_a, itm_dwarf_shield_a_good,],attr_dwarf_tier_4,wp_dwarf_tier_4,knows_common_dwarf|knows_athletics_2|knows_power_strike_4|knows_ironflesh_5|knows_shield_3,dwarf_face_1,dwar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dwarf_pikeman</text:p>
          </table:table-cell>
          <table:table-cell table:style-name="ce7" office:value-type="string" calcext:value-type="string">
            <text:p>Pike-dwarf</text:p>
          </table:table-cell>
          <table:table-cell table:style-name="ce7" office:value-type="string" calcext:value-type="string">
            <text:p>Pik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,</text:p>
          </table:table-cell>
          <table:table-cell table:style-name="ce11" office:value-type="string" calcext:value-type="string">
            <text:p>itm_dwarf_armor_b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itm_dwarf_spear,</text:p>
          </table:table-cell>
          <table:table-cell table:style-name="ce11" office:value-type="string" calcext:value-type="string">
            <text:p>itm_dwarf_shield_c,</text:p>
          </table:table-cell>
          <table:table-cell table:style-name="ce11"/>
          <table:table-cell table:style-name="ce12" office:value-type="string" calcext:value-type="string">
            <text:p>attr_dwarf_tier_5</text:p>
          </table:table-cell>
          <table:table-cell table:style-name="ce12" office:value-type="string" calcext:value-type="string">
            <text:p>wp_dwarf_tier_5</text:p>
          </table:table-cell>
          <table:table-cell table:style-name="ce12" office:value-type="string" calcext:value-type="string">
            <text:p>knows_common_dwarf|knows_athletics_2|knows_power_strike_5|knows_ironflesh_6|knows_shield_4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69]&lt;&gt;&quot;&quot;;[.B69]&lt;&gt;&quot;&quot;);CONCATENATE([Variables.$I$1];[Variables.$I$7];[.A69];[Variables.$I$7];[Variables.$I$6];[Variables.$I$7];[.B69];[Variables.$I$7];[Variables.$I$6];[Variables.$I$7];[.C69];[Variables.$I$7];[Variables.$I$6];[.D69];[Variables.$I$6];[.E69];[Variables.$I$6];[.F69];[Variables.$I$6];[.G69];[Variables.$I$6];[Variables.$I$1];[.H69];[.I69];[.J69];[.K69];[.L69];[.M69];[.N69];[Variables.$I$2];[Variables.$I$6];[.O69];[Variables.$I$6];[.P69];[Variables.$I$6];[.Q69];[Variables.$I$6];[.R69];[Variables.$I$6];[.S69];IF([.T69]&lt;&gt;&quot;&quot;;CONCATENATE([Variables.$I$6];[.T69]);&quot;&quot;);[Variables.$I$2];[Variables.$I$6]);IF([.A69]&lt;&gt;&quot;&quot;;CONCATENATE(&quot;#&quot;;[.A69]);&quot;&quot;))" office:value-type="string" office:string-value="[&quot;i5_dwarf_pikeman&quot;,&quot;Pike-dwarf&quot;,&quot;Pike-dwarves&quot;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" calcext:value-type="string">
            <text:p>["i5_dwarf_pikeman","Pike-dwarf","Pike-dwarves",tf_dwarf| tfg_armor| tfg_gloves| tfg_shield| tfg_helm| tfg_boots,0,0,fac_dwarf,[itm_dwarf_helm_sallet,itm_dwarf_armor_b_lordly,itm_mail_mittens,itm_dwarf_chain_boots,itm_dwarf_spear,itm_dwarf_shield_c,],attr_dwarf_tier_5,wp_dwarf_tier_5,knows_common_dwarf|knows_athletics_2|knows_power_strike_5|knows_ironflesh_6|knows_shield_4,dwarf_face_3,dwarf_face_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dwarf_longpikeman</text:p>
          </table:table-cell>
          <table:table-cell table:style-name="ce7" office:value-type="string" calcext:value-type="string">
            <text:p>Longpike_Dwarf</text:p>
          </table:table-cell>
          <table:table-cell table:style-name="ce7" office:value-type="string" calcext:value-type="string">
            <text:p>Longpike_Dwarves</text:p>
          </table:table-cell>
          <table:table-cell table:style-name="ce8" office:value-type="string" calcext:value-type="string">
            <text:p>tf_dwarf| tfg_armor| tfg_shield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dwarf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chain_boots,itm_dwarf_scale_boots,</text:p>
          </table:table-cell>
          <table:table-cell table:style-name="ce11" office:value-type="string" calcext:value-type="string">
            <text:p>itm_dwarf_spear_b,</text:p>
          </table:table-cell>
          <table:table-cell table:style-name="ce11" office:value-type="string" calcext:value-type="string">
            <text:p>itm_dwarf_shield_c, itm_dwarf_shield_c_good,</text:p>
          </table:table-cell>
          <table:table-cell table:style-name="ce11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3|knows_power_strike_6|knows_ironflesh_7|knows_shield_5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6" table:formula="of:=IF(AND([.A70]&lt;&gt;&quot;&quot;;[.B70]&lt;&gt;&quot;&quot;);CONCATENATE([Variables.$I$1];[Variables.$I$7];[.A70];[Variables.$I$7];[Variables.$I$6];[Variables.$I$7];[.B70];[Variables.$I$7];[Variables.$I$6];[Variables.$I$7];[.C70];[Variables.$I$7];[Variables.$I$6];[.D70];[Variables.$I$6];[.E70];[Variables.$I$6];[.F70];[Variables.$I$6];[.G70];[Variables.$I$6];[Variables.$I$1];[.H70];[.I70];[.J70];[.K70];[.L70];[.M70];[.N70];[Variables.$I$2];[Variables.$I$6];[.O70];[Variables.$I$6];[.P70];[Variables.$I$6];[.Q70];[Variables.$I$6];[.R70];[Variables.$I$6];[.S70];IF([.T70]&lt;&gt;&quot;&quot;;CONCATENATE([Variables.$I$6];[.T70]);&quot;&quot;);[Variables.$I$2];[Variables.$I$6]);IF([.A70]&lt;&gt;&quot;&quot;;CONCATENATE(&quot;#&quot;;[.A70]);&quot;&quot;))" office:value-type="string" office:string-value="[&quot;i6_dwarf_longpikeman&quot;,&quot;Longpike_Dwarf&quot;,&quot;Longpike_Dwarves&quot;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" calcext:value-type="string">
            <text:p>["i6_dwarf_longpikeman","Longpike_Dwarf","Longpike_Dwarves",tf_dwarf| tfg_armor| tfg_shield| tfg_gloves| tfg_helm| tfg_boots,0,0,fac_dwarf,[itm_dwarf_helm_sallet_lordly,itm_dwarf_armor_c,itm_mail_mittens,itm_dwarf_chain_boots,itm_dwarf_scale_boots,itm_dwarf_spear_b,itm_dwarf_shield_c, itm_dwarf_shield_c_good,],attr_dwarf_tier_6,wp_dwarf_tier_6,knows_common_dwarf|knows_athletics_3|knows_power_strike_6|knows_ironflesh_7|knows_shield_5,dwarf_face_7,dwarf_face_7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dwarf_axeman</text:p>
          </table:table-cell>
          <table:table-cell table:style-name="ce7" office:value-type="string" calcext:value-type="string">
            <text:p>Axedwarf</text:p>
          </table:table-cell>
          <table:table-cell table:style-name="ce7" office:value-type="string" calcext:value-type="string">
            <text:p>Axedwarves</text:p>
          </table:table-cell>
          <table:table-cell table:style-name="ce8" office:value-type="string" calcext:value-type="string">
            <text:p>tf_dwarf| tfg_armor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coif_lordly, itm_dwarf_helm_kettle, itm_dwarf_helm_round,</text:p>
          </table:table-cell>
          <table:table-cell table:style-name="ce11" office:value-type="string" calcext:value-type="string">
            <text:p>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<text:s/>itm_dwarf_hand_axe,</text:p>
          </table:table-cell>
          <table:table-cell table:style-name="ce11" office:value-type="string" calcext:value-type="string">
            <text:p>itm_dwarf_throwing_axe,itm_dwarf_throwing_axe,itm_dwarf_shield_d, itm_dwarf_shield_d_good,itm_dwarf_shield_a, itm_dwarf_shield_a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4</text:p>
          </table:table-cell>
          <table:table-cell table:style-name="ce12" office:value-type="string" calcext:value-type="string">
            <text:p>knows_common_dwarf|knows_athletics_2|knows_power_throw_2|knows_power_strike_5|knows_ironflesh_5|knows_shield_4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71]&lt;&gt;&quot;&quot;;[.B71]&lt;&gt;&quot;&quot;);CONCATENATE([Variables.$I$1];[Variables.$I$7];[.A71];[Variables.$I$7];[Variables.$I$6];[Variables.$I$7];[.B71];[Variables.$I$7];[Variables.$I$6];[Variables.$I$7];[.C71];[Variables.$I$7];[Variables.$I$6];[.D71];[Variables.$I$6];[.E71];[Variables.$I$6];[.F71];[Variables.$I$6];[.G71];[Variables.$I$6];[Variables.$I$1];[.H71];[.I71];[.J71];[.K71];[.L71];[.M71];[.N71];[Variables.$I$2];[Variables.$I$6];[.O71];[Variables.$I$6];[.P71];[Variables.$I$6];[.Q71];[Variables.$I$6];[.R71];[Variables.$I$6];[.S71];IF([.T71]&lt;&gt;&quot;&quot;;CONCATENATE([Variables.$I$6];[.T71]);&quot;&quot;);[Variables.$I$2];[Variables.$I$6]);IF([.A71]&lt;&gt;&quot;&quot;;CONCATENATE(&quot;#&quot;;[.A71]);&quot;&quot;))" office:value-type="string" office:string-value="[&quot;i4_dwarf_axeman&quot;,&quot;Axedwarf&quot;,&quot;Axedwarves&quot;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" calcext:value-type="string">
            <text:p>["i4_dwarf_axeman","Axedwarf","Axedwarves",tf_dwarf| tfg_armor| tfg_shield| tfg_helm| tfg_boots,0,0,fac_dwarf,[itm_dwarf_helm_coif_lordly, itm_dwarf_helm_kettle, itm_dwarf_helm_round,itm_dwarf_armor_a,itm_leather_gloves,itm_dwarf_chain_boots, itm_dwarf_hand_axe,itm_dwarf_throwing_axe,itm_dwarf_throwing_axe,itm_dwarf_shield_d, itm_dwarf_shield_d_good,itm_dwarf_shield_a, itm_dwarf_shield_a_good,],attr_dwarf_tier_4,wp_dwarf_tier_4,knows_common_dwarf|knows_athletics_2|knows_power_throw_2|knows_power_strike_5|knows_ironflesh_5|knows_shield_4,dwarf_face_1,dwar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dwarf_expert_axeman</text:p>
          </table:table-cell>
          <table:table-cell table:style-name="ce7" office:value-type="string" calcext:value-type="string">
            <text:p>Expert_Axedwarf</text:p>
          </table:table-cell>
          <table:table-cell table:style-name="ce7" office:value-type="string" calcext:value-type="string">
            <text:p>Expert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,</text:p>
          </table:table-cell>
          <table:table-cell table:style-name="ce11" office:value-type="string" calcext:value-type="string">
            <text:p>itm_dwarf_armor_a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<text:s/>itm_dwarf_hand_axe, itm_dwarf_battle_axe,</text:p>
          </table:table-cell>
          <table:table-cell table:style-name="ce11" office:value-type="string" calcext:value-type="string">
            <text:p>itm_dwarf_throwing_axe,itm_dwarf_throwing_axe,itm_dwarf_shield_b,</text:p>
          </table:table-cell>
          <table:table-cell table:style-name="ce11"/>
          <table:table-cell table:style-name="ce12" office:value-type="string" calcext:value-type="string">
            <text:p>attr_dwarf_tier_5</text:p>
          </table:table-cell>
          <table:table-cell table:style-name="ce12" office:value-type="string" calcext:value-type="string">
            <text:p>wp_dwarf_tier_5</text:p>
          </table:table-cell>
          <table:table-cell table:style-name="ce12" office:value-type="string" calcext:value-type="string">
            <text:p>knows_common_dwarf|knows_athletics_3|knows_power_throw_4|knows_power_strike_6|knows_ironflesh_6|knows_shield_5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72]&lt;&gt;&quot;&quot;;[.B72]&lt;&gt;&quot;&quot;);CONCATENATE([Variables.$I$1];[Variables.$I$7];[.A72];[Variables.$I$7];[Variables.$I$6];[Variables.$I$7];[.B72];[Variables.$I$7];[Variables.$I$6];[Variables.$I$7];[.C72];[Variables.$I$7];[Variables.$I$6];[.D72];[Variables.$I$6];[.E72];[Variables.$I$6];[.F72];[Variables.$I$6];[.G72];[Variables.$I$6];[Variables.$I$1];[.H72];[.I72];[.J72];[.K72];[.L72];[.M72];[.N72];[Variables.$I$2];[Variables.$I$6];[.O72];[Variables.$I$6];[.P72];[Variables.$I$6];[.Q72];[Variables.$I$6];[.R72];[Variables.$I$6];[.S72];IF([.T72]&lt;&gt;&quot;&quot;;CONCATENATE([Variables.$I$6];[.T72]);&quot;&quot;);[Variables.$I$2];[Variables.$I$6]);IF([.A72]&lt;&gt;&quot;&quot;;CONCATENATE(&quot;#&quot;;[.A72]);&quot;&quot;))" office:value-type="string" office:string-value="[&quot;i5_dwarf_expert_axeman&quot;,&quot;Expert_Axedwarf&quot;,&quot;Expert_Axedwarves&quot;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" calcext:value-type="string">
            <text:p>["i5_dwarf_expert_axeman","Expert_Axedwarf","Expert_Axedwarves",tf_dwarf| tfg_armor| tfg_gloves| tfg_shield| tfg_helm| tfg_boots,0,0,fac_dwarf,[itm_dwarf_helm_sallet,itm_dwarf_armor_a_lordly,itm_mail_mittens,itm_dwarf_chain_boots, itm_dwarf_hand_axe, itm_dwarf_battle_axe,itm_dwarf_throwing_axe,itm_dwarf_throwing_axe,itm_dwarf_shield_b,],attr_dwarf_tier_5,wp_dwarf_tier_5,knows_common_dwarf|knows_athletics_3|knows_power_throw_4|knows_power_strike_6|knows_ironflesh_6|knows_shield_5,dwarf_face_3,dwarf_face_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dwarf_longbeard_axeman</text:p>
          </table:table-cell>
          <table:table-cell table:style-name="ce7" office:value-type="string" calcext:value-type="string">
            <text:p>Longbeard_Axedwarf</text:p>
          </table:table-cell>
          <table:table-cell table:style-name="ce7" office:value-type="string" calcext:value-type="string">
            <text:p>Longbeard_Axe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leather_dwarf_armor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battle_axe,</text:p>
          </table:table-cell>
          <table:table-cell table:style-name="ce11" office:value-type="string" calcext:value-type="string">
            <text:p>itm_dwarf_throwing_axe,itm_dwarf_throwing_axe,itm_dwarf_shield_b_good,</text:p>
          </table:table-cell>
          <table:table-cell table:style-name="ce11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3|knows_power_throw_5|knows_power_strike_7|knows_ironflesh_7|knows_shield_6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6" table:formula="of:=IF(AND([.A73]&lt;&gt;&quot;&quot;;[.B73]&lt;&gt;&quot;&quot;);CONCATENATE([Variables.$I$1];[Variables.$I$7];[.A73];[Variables.$I$7];[Variables.$I$6];[Variables.$I$7];[.B73];[Variables.$I$7];[Variables.$I$6];[Variables.$I$7];[.C73];[Variables.$I$7];[Variables.$I$6];[.D73];[Variables.$I$6];[.E73];[Variables.$I$6];[.F73];[Variables.$I$6];[.G73];[Variables.$I$6];[Variables.$I$1];[.H73];[.I73];[.J73];[.K73];[.L73];[.M73];[.N73];[Variables.$I$2];[Variables.$I$6];[.O73];[Variables.$I$6];[.P73];[Variables.$I$6];[.Q73];[Variables.$I$6];[.R73];[Variables.$I$6];[.S73];IF([.T73]&lt;&gt;&quot;&quot;;CONCATENATE([Variables.$I$6];[.T73]);&quot;&quot;);[Variables.$I$2];[Variables.$I$6]);IF([.A73]&lt;&gt;&quot;&quot;;CONCATENATE(&quot;#&quot;;[.A73]);&quot;&quot;))" office:value-type="string" office:string-value="[&quot;i6_dwarf_longbeard_axeman&quot;,&quot;Longbeard_Axedwarf&quot;,&quot;Longbeard_Axedwarves&quot;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" calcext:value-type="string">
            <text:p>["i6_dwarf_longbeard_axeman","Longbeard_Axedwarf","Longbeard_Axedwarves",tf_dwarf| tfg_armor| tfg_gloves| tfg_shield| tfg_helm| tfg_boots,0,0,fac_dwarf,[itm_dwarf_helm_sallet_lordly,itm_leather_dwarf_armor,itm_mail_mittens,itm_dwarf_scale_boots,itm_dwarf_battle_axe,itm_dwarf_throwing_axe,itm_dwarf_throwing_axe,itm_dwarf_shield_b_good,],attr_dwarf_tier_6,wp_dwarf_tier_6,knows_common_dwarf|knows_athletics_3|knows_power_throw_5|knows_power_strike_7|knows_ironflesh_7|knows_shield_6,dwarf_face_7,dwarf_face_7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dwarf_lookout</text:p>
          </table:table-cell>
          <table:table-cell table:style-name="ce7" office:value-type="string" calcext:value-type="string">
            <text:p>Lookout-dwarf</text:p>
          </table:table-cell>
          <table:table-cell table:style-name="ce7" office:value-type="string" calcext:value-type="string">
            <text:p>Lookout-dwarves</text:p>
          </table:table-cell>
          <table:table-cell table:style-name="ce8" office:value-type="string" calcext:value-type="string">
            <text:p>tf_dwarf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ood, itm_dwarf_miner, <text:s/>itm_dwarf_miner_nasal,</text:p>
          </table:table-cell>
          <table:table-cell table:style-name="ce11" office:value-type="string" calcext:value-type="string">
            <text:p>itm_dwarf_vest,itm_dwarf_vest_lordly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short_bow, itm_arrows,</text:p>
          </table:table-cell>
          <table:table-cell table:style-name="ce11" office:value-type="string" calcext:value-type="string">
            <text:p>itm_dwarf_hand_axe, itm_dwarf_sword_a,</text:p>
          </table:table-cell>
          <table:table-cell table:style-name="ce11"/>
          <table:table-cell table:style-name="ce12" office:value-type="string" calcext:value-type="string">
            <text:p>attr_dwarf_tier_2</text:p>
          </table:table-cell>
          <table:table-cell table:style-name="ce12" office:value-type="string" calcext:value-type="string">
            <text:p>wp_dwarf_tier_1</text:p>
          </table:table-cell>
          <table:table-cell table:style-name="ce13" office:value-type="string" calcext:value-type="string">
            <text:p>knows_common|knows_ironflesh_3|knows_power_strike_1|knows_power_throw_1|knows_power_draw_1|knows_athletics_2|knows_trainer_1|knows_pathfinding_1|knows_spotting_1|knows_inventory_management_2|knows_wound_treatment_1|knows_trade_2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74]&lt;&gt;&quot;&quot;;[.B74]&lt;&gt;&quot;&quot;);CONCATENATE([Variables.$I$1];[Variables.$I$7];[.A74];[Variables.$I$7];[Variables.$I$6];[Variables.$I$7];[.B74];[Variables.$I$7];[Variables.$I$6];[Variables.$I$7];[.C74];[Variables.$I$7];[Variables.$I$6];[.D74];[Variables.$I$6];[.E74];[Variables.$I$6];[.F74];[Variables.$I$6];[.G74];[Variables.$I$6];[Variables.$I$1];[.H74];[.I74];[.J74];[.K74];[.L74];[.M74];[.N74];[Variables.$I$2];[Variables.$I$6];[.O74];[Variables.$I$6];[.P74];[Variables.$I$6];[.Q74];[Variables.$I$6];[.R74];[Variables.$I$6];[.S74];IF([.T74]&lt;&gt;&quot;&quot;;CONCATENATE([Variables.$I$6];[.T74]);&quot;&quot;);[Variables.$I$2];[Variables.$I$6]);IF([.A74]&lt;&gt;&quot;&quot;;CONCATENATE(&quot;#&quot;;[.A74]);&quot;&quot;))" office:value-type="string" office:string-value="[&quot;a2_dwarf_lookout&quot;,&quot;Lookout-dwarf&quot;,&quot;Lookout-dwarves&quot;,tf_dwarf| tfg_ranged| tfg_armor| tfg_helm| tfg_boots,0,0,fac_dwarf,[itm_dwarf_hood, itm_dwarf_miner,  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" calcext:value-type="string">
            <text:p>["a2_dwarf_lookout","Lookout-dwarf","Lookout-dwarves",tf_dwarf| tfg_ranged| tfg_armor| tfg_helm| tfg_boots,0,0,fac_dwarf,[itm_dwarf_hood, itm_dwarf_miner, <text:s/>itm_dwarf_miner_nasal,itm_dwarf_vest,itm_dwarf_vest_lordly,itm_dwarf_pad_boots,itm_short_bow, itm_arrows,itm_dwarf_hand_axe, itm_dwarf_sword_a,],attr_dwarf_tier_2,wp_dwarf_tier_1,knows_common|knows_ironflesh_3|knows_power_strike_1|knows_power_throw_1|knows_power_draw_1|knows_athletics_2|knows_trainer_1|knows_pathfinding_1|knows_spotting_1|knows_inventory_management_2|knows_wound_treatment_1|knows_trade_2,dwarf_face_1,dwar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dwarf_scout</text:p>
          </table:table-cell>
          <table:table-cell table:style-name="ce7" office:value-type="string" calcext:value-type="string">
            <text:p>Scout-dwarf</text:p>
          </table:table-cell>
          <table:table-cell table:style-name="ce7" office:value-type="string" calcext:value-type="string">
            <text:p>Scout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ood, itm_dwarf_helm_coif, itm_dwarf_miner, <text:s/>itm_dwarf_miner_nasal,</text:p>
          </table:table-cell>
          <table:table-cell table:style-name="ce11" office:value-type="string" calcext:value-type="string">
            <text:p>itm_dwarf_vest_lordly,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short_bow, itm_arrows,</text:p>
          </table:table-cell>
          <table:table-cell table:style-name="ce11" office:value-type="string" calcext:value-type="string">
            <text:p>itm_dwarf_hand_axe, itm_dwarf_sword_a,</text:p>
          </table:table-cell>
          <table:table-cell table:style-name="ce11"/>
          <table:table-cell table:style-name="ce12" office:value-type="string" calcext:value-type="string">
            <text:p>attr_dwarf_tier_3</text:p>
          </table:table-cell>
          <table:table-cell table:style-name="ce12" office:value-type="string" calcext:value-type="string">
            <text:p>wp_dwarf_tier_2</text:p>
          </table:table-cell>
          <table:table-cell table:style-name="ce12" office:value-type="string" calcext:value-type="string">
            <text:p>knows_common_dwarf|knows_athletics_4|knows_power_draw_2|knows_power_strike_2|knows_ironflesh_4</text:p>
          </table:table-cell>
          <table:table-cell table:style-name="ce14" office:value-type="string" calcext:value-type="string">
            <text:p>dwarf_face_4</text:p>
          </table:table-cell>
          <table:table-cell table:style-name="ce14" office:value-type="string" calcext:value-type="string">
            <text:p>dwarf_face_5</text:p>
          </table:table-cell>
          <table:table-cell table:style-name="ce15"/>
          <table:table-cell table:style-name="ce6" table:formula="of:=IF(AND([.A75]&lt;&gt;&quot;&quot;;[.B75]&lt;&gt;&quot;&quot;);CONCATENATE([Variables.$I$1];[Variables.$I$7];[.A75];[Variables.$I$7];[Variables.$I$6];[Variables.$I$7];[.B75];[Variables.$I$7];[Variables.$I$6];[Variables.$I$7];[.C75];[Variables.$I$7];[Variables.$I$6];[.D75];[Variables.$I$6];[.E75];[Variables.$I$6];[.F75];[Variables.$I$6];[.G75];[Variables.$I$6];[Variables.$I$1];[.H75];[.I75];[.J75];[.K75];[.L75];[.M75];[.N75];[Variables.$I$2];[Variables.$I$6];[.O75];[Variables.$I$6];[.P75];[Variables.$I$6];[.Q75];[Variables.$I$6];[.R75];[Variables.$I$6];[.S75];IF([.T75]&lt;&gt;&quot;&quot;;CONCATENATE([Variables.$I$6];[.T75]);&quot;&quot;);[Variables.$I$2];[Variables.$I$6]);IF([.A75]&lt;&gt;&quot;&quot;;CONCATENATE(&quot;#&quot;;[.A75]);&quot;&quot;))" office:value-type="string" office:string-value="[&quot;a3_dwarf_scout&quot;,&quot;Scout-dwarf&quot;,&quot;Scout-dwarves&quot;,tf_dwarf| tfg_ranged| tfg_gloves| tfg_shield| tfg_armor| tfg_helm| tfg_boots,0,0,fac_dwarf,[itm_dwarf_hood, itm_dwarf_helm_coif, itm_dwarf_miner,  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" calcext:value-type="string">
            <text:p>["a3_dwarf_scout","Scout-dwarf","Scout-dwarves",tf_dwarf| tfg_ranged| tfg_gloves| tfg_shield| tfg_armor| tfg_helm| tfg_boots,0,0,fac_dwarf,[itm_dwarf_hood, itm_dwarf_helm_coif, itm_dwarf_miner, <text:s/>itm_dwarf_miner_nasal,itm_dwarf_vest_lordly,itm_dwarf_armor_a,itm_leather_gloves,itm_dwarf_pad_boots,itm_dwarf_short_bow, itm_arrows,itm_dwarf_hand_axe, itm_dwarf_sword_a,],attr_dwarf_tier_3,wp_dwarf_tier_2,knows_common_dwarf|knows_athletics_4|knows_power_draw_2|knows_power_strike_2|knows_ironflesh_4,dwarf_face_4,dwarf_face_5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dwarf_bowman</text:p>
          </table:table-cell>
          <table:table-cell table:style-name="ce7" office:value-type="string" calcext:value-type="string">
            <text:p>Bow-dwarf</text:p>
          </table:table-cell>
          <table:table-cell table:style-name="ce7" office:value-type="string" calcext:value-type="string">
            <text:p>Bow-dwarves</text:p>
          </table:table-cell>
          <table:table-cell table:style-name="ce8" office:value-type="string" calcext:value-type="string">
            <text:p>tf_dwarf| tfg_rang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kettle, itm_dwarf_helm_round,</text:p>
          </table:table-cell>
          <table:table-cell table:style-name="ce11" office:value-type="string" calcext:value-type="string">
            <text:p>itm_dwarf_armor_a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horn_bow, itm_arrows,</text:p>
          </table:table-cell>
          <table:table-cell table:style-name="ce11" office:value-type="string" calcext:value-type="string">
            <text:p>itm_dwarf_hand_axe, itm_dwarf_sword_a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3</text:p>
          </table:table-cell>
          <table:table-cell table:style-name="ce12" office:value-type="string" calcext:value-type="string">
            <text:p>knows_common_dwarf|knows_athletics_6|knows_power_draw_4|knows_power_strike_4|knows_ironflesh_5</text:p>
          </table:table-cell>
          <table:table-cell table:style-name="ce14" office:value-type="string" calcext:value-type="string">
            <text:p>dwarf_face_4</text:p>
          </table:table-cell>
          <table:table-cell table:style-name="ce14" office:value-type="string" calcext:value-type="string">
            <text:p>dwarf_face_5</text:p>
          </table:table-cell>
          <table:table-cell table:style-name="ce15"/>
          <table:table-cell table:style-name="ce6" table:formula="of:=IF(AND([.A76]&lt;&gt;&quot;&quot;;[.B76]&lt;&gt;&quot;&quot;);CONCATENATE([Variables.$I$1];[Variables.$I$7];[.A76];[Variables.$I$7];[Variables.$I$6];[Variables.$I$7];[.B76];[Variables.$I$7];[Variables.$I$6];[Variables.$I$7];[.C76];[Variables.$I$7];[Variables.$I$6];[.D76];[Variables.$I$6];[.E76];[Variables.$I$6];[.F76];[Variables.$I$6];[.G76];[Variables.$I$6];[Variables.$I$1];[.H76];[.I76];[.J76];[.K76];[.L76];[.M76];[.N76];[Variables.$I$2];[Variables.$I$6];[.O76];[Variables.$I$6];[.P76];[Variables.$I$6];[.Q76];[Variables.$I$6];[.R76];[Variables.$I$6];[.S76];IF([.T76]&lt;&gt;&quot;&quot;;CONCATENATE([Variables.$I$6];[.T76]);&quot;&quot;);[Variables.$I$2];[Variables.$I$6]);IF([.A76]&lt;&gt;&quot;&quot;;CONCATENATE(&quot;#&quot;;[.A76]);&quot;&quot;))" office:value-type="string" office:string-value="[&quot;a4_dwarf_bowman&quot;,&quot;Bow-dwarf&quot;,&quot;Bow-dwarves&quot;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" calcext:value-type="string">
            <text:p>["a4_dwarf_bowman","Bow-dwarf","Bow-dwarves",tf_dwarf| tfg_ranged| tfg_gloves| tfg_shield| tfg_armor| tfg_helm| tfg_boots,0,0,fac_dwarf,[itm_dwarf_helm_kettle, itm_dwarf_helm_round,itm_dwarf_armor_a,itm_leather_gloves,itm_dwarf_pad_boots,itm_dwarf_horn_bow, itm_arrows,itm_dwarf_hand_axe, itm_dwarf_sword_a_good,],attr_dwarf_tier_4,wp_dwarf_tier_3,knows_common_dwarf|knows_athletics_6|knows_power_draw_4|knows_power_strike_4|knows_ironflesh_5,dwarf_face_4,dwarf_face_5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dwarf_longaxeman</text:p>
          </table:table-cell>
          <table:table-cell table:style-name="ce7" office:value-type="string" calcext:value-type="string">
            <text:p>Longaxe Dwarf</text:p>
          </table:table-cell>
          <table:table-cell table:style-name="ce7" office:value-type="string" calcext:value-type="string">
            <text:p>Longaxe Dwarves</text:p>
          </table:table-cell>
          <table:table-cell table:style-name="ce8" office:value-type="string" calcext:value-type="string">
            <text:p>tf_dwarf| tfg_armor| tfg_gloves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dwarf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spear_c,</text:p>
          </table:table-cell>
          <table:table-cell table:style-name="ce11" table:number-columns-repeated="2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3|knows_power_strike_6|knows_ironflesh_8</text:p>
          </table:table-cell>
          <table:table-cell table:style-name="ce14" office:value-type="string" calcext:value-type="string">
            <text:p>dwarf_face_4</text:p>
          </table:table-cell>
          <table:table-cell table:style-name="ce14" office:value-type="string" calcext:value-type="string">
            <text:p>dwarf_face_5</text:p>
          </table:table-cell>
          <table:table-cell table:style-name="ce15"/>
          <table:table-cell table:style-name="ce6" table:formula="of:=IF(AND([.A77]&lt;&gt;&quot;&quot;;[.B77]&lt;&gt;&quot;&quot;);CONCATENATE([Variables.$I$1];[Variables.$I$7];[.A77];[Variables.$I$7];[Variables.$I$6];[Variables.$I$7];[.B77];[Variables.$I$7];[Variables.$I$6];[Variables.$I$7];[.C77];[Variables.$I$7];[Variables.$I$6];[.D77];[Variables.$I$6];[.E77];[Variables.$I$6];[.F77];[Variables.$I$6];[.G77];[Variables.$I$6];[Variables.$I$1];[.H77];[.I77];[.J77];[.K77];[.L77];[.M77];[.N77];[Variables.$I$2];[Variables.$I$6];[.O77];[Variables.$I$6];[.P77];[Variables.$I$6];[.Q77];[Variables.$I$6];[.R77];[Variables.$I$6];[.S77];IF([.T77]&lt;&gt;&quot;&quot;;CONCATENATE([Variables.$I$6];[.T77]);&quot;&quot;);[Variables.$I$2];[Variables.$I$6]);IF([.A77]&lt;&gt;&quot;&quot;;CONCATENATE(&quot;#&quot;;[.A77]);&quot;&quot;))" office:value-type="string" office:string-value="[&quot;i6_dwarf_longaxeman&quot;,&quot;Longaxe Dwarf&quot;,&quot;Longaxe Dwarves&quot;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" calcext:value-type="string">
            <text:p>["i6_dwarf_longaxeman","Longaxe Dwarf","Longaxe Dwarves",tf_dwarf| tfg_armor| tfg_gloves| tfg_helm| tfg_boots,0,0,fac_dwarf,[itm_dwarf_helm_sallet_lordly,itm_dwarf_armor_c,itm_mail_mittens,itm_dwarf_scale_boots,itm_dwarf_spear_c,],attr_dwarf_tier_6,wp_dwarf_tier_6,knows_common_dwarf|knows_athletics_3|knows_power_strike_6|knows_ironflesh_8,dwarf_face_4,dwarf_face_5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iron_hills_warrior</text:p>
          </table:table-cell>
          <table:table-cell table:style-name="ce7" office:value-type="string" calcext:value-type="string">
            <text:p>Iron_Hills_Warrior</text:p>
          </table:table-cell>
          <table:table-cell table:style-name="ce7" office:value-type="string" calcext:value-type="string">
            <text:p>Iron_Hills_Warriors</text:p>
          </table:table-cell>
          <table:table-cell table:style-name="ce8" office:value-type="string" calcext:value-type="string">
            <text:p>tf_dwarf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miner_reinf, itm_dwarf_helm_fris, itm_dwarf_nasal, itm_dwarf_helm_coif_reinf,</text:p>
          </table:table-cell>
          <table:table-cell table:style-name="ce11" office:value-type="string" calcext:value-type="string">
            <text:p>itm_leather_dwarf_armor_b, itm_dwarf_vest_b,itm_leather_dwarf_armor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itm_dwarf_mattock, itm_dwarf_mattock_good, itm_dwarf_hand_axe, itm_dwarf_sword_a,</text:p>
          </table:table-cell>
          <table:table-cell table:style-name="ce11" office:value-type="string" calcext:value-type="string">
            <text:p>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3</text:p>
          </table:table-cell>
          <table:table-cell table:style-name="ce12" office:value-type="string" calcext:value-type="string">
            <text:p>wp_dwarf_tier_3</text:p>
          </table:table-cell>
          <table:table-cell table:style-name="ce13" office:value-type="string" calcext:value-type="string">
            <text:p>knows_common|knows_ironflesh_2|knows_power_strike_3|knows_power_throw_1|knows_athletics_3|knows_looting_1|knows_trainer_1|knows_tactics_1|knows_pathfinding_1|knows_surgery_1|knows_prisoner_management_1|knows_trade_1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78]&lt;&gt;&quot;&quot;;[.B78]&lt;&gt;&quot;&quot;);CONCATENATE([Variables.$I$1];[Variables.$I$7];[.A78];[Variables.$I$7];[Variables.$I$6];[Variables.$I$7];[.B78];[Variables.$I$7];[Variables.$I$6];[Variables.$I$7];[.C78];[Variables.$I$7];[Variables.$I$6];[.D78];[Variables.$I$6];[.E78];[Variables.$I$6];[.F78];[Variables.$I$6];[.G78];[Variables.$I$6];[Variables.$I$1];[.H78];[.I78];[.J78];[.K78];[.L78];[.M78];[.N78];[Variables.$I$2];[Variables.$I$6];[.O78];[Variables.$I$6];[.P78];[Variables.$I$6];[.Q78];[Variables.$I$6];[.R78];[Variables.$I$6];[.S78];IF([.T78]&lt;&gt;&quot;&quot;;CONCATENATE([Variables.$I$6];[.T78]);&quot;&quot;);[Variables.$I$2];[Variables.$I$6]);IF([.A78]&lt;&gt;&quot;&quot;;CONCATENATE(&quot;#&quot;;[.A78]);&quot;&quot;))" office:value-type="string" office:string-value="[&quot;i3_iron_hills_warrior&quot;,&quot;Iron_Hills_Warrior&quot;,&quot;Iron_Hills_Warriors&quot;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" calcext:value-type="string">
            <text:p>["i3_iron_hills_warrior","Iron_Hills_Warrior","Iron_Hills_Warriors",tf_dwarf| tfg_armor| tfg_helm| tfg_boots,0,0,fac_dwarf,[itm_dwarf_miner_reinf, itm_dwarf_helm_fris, itm_dwarf_nasal, itm_dwarf_helm_coif_reinf,itm_leather_dwarf_armor_b, itm_dwarf_vest_b,itm_leather_dwarf_armor_b_lordly,itm_leather_gloves,itm_dwarf_chain_boots,itm_dwarf_mattock, itm_dwarf_mattock_good, itm_dwarf_hand_axe, itm_dwarf_sword_a,itm_dwarf_shield_d, itm_dwarf_shield_d_good,],attr_dwarf_tier_3,wp_dwarf_tier_3,knows_common|knows_ironflesh_2|knows_power_strike_3|knows_power_throw_1|knows_athletics_3|knows_looting_1|knows_trainer_1|knows_tactics_1|knows_pathfinding_1|knows_surgery_1|knows_prisoner_management_1|knows_trade_1,dwarf_face_3,dwarf_face_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iron_hills_miner</text:p>
          </table:table-cell>
          <table:table-cell table:style-name="ce7" office:value-type="string" calcext:value-type="string">
            <text:p>Iron_Hills_Miner</text:p>
          </table:table-cell>
          <table:table-cell table:style-name="ce7" office:value-type="string" calcext:value-type="string">
            <text:p>Iron_Hills_Miners</text:p>
          </table:table-cell>
          <table:table-cell table:style-name="ce8" office:value-type="string" calcext:value-type="string">
            <text:p>tf_dwarf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miner, itm_dwarf_miner_reinf,</text:p>
          </table:table-cell>
          <table:table-cell table:style-name="ce11" office:value-type="string" calcext:value-type="string">
            <text:p>itm_dwarf_vest,itm_dwarf_vest_lordly,itm_leather_dwarf_armor_b,</text:p>
          </table:table-cell>
          <table:table-cell table:style-name="ce11"/>
          <table:table-cell table:style-name="ce11" office:value-type="string" calcext:value-type="string">
            <text:p>itm_dwarf_pad_boots,</text:p>
          </table:table-cell>
          <table:table-cell table:style-name="ce11" office:value-type="string" calcext:value-type="string">
            <text:p>itm_dwarf_mattock, itm_dwarf_mattock_good, itm_dwarf_hand_axe, itm_dwarf_sword_a,</text:p>
          </table:table-cell>
          <table:table-cell table:style-name="ce11" office:value-type="string" calcext:value-type="string">
            <text:p>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2</text:p>
          </table:table-cell>
          <table:table-cell table:style-name="ce12" office:value-type="string" calcext:value-type="string">
            <text:p>wp_dwarf_tier_2</text:p>
          </table:table-cell>
          <table:table-cell table:style-name="ce13" office:value-type="string" calcext:value-type="string">
            <text:p>knows_common|knows_ironflesh_2|knows_power_strike_2|knows_power_throw_1|knows_athletics_2|knows_looting_1|knows_trainer_1|knows_tactics_1|knows_pathfinding_1|knows_surgery_1|knows_prisoner_management_1|knows_trade_1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79]&lt;&gt;&quot;&quot;;[.B79]&lt;&gt;&quot;&quot;);CONCATENATE([Variables.$I$1];[Variables.$I$7];[.A79];[Variables.$I$7];[Variables.$I$6];[Variables.$I$7];[.B79];[Variables.$I$7];[Variables.$I$6];[Variables.$I$7];[.C79];[Variables.$I$7];[Variables.$I$6];[.D79];[Variables.$I$6];[.E79];[Variables.$I$6];[.F79];[Variables.$I$6];[.G79];[Variables.$I$6];[Variables.$I$1];[.H79];[.I79];[.J79];[.K79];[.L79];[.M79];[.N79];[Variables.$I$2];[Variables.$I$6];[.O79];[Variables.$I$6];[.P79];[Variables.$I$6];[.Q79];[Variables.$I$6];[.R79];[Variables.$I$6];[.S79];IF([.T79]&lt;&gt;&quot;&quot;;CONCATENATE([Variables.$I$6];[.T79]);&quot;&quot;);[Variables.$I$2];[Variables.$I$6]);IF([.A79]&lt;&gt;&quot;&quot;;CONCATENATE(&quot;#&quot;;[.A79]);&quot;&quot;))" office:value-type="string" office:string-value="[&quot;i2_iron_hills_miner&quot;,&quot;Iron_Hills_Miner&quot;,&quot;Iron_Hills_Miners&quot;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" calcext:value-type="string">
            <text:p>["i2_iron_hills_miner","Iron_Hills_Miner","Iron_Hills_Miners",tf_dwarf| tfg_armor| tfg_boots,0,0,fac_dwarf,[itm_dwarf_miner, itm_dwarf_miner_reinf,itm_dwarf_vest,itm_dwarf_vest_lordly,itm_leather_dwarf_armor_b,itm_dwarf_pad_boots,itm_dwarf_mattock, itm_dwarf_mattock_good, itm_dwarf_hand_axe, itm_dwarf_sword_a,itm_dwarf_shield_d, itm_dwarf_shield_d_good,],attr_dwarf_tier_2,wp_dwarf_tier_2,knows_common|knows_ironflesh_2|knows_power_strike_2|knows_power_throw_1|knows_athletics_2|knows_looting_1|knows_trainer_1|knows_tactics_1|knows_pathfinding_1|knows_surgery_1|knows_prisoner_management_1|knows_trade_1,dwarf_face_1,dwar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iron_hills_infantry</text:p>
          </table:table-cell>
          <table:table-cell table:number-columns-repeated="2" table:style-name="ce7" office:value-type="string" calcext:value-type="string">
            <text:p>Iron_Hills_Infantry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miner_reinf, itm_dwarf_helm_fris, itm_dwarf_nasal,</text:p>
          </table:table-cell>
          <table:table-cell table:style-name="ce11" office:value-type="string" calcext:value-type="string">
            <text:p>itm_dwarf_vest_b, itm_leather_dwarf_armor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warf_chain_boots,</text:p>
          </table:table-cell>
          <table:table-cell table:style-name="ce11" office:value-type="string" calcext:value-type="string">
            <text:p><text:s/>itm_dwarf_great_mattock, itm_dwarf_mattock_good, itm_dwarf_sword_a,</text:p>
          </table:table-cell>
          <table:table-cell table:style-name="ce11" office:value-type="string" calcext:value-type="string">
            <text:p><text:s/>itm_dwarf_sword_a_good,itm_dwarf_shield_d, itm_dwarf_shield_d_good,</text:p>
          </table:table-cell>
          <table:table-cell table:style-name="ce11"/>
          <table:table-cell table:style-name="ce12" office:value-type="string" calcext:value-type="string">
            <text:p>attr_dwarf_tier_4</text:p>
          </table:table-cell>
          <table:table-cell table:style-name="ce12" office:value-type="string" calcext:value-type="string">
            <text:p>wp_dwarf_tier_4</text:p>
          </table:table-cell>
          <table:table-cell table:style-name="ce12" office:value-type="string" calcext:value-type="string">
            <text:p>knows_common_dwarf|knows_athletics_4|knows_power_strike_3|knows_ironflesh_5|knows_shield_2</text:p>
          </table:table-cell>
          <table:table-cell table:style-name="ce14" office:value-type="string" calcext:value-type="string">
            <text:p>dwarf_face_3</text:p>
          </table:table-cell>
          <table:table-cell table:style-name="ce14" office:value-type="string" calcext:value-type="string">
            <text:p>dwarf_face_4</text:p>
          </table:table-cell>
          <table:table-cell table:style-name="ce15"/>
          <table:table-cell table:style-name="ce6" table:formula="of:=IF(AND([.A80]&lt;&gt;&quot;&quot;;[.B80]&lt;&gt;&quot;&quot;);CONCATENATE([Variables.$I$1];[Variables.$I$7];[.A80];[Variables.$I$7];[Variables.$I$6];[Variables.$I$7];[.B80];[Variables.$I$7];[Variables.$I$6];[Variables.$I$7];[.C80];[Variables.$I$7];[Variables.$I$6];[.D80];[Variables.$I$6];[.E80];[Variables.$I$6];[.F80];[Variables.$I$6];[.G80];[Variables.$I$6];[Variables.$I$1];[.H80];[.I80];[.J80];[.K80];[.L80];[.M80];[.N80];[Variables.$I$2];[Variables.$I$6];[.O80];[Variables.$I$6];[.P80];[Variables.$I$6];[.Q80];[Variables.$I$6];[.R80];[Variables.$I$6];[.S80];IF([.T80]&lt;&gt;&quot;&quot;;CONCATENATE([Variables.$I$6];[.T80]);&quot;&quot;);[Variables.$I$2];[Variables.$I$6]);IF([.A80]&lt;&gt;&quot;&quot;;CONCATENATE(&quot;#&quot;;[.A80]);&quot;&quot;))" office:value-type="string" office:string-value="[&quot;i4_iron_hills_infantry&quot;,&quot;Iron_Hills_Infantry&quot;,&quot;Iron_Hills_Infantry&quot;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" calcext:value-type="string">
            <text:p>["i4_iron_hills_infantry","Iron_Hills_Infantry","Iron_Hills_Infantry",tf_dwarf| tfg_armor| tfg_gloves| tfg_shield| tfg_helm| tfg_boots,0,0,fac_dwarf,[itm_dwarf_miner_reinf, itm_dwarf_helm_fris, itm_dwarf_nasal,itm_dwarf_vest_b, itm_leather_dwarf_armor_b_lordly,itm_leather_gloves,itm_dwarf_chain_boots, itm_dwarf_great_mattock, itm_dwarf_mattock_good, itm_dwarf_sword_a, itm_dwarf_sword_a_good,itm_dwarf_shield_d, itm_dwarf_shield_d_good,],attr_dwarf_tier_4,wp_dwarf_tier_4,knows_common_dwarf|knows_athletics_4|knows_power_strike_3|knows_ironflesh_5|knows_shield_2,dwarf_face_3,dwarf_face_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iron_hills_battle_dwarf</text:p>
          </table:table-cell>
          <table:table-cell table:style-name="ce7" office:value-type="string" calcext:value-type="string">
            <text:p>Iron_Hills_Battle-dwarf</text:p>
          </table:table-cell>
          <table:table-cell table:style-name="ce7" office:value-type="string" calcext:value-type="string">
            <text:p>Iron_Hills_Battle-dwarve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nasal_reinf, itm_dwarf_helm_fris_reinf,</text:p>
          </table:table-cell>
          <table:table-cell table:style-name="ce11" office:value-type="string" calcext:value-type="string">
            <text:p>itm_dwarf_vest_b,itm_dwarf_vest_b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great_pick, itm_dwarf_great_mattock,itm_dwarf_great_axe</text:p>
          </table:table-cell>
          <table:table-cell table:style-name="ce11" table:number-columns-repeated="2"/>
          <table:table-cell table:style-name="ce12" office:value-type="string" calcext:value-type="string">
            <text:p>attr_dwarf_tier_5</text:p>
          </table:table-cell>
          <table:table-cell table:style-name="ce12" office:value-type="string" calcext:value-type="string">
            <text:p>wp_dwarf_tier_5</text:p>
          </table:table-cell>
          <table:table-cell table:style-name="ce12" office:value-type="string" calcext:value-type="string">
            <text:p>knows_common_dwarf|knows_athletics_5|knows_power_strike_4|knows_ironflesh_7|knows_shield_3</text:p>
          </table:table-cell>
          <table:table-cell table:style-name="ce14" office:value-type="string" calcext:value-type="string">
            <text:p>dwarf_face_1</text:p>
          </table:table-cell>
          <table:table-cell table:style-name="ce14" office:value-type="string" calcext:value-type="string">
            <text:p>dwarf_face_2</text:p>
          </table:table-cell>
          <table:table-cell table:style-name="ce15"/>
          <table:table-cell table:style-name="ce6" table:formula="of:=IF(AND([.A81]&lt;&gt;&quot;&quot;;[.B81]&lt;&gt;&quot;&quot;);CONCATENATE([Variables.$I$1];[Variables.$I$7];[.A81];[Variables.$I$7];[Variables.$I$6];[Variables.$I$7];[.B81];[Variables.$I$7];[Variables.$I$6];[Variables.$I$7];[.C81];[Variables.$I$7];[Variables.$I$6];[.D81];[Variables.$I$6];[.E81];[Variables.$I$6];[.F81];[Variables.$I$6];[.G81];[Variables.$I$6];[Variables.$I$1];[.H81];[.I81];[.J81];[.K81];[.L81];[.M81];[.N81];[Variables.$I$2];[Variables.$I$6];[.O81];[Variables.$I$6];[.P81];[Variables.$I$6];[.Q81];[Variables.$I$6];[.R81];[Variables.$I$6];[.S81];IF([.T81]&lt;&gt;&quot;&quot;;CONCATENATE([Variables.$I$6];[.T81]);&quot;&quot;);[Variables.$I$2];[Variables.$I$6]);IF([.A81]&lt;&gt;&quot;&quot;;CONCATENATE(&quot;#&quot;;[.A81]);&quot;&quot;))" office:value-type="string" office:string-value="[&quot;i5_iron_hills_battle_dwarf&quot;,&quot;Iron_Hills_Battle-dwarf&quot;,&quot;Iron_Hills_Battle-dwarves&quot;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" calcext:value-type="string">
            <text:p>["i5_iron_hills_battle_dwarf","Iron_Hills_Battle-dwarf","Iron_Hills_Battle-dwarves",tf_dwarf| tfg_armor| tfg_gloves| tfg_shield| tfg_helm| tfg_boots,0,0,fac_dwarf,[itm_dwarf_nasal_reinf, itm_dwarf_helm_fris_reinf,itm_dwarf_vest_b,itm_dwarf_vest_b_lordly,itm_mail_mittens,itm_dwarf_scale_boots,itm_dwarf_great_pick, itm_dwarf_great_mattock,itm_dwarf_great_axe],attr_dwarf_tier_5,wp_dwarf_tier_5,knows_common_dwarf|knows_athletics_5|knows_power_strike_4|knows_ironflesh_7|knows_shield_3,dwarf_face_1,dwar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iron_hills_grors_guard</text:p>
          </table:table-cell>
          <table:table-cell table:style-name="ce7" office:value-type="string" calcext:value-type="string">
            <text:p>Gror's_Guard</text:p>
          </table:table-cell>
          <table:table-cell table:style-name="ce7" office:value-type="string" calcext:value-type="string">
            <text:p>Gror's_Guard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nasal_lordly, itm_dwarf_helm_fris_lordly,</text:p>
          </table:table-cell>
          <table:table-cell table:style-name="ce11" office:value-type="string" calcext:value-type="string">
            <text:p>itm_dwarf_armor_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great_pick_good,itm_dwarf_great_mattock_good,itm_dwarf_great_axe,itm_dwarf_great_axe_good,</text:p>
          </table:table-cell>
          <table:table-cell table:style-name="ce11" table:number-columns-repeated="2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6|knows_power_strike_6|knows_ironflesh_9|knows_shield_5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6" table:formula="of:=IF(AND([.A82]&lt;&gt;&quot;&quot;;[.B82]&lt;&gt;&quot;&quot;);CONCATENATE([Variables.$I$1];[Variables.$I$7];[.A82];[Variables.$I$7];[Variables.$I$6];[Variables.$I$7];[.B82];[Variables.$I$7];[Variables.$I$6];[Variables.$I$7];[.C82];[Variables.$I$7];[Variables.$I$6];[.D82];[Variables.$I$6];[.E82];[Variables.$I$6];[.F82];[Variables.$I$6];[.G82];[Variables.$I$6];[Variables.$I$1];[.H82];[.I82];[.J82];[.K82];[.L82];[.M82];[.N82];[Variables.$I$2];[Variables.$I$6];[.O82];[Variables.$I$6];[.P82];[Variables.$I$6];[.Q82];[Variables.$I$6];[.R82];[Variables.$I$6];[.S82];IF([.T82]&lt;&gt;&quot;&quot;;CONCATENATE([Variables.$I$6];[.T82]);&quot;&quot;);[Variables.$I$2];[Variables.$I$6]);IF([.A82]&lt;&gt;&quot;&quot;;CONCATENATE(&quot;#&quot;;[.A82]);&quot;&quot;))" office:value-type="string" office:string-value="[&quot;i6_iron_hills_grors_guard&quot;,&quot;Gror's_Guard&quot;,&quot;Gror's_Guards&quot;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" calcext:value-type="string">
            <text:p>["i6_iron_hills_grors_guard","Gror's_Guard","Gror's_Guards",tf_dwarf| tfg_armor| tfg_gloves| tfg_shield| tfg_helm| tfg_boots,0,0,fac_dwarf,[itm_dwarf_nasal_lordly, itm_dwarf_helm_fris_lordly,itm_dwarf_armor_d,itm_mail_mittens,itm_dwarf_scale_boots,itm_dwarf_great_pick_good,itm_dwarf_great_mattock_good,itm_dwarf_great_axe,itm_dwarf_great_axe_good,],attr_dwarf_tier_6,wp_dwarf_tier_6,knows_common_dwarf|knows_athletics_6|knows_power_strike_6|knows_ironflesh_9|knows_shield_5,dwarf_face_7,dwarf_face_7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83]&lt;&gt;&quot;&quot;;[.B83]&lt;&gt;&quot;&quot;);CONCATENATE([Variables.$I$1];[Variables.$I$7];[.A83];[Variables.$I$7];[Variables.$I$6];[Variables.$I$7];[.B83];[Variables.$I$7];[Variables.$I$6];[Variables.$I$7];[.C83];[Variables.$I$7];[Variables.$I$6];[.D83];[Variables.$I$6];[.E83];[Variables.$I$6];[.F83];[Variables.$I$6];[.G83];[Variables.$I$6];[Variables.$I$1];[.H83];[.I83];[.J83];[.K83];[.L83];[.M83];[.N83];[Variables.$I$2];[Variables.$I$6];[.O83];[Variables.$I$6];[.P83];[Variables.$I$6];[.Q83];[Variables.$I$6];[.R83];[Variables.$I$6];[.S83];IF([.T83]&lt;&gt;&quot;&quot;;CONCATENATE([Variables.$I$6];[.T83]);&quot;&quot;);[Variables.$I$2];[Variables.$I$6]);IF([.A83]&lt;&gt;&quot;&quot;;CONCATENATE(&quot;#&quot;;[.A83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Gondor</text:p>
          </table:table-cell>
          <table:table-cell table:style-name="ce6" table:number-columns-repeated="9"/>
          <table:table-cell table:style-name="ce5"/>
          <table:table-cell table:style-name="ce6" table:number-columns-repeated="9"/>
          <table:table-cell table:style-name="ce6" table:formula="of:=IF(AND([.A84]&lt;&gt;&quot;&quot;;[.B84]&lt;&gt;&quot;&quot;);CONCATENATE([Variables.$I$1];[Variables.$I$7];[.A84];[Variables.$I$7];[Variables.$I$6];[Variables.$I$7];[.B84];[Variables.$I$7];[Variables.$I$6];[Variables.$I$7];[.C84];[Variables.$I$7];[Variables.$I$6];[.D84];[Variables.$I$6];[.E84];[Variables.$I$6];[.F84];[Variables.$I$6];[.G84];[Variables.$I$6];[Variables.$I$1];[.H84];[.I84];[.J84];[.K84];[.L84];[.M84];[.N84];[Variables.$I$2];[Variables.$I$6];[.O84];[Variables.$I$6];[.P84];[Variables.$I$6];[.Q84];[Variables.$I$6];[.R84];[Variables.$I$6];[.S84];IF([.T84]&lt;&gt;&quot;&quot;;CONCATENATE([Variables.$I$6];[.T84]);&quot;&quot;);[Variables.$I$2];[Variables.$I$6]);IF([.A84]&lt;&gt;&quot;&quot;;CONCATENATE(&quot;#&quot;;[.A84]);&quot;&quot;))" office:value-type="string" office:string-value="#Gondor" calcext:value-type="string">
            <text:p>#Gondor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gon_levy</text:p>
          </table:table-cell>
          <table:table-cell table:style-name="ce7" office:value-type="string" calcext:value-type="string">
            <text:p>Gondor_Levy</text:p>
          </table:table-cell>
          <table:table-cell table:style-name="ce7" office:value-type="string" calcext:value-type="string">
            <text:p>Gondor_Levies</text:p>
          </table:table-cell>
          <table:table-cell table:style-name="ce8" office:value-type="string" calcext:value-type="string">
            <text:p>tf_gondor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_bad,</text:p>
          </table:table-cell>
          <table:table-cell table:style-name="ce11" office:value-type="string" calcext:value-type="string">
            <text:p>itm_gon_jerkin,itm_white_tunic_a,</text:p>
          </table:table-cell>
          <table:table-cell table:style-name="ce16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power_draw_1|knows_weapon_master_1|knows_shield_1|knows_trainer_1|knows_tactics_1|knows_spotting_1|knows_inventory_management_1|knows_wound_treatment_1|knows_first_aid_1|knows_leadership_2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85]&lt;&gt;&quot;&quot;;[.B85]&lt;&gt;&quot;&quot;);CONCATENATE([Variables.$I$1];[Variables.$I$7];[.A85];[Variables.$I$7];[Variables.$I$6];[Variables.$I$7];[.B85];[Variables.$I$7];[Variables.$I$6];[Variables.$I$7];[.C85];[Variables.$I$7];[Variables.$I$6];[.D85];[Variables.$I$6];[.E85];[Variables.$I$6];[.F85];[Variables.$I$6];[.G85];[Variables.$I$6];[Variables.$I$1];[.H85];[.I85];[.K85];[.K85];[.L85];[.M85];[.N85];[Variables.$I$2];[Variables.$I$6];[.O85];[Variables.$I$6];[.P85];[Variables.$I$6];[.Q85];[Variables.$I$6];[.R85];[Variables.$I$6];[.S85];IF([.T85]&lt;&gt;&quot;&quot;;CONCATENATE([Variables.$I$6];[.T85]);&quot;&quot;);[Variables.$I$2];[Variables.$I$6]);IF([.A85]&lt;&gt;&quot;&quot;;CONCATENATE(&quot;#&quot;;[.A85]);&quot;&quot;))" office:value-type="string" office:string-value="[&quot;i1_gon_levy&quot;,&quot;Gondor_Levy&quot;,&quot;Gondor_Levies&quot;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" calcext:value-type="string">
            <text:p>["i1_gon_levy","Gondor_Levy","Gondor_Levies",tf_gondor| tfg_armor| tfg_boots,0,0,fac_gondor,[itm_gondor_auxila_helm_bad,itm_gon_jerkin,itm_white_tunic_a,itm_gondor_light_greaves,itm_gondor_light_greaves,itm_shortened_spear,itm_metal_scraps_bad,itm_metal_scraps_medium,itm_metal_scraps_good,],attr_tier_1,wp_tier_1,knows_common|knows_power_strike_1|knows_power_draw_1|knows_weapon_master_1|knows_shield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gon_watchman</text:p>
          </table:table-cell>
          <table:table-cell table:style-name="ce7" office:value-type="string" calcext:value-type="string">
            <text:p>Gondor_Watchman</text:p>
          </table:table-cell>
          <table:table-cell table:style-name="ce7" office:value-type="string" calcext:value-type="string">
            <text:p>Gondor_Watchmen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gon_jerki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shortened_spear,itm_gondor_short_sword,itm_good_mace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draw_1|knows_weapon_master_1|knows_shield_2|knows_athletics_1|knows_trainer_1|knows_tactics_1|knows_spotting_1|knows_inventory_management_1|knows_wound_treatment_1|knows_first_aid_1|knows_leadership_2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86]&lt;&gt;&quot;&quot;;[.B86]&lt;&gt;&quot;&quot;);CONCATENATE([Variables.$I$1];[Variables.$I$7];[.A86];[Variables.$I$7];[Variables.$I$6];[Variables.$I$7];[.B86];[Variables.$I$7];[Variables.$I$6];[Variables.$I$7];[.C86];[Variables.$I$7];[Variables.$I$6];[.D86];[Variables.$I$6];[.E86];[Variables.$I$6];[.F86];[Variables.$I$6];[.G86];[Variables.$I$6];[Variables.$I$1];[.H86];[.I86];[.J86];[.K86];[.L86];[.M86];[.N86];[Variables.$I$2];[Variables.$I$6];[.O86];[Variables.$I$6];[.P86];[Variables.$I$6];[.Q86];[Variables.$I$6];[.R86];[Variables.$I$6];[.S86];IF([.T86]&lt;&gt;&quot;&quot;;CONCATENATE([Variables.$I$6];[.T86]);&quot;&quot;);[Variables.$I$2];[Variables.$I$6]);IF([.A86]&lt;&gt;&quot;&quot;;CONCATENATE(&quot;#&quot;;[.A86]);&quot;&quot;))" office:value-type="string" office:string-value="[&quot;i2_gon_watchman&quot;,&quot;Gondor_Watchman&quot;,&quot;Gondor_Watchmen&quot;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" calcext:value-type="string">
            <text:p>["i2_gon_watchman","Gondor_Watchman","Gondor_Watchmen",tf_gondor| tfg_armor| tfg_shield| tfg_boots| tfg_helm,0,0,fac_gondor,[itm_gondor_auxila_helm,itm_mail_coif,itm_gon_jerkin,itm_gondor_light_greaves,itm_shortened_spear,itm_gondor_short_sword,itm_good_mace,itm_gon_tab_shield_a,],attr_tier_2,wp_tier_2,knows_common|knows_power_strike_1|knows_power_draw_1|knows_weapon_master_1|knows_shield_2|knows_athletics_1|knows_trainer_1|knows_tactics_1|knows_spotting_1|knows_inventory_management_1|knows_wound_treatment_1|knows_first_aid_1|knows_leadership_2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gon_footman</text:p>
          </table:table-cell>
          <table:table-cell table:style-name="ce7" office:value-type="string" calcext:value-type="string">
            <text:p>Footman_of_Gondor</text:p>
          </table:table-cell>
          <table:table-cell table:style-name="ce17" office:value-type="string" calcext:value-type="string">
            <text:p>Foot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infantry_helm_bad,</text:p>
          </table:table-cell>
          <table:table-cell table:style-name="ce11" office:value-type="string" calcext:value-type="string">
            <text:p>itm_gon_footman,</text:p>
          </table:table-cell>
          <table:table-cell table:style-name="ce18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spear,itm_gondor_short_sword,itm_good_mace,</text:p>
          </table:table-cell>
          <table:table-cell table:style-name="ce20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shield_2|knows_power_strike_2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87]&lt;&gt;&quot;&quot;;[.B87]&lt;&gt;&quot;&quot;);CONCATENATE([Variables.$I$1];[Variables.$I$7];[.A87];[Variables.$I$7];[Variables.$I$6];[Variables.$I$7];[.B87];[Variables.$I$7];[Variables.$I$6];[Variables.$I$7];[.C87];[Variables.$I$7];[Variables.$I$6];[.D87];[Variables.$I$6];[.E87];[Variables.$I$6];[.F87];[Variables.$I$6];[.G87];[Variables.$I$6];[Variables.$I$1];[.H87];[.I87];[.J87];[.K87];[.L87];[.M87];[.N87];[Variables.$I$2];[Variables.$I$6];[.O87];[Variables.$I$6];[.P87];[Variables.$I$6];[.Q87];[Variables.$I$6];[.R87];[Variables.$I$6];[.S87];IF([.T87]&lt;&gt;&quot;&quot;;CONCATENATE([Variables.$I$6];[.T87]);&quot;&quot;);[Variables.$I$2];[Variables.$I$6]);IF([.A87]&lt;&gt;&quot;&quot;;CONCATENATE(&quot;#&quot;;[.A87]);&quot;&quot;))" office:value-type="string" office:string-value="[&quot;i3_gon_footman&quot;,&quot;Footman_of_Gondor&quot;,&quot;Footmen_of_Gondor&quot;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" calcext:value-type="string">
            <text:p>["i3_gon_footman","Footman_of_Gondor","Footmen_of_Gondor",tf_gondor| tfg_shield| tfg_armor| tfg_helm| tfg_boots,0,0,fac_gondor,[itm_gondor_infantry_helm_bad,itm_gon_footman,itm_gondor_med_greaves,itm_gondor_spear,itm_gondor_short_sword,itm_good_mace,itm_gondor_shield_c,],attr_tier_3,wp_tier_3,knows_common|knows_athletics_2|knows_shield_2|knows_power_strike_2|knows_ironflesh_1,gondor_face1,gondor_face2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Gondor Spearmen</text:p>
          </table:table-cell>
          <table:table-cell table:style-name="ce21" table:number-columns-repeated="12"/>
          <table:table-cell table:style-name="ce22"/>
          <table:table-cell table:style-name="ce21" table:number-columns-repeated="5"/>
          <table:table-cell table:style-name="ce23"/>
          <table:table-cell table:style-name="ce23" table:formula="of:=IF(AND([.A88]&lt;&gt;&quot;&quot;;[.B88]&lt;&gt;&quot;&quot;);CONCATENATE([Variables.$I$1];[Variables.$I$7];[.A88];[Variables.$I$7];[Variables.$I$6];[Variables.$I$7];[.B88];[Variables.$I$7];[Variables.$I$6];[Variables.$I$7];[.C88];[Variables.$I$7];[Variables.$I$6];[.D88];[Variables.$I$6];[.E88];[Variables.$I$6];[.F88];[Variables.$I$6];[.G88];[Variables.$I$6];[Variables.$I$1];[.H88];[.I88];[.J88];[.K88];[.L88];[.M88];[.M88];[Variables.$I$2];[Variables.$I$6];[.O88];[Variables.$I$6];[.P88];[Variables.$I$6];[.Q88];[Variables.$I$6];[.R88];[Variables.$I$6];[.S88];IF([.T88]&lt;&gt;&quot;&quot;;CONCATENATE([Variables.$I$6];[.T88]);&quot;&quot;);[Variables.$I$2];[Variables.$I$6]);IF([.A88]&lt;&gt;&quot;&quot;;CONCATENATE(&quot;#&quot;;[.A88]);&quot;&quot;))" office:value-type="string" office:string-value="#Gondor Spearmen" calcext:value-type="string">
            <text:p>#Gondor Spearmen</text:p>
          </table:table-cell>
          <table:table-cell table:style-name="ce24" table:number-columns-repeated="43"/>
          <table:table-cell table:number-columns-repeated="16320"/>
        </table:table-row>
        <table:table-row table:style-name="ro5">
          <table:table-cell table:style-name="ce7" office:value-type="string" calcext:value-type="string">
            <text:p>i4_gon_spearman</text:p>
          </table:table-cell>
          <table:table-cell table:style-name="ce7" office:value-type="string" calcext:value-type="string">
            <text:p>Spearman_of_Gondor</text:p>
          </table:table-cell>
          <table:table-cell table:style-name="ce7" office:value-type="string" calcext:value-type="string">
            <text:p>Spear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infantry_helm,</text:p>
          </table:table-cell>
          <table:table-cell table:style-name="ce11" office:value-type="string" calcext:value-type="string">
            <text:p>itm_gon_regula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spear,</text:p>
          </table:table-cell>
          <table:table-cell table:style-name="ce11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3|knows_power_strike_3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89]&lt;&gt;&quot;&quot;;[.B89]&lt;&gt;&quot;&quot;);CONCATENATE([Variables.$I$1];[Variables.$I$7];[.A89];[Variables.$I$7];[Variables.$I$6];[Variables.$I$7];[.B89];[Variables.$I$7];[Variables.$I$6];[Variables.$I$7];[.C89];[Variables.$I$7];[Variables.$I$6];[.D89];[Variables.$I$6];[.E89];[Variables.$I$6];[.F89];[Variables.$I$6];[.G89];[Variables.$I$6];[Variables.$I$1];[.H89];[.I89];[.J89];[.K89];[.L89];[.M89];[.N89];[Variables.$I$2];[Variables.$I$6];[.O89];[Variables.$I$6];[.P89];[Variables.$I$6];[.Q89];[Variables.$I$6];[.R89];[Variables.$I$6];[.S89];IF([.T89]&lt;&gt;&quot;&quot;;CONCATENATE([Variables.$I$6];[.T89]);&quot;&quot;);[Variables.$I$2];[Variables.$I$6]);IF([.A89]&lt;&gt;&quot;&quot;;CONCATENATE(&quot;#&quot;;[.A89]);&quot;&quot;))" office:value-type="string" office:string-value="[&quot;i4_gon_spearman&quot;,&quot;Spearman_of_Gondor&quot;,&quot;Spearmen_of_Gondor&quot;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" calcext:value-type="string">
            <text:p>["i4_gon_spearman","Spearman_of_Gondor","Spearmen_of_Gondor",tf_gondor| tfg_shield| tfg_armor| tfg_helm| tfg_boots,0,0,fac_gondor,[itm_gondor_infantry_helm,itm_gon_regular,itm_leather_gloves,itm_gondor_med_greaves,itm_gondor_spear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gon_vet_spearman</text:p>
          </table:table-cell>
          <table:table-cell table:style-name="ce7" office:value-type="string" calcext:value-type="string">
            <text:p>Veteran_Spearman_of_Gondor</text:p>
          </table:table-cell>
          <table:table-cell table:style-name="ce7" office:value-type="string" calcext:value-type="string">
            <text:p>Veteran_Spear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infantry_helm_good,</text:p>
          </table:table-cell>
          <table:table-cell table:style-name="ce11" office:value-type="string" calcext:value-type="string">
            <text:p>itm_gon_regula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spear,</text:p>
          </table:table-cell>
          <table:table-cell table:style-name="ce19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shield_4|knows_power_strike_4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0]&lt;&gt;&quot;&quot;;[.B90]&lt;&gt;&quot;&quot;);CONCATENATE([Variables.$I$1];[Variables.$I$7];[.A90];[Variables.$I$7];[Variables.$I$6];[Variables.$I$7];[.B90];[Variables.$I$7];[Variables.$I$6];[Variables.$I$7];[.C90];[Variables.$I$7];[Variables.$I$6];[.D90];[Variables.$I$6];[.E90];[Variables.$I$6];[.F90];[Variables.$I$6];[.G90];[Variables.$I$6];[Variables.$I$1];[.H90];[.I90];[.J90];[.K90];[.L90];[.M90];[.N90];[Variables.$I$2];[Variables.$I$6];[.O90];[Variables.$I$6];[.P90];[Variables.$I$6];[.Q90];[Variables.$I$6];[.R90];[Variables.$I$6];[.S90];IF([.T90]&lt;&gt;&quot;&quot;;CONCATENATE([Variables.$I$6];[.T90]);&quot;&quot;);[Variables.$I$2];[Variables.$I$6]);IF([.A90]&lt;&gt;&quot;&quot;;CONCATENATE(&quot;#&quot;;[.A90]);&quot;&quot;))" office:value-type="string" office:string-value="[&quot;i5_gon_vet_spearman&quot;,&quot;Veteran_Spearman_of_Gondor&quot;,&quot;Veteran_Spearmen_of_Gondor&quot;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" calcext:value-type="string">
            <text:p>["i5_gon_vet_spearman","Veteran_Spearman_of_Gondor","Veteran_Spearmen_of_Gondor",tf_gondor| tfg_gloves| tfg_shield| tfg_armor| tfg_helm| tfg_boots,0,0,fac_gondor,[itm_gondor_infantry_helm_good,itm_gon_regular,itm_mail_mittens,itm_gondor_heavy_greaves,itm_gondor_spear,itm_gondor_shield_c,],attr_tier_5,wp_tier_5,knows_common|knows_athletics_2|knows_shield_4|knows_power_strike_4|knows_ironflesh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gon_tower_spearman</text:p>
          </table:table-cell>
          <table:table-cell table:style-name="ce7" office:value-type="string" calcext:value-type="string">
            <text:p>Guard_of_the_Fountain_Court</text:p>
          </table:table-cell>
          <table:table-cell table:style-name="ce7" office:value-type="string" calcext:value-type="string">
            <text:p>Guards_of_the_Fountain_Court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tower_guard_helm,</text:p>
          </table:table-cell>
          <table:table-cell table:style-name="ce19" office:value-type="string" calcext:value-type="string">
            <text:p>itm_gon_tower_guar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tower_spear,</text:p>
          </table:table-cell>
          <table:table-cell table:style-name="ce11" office:value-type="string" calcext:value-type="string">
            <text:p>itm_gondor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2|knows_shield_6|knows_power_strike_6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91]&lt;&gt;&quot;&quot;;[.B91]&lt;&gt;&quot;&quot;);CONCATENATE([Variables.$I$1];[Variables.$I$7];[.A91];[Variables.$I$7];[Variables.$I$6];[Variables.$I$7];[.B91];[Variables.$I$7];[Variables.$I$6];[Variables.$I$7];[.C91];[Variables.$I$7];[Variables.$I$6];[.D91];[Variables.$I$6];[.E91];[Variables.$I$6];[.F91];[Variables.$I$6];[.G91];[Variables.$I$6];[Variables.$I$1];[.H91];[.I91];[.J91];[.K91];[.L91];[.M91];[.N91];[Variables.$I$2];[Variables.$I$6];[.O91];[Variables.$I$6];[.P91];[Variables.$I$6];[.Q91];[Variables.$I$6];[.R91];[Variables.$I$6];[.S91];IF([.T91]&lt;&gt;&quot;&quot;;CONCATENATE([Variables.$I$6];[.T91]);&quot;&quot;);[Variables.$I$2];[Variables.$I$6]);IF([.A91]&lt;&gt;&quot;&quot;;CONCATENATE(&quot;#&quot;;[.A91]);&quot;&quot;))" office:value-type="string" office:string-value="[&quot;i6_gon_tower_spearman&quot;,&quot;Guard_of_the_Fountain_Court&quot;,&quot;Guards_of_the_Fountain_Court&quot;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" calcext:value-type="string">
            <text:p>["i6_gon_tower_spearman","Guard_of_the_Fountain_Court","Guards_of_the_Fountain_Court",tf_gondor| tfg_gloves| tfg_shield| tfg_armor| tfg_helm| tfg_boots,0,0,fac_gondor,[itm_tower_guard_helm,itm_gon_tower_guard,itm_mail_mittens,itm_gondor_heavy_greaves,itm_gondor_tower_spear,itm_gondor_shield_a,],attr_tier_6,wp_tier_6,knows_common|knows_athletics_2|knows_shield_6|knows_power_strike_6|knows_ironflesh_4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Gondor swordsmen</text:p>
          </table:table-cell>
          <table:table-cell table:style-name="ce21" table:number-columns-repeated="9"/>
          <table:table-cell table:style-name="ce25" table:number-columns-repeated="2"/>
          <table:table-cell table:style-name="ce21" table:number-columns-repeated="7"/>
          <table:table-cell table:style-name="ce23"/>
          <table:table-cell table:style-name="ce23" table:formula="of:=IF(AND([.A92]&lt;&gt;&quot;&quot;;[.B92]&lt;&gt;&quot;&quot;);CONCATENATE([Variables.$I$1];[Variables.$I$7];[.A92];[Variables.$I$7];[Variables.$I$6];[Variables.$I$7];[.B92];[Variables.$I$7];[Variables.$I$6];[Variables.$I$7];[.C92];[Variables.$I$7];[Variables.$I$6];[.D92];[Variables.$I$6];[.E92];[Variables.$I$6];[.F92];[Variables.$I$6];[.G92];[Variables.$I$6];[Variables.$I$1];[.H92];[.I92];[.J92];[.K92];[.L92];[.M92];[.N92];[Variables.$I$2];[Variables.$I$6];[.O92];[Variables.$I$6];[.P92];[Variables.$I$6];[.Q92];[Variables.$I$6];[.R92];[Variables.$I$6];[.S92];IF([.T92]&lt;&gt;&quot;&quot;;CONCATENATE([Variables.$I$6];[.T92]);&quot;&quot;);[Variables.$I$2];[Variables.$I$6]);IF([.A92]&lt;&gt;&quot;&quot;;CONCATENATE(&quot;#&quot;;[.A92]);&quot;&quot;))" office:value-type="string" office:string-value="#Gondor swordsmen" calcext:value-type="string">
            <text:p>#Gondor swordsmen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gon_swordsman</text:p>
          </table:table-cell>
          <table:table-cell table:style-name="ce7" office:value-type="string" calcext:value-type="string">
            <text:p>Swordsman_of_Gondor</text:p>
          </table:table-cell>
          <table:table-cell table:style-name="ce7" office:value-type="string" calcext:value-type="string">
            <text:p>Swordsmen_of_Gondo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infantry_helm,</text:p>
          </table:table-cell>
          <table:table-cell table:style-name="ce11" office:value-type="string" calcext:value-type="string">
            <text:p>itm_gon_regular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sword,</text:p>
          </table:table-cell>
          <table:table-cell table:style-name="ce11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3|knows_power_strike_3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93]&lt;&gt;&quot;&quot;;[.B93]&lt;&gt;&quot;&quot;);CONCATENATE([Variables.$I$1];[Variables.$I$7];[.A93];[Variables.$I$7];[Variables.$I$6];[Variables.$I$7];[.B93];[Variables.$I$7];[Variables.$I$6];[Variables.$I$7];[.C93];[Variables.$I$7];[Variables.$I$6];[.D93];[Variables.$I$6];[.E93];[Variables.$I$6];[.F93];[Variables.$I$6];[.G93];[Variables.$I$6];[Variables.$I$1];[.H93];[.I93];[.J93];[.K93];[.L93];[.M93];[.N93];[Variables.$I$2];[Variables.$I$6];[.O93];[Variables.$I$6];[.P93];[Variables.$I$6];[.Q93];[Variables.$I$6];[.R93];[Variables.$I$6];[.S93];IF([.T93]&lt;&gt;&quot;&quot;;CONCATENATE([Variables.$I$6];[.T93]);&quot;&quot;);[Variables.$I$2];[Variables.$I$6]);IF([.A93]&lt;&gt;&quot;&quot;;CONCATENATE(&quot;#&quot;;[.A93]);&quot;&quot;))" office:value-type="string" office:string-value="[&quot;i4_gon_swordsman&quot;,&quot;Swordsman_of_Gondor&quot;,&quot;Swordsmen_of_Gondor&quot;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" calcext:value-type="string">
            <text:p>["i4_gon_swordsman","Swordsman_of_Gondor","Swordsmen_of_Gondor",tf_gondor| tfg_shield| tfg_armor| tfg_helm| tfg_boots,0,0,fac_gondor,[itm_gondor_infantry_helm,itm_gon_regular,itm_leather_gloves,itm_gondor_med_greaves,itm_gondor_sword,itm_gondor_shield_c,],attr_tier_4,wp_tier_4,knows_common|knows_athletics_2|knows_shield_3|knows_power_strike_3|knows_ironflesh_2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gon_vet_swordsman</text:p>
          </table:table-cell>
          <table:table-cell table:style-name="ce7" office:value-type="string" calcext:value-type="string">
            <text:p>Veteran_Swordsman_of_Gondor</text:p>
          </table:table-cell>
          <table:table-cell table:style-name="ce7" office:value-type="string" calcext:value-type="string">
            <text:p>Veteran_Swordsmen_of_Gondor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infantry_helm_good,</text:p>
          </table:table-cell>
          <table:table-cell table:style-name="ce11" office:value-type="string" calcext:value-type="string">
            <text:p>itm_gon_regula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sword,</text:p>
          </table:table-cell>
          <table:table-cell table:style-name="ce11" office:value-type="string" calcext:value-type="string">
            <text:p>itm_gondor_shiel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shield_4|knows_power_strike_4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4]&lt;&gt;&quot;&quot;;[.B94]&lt;&gt;&quot;&quot;);CONCATENATE([Variables.$I$1];[Variables.$I$7];[.A94];[Variables.$I$7];[Variables.$I$6];[Variables.$I$7];[.B94];[Variables.$I$7];[Variables.$I$6];[Variables.$I$7];[.C94];[Variables.$I$7];[Variables.$I$6];[.D94];[Variables.$I$6];[.E94];[Variables.$I$6];[.F94];[Variables.$I$6];[.G94];[Variables.$I$6];[Variables.$I$1];[.H94];[.I94];[.J94];[.K94];[.L94];[.M94];[.N94];[Variables.$I$2];[Variables.$I$6];[.O94];[Variables.$I$6];[.P94];[Variables.$I$6];[.Q94];[Variables.$I$6];[.R94];[Variables.$I$6];[.S94];IF([.T94]&lt;&gt;&quot;&quot;;CONCATENATE([Variables.$I$6];[.T94]);&quot;&quot;);[Variables.$I$2];[Variables.$I$6]);IF([.A94]&lt;&gt;&quot;&quot;;CONCATENATE(&quot;#&quot;;[.A94]);&quot;&quot;))" office:value-type="string" office:string-value="[&quot;i5_gon_vet_swordsman&quot;,&quot;Veteran_Swordsman_of_Gondor&quot;,&quot;Veteran_Swordsmen_of_Gondor&quot;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" calcext:value-type="string">
            <text:p>["i5_gon_vet_swordsman","Veteran_Swordsman_of_Gondor","Veteran_Swordsmen_of_Gondor",tf_gondor| tfg_gloves| tfg_shield| tfg_armor| tfg_helm| tfg_boots,0,0,fac_gondor,[itm_gondor_infantry_helm_good,itm_gon_regular,itm_mail_mittens,itm_gondor_heavy_greaves,itm_gondor_sword,itm_gondor_shield_c,],attr_tier_5,wp_tier_5,knows_common|knows_athletics_2|knows_shield_4|knows_power_strike_4|knows_ironflesh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gon_tower_swordsman</text:p>
          </table:table-cell>
          <table:table-cell table:style-name="ce7" office:value-type="string" calcext:value-type="string">
            <text:p>Swordsman_of_the_Tower_Guard</text:p>
          </table:table-cell>
          <table:table-cell table:style-name="ce7" office:value-type="string" calcext:value-type="string">
            <text:p>Swordsmen_of_the_Tower_Guard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tower_guard_helm,</text:p>
          </table:table-cell>
          <table:table-cell table:style-name="ce11" office:value-type="string" calcext:value-type="string">
            <text:p>itm_gon_tower_guar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itadel_sword,</text:p>
          </table:table-cell>
          <table:table-cell table:style-name="ce19" office:value-type="string" calcext:value-type="string">
            <text:p>itm_gondor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5|knows_power_strike_5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95]&lt;&gt;&quot;&quot;;[.B95]&lt;&gt;&quot;&quot;);CONCATENATE([Variables.$I$1];[Variables.$I$7];[.A95];[Variables.$I$7];[Variables.$I$6];[Variables.$I$7];[.B95];[Variables.$I$7];[Variables.$I$6];[Variables.$I$7];[.C95];[Variables.$I$7];[Variables.$I$6];[.D95];[Variables.$I$6];[.E95];[Variables.$I$6];[.F95];[Variables.$I$6];[.G95];[Variables.$I$6];[Variables.$I$1];[.H95];[.I95];[.J95];[.K95];[.L95];[.M95];[.N95];[Variables.$I$2];[Variables.$I$6];[.O95];[Variables.$I$6];[.P95];[Variables.$I$6];[.Q95];[Variables.$I$6];[.R95];[Variables.$I$6];[.S95];IF([.T95]&lt;&gt;&quot;&quot;;CONCATENATE([Variables.$I$6];[.T95]);&quot;&quot;);[Variables.$I$2];[Variables.$I$6]);IF([.A95]&lt;&gt;&quot;&quot;;CONCATENATE(&quot;#&quot;;[.A95]);&quot;&quot;))" office:value-type="string" office:string-value="[&quot;i6_gon_tower_swordsman&quot;,&quot;Swordsman_of_the_Tower_Guard&quot;,&quot;Swordsmen_of_the_Tower_Guard&quot;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" calcext:value-type="string">
            <text:p>["i6_gon_tower_swordsman","Swordsman_of_the_Tower_Guard","Swordsmen_of_the_Tower_Guard",tf_gondor| tfg_gloves| tfg_shield| tfg_armor| tfg_helm| tfg_boots,0,0,fac_gondor,[itm_tower_guard_helm,itm_gon_tower_guard,itm_mail_mittens,itm_gondor_heavy_greaves,itm_gondor_citadel_sword,itm_gondor_shield_a,],attr_tier_6,wp_tier_6,knows_common|knows_athletics_3|knows_shield_5|knows_power_strike_5|knows_ironflesh_4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Gondor Noble Line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2"/>
          <table:table-cell table:style-name="ce21"/>
          <table:table-cell table:style-name="ce25" table:number-columns-repeated="2"/>
          <table:table-cell table:style-name="ce21" table:number-columns-repeated="5"/>
          <table:table-cell table:style-name="ce23"/>
          <table:table-cell table:style-name="ce23" table:formula="of:=IF(AND([.A96]&lt;&gt;&quot;&quot;;[.B96]&lt;&gt;&quot;&quot;);CONCATENATE([Variables.$I$1];[Variables.$I$7];[.A96];[Variables.$I$7];[Variables.$I$6];[Variables.$I$7];[.B96];[Variables.$I$7];[Variables.$I$6];[Variables.$I$7];[.C96];[Variables.$I$7];[Variables.$I$6];[.D96];[Variables.$I$6];[.E96];[Variables.$I$6];[.F96];[Variables.$I$6];[.G96];[Variables.$I$6];[Variables.$I$1];[.H96];[.I96];[.J96];[.K96];[.L96];[.M96];[.N96];[Variables.$I$2];[Variables.$I$6];[.O96];[Variables.$I$6];[.P96];[Variables.$I$6];[.Q96];[Variables.$I$6];[.R96];[Variables.$I$6];[.S96];IF([.T96]&lt;&gt;&quot;&quot;;CONCATENATE([Variables.$I$6];[.T96]);&quot;&quot;);[Variables.$I$2];[Variables.$I$6]);IF([.A96]&lt;&gt;&quot;&quot;;CONCATENATE(&quot;#&quot;;[.A96]);&quot;&quot;))" office:value-type="string" office:string-value="#Gondor Noble Line" calcext:value-type="string">
            <text:p>#Gondor Noble Line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1_gon_nobleman</text:p>
          </table:table-cell>
          <table:table-cell table:number-columns-repeated="2" table:style-name="ce7" office:value-type="string" calcext:value-type="string">
            <text:p>Gondor_Noble</text:p>
          </table:table-cell>
          <table:table-cell table:style-name="ce8" office:value-type="string" calcext:value-type="string">
            <text:p>tf_gondor| tf_mounted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gondor_infantry_helm_bad,</text:p>
          </table:table-cell>
          <table:table-cell table:style-name="ce11" office:value-type="string" calcext:value-type="string">
            <text:p>itm_gon_jerki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sword,</text:p>
          </table:table-cell>
          <table:table-cell table:style-name="ce11"/>
          <table:table-cell table:style-name="ce11" office:value-type="string" calcext:value-type="string">
            <text:p>itm_saddle_horse,</text:p>
          </table:table-cell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2|knows_weapon_master_1|knows_riding_2|knows_trainer_2|knows_tactics_1|knows_inventory_management_1|knows_wound_treatment_1|knows_leadership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7]&lt;&gt;&quot;&quot;;[.B97]&lt;&gt;&quot;&quot;);CONCATENATE([Variables.$I$1];[Variables.$I$7];[.A97];[Variables.$I$7];[Variables.$I$6];[Variables.$I$7];[.B97];[Variables.$I$7];[Variables.$I$6];[Variables.$I$7];[.C97];[Variables.$I$7];[Variables.$I$6];[.D97];[Variables.$I$6];[.E97];[Variables.$I$6];[.F97];[Variables.$I$6];[.G97];[Variables.$I$6];[Variables.$I$1];[.H97];[.I97];[.J97];[.K97];[.L97];[.M97];[.N97];[Variables.$I$2];[Variables.$I$6];[.O97];[Variables.$I$6];[.P97];[Variables.$I$6];[.Q97];[Variables.$I$6];[.R97];[Variables.$I$6];[.S97];IF([.T97]&lt;&gt;&quot;&quot;;CONCATENATE([Variables.$I$6];[.T97]);&quot;&quot;);[Variables.$I$2];[Variables.$I$6]);IF([.A97]&lt;&gt;&quot;&quot;;CONCATENATE(&quot;#&quot;;[.A97]);&quot;&quot;))" office:value-type="string" office:string-value="[&quot;c1_gon_nobleman&quot;,&quot;Gondor_Noble&quot;,&quot;Gondor_Noble&quot;,tf_gondor| tf_mounted| tfg_armor| tfg_boots| tfg_horse,0,0,fac_gondor,[itm_gondor_auxila_helm,itm_gondor_infantry_helm_bad,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" calcext:value-type="string">
            <text:p>["c1_gon_nobleman","Gondor_Noble","Gondor_Noble",tf_gondor| tf_mounted| tfg_armor| tfg_boots| tfg_horse,0,0,fac_gondor,[itm_gondor_auxila_helm,itm_gondor_infantry_helm_bad,itm_gon_jerkin,itm_gondor_light_greaves,itm_gondor_sword,itm_saddle_horse,],attr_tier_1,wp_tier_1,knows_common|knows_power_strike_2|knows_weapon_master_1|knows_riding_2|knows_trainer_2|knows_tactics_1|knows_inventory_management_1|knows_wound_treatment_1|knows_leadership_3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gon_squire</text:p>
          </table:table-cell>
          <table:table-cell table:style-name="ce7" office:value-type="string" calcext:value-type="string">
            <text:p>Squire_of_Gondor</text:p>
          </table:table-cell>
          <table:table-cell table:style-name="ce7" office:value-type="string" calcext:value-type="string">
            <text:p>Squires_of_Gondor</text:p>
          </table:table-cell>
          <table:table-cell table:style-name="ce8" office:value-type="string" calcext:value-type="string">
            <text:p>tf_gondor| tf_mounted| tfg_helm| tfg_armor| tfg_boots| tfg_hors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_good,</text:p>
          </table:table-cell>
          <table:table-cell table:style-name="ce19" office:value-type="string" calcext:value-type="string">
            <text:p>itm_gon_noble_cloak,</text:p>
          </table:table-cell>
          <table:table-cell table:style-name="ce11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/>
          <table:table-cell table:style-name="ce11" office:value-type="string" calcext:value-type="string">
            <text:p>itm_gondor_cours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2|knows_weapon_master_2|knows_shield_1|knows_riding_2|knows_trainer_2|knows_tactics_1|knows_inventory_management_1|knows_wound_treatment_1|knows_leadership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8]&lt;&gt;&quot;&quot;;[.B98]&lt;&gt;&quot;&quot;);CONCATENATE([Variables.$I$1];[Variables.$I$7];[.A98];[Variables.$I$7];[Variables.$I$6];[Variables.$I$7];[.B98];[Variables.$I$7];[Variables.$I$6];[Variables.$I$7];[.C98];[Variables.$I$7];[Variables.$I$6];[.D98];[Variables.$I$6];[.E98];[Variables.$I$6];[.F98];[Variables.$I$6];[.G98];[Variables.$I$6];[Variables.$I$1];[.H98];[.I98];[.J98];[.K98];[.L98];[.M98];[.N98];[Variables.$I$2];[Variables.$I$6];[.O98];[Variables.$I$6];[.P98];[Variables.$I$6];[.Q98];[Variables.$I$6];[.R98];[Variables.$I$6];[.S98];IF([.T98]&lt;&gt;&quot;&quot;;CONCATENATE([Variables.$I$6];[.T98]);&quot;&quot;);[Variables.$I$2];[Variables.$I$6]);IF([.A98]&lt;&gt;&quot;&quot;;CONCATENATE(&quot;#&quot;;[.A98]);&quot;&quot;))" office:value-type="string" office:string-value="[&quot;c2_gon_squire&quot;,&quot;Squire_of_Gondor&quot;,&quot;Squires_of_Gondor&quot;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" calcext:value-type="string">
            <text:p>["c2_gon_squire","Squire_of_Gondor","Squires_of_Gondor",tf_gondor| tf_mounted| tfg_helm| tfg_armor| tfg_boots| tfg_horse,0,0,fac_gondor,[itm_gondor_auxila_helm_good,itm_gon_noble_cloak,itm_gondor_med_greaves,itm_gondor_cav_sword,itm_gondor_courser,],attr_tier_2,wp_tier_2,knows_common|knows_power_strike_2|knows_weapon_master_2|knows_shield_1|knows_riding_2|knows_trainer_2|knows_tactics_1|knows_inventory_management_1|knows_wound_treatment_1|knows_leadership_3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gon_vet_squire</text:p>
          </table:table-cell>
          <table:table-cell table:style-name="ce7" office:value-type="string" calcext:value-type="string">
            <text:p>Veteran_Squire_of_Gondor</text:p>
          </table:table-cell>
          <table:table-cell table:style-name="ce7" office:value-type="string" calcext:value-type="string">
            <text:p>Veteran_Squire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knight_helm_bad,</text:p>
          </table:table-cell>
          <table:table-cell table:style-name="ce11" office:value-type="string" calcext:value-type="string">
            <text:p>itm_gon_squire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 office:value-type="string" calcext:value-type="string">
            <text:p>itm_gondor_shield_d,</text:p>
          </table:table-cell>
          <table:table-cell table:style-name="ce11" office:value-type="string" calcext:value-type="string">
            <text:p>itm_gondor_cours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2|knows_shield_2|knows_power_strik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99]&lt;&gt;&quot;&quot;;[.B99]&lt;&gt;&quot;&quot;);CONCATENATE([Variables.$I$1];[Variables.$I$7];[.A99];[Variables.$I$7];[Variables.$I$6];[Variables.$I$7];[.B99];[Variables.$I$7];[Variables.$I$6];[Variables.$I$7];[.C99];[Variables.$I$7];[Variables.$I$6];[.D99];[Variables.$I$6];[.E99];[Variables.$I$6];[.F99];[Variables.$I$6];[.G99];[Variables.$I$6];[Variables.$I$1];[.H99];[.I99];[.J99];[.K99];[.L99];[.M99];[.N99];[Variables.$I$2];[Variables.$I$6];[.O99];[Variables.$I$6];[.P99];[Variables.$I$6];[.Q99];[Variables.$I$6];[.R99];[Variables.$I$6];[.S99];IF([.T99]&lt;&gt;&quot;&quot;;CONCATENATE([Variables.$I$6];[.T99]);&quot;&quot;);[Variables.$I$2];[Variables.$I$6]);IF([.A99]&lt;&gt;&quot;&quot;;CONCATENATE(&quot;#&quot;;[.A99]);&quot;&quot;))" office:value-type="string" office:string-value="[&quot;c3_gon_vet_squire&quot;,&quot;Veteran_Squire_of_Gondor&quot;,&quot;Veteran_Squires_of_Gondor&quot;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" calcext:value-type="string">
            <text:p>["c3_gon_vet_squire","Veteran_Squire_of_Gondor","Veteran_Squires_of_Gondor",tf_gondor| tf_mounted| tfg_shield| tfg_armor| tfg_helm| tfg_horse| tfg_boots,0,0,fac_gondor,[itm_gondor_knight_helm_bad,itm_gon_squire,itm_leather_gloves,itm_gondor_med_greaves,itm_gondor_cav_sword,itm_gondor_shield_d,itm_gondor_courser,],attr_tier_3,wp_tier_3,knows_common|knows_riding_2|knows_shield_2|knows_power_strike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gon_knight</text:p>
          </table:table-cell>
          <table:table-cell table:style-name="ce7" office:value-type="string" calcext:value-type="string">
            <text:p>Knight_of_Gondor</text:p>
          </table:table-cell>
          <table:table-cell table:style-name="ce7" office:value-type="string" calcext:value-type="string">
            <text:p>Knights_of_Gondor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knight_helm,</text:p>
          </table:table-cell>
          <table:table-cell table:style-name="ce19" office:value-type="string" calcext:value-type="string">
            <text:p>itm_gon_knight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itm_gondor_lance,</text:p>
          </table:table-cell>
          <table:table-cell table:style-name="ce11" office:value-type="string" calcext:value-type="string">
            <text:p>itm_gondor_shield_d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3|knows_shield_3|knows_power_strike_3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0]&lt;&gt;&quot;&quot;;[.B100]&lt;&gt;&quot;&quot;);CONCATENATE([Variables.$I$1];[Variables.$I$7];[.A100];[Variables.$I$7];[Variables.$I$6];[Variables.$I$7];[.B100];[Variables.$I$7];[Variables.$I$6];[Variables.$I$7];[.C100];[Variables.$I$7];[Variables.$I$6];[.D100];[Variables.$I$6];[.E100];[Variables.$I$6];[.F100];[Variables.$I$6];[.G100];[Variables.$I$6];[Variables.$I$1];[.H100];[.I100];[.J100];[.K100];[.L100];[.M100];[.N100];[Variables.$I$2];[Variables.$I$6];[.O100];[Variables.$I$6];[.P100];[Variables.$I$6];[.Q100];[Variables.$I$6];[.R100];[Variables.$I$6];[.S100];IF([.T100]&lt;&gt;&quot;&quot;;CONCATENATE([Variables.$I$6];[.T100]);&quot;&quot;);[Variables.$I$2];[Variables.$I$6]);IF([.A100]&lt;&gt;&quot;&quot;;CONCATENATE(&quot;#&quot;;[.A100]);&quot;&quot;))" office:value-type="string" office:string-value="[&quot;c4_gon_knight&quot;,&quot;Knight_of_Gondor&quot;,&quot;Knights_of_Gondor&quot;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" calcext:value-type="string">
            <text:p>["c4_gon_knight","Knight_of_Gondor","Knights_of_Gondor",tf_gondor| tf_mounted| tfg_shield| tfg_armor| tfg_helm| tfg_horse| tfg_boots,0,0,fac_gondor,[itm_gondor_knight_helm,itm_gon_knight,itm_mail_mittens,itm_gondor_heavy_greaves,itm_gondor_cav_sword,itm_gondor_lance,itm_gondor_shield_d,itm_gondor_hunter,],attr_tier_4,wp_tier_4,knows_common|knows_riding_3|knows_shield_3|knows_power_strike_3|knows_ironflesh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gon_vet_knight</text:p>
          </table:table-cell>
          <table:table-cell table:style-name="ce7" office:value-type="string" calcext:value-type="string">
            <text:p>Veteran_Knight_of_Gondor</text:p>
          </table:table-cell>
          <table:table-cell table:style-name="ce7" office:value-type="string" calcext:value-type="string">
            <text:p>Veteran_Knights_of_Gondor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knight_helm_good,</text:p>
          </table:table-cell>
          <table:table-cell table:style-name="ce11" office:value-type="string" calcext:value-type="string">
            <text:p>itm_gon_knight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itm_gondor_lance,</text:p>
          </table:table-cell>
          <table:table-cell table:style-name="ce19" office:value-type="string" calcext:value-type="string">
            <text:p>itm_gondor_shield_d,</text:p>
          </table:table-cell>
          <table:table-cell table:style-name="ce19" office:value-type="string" calcext:value-type="string">
            <text:p>itm_gondor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4|knows_shield_3|knows_power_strike_4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1]&lt;&gt;&quot;&quot;;[.B101]&lt;&gt;&quot;&quot;);CONCATENATE([Variables.$I$1];[Variables.$I$7];[.A101];[Variables.$I$7];[Variables.$I$6];[Variables.$I$7];[.B101];[Variables.$I$7];[Variables.$I$6];[Variables.$I$7];[.C101];[Variables.$I$7];[Variables.$I$6];[.D101];[Variables.$I$6];[.E101];[Variables.$I$6];[.F101];[Variables.$I$6];[.G101];[Variables.$I$6];[Variables.$I$1];[.H101];[.I101];[.J101];[.K101];[.L101];[.M101];[.N101];[Variables.$I$2];[Variables.$I$6];[.O101];[Variables.$I$6];[.P101];[Variables.$I$6];[.Q101];[Variables.$I$6];[.R101];[Variables.$I$6];[.S101];IF([.T101]&lt;&gt;&quot;&quot;;CONCATENATE([Variables.$I$6];[.T101]);&quot;&quot;);[Variables.$I$2];[Variables.$I$6]);IF([.A101]&lt;&gt;&quot;&quot;;CONCATENATE(&quot;#&quot;;[.A101]);&quot;&quot;))" office:value-type="string" office:string-value="[&quot;c5_gon_vet_knight&quot;,&quot;Veteran_Knight_of_Gondor&quot;,&quot;Veteran_Knights_of_Gondor&quot;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" calcext:value-type="string">
            <text:p>["c5_gon_vet_knight","Veteran_Knight_of_Gondor","Veteran_Knights_of_Gondor",tf_gondor| tf_mounted| tfg_gloves| tfg_shield| tfg_armor| tfg_helm| tfg_horse| tfg_boots,0,0,fac_gondor,[itm_gondor_knight_helm_good,itm_gon_knight,itm_mail_mittens,itm_gondor_heavy_greaves,itm_gondor_cav_sword,itm_gondor_lance,itm_gondor_shield_d,itm_gondor_warhorse,],attr_tier_5,wp_tier_5,knows_common|knows_riding_4|knows_shield_3|knows_power_strike_4|knows_ironflesh_4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gon_tower_knight</text:p>
          </table:table-cell>
          <table:table-cell table:style-name="ce7" office:value-type="string" calcext:value-type="string">
            <text:p>Knight_of_the_Citadel</text:p>
          </table:table-cell>
          <table:table-cell table:style-name="ce7" office:value-type="string" calcext:value-type="string">
            <text:p>Knights_of_the_Citadel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citadel_knight_helm,</text:p>
          </table:table-cell>
          <table:table-cell table:style-name="ce11" office:value-type="string" calcext:value-type="string">
            <text:p>itm_gon_tower_knight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lance_banner,itm_gondor_citadel_sword,</text:p>
          </table:table-cell>
          <table:table-cell table:style-name="ce19" office:value-type="string" calcext:value-type="string">
            <text:p>itm_gondor_shield_b,</text:p>
          </table:table-cell>
          <table:table-cell table:style-name="ce19" office:value-type="string" calcext:value-type="string">
            <text:p>itm_gondor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6|knows_shield_4|knows_power_strike_6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2]&lt;&gt;&quot;&quot;;[.B102]&lt;&gt;&quot;&quot;);CONCATENATE([Variables.$I$1];[Variables.$I$7];[.A102];[Variables.$I$7];[Variables.$I$6];[Variables.$I$7];[.B102];[Variables.$I$7];[Variables.$I$6];[Variables.$I$7];[.C102];[Variables.$I$7];[Variables.$I$6];[.D102];[Variables.$I$6];[.E102];[Variables.$I$6];[.F102];[Variables.$I$6];[.G102];[Variables.$I$6];[Variables.$I$1];[.H102];[.I102];[.J102];[.K102];[.L102];[.M102];[.N102];[Variables.$I$2];[Variables.$I$6];[.O102];[Variables.$I$6];[.P102];[Variables.$I$6];[.Q102];[Variables.$I$6];[.R102];[Variables.$I$6];[.S102];IF([.T102]&lt;&gt;&quot;&quot;;CONCATENATE([Variables.$I$6];[.T102]);&quot;&quot;);[Variables.$I$2];[Variables.$I$6]);IF([.A102]&lt;&gt;&quot;&quot;;CONCATENATE(&quot;#&quot;;[.A102]);&quot;&quot;))" office:value-type="string" office:string-value="[&quot;c6_gon_tower_knight&quot;,&quot;Knight_of_the_Citadel&quot;,&quot;Knights_of_the_Citadel&quot;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" calcext:value-type="string">
            <text:p>["c6_gon_tower_knight","Knight_of_the_Citadel","Knights_of_the_Citadel",tf_gondor| tf_mounted| tfg_gloves| tfg_shield| tfg_armor| tfg_helm| tfg_horse| tfg_boots,0,0,fac_gondor,[itm_gondor_citadel_knight_helm,itm_gon_tower_knight,itm_mail_mittens,itm_gondor_heavy_greaves,itm_gondor_lance_banner,itm_gondor_citadel_sword,itm_gondor_shield_b,itm_gondor_warhorse_heavy,],attr_tier_6,wp_tier_6,knows_common|knows_riding_6|knows_shield_4|knows_power_strike_6|knows_ironflesh_6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Gondor Archers</text:p>
          </table:table-cell>
          <table:table-cell table:style-name="ce21" table:number-columns-repeated="9"/>
          <table:table-cell table:style-name="ce25" table:number-columns-repeated="2"/>
          <table:table-cell table:style-name="ce21" table:number-columns-repeated="7"/>
          <table:table-cell table:style-name="ce23"/>
          <table:table-cell table:style-name="ce23" table:formula="of:=IF(AND([.A103]&lt;&gt;&quot;&quot;;[.B103]&lt;&gt;&quot;&quot;);CONCATENATE([Variables.$I$1];[Variables.$I$7];[.A103];[Variables.$I$7];[Variables.$I$6];[Variables.$I$7];[.B103];[Variables.$I$7];[Variables.$I$6];[Variables.$I$7];[.C103];[Variables.$I$7];[Variables.$I$6];[.D103];[Variables.$I$6];[.E103];[Variables.$I$6];[.F103];[Variables.$I$6];[.G103];[Variables.$I$6];[Variables.$I$1];[.H103];[.I103];[.J103];[.K103];[.L103];[.M103];[.N103];[Variables.$I$2];[Variables.$I$6];[.O103];[Variables.$I$6];[.P103];[Variables.$I$6];[.Q103];[Variables.$I$6];[.R103];[Variables.$I$6];[.S103];IF([.T103]&lt;&gt;&quot;&quot;;CONCATENATE([Variables.$I$6];[.T103]);&quot;&quot;);[Variables.$I$2];[Variables.$I$6]);IF([.A103]&lt;&gt;&quot;&quot;;CONCATENATE(&quot;#&quot;;[.A103]);&quot;&quot;))" office:value-type="string" office:string-value="#Gondor Archers" calcext:value-type="string">
            <text:p>#Gondor Archers</text:p>
          </table:table-cell>
          <table:table-cell table:style-name="ce24" table:number-columns-repeated="43"/>
          <table:table-cell table:number-columns-repeated="16320"/>
        </table:table-row>
        <table:table-row table:style-name="ro5">
          <table:table-cell table:style-name="ce7" office:value-type="string" calcext:value-type="string">
            <text:p>a3_gon_bowman</text:p>
          </table:table-cell>
          <table:table-cell table:style-name="ce7" office:value-type="string" calcext:value-type="string">
            <text:p>Bowman_of_Gondor</text:p>
          </table:table-cell>
          <table:table-cell table:style-name="ce7" office:value-type="string" calcext:value-type="string">
            <text:p>Bowmen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ian_archer_helm_bad,</text:p>
          </table:table-cell>
          <table:table-cell table:style-name="ce19" office:value-type="string" calcext:value-type="string">
            <text:p>itm_gon_bowman,</text:p>
          </table:table-cell>
          <table:table-cell table:style-name="ce11"/>
          <table:table-cell table:style-name="ce11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athletics_1|knows_power_draw_2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4]&lt;&gt;&quot;&quot;;[.B104]&lt;&gt;&quot;&quot;);CONCATENATE([Variables.$I$1];[Variables.$I$7];[.A104];[Variables.$I$7];[Variables.$I$6];[Variables.$I$7];[.B104];[Variables.$I$7];[Variables.$I$6];[Variables.$I$7];[.C104];[Variables.$I$7];[Variables.$I$6];[.D104];[Variables.$I$6];[.E104];[Variables.$I$6];[.F104];[Variables.$I$6];[.G104];[Variables.$I$6];[Variables.$I$1];[.H104];[.I104];[.J104];[.K104];[.L104];[.M104];[.N104];[Variables.$I$2];[Variables.$I$6];[.O104];[Variables.$I$6];[.P104];[Variables.$I$6];[.Q104];[Variables.$I$6];[.R104];[Variables.$I$6];[.S104];IF([.T104]&lt;&gt;&quot;&quot;;CONCATENATE([Variables.$I$6];[.T104]);&quot;&quot;);[Variables.$I$2];[Variables.$I$6]);IF([.A104]&lt;&gt;&quot;&quot;;CONCATENATE(&quot;#&quot;;[.A104]);&quot;&quot;))" office:value-type="string" office:string-value="[&quot;a3_gon_bowman&quot;,&quot;Bowman_of_Gondor&quot;,&quot;Bowmen_of_Gondor&quot;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" calcext:value-type="string">
            <text:p>["a3_gon_bowman","Bowman_of_Gondor","Bowmen_of_Gondor",tf_gondor| tfg_ranged| tfg_armor| tfg_helm| tfg_boots,0,0,fac_gondor,[itm_gondorian_archer_helm_bad,itm_gon_bowman,itm_gondor_med_greaves,itm_gondor_arrows,itm_regular_bow,itm_gondor_short_sword,],attr_tier_3,wp_tier_bow_3,knows_common|knows_athletics_1|knows_power_draw_2|knows_ironflesh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gon_archer</text:p>
          </table:table-cell>
          <table:table-cell table:style-name="ce7" office:value-type="string" calcext:value-type="string">
            <text:p>Archer_of_Gondor</text:p>
          </table:table-cell>
          <table:table-cell table:style-name="ce7" office:value-type="string" calcext:value-type="string">
            <text:p>Archers_of_Gondor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ian_archer_helm,</text:p>
          </table:table-cell>
          <table:table-cell table:style-name="ce11" office:value-type="string" calcext:value-type="string">
            <text:p>itm_gon_archer,</text:p>
          </table:table-cell>
          <table:table-cell table:style-name="ce11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2|knows_power_draw_3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5]&lt;&gt;&quot;&quot;;[.B105]&lt;&gt;&quot;&quot;);CONCATENATE([Variables.$I$1];[Variables.$I$7];[.A105];[Variables.$I$7];[Variables.$I$6];[Variables.$I$7];[.B105];[Variables.$I$7];[Variables.$I$6];[Variables.$I$7];[.C105];[Variables.$I$7];[Variables.$I$6];[.D105];[Variables.$I$6];[.E105];[Variables.$I$6];[.F105];[Variables.$I$6];[.G105];[Variables.$I$6];[Variables.$I$1];[.H105];[.I105];[.J105];[.K105];[.L105];[.M105];[.N105];[Variables.$I$2];[Variables.$I$6];[.O105];[Variables.$I$6];[.P105];[Variables.$I$6];[.Q105];[Variables.$I$6];[.R105];[Variables.$I$6];[.S105];IF([.T105]&lt;&gt;&quot;&quot;;CONCATENATE([Variables.$I$6];[.T105]);&quot;&quot;);[Variables.$I$2];[Variables.$I$6]);IF([.A105]&lt;&gt;&quot;&quot;;CONCATENATE(&quot;#&quot;;[.A105]);&quot;&quot;))" office:value-type="string" office:string-value="[&quot;a4_gon_archer&quot;,&quot;Archer_of_Gondor&quot;,&quot;Archers_of_Gondor&quot;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" calcext:value-type="string">
            <text:p>["a4_gon_archer","Archer_of_Gondor","Archers_of_Gondor",tf_gondor| tfg_ranged| tfg_armor| tfg_helm| tfg_boots,0,0,fac_gondor,[itm_gondorian_archer_helm,itm_gon_archer,itm_gondor_med_greaves,itm_gondor_arrows,itm_gondor_bow,itm_gondor_short_sword,],attr_tier_4,wp_tier_bow_4,knows_common|knows_athletics_2|knows_power_draw_3|knows_ironflesh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gon_vet_archer</text:p>
          </table:table-cell>
          <table:table-cell table:style-name="ce7" office:value-type="string" calcext:value-type="string">
            <text:p>Veteran_Archer_of_Gondor</text:p>
          </table:table-cell>
          <table:table-cell table:style-name="ce7" office:value-type="string" calcext:value-type="string">
            <text:p>Veteran_Archers_of_Gondo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ian_archer_helm_good,</text:p>
          </table:table-cell>
          <table:table-cell table:style-name="ce11" office:value-type="string" calcext:value-type="string">
            <text:p>itm_gon_footman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bow,itm_gondor_arrows,</text:p>
          </table:table-cell>
          <table:table-cell table:style-name="ce11" office:value-type="string" calcext:value-type="string">
            <text:p>itm_gondor_sword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2|knows_power_draw_4|knows_power_strike_2|knows_ironflesh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06]&lt;&gt;&quot;&quot;;[.B106]&lt;&gt;&quot;&quot;);CONCATENATE([Variables.$I$1];[Variables.$I$7];[.A106];[Variables.$I$7];[Variables.$I$6];[Variables.$I$7];[.B106];[Variables.$I$7];[Variables.$I$6];[Variables.$I$7];[.C106];[Variables.$I$7];[Variables.$I$6];[.D106];[Variables.$I$6];[.E106];[Variables.$I$6];[.F106];[Variables.$I$6];[.G106];[Variables.$I$6];[Variables.$I$1];[.H106];[.I106];[.J106];[.K106];[.L106];[.M106];[.N106];[Variables.$I$2];[Variables.$I$6];[.O106];[Variables.$I$6];[.P106];[Variables.$I$6];[.Q106];[Variables.$I$6];[.R106];[Variables.$I$6];[.S106];IF([.T106]&lt;&gt;&quot;&quot;;CONCATENATE([Variables.$I$6];[.T106]);&quot;&quot;);[Variables.$I$2];[Variables.$I$6]);IF([.A106]&lt;&gt;&quot;&quot;;CONCATENATE(&quot;#&quot;;[.A106]);&quot;&quot;))" office:value-type="string" office:string-value="[&quot;a5_gon_vet_archer&quot;,&quot;Veteran_Archer_of_Gondor&quot;,&quot;Veteran_Archers_of_Gondor&quot;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" calcext:value-type="string">
            <text:p>["a5_gon_vet_archer","Veteran_Archer_of_Gondor","Veteran_Archers_of_Gondor",tfg_ranged| tfg_armor| tfg_helm| tfg_boots,0,0,fac_gondor,[itm_gondorian_archer_helm_good,itm_gon_footman,itm_leather_gloves,itm_gondor_med_greaves,itm_gondor_bow,itm_gondor_arrows,itm_gondor_sword,],attr_tier_5,wp_tier_bow_5,knows_common|knows_athletics_2|knows_power_draw_4|knows_power_strike_2|knows_ironflesh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6_gon_tower_archer</text:p>
          </table:table-cell>
          <table:table-cell table:style-name="ce7" office:value-type="string" calcext:value-type="string">
            <text:p>Archer_of_the_Tower_Guard</text:p>
          </table:table-cell>
          <table:table-cell table:style-name="ce7" office:value-type="string" calcext:value-type="string">
            <text:p>Archers_of_the_Tower_Guard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tower_archer_helm,</text:p>
          </table:table-cell>
          <table:table-cell table:style-name="ce19" office:value-type="string" calcext:value-type="string">
            <text:p>itm_gon_steward_guar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bow,itm_gondor_arrows,itm_gondor_arrows,</text:p>
          </table:table-cell>
          <table:table-cell table:style-name="ce11" office:value-type="string" calcext:value-type="string">
            <text:p>itm_gondor_citadel_swor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bow_6</text:p>
          </table:table-cell>
          <table:table-cell table:style-name="ce12" office:value-type="string" calcext:value-type="string">
            <text:p>knows_common|knows_athletics_3|knows_power_draw_6|knows_power_strike_2|knows_ironflesh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7]&lt;&gt;&quot;&quot;;[.B107]&lt;&gt;&quot;&quot;);CONCATENATE([Variables.$I$1];[Variables.$I$7];[.A107];[Variables.$I$7];[Variables.$I$6];[Variables.$I$7];[.B107];[Variables.$I$7];[Variables.$I$6];[Variables.$I$7];[.C107];[Variables.$I$7];[Variables.$I$6];[.D107];[Variables.$I$6];[.E107];[Variables.$I$6];[.F107];[Variables.$I$6];[.G107];[Variables.$I$6];[Variables.$I$1];[.H107];[.I107];[.J107];[.K107];[.L107];[.M107];[.N107];[Variables.$I$2];[Variables.$I$6];[.O107];[Variables.$I$6];[.P107];[Variables.$I$6];[.Q107];[Variables.$I$6];[.R107];[Variables.$I$6];[.S107];IF([.T107]&lt;&gt;&quot;&quot;;CONCATENATE([Variables.$I$6];[.T107]);&quot;&quot;);[Variables.$I$2];[Variables.$I$6]);IF([.A107]&lt;&gt;&quot;&quot;;CONCATENATE(&quot;#&quot;;[.A107]);&quot;&quot;))" office:value-type="string" office:string-value="[&quot;a6_gon_tower_archer&quot;,&quot;Archer_of_the_Tower_Guard&quot;,&quot;Archers_of_the_Tower_Guard&quot;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" calcext:value-type="string">
            <text:p>["a6_gon_tower_archer","Archer_of_the_Tower_Guard","Archers_of_the_Tower_Guard",tf_gondor| tfg_ranged| tfg_shield| tfg_armor| tfg_helm| tfg_boots,0,0,fac_gondor,[itm_tower_archer_helm,itm_gon_steward_guard,itm_leather_gloves,itm_gondor_heavy_greaves,itm_gondor_bow,itm_gondor_arrows,itm_gondor_arrows,itm_gondor_citadel_sword,],attr_tier_6,wp_tier_bow_6,knows_common|knows_athletics_3|knows_power_draw_6|knows_power_strike_2|knows_ironflesh_2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Special Denethor Guards (only for scene)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08]&lt;&gt;&quot;&quot;;[.B108]&lt;&gt;&quot;&quot;);CONCATENATE([Variables.$I$1];[Variables.$I$7];[.A108];[Variables.$I$7];[Variables.$I$6];[Variables.$I$7];[.B108];[Variables.$I$7];[Variables.$I$6];[Variables.$I$7];[.C108];[Variables.$I$7];[Variables.$I$6];[.D108];[Variables.$I$6];[.E108];[Variables.$I$6];[.F108];[Variables.$I$6];[.G108];[Variables.$I$6];[Variables.$I$1];[.H108];[.I108];[.J108];[.K108];[.L108];[.M108];[.N108];[Variables.$I$2];[Variables.$I$6];[.O108];[Variables.$I$6];[.P108];[Variables.$I$6];[.Q108];[Variables.$I$6];[.R108];[Variables.$I$6];[.S108];IF([.T108]&lt;&gt;&quot;&quot;;CONCATENATE([Variables.$I$6];[.T108]);&quot;&quot;);[Variables.$I$2];[Variables.$I$6]);IF([.A108]&lt;&gt;&quot;&quot;;CONCATENATE(&quot;#&quot;;[.A108]);&quot;&quot;))" office:value-type="string" office:string-value="#Special Denethor Guards (only for scene)" calcext:value-type="string">
            <text:p>#Special Denethor Guards (only for scene)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steward_guard</text:p>
          </table:table-cell>
          <table:table-cell table:style-name="ce7" office:value-type="string" calcext:value-type="string">
            <text:p>Steward's_Guard</text:p>
          </table:table-cell>
          <table:table-cell table:style-name="ce7" office:value-type="string" calcext:value-type="string">
            <text:p>Steward's_Guards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1" office:value-type="string" calcext:value-type="string">
            <text:p>itm_gon_steward_guard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tower_spear,itm_gondor_citadel_sword,itm_gondor_2h_sword,</text:p>
          </table:table-cell>
          <table:table-cell table:style-name="ce19" office:value-type="string" calcext:value-type="string">
            <text:p>itm_gon_tab_shield_b,</text:p>
          </table:table-cell>
          <table:table-cell table:style-name="ce19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4|knows_shield_6|knows_power_strike_6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09]&lt;&gt;&quot;&quot;;[.B109]&lt;&gt;&quot;&quot;);CONCATENATE([Variables.$I$1];[Variables.$I$7];[.A109];[Variables.$I$7];[Variables.$I$6];[Variables.$I$7];[.B109];[Variables.$I$7];[Variables.$I$6];[Variables.$I$7];[.C109];[Variables.$I$7];[Variables.$I$6];[.D109];[Variables.$I$6];[.E109];[Variables.$I$6];[.F109];[Variables.$I$6];[.G109];[Variables.$I$6];[Variables.$I$1];[.H109];[.I109];[.J109];[.K109];[.L109];[.M109];[.N109];[Variables.$I$2];[Variables.$I$6];[.O109];[Variables.$I$6];[.P109];[Variables.$I$6];[.Q109];[Variables.$I$6];[.R109];[Variables.$I$6];[.S109];IF([.T109]&lt;&gt;&quot;&quot;;CONCATENATE([Variables.$I$6];[.T109]);&quot;&quot;);[Variables.$I$2];[Variables.$I$6]);IF([.A109]&lt;&gt;&quot;&quot;;CONCATENATE(&quot;#&quot;;[.A109]);&quot;&quot;))" office:value-type="string" office:string-value="[&quot;steward_guard&quot;,&quot;Steward's_Guard&quot;,&quot;Steward's_Guards&quot;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" calcext:value-type="string">
            <text:p>["steward_guard","Steward's_Guard","Steward's_Guards",tf_gondor| tfg_gloves| tfg_armor| tfg_helm| tfg_boots,0,0,fac_gondor,[itm_gondor_leader_helm,itm_gon_steward_guard,itm_mail_mittens,itm_gondor_heavy_greaves,itm_gondor_tower_spear,itm_gondor_citadel_sword,itm_gondor_2h_sword,itm_gon_tab_shield_b,],attr_tier_6,wp_tier_6,knows_common|knows_athletics_4|knows_shield_6|knows_power_strike_6|knows_ironflesh_4,gondor_face1,gondor_face3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Rangers</text:p>
          </table:table-cell>
          <table:table-cell table:style-name="ce6" table:number-columns-repeated="19"/>
          <table:table-cell table:style-name="ce6" table:formula="of:=IF(AND([.A110]&lt;&gt;&quot;&quot;;[.B110]&lt;&gt;&quot;&quot;);CONCATENATE([Variables.$I$1];[Variables.$I$7];[.A110];[Variables.$I$7];[Variables.$I$6];[Variables.$I$7];[.B110];[Variables.$I$7];[Variables.$I$6];[Variables.$I$7];[.C110];[Variables.$I$7];[Variables.$I$6];[.D110];[Variables.$I$6];[.E110];[Variables.$I$6];[.F110];[Variables.$I$6];[.G110];[Variables.$I$6];[Variables.$I$1];[.H110];[.I110];[.J110];[.K110];[.L110];[.M110];[.N110];[Variables.$I$2];[Variables.$I$6];[.O110];[Variables.$I$6];[.P110];[Variables.$I$6];[.Q110];[Variables.$I$6];[.R110];[Variables.$I$6];[.S110];IF([.T110]&lt;&gt;&quot;&quot;;CONCATENATE([Variables.$I$6];[.T110]);&quot;&quot;);[Variables.$I$2];[Variables.$I$6]);IF([.A110]&lt;&gt;&quot;&quot;;CONCATENATE(&quot;#&quot;;[.A110]);&quot;&quot;))" office:value-type="string" office:string-value="#Rangers" calcext:value-type="string">
            <text:p>#Ranger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ithilien_ranger</text:p>
          </table:table-cell>
          <table:table-cell table:style-name="ce7" office:value-type="string" calcext:value-type="string">
            <text:p>Ranger_of_Ithilien</text:p>
          </table:table-cell>
          <table:table-cell table:style-name="ce7" office:value-type="string" calcext:value-type="string">
            <text:p>Rangers_of_Ithilien</text:p>
          </table:table-cell>
          <table:table-cell table:style-name="ce8" office:value-type="string" calcext:value-type="string">
            <text:p>tf_gondor| tfg_ranged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ranger_hood,</text:p>
          </table:table-cell>
          <table:table-cell table:style-name="ce19" office:value-type="string" calcext:value-type="string">
            <text:p>itm_gon_ranger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light_greaves,itm_leather_boots,</text:p>
          </table:table-cell>
          <table:table-cell table:style-name="ce19" office:value-type="string" calcext:value-type="string">
            <text:p>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archery(170)|wp(170)</text:p>
          </table:table-cell>
          <table:table-cell table:style-name="ce12" office:value-type="string" calcext:value-type="string">
            <text:p>knows_common|knows_pathfinding_1|knows_riding_1|knows_athletics_6|knows_power_draw_3|knows_power_strike_3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1]&lt;&gt;&quot;&quot;;[.B111]&lt;&gt;&quot;&quot;);CONCATENATE([Variables.$I$1];[Variables.$I$7];[.A111];[Variables.$I$7];[Variables.$I$6];[Variables.$I$7];[.B111];[Variables.$I$7];[Variables.$I$6];[Variables.$I$7];[.C111];[Variables.$I$7];[Variables.$I$6];[.D111];[Variables.$I$6];[.E111];[Variables.$I$6];[.F111];[Variables.$I$6];[.G111];[Variables.$I$6];[Variables.$I$1];[.H111];[.I111];[.J111];[.K111];[.L111];[.M111];[.N111];[Variables.$I$2];[Variables.$I$6];[.O111];[Variables.$I$6];[.P111];[Variables.$I$6];[.Q111];[Variables.$I$6];[.R111];[Variables.$I$6];[.S111];IF([.T111]&lt;&gt;&quot;&quot;;CONCATENATE([Variables.$I$6];[.T111]);&quot;&quot;);[Variables.$I$2];[Variables.$I$6]);IF([.A111]&lt;&gt;&quot;&quot;;CONCATENATE(&quot;#&quot;;[.A111]);&quot;&quot;))" office:value-type="string" office:string-value="[&quot;a4_ithilien_ranger&quot;,&quot;Ranger_of_Ithilien&quot;,&quot;Rangers_of_Ithilien&quot;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" calcext:value-type="string">
            <text:p>["a4_ithilien_ranger","Ranger_of_Ithilien","Rangers_of_Ithilien",tf_gondor| tfg_ranged| tfg_armor| tfg_boots,0,subfac_rangers,fac_gondor,[itm_gondor_ranger_hood,itm_gon_ranger_cloak,itm_leather_gloves,itm_gondor_light_greaves,itm_leather_boots,itm_ithilien_arrows,itm_gondor_bow,itm_gondor_ranger_sword,],attr_tier_4,wp_archery(170)|wp(170),knows_common|knows_pathfinding_1|knows_riding_1|knows_athletics_6|knows_power_draw_3|knows_power_strike_3|knows_ironflesh_3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ithilien_vet_ranger</text:p>
          </table:table-cell>
          <table:table-cell table:style-name="ce7" office:value-type="string" calcext:value-type="string">
            <text:p>Veteran_Ranger_of_Ithilien</text:p>
          </table:table-cell>
          <table:table-cell table:style-name="ce7" office:value-type="string" calcext:value-type="string">
            <text:p>Veteran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gon_ranger_cloak,itm_gon_ranger_skirt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(220)</text:p>
          </table:table-cell>
          <table:table-cell table:style-name="ce12" office:value-type="string" calcext:value-type="string">
            <text:p>knows_common|knows_pathfinding_2|knows_riding_1|knows_athletics_7|knows_power_draw_4|knows_power_strike_4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2]&lt;&gt;&quot;&quot;;[.B112]&lt;&gt;&quot;&quot;);CONCATENATE([Variables.$I$1];[Variables.$I$7];[.A112];[Variables.$I$7];[Variables.$I$6];[Variables.$I$7];[.B112];[Variables.$I$7];[Variables.$I$6];[Variables.$I$7];[.C112];[Variables.$I$7];[Variables.$I$6];[.D112];[Variables.$I$6];[.E112];[Variables.$I$6];[.F112];[Variables.$I$6];[.G112];[Variables.$I$6];[Variables.$I$1];[.H112];[.I112];[.J112];[.K112];[.L112];[.M112];[.N112];[Variables.$I$2];[Variables.$I$6];[.O112];[Variables.$I$6];[.P112];[Variables.$I$6];[.Q112];[Variables.$I$6];[.R112];[Variables.$I$6];[.S112];IF([.T112]&lt;&gt;&quot;&quot;;CONCATENATE([Variables.$I$6];[.T112]);&quot;&quot;);[Variables.$I$2];[Variables.$I$6]);IF([.A112]&lt;&gt;&quot;&quot;;CONCATENATE(&quot;#&quot;;[.A112]);&quot;&quot;))" office:value-type="string" office:string-value="[&quot;a5_ithilien_vet_ranger&quot;,&quot;Veteran_Ranger_of_Ithilien&quot;,&quot;Veteran_Rangers_of_Ithilien&quot;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" calcext:value-type="string">
            <text:p>["a5_ithilien_vet_ranger","Veteran_Ranger_of_Ithilien","Veteran_Rangers_of_Ithilien",tf_gondor| tfg_ranged| tfg_armor| tfg_helm| tfg_boots,0,subfac_rangers,fac_gondor,[itm_gondor_ranger_hood,itm_gon_ranger_cloak,itm_gon_ranger_skirt,itm_leather_gloves,itm_gondor_light_greaves,itm_ithilien_arrows,itm_gondor_bow,itm_gondor_ranger_sword,],attr_tier_5,wp(220),knows_common|knows_pathfinding_2|knows_riding_1|knows_athletics_7|knows_power_draw_4|knows_power_strike_4|knows_ironflesh_4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6_ithilien_master_ranger</text:p>
          </table:table-cell>
          <table:table-cell table:style-name="ce7" office:value-type="string" calcext:value-type="string">
            <text:p>Master_Ranger_of_Ithilien</text:p>
          </table:table-cell>
          <table:table-cell table:style-name="ce7" office:value-type="string" calcext:value-type="string">
            <text:p>Master_Rangers_of_Ithilie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_mask,</text:p>
          </table:table-cell>
          <table:table-cell table:style-name="ce11" office:value-type="string" calcext:value-type="string">
            <text:p>(itm_gon_ranger_skirt, imod_reinforced)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melee(320)|wp_archery(300)</text:p>
          </table:table-cell>
          <table:table-cell table:style-name="ce12" office:value-type="string" calcext:value-type="string">
            <text:p>knows_common|knows_pathfinding_3|knows_riding_1|knows_athletics_8|knows_power_draw_6|knows_power_strike_5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13]&lt;&gt;&quot;&quot;;[.B113]&lt;&gt;&quot;&quot;);CONCATENATE([Variables.$I$1];[Variables.$I$7];[.A113];[Variables.$I$7];[Variables.$I$6];[Variables.$I$7];[.B113];[Variables.$I$7];[Variables.$I$6];[Variables.$I$7];[.C113];[Variables.$I$7];[Variables.$I$6];[.D113];[Variables.$I$6];[.E113];[Variables.$I$6];[.F113];[Variables.$I$6];[.G113];[Variables.$I$6];[Variables.$I$1];[.H113];[.I113];[.J113];[.K113];[.L113];[.M113];[.N113];[Variables.$I$2];[Variables.$I$6];[.O113];[Variables.$I$6];[.P113];[Variables.$I$6];[.Q113];[Variables.$I$6];[.R113];[Variables.$I$6];[.S113];IF([.T113]&lt;&gt;&quot;&quot;;CONCATENATE([Variables.$I$6];[.T113]);&quot;&quot;);[Variables.$I$2];[Variables.$I$6]);IF([.A113]&lt;&gt;&quot;&quot;;CONCATENATE(&quot;#&quot;;[.A113]);&quot;&quot;))" office:value-type="string" office:string-value="[&quot;a6_ithilien_master_ranger&quot;,&quot;Master_Ranger_of_Ithilien&quot;,&quot;Master_Rangers_of_Ithilien&quot;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" calcext:value-type="string">
            <text:p>["a6_ithilien_master_ranger","Master_Ranger_of_Ithilien","Master_Rangers_of_Ithilien",tf_gondor| tfg_ranged| tfg_armor| tfg_helm| tfg_boots,0,subfac_rangers,fac_gondor,[itm_gondor_ranger_hood_mask,(itm_gon_ranger_skirt, imod_reinforced),itm_leather_gloves,itm_gondor_light_greaves,itm_ithilien_arrows,itm_ithilien_arrows,itm_gondor_bow,itm_gondor_ranger_sword,],attr_tier_6,wp_melee(320)|wp_archery(300),knows_common|knows_pathfinding_3|knows_riding_1|knows_athletics_8|knows_power_draw_6|knows_power_strike_5|knows_ironflesh_6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6_ithilien_leader</text:p>
          </table:table-cell>
          <table:table-cell table:style-name="ce7" office:value-type="string" calcext:value-type="string">
            <text:p>Captain_of_Ithilien_Rangers</text:p>
          </table:table-cell>
          <table:table-cell table:style-name="ce7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_mask,</text:p>
          </table:table-cell>
          <table:table-cell table:style-name="ce26" office:value-type="string" calcext:value-type="string">
            <text:p>(itm_gon_ranger_skirt, imod_lordly)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7</text:p>
          </table:table-cell>
          <table:table-cell table:style-name="ce12" office:value-type="string" calcext:value-type="string">
            <text:p>wp_tier_7</text:p>
          </table:table-cell>
          <table:table-cell table:style-name="ce12" office:value-type="string" calcext:value-type="string">
            <text:p>knows_common|knows_pathfinding_4|knows_athletics_9|knows_shield_9|knows_power_draw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4]&lt;&gt;&quot;&quot;;[.B114]&lt;&gt;&quot;&quot;);CONCATENATE([Variables.$I$1];[Variables.$I$7];[.A114];[Variables.$I$7];[Variables.$I$6];[Variables.$I$7];[.B114];[Variables.$I$7];[Variables.$I$6];[Variables.$I$7];[.C114];[Variables.$I$7];[Variables.$I$6];[.D114];[Variables.$I$6];[.E114];[Variables.$I$6];[.F114];[Variables.$I$6];[.G114];[Variables.$I$6];[Variables.$I$1];[.H114];[.I114];[.J114];[.K114];[.L114];[.M114];[.N114];[Variables.$I$2];[Variables.$I$6];[.O114];[Variables.$I$6];[.P114];[Variables.$I$6];[.Q114];[Variables.$I$6];[.R114];[Variables.$I$6];[.S114];IF([.T114]&lt;&gt;&quot;&quot;;CONCATENATE([Variables.$I$6];[.T114]);&quot;&quot;);[Variables.$I$2];[Variables.$I$6]);IF([.A114]&lt;&gt;&quot;&quot;;CONCATENATE(&quot;#&quot;;[.A114]);&quot;&quot;))" office:value-type="string" office:string-value="[&quot;a6_ithilien_leader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" calcext:value-type="string">
            <text:p>["a6_ithilien_leader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7,wp_tier_7,knows_common|knows_pathfinding_4|knows_athletics_9|knows_shield_9|knows_power_draw_9|knows_power_strike_8|knows_ironflesh_10,gondor_face1,gondor_face2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Lossarnach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15]&lt;&gt;&quot;&quot;;[.B115]&lt;&gt;&quot;&quot;);CONCATENATE([Variables.$I$1];[Variables.$I$7];[.A115];[Variables.$I$7];[Variables.$I$6];[Variables.$I$7];[.B115];[Variables.$I$7];[Variables.$I$6];[Variables.$I$7];[.C115];[Variables.$I$7];[Variables.$I$6];[.D115];[Variables.$I$6];[.E115];[Variables.$I$6];[.F115];[Variables.$I$6];[.G115];[Variables.$I$6];[Variables.$I$1];[.H115];[.I115];[.J115];[.K115];[.L115];[.M115];[.N115];[Variables.$I$2];[Variables.$I$6];[.O115];[Variables.$I$6];[.P115];[Variables.$I$6];[.Q115];[Variables.$I$6];[.R115];[Variables.$I$6];[.S115];IF([.T115]&lt;&gt;&quot;&quot;;CONCATENATE([Variables.$I$6];[.T115]);&quot;&quot;);[Variables.$I$2];[Variables.$I$6]);IF([.A115]&lt;&gt;&quot;&quot;;CONCATENATE(&quot;#&quot;;[.A115]);&quot;&quot;))" office:value-type="string" office:string-value="#Lossarnach" calcext:value-type="string">
            <text:p>#Lossarnach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loss_woodsman</text:p>
          </table:table-cell>
          <table:table-cell table:style-name="ce7" office:value-type="string" calcext:value-type="string">
            <text:p>Woodsman_of_Lossarnach</text:p>
          </table:table-cell>
          <table:table-cell table:style-name="ce7" office:value-type="string" calcext:value-type="string">
            <text:p>Woodsmen_of_Lossarnach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ossarnach_cloth_cap,</text:p>
          </table:table-cell>
          <table:table-cell table:style-name="ce11" office:value-type="string" calcext:value-type="string">
            <text:p>itm_lossarnach_shirt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strike_1|knows_power_throw_2|knows_weapon_master_1|knows_looting_1|knows_tracking_1|knows_pathfinding_1|knows_wound_treatment_1|knows_surgery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6]&lt;&gt;&quot;&quot;;[.B116]&lt;&gt;&quot;&quot;);CONCATENATE([Variables.$I$1];[Variables.$I$7];[.A116];[Variables.$I$7];[Variables.$I$6];[Variables.$I$7];[.B116];[Variables.$I$7];[Variables.$I$6];[Variables.$I$7];[.C116];[Variables.$I$7];[Variables.$I$6];[.D116];[Variables.$I$6];[.E116];[Variables.$I$6];[.F116];[Variables.$I$6];[.G116];[Variables.$I$6];[Variables.$I$1];[.H116];[.I116];[.J116];[.K116];[.L116];[.M116];[.N116];[Variables.$I$2];[Variables.$I$6];[.O116];[Variables.$I$6];[.P116];[Variables.$I$6];[.Q116];[Variables.$I$6];[.R116];[Variables.$I$6];[.S116];IF([.T116]&lt;&gt;&quot;&quot;;CONCATENATE([Variables.$I$6];[.T116]);&quot;&quot;);[Variables.$I$2];[Variables.$I$6]);IF([.A116]&lt;&gt;&quot;&quot;;CONCATENATE(&quot;#&quot;;[.A116]);&quot;&quot;))" office:value-type="string" office:string-value="[&quot;i1_loss_woodsman&quot;,&quot;Woodsman_of_Lossarnach&quot;,&quot;Woodsmen_of_Lossarnach&quot;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" calcext:value-type="string">
            <text:p>["i1_loss_woodsman","Woodsman_of_Lossarnach","Woodsmen_of_Lossarnach",tf_gondor| tfg_armor| tfg_boots,0,subfac_lossarnach,fac_gondor,[itm_lossarnach_cloth_cap,itm_lossarnach_shirt,itm_gondor_light_greaves,itm_loss_axe,itm_gon_tab_shield_a,itm_loss_throwing_axes,],attr_fief_tier_1,wp_tier_1,knows_common|knows_ironflesh_1|knows_power_strike_1|knows_power_throw_2|knows_weapon_master_1|knows_looting_1|knows_tracking_1|knows_pathfinding_1|knows_wound_treatment_1|knows_surgery_1|knows_first_aid_1|knows_persuasion_1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loss_axeman</text:p>
          </table:table-cell>
          <table:table-cell table:style-name="ce7" office:value-type="string" calcext:value-type="string">
            <text:p>Axeman_of_Lossarnach</text:p>
          </table:table-cell>
          <table:table-cell table:style-name="ce7" office:value-type="string" calcext:value-type="string">
            <text:p>Axemen_of_Lossarnach</text:p>
          </table:table-cell>
          <table:table-cell table:style-name="ce8" office:value-type="string" calcext:value-type="string">
            <text:p>tf_gondor| tfg_armor| tfg_shield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lossarnach_leather_cap,</text:p>
          </table:table-cell>
          <table:table-cell table:style-name="ce19" office:value-type="string" calcext:value-type="string">
            <text:p>itm_lossarnach_axe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3|knows_weapon_master_1|knows_athletics_1|knows_looting_1|knows_tracking_1|knows_pathfinding_1|knows_wound_treatment_1|knows_surgery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7]&lt;&gt;&quot;&quot;;[.B117]&lt;&gt;&quot;&quot;);CONCATENATE([Variables.$I$1];[Variables.$I$7];[.A117];[Variables.$I$7];[Variables.$I$6];[Variables.$I$7];[.B117];[Variables.$I$7];[Variables.$I$6];[Variables.$I$7];[.C117];[Variables.$I$7];[Variables.$I$6];[.D117];[Variables.$I$6];[.E117];[Variables.$I$6];[.F117];[Variables.$I$6];[.G117];[Variables.$I$6];[Variables.$I$1];[.H117];[.I117];[.J117];[.K117];[.L117];[.M117];[.N117];[Variables.$I$2];[Variables.$I$6];[.O117];[Variables.$I$6];[.P117];[Variables.$I$6];[.Q117];[Variables.$I$6];[.R117];[Variables.$I$6];[.S117];IF([.T117]&lt;&gt;&quot;&quot;;CONCATENATE([Variables.$I$6];[.T117]);&quot;&quot;);[Variables.$I$2];[Variables.$I$6]);IF([.A117]&lt;&gt;&quot;&quot;;CONCATENATE(&quot;#&quot;;[.A117]);&quot;&quot;))" office:value-type="string" office:string-value="[&quot;i2_loss_axeman&quot;,&quot;Axeman_of_Lossarnach&quot;,&quot;Axemen_of_Lossarnach&quot;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" calcext:value-type="string">
            <text:p>["i2_loss_axeman","Axeman_of_Lossarnach","Axemen_of_Lossarnach",tf_gondor| tfg_armor| tfg_shield| tfg_boots| tfg_helm,0,subfac_lossarnach,fac_gondor,[itm_lossarnach_leather_cap,itm_lossarnach_axeman,itm_gondor_light_greaves,itm_loss_axe,itm_gon_tab_shield_a,itm_loss_throwing_axes,],attr_fief_tier_2,wp_tier_2,knows_common|knows_ironflesh_2|knows_power_strike_1|knows_power_throw_3|knows_weapon_master_1|knows_athletics_1|knows_looting_1|knows_tracking_1|knows_pathfinding_1|knows_wound_treatment_1|knows_surgery_1|knows_first_aid_1|knows_persuasion_1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loss_vet_axeman</text:p>
          </table:table-cell>
          <table:table-cell table:style-name="ce7" office:value-type="string" calcext:value-type="string">
            <text:p>Lossarnach_Veteran_Axeman</text:p>
          </table:table-cell>
          <table:table-cell table:style-name="ce7" office:value-type="string" calcext:value-type="string">
            <text:p>Lossarnach_Veteran_Axeme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lossarnach_leather_cap,</text:p>
          </table:table-cell>
          <table:table-cell table:style-name="ce11" office:value-type="string" calcext:value-type="string">
            <text:p>itm_lossarnach_vet_axem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power_throw_4|knows_athletics_3|knows_power_strike_3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8]&lt;&gt;&quot;&quot;;[.B118]&lt;&gt;&quot;&quot;);CONCATENATE([Variables.$I$1];[Variables.$I$7];[.A118];[Variables.$I$7];[Variables.$I$6];[Variables.$I$7];[.B118];[Variables.$I$7];[Variables.$I$6];[Variables.$I$7];[.C118];[Variables.$I$7];[Variables.$I$6];[.D118];[Variables.$I$6];[.E118];[Variables.$I$6];[.F118];[Variables.$I$6];[.G118];[Variables.$I$6];[Variables.$I$1];[.H118];[.I118];[.J118];[.K118];[.L118];[.M118];[.N118];[Variables.$I$2];[Variables.$I$6];[.O118];[Variables.$I$6];[.P118];[Variables.$I$6];[.Q118];[Variables.$I$6];[.R118];[Variables.$I$6];[.S118];IF([.T118]&lt;&gt;&quot;&quot;;CONCATENATE([Variables.$I$6];[.T118]);&quot;&quot;);[Variables.$I$2];[Variables.$I$6]);IF([.A118]&lt;&gt;&quot;&quot;;CONCATENATE(&quot;#&quot;;[.A118]);&quot;&quot;))" office:value-type="string" office:string-value="[&quot;i3_loss_vet_axeman&quot;,&quot;Lossarnach_Veteran_Axeman&quot;,&quot;Lossarnach_Veteran_Axemen&quot;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" calcext:value-type="string">
            <text:p>["i3_loss_vet_axeman","Lossarnach_Veteran_Axeman","Lossarnach_Veteran_Axemen",tf_gondor| tfg_shield| tfg_armor| tfg_helm| tfg_boots,0,subfac_lossarnach,fac_gondor,[itm_lossarnach_leather_cap,itm_lossarnach_vet_axeman,itm_gondor_light_greaves,itm_loss_axe,itm_gon_tab_shield_a,itm_loss_throwing_axes,],attr_fief_tier_3,wp_tier_3,knows_common|knows_power_throw_4|knows_athletics_3|knows_power_strike_3|knows_ironflesh_3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loss_heavy_axeman</text:p>
          </table:table-cell>
          <table:table-cell table:style-name="ce7" office:value-type="string" calcext:value-type="string">
            <text:p>Heavy_Lossarnach_Axeman</text:p>
          </table:table-cell>
          <table:table-cell table:style-name="ce7" office:value-type="string" calcext:value-type="string">
            <text:p>Heavy_Lossarnach_Axemen</text:p>
          </table:table-cell>
          <table:table-cell table:style-name="ce8" office:value-type="string" calcext:value-type="string">
            <text:p>tf_gondor| tfg_shield| tfg_armor| tfg_helm| tfg_boots| tfg_glove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ossarnach_scale_cap,</text:p>
          </table:table-cell>
          <table:table-cell table:style-name="ce11" office:value-type="string" calcext:value-type="string">
            <text:p>itm_lossarnach_warrio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ossarnach_greaves,</text:p>
          </table:table-cell>
          <table:table-cell table:style-name="ce11" office:value-type="string" calcext:value-type="string">
            <text:p>itm_loss_axe,</text:p>
          </table:table-cell>
          <table:table-cell table:style-name="ce11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5|knows_ironflesh_4|knows_power_throw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19]&lt;&gt;&quot;&quot;;[.B119]&lt;&gt;&quot;&quot;);CONCATENATE([Variables.$I$1];[Variables.$I$7];[.A119];[Variables.$I$7];[Variables.$I$6];[Variables.$I$7];[.B119];[Variables.$I$7];[Variables.$I$6];[Variables.$I$7];[.C119];[Variables.$I$7];[Variables.$I$6];[.D119];[Variables.$I$6];[.E119];[Variables.$I$6];[.F119];[Variables.$I$6];[.G119];[Variables.$I$6];[Variables.$I$1];[.H119];[.I119];[.J119];[.K119];[.L119];[.M119];[.N119];[Variables.$I$2];[Variables.$I$6];[.O119];[Variables.$I$6];[.P119];[Variables.$I$6];[.Q119];[Variables.$I$6];[.R119];[Variables.$I$6];[.S119];IF([.T119]&lt;&gt;&quot;&quot;;CONCATENATE([Variables.$I$6];[.T119]);&quot;&quot;);[Variables.$I$2];[Variables.$I$6]);IF([.A119]&lt;&gt;&quot;&quot;;CONCATENATE(&quot;#&quot;;[.A119]);&quot;&quot;))" office:value-type="string" office:string-value="[&quot;i4_loss_heavy_axeman&quot;,&quot;Heavy_Lossarnach_Axeman&quot;,&quot;Heavy_Lossarnach_Axemen&quot;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" calcext:value-type="string">
            <text:p>["i4_loss_heavy_axeman","Heavy_Lossarnach_Axeman","Heavy_Lossarnach_Axemen",tf_gondor| tfg_shield| tfg_armor| tfg_helm| tfg_boots| tfg_gloves,0,subfac_lossarnach,fac_gondor,[itm_lossarnach_scale_cap,itm_lossarnach_warrior,itm_leather_gloves,itm_lossarnach_greaves,itm_loss_axe,itm_gon_tab_shield_a,itm_loss_throwing_axes,],attr_fief_tier_4,wp_tier_4,knows_common|knows_athletics_4|knows_power_strike_5|knows_ironflesh_4|knows_power_throw_5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loss_axemaster</text:p>
          </table:table-cell>
          <table:table-cell table:style-name="ce7" office:value-type="string" calcext:value-type="string">
            <text:p>Axemaster_of_Lossarnach</text:p>
          </table:table-cell>
          <table:table-cell table:style-name="ce7" office:value-type="string" calcext:value-type="string">
            <text:p>Axemasters_of_Lossarnach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ossarnach_scale_cap,</text:p>
          </table:table-cell>
          <table:table-cell table:style-name="ce11" office:value-type="string" calcext:value-type="string">
            <text:p>itm_lossarnach_vet_warrio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lossarnach_greaves,</text:p>
          </table:table-cell>
          <table:table-cell table:style-name="ce19" office:value-type="string" calcext:value-type="string">
            <text:p>itm_loss_war_axe,</text:p>
          </table:table-cell>
          <table:table-cell table:style-name="ce19" office:value-type="string" calcext:value-type="string">
            <text:p>itm_gon_tab_shield_a,itm_loss_throwing_axes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7|knows_ironflesh_5|knows_power_throw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0]&lt;&gt;&quot;&quot;;[.B120]&lt;&gt;&quot;&quot;);CONCATENATE([Variables.$I$1];[Variables.$I$7];[.A120];[Variables.$I$7];[Variables.$I$6];[Variables.$I$7];[.B120];[Variables.$I$7];[Variables.$I$6];[Variables.$I$7];[.C120];[Variables.$I$7];[Variables.$I$6];[.D120];[Variables.$I$6];[.E120];[Variables.$I$6];[.F120];[Variables.$I$6];[.G120];[Variables.$I$6];[Variables.$I$1];[.H120];[.I120];[.J120];[.K120];[.L120];[.M120];[.N120];[Variables.$I$2];[Variables.$I$6];[.O120];[Variables.$I$6];[.P120];[Variables.$I$6];[.Q120];[Variables.$I$6];[.R120];[Variables.$I$6];[.S120];IF([.T120]&lt;&gt;&quot;&quot;;CONCATENATE([Variables.$I$6];[.T120]);&quot;&quot;);[Variables.$I$2];[Variables.$I$6]);IF([.A120]&lt;&gt;&quot;&quot;;CONCATENATE(&quot;#&quot;;[.A120]);&quot;&quot;))" office:value-type="string" office:string-value="[&quot;i5_loss_axemaster&quot;,&quot;Axemaster_of_Lossarnach&quot;,&quot;Axemasters_of_Lossarnach&quot;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" calcext:value-type="string">
            <text:p>["i5_loss_axemaster","Axemaster_of_Lossarnach","Axemasters_of_Lossarnach",tf_gondor| tfg_gloves| tfg_shield| tfg_armor| tfg_helm| tfg_boots,0,subfac_lossarnach,fac_gondor,[itm_lossarnach_scale_cap,itm_lossarnach_vet_warrior,itm_mail_mittens,itm_lossarnach_greaves,itm_loss_war_axe,itm_gon_tab_shield_a,itm_loss_throwing_axes,],attr_tier_5,wp_tier_5,knows_common|knows_athletics_5|knows_power_strike_7|knows_ironflesh_5|knows_power_throw_6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loss_leader</text:p>
          </table:table-cell>
          <table:table-cell table:style-name="ce7" office:value-type="string" calcext:value-type="string">
            <text:p>Captain_of_Lossarnach</text:p>
          </table:table-cell>
          <table:table-cell table:style-name="ce7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lossarnac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lossarnach_greaves,</text:p>
          </table:table-cell>
          <table:table-cell table:style-name="ce19" office:value-type="string" calcext:value-type="string">
            <text:p>itm_gondor_cav_sword,itm_loss_axe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21]&lt;&gt;&quot;&quot;;[.B121]&lt;&gt;&quot;&quot;);CONCATENATE([Variables.$I$1];[Variables.$I$7];[.A121];[Variables.$I$7];[Variables.$I$6];[Variables.$I$7];[.B121];[Variables.$I$7];[Variables.$I$6];[Variables.$I$7];[.C121];[Variables.$I$7];[Variables.$I$6];[.D121];[Variables.$I$6];[.E121];[Variables.$I$6];[.F121];[Variables.$I$6];[.G121];[Variables.$I$6];[Variables.$I$1];[.H121];[.I121];[.J121];[.K121];[.L121];[.M121];[.N121];[Variables.$I$2];[Variables.$I$6];[.O121];[Variables.$I$6];[.P121];[Variables.$I$6];[.Q121];[Variables.$I$6];[.R121];[Variables.$I$6];[.S121];IF([.T121]&lt;&gt;&quot;&quot;;CONCATENATE([Variables.$I$6];[.T121]);&quot;&quot;);[Variables.$I$2];[Variables.$I$6]);IF([.A121]&lt;&gt;&quot;&quot;;CONCATENATE(&quot;#&quot;;[.A121]);&quot;&quot;))" office:value-type="string" office:string-value="[&quot;i6_loss_leader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" calcext:value-type="string">
            <text:p>["i6_loss_leader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Pelargir</text:p>
          </table:table-cell>
          <table:table-cell table:style-name="ce21" table:number-columns-repeated="6"/>
          <table:table-cell table:style-name="ce25"/>
          <table:table-cell table:style-name="ce21"/>
          <table:table-cell table:style-name="ce25" table:number-columns-repeated="2"/>
          <table:table-cell table:style-name="ce21"/>
          <table:table-cell table:style-name="ce25" table:number-columns-repeated="2"/>
          <table:table-cell table:style-name="ce21" table:number-columns-repeated="5"/>
          <table:table-cell table:style-name="ce23"/>
          <table:table-cell table:style-name="ce23" table:formula="of:=IF(AND([.A122]&lt;&gt;&quot;&quot;;[.B122]&lt;&gt;&quot;&quot;);CONCATENATE([Variables.$I$1];[Variables.$I$7];[.A122];[Variables.$I$7];[Variables.$I$6];[Variables.$I$7];[.B122];[Variables.$I$7];[Variables.$I$6];[Variables.$I$7];[.C122];[Variables.$I$7];[Variables.$I$6];[.D122];[Variables.$I$6];[.E122];[Variables.$I$6];[.F122];[Variables.$I$6];[.G122];[Variables.$I$6];[Variables.$I$1];[.H122];[.I122];[.J122];[.K122];[.L122];[.M122];[.N122];[Variables.$I$2];[Variables.$I$6];[.O122];[Variables.$I$6];[.P122];[Variables.$I$6];[.Q122];[Variables.$I$6];[.R122];[Variables.$I$6];[.S122];IF([.T122]&lt;&gt;&quot;&quot;;CONCATENATE([Variables.$I$6];[.T122]);&quot;&quot;);[Variables.$I$2];[Variables.$I$6]);IF([.A122]&lt;&gt;&quot;&quot;;CONCATENATE(&quot;#&quot;;[.A122]);&quot;&quot;))" office:value-type="string" office:string-value="#Pelargir" calcext:value-type="string">
            <text:p>#Pelargir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pel_watchman</text:p>
          </table:table-cell>
          <table:table-cell table:style-name="ce7" office:value-type="string" calcext:value-type="string">
            <text:p>Pelargir_Watchman</text:p>
          </table:table-cell>
          <table:table-cell table:style-name="ce7" office:value-type="string" calcext:value-type="string">
            <text:p>Pelargir_Watchmen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/>
          <table:table-cell table:style-name="ce11" office:value-type="string" calcext:value-type="string">
            <text:p>itm_pel_jerki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pelargir_eket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throw_1|knows_weapon_master_1|knows_shield_1|knows_athletics_1|knows_trainer_1|knows_tactics_2|knows_spotting_1|knows_inventory_management_1|knows_leadership_1|knows_trad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3]&lt;&gt;&quot;&quot;;[.B123]&lt;&gt;&quot;&quot;);CONCATENATE([Variables.$I$1];[Variables.$I$7];[.A123];[Variables.$I$7];[Variables.$I$6];[Variables.$I$7];[.B123];[Variables.$I$7];[Variables.$I$6];[Variables.$I$7];[.C123];[Variables.$I$7];[Variables.$I$6];[.D123];[Variables.$I$6];[.E123];[Variables.$I$6];[.F123];[Variables.$I$6];[.G123];[Variables.$I$6];[Variables.$I$1];[.H123];[.I123];[.J123];[.K123];[.L123];[.M123];[.N123];[Variables.$I$2];[Variables.$I$6];[.O123];[Variables.$I$6];[.P123];[Variables.$I$6];[.Q123];[Variables.$I$6];[.R123];[Variables.$I$6];[.S123];IF([.T123]&lt;&gt;&quot;&quot;;CONCATENATE([Variables.$I$6];[.T123]);&quot;&quot;);[Variables.$I$2];[Variables.$I$6]);IF([.A123]&lt;&gt;&quot;&quot;;CONCATENATE(&quot;#&quot;;[.A123]);&quot;&quot;))" office:value-type="string" office:string-value="[&quot;i1_pel_watchman&quot;,&quot;Pelargir_Watchman&quot;,&quot;Pelargir_Watchmen&quot;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" calcext:value-type="string">
            <text:p>["i1_pel_watchman","Pelargir_Watchman","Pelargir_Watchmen",tf_gondor| tfg_armor| tfg_helm| tfg_boots,0,subfac_pelargir,fac_gondor,[itm_pel_jerkin,itm_gondor_light_greaves,itm_pelargir_eket,itm_shortened_spear,],attr_fief_tier_1,wp_tier_2,knows_common|knows_ironflesh_1|knows_power_throw_1|knows_weapon_master_1|knows_shield_1|knows_athletics_1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pel_marine</text:p>
          </table:table-cell>
          <table:table-cell table:style-name="ce7" office:value-type="string" calcext:value-type="string">
            <text:p>Pelargir_Marine</text:p>
          </table:table-cell>
          <table:table-cell table:style-name="ce7" office:value-type="string" calcext:value-type="string">
            <text:p>Pelargir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pelargir_hood,</text:p>
          </table:table-cell>
          <table:table-cell table:style-name="ce19" office:value-type="string" calcext:value-type="string">
            <text:p>itm_pel_marine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pelargir_eket,</text:p>
          </table:table-cell>
          <table:table-cell table:style-name="ce11" office:value-type="string" calcext:value-type="string">
            <text:p>itm_gondor_javelin,itm_gon_tab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throw_3|knows_weapon_master_1|knows_shield_1|knows_athletics_3|knows_trainer_1|knows_tactics_2|knows_spotting_1|knows_inventory_management_1|knows_leadership_1|knows_trad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4]&lt;&gt;&quot;&quot;;[.B124]&lt;&gt;&quot;&quot;);CONCATENATE([Variables.$I$1];[Variables.$I$7];[.A124];[Variables.$I$7];[Variables.$I$6];[Variables.$I$7];[.B124];[Variables.$I$7];[Variables.$I$6];[Variables.$I$7];[.C124];[Variables.$I$7];[Variables.$I$6];[.D124];[Variables.$I$6];[.E124];[Variables.$I$6];[.F124];[Variables.$I$6];[.G124];[Variables.$I$6];[Variables.$I$1];[.H124];[.I124];[.J124];[.K124];[.L124];[.M124];[.N124];[Variables.$I$2];[Variables.$I$6];[.O124];[Variables.$I$6];[.P124];[Variables.$I$6];[.Q124];[Variables.$I$6];[.R124];[Variables.$I$6];[.S124];IF([.T124]&lt;&gt;&quot;&quot;;CONCATENATE([Variables.$I$6];[.T124]);&quot;&quot;);[Variables.$I$2];[Variables.$I$6]);IF([.A124]&lt;&gt;&quot;&quot;;CONCATENATE(&quot;#&quot;;[.A124]);&quot;&quot;))" office:value-type="string" office:string-value="[&quot;a2_pel_marine&quot;,&quot;Pelargir_Marine&quot;,&quot;Pelargir_Marines&quot;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" calcext:value-type="string">
            <text:p>["a2_pel_marine","Pelargir_Marine","Pelargir_Marines",tf_gondor| tfg_ranged| tfg_shield| tfg_armor| tfg_helm| tfg_boots,0,subfac_pelargir,fac_gondor,[itm_pelargir_hood,itm_pel_marine,itm_gondor_light_greaves,itm_pelargir_eket,itm_gondor_javelin,itm_gon_tab_shield_a,],attr_tier_2,wp_tier_3,knows_common|knows_ironflesh_1|knows_power_throw_3|knows_weapon_master_1|knows_shield_1|knows_athletics_3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pel_vet_marine</text:p>
          </table:table-cell>
          <table:table-cell table:style-name="ce7" office:value-type="string" calcext:value-type="string">
            <text:p>Pelargir_Veteran_Marine</text:p>
          </table:table-cell>
          <table:table-cell table:style-name="ce7" office:value-type="string" calcext:value-type="string">
            <text:p>Pelargir_Veteran_Marines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pelargir_hood,</text:p>
          </table:table-cell>
          <table:table-cell table:style-name="ce11" office:value-type="string" calcext:value-type="string">
            <text:p>itm_pel_marine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9" office:value-type="string" calcext:value-type="string">
            <text:p>itm_pelargir_eket,</text:p>
          </table:table-cell>
          <table:table-cell table:style-name="ce11" office:value-type="string" calcext:value-type="string">
            <text:p>itm_gondor_javelin,itm_gondor_javelin,itm_gon_tab_shield_a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power_throw_5|knows_power_strike_2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5]&lt;&gt;&quot;&quot;;[.B125]&lt;&gt;&quot;&quot;);CONCATENATE([Variables.$I$1];[Variables.$I$7];[.A125];[Variables.$I$7];[Variables.$I$6];[Variables.$I$7];[.B125];[Variables.$I$7];[Variables.$I$6];[Variables.$I$7];[.C125];[Variables.$I$7];[Variables.$I$6];[.D125];[Variables.$I$6];[.E125];[Variables.$I$6];[.F125];[Variables.$I$6];[.G125];[Variables.$I$6];[Variables.$I$1];[.H125];[.I125];[.J125];[.K125];[.L125];[.M125];[.N125];[Variables.$I$2];[Variables.$I$6];[.O125];[Variables.$I$6];[.P125];[Variables.$I$6];[.Q125];[Variables.$I$6];[.R125];[Variables.$I$6];[.S125];IF([.T125]&lt;&gt;&quot;&quot;;CONCATENATE([Variables.$I$6];[.T125]);&quot;&quot;);[Variables.$I$2];[Variables.$I$6]);IF([.A125]&lt;&gt;&quot;&quot;;CONCATENATE(&quot;#&quot;;[.A125]);&quot;&quot;))" office:value-type="string" office:string-value="[&quot;a3_pel_vet_marine&quot;,&quot;Pelargir_Veteran_Marine&quot;,&quot;Pelargir_Veteran_Marines&quot;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" calcext:value-type="string">
            <text:p>["a3_pel_vet_marine","Pelargir_Veteran_Marine","Pelargir_Veteran_Marines",tf_gondor| tfg_ranged| tfg_shield| tfg_armor| tfg_helm| tfg_boots,0,subfac_pelargir,fac_gondor,[itm_pelargir_hood,itm_pel_marine,itm_gondor_light_greaves,itm_pelargir_eket,itm_gondor_javelin,itm_gondor_javelin,itm_gon_tab_shield_a,],attr_tier_5,wp_tier_5,knows_common|knows_athletics_6|knows_power_throw_5|knows_power_strike_2|knows_ironflesh_3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pel_infantry</text:p>
          </table:table-cell>
          <table:table-cell table:style-name="ce7" office:value-type="string" calcext:value-type="string">
            <text:p>Pelargir_Infantryman</text:p>
          </table:table-cell>
          <table:table-cell table:style-name="ce7" office:value-type="string" calcext:value-type="string">
            <text:p>Pelargir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pelargir_helmet_light,</text:p>
          </table:table-cell>
          <table:table-cell table:style-name="ce11" office:value-type="string" calcext:value-type="string">
            <text:p>itm_pel_footman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1" office:value-type="string" calcext:value-type="string">
            <text:p>itm_pelargir_sword,</text:p>
          </table:table-cell>
          <table:table-cell table:style-name="ce19" office:value-type="string" calcext:value-type="string">
            <text:p>itm_gon_tab_shield_b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strike_1|knows_power_throw_1|knows_weapon_master_1|knows_shield_4|knows_athletics_1|knows_trainer_1|knows_tactics_2|knows_spotting_1|knows_inventory_management_1|knows_leadership_1|knows_trade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6]&lt;&gt;&quot;&quot;;[.B126]&lt;&gt;&quot;&quot;);CONCATENATE([Variables.$I$1];[Variables.$I$7];[.A126];[Variables.$I$7];[Variables.$I$6];[Variables.$I$7];[.B126];[Variables.$I$7];[Variables.$I$6];[Variables.$I$7];[.C126];[Variables.$I$7];[Variables.$I$6];[.D126];[Variables.$I$6];[.E126];[Variables.$I$6];[.F126];[Variables.$I$6];[.G126];[Variables.$I$6];[Variables.$I$1];[.H126];[.I126];[.J126];[.K126];[.L126];[.M126];[.N126];[Variables.$I$2];[Variables.$I$6];[.O126];[Variables.$I$6];[.P126];[Variables.$I$6];[.Q126];[Variables.$I$6];[.R126];[Variables.$I$6];[.S126];IF([.T126]&lt;&gt;&quot;&quot;;CONCATENATE([Variables.$I$6];[.T126]);&quot;&quot;);[Variables.$I$2];[Variables.$I$6]);IF([.A126]&lt;&gt;&quot;&quot;;CONCATENATE(&quot;#&quot;;[.A126]);&quot;&quot;))" office:value-type="string" office:string-value="[&quot;i2_pel_infantry&quot;,&quot;Pelargir_Infantryman&quot;,&quot;Pelargir_Infantrymen&quot;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,gondor_face1,gondor_face2]," calcext:value-type="string">
            <text:p>["i2_pel_infantry","Pelargir_Infantryman","Pelargir_Infantrymen",tf_gondor| tfg_gloves| tfg_shield| tfg_armor| tfg_helm| tfg_boots,0,subfac_pelargir,fac_gondor,[itm_pelargir_helmet_light,itm_pel_footman,itm_leather_gloves,itm_gondor_light_greaves,itm_pelargir_sword,itm_gon_tab_shield_b,],attr_tier_2,wp_tier_3,knows_common|knows_ironflesh_1|knows_power_strike_1|knows_power_throw_1|knows_weapon_master_1|knows_shield_4|knows_athletics_1|knows_trainer_1|knows_tactics_2|knows_spotting_1|knows_inventory_management_1|knows_leadership_1|knows_trade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pel_vet_infantry</text:p>
          </table:table-cell>
          <table:table-cell table:style-name="ce7" office:value-type="string" calcext:value-type="string">
            <text:p>Pelargir_Veteran_Infantryman</text:p>
          </table:table-cell>
          <table:table-cell table:style-name="ce7" office:value-type="string" calcext:value-type="string">
            <text:p>Pelargir_Veteran_Infantrymen</text:p>
          </table:table-cell>
          <table:table-cell table:style-name="ce8" office:value-type="string" calcext:value-type="string">
            <text:p>tf_gondor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pelargir_helmet_heavy,</text:p>
          </table:table-cell>
          <table:table-cell table:style-name="ce11" office:value-type="string" calcext:value-type="string">
            <text:p>itm_pelargir_regular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pelargir_greaves,</text:p>
          </table:table-cell>
          <table:table-cell table:style-name="ce19" office:value-type="string" calcext:value-type="string">
            <text:p>itm_pelargir_sword,</text:p>
          </table:table-cell>
          <table:table-cell table:style-name="ce19" office:value-type="string" calcext:value-type="string">
            <text:p>itm_gon_tab_shield_b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shield_5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7]&lt;&gt;&quot;&quot;;[.B127]&lt;&gt;&quot;&quot;);CONCATENATE([Variables.$I$1];[Variables.$I$7];[.A127];[Variables.$I$7];[Variables.$I$6];[Variables.$I$7];[.B127];[Variables.$I$7];[Variables.$I$6];[Variables.$I$7];[.C127];[Variables.$I$7];[Variables.$I$6];[.D127];[Variables.$I$6];[.E127];[Variables.$I$6];[.F127];[Variables.$I$6];[.G127];[Variables.$I$6];[Variables.$I$1];[.H127];[.I127];[.J127];[.K127];[.L127];[.M127];[.N127];[Variables.$I$2];[Variables.$I$6];[.O127];[Variables.$I$6];[.P127];[Variables.$I$6];[.Q127];[Variables.$I$6];[.R127];[Variables.$I$6];[.S127];IF([.T127]&lt;&gt;&quot;&quot;;CONCATENATE([Variables.$I$6];[.T127]);&quot;&quot;);[Variables.$I$2];[Variables.$I$6]);IF([.A127]&lt;&gt;&quot;&quot;;CONCATENATE(&quot;#&quot;;[.A127]);&quot;&quot;))" office:value-type="string" office:string-value="[&quot;i3_pel_vet_infantry&quot;,&quot;Pelargir_Veteran_Infantryman&quot;,&quot;Pelargir_Veteran_Infantrymen&quot;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" calcext:value-type="string">
            <text:p>["i3_pel_vet_infantry","Pelargir_Veteran_Infantryman","Pelargir_Veteran_Infantrymen",tf_gondor| tfg_gloves| tfg_shield| tfg_armor| tfg_helm| tfg_boots,0,subfac_pelargir,fac_gondor,[itm_pelargir_helmet_heavy,itm_pelargir_regular,itm_mail_mittens,itm_pelargir_greaves,itm_pelargir_sword,itm_gon_tab_shield_b,],attr_tier_5,wp_tier_5,knows_common|knows_athletics_2|knows_shield_5|knows_power_strike_5|knows_ironflesh_5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pel_leader</text:p>
          </table:table-cell>
          <table:table-cell table:style-name="ce7" office:value-type="string" calcext:value-type="string">
            <text:p>Captain_of_Pelargir</text:p>
          </table:table-cell>
          <table:table-cell table:style-name="ce7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pelargir_helmet_light,</text:p>
          </table:table-cell>
          <table:table-cell table:style-name="ce19" office:value-type="string" calcext:value-type="string">
            <text:p>itm_pel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pelargir_greaves,</text:p>
          </table:table-cell>
          <table:table-cell table:style-name="ce19" office:value-type="string" calcext:value-type="string">
            <text:p>itm_pelargir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8]&lt;&gt;&quot;&quot;;[.B128]&lt;&gt;&quot;&quot;);CONCATENATE([Variables.$I$1];[Variables.$I$7];[.A128];[Variables.$I$7];[Variables.$I$6];[Variables.$I$7];[.B128];[Variables.$I$7];[Variables.$I$6];[Variables.$I$7];[.C128];[Variables.$I$7];[Variables.$I$6];[.D128];[Variables.$I$6];[.E128];[Variables.$I$6];[.F128];[Variables.$I$6];[.G128];[Variables.$I$6];[Variables.$I$1];[.H128];[.I128];[.J128];[.K128];[.L128];[.M128];[.N128];[Variables.$I$2];[Variables.$I$6];[.O128];[Variables.$I$6];[.P128];[Variables.$I$6];[.Q128];[Variables.$I$6];[.R128];[Variables.$I$6];[.S128];IF([.T128]&lt;&gt;&quot;&quot;;CONCATENATE([Variables.$I$6];[.T128]);&quot;&quot;);[Variables.$I$2];[Variables.$I$6]);IF([.A128]&lt;&gt;&quot;&quot;;CONCATENATE(&quot;#&quot;;[.A128]);&quot;&quot;))" office:value-type="string" office:string-value="[&quot;i6_pel_leader&quot;,&quot;Captain_of_Pelargir&quot;,&quot;Captains_of_Pelargir&quot;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" calcext:value-type="string">
            <text:p>["i6_pel_leader","Captain_of_Pelargir","Captains_of_Pelargir",tf_gondor| tfg_shield| tfg_armor| tfg_helm| tfg_boots,0,subfac_pelargir,fac_gondor,[itm_pelargir_helmet_light,itm_pel_leader,itm_mail_mittens,itm_pelargir_greaves,itm_pelargir_sword,itm_gon_tab_shield_c,],attr_tier_6,wp_tier_6,knows_common|knows_athletics_3|knows_shield_9|knows_power_strike_8|knows_ironflesh_10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6_pel_marine_leader</text:p>
          </table:table-cell>
          <table:table-cell table:style-name="ce7" office:value-type="string" calcext:value-type="string">
            <text:p>Captain_of_Pelargir_Marines</text:p>
          </table:table-cell>
          <table:table-cell table:style-name="ce7" office:value-type="string" calcext:value-type="string">
            <text:p>Captains_of_Pelargir_Marine</text:p>
          </table:table-cell>
          <table:table-cell table:style-name="ce8" office:value-type="string" calcext:value-type="string">
            <text:p>tf_gondor| tfg_rang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pelargir_helmet_light,</text:p>
          </table:table-cell>
          <table:table-cell table:style-name="ce11" office:value-type="string" calcext:value-type="string">
            <text:p>itm_pelargir_marine_leader,</text:p>
          </table:table-cell>
          <table:table-cell table:style-name="ce11"/>
          <table:table-cell table:style-name="ce11" office:value-type="string" calcext:value-type="string">
            <text:p>itm_pelargir_greaves,</text:p>
          </table:table-cell>
          <table:table-cell table:style-name="ce11" office:value-type="string" calcext:value-type="string">
            <text:p>itm_pelargir_sword,</text:p>
          </table:table-cell>
          <table:table-cell table:style-name="ce11" office:value-type="string" calcext:value-type="string">
            <text:p>itm_gon_tab_shield_c,itm_gondor_javelin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29]&lt;&gt;&quot;&quot;;[.B129]&lt;&gt;&quot;&quot;);CONCATENATE([Variables.$I$1];[Variables.$I$7];[.A129];[Variables.$I$7];[Variables.$I$6];[Variables.$I$7];[.B129];[Variables.$I$7];[Variables.$I$6];[Variables.$I$7];[.C129];[Variables.$I$7];[Variables.$I$6];[.D129];[Variables.$I$6];[.E129];[Variables.$I$6];[.F129];[Variables.$I$6];[.G129];[Variables.$I$6];[Variables.$I$1];[.H129];[.I129];[.J129];[.K129];[.L129];[.M129];[.N129];[Variables.$I$2];[Variables.$I$6];[.O129];[Variables.$I$6];[.P129];[Variables.$I$6];[.Q129];[Variables.$I$6];[.R129];[Variables.$I$6];[.S129];IF([.T129]&lt;&gt;&quot;&quot;;CONCATENATE([Variables.$I$6];[.T129]);&quot;&quot;);[Variables.$I$2];[Variables.$I$6]);IF([.A129]&lt;&gt;&quot;&quot;;CONCATENATE(&quot;#&quot;;[.A129]);&quot;&quot;))" office:value-type="string" office:string-value="[&quot;a6_pel_marine_leader&quot;,&quot;Captain_of_Pelargir_Marines&quot;,&quot;Captains_of_Pelargir_Marine&quot;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" calcext:value-type="string">
            <text:p>["a6_pel_marine_leader","Captain_of_Pelargir_Marines","Captains_of_Pelargir_Marine",tf_gondor| tfg_ranged| tfg_gloves| tfg_shield| tfg_armor| tfg_helm| tfg_boots,0,subfac_pelargir,fac_gondor,[itm_pelargir_helmet_light,itm_pelargir_marine_leader,itm_pelargir_greaves,itm_pelargir_sword,itm_gon_tab_shield_c,itm_gondor_javelin,],attr_tier_6,wp_tier_6,knows_common|knows_athletics_7|knows_shield_9|knows_power_strike_8|knows_ironflesh_10,gondor_face1,gondor_face2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Lamedon</text:p>
          </table:table-cell>
          <table:table-cell table:style-name="ce21" table:number-columns-repeated="18"/>
          <table:table-cell table:style-name="ce23"/>
          <table:table-cell table:style-name="ce23" table:formula="of:=IF(AND([.A130]&lt;&gt;&quot;&quot;;[.B130]&lt;&gt;&quot;&quot;);CONCATENATE([Variables.$I$1];[Variables.$I$7];[.A130];[Variables.$I$7];[Variables.$I$6];[Variables.$I$7];[.B130];[Variables.$I$7];[Variables.$I$6];[Variables.$I$7];[.C130];[Variables.$I$7];[Variables.$I$6];[.D130];[Variables.$I$6];[.E130];[Variables.$I$6];[.F130];[Variables.$I$6];[.G130];[Variables.$I$6];[Variables.$I$1];[.H130];[.I130];[.J130];[.K130];[.L130];[.M130];[.N130];[Variables.$I$2];[Variables.$I$6];[.O130];[Variables.$I$6];[.P130];[Variables.$I$6];[.Q130];[Variables.$I$6];[.R130];[Variables.$I$6];[.S130];IF([.T130]&lt;&gt;&quot;&quot;;CONCATENATE([Variables.$I$6];[.T130]);&quot;&quot;);[Variables.$I$2];[Variables.$I$6]);IF([.A130]&lt;&gt;&quot;&quot;;CONCATENATE(&quot;#&quot;;[.A130]);&quot;&quot;))" office:value-type="string" office:string-value="#Lamedon" calcext:value-type="string">
            <text:p>#Lamedon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lam_clansman</text:p>
          </table:table-cell>
          <table:table-cell table:style-name="ce7" office:value-type="string" calcext:value-type="string">
            <text:p>Clansman_of_Lamedon</text:p>
          </table:table-cell>
          <table:table-cell table:style-name="ce7" office:value-type="string" calcext:value-type="string">
            <text:p>Clansmen_of_Lamedo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/>
          <table:table-cell table:style-name="ce19" office:value-type="string" calcext:value-type="string">
            <text:p>itm_lamedon_clans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loss_axe,itm_spear,</text:p>
          </table:table-cell>
          <table:table-cell table:style-name="ce11" office:value-type="string" calcext:value-type="string">
            <text:p>itm_gondor_arrows,itm_gondor_javelin,itm_gondor_javelin,itm_short_bow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weapon_master_1|knows_athletics_1|knows_looting_1|knows_pathfinding_1|knows_spotting_1|knows_inventory_management_1|knows_surgery_1|knows_first_aid_1|knows_leadership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1]&lt;&gt;&quot;&quot;;[.B131]&lt;&gt;&quot;&quot;);CONCATENATE([Variables.$I$1];[Variables.$I$7];[.A131];[Variables.$I$7];[Variables.$I$6];[Variables.$I$7];[.B131];[Variables.$I$7];[Variables.$I$6];[Variables.$I$7];[.C131];[Variables.$I$7];[Variables.$I$6];[.D131];[Variables.$I$6];[.E131];[Variables.$I$6];[.F131];[Variables.$I$6];[.G131];[Variables.$I$6];[Variables.$I$1];[.H131];[.I131];[.J131];[.K131];[.L131];[.M131];[.N131];[Variables.$I$2];[Variables.$I$6];[.O131];[Variables.$I$6];[.P131];[Variables.$I$6];[.Q131];[Variables.$I$6];[.R131];[Variables.$I$6];[.S131];IF([.T131]&lt;&gt;&quot;&quot;;CONCATENATE([Variables.$I$6];[.T131]);&quot;&quot;);[Variables.$I$2];[Variables.$I$6]);IF([.A131]&lt;&gt;&quot;&quot;;CONCATENATE(&quot;#&quot;;[.A131]);&quot;&quot;))" office:value-type="string" office:string-value="[&quot;i1_lam_clansman&quot;,&quot;Clansman_of_Lamedon&quot;,&quot;Clansmen_of_Lamedon&quot;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" calcext:value-type="string">
            <text:p>["i1_lam_clansman","Clansman_of_Lamedon","Clansmen_of_Lamedon",tf_gondor| tfg_armor| tfg_boots,0,subfac_ethring,fac_gondor,[itm_lamedon_clansman,itm_gondor_light_greaves,itm_loss_axe,itm_spear,itm_gondor_arrows,itm_gondor_javelin,itm_gondor_javelin,itm_short_bow,],attr_fief_tier_1,wp_tier_1,knows_common|knows_ironflesh_2|knows_power_strike_1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lam_footman</text:p>
          </table:table-cell>
          <table:table-cell table:style-name="ce7" office:value-type="string" calcext:value-type="string">
            <text:p>Footman_of_Lamedon</text:p>
          </table:table-cell>
          <table:table-cell table:style-name="ce7" office:value-type="string" calcext:value-type="string">
            <text:p>Footmen_of_Lamedon</text:p>
          </table:table-cell>
          <table:table-cell table:style-name="ce8" office:value-type="string" calcext:value-type="string">
            <text:p>tf_gondor| tfg_shield| tfg_armor| tfg_boots| tfg_hel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lamedon_hood,</text:p>
          </table:table-cell>
          <table:table-cell table:style-name="ce11" office:value-type="string" calcext:value-type="string">
            <text:p>itm_lamedon_footm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gondor_spear,itm_loss_axe,itm_loss_axe,</text:p>
          </table:table-cell>
          <table:table-cell table:style-name="ce11" office:value-type="string" calcext:value-type="string">
            <text:p>itm_gondor_javelin,itm_gon_tab_shield_a,</text:p>
          </table:table-cell>
          <table:table-cell table:style-name="ce11"/>
          <table:table-cell table:style-name="ce12" office:value-type="string" calcext:value-type="string">
            <text:p>attr_fief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2]&lt;&gt;&quot;&quot;;[.B132]&lt;&gt;&quot;&quot;);CONCATENATE([Variables.$I$1];[Variables.$I$7];[.A132];[Variables.$I$7];[Variables.$I$6];[Variables.$I$7];[.B132];[Variables.$I$7];[Variables.$I$6];[Variables.$I$7];[.C132];[Variables.$I$7];[Variables.$I$6];[.D132];[Variables.$I$6];[.E132];[Variables.$I$6];[.F132];[Variables.$I$6];[.G132];[Variables.$I$6];[Variables.$I$1];[.H132];[.I132];[.J132];[.K132];[.L132];[.M132];[.N132];[Variables.$I$2];[Variables.$I$6];[.O132];[Variables.$I$6];[.P132];[Variables.$I$6];[.Q132];[Variables.$I$6];[.R132];[Variables.$I$6];[.S132];IF([.T132]&lt;&gt;&quot;&quot;;CONCATENATE([Variables.$I$6];[.T132]);&quot;&quot;);[Variables.$I$2];[Variables.$I$6]);IF([.A132]&lt;&gt;&quot;&quot;;CONCATENATE(&quot;#&quot;;[.A132]);&quot;&quot;))" office:value-type="string" office:string-value="[&quot;i2_lam_footman&quot;,&quot;Footman_of_Lamedon&quot;,&quot;Footmen_of_Lamedon&quot;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2_lam_footman","Footman_of_Lamedon","Footmen_of_Lamedon",tf_gondor| tfg_shield| tfg_armor| tfg_boots| tfg_helm,0,subfac_ethring,fac_gondor,[itm_lamedon_hood,itm_lamedon_footman,itm_gondor_light_greaves,itm_gondor_spear,itm_loss_axe,itm_loss_axe,itm_gondor_javelin,itm_gon_tab_shield_a,],attr_fief_tier_2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lam_veteran</text:p>
          </table:table-cell>
          <table:table-cell table:style-name="ce7" office:value-type="string" calcext:value-type="string">
            <text:p>Veteran_of_Lamedon</text:p>
          </table:table-cell>
          <table:table-cell table:style-name="ce7" office:value-type="string" calcext:value-type="string">
            <text:p>Veteran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lamedon_veter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loss_axe,itm_gondor_spear,itm_gondor_sword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fief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power_strike_4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3]&lt;&gt;&quot;&quot;;[.B133]&lt;&gt;&quot;&quot;);CONCATENATE([Variables.$I$1];[Variables.$I$7];[.A133];[Variables.$I$7];[Variables.$I$6];[Variables.$I$7];[.B133];[Variables.$I$7];[Variables.$I$6];[Variables.$I$7];[.C133];[Variables.$I$7];[Variables.$I$6];[.D133];[Variables.$I$6];[.E133];[Variables.$I$6];[.F133];[Variables.$I$6];[.G133];[Variables.$I$6];[Variables.$I$1];[.H133];[.I133];[.J133];[.K133];[.L133];[.M133];[.N133];[Variables.$I$2];[Variables.$I$6];[.O133];[Variables.$I$6];[.P133];[Variables.$I$6];[.Q133];[Variables.$I$6];[.R133];[Variables.$I$6];[.S133];IF([.T133]&lt;&gt;&quot;&quot;;CONCATENATE([Variables.$I$6];[.T133]);&quot;&quot;);[Variables.$I$2];[Variables.$I$6]);IF([.A133]&lt;&gt;&quot;&quot;;CONCATENATE(&quot;#&quot;;[.A133]);&quot;&quot;))" office:value-type="string" office:string-value="[&quot;i3_lam_veteran&quot;,&quot;Veteran_of_Lamedon&quot;,&quot;Veterans_of_Lamedon&quot;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" calcext:value-type="string">
            <text:p>["i3_lam_veteran","Veteran_of_Lamedon","Veterans_of_Lamedon",tf_gondor| tfg_shield| tfg_armor| tfg_helm| tfg_boots,0,subfac_ethring,fac_gondor,[itm_gondor_auxila_helm,itm_mail_coif,itm_lamedon_veteran,itm_gondor_light_greaves,itm_loss_axe,itm_gondor_spear,itm_gondor_sword,itm_gon_tab_shield_a,],attr_fief_tier_3,wp_tier_3,knows_common|knows_athletics_4|knows_power_strike_4|knows_ironflesh_5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lam_warrior</text:p>
          </table:table-cell>
          <table:table-cell table:style-name="ce7" office:value-type="string" calcext:value-type="string">
            <text:p>Warrior_of_Lamedon</text:p>
          </table:table-cell>
          <table:table-cell table:style-name="ce7" office:value-type="string" calcext:value-type="string">
            <text:p>Warriors_of_Lamedon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lamedon_warrior,</text:p>
          </table:table-cell>
          <table:table-cell table:style-name="ce19"/>
          <table:table-cell table:style-name="ce19" office:value-type="string" calcext:value-type="string">
            <text:p>itm_gondor_med_greaves,</text:p>
          </table:table-cell>
          <table:table-cell table:style-name="ce19" office:value-type="string" calcext:value-type="string">
            <text:p>itm_loss_axe,itm_gondor_sword,</text:p>
          </table:table-cell>
          <table:table-cell table:style-name="ce19" office:value-type="string" calcext:value-type="string">
            <text:p>itm_gon_tab_shield_d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4]&lt;&gt;&quot;&quot;;[.B134]&lt;&gt;&quot;&quot;);CONCATENATE([Variables.$I$1];[Variables.$I$7];[.A134];[Variables.$I$7];[Variables.$I$6];[Variables.$I$7];[.B134];[Variables.$I$7];[Variables.$I$6];[Variables.$I$7];[.C134];[Variables.$I$7];[Variables.$I$6];[.D134];[Variables.$I$6];[.E134];[Variables.$I$6];[.F134];[Variables.$I$6];[.G134];[Variables.$I$6];[Variables.$I$1];[.H134];[.I134];[.J134];[.K134];[.L134];[.M134];[.N134];[Variables.$I$2];[Variables.$I$6];[.O134];[Variables.$I$6];[.P134];[Variables.$I$6];[.Q134];[Variables.$I$6];[.R134];[Variables.$I$6];[.S134];IF([.T134]&lt;&gt;&quot;&quot;;CONCATENATE([Variables.$I$6];[.T134]);&quot;&quot;);[Variables.$I$2];[Variables.$I$6]);IF([.A134]&lt;&gt;&quot;&quot;;CONCATENATE(&quot;#&quot;;[.A134]);&quot;&quot;))" office:value-type="string" office:string-value="[&quot;i4_lam_warrior&quot;,&quot;Warrior_of_Lamedon&quot;,&quot;Warriors_of_Lamedon&quot;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" calcext:value-type="string">
            <text:p>["i4_lam_warrior","Warrior_of_Lamedon","Warriors_of_Lamedon",tf_gondor| tfg_shield| tfg_armor| tfg_helm| tfg_boots,0,subfac_ethring,fac_gondor,[itm_gondor_auxila_helm,itm_mail_coif,itm_lamedon_warrior,itm_gondor_med_greaves,itm_loss_axe,itm_gondor_sword,itm_gon_tab_shield_d,],attr_fief_tier_4,wp_tier_4,knows_common|knows_athletics_4|knows_power_strike_5|knows_ironflesh_5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lam_champion</text:p>
          </table:table-cell>
          <table:table-cell table:style-name="ce7" office:value-type="string" calcext:value-type="string">
            <text:p>Champion_of_Lamedon</text:p>
          </table:table-cell>
          <table:table-cell table:style-name="ce7" office:value-type="string" calcext:value-type="string">
            <text:p>Champions_of_Lamedon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amedon_helm,itm_mail_coif_good,</text:p>
          </table:table-cell>
          <table:table-cell table:style-name="ce19" office:value-type="string" calcext:value-type="string">
            <text:p>itm_lamedon_vet_warrio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2h_sword,itm_gondor_2h_sword,itm_loss_war_axe,</text:p>
          </table:table-cell>
          <table:table-cell table:style-name="ce11" table:number-columns-repeated="2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5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5]&lt;&gt;&quot;&quot;;[.B135]&lt;&gt;&quot;&quot;);CONCATENATE([Variables.$I$1];[Variables.$I$7];[.A135];[Variables.$I$7];[Variables.$I$6];[Variables.$I$7];[.B135];[Variables.$I$7];[Variables.$I$6];[Variables.$I$7];[.C135];[Variables.$I$7];[Variables.$I$6];[.D135];[Variables.$I$6];[.E135];[Variables.$I$6];[.F135];[Variables.$I$6];[.G135];[Variables.$I$6];[Variables.$I$1];[.H135];[.I135];[.J135];[.K135];[.L135];[.M135];[.N135];[Variables.$I$2];[Variables.$I$6];[.O135];[Variables.$I$6];[.P135];[Variables.$I$6];[.Q135];[Variables.$I$6];[.R135];[Variables.$I$6];[.S135];IF([.T135]&lt;&gt;&quot;&quot;;CONCATENATE([Variables.$I$6];[.T135]);&quot;&quot;);[Variables.$I$2];[Variables.$I$6]);IF([.A135]&lt;&gt;&quot;&quot;;CONCATENATE(&quot;#&quot;;[.A135]);&quot;&quot;))" office:value-type="string" office:string-value="[&quot;i5_lam_champion&quot;,&quot;Champion_of_Lamedon&quot;,&quot;Champions_of_Lamedon&quot;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" calcext:value-type="string">
            <text:p>["i5_lam_champion","Champion_of_Lamedon","Champions_of_Lamedon",tf_gondor| tfg_gloves| tfg_armor| tfg_helm| tfg_boots,0,subfac_ethring,fac_gondor,[itm_gondor_lamedon_helm,itm_mail_coif_good,itm_lamedon_vet_warrior,itm_mail_mittens,itm_gondor_heavy_greaves,itm_gondor_2h_sword,itm_gondor_2h_sword,itm_loss_war_axe,],attr_tier_5,wp_tier_5,knows_common|knows_athletics_5|knows_power_strike_5|knows_ironflesh_6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lam_knight</text:p>
          </table:table-cell>
          <table:table-cell table:style-name="ce7" office:value-type="string" calcext:value-type="string">
            <text:p>Knight_of_Lamedon</text:p>
          </table:table-cell>
          <table:table-cell table:style-name="ce7" office:value-type="string" calcext:value-type="string">
            <text:p>Knights_of_Lamedon</text:p>
          </table:table-cell>
          <table:table-cell table:style-name="ce8" office:value-type="string" calcext:value-type="string">
            <text:p>tf_gondor| tf_mounted | tfg_gloves| tfg_shield| tfg_horse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amedon_helm,</text:p>
          </table:table-cell>
          <table:table-cell table:style-name="ce11" office:value-type="string" calcext:value-type="string">
            <text:p>itm_lamedon_knight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lam_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6|knows_power_strike_6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6]&lt;&gt;&quot;&quot;;[.B136]&lt;&gt;&quot;&quot;);CONCATENATE([Variables.$I$1];[Variables.$I$7];[.A136];[Variables.$I$7];[Variables.$I$6];[Variables.$I$7];[.B136];[Variables.$I$7];[Variables.$I$6];[Variables.$I$7];[.C136];[Variables.$I$7];[Variables.$I$6];[.D136];[Variables.$I$6];[.E136];[Variables.$I$6];[.F136];[Variables.$I$6];[.G136];[Variables.$I$6];[Variables.$I$1];[.H136];[.I136];[.J136];[.K136];[.L136];[.M136];[.N136];[Variables.$I$2];[Variables.$I$6];[.O136];[Variables.$I$6];[.P136];[Variables.$I$6];[.Q136];[Variables.$I$6];[.R136];[Variables.$I$6];[.S136];IF([.T136]&lt;&gt;&quot;&quot;;CONCATENATE([Variables.$I$6];[.T136]);&quot;&quot;);[Variables.$I$2];[Variables.$I$6]);IF([.A136]&lt;&gt;&quot;&quot;;CONCATENATE(&quot;#&quot;;[.A136]);&quot;&quot;))" office:value-type="string" office:string-value="[&quot;c5_lam_knight&quot;,&quot;Knight_of_Lamedon&quot;,&quot;Knights_of_Lamedon&quot;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" calcext:value-type="string">
            <text:p>["c5_lam_knight","Knight_of_Lamedon","Knights_of_Lamedon",tf_gondor| tf_mounted | tfg_gloves| tfg_shield| tfg_horse| tfg_armor| tfg_helm| tfg_boots,0,subfac_ethring,fac_gondor,[itm_gondor_lamedon_helm,itm_lamedon_knight,itm_mail_mittens,itm_gondor_heavy_greaves,itm_gondor_cav_sword,itm_gon_tab_shield_c,itm_gondor_lam_horse,],attr_tier_5,wp_tier_5,knows_common|knows_riding_6|knows_power_strike_6|knows_ironflesh_7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lam_leader</text:p>
          </table:table-cell>
          <table:table-cell table:style-name="ce7" office:value-type="string" calcext:value-type="string">
            <text:p>Captain_of_Lamedon</text:p>
          </table:table-cell>
          <table:table-cell table:style-name="ce7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amedon_leader_helm,</text:p>
          </table:table-cell>
          <table:table-cell table:style-name="ce19" office:value-type="string" calcext:value-type="string">
            <text:p>itm_lamedon_leader_surcoat_cloak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lam_horse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37]&lt;&gt;&quot;&quot;;[.B137]&lt;&gt;&quot;&quot;);CONCATENATE([Variables.$I$1];[Variables.$I$7];[.A137];[Variables.$I$7];[Variables.$I$6];[Variables.$I$7];[.B137];[Variables.$I$7];[Variables.$I$6];[Variables.$I$7];[.C137];[Variables.$I$7];[Variables.$I$6];[.D137];[Variables.$I$6];[.E137];[Variables.$I$6];[.F137];[Variables.$I$6];[.G137];[Variables.$I$6];[Variables.$I$1];[.H137];[.I137];[.J137];[.K137];[.L137];[.M137];[.N137];[Variables.$I$2];[Variables.$I$6];[.O137];[Variables.$I$6];[.P137];[Variables.$I$6];[.Q137];[Variables.$I$6];[.R137];[Variables.$I$6];[.S137];IF([.T137]&lt;&gt;&quot;&quot;;CONCATENATE([Variables.$I$6];[.T137]);&quot;&quot;);[Variables.$I$2];[Variables.$I$6]);IF([.A137]&lt;&gt;&quot;&quot;;CONCATENATE(&quot;#&quot;;[.A137]);&quot;&quot;))" office:value-type="string" office:string-value="[&quot;c6_lam_leader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" calcext:value-type="string">
            <text:p>["c6_lam_leader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Pinnath Gelin</text:p>
          </table:table-cell>
          <table:table-cell table:style-name="ce21" table:number-columns-repeated="6"/>
          <table:table-cell table:style-name="ce25"/>
          <table:table-cell table:style-name="ce21" table:number-columns-repeated="3"/>
          <table:table-cell table:style-name="ce25"/>
          <table:table-cell table:style-name="ce21" table:number-columns-repeated="7"/>
          <table:table-cell table:style-name="ce23"/>
          <table:table-cell table:style-name="ce23" table:formula="of:=IF(AND([.A138]&lt;&gt;&quot;&quot;;[.B138]&lt;&gt;&quot;&quot;);CONCATENATE([Variables.$I$1];[Variables.$I$7];[.A138];[Variables.$I$7];[Variables.$I$6];[Variables.$I$7];[.B138];[Variables.$I$7];[Variables.$I$6];[Variables.$I$7];[.C138];[Variables.$I$7];[Variables.$I$6];[.D138];[Variables.$I$6];[.E138];[Variables.$I$6];[.F138];[Variables.$I$6];[.G138];[Variables.$I$6];[Variables.$I$1];[.H138];[.I138];[.J138];[.K138];[.L138];[.M138];[.N138];[Variables.$I$2];[Variables.$I$6];[.O138];[Variables.$I$6];[.P138];[Variables.$I$6];[.Q138];[Variables.$I$6];[.R138];[Variables.$I$6];[.S138];IF([.T138]&lt;&gt;&quot;&quot;;CONCATENATE([Variables.$I$6];[.T138]);&quot;&quot;);[Variables.$I$2];[Variables.$I$6]);IF([.A138]&lt;&gt;&quot;&quot;;CONCATENATE(&quot;#&quot;;[.A138]);&quot;&quot;))" office:value-type="string" office:string-value="#Pinnath Gelin" calcext:value-type="string">
            <text:p>#Pinnath Gelin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pinnath_plainsman</text:p>
          </table:table-cell>
          <table:table-cell table:style-name="ce7" office:value-type="string" calcext:value-type="string">
            <text:p>Plainsman_of_Pinnath_Gelin</text:p>
          </table:table-cell>
          <table:table-cell table:style-name="ce7" office:value-type="string" calcext:value-type="string">
            <text:p>Plainsmen_of_Pinnath_Gelin</text:p>
          </table:table-cell>
          <table:table-cell table:style-name="ce8" office:value-type="string" calcext:value-type="string">
            <text:p>tf_gondor| tfg_armor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,</text:p>
          </table:table-cell>
          <table:table-cell table:style-name="ce11" office:value-type="string" calcext:value-type="string">
            <text:p>itm_pinnath_footman,</text:p>
          </table:table-cell>
          <table:table-cell table:style-name="ce11"/>
          <table:table-cell table:style-name="ce11" office:value-type="string" calcext:value-type="string">
            <text:p>itm_gondor_light_greave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 office:value-type="string" calcext:value-type="string">
            <text:p>itm_gondor_arrows,itm_short_bow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2|knows_weapon_master_1|knows_athletics_1|knows_looting_1|knows_pathfinding_1|knows_spotting_1|knows_inventory_management_1|knows_surgery_1|knows_first_aid_1|knows_leadership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39]&lt;&gt;&quot;&quot;;[.B139]&lt;&gt;&quot;&quot;);CONCATENATE([Variables.$I$1];[Variables.$I$7];[.A139];[Variables.$I$7];[Variables.$I$6];[Variables.$I$7];[.B139];[Variables.$I$7];[Variables.$I$6];[Variables.$I$7];[.C139];[Variables.$I$7];[Variables.$I$6];[.D139];[Variables.$I$6];[.E139];[Variables.$I$6];[.F139];[Variables.$I$6];[.G139];[Variables.$I$6];[Variables.$I$1];[.H139];[.I139];[.J139];[.K139];[.L139];[.M139];[.N139];[Variables.$I$2];[Variables.$I$6];[.O139];[Variables.$I$6];[.P139];[Variables.$I$6];[.Q139];[Variables.$I$6];[.R139];[Variables.$I$6];[.S139];IF([.T139]&lt;&gt;&quot;&quot;;CONCATENATE([Variables.$I$6];[.T139]);&quot;&quot;);[Variables.$I$2];[Variables.$I$6]);IF([.A139]&lt;&gt;&quot;&quot;;CONCATENATE(&quot;#&quot;;[.A139]);&quot;&quot;))" office:value-type="string" office:string-value="[&quot;i1_pinnath_plainsman&quot;,&quot;Plainsman_of_Pinnath_Gelin&quot;,&quot;Plainsmen_of_Pinnath_Gelin&quot;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" calcext:value-type="string">
            <text:p>["i1_pinnath_plainsman","Plainsman_of_Pinnath_Gelin","Plainsmen_of_Pinnath_Gelin",tf_gondor| tfg_armor| tfg_boots,0,subfac_pinnath_gelin,fac_gondor,[itm_gondor_ranger_hood,itm_pinnath_footman,itm_gondor_light_greaves,itm_shortened_spear,itm_gondor_arrows,itm_short_bow,],attr_fief_tier_1,wp_tier_2,knows_common|knows_ironflesh_2|knows_power_strike_1|knows_power_throw_2|knows_weapon_master_1|knows_athletics_1|knows_looting_1|knows_pathfinding_1|knows_spotting_1|knows_inventory_management_1|knows_surgery_1|knows_first_aid_1|knows_leadership_1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pinnath_rider</text:p>
          </table:table-cell>
          <table:table-cell table:style-name="ce7" office:value-type="string" calcext:value-type="string">
            <text:p>Rider_of_Pinnath_Gelin</text:p>
          </table:table-cell>
          <table:table-cell table:style-name="ce7" office:value-type="string" calcext:value-type="string">
            <text:p>Riders_of_Pinnath_Gelin</text:p>
          </table:table-cell>
          <table:table-cell table:style-name="ce8" office:value-type="string" calcext:value-type="string">
            <text:p>tf_gondor|tf_mounted|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pinnath_warrior,</text:p>
          </table:table-cell>
          <table:table-cell table:style-name="ce19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od_mace,</text:p>
          </table:table-cell>
          <table:table-cell table:style-name="ce19" office:value-type="string" calcext:value-type="string">
            <text:p>itm_gon_tab_shield_a,</text:p>
          </table:table-cell>
          <table:table-cell table:style-name="ce11" office:value-type="string" calcext:value-type="string">
            <text:p>itm_gondor_cours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4</text:p>
          </table:table-cell>
          <table:table-cell table:style-name="ce13" office:value-type="string" calcext:value-type="string">
            <text:p>knows_common|knows_ironflesh_1|knows_power_strike_2|knows_power_draw_1|knows_athletics_2|knows_riding_3|knows_horse_archery_1|knows_trainer_1|knows_pathfinding_1|knows_spotting_1|knows_inventory_management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0]&lt;&gt;&quot;&quot;;[.B140]&lt;&gt;&quot;&quot;);CONCATENATE([Variables.$I$1];[Variables.$I$7];[.A140];[Variables.$I$7];[Variables.$I$6];[Variables.$I$7];[.B140];[Variables.$I$7];[Variables.$I$6];[Variables.$I$7];[.C140];[Variables.$I$7];[Variables.$I$6];[.D140];[Variables.$I$6];[.E140];[Variables.$I$6];[.F140];[Variables.$I$6];[.G140];[Variables.$I$6];[Variables.$I$1];[.H140];[.I140];[.J140];[.K140];[.L140];[.M140];[.N140];[Variables.$I$2];[Variables.$I$6];[.O140];[Variables.$I$6];[.P140];[Variables.$I$6];[.Q140];[Variables.$I$6];[.R140];[Variables.$I$6];[.S140];IF([.T140]&lt;&gt;&quot;&quot;;CONCATENATE([Variables.$I$6];[.T140]);&quot;&quot;);[Variables.$I$2];[Variables.$I$6]);IF([.A140]&lt;&gt;&quot;&quot;;CONCATENATE(&quot;#&quot;;[.A140]);&quot;&quot;))" office:value-type="string" office:string-value="[&quot;c2_pinnath_rider&quot;,&quot;Rider_of_Pinnath_Gelin&quot;,&quot;Riders_of_Pinnath_Gelin&quot;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" calcext:value-type="string">
            <text:p>["c2_pinnath_rider","Rider_of_Pinnath_Gelin","Riders_of_Pinnath_Gelin",tf_gondor|tf_mounted|tfg_shield| tfg_armor| tfg_helm| tfg_boots|tfg_horse,0,subfac_pinnath_gelin,fac_gondor,[itm_gondor_auxila_helm,itm_mail_coif,itm_pinnath_warrior,itm_leather_gloves,itm_gondor_light_greaves,itm_good_mace,itm_gon_tab_shield_a,itm_gondor_courser,],attr_tier_2,wp_tier_4,knows_common|knows_ironflesh_1|knows_power_strike_2|knows_power_draw_1|knows_athletics_2|knows_riding_3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pinnath_knight</text:p>
          </table:table-cell>
          <table:table-cell table:style-name="ce7" office:value-type="string" calcext:value-type="string">
            <text:p>Knight_of_Pinnath_Gelin</text:p>
          </table:table-cell>
          <table:table-cell table:style-name="ce7" office:value-type="string" calcext:value-type="string">
            <text:p>Knights_of_Pinnath_Gelin</text:p>
          </table:table-cell>
          <table:table-cell table:style-name="ce8" office:value-type="string" calcext:value-type="string">
            <text:p>tf_gondor|tf_mounted| tfg_gloves| tfg_shield| tfg_armor| tfg_helm| tfg_boots|tfg_horse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knight_helm_bad,</text:p>
          </table:table-cell>
          <table:table-cell table:style-name="ce11" office:value-type="string" calcext:value-type="string">
            <text:p>itm_pinnath_leade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med_greaves,itm_gondor_heavy_greaves,</text:p>
          </table:table-cell>
          <table:table-cell table:style-name="ce27" office:value-type="string" calcext:value-type="string">
            <text:p>itm_good_ma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riding_6|knows_power_strike_4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1]&lt;&gt;&quot;&quot;;[.B141]&lt;&gt;&quot;&quot;);CONCATENATE([Variables.$I$1];[Variables.$I$7];[.A141];[Variables.$I$7];[Variables.$I$6];[Variables.$I$7];[.B141];[Variables.$I$7];[Variables.$I$6];[Variables.$I$7];[.C141];[Variables.$I$7];[Variables.$I$6];[.D141];[Variables.$I$6];[.E141];[Variables.$I$6];[.F141];[Variables.$I$6];[.G141];[Variables.$I$6];[Variables.$I$1];[.H141];[.I141];[.J141];[.K141];[.L141];[.M141];[.N141];[Variables.$I$2];[Variables.$I$6];[.O141];[Variables.$I$6];[.P141];[Variables.$I$6];[.Q141];[Variables.$I$6];[.R141];[Variables.$I$6];[.S141];IF([.T141]&lt;&gt;&quot;&quot;;CONCATENATE([Variables.$I$6];[.T141]);&quot;&quot;);[Variables.$I$2];[Variables.$I$6]);IF([.A141]&lt;&gt;&quot;&quot;;CONCATENATE(&quot;#&quot;;[.A141]);&quot;&quot;))" office:value-type="string" office:string-value="[&quot;c3_pinnath_knight&quot;,&quot;Knight_of_Pinnath_Gelin&quot;,&quot;Knights_of_Pinnath_Gelin&quot;,tf_gondor|tf_mounted| tfg_gloves| tfg_shield| tfg_armor| tfg_helm| tfg_boots|tfg_horse,0,subfac_pinnath_gelin,fac_gondor,[itm_gondor_knight_helm_bad,itm_pinnath_leader,itm_leather_gloves,itm_gondor_med_greaves,itm_gondor_heavy_greaves,itm_good_mace,itm_gondor_lance,itm_gon_tab_shield_c,itm_gondor_hunter,],attr_tier_5,wp_tier_5,knows_common|knows_athletics_5|knows_riding_6|knows_power_strike_4|knows_ironflesh_5,gondor_face1,gondor_face2]," calcext:value-type="string">
            <text:p>["c3_pinnath_knight","Knight_of_Pinnath_Gelin","Knights_of_Pinnath_Gelin",tf_gondor|tf_mounted| tfg_gloves| tfg_shield| tfg_armor| tfg_helm| tfg_boots|tfg_horse,0,subfac_pinnath_gelin,fac_gondor,[itm_gondor_knight_helm_bad,itm_pinnath_leader,itm_leather_gloves,itm_gondor_med_greaves,itm_gondor_heavy_greaves,itm_good_mace,itm_gondor_lance,itm_gon_tab_shield_c,itm_gondor_hunter,],attr_tier_5,wp_tier_5,knows_common|knows_athletics_5|knows_riding_6|knows_power_strike_4|knows_ironflesh_5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pinnath_bowman</text:p>
          </table:table-cell>
          <table:table-cell table:style-name="ce7" office:value-type="string" calcext:value-type="string">
            <text:p>Bowman_of_Pinnath_Gelin</text:p>
          </table:table-cell>
          <table:table-cell table:style-name="ce7" office:value-type="string" calcext:value-type="string">
            <text:p>Bowmen_of_Pinnath_Gelin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ranger_hood,</text:p>
          </table:table-cell>
          <table:table-cell table:style-name="ce19" office:value-type="string" calcext:value-type="string">
            <text:p>itm_pinnath_vet_foot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9" office:value-type="string" calcext:value-type="string">
            <text:p>itm_good_mace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4</text:p>
          </table:table-cell>
          <table:table-cell table:style-name="ce13" office:value-type="string" calcext:value-type="string">
            <text:p>knows_common|knows_power_strike_1|knows_power_draw_3|knows_athletics_4|knows_riding_1|knows_horse_archery_1|knows_trainer_1|knows_pathfinding_1|knows_spotting_1|knows_inventory_management_1|knows_first_aid_1|knows_persuasion_1|knows_trade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2]&lt;&gt;&quot;&quot;;[.B142]&lt;&gt;&quot;&quot;);CONCATENATE([Variables.$I$1];[Variables.$I$7];[.A142];[Variables.$I$7];[Variables.$I$6];[Variables.$I$7];[.B142];[Variables.$I$7];[Variables.$I$6];[Variables.$I$7];[.C142];[Variables.$I$7];[Variables.$I$6];[.D142];[Variables.$I$6];[.E142];[Variables.$I$6];[.F142];[Variables.$I$6];[.G142];[Variables.$I$6];[Variables.$I$1];[.H142];[.I142];[.J142];[.K142];[.L142];[.M142];[.N142];[Variables.$I$2];[Variables.$I$6];[.O142];[Variables.$I$6];[.P142];[Variables.$I$6];[.Q142];[Variables.$I$6];[.R142];[Variables.$I$6];[.S142];IF([.T142]&lt;&gt;&quot;&quot;;CONCATENATE([Variables.$I$6];[.T142]);&quot;&quot;);[Variables.$I$2];[Variables.$I$6]);IF([.A142]&lt;&gt;&quot;&quot;;CONCATENATE(&quot;#&quot;;[.A142]);&quot;&quot;))" office:value-type="string" office:string-value="[&quot;a2_pinnath_bowman&quot;,&quot;Bowman_of_Pinnath_Gelin&quot;,&quot;Bowmen_of_Pinnath_Gelin&quot;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" calcext:value-type="string">
            <text:p>["a2_pinnath_bowman","Bowman_of_Pinnath_Gelin","Bowmen_of_Pinnath_Gelin",tf_gondor| tfg_ranged| tfg_armor| tfg_helm| tfg_boots,0,subfac_pinnath_gelin,fac_gondor,[itm_gondor_ranger_hood,itm_pinnath_vet_footman,itm_gondor_light_greaves,itm_gondor_arrows,itm_regular_bow,itm_good_mace,],attr_tier_2,wp_tier_bow_4,knows_common|knows_power_strike_1|knows_power_draw_3|knows_athletics_4|knows_riding_1|knows_horse_archery_1|knows_trainer_1|knows_pathfinding_1|knows_spotting_1|knows_inventory_management_1|knows_first_aid_1|knows_persuasion_1|knows_trade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pinnath_archer</text:p>
          </table:table-cell>
          <table:table-cell table:style-name="ce7" office:value-type="string" calcext:value-type="string">
            <text:p>Archer_of_Pinnath_Gelin</text:p>
          </table:table-cell>
          <table:table-cell table:style-name="ce7" office:value-type="string" calcext:value-type="string">
            <text:p>Archers_of_Pinnath_Gelin</text:p>
          </table:table-cell>
          <table:table-cell table:style-name="ce8" office:value-type="string" calcext:value-type="string">
            <text:p>tf_gondor| tfg_ranged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ranger_hood,itm_gondor_auxila_helm,</text:p>
          </table:table-cell>
          <table:table-cell table:style-name="ce11" office:value-type="string" calcext:value-type="string">
            <text:p>itm_pinnath_archer,</text:p>
          </table:table-cell>
          <table:table-cell table:style-name="ce11"/>
          <table:table-cell table:style-name="ce11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9" office:value-type="string" calcext:value-type="string">
            <text:p>itm_good_mace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6|knows_power_draw_5|knows_power_strike_5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3]&lt;&gt;&quot;&quot;;[.B143]&lt;&gt;&quot;&quot;);CONCATENATE([Variables.$I$1];[Variables.$I$7];[.A143];[Variables.$I$7];[Variables.$I$6];[Variables.$I$7];[.B143];[Variables.$I$7];[Variables.$I$6];[Variables.$I$7];[.C143];[Variables.$I$7];[Variables.$I$6];[.D143];[Variables.$I$6];[.E143];[Variables.$I$6];[.F143];[Variables.$I$6];[.G143];[Variables.$I$6];[Variables.$I$1];[.H143];[.I143];[.J143];[.K143];[.L143];[.M143];[.N143];[Variables.$I$2];[Variables.$I$6];[.O143];[Variables.$I$6];[.P143];[Variables.$I$6];[.Q143];[Variables.$I$6];[.R143];[Variables.$I$6];[.S143];IF([.T143]&lt;&gt;&quot;&quot;;CONCATENATE([Variables.$I$6];[.T143]);&quot;&quot;);[Variables.$I$2];[Variables.$I$6]);IF([.A143]&lt;&gt;&quot;&quot;;CONCATENATE(&quot;#&quot;;[.A143]);&quot;&quot;))" office:value-type="string" office:string-value="[&quot;a3_pinnath_archer&quot;,&quot;Archer_of_Pinnath_Gelin&quot;,&quot;Archers_of_Pinnath_Gelin&quot;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" calcext:value-type="string">
            <text:p>["a3_pinnath_archer","Archer_of_Pinnath_Gelin","Archers_of_Pinnath_Gelin",tf_gondor| tfg_ranged| tfg_shield| tfg_armor| tfg_helm| tfg_boots,0,subfac_pinnath_gelin,fac_gondor,[itm_gondor_ranger_hood,itm_gondor_auxila_helm,itm_pinnath_archer,itm_gondor_med_greaves,itm_gondor_arrows,itm_regular_bow,itm_good_mace,],attr_fief_tier_4,wp_tier_bow_5,knows_common|knows_athletics_6|knows_power_draw_5|knows_power_strike_5|knows_ironflesh_4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pinnath_leader</text:p>
          </table:table-cell>
          <table:table-cell table:style-name="ce7" office:value-type="string" calcext:value-type="string">
            <text:p>Captain_of_Pinnath_Gelin</text:p>
          </table:table-cell>
          <table:table-cell table:style-name="ce7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eader_helm,</text:p>
          </table:table-cell>
          <table:table-cell table:style-name="ce11" office:value-type="string" calcext:value-type="string">
            <text:p>itm_pinnat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med_greaves,itm_gondor_heavy_greaves,</text:p>
          </table:table-cell>
          <table:table-cell table:style-name="ce11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44]&lt;&gt;&quot;&quot;;[.B144]&lt;&gt;&quot;&quot;);CONCATENATE([Variables.$I$1];[Variables.$I$7];[.A144];[Variables.$I$7];[Variables.$I$6];[Variables.$I$7];[.B144];[Variables.$I$7];[Variables.$I$6];[Variables.$I$7];[.C144];[Variables.$I$7];[Variables.$I$6];[.D144];[Variables.$I$6];[.E144];[Variables.$I$6];[.F144];[Variables.$I$6];[.G144];[Variables.$I$6];[Variables.$I$1];[.H144];[.I144];[.J144];[.K144];[.L144];[.M144];[.N144];[Variables.$I$2];[Variables.$I$6];[.O144];[Variables.$I$6];[.P144];[Variables.$I$6];[.Q144];[Variables.$I$6];[.R144];[Variables.$I$6];[.S144];IF([.T144]&lt;&gt;&quot;&quot;;CONCATENATE([Variables.$I$6];[.T144]);&quot;&quot;);[Variables.$I$2];[Variables.$I$6]);IF([.A144]&lt;&gt;&quot;&quot;;CONCATENATE(&quot;#&quot;;[.A144]);&quot;&quot;))" office:value-type="string" office:string-value="[&quot;c6_pinnath_leader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itm_gondor_cav_sword,itm_gon_tab_shield_c,itm_gondor_hunter,],attr_tier_6,wp_tier_6,knows_common|knows_riding_8|knows_shield_9|knows_power_strike_8|knows_ironflesh_10,gondor_face1,gondor_face3]," calcext:value-type="string">
            <text:p>["c6_pinnath_leader","Captain_of_Pinnath_Gelin","Captains_of_Pinnath_Gelin",tf_gondor| tf_mounted| tfg_shield| tfg_armor| tfg_helm| tfg_horse| tfg_boots,0,subfac_pinnath_gelin,fac_gondor,[itm_gondor_leader_helm,itm_pinnath_leader,itm_mail_mittens,itm_gondor_med_greaves,itm_gondor_heavy_greaves,itm_gondor_cav_sword,itm_gon_tab_shield_c,itm_gondor_hunter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Blackroot Vale</text:p>
          </table:table-cell>
          <table:table-cell table:style-name="ce21" table:number-columns-repeated="8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45]&lt;&gt;&quot;&quot;;[.B145]&lt;&gt;&quot;&quot;);CONCATENATE([Variables.$I$1];[Variables.$I$7];[.A145];[Variables.$I$7];[Variables.$I$6];[Variables.$I$7];[.B145];[Variables.$I$7];[Variables.$I$6];[Variables.$I$7];[.C145];[Variables.$I$7];[Variables.$I$6];[.D145];[Variables.$I$6];[.E145];[Variables.$I$6];[.F145];[Variables.$I$6];[.G145];[Variables.$I$6];[Variables.$I$1];[.H145];[.I145];[.J145];[.K145];[.L145];[.M145];[.N145];[Variables.$I$2];[Variables.$I$6];[.O145];[Variables.$I$6];[.P145];[Variables.$I$6];[.Q145];[Variables.$I$6];[.R145];[Variables.$I$6];[.S145];IF([.T145]&lt;&gt;&quot;&quot;;CONCATENATE([Variables.$I$6];[.T145]);&quot;&quot;);[Variables.$I$2];[Variables.$I$6]);IF([.A145]&lt;&gt;&quot;&quot;;CONCATENATE(&quot;#&quot;;[.A145]);&quot;&quot;))" office:value-type="string" office:string-value="#Blackroot Vale" calcext:value-type="string">
            <text:p>#Blackroot Vale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1_blackroot_hunter</text:p>
          </table:table-cell>
          <table:table-cell table:style-name="ce7" office:value-type="string" calcext:value-type="string">
            <text:p>Hunter_of_Blackroot_Vale</text:p>
          </table:table-cell>
          <table:table-cell table:style-name="ce7" office:value-type="string" calcext:value-type="string">
            <text:p>Hunters_of_Blackroot_Vale</text:p>
          </table:table-cell>
          <table:table-cell table:style-name="ce8" office:value-type="string" calcext:value-type="string">
            <text:p>tf_gondor| <text:s/>tfg_armor| <text:s/>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hood_black,</text:p>
          </table:table-cell>
          <table:table-cell table:style-name="ce19" office:value-type="string" calcext:value-type="string">
            <text:p>itm_blackroot_footman,</text:p>
          </table:table-cell>
          <table:table-cell table:style-name="ce11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short_bow,itm_gondor_arrow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/>
          <table:table-cell table:style-name="ce12" office:value-type="string" calcext:value-type="string">
            <text:p>attr_fief_tier_1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draw_2|knows_athletics_2|knows_looting_1|knows_tracking_2|knows_spotting_2|knows_surgery_1|knows_prisoner_management_1|knows_leadership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6]&lt;&gt;&quot;&quot;;[.B146]&lt;&gt;&quot;&quot;);CONCATENATE([Variables.$I$1];[Variables.$I$7];[.A146];[Variables.$I$7];[Variables.$I$6];[Variables.$I$7];[.B146];[Variables.$I$7];[Variables.$I$6];[Variables.$I$7];[.C146];[Variables.$I$7];[Variables.$I$6];[.D146];[Variables.$I$6];[.E146];[Variables.$I$6];[.F146];[Variables.$I$6];[.G146];[Variables.$I$6];[Variables.$I$1];[.H146];[.I146];[.J146];[.K146];[.L146];[.M146];[.N146];[Variables.$I$2];[Variables.$I$6];[.O146];[Variables.$I$6];[.P146];[Variables.$I$6];[.Q146];[Variables.$I$6];[.R146];[Variables.$I$6];[.S146];IF([.T146]&lt;&gt;&quot;&quot;;CONCATENATE([Variables.$I$6];[.T146]);&quot;&quot;);[Variables.$I$2];[Variables.$I$6]);IF([.A146]&lt;&gt;&quot;&quot;;CONCATENATE(&quot;#&quot;;[.A146]);&quot;&quot;))" office:value-type="string" office:string-value="[&quot;a1_blackroot_hunter&quot;,&quot;Hunter_of_Blackroot_Vale&quot;,&quot;Hunters_of_Blackroot_Vale&quot;,tf_gondor|  tfg_armor|  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" calcext:value-type="string">
            <text:p>["a1_blackroot_hunter","Hunter_of_Blackroot_Vale","Hunters_of_Blackroot_Vale",tf_gondor| <text:s/>tfg_armor| <text:s/>tfg_boots,0,subfac_blackroot,fac_gondor,[itm_hood_black,itm_blackroot_footman,itm_gondor_light_greaves,itm_short_bow,itm_gondor_arrows,itm_shortened_spear,],attr_fief_tier_1,wp_tier_bow_2,knows_common|knows_ironflesh_1|knows_power_draw_2|knows_athletics_2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blackroot_bowman</text:p>
          </table:table-cell>
          <table:table-cell table:style-name="ce7" office:value-type="string" calcext:value-type="string">
            <text:p>Bowman_of_Blackroot_Vale</text:p>
          </table:table-cell>
          <table:table-cell table:style-name="ce7" office:value-type="string" calcext:value-type="string">
            <text:p>Bowmen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hood_black,</text:p>
          </table:table-cell>
          <table:table-cell table:style-name="ce19" office:value-type="string" calcext:value-type="string">
            <text:p>itm_blackroot_footman,</text:p>
          </table:table-cell>
          <table:table-cell table:style-name="ce11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arrows,itm_regula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3</text:p>
          </table:table-cell>
          <table:table-cell table:style-name="ce13" office:value-type="string" calcext:value-type="string">
            <text:p>knows_common|knows_ironflesh_1|knows_power_draw_3|knows_athletics_3|knows_looting_1|knows_tracking_2|knows_spotting_2|knows_surgery_1|knows_prisoner_management_1|knows_leadership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7]&lt;&gt;&quot;&quot;;[.B147]&lt;&gt;&quot;&quot;);CONCATENATE([Variables.$I$1];[Variables.$I$7];[.A147];[Variables.$I$7];[Variables.$I$6];[Variables.$I$7];[.B147];[Variables.$I$7];[Variables.$I$6];[Variables.$I$7];[.C147];[Variables.$I$7];[Variables.$I$6];[.D147];[Variables.$I$6];[.E147];[Variables.$I$6];[.F147];[Variables.$I$6];[.G147];[Variables.$I$6];[Variables.$I$1];[.H147];[.I147];[.J147];[.K147];[.L147];[.M147];[.N147];[Variables.$I$2];[Variables.$I$6];[.O147];[Variables.$I$6];[.P147];[Variables.$I$6];[.Q147];[Variables.$I$6];[.R147];[Variables.$I$6];[.S147];IF([.T147]&lt;&gt;&quot;&quot;;CONCATENATE([Variables.$I$6];[.T147]);&quot;&quot;);[Variables.$I$2];[Variables.$I$6]);IF([.A147]&lt;&gt;&quot;&quot;;CONCATENATE(&quot;#&quot;;[.A147]);&quot;&quot;))" office:value-type="string" office:string-value="[&quot;a2_blackroot_bowman&quot;,&quot;Bowman_of_Blackroot_Vale&quot;,&quot;Bowmen_of_Blackroot_Vale&quot;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" calcext:value-type="string">
            <text:p>["a2_blackroot_bowman","Bowman_of_Blackroot_Vale","Bowmen_of_Blackroot_Vale",tf_gondor| tfg_ranged| tfg_armor| tfg_helm| tfg_boots,0,subfac_blackroot,fac_gondor,[itm_hood_black,itm_blackroot_footman,itm_gondor_light_greaves,itm_gondor_arrows,itm_regular_bow,itm_gondor_short_sword,],attr_tier_2,wp_tier_bow_3,knows_common|knows_ironflesh_1|knows_power_draw_3|knows_athletics_3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blackroot_archer</text:p>
          </table:table-cell>
          <table:table-cell table:style-name="ce7" office:value-type="string" calcext:value-type="string">
            <text:p>Archer_of_Blackroot_Vale</text:p>
          </table:table-cell>
          <table:table-cell table:style-name="ce7" office:value-type="string" calcext:value-type="string">
            <text:p>Archer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hood_black,</text:p>
          </table:table-cell>
          <table:table-cell table:style-name="ce19" office:value-type="string" calcext:value-type="string">
            <text:p>itm_blackroot_bowman,</text:p>
          </table:table-cell>
          <table:table-cell table:style-name="ce11"/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dor_short_sword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5|knows_power_draw_3|knows_power_strike_2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8]&lt;&gt;&quot;&quot;;[.B148]&lt;&gt;&quot;&quot;);CONCATENATE([Variables.$I$1];[Variables.$I$7];[.A148];[Variables.$I$7];[Variables.$I$6];[Variables.$I$7];[.B148];[Variables.$I$7];[Variables.$I$6];[Variables.$I$7];[.C148];[Variables.$I$7];[Variables.$I$6];[.D148];[Variables.$I$6];[.E148];[Variables.$I$6];[.F148];[Variables.$I$6];[.G148];[Variables.$I$6];[Variables.$I$1];[.H148];[.I148];[.J148];[.K148];[.L148];[.M148];[.N148];[Variables.$I$2];[Variables.$I$6];[.O148];[Variables.$I$6];[.P148];[Variables.$I$6];[.Q148];[Variables.$I$6];[.R148];[Variables.$I$6];[.S148];IF([.T148]&lt;&gt;&quot;&quot;;CONCATENATE([Variables.$I$6];[.T148]);&quot;&quot;);[Variables.$I$2];[Variables.$I$6]);IF([.A148]&lt;&gt;&quot;&quot;;CONCATENATE(&quot;#&quot;;[.A148]);&quot;&quot;))" office:value-type="string" office:string-value="[&quot;a3_blackroot_archer&quot;,&quot;Archer_of_Blackroot_Vale&quot;,&quot;Archers_of_Blackroot_Vale&quot;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" calcext:value-type="string">
            <text:p>["a3_blackroot_archer","Archer_of_Blackroot_Vale","Archers_of_Blackroot_Vale",tf_gondor| tfg_ranged| tfg_armor| tfg_helm| tfg_boots,0,subfac_blackroot,fac_gondor,[itm_hood_black,itm_blackroot_bowman,itm_gondor_med_greaves,itm_gondor_arrows,itm_gondor_bow,itm_gondor_short_sword,],attr_fief_tier_4,wp_tier_bow_4,knows_common|knows_athletics_5|knows_power_draw_3|knows_power_strike_2|knows_ironflesh_3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blackroot_footman</text:p>
          </table:table-cell>
          <table:table-cell table:style-name="ce7" office:value-type="string" calcext:value-type="string">
            <text:p>Footman_of_Blackroot_Vale</text:p>
          </table:table-cell>
          <table:table-cell table:style-name="ce7" office:value-type="string" calcext:value-type="string">
            <text:p>Footmen_of_Blackroot_Vale</text:p>
          </table:table-cell>
          <table:table-cell table:style-name="ce8" office:value-type="string" calcext:value-type="string">
            <text:p>tf_gondor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auxila_helm_bad,</text:p>
          </table:table-cell>
          <table:table-cell table:style-name="ce19" office:value-type="string" calcext:value-type="string">
            <text:p>itm_blackroot_footman,</text:p>
          </table:table-cell>
          <table:table-cell table:style-name="ce19"/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gondor_spear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2|knows_power_strike_2|knows_power_draw_2|knows_athletics_2|knows_looting_1|knows_tracking_2|knows_spotting_2|knows_surgery_1|knows_prisoner_management_1|knows_leadership_1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49]&lt;&gt;&quot;&quot;;[.B149]&lt;&gt;&quot;&quot;);CONCATENATE([Variables.$I$1];[Variables.$I$7];[.A149];[Variables.$I$7];[Variables.$I$6];[Variables.$I$7];[.B149];[Variables.$I$7];[Variables.$I$6];[Variables.$I$7];[.C149];[Variables.$I$7];[Variables.$I$6];[.D149];[Variables.$I$6];[.E149];[Variables.$I$6];[.F149];[Variables.$I$6];[.G149];[Variables.$I$6];[Variables.$I$1];[.H149];[.I149];[.J149];[.K149];[.L149];[.M149];[.N149];[Variables.$I$2];[Variables.$I$6];[.O149];[Variables.$I$6];[.P149];[Variables.$I$6];[.Q149];[Variables.$I$6];[.R149];[Variables.$I$6];[.S149];IF([.T149]&lt;&gt;&quot;&quot;;CONCATENATE([Variables.$I$6];[.T149]);&quot;&quot;);[Variables.$I$2];[Variables.$I$6]);IF([.A149]&lt;&gt;&quot;&quot;;CONCATENATE(&quot;#&quot;;[.A149]);&quot;&quot;))" office:value-type="string" office:string-value="[&quot;i2_blackroot_footman&quot;,&quot;Footman_of_Blackroot_Vale&quot;,&quot;Footmen_of_Blackroot_Vale&quot;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" calcext:value-type="string">
            <text:p>["i2_blackroot_footman","Footman_of_Blackroot_Vale","Footmen_of_Blackroot_Vale",tf_gondor| tfg_armor| tfg_helm| tfg_boots,0,subfac_blackroot,fac_gondor,[itm_gondor_auxila_helm_bad,itm_blackroot_footman,itm_gondor_light_greaves,itm_gondor_spear,itm_gon_tab_shield_a,],attr_tier_2,wp_tier_3,knows_common|knows_ironflesh_2|knows_power_strike_2|knows_power_draw_2|knows_athletics_2|knows_looting_1|knows_tracking_2|knows_spotting_2|knows_surgery_1|knows_prisoner_management_1|knows_leadership_1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blackroot_spearman</text:p>
          </table:table-cell>
          <table:table-cell table:style-name="ce7" office:value-type="string" calcext:value-type="string">
            <text:p>Spearman_of_Blackroot_Vale</text:p>
          </table:table-cell>
          <table:table-cell table:style-name="ce7" office:value-type="string" calcext:value-type="string">
            <text:p>Spearmen_of_Blackroot_Vale</text:p>
          </table:table-cell>
          <table:table-cell table:style-name="ce8" office:value-type="string" calcext:value-type="string">
            <text:p>tf_gondor| tfg_gloves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auxila_helm,itm_mail_coif,</text:p>
          </table:table-cell>
          <table:table-cell table:style-name="ce11" office:value-type="string" calcext:value-type="string">
            <text:p>itm_blackroot_warrio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9" office:value-type="string" calcext:value-type="string">
            <text:p>itm_gondor_spear,</text:p>
          </table:table-cell>
          <table:table-cell table:style-name="ce11" office:value-type="string" calcext:value-type="string">
            <text:p>itm_gon_tab_shield_d,</text:p>
          </table:table-cell>
          <table:table-cell table:style-name="ce11"/>
          <table:table-cell table:style-name="ce12" office:value-type="string" calcext:value-type="string">
            <text:p>attr_fief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5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50]&lt;&gt;&quot;&quot;;[.B150]&lt;&gt;&quot;&quot;);CONCATENATE([Variables.$I$1];[Variables.$I$7];[.A150];[Variables.$I$7];[Variables.$I$6];[Variables.$I$7];[.B150];[Variables.$I$7];[Variables.$I$6];[Variables.$I$7];[.C150];[Variables.$I$7];[Variables.$I$6];[.D150];[Variables.$I$6];[.E150];[Variables.$I$6];[.F150];[Variables.$I$6];[.G150];[Variables.$I$6];[Variables.$I$1];[.H150];[.I150];[.J150];[.K150];[.L150];[.M150];[.N150];[Variables.$I$2];[Variables.$I$6];[.O150];[Variables.$I$6];[.P150];[Variables.$I$6];[.Q150];[Variables.$I$6];[.R150];[Variables.$I$6];[.S150];IF([.T150]&lt;&gt;&quot;&quot;;CONCATENATE([Variables.$I$6];[.T150]);&quot;&quot;);[Variables.$I$2];[Variables.$I$6]);IF([.A150]&lt;&gt;&quot;&quot;;CONCATENATE(&quot;#&quot;;[.A150]);&quot;&quot;))" office:value-type="string" office:string-value="[&quot;i3_blackroot_spearman&quot;,&quot;Spearman_of_Blackroot_Vale&quot;,&quot;Spearmen_of_Blackroot_Vale&quot;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" calcext:value-type="string">
            <text:p>["i3_blackroot_spearman","Spearman_of_Blackroot_Vale","Spearmen_of_Blackroot_Vale",tf_gondor| tfg_gloves| tfg_armor| tfg_helm| tfg_boots,0,subfac_blackroot,fac_gondor,[itm_gondor_auxila_helm,itm_mail_coif,itm_blackroot_warrior,itm_leather_gloves,itm_gondor_med_greaves,itm_gondor_spear,itm_gon_tab_shield_d,],attr_fief_tier_4,wp_tier_4,knows_common|knows_athletics_5|knows_power_strike_5|knows_ironflesh_5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blackroot_shadow_hunter</text:p>
          </table:table-cell>
          <table:table-cell table:style-name="ce7" office:value-type="string" calcext:value-type="string">
            <text:p>Morthond_Shadow_Hunter</text:p>
          </table:table-cell>
          <table:table-cell table:style-name="ce7" office:value-type="string" calcext:value-type="string">
            <text:p>Morthond_Shadow_Hunt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blackroot_leader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_tab_shield_c,itm_gondor_spear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melee(200)|wp_archery(200)</text:p>
          </table:table-cell>
          <table:table-cell table:style-name="ce12" office:value-type="string" calcext:value-type="string">
            <text:p>knows_common|knows_athletics_7|knows_power_draw_5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1]&lt;&gt;&quot;&quot;;[.B151]&lt;&gt;&quot;&quot;);CONCATENATE([Variables.$I$1];[Variables.$I$7];[.A151];[Variables.$I$7];[Variables.$I$6];[Variables.$I$7];[.B151];[Variables.$I$7];[Variables.$I$6];[Variables.$I$7];[.C151];[Variables.$I$7];[Variables.$I$6];[.D151];[Variables.$I$6];[.E151];[Variables.$I$6];[.F151];[Variables.$I$6];[.G151];[Variables.$I$6];[Variables.$I$1];[.H151];[.I151];[.J151];[.K151];[.L151];[.M151];[.N151];[Variables.$I$2];[Variables.$I$6];[.O151];[Variables.$I$6];[.P151];[Variables.$I$6];[.Q151];[Variables.$I$6];[.R151];[Variables.$I$6];[.S151];IF([.T151]&lt;&gt;&quot;&quot;;CONCATENATE([Variables.$I$6];[.T151]);&quot;&quot;);[Variables.$I$2];[Variables.$I$6]);IF([.A151]&lt;&gt;&quot;&quot;;CONCATENATE(&quot;#&quot;;[.A151]);&quot;&quot;))" office:value-type="string" office:string-value="[&quot;a5_blackroot_shadow_hunter&quot;,&quot;Morthond_Shadow_Hunter&quot;,&quot;Morthond_Shadow_Hunters&quot;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" calcext:value-type="string">
            <text:p>["a5_blackroot_shadow_hunter","Morthond_Shadow_Hunter","Morthond_Shadow_Hunters",tf_gondor| tfg_ranged| tfg_armor| tfg_helm| tfg_boots,0,subfac_blackroot,fac_gondor,[itm_hood_black,itm_blackroot_leader,itm_leather_gloves_good,itm_gondor_med_greaves,itm_gondor_arrows,itm_gondor_bow,itm_gon_tab_shield_c,itm_gondor_spear,],attr_tier_5,wp_melee(200)|wp_archery(200),knows_common|knows_athletics_7|knows_power_draw_5|knows_power_strike_5|knows_ironflesh_5,gondor_face1,gondor_face3],</text:p>
          </table:table-cell>
          <table:table-cell table:number-columns-repeated="16363"/>
        </table:table-row>
        <table:table-row table:style-name="ro5">
          <table:table-cell table:style-name="ce21" office:value-type="string" calcext:value-type="string">
            <text:p>Dol Amroth</text:p>
          </table:table-cell>
          <table:table-cell table:style-name="ce21" table:number-columns-repeated="8"/>
          <table:table-cell table:style-name="ce25" table:number-columns-repeated="4"/>
          <table:table-cell table:style-name="ce21" table:number-columns-repeated="6"/>
          <table:table-cell table:style-name="ce23"/>
          <table:table-cell table:style-name="ce23" table:formula="of:=IF(AND([.A152]&lt;&gt;&quot;&quot;;[.B152]&lt;&gt;&quot;&quot;);CONCATENATE([Variables.$I$1];[Variables.$I$7];[.A152];[Variables.$I$7];[Variables.$I$6];[Variables.$I$7];[.B152];[Variables.$I$7];[Variables.$I$6];[Variables.$I$7];[.C152];[Variables.$I$7];[Variables.$I$6];[.D152];[Variables.$I$6];[.E152];[Variables.$I$6];[.F152];[Variables.$I$6];[.G152];[Variables.$I$6];[Variables.$I$1];[.H152];[.I152];[.J152];[.K152];[.L152];[.M152];[.N152];[Variables.$I$2];[Variables.$I$6];[.O152];[Variables.$I$6];[.P152];[Variables.$I$6];[.Q152];[Variables.$I$6];[.R152];[Variables.$I$6];[.S152];IF([.T152]&lt;&gt;&quot;&quot;;CONCATENATE([Variables.$I$6];[.T152]);&quot;&quot;);[Variables.$I$2];[Variables.$I$6]);IF([.A152]&lt;&gt;&quot;&quot;;CONCATENATE(&quot;#&quot;;[.A152]);&quot;&quot;))" office:value-type="string" office:string-value="#Dol Amroth" calcext:value-type="string">
            <text:p>#Dol Amroth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amroth_recruit</text:p>
          </table:table-cell>
          <table:table-cell table:style-name="ce7" office:value-type="string" calcext:value-type="string">
            <text:p>Dol_Amroth_Recruit</text:p>
          </table:table-cell>
          <table:table-cell table:style-name="ce7" office:value-type="string" calcext:value-type="string">
            <text:p>Dol_Amroth_Recruits</text:p>
          </table:table-cell>
          <table:table-cell table:style-name="ce8" office:value-type="string" calcext:value-type="string">
            <text:p>tf_gondor| tfg_armor| tfg_shield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auxila_helm,</text:p>
          </table:table-cell>
          <table:table-cell table:style-name="ce19" office:value-type="string" calcext:value-type="string">
            <text:p>itm_dol_shirt,</text:p>
          </table:table-cell>
          <table:table-cell table:style-name="ce11"/>
          <table:table-cell table:style-name="ce19" office:value-type="string" calcext:value-type="string">
            <text:p>itm_dol_shoes,</text:p>
          </table:table-cell>
          <table:table-cell table:style-name="ce19" office:value-type="string" calcext:value-type="string">
            <text:p>itm_gondor_spear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1|knows_power_strike_1|knows_power_draw_1|knows_riding_2|knows_trainer_1|knows_tactics_2|knows_inventory_management_1|knows_wound_treatment_1|knows_prisoner_management_1|knows_leadership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6" table:formula="of:=IF(AND([.A153]&lt;&gt;&quot;&quot;;[.B153]&lt;&gt;&quot;&quot;);CONCATENATE([Variables.$I$1];[Variables.$I$7];[.A153];[Variables.$I$7];[Variables.$I$6];[Variables.$I$7];[.B153];[Variables.$I$7];[Variables.$I$6];[Variables.$I$7];[.C153];[Variables.$I$7];[Variables.$I$6];[.D153];[Variables.$I$6];[.E153];[Variables.$I$6];[.F153];[Variables.$I$6];[.G153];[Variables.$I$6];[Variables.$I$1];[.H153];[.I153];[.J153];[.K153];[.L153];[.M153];[.N153];[Variables.$I$2];[Variables.$I$6];[.O153];[Variables.$I$6];[.P153];[Variables.$I$6];[.Q153];[Variables.$I$6];[.R153];[Variables.$I$6];[.S153];IF([.T153]&lt;&gt;&quot;&quot;;CONCATENATE([Variables.$I$6];[.T153]);&quot;&quot;);[Variables.$I$2];[Variables.$I$6]);IF([.A153]&lt;&gt;&quot;&quot;;CONCATENATE(&quot;#&quot;;[.A153]);&quot;&quot;))" office:value-type="string" office:string-value="[&quot;i1_amroth_recruit&quot;,&quot;Dol_Amroth_Recruit&quot;,&quot;Dol_Amroth_Recruits&quot;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" calcext:value-type="string">
            <text:p>["i1_amroth_recruit","Dol_Amroth_Recruit","Dol_Amroth_Recruits",tf_gondor| tfg_armor| tfg_shield| tfg_boots,0,subfac_dol_amroth,fac_gondor,[itm_gondor_auxila_helm,itm_dol_shirt,itm_dol_shoes,itm_gondor_spear,itm_gon_tab_shield_a,],attr_tier_1,wp_tier_1,knows_common|knows_ironflesh_1|knows_power_strike_1|knows_power_draw_1|knows_riding_2|knows_trainer_1|knows_tactics_2|knows_inventory_management_1|knows_wound_treatment_1|knows_prisoner_management_1|knows_leadership_2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amroth_squire</text:p>
          </table:table-cell>
          <table:table-cell table:style-name="ce7" office:value-type="string" calcext:value-type="string">
            <text:p>Squire_of_Dol_Amroth</text:p>
          </table:table-cell>
          <table:table-cell table:style-name="ce7" office:value-type="string" calcext:value-type="string">
            <text:p>Squires_of_Dol_Amroth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auxila_helm_good,</text:p>
          </table:table-cell>
          <table:table-cell table:style-name="ce11" office:value-type="string" calcext:value-type="string">
            <text:p>itm_dol_padded_coa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ol_shoes,</text:p>
          </table:table-cell>
          <table:table-cell table:style-name="ce11" office:value-type="string" calcext:value-type="string">
            <text:p>itm_gondor_lance,itm_amroth_sword_a,itm_gondor_lan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2|knows_power_draw_1|knows_riding_2|knows_trainer_1|knows_tactics_2|knows_inventory_management_1|knows_wound_treatment_1|knows_prisoner_management_1|knows_leadership_2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4]&lt;&gt;&quot;&quot;;[.B154]&lt;&gt;&quot;&quot;);CONCATENATE([Variables.$I$1];[Variables.$I$7];[.A154];[Variables.$I$7];[Variables.$I$6];[Variables.$I$7];[.B154];[Variables.$I$7];[Variables.$I$6];[Variables.$I$7];[.C154];[Variables.$I$7];[Variables.$I$6];[.D154];[Variables.$I$6];[.E154];[Variables.$I$6];[.F154];[Variables.$I$6];[.G154];[Variables.$I$6];[Variables.$I$1];[.H154];[.I154];[.J154];[.K154];[.L154];[.M154];[.N154];[Variables.$I$2];[Variables.$I$6];[.O154];[Variables.$I$6];[.P154];[Variables.$I$6];[.Q154];[Variables.$I$6];[.R154];[Variables.$I$6];[.S154];IF([.T154]&lt;&gt;&quot;&quot;;CONCATENATE([Variables.$I$6];[.T154]);&quot;&quot;);[Variables.$I$2];[Variables.$I$6]);IF([.A154]&lt;&gt;&quot;&quot;;CONCATENATE(&quot;#&quot;;[.A154]);&quot;&quot;))" office:value-type="string" office:string-value="[&quot;c2_amroth_squire&quot;,&quot;Squire_of_Dol_Amroth&quot;,&quot;Squires_of_Dol_Amroth&quot;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" calcext:value-type="string">
            <text:p>["c2_amroth_squire","Squire_of_Dol_Amroth","Squires_of_Dol_Amroth",tf_gondor| tf_mounted| tfg_gloves| tfg_shield| tfg_armor| tfg_helm| tfg_horse| tfg_boots,0,subfac_dol_amroth,fac_gondor,[itm_gondor_auxila_helm_good,itm_dol_padded_coat,itm_leather_gloves,itm_dol_shoes,itm_gondor_lance,itm_amroth_sword_a,itm_gondor_lance,itm_gondor_lance,itm_gon_tab_shield_c,itm_gondor_hunter,],attr_tier_2,wp_tier_2,knows_common|knows_ironflesh_2|knows_power_strike_2|knows_power_draw_1|knows_riding_2|knows_trainer_1|knows_tactics_2|knows_inventory_management_1|knows_wound_treatment_1|knows_prisoner_management_1|knows_leadership_2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amroth_vet_squire</text:p>
          </table:table-cell>
          <table:table-cell table:style-name="ce7" office:value-type="string" calcext:value-type="string">
            <text:p>Veteran_Squire_of_Dol_Amroth</text:p>
          </table:table-cell>
          <table:table-cell table:style-name="ce7" office:value-type="string" calcext:value-type="string">
            <text:p>Veteran_Squire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dolamroth_helm_bad,</text:p>
          </table:table-cell>
          <table:table-cell table:style-name="ce19" office:value-type="string" calcext:value-type="string">
            <text:p>itm_dol_padded_coat,</text:p>
          </table:table-cell>
          <table:table-cell table:style-name="ce19" office:value-type="string" calcext:value-type="string">
            <text:p>itm_leather_gloves,</text:p>
          </table:table-cell>
          <table:table-cell table:style-name="ce19" office:value-type="string" calcext:value-type="string">
            <text:p>itm_dol_shoes,</text:p>
          </table:table-cell>
          <table:table-cell table:style-name="ce19" office:value-type="string" calcext:value-type="string">
            <text:p>itm_gondor_lance,itm_amroth_sword_a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hunt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3|knows_shield_3|knows_power_strike_3|knows_ironflesh_3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5]&lt;&gt;&quot;&quot;;[.B155]&lt;&gt;&quot;&quot;);CONCATENATE([Variables.$I$1];[Variables.$I$7];[.A155];[Variables.$I$7];[Variables.$I$6];[Variables.$I$7];[.B155];[Variables.$I$7];[Variables.$I$6];[Variables.$I$7];[.C155];[Variables.$I$7];[Variables.$I$6];[.D155];[Variables.$I$6];[.E155];[Variables.$I$6];[.F155];[Variables.$I$6];[.G155];[Variables.$I$6];[Variables.$I$1];[.H155];[.I155];[.J155];[.K155];[.L155];[.M155];[.N155];[Variables.$I$2];[Variables.$I$6];[.O155];[Variables.$I$6];[.P155];[Variables.$I$6];[.Q155];[Variables.$I$6];[.R155];[Variables.$I$6];[.S155];IF([.T155]&lt;&gt;&quot;&quot;;CONCATENATE([Variables.$I$6];[.T155]);&quot;&quot;);[Variables.$I$2];[Variables.$I$6]);IF([.A155]&lt;&gt;&quot;&quot;;CONCATENATE(&quot;#&quot;;[.A155]);&quot;&quot;))" office:value-type="string" office:string-value="[&quot;c3_amroth_vet_squire&quot;,&quot;Veteran_Squire_of_Dol_Amroth&quot;,&quot;Veteran_Squires_of_Dol_Amroth&quot;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" calcext:value-type="string">
            <text:p>["c3_amroth_vet_squire","Veteran_Squire_of_Dol_Amroth","Veteran_Squires_of_Dol_Amroth",tf_gondor| tf_mounted| tfg_gloves| tfg_shield| tfg_armor| tfg_helm| tfg_horse| tfg_boots |tfg_polearm,0,subfac_dol_amroth,fac_gondor,[itm_gondor_dolamroth_helm_bad,itm_dol_padded_coat,itm_leather_gloves,itm_dol_shoes,itm_gondor_lance,itm_amroth_sword_a,itm_gondor_lance,itm_gon_tab_shield_c,itm_gondor_hunter,],attr_tier_3,wp_tier_3,knows_common|knows_riding_3|knows_shield_3|knows_power_strike_3|knows_ironflesh_3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amroth_knight</text:p>
          </table:table-cell>
          <table:table-cell table:style-name="ce7" office:value-type="string" calcext:value-type="string">
            <text:p>Knight_of_Dol_Amroth</text:p>
          </table:table-cell>
          <table:table-cell table:style-name="ce7" office:value-type="string" calcext:value-type="string">
            <text:p>Knights_of_Dol_Amroth</text:p>
          </table:table-cell>
          <table:table-cell table:style-name="ce8" office:value-type="string" calcext:value-type="string">
            <text:p>tf_gondor| tf_mounted| tfg_gloves| tfg_shield| tfg_armor| tfg_helm| tfg_horse| tfg_boots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dolamroth_helm,</text:p>
          </table:table-cell>
          <table:table-cell table:style-name="ce11" office:value-type="string" calcext:value-type="string">
            <text:p>itm_dol_hauber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ol_greaves,</text:p>
          </table:table-cell>
          <table:table-cell table:style-name="ce19" office:value-type="string" calcext:value-type="string">
            <text:p>itm_gondor_lance,itm_gondor_lance,itm_amroth_sword_b,itm_gondor_lan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4|knows_shield_4|knows_power_strike_4|knows_ironflesh_4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6]&lt;&gt;&quot;&quot;;[.B156]&lt;&gt;&quot;&quot;);CONCATENATE([Variables.$I$1];[Variables.$I$7];[.A156];[Variables.$I$7];[Variables.$I$6];[Variables.$I$7];[.B156];[Variables.$I$7];[Variables.$I$6];[Variables.$I$7];[.C156];[Variables.$I$7];[Variables.$I$6];[.D156];[Variables.$I$6];[.E156];[Variables.$I$6];[.F156];[Variables.$I$6];[.G156];[Variables.$I$6];[Variables.$I$1];[.H156];[.I156];[.J156];[.K156];[.L156];[.M156];[.N156];[Variables.$I$2];[Variables.$I$6];[.O156];[Variables.$I$6];[.P156];[Variables.$I$6];[.Q156];[Variables.$I$6];[.R156];[Variables.$I$6];[.S156];IF([.T156]&lt;&gt;&quot;&quot;;CONCATENATE([Variables.$I$6];[.T156]);&quot;&quot;);[Variables.$I$2];[Variables.$I$6]);IF([.A156]&lt;&gt;&quot;&quot;;CONCATENATE(&quot;#&quot;;[.A156]);&quot;&quot;))" office:value-type="string" office:string-value="[&quot;c4_amroth_knight&quot;,&quot;Knight_of_Dol_Amroth&quot;,&quot;Knights_of_Dol_Amroth&quot;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" calcext:value-type="string">
            <text:p>["c4_amroth_knight","Knight_of_Dol_Amroth","Knights_of_Dol_Amroth",tf_gondor| tf_mounted| tfg_gloves| tfg_shield| tfg_armor| tfg_helm| tfg_horse| tfg_boots|tfg_polearm,0,subfac_dol_amroth,fac_gondor,[itm_gondor_dolamroth_helm,itm_dol_hauberk,itm_mail_mittens,itm_dol_greaves,itm_gondor_lance,itm_gondor_lance,itm_amroth_sword_b,itm_gondor_lance,itm_gondor_lance,itm_gon_tab_shield_c,itm_dol_amroth_warhorse,],attr_tier_4,wp_tier_4,knows_common|knows_riding_4|knows_shield_4|knows_power_strike_4|knows_ironflesh_4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amroth_vet_knight</text:p>
          </table:table-cell>
          <table:table-cell table:style-name="ce7" office:value-type="string" calcext:value-type="string">
            <text:p>Veteran_Knight_of_Dol_Amroth</text:p>
          </table:table-cell>
          <table:table-cell table:style-name="ce7" office:value-type="string" calcext:value-type="string">
            <text:p>Veter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dolamroth_helm_good,</text:p>
          </table:table-cell>
          <table:table-cell table:style-name="ce11" office:value-type="string" calcext:value-type="string">
            <text:p>itm_dol_heavy_mail,itm_dol_heavy_mail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ol_greaves,</text:p>
          </table:table-cell>
          <table:table-cell table:style-name="ce11" office:value-type="string" calcext:value-type="string">
            <text:p>itm_gondor_lance,itm_gondor_lance,itm_amroth_sword_b,itm_gondor_lance,itm_gondor_lance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5|knows_shield_4|knows_power_strike_5|knows_ironflesh_5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7]&lt;&gt;&quot;&quot;;[.B157]&lt;&gt;&quot;&quot;);CONCATENATE([Variables.$I$1];[Variables.$I$7];[.A157];[Variables.$I$7];[Variables.$I$6];[Variables.$I$7];[.B157];[Variables.$I$7];[Variables.$I$6];[Variables.$I$7];[.C157];[Variables.$I$7];[Variables.$I$6];[.D157];[Variables.$I$6];[.E157];[Variables.$I$6];[.F157];[Variables.$I$6];[.G157];[Variables.$I$6];[Variables.$I$1];[.H157];[.I157];[.J157];[.K157];[.L157];[.M157];[.N157];[Variables.$I$2];[Variables.$I$6];[.O157];[Variables.$I$6];[.P157];[Variables.$I$6];[.Q157];[Variables.$I$6];[.R157];[Variables.$I$6];[.S157];IF([.T157]&lt;&gt;&quot;&quot;;CONCATENATE([Variables.$I$6];[.T157]);&quot;&quot;);[Variables.$I$2];[Variables.$I$6]);IF([.A157]&lt;&gt;&quot;&quot;;CONCATENATE(&quot;#&quot;;[.A157]);&quot;&quot;))" office:value-type="string" office:string-value="[&quot;c5_amroth_vet_knight&quot;,&quot;Veteran_Knight_of_Dol_Amroth&quot;,&quot;Veteran_Knights_of_Dol_Amroth&quot;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" calcext:value-type="string">
            <text:p>["c5_amroth_vet_knight","Veteran_Knight_of_Dol_Amroth","Veteran_Knights_of_Dol_Amroth",tf_gondor| tf_mounted| tfg_gloves| tfg_shield| tfg_armor| tfg_helm| tfg_horse| tfg_boots |tfg_polearm,0,subfac_dol_amroth,fac_gondor,[itm_gondor_dolamroth_helm_good,itm_dol_heavy_mail,itm_dol_heavy_mail,itm_mail_mittens,itm_dol_greaves,itm_gondor_lance,itm_gondor_lance,itm_amroth_sword_b,itm_gondor_lance,itm_gondor_lance,itm_gon_tab_shield_c,itm_dol_amroth_warhorse,],attr_tier_5,wp_tier_5,knows_common|knows_riding_5|knows_shield_4|knows_power_strike_5|knows_ironflesh_5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amroth_swan_knight</text:p>
          </table:table-cell>
          <table:table-cell table:style-name="ce7" office:value-type="string" calcext:value-type="string">
            <text:p>Swan_Knight_of_Dol_Amroth</text:p>
          </table:table-cell>
          <table:table-cell table:style-name="ce7" office:value-type="string" calcext:value-type="string">
            <text:p>Swan_Knight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swan_knight_helm,</text:p>
          </table:table-cell>
          <table:table-cell table:style-name="ce11" office:value-type="string" calcext:value-type="string">
            <text:p>itm_dol_very_heavy_mail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dol_greaves,</text:p>
          </table:table-cell>
          <table:table-cell table:style-name="ce19" office:value-type="string" calcext:value-type="string">
            <text:p>itm_amroth_lance_banner,itm_amroth_sword_b,</text:p>
          </table:table-cell>
          <table:table-cell table:style-name="ce19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2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(360)</text:p>
          </table:table-cell>
          <table:table-cell table:style-name="ce12" office:value-type="string" calcext:value-type="string">
            <text:p>knows_common|knows_riding_8|knows_shield_4|knows_power_strike_8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8]&lt;&gt;&quot;&quot;;[.B158]&lt;&gt;&quot;&quot;);CONCATENATE([Variables.$I$1];[Variables.$I$7];[.A158];[Variables.$I$7];[Variables.$I$6];[Variables.$I$7];[.B158];[Variables.$I$7];[Variables.$I$6];[Variables.$I$7];[.C158];[Variables.$I$7];[Variables.$I$6];[.D158];[Variables.$I$6];[.E158];[Variables.$I$6];[.F158];[Variables.$I$6];[.G158];[Variables.$I$6];[Variables.$I$1];[.H158];[.I158];[.J158];[.K158];[.L158];[.M158];[.N158];[Variables.$I$2];[Variables.$I$6];[.O158];[Variables.$I$6];[.P158];[Variables.$I$6];[.Q158];[Variables.$I$6];[.R158];[Variables.$I$6];[.S158];IF([.T158]&lt;&gt;&quot;&quot;;CONCATENATE([Variables.$I$6];[.T158]);&quot;&quot;);[Variables.$I$2];[Variables.$I$6]);IF([.A158]&lt;&gt;&quot;&quot;;CONCATENATE(&quot;#&quot;;[.A158]);&quot;&quot;))" office:value-type="string" office:string-value="[&quot;c6_amroth_swan_knight&quot;,&quot;Swan_Knight_of_Dol_Amroth&quot;,&quot;Swan_Knights_of_Dol_Amroth&quot;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" calcext:value-type="string">
            <text:p>["c6_amroth_swan_knight","Swan_Knight_of_Dol_Amroth","Swan_Knights_of_Dol_Amroth",tf_gondor| tf_mounted| tfg_gloves| tfg_shield| tfg_armor| tfg_helm| tfg_horse| tfg_boots |tfg_polearm,0,subfac_dol_amroth,fac_gondor,[itm_swan_knight_helm,itm_dol_very_heavy_mail,itm_mail_mittens,itm_dol_greaves,itm_amroth_lance_banner,itm_amroth_sword_b,itm_gon_tab_shield_c,itm_dol_amroth_warhorse2,],attr_tier_6,wp(360),knows_common|knows_riding_8|knows_shield_4|knows_power_strike_8|knows_ironflesh_6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amroth_leader</text:p>
          </table:table-cell>
          <table:table-cell table:style-name="ce7" office:value-type="string" calcext:value-type="string">
            <text:p>Captain_of_Dol_Amroth</text:p>
          </table:table-cell>
          <table:table-cell table:style-name="ce7" office:value-type="string" calcext:value-type="string">
            <text:p>Captains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dol_very_heavy_mail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dol_greaves,</text:p>
          </table:table-cell>
          <table:table-cell table:style-name="ce19" office:value-type="string" calcext:value-type="string">
            <text:p>itm_amroth_bastard,itm_amroth_lance_banner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2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10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6" table:formula="of:=IF(AND([.A159]&lt;&gt;&quot;&quot;;[.B159]&lt;&gt;&quot;&quot;);CONCATENATE([Variables.$I$1];[Variables.$I$7];[.A159];[Variables.$I$7];[Variables.$I$6];[Variables.$I$7];[.B159];[Variables.$I$7];[Variables.$I$6];[Variables.$I$7];[.C159];[Variables.$I$7];[Variables.$I$6];[.D159];[Variables.$I$6];[.E159];[Variables.$I$6];[.F159];[Variables.$I$6];[.G159];[Variables.$I$6];[Variables.$I$1];[.H159];[.I159];[.J159];[.K159];[.L159];[.M159];[.N159];[Variables.$I$2];[Variables.$I$6];[.O159];[Variables.$I$6];[.P159];[Variables.$I$6];[.Q159];[Variables.$I$6];[.R159];[Variables.$I$6];[.S159];IF([.T159]&lt;&gt;&quot;&quot;;CONCATENATE([Variables.$I$6];[.T159]);&quot;&quot;);[Variables.$I$2];[Variables.$I$6]);IF([.A159]&lt;&gt;&quot;&quot;;CONCATENATE(&quot;#&quot;;[.A159]);&quot;&quot;))" office:value-type="string" office:string-value="[&quot;c6_amroth_leader&quot;,&quot;Captain_of_Dol_Amroth&quot;,&quot;Captains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" calcext:value-type="string">
            <text:p>["c6_amroth_leader","Captain_of_Dol_Amroth","Captains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10,gondor_face1,gondor_face3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160]&lt;&gt;&quot;&quot;;[.B160]&lt;&gt;&quot;&quot;);CONCATENATE([Variables.$I$1];[Variables.$I$7];[.A160];[Variables.$I$7];[Variables.$I$6];[Variables.$I$7];[.B160];[Variables.$I$7];[Variables.$I$6];[Variables.$I$7];[.C160];[Variables.$I$7];[Variables.$I$6];[.D160];[Variables.$I$6];[.E160];[Variables.$I$6];[.F160];[Variables.$I$6];[.G160];[Variables.$I$6];[Variables.$I$1];[.H160];[.I160];[.J160];[.K160];[.L160];[.M160];[.N160];[Variables.$I$2];[Variables.$I$6];[.O160];[Variables.$I$6];[.P160];[Variables.$I$6];[.Q160];[Variables.$I$6];[.R160];[Variables.$I$6];[.S160];IF([.T160]&lt;&gt;&quot;&quot;;CONCATENATE([Variables.$I$6];[.T160]);&quot;&quot;);[Variables.$I$2];[Variables.$I$6]);IF([.A160]&lt;&gt;&quot;&quot;;CONCATENATE(&quot;#&quot;;[.A160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Lothlorien #Lorien</text:p>
          </table:table-cell>
          <table:table-cell table:style-name="ce6" table:number-columns-repeated="19"/>
          <table:table-cell table:style-name="ce6" table:formula="of:=IF(AND([.A161]&lt;&gt;&quot;&quot;;[.B161]&lt;&gt;&quot;&quot;);CONCATENATE([Variables.$I$1];[Variables.$I$7];[.A161];[Variables.$I$7];[Variables.$I$6];[Variables.$I$7];[.B161];[Variables.$I$7];[Variables.$I$6];[Variables.$I$7];[.C161];[Variables.$I$7];[Variables.$I$6];[.D161];[Variables.$I$6];[.E161];[Variables.$I$6];[.F161];[Variables.$I$6];[.G161];[Variables.$I$6];[Variables.$I$1];[.H161];[.I161];[.J161];[.K161];[.L161];[.M161];[.N161];[Variables.$I$2];[Variables.$I$6];[.O161];[Variables.$I$6];[.P161];[Variables.$I$6];[.Q161];[Variables.$I$6];[.R161];[Variables.$I$6];[.S161];IF([.T161]&lt;&gt;&quot;&quot;;CONCATENATE([Variables.$I$6];[.T161]);&quot;&quot;);[Variables.$I$2];[Variables.$I$6]);IF([.A161]&lt;&gt;&quot;&quot;;CONCATENATE(&quot;#&quot;;[.A161]);&quot;&quot;))" office:value-type="string" office:string-value="#Lothlorien #Lorien" calcext:value-type="string">
            <text:p>#Lothlorien #Lorien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1_lorien_scout</text:p>
          </table:table-cell>
          <table:table-cell table:style-name="ce7" office:value-type="string" calcext:value-type="string">
            <text:p>Lothlorien_Scout</text:p>
          </table:table-cell>
          <table:table-cell table:style-name="ce7" office:value-type="string" calcext:value-type="string">
            <text:p>Lothlorien_Scouts</text:p>
          </table:table-cell>
          <table:table-cell table:style-name="ce8" office:value-type="string" calcext:value-type="string">
            <text:p>tf_lorien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lorien_archer,</text:p>
          </table:table-cell>
          <table:table-cell table:style-name="ce11"/>
          <table:table-cell table:style-name="ce11" office:value-type="string" calcext:value-type="string">
            <text:p>itm_woodelf_leather_boots,</text:p>
          </table:table-cell>
          <table:table-cell table:style-name="ce11" office:value-type="string" calcext:value-type="string">
            <text:p>itm_short_bow,itm_elven_arrows,</text:p>
          </table:table-cell>
          <table:table-cell table:style-name="ce11" office:value-type="string" calcext:value-type="string">
            <text:p>itm_lorien_sword_b,</text:p>
          </table:table-cell>
          <table:table-cell table:style-name="ce11"/>
          <table:table-cell table:style-name="ce12" office:value-type="string" calcext:value-type="string">
            <text:p>attr_elf_tier_1</text:p>
          </table:table-cell>
          <table:table-cell table:style-name="ce12" office:value-type="string" calcext:value-type="string">
            <text:p>wp_elf_tier_1</text:p>
          </table:table-cell>
          <table:table-cell table:style-name="ce13" office:value-type="string" calcext:value-type="string">
            <text:p>knows_common|knows_power_strike_1|knows_power_draw_2|knows_weapon_master_1|knows_athletics_2|knows_tactics_1|knows_pathfinding_1|knows_spotting_1|knows_wound_treatment_1|knows_surgery_1|knows_persuasion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2]&lt;&gt;&quot;&quot;;[.B162]&lt;&gt;&quot;&quot;);CONCATENATE([Variables.$I$1];[Variables.$I$7];[.A162];[Variables.$I$7];[Variables.$I$6];[Variables.$I$7];[.B162];[Variables.$I$7];[Variables.$I$6];[Variables.$I$7];[.C162];[Variables.$I$7];[Variables.$I$6];[.D162];[Variables.$I$6];[.E162];[Variables.$I$6];[.F162];[Variables.$I$6];[.G162];[Variables.$I$6];[Variables.$I$1];[.H162];[.I162];[.J162];[.K162];[.L162];[.M162];[.N162];[Variables.$I$2];[Variables.$I$6];[.O162];[Variables.$I$6];[.P162];[Variables.$I$6];[.Q162];[Variables.$I$6];[.R162];[Variables.$I$6];[.S162];IF([.T162]&lt;&gt;&quot;&quot;;CONCATENATE([Variables.$I$6];[.T162]);&quot;&quot;);[Variables.$I$2];[Variables.$I$6]);IF([.A162]&lt;&gt;&quot;&quot;;CONCATENATE(&quot;#&quot;;[.A162]);&quot;&quot;))" office:value-type="string" office:string-value="[&quot;a1_lorien_scout&quot;,&quot;Lothlorien_Scout&quot;,&quot;Lothlorien_Scouts&quot;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" calcext:value-type="string">
            <text:p>["a1_lorien_scout","Lothlorien_Scout","Lothlorien_Scouts",tf_lorien| tfg_ranged| tfg_armor| tfg_boots| tf_no_capture_alive,0,0,fac_lorien,[itm_hood_grey,itm_lorien_archer,itm_woodelf_leather_boots,itm_short_bow,itm_elven_arrows,itm_lorien_sword_b,],attr_elf_tier_1,wp_elf_tier_1,knows_common|knows_power_strike_1|knows_power_draw_2|knows_weapon_master_1|knows_athletics_2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lorien_warden</text:p>
          </table:table-cell>
          <table:table-cell table:style-name="ce7" office:value-type="string" calcext:value-type="string">
            <text:p>Lothlorien_Warden</text:p>
          </table:table-cell>
          <table:table-cell table:style-name="ce7" office:value-type="string" calcext:value-type="string">
            <text:p>Lothlorien_Wardens</text:p>
          </table:table-cell>
          <table:table-cell table:style-name="ce8" office:value-type="string" calcext:value-type="string">
            <text:p>tf_lorien| tf_mounted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itm_hood_grey,</text:p>
          </table:table-cell>
          <table:table-cell table:style-name="ce11" office:value-type="string" calcext:value-type="string">
            <text:p>itm_lorien_archer_cloak,</text:p>
          </table:table-cell>
          <table:table-cell table:style-name="ce19"/>
          <table:table-cell table:style-name="ce26" office:value-type="string" calcext:value-type="string">
            <text:p>itm_woodelf_leather_boots,itm_lorien_boots,</text:p>
          </table:table-cell>
          <table:table-cell table:style-name="ce19" office:value-type="string" calcext:value-type="string">
            <text:p>itm_regular_bow,itm_elven_arrows,</text:p>
          </table:table-cell>
          <table:table-cell table:style-name="ce19" office:value-type="string" calcext:value-type="string">
            <text:p>itm_lorien_sword_b,itm_lorien_round_shield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2</text:p>
          </table:table-cell>
          <table:table-cell table:style-name="ce13" office:value-type="string" calcext:value-type="string">
            <text:p>knows_common|knows_ironflesh_1|knows_power_strike_2|knows_power_draw_2|knows_weapon_master_1|knows_shield_1|knows_athletics_3|knows_tactics_1|knows_pathfinding_1|knows_spotting_1|knows_wound_treatment_1|knows_surgery_1|knows_persuasion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3]&lt;&gt;&quot;&quot;;[.B163]&lt;&gt;&quot;&quot;);CONCATENATE([Variables.$I$1];[Variables.$I$7];[.A163];[Variables.$I$7];[Variables.$I$6];[Variables.$I$7];[.B163];[Variables.$I$7];[Variables.$I$6];[Variables.$I$7];[.C163];[Variables.$I$7];[Variables.$I$6];[.D163];[Variables.$I$6];[.E163];[Variables.$I$6];[.F163];[Variables.$I$6];[.G163];[Variables.$I$6];[Variables.$I$1];[.H163];[.I163];[.J163];[.K163];[.L163];[.M163];[.N163];[Variables.$I$2];[Variables.$I$6];[.O163];[Variables.$I$6];[.P163];[Variables.$I$6];[.Q163];[Variables.$I$6];[.R163];[Variables.$I$6];[.S163];IF([.T163]&lt;&gt;&quot;&quot;;CONCATENATE([Variables.$I$6];[.T163]);&quot;&quot;);[Variables.$I$2];[Variables.$I$6]);IF([.A163]&lt;&gt;&quot;&quot;;CONCATENATE(&quot;#&quot;;[.A163]);&quot;&quot;))" office:value-type="string" office:string-value="[&quot;a2_lorien_warden&quot;,&quot;Lothlorien_Warden&quot;,&quot;Lothlorien_Wardens&quot;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" calcext:value-type="string">
            <text:p>["a2_lorien_warden","Lothlorien_Warden","Lothlorien_Wardens",tf_lorien| tf_mounted| tfg_ranged| tfg_armor| tfg_boots| tf_no_capture_alive,0,0,fac_lorien,[itm_lorien_helm_a,itm_hood_grey,itm_lorien_archer_cloak,itm_woodelf_leather_boots,itm_lorien_boots,itm_regular_bow,itm_elven_arrows,itm_lorien_sword_b,itm_lorien_round_shield,],attr_elf_tier_2,wp_elf_tier_2,knows_common|knows_ironflesh_1|knows_power_strike_2|knows_power_draw_2|knows_weapon_master_1|knows_shield_1|knows_athletics_3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lorien_vet_warden</text:p>
          </table:table-cell>
          <table:table-cell table:style-name="ce7" office:value-type="string" calcext:value-type="string">
            <text:p>Lothlorien_Veteran_Warden</text:p>
          </table:table-cell>
          <table:table-cell table:style-name="ce7" office:value-type="string" calcext:value-type="string">
            <text:p>Lothlorien_Veteran_Wardens</text:p>
          </table:table-cell>
          <table:table-cell table:style-name="ce8" office:value-type="string" calcext:value-type="string">
            <text:p>tf_lorien| tf_mounted| tfg_rang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</text:p>
          </table:table-cell>
          <table:table-cell table:style-name="ce11" office:value-type="string" calcext:value-type="string">
            <text:p>itm_lorien_archer_good_cloak,</text:p>
          </table:table-cell>
          <table:table-cell table:style-name="ce11"/>
          <table:table-cell table:style-name="ce26" office:value-type="string" calcext:value-type="string">
            <text:p>itm_woodelf_leather_boots,itm_lorien_boots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9" office:value-type="string" calcext:value-type="string">
            <text:p>itm_lorien_sword_b,itm_lorien_round_shield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6|knows_shield_3|knows_power_draw_4|knows_power_strike_3|knows_ironflesh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4]&lt;&gt;&quot;&quot;;[.B164]&lt;&gt;&quot;&quot;);CONCATENATE([Variables.$I$1];[Variables.$I$7];[.A164];[Variables.$I$7];[Variables.$I$6];[Variables.$I$7];[.B164];[Variables.$I$7];[Variables.$I$6];[Variables.$I$7];[.C164];[Variables.$I$7];[Variables.$I$6];[.D164];[Variables.$I$6];[.E164];[Variables.$I$6];[.F164];[Variables.$I$6];[.G164];[Variables.$I$6];[Variables.$I$1];[.H164];[.I164];[.J164];[.K164];[.L164];[.M164];[.N164];[Variables.$I$2];[Variables.$I$6];[.O164];[Variables.$I$6];[.P164];[Variables.$I$6];[.Q164];[Variables.$I$6];[.R164];[Variables.$I$6];[.S164];IF([.T164]&lt;&gt;&quot;&quot;;CONCATENATE([Variables.$I$6];[.T164]);&quot;&quot;);[Variables.$I$2];[Variables.$I$6]);IF([.A164]&lt;&gt;&quot;&quot;;CONCATENATE(&quot;#&quot;;[.A164]);&quot;&quot;))" office:value-type="string" office:string-value="[&quot;a3_lorien_vet_warden&quot;,&quot;Lothlorien_Veteran_Warden&quot;,&quot;Lothlorien_Veteran_Wardens&quot;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" calcext:value-type="string">
            <text:p>["a3_lorien_vet_warden","Lothlorien_Veteran_Warden","Lothlorien_Veteran_Wardens",tf_lorien| tf_mounted| tfg_ranged| tfg_shield| tfg_armor| tfg_helm| tfg_boots| tf_no_capture_alive,0,0,fac_lorien,[itm_lorien_helm_a,itm_lorien_archer_good_cloak,itm_woodelf_leather_boots,itm_lorien_boots,itm_elven_bow,itm_elven_arrows,itm_lorien_sword_b,itm_lorien_round_shield,],attr_elf_tier_3,wp_elf_tier_3,knows_common|knows_athletics_6|knows_shield_3|knows_power_draw_4|knows_power_strike_3|knows_ironflesh_2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lorien_gal_warden</text:p>
          </table:table-cell>
          <table:table-cell table:style-name="ce7" office:value-type="string" calcext:value-type="string">
            <text:p>Galadhrim_Warden</text:p>
          </table:table-cell>
          <table:table-cell table:style-name="ce7" office:value-type="string" calcext:value-type="string">
            <text:p>Galadhrim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a_good,</text:p>
          </table:table-cell>
          <table:table-cell table:style-name="ce11" office:value-type="string" calcext:value-type="string">
            <text:p>itm_lorien_light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orien_boots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1" office:value-type="string" calcext:value-type="string">
            <text:p>itm_lorien_sword_a,itm_lorien_shield_c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7|knows_shield_4|knows_power_draw_4|knows_power_strike_3|knows_ironflesh_3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5]&lt;&gt;&quot;&quot;;[.B165]&lt;&gt;&quot;&quot;);CONCATENATE([Variables.$I$1];[Variables.$I$7];[.A165];[Variables.$I$7];[Variables.$I$6];[Variables.$I$7];[.B165];[Variables.$I$7];[Variables.$I$6];[Variables.$I$7];[.C165];[Variables.$I$7];[Variables.$I$6];[.D165];[Variables.$I$6];[.E165];[Variables.$I$6];[.F165];[Variables.$I$6];[.G165];[Variables.$I$6];[Variables.$I$1];[.H165];[.I165];[.J165];[.K165];[.L165];[.M165];[.N165];[Variables.$I$2];[Variables.$I$6];[.O165];[Variables.$I$6];[.P165];[Variables.$I$6];[.Q165];[Variables.$I$6];[.R165];[Variables.$I$6];[.S165];IF([.T165]&lt;&gt;&quot;&quot;;CONCATENATE([Variables.$I$6];[.T165]);&quot;&quot;);[Variables.$I$2];[Variables.$I$6]);IF([.A165]&lt;&gt;&quot;&quot;;CONCATENATE(&quot;#&quot;;[.A165]);&quot;&quot;))" office:value-type="string" office:string-value="[&quot;a4_lorien_gal_warden&quot;,&quot;Galadhrim_Warden&quot;,&quot;Galadhrim_Wardens&quot;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" calcext:value-type="string">
            <text:p>["a4_lorien_gal_warden","Galadhrim_Warden","Galadhrim_Wardens",tf_lorien| tf_mounted| tfg_ranged| tfg_shield| tfg_gloves| tfg_shield| tfg_armor| tfg_helm| tfg_boots| tf_no_capture_alive,0,0,fac_lorien,[itm_lorien_helm_a_good,itm_lorien_light_cloak,itm_leather_gloves,itm_lorien_boots,itm_elven_bow,itm_elven_arrows,itm_lorien_sword_a,itm_lorien_shield_c,],attr_elf_tier_4,wp_elf_tier_4,knows_common|knows_athletics_7|knows_shield_4|knows_power_draw_4|knows_power_strike_3|knows_ironflesh_3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lorien_gal_royal_warden</text:p>
          </table:table-cell>
          <table:table-cell table:style-name="ce7" office:value-type="string" calcext:value-type="string">
            <text:p>Galadhrim_Royal_Warden</text:p>
          </table:table-cell>
          <table:table-cell table:style-name="ce7" office:value-type="string" calcext:value-type="string">
            <text:p>Galadhrim_Royal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,</text:p>
          </table:table-cell>
          <table:table-cell table:style-name="ce19" office:value-type="string" calcext:value-type="string">
            <text:p>itm_lorien_me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ow_reward,itm_elven_arrows,</text:p>
          </table:table-cell>
          <table:table-cell table:style-name="ce11" office:value-type="string" calcext:value-type="string">
            <text:p>itm_lorien_sword_a,itm_lorien_shield_c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8|knows_shield_5|knows_power_draw_5|knows_power_strike_4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6]&lt;&gt;&quot;&quot;;[.B166]&lt;&gt;&quot;&quot;);CONCATENATE([Variables.$I$1];[Variables.$I$7];[.A166];[Variables.$I$7];[Variables.$I$6];[Variables.$I$7];[.B166];[Variables.$I$7];[Variables.$I$6];[Variables.$I$7];[.C166];[Variables.$I$7];[Variables.$I$6];[.D166];[Variables.$I$6];[.E166];[Variables.$I$6];[.F166];[Variables.$I$6];[.G166];[Variables.$I$6];[Variables.$I$1];[.H166];[.I166];[.J166];[.K166];[.L166];[.M166];[.N166];[Variables.$I$2];[Variables.$I$6];[.O166];[Variables.$I$6];[.P166];[Variables.$I$6];[.Q166];[Variables.$I$6];[.R166];[Variables.$I$6];[.S166];IF([.T166]&lt;&gt;&quot;&quot;;CONCATENATE([Variables.$I$6];[.T166]);&quot;&quot;);[Variables.$I$2];[Variables.$I$6]);IF([.A166]&lt;&gt;&quot;&quot;;CONCATENATE(&quot;#&quot;;[.A166]);&quot;&quot;))" office:value-type="string" office:string-value="[&quot;a5_lorien_gal_royal_warden&quot;,&quot;Galadhrim_Royal_Warden&quot;,&quot;Galadhrim_Royal_Wardens&quot;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" calcext:value-type="string">
            <text:p>["a5_lorien_gal_royal_warden","Galadhrim_Royal_Warden","Galadhrim_Royal_Wardens",tf_lorien| tf_mounted| tfg_ranged| tfg_shield| tfg_gloves| tfg_shield| tfg_armor| tfg_helm| tfg_boots| tf_no_capture_alive,0,0,fac_lorien,[itm_lorien_helm_b,itm_lorien_med_cloak,itm_leather_gloves,itm_lorien_boots,itm_lorien_bow_reward,itm_elven_arrows,itm_lorien_sword_a,itm_lorien_shield_c,],attr_elf_tier_5,wp_elf_tier_5,knows_common|knows_athletics_8|knows_shield_5|knows_power_draw_5|knows_power_strike_4|knows_ironflesh_4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6_lorien_grey_warden</text:p>
          </table:table-cell>
          <table:table-cell table:style-name="ce7" office:value-type="string" calcext:value-type="string">
            <text:p>Grey_Warden</text:p>
          </table:table-cell>
          <table:table-cell table:style-name="ce7" office:value-type="string" calcext:value-type="string">
            <text:p>Grey_Warde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_good,</text:p>
          </table:table-cell>
          <table:table-cell table:style-name="ce19" office:value-type="string" calcext:value-type="string">
            <text:p>itm_lorien_heavy_good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lorien_sword_a,itm_lorien_shield_c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melee(460)|wp_archery(320)</text:p>
          </table:table-cell>
          <table:table-cell table:style-name="ce12" office:value-type="string" calcext:value-type="string">
            <text:p>knows_common|knows_athletics_9|knows_shield_5|knows_power_draw_6|knows_power_strike_5|knows_ironflesh_5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7]&lt;&gt;&quot;&quot;;[.B167]&lt;&gt;&quot;&quot;);CONCATENATE([Variables.$I$1];[Variables.$I$7];[.A167];[Variables.$I$7];[Variables.$I$6];[Variables.$I$7];[.B167];[Variables.$I$7];[Variables.$I$6];[Variables.$I$7];[.C167];[Variables.$I$7];[Variables.$I$6];[.D167];[Variables.$I$6];[.E167];[Variables.$I$6];[.F167];[Variables.$I$6];[.G167];[Variables.$I$6];[Variables.$I$1];[.H167];[.I167];[.J167];[.K167];[.L167];[.M167];[.N167];[Variables.$I$2];[Variables.$I$6];[.O167];[Variables.$I$6];[.P167];[Variables.$I$6];[.Q167];[Variables.$I$6];[.R167];[Variables.$I$6];[.S167];IF([.T167]&lt;&gt;&quot;&quot;;CONCATENATE([Variables.$I$6];[.T167]);&quot;&quot;);[Variables.$I$2];[Variables.$I$6]);IF([.A167]&lt;&gt;&quot;&quot;;CONCATENATE(&quot;#&quot;;[.A167]);&quot;&quot;))" office:value-type="string" office:string-value="[&quot;a6_lorien_grey_warden&quot;,&quot;Grey_Warden&quot;,&quot;Grey_Wardens&quot;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" calcext:value-type="string">
            <text:p>["a6_lorien_grey_warden","Grey_Warden","Grey_Wardens",tf_lorien| tf_mounted| tfg_ranged| tfg_shield| tfg_gloves| tfg_shield| tfg_armor| tfg_helm| tfg_boots| tf_no_capture_alive,0,0,fac_lorien,[itm_lorien_helm_b_good,itm_lorien_heavy_good_cloak,itm_leather_gloves_good,itm_lorien_boots,(itm_lorien_bow_reward, imod_balanced), itm_elven_arrows,itm_lorien_sword_a,itm_lorien_shield_c,],attr_elf_tier_6,wp_melee(460)|wp_archery(320),knows_common|knows_athletics_9|knows_shield_5|knows_power_draw_6|knows_power_strike_5|knows_ironflesh_5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galadhrim_royal_marksman</text:p>
          </table:table-cell>
          <table:table-cell table:style-name="ce7" office:value-type="string" calcext:value-type="string">
            <text:p>Galadhrim_Royal_Marksman</text:p>
          </table:table-cell>
          <table:table-cell table:style-name="ce7" office:value-type="string" calcext:value-type="string">
            <text:p>Galadhrim_Royal_Marksmen</text:p>
          </table:table-cell>
          <table:table-cell table:style-name="ce8" office:value-type="string" calcext:value-type="string">
            <text:p>tf_lorien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,</text:p>
          </table:table-cell>
          <table:table-cell table:style-name="ce19" office:value-type="string" calcext:value-type="string">
            <text:p>itm_lorien_med_cloak,</text:p>
          </table:table-cell>
          <table:table-cell table:style-name="ce19"/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ow,itm_elven_arrows,</text:p>
          </table:table-cell>
          <table:table-cell table:style-name="ce11" office:value-type="string" calcext:value-type="string">
            <text:p>itm_lorien_sword_b,itm_lorien_shield_c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athletics_7|knows_shield_1|knows_power_draw_6|knows_power_strike_5|knows_ironflesh_6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8]&lt;&gt;&quot;&quot;;[.B168]&lt;&gt;&quot;&quot;);CONCATENATE([Variables.$I$1];[Variables.$I$7];[.A168];[Variables.$I$7];[Variables.$I$6];[Variables.$I$7];[.B168];[Variables.$I$7];[Variables.$I$6];[Variables.$I$7];[.C168];[Variables.$I$7];[Variables.$I$6];[.D168];[Variables.$I$6];[.E168];[Variables.$I$6];[.F168];[Variables.$I$6];[.G168];[Variables.$I$6];[Variables.$I$1];[.H168];[.I168];[.J168];[.K168];[.L168];[.M168];[.N168];[Variables.$I$2];[Variables.$I$6];[.O168];[Variables.$I$6];[.P168];[Variables.$I$6];[.Q168];[Variables.$I$6];[.R168];[Variables.$I$6];[.S168];IF([.T168]&lt;&gt;&quot;&quot;;CONCATENATE([Variables.$I$6];[.T168]);&quot;&quot;);[Variables.$I$2];[Variables.$I$6]);IF([.A168]&lt;&gt;&quot;&quot;;CONCATENATE(&quot;#&quot;;[.A168]);&quot;&quot;))" office:value-type="string" office:string-value="[&quot;galadhrim_royal_marksman&quot;,&quot;Galadhrim_Royal_Marksman&quot;,&quot;Galadhrim_Royal_Marksmen&quot;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" calcext:value-type="string">
            <text:p>["galadhrim_royal_marksman","Galadhrim_Royal_Marksman","Galadhrim_Royal_Marksmen",tf_lorien| tfg_ranged| tfg_gloves| tfg_shield| tfg_armor| tfg_helm| tfg_boots| tf_no_capture_alive,0,0,fac_lorien,[itm_lorien_helm_b,itm_lorien_med_cloak,itm_lorien_boots,itm_lorien_bow,itm_elven_arrows,itm_lorien_sword_b,itm_lorien_shield_c,],attr_elf_tier_6,wp_elf_tier_bow_5,knows_common|knows_athletics_7|knows_shield_1|knows_power_draw_6|knows_power_strike_5|knows_ironflesh_6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noldorin_mounted_archer</text:p>
          </table:table-cell>
          <table:table-cell table:style-name="ce7" office:value-type="string" calcext:value-type="string">
            <text:p>Noldorin_Mounted_Archer</text:p>
          </table:table-cell>
          <table:table-cell table:style-name="ce7" office:value-type="string" calcext:value-type="string">
            <text:p>Noldorin_Mounted_Archers</text:p>
          </table:table-cell>
          <table:table-cell table:style-name="ce8" office:value-type="string" calcext:value-type="string">
            <text:p>tf_lorien| tfg_ranged| tfg_gloves| tfg_shiel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,</text:p>
          </table:table-cell>
          <table:table-cell table:style-name="ce11" office:value-type="string" calcext:value-type="string">
            <text:p>itm_lorien_med_good_cloak,</text:p>
          </table:table-cell>
          <table:table-cell table:style-name="ce11"/>
          <table:table-cell table:style-name="ce11" office:value-type="string" calcext:value-type="string">
            <text:p>itm_lorien_boots,</text:p>
          </table:table-cell>
          <table:table-cell table:style-name="ce19" office:value-type="string" calcext:value-type="string">
            <text:p>itm_lorien_bow_reward,itm_elven_arrows,</text:p>
          </table:table-cell>
          <table:table-cell table:style-name="ce11" office:value-type="string" calcext:value-type="string">
            <text:p>itm_lorien_sword_a,itm_lorien_round_shield,</text:p>
          </table:table-cell>
          <table:table-cell table:style-name="ce11" office:value-type="string" calcext:value-type="string">
            <text:p>itm_lorien_warhorse,</text:p>
          </table:table-cell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bow_6</text:p>
          </table:table-cell>
          <table:table-cell table:style-name="ce12" office:value-type="string" calcext:value-type="string">
            <text:p>knows_common|knows_horse_archery_7|knows_riding_7|knows_athletics_5|knows_power_draw_5|knows_power_strike_4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69]&lt;&gt;&quot;&quot;;[.B169]&lt;&gt;&quot;&quot;);CONCATENATE([Variables.$I$1];[Variables.$I$7];[.A169];[Variables.$I$7];[Variables.$I$6];[Variables.$I$7];[.B169];[Variables.$I$7];[Variables.$I$6];[Variables.$I$7];[.C169];[Variables.$I$7];[Variables.$I$6];[.D169];[Variables.$I$6];[.E169];[Variables.$I$6];[.F169];[Variables.$I$6];[.G169];[Variables.$I$6];[Variables.$I$1];[.H169];[.I169];[.J169];[.K169];[.L169];[.M169];[.N169];[Variables.$I$2];[Variables.$I$6];[.O169];[Variables.$I$6];[.P169];[Variables.$I$6];[.Q169];[Variables.$I$6];[.R169];[Variables.$I$6];[.S169];IF([.T169]&lt;&gt;&quot;&quot;;CONCATENATE([Variables.$I$6];[.T169]);&quot;&quot;);[Variables.$I$2];[Variables.$I$6]);IF([.A169]&lt;&gt;&quot;&quot;;CONCATENATE(&quot;#&quot;;[.A169]);&quot;&quot;))" office:value-type="string" office:string-value="[&quot;noldorin_mounted_archer&quot;,&quot;Noldorin_Mounted_Archer&quot;,&quot;Noldorin_Mounted_Archers&quot;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" calcext:value-type="string">
            <text:p>["noldorin_mounted_archer","Noldorin_Mounted_Archer","Noldorin_Mounted_Archers",tf_lorien| tfg_ranged| tfg_gloves| tfg_shield| tfg_armor| tfg_helm| tfg_horse| tfg_boots| tf_no_capture_alive,0,0,fac_lorien,[itm_lorien_helm_b,itm_lorien_med_good_cloak,itm_lorien_boots,itm_lorien_bow_reward,itm_elven_arrows,itm_lorien_sword_a,itm_lorien_round_shield,itm_lorien_warhorse,],attr_elf_tier_6,wp_elf_tier_bow_6,knows_common|knows_horse_archery_7|knows_riding_7|knows_athletics_5|knows_power_draw_5|knows_power_strike_4|knows_ironflesh_4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lorien_archer</text:p>
          </table:table-cell>
          <table:table-cell table:style-name="ce7" office:value-type="string" calcext:value-type="string">
            <text:p>Lothlorien_Archer</text:p>
          </table:table-cell>
          <table:table-cell table:style-name="ce7" office:value-type="string" calcext:value-type="string">
            <text:p>Lothlorien_Archers</text:p>
          </table:table-cell>
          <table:table-cell table:style-name="ce8" office:value-type="string" calcext:value-type="string">
            <text:p>tf_lorien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</text:p>
          </table:table-cell>
          <table:table-cell table:style-name="ce11" office:value-type="string" calcext:value-type="string">
            <text:p>itm_lorien_ligh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orien_boots,itm_woodelf_boots_good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1" office:value-type="string" calcext:value-type="string">
            <text:p>itm_lorien_sword_b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bow_2</text:p>
          </table:table-cell>
          <table:table-cell table:style-name="ce13" office:value-type="string" calcext:value-type="string">
            <text:p>knows_common|knows_ironflesh_1|knows_power_strike_2|knows_power_draw_3|knows_weapon_master_1|knows_athletics_3|knows_tactics_1|knows_pathfinding_1|knows_spotting_1|knows_wound_treatment_1|knows_surgery_1|knows_persuasion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0]&lt;&gt;&quot;&quot;;[.B170]&lt;&gt;&quot;&quot;);CONCATENATE([Variables.$I$1];[Variables.$I$7];[.A170];[Variables.$I$7];[Variables.$I$6];[Variables.$I$7];[.B170];[Variables.$I$7];[Variables.$I$6];[Variables.$I$7];[.C170];[Variables.$I$7];[Variables.$I$6];[.D170];[Variables.$I$6];[.E170];[Variables.$I$6];[.F170];[Variables.$I$6];[.G170];[Variables.$I$6];[Variables.$I$1];[.H170];[.I170];[.J170];[.K170];[.L170];[.M170];[.N170];[Variables.$I$2];[Variables.$I$6];[.O170];[Variables.$I$6];[.P170];[Variables.$I$6];[.Q170];[Variables.$I$6];[.R170];[Variables.$I$6];[.S170];IF([.T170]&lt;&gt;&quot;&quot;;CONCATENATE([Variables.$I$6];[.T170]);&quot;&quot;);[Variables.$I$2];[Variables.$I$6]);IF([.A170]&lt;&gt;&quot;&quot;;CONCATENATE(&quot;#&quot;;[.A170]);&quot;&quot;))" office:value-type="string" office:string-value="[&quot;a2_lorien_archer&quot;,&quot;Lothlorien_Archer&quot;,&quot;Lothlorien_Archers&quot;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" calcext:value-type="string">
            <text:p>["a2_lorien_archer","Lothlorien_Archer","Lothlorien_Archers",tf_lorien| tfg_ranged| tfg_armor| tfg_helm| tfg_boots| tf_no_capture_alive,0,0,fac_lorien,[itm_lorien_helm_a,itm_lorien_light,itm_leather_gloves,itm_lorien_boots,itm_woodelf_boots_good,itm_elven_bow,itm_elven_arrows,itm_lorien_sword_b,],attr_elf_tier_2,wp_elf_tier_bow_2,knows_common|knows_ironflesh_1|knows_power_strike_2|knows_power_draw_3|knows_weapon_master_1|knows_athletics_3|knows_tactics_1|knows_pathfinding_1|knows_spotting_1|knows_wound_treatment_1|knows_surgery_1|knows_persuasion_2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lorien_vet_archer</text:p>
          </table:table-cell>
          <table:table-cell table:style-name="ce7" office:value-type="string" calcext:value-type="string">
            <text:p>Lothlorien_Veteran_Archer</text:p>
          </table:table-cell>
          <table:table-cell table:style-name="ce7" office:value-type="string" calcext:value-type="string">
            <text:p>Lothlorien_Veteran_Archers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,</text:p>
          </table:table-cell>
          <table:table-cell table:style-name="ce19" office:value-type="string" calcext:value-type="string">
            <text:p>itm_lorien_med_bad,</text:p>
          </table:table-cell>
          <table:table-cell table:style-name="ce19"/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elven_bow,itm_elven_arrows,</text:p>
          </table:table-cell>
          <table:table-cell table:style-name="ce11" office:value-type="string" calcext:value-type="string">
            <text:p>itm_lorien_sword_a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bow_3</text:p>
          </table:table-cell>
          <table:table-cell table:style-name="ce12" office:value-type="string" calcext:value-type="string">
            <text:p>knows_common|knows_athletics_5|knows_power_draw_3|knows_power_strike_4|knows_ironflesh_2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1]&lt;&gt;&quot;&quot;;[.B171]&lt;&gt;&quot;&quot;);CONCATENATE([Variables.$I$1];[Variables.$I$7];[.A171];[Variables.$I$7];[Variables.$I$6];[Variables.$I$7];[.B171];[Variables.$I$7];[Variables.$I$6];[Variables.$I$7];[.C171];[Variables.$I$7];[Variables.$I$6];[.D171];[Variables.$I$6];[.E171];[Variables.$I$6];[.F171];[Variables.$I$6];[.G171];[Variables.$I$6];[Variables.$I$1];[.H171];[.I171];[.J171];[.K171];[.L171];[.M171];[.N171];[Variables.$I$2];[Variables.$I$6];[.O171];[Variables.$I$6];[.P171];[Variables.$I$6];[.Q171];[Variables.$I$6];[.R171];[Variables.$I$6];[.S171];IF([.T171]&lt;&gt;&quot;&quot;;CONCATENATE([Variables.$I$6];[.T171]);&quot;&quot;);[Variables.$I$2];[Variables.$I$6]);IF([.A171]&lt;&gt;&quot;&quot;;CONCATENATE(&quot;#&quot;;[.A171]);&quot;&quot;))" office:value-type="string" office:string-value="[&quot;a3_lorien_vet_archer&quot;,&quot;Lothlorien_Veteran_Archer&quot;,&quot;Lothlorien_Veteran_Archers&quot;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" calcext:value-type="string">
            <text:p>["a3_lorien_vet_archer","Lothlorien_Veteran_Archer","Lothlorien_Veteran_Archers",tf_lorien|tfg_ranged| tfg_gloves| tfg_armor| tfg_helm| tfg_boots| tf_no_capture_alive,0,0,fac_lorien,[itm_lorien_helm_a,itm_lorien_med_bad,itm_lorien_boots,itm_elven_bow,itm_elven_arrows,itm_lorien_sword_a,],attr_elf_tier_3,wp_elf_tier_bow_3,knows_common|knows_athletics_5|knows_power_draw_3|knows_power_strike_4|knows_ironflesh_2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lorien_gal_archer</text:p>
          </table:table-cell>
          <table:table-cell table:style-name="ce7" office:value-type="string" calcext:value-type="string">
            <text:p>Galadhrim_Archer</text:p>
          </table:table-cell>
          <table:table-cell table:style-name="ce7" office:value-type="string" calcext:value-type="string">
            <text:p>Galadhrim_Archers</text:p>
          </table:table-cell>
          <table:table-cell table:style-name="ce8" office:value-type="string" calcext:value-type="string">
            <text:p>tf_lorien| tfg_ranged|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_good,</text:p>
          </table:table-cell>
          <table:table-cell table:style-name="ce19" office:value-type="string" calcext:value-type="string">
            <text:p>itm_lorien_me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ow,itm_elven_arrows,</text:p>
          </table:table-cell>
          <table:table-cell table:style-name="ce11" office:value-type="string" calcext:value-type="string">
            <text:p>itm_lorien_sword_c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5|knows_power_draw_3|knows_power_strike_5|knows_ironflesh_3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2]&lt;&gt;&quot;&quot;;[.B172]&lt;&gt;&quot;&quot;);CONCATENATE([Variables.$I$1];[Variables.$I$7];[.A172];[Variables.$I$7];[Variables.$I$6];[Variables.$I$7];[.B172];[Variables.$I$7];[Variables.$I$6];[Variables.$I$7];[.C172];[Variables.$I$7];[Variables.$I$6];[.D172];[Variables.$I$6];[.E172];[Variables.$I$6];[.F172];[Variables.$I$6];[.G172];[Variables.$I$6];[Variables.$I$1];[.H172];[.I172];[.J172];[.K172];[.L172];[.M172];[.N172];[Variables.$I$2];[Variables.$I$6];[.O172];[Variables.$I$6];[.P172];[Variables.$I$6];[.Q172];[Variables.$I$6];[.R172];[Variables.$I$6];[.S172];IF([.T172]&lt;&gt;&quot;&quot;;CONCATENATE([Variables.$I$6];[.T172]);&quot;&quot;);[Variables.$I$2];[Variables.$I$6]);IF([.A172]&lt;&gt;&quot;&quot;;CONCATENATE(&quot;#&quot;;[.A172]);&quot;&quot;))" office:value-type="string" office:string-value="[&quot;a4_lorien_gal_archer&quot;,&quot;Galadhrim_Archer&quot;,&quot;Galadhrim_Archers&quot;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" calcext:value-type="string">
            <text:p>["a4_lorien_gal_archer","Galadhrim_Archer","Galadhrim_Archers",tf_lorien| tfg_ranged|tfg_gloves| tfg_armor| tfg_helm| tfg_boots| tf_no_capture_alive,0,0,fac_lorien,[itm_lorien_helm_a_good,itm_lorien_med,itm_leather_gloves,itm_lorien_boots,itm_lorien_bow,itm_elven_arrows,itm_lorien_sword_c,],attr_elf_tier_4,wp_elf_tier_bow_4,knows_common|knows_athletics_5|knows_power_draw_3|knows_power_strike_5|knows_ironflesh_3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lorien_gal_royal_archer</text:p>
          </table:table-cell>
          <table:table-cell table:style-name="ce7" office:value-type="string" calcext:value-type="string">
            <text:p>Galadhrim_Royal_Marksman</text:p>
          </table:table-cell>
          <table:table-cell table:style-name="ce7" office:value-type="string" calcext:value-type="string">
            <text:p>Galadhrim_Royal_Marksmen</text:p>
          </table:table-cell>
          <table:table-cell table:style-name="ce8" office:value-type="string" calcext:value-type="string">
            <text:p>tf_lorien|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a_good,</text:p>
          </table:table-cell>
          <table:table-cell table:style-name="ce19" office:value-type="string" calcext:value-type="string">
            <text:p>itm_lorien_med_good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orien_boots,</text:p>
          </table:table-cell>
          <table:table-cell table:style-name="ce19" office:value-type="string" calcext:value-type="string">
            <text:p>itm_lorien_bow,itm_elven_arrows,itm_elven_arrows,</text:p>
          </table:table-cell>
          <table:table-cell table:style-name="ce11" office:value-type="string" calcext:value-type="string">
            <text:p>itm_lorien_sword_c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athletics_5|knows_power_draw_6|knows_power_strike_5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3]&lt;&gt;&quot;&quot;;[.B173]&lt;&gt;&quot;&quot;);CONCATENATE([Variables.$I$1];[Variables.$I$7];[.A173];[Variables.$I$7];[Variables.$I$6];[Variables.$I$7];[.B173];[Variables.$I$7];[Variables.$I$6];[Variables.$I$7];[.C173];[Variables.$I$7];[Variables.$I$6];[.D173];[Variables.$I$6];[.E173];[Variables.$I$6];[.F173];[Variables.$I$6];[.G173];[Variables.$I$6];[Variables.$I$1];[.H173];[.I173];[.J173];[.K173];[.L173];[.M173];[.N173];[Variables.$I$2];[Variables.$I$6];[.O173];[Variables.$I$6];[.P173];[Variables.$I$6];[.Q173];[Variables.$I$6];[.R173];[Variables.$I$6];[.S173];IF([.T173]&lt;&gt;&quot;&quot;;CONCATENATE([Variables.$I$6];[.T173]);&quot;&quot;);[Variables.$I$2];[Variables.$I$6]);IF([.A173]&lt;&gt;&quot;&quot;;CONCATENATE(&quot;#&quot;;[.A173]);&quot;&quot;))" office:value-type="string" office:string-value="[&quot;a5_lorien_gal_royal_archer&quot;,&quot;Galadhrim_Royal_Marksman&quot;,&quot;Galadhrim_Royal_Marksmen&quot;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" calcext:value-type="string">
            <text:p>["a5_lorien_gal_royal_archer","Galadhrim_Royal_Marksman","Galadhrim_Royal_Marksmen",tf_lorien|tfg_ranged| tfg_gloves| tfg_armor| tfg_helm| tfg_boots| tf_no_capture_alive,0,0,fac_lorien,[itm_lorien_helm_a_good,itm_lorien_med_good,itm_leather_gloves_good,itm_lorien_boots,itm_lorien_bow,itm_elven_arrows,itm_elven_arrows,itm_lorien_sword_c,],attr_elf_tier_5,wp_elf_tier_bow_5,knows_common|knows_athletics_5|knows_power_draw_6|knows_power_strike_5|knows_ironflesh_4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lorien_inf</text:p>
          </table:table-cell>
          <table:table-cell table:number-columns-repeated="2" table:style-name="ce7" office:value-type="string" calcext:value-type="string">
            <text:p>Lothlorien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,</text:p>
          </table:table-cell>
          <table:table-cell table:style-name="ce19" office:value-type="string" calcext:value-type="string">
            <text:p>itm_lorien_med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lorien_boots,</text:p>
          </table:table-cell>
          <table:table-cell table:style-name="ce11" office:value-type="string" calcext:value-type="string">
            <text:p>itm_lorien_sword_b,</text:p>
          </table:table-cell>
          <table:table-cell table:style-name="ce11" office:value-type="string" calcext:value-type="string">
            <text:p>itm_lorien_shield_c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3|knows_shield_3|knows_power_draw_5|knows_power_strike_4|knows_ironflesh_4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4]&lt;&gt;&quot;&quot;;[.B174]&lt;&gt;&quot;&quot;);CONCATENATE([Variables.$I$1];[Variables.$I$7];[.A174];[Variables.$I$7];[Variables.$I$6];[Variables.$I$7];[.B174];[Variables.$I$7];[Variables.$I$6];[Variables.$I$7];[.C174];[Variables.$I$7];[Variables.$I$6];[.D174];[Variables.$I$6];[.E174];[Variables.$I$6];[.F174];[Variables.$I$6];[.G174];[Variables.$I$6];[Variables.$I$1];[.H174];[.I174];[.J174];[.K174];[.L174];[.M174];[.N174];[Variables.$I$2];[Variables.$I$6];[.O174];[Variables.$I$6];[.P174];[Variables.$I$6];[.Q174];[Variables.$I$6];[.R174];[Variables.$I$6];[.S174];IF([.T174]&lt;&gt;&quot;&quot;;CONCATENATE([Variables.$I$6];[.T174]);&quot;&quot;);[Variables.$I$2];[Variables.$I$6]);IF([.A174]&lt;&gt;&quot;&quot;;CONCATENATE(&quot;#&quot;;[.A174]);&quot;&quot;))" office:value-type="string" office:string-value="[&quot;i3_lorien_inf&quot;,&quot;Lothlorien_Infantry&quot;,&quot;Lothlorien_Infantry&quot;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" calcext:value-type="string">
            <text:p>["i3_lorien_inf","Lothlorien_Infantry","Lothlorien_Infantry",tf_lorien| tfg_gloves| tfg_shield| tfg_armor| tfg_helm| tfg_boots| tf_no_capture_alive,0,0,fac_lorien,[itm_lorien_helm_b,itm_lorien_med_good,itm_leather_gloves,itm_lorien_boots,itm_lorien_sword_b,itm_lorien_shield_c,],attr_elf_tier_3,wp_elf_tier_3,knows_common|knows_athletics_3|knows_shield_3|knows_power_draw_5|knows_power_strike_4|knows_ironflesh_4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lorien_gal_inf</text:p>
          </table:table-cell>
          <table:table-cell table:number-columns-repeated="2" table:style-name="ce7" office:value-type="string" calcext:value-type="string">
            <text:p>Galadhrim_Infantry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,</text:p>
          </table:table-cell>
          <table:table-cell table:style-name="ce11" office:value-type="string" calcext:value-type="string">
            <text:p>itm_lorien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lorien_boots,</text:p>
          </table:table-cell>
          <table:table-cell table:style-name="ce11" office:value-type="string" calcext:value-type="string">
            <text:p>itm_lorien_sword_a,</text:p>
          </table:table-cell>
          <table:table-cell table:style-name="ce11" office:value-type="string" calcext:value-type="string">
            <text:p>itm_lorien_shield_b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4|knows_shield_4|knows_power_draw_5|knows_power_strike_5|knows_ironflesh_5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5]&lt;&gt;&quot;&quot;;[.B175]&lt;&gt;&quot;&quot;);CONCATENATE([Variables.$I$1];[Variables.$I$7];[.A175];[Variables.$I$7];[Variables.$I$6];[Variables.$I$7];[.B175];[Variables.$I$7];[Variables.$I$6];[Variables.$I$7];[.C175];[Variables.$I$7];[Variables.$I$6];[.D175];[Variables.$I$6];[.E175];[Variables.$I$6];[.F175];[Variables.$I$6];[.G175];[Variables.$I$6];[Variables.$I$1];[.H175];[.I175];[.J175];[.K175];[.L175];[.M175];[.N175];[Variables.$I$2];[Variables.$I$6];[.O175];[Variables.$I$6];[.P175];[Variables.$I$6];[.Q175];[Variables.$I$6];[.R175];[Variables.$I$6];[.S175];IF([.T175]&lt;&gt;&quot;&quot;;CONCATENATE([Variables.$I$6];[.T175]);&quot;&quot;);[Variables.$I$2];[Variables.$I$6]);IF([.A175]&lt;&gt;&quot;&quot;;CONCATENATE(&quot;#&quot;;[.A175]);&quot;&quot;))" office:value-type="string" office:string-value="[&quot;i4_lorien_gal_inf&quot;,&quot;Galadhrim_Infantry&quot;,&quot;Galadhrim_Infantry&quot;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" calcext:value-type="string">
            <text:p>["i4_lorien_gal_inf","Galadhrim_Infantry","Galadhrim_Infantry",tf_lorien| tfg_gloves| tfg_shield| tfg_armor| tfg_helm| tfg_boots| tf_no_capture_alive,0,0,fac_lorien,[itm_lorien_helm_b,itm_lorien_armor_c,itm_mail_mittens,itm_lorien_boots,itm_lorien_sword_a,itm_lorien_shield_b,],attr_elf_tier_4,wp_elf_tier_4,knows_common|knows_athletics_4|knows_shield_4|knows_power_draw_5|knows_power_strike_5|knows_ironflesh_5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lorien_gal_royal_inf</text:p>
          </table:table-cell>
          <table:table-cell table:style-name="ce7" office:value-type="string" calcext:value-type="string">
            <text:p>Galadhrim_Royal_Guard</text:p>
          </table:table-cell>
          <table:table-cell table:style-name="ce7" office:value-type="string" calcext:value-type="string">
            <text:p>Galadhrim_Royal_Guards</text:p>
          </table:table-cell>
          <table:table-cell table:style-name="ce8" office:value-type="string" calcext:value-type="string">
            <text:p>tf_lorien| <text:s/>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_good,</text:p>
          </table:table-cell>
          <table:table-cell table:style-name="ce11" office:value-type="string" calcext:value-type="string">
            <text:p>itm_lorien_heavy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lorien_boots,</text:p>
          </table:table-cell>
          <table:table-cell table:style-name="ce11" office:value-type="string" calcext:value-type="string">
            <text:p>itm_lorien_sword_a,</text:p>
          </table:table-cell>
          <table:table-cell table:style-name="ce11" office:value-type="string" calcext:value-type="string">
            <text:p>itm_lorien_shield_b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4|knows_shield_5|knows_power_draw_6|knows_power_strike_6|knows_ironflesh_6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6]&lt;&gt;&quot;&quot;;[.B176]&lt;&gt;&quot;&quot;);CONCATENATE([Variables.$I$1];[Variables.$I$7];[.A176];[Variables.$I$7];[Variables.$I$6];[Variables.$I$7];[.B176];[Variables.$I$7];[Variables.$I$6];[Variables.$I$7];[.C176];[Variables.$I$7];[Variables.$I$6];[.D176];[Variables.$I$6];[.E176];[Variables.$I$6];[.F176];[Variables.$I$6];[.G176];[Variables.$I$6];[Variables.$I$1];[.H176];[.I176];[.J176];[.K176];[.L176];[.M176];[.N176];[Variables.$I$2];[Variables.$I$6];[.O176];[Variables.$I$6];[.P176];[Variables.$I$6];[.Q176];[Variables.$I$6];[.R176];[Variables.$I$6];[.S176];IF([.T176]&lt;&gt;&quot;&quot;;CONCATENATE([Variables.$I$6];[.T176]);&quot;&quot;);[Variables.$I$2];[Variables.$I$6]);IF([.A176]&lt;&gt;&quot;&quot;;CONCATENATE(&quot;#&quot;;[.A176]);&quot;&quot;))" office:value-type="string" office:string-value="[&quot;i5_lorien_gal_royal_inf&quot;,&quot;Galadhrim_Royal_Guard&quot;,&quot;Galadhrim_Royal_Guards&quot;,tf_lorien|  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" calcext:value-type="string">
            <text:p>["i5_lorien_gal_royal_inf","Galadhrim_Royal_Guard","Galadhrim_Royal_Guards",tf_lorien| <text:s/>tfg_gloves| tfg_shield| tfg_armor| tfg_helm| tfg_boots| tf_no_capture_alive,0,0,fac_lorien,[itm_lorien_helm_b_good,itm_lorien_heavy_good,itm_mail_mittens,itm_lorien_boots,itm_lorien_sword_a,itm_lorien_shield_b,],attr_elf_tier_5,wp_elf_tier_5,knows_common|knows_athletics_4|knows_shield_5|knows_power_draw_6|knows_power_strike_6|knows_ironflesh_6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lothlorien_standard_bearer</text:p>
          </table:table-cell>
          <table:table-cell table:style-name="ce7" office:value-type="string" calcext:value-type="string">
            <text:p>Lothlorien_Standard_Bearer</text:p>
          </table:table-cell>
          <table:table-cell table:style-name="ce7" office:value-type="string" calcext:value-type="string">
            <text:p>Lothlorien_Standard_Bearers</text:p>
          </table:table-cell>
          <table:table-cell table:style-name="ce8" office:value-type="string" calcext:value-type="string">
            <text:p>tf_lorien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1" office:value-type="string" calcext:value-type="string">
            <text:p>itm_lorien_helm_b_good,</text:p>
          </table:table-cell>
          <table:table-cell table:style-name="ce11" office:value-type="string" calcext:value-type="string">
            <text:p>itm_lorien_heavy_good_cloak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itm_lorien_banner,</text:p>
          </table:table-cell>
          <table:table-cell table:style-name="ce19"/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3|knows_power_draw_3|knows_power_strike_7|knows_ironflesh_10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6" table:formula="of:=IF(AND([.A177]&lt;&gt;&quot;&quot;;[.B177]&lt;&gt;&quot;&quot;);CONCATENATE([Variables.$I$1];[Variables.$I$7];[.A177];[Variables.$I$7];[Variables.$I$6];[Variables.$I$7];[.B177];[Variables.$I$7];[Variables.$I$6];[Variables.$I$7];[.C177];[Variables.$I$7];[Variables.$I$6];[.D177];[Variables.$I$6];[.E177];[Variables.$I$6];[.F177];[Variables.$I$6];[.G177];[Variables.$I$6];[Variables.$I$1];[.H177];[.I177];[.J177];[.K177];[.L177];[.M177];[.N177];[Variables.$I$2];[Variables.$I$6];[.O177];[Variables.$I$6];[.P177];[Variables.$I$6];[.Q177];[Variables.$I$6];[.R177];[Variables.$I$6];[.S177];IF([.T177]&lt;&gt;&quot;&quot;;CONCATENATE([Variables.$I$6];[.T177]);&quot;&quot;);[Variables.$I$2];[Variables.$I$6]);IF([.A177]&lt;&gt;&quot;&quot;;CONCATENATE(&quot;#&quot;;[.A177]);&quot;&quot;))" office:value-type="string" office:string-value="[&quot;lothlorien_standard_bearer&quot;,&quot;Lothlorien_Standard_Bearer&quot;,&quot;Lothlorien_Standard_Bearers&quot;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" calcext:value-type="string">
            <text:p>["lothlorien_standard_bearer","Lothlorien_Standard_Bearer","Lothlorien_Standard_Bearers",tf_lorien| tfg_gloves| tfg_shield| tfg_armor| tfg_helm| tfg_boots| tf_no_capture_alive,0,0,fac_lorien,[itm_lorien_helm_b_good,itm_lorien_heavy_good_cloak,itm_mail_mittens,itm_lorien_boots,itm_lorien_banner,],attr_elf_tier_6,wp_elf_tier_6,knows_common|knows_athletics_3|knows_power_draw_3|knows_power_strike_7|knows_ironflesh_10,lorien_elf_face_1,lorien_elf_face_2],</text:p>
          </table:table-cell>
          <table:table-cell table:number-columns-repeated="16363"/>
        </table:table-row>
        <table:table-row table:style-name="ro5">
          <table:table-cell table:number-columns-repeated="5"/>
          <table:table-cell table:style-name="ce6"/>
          <table:table-cell table:number-columns-repeated="16378"/>
        </table:table-row>
        <table:table-row table:style-name="ro5">
          <table:table-cell table:style-name="ce5" office:value-type="string" calcext:value-type="string">
            <text:p>Mirkwood</text:p>
          </table:table-cell>
          <table:table-cell table:style-name="ce6"/>
          <table:table-cell/>
          <table:table-cell table:style-name="ce6" table:number-columns-repeated="17"/>
          <table:table-cell table:style-name="ce6" table:formula="of:=IF(AND([.A179]&lt;&gt;&quot;&quot;;[.B179]&lt;&gt;&quot;&quot;);CONCATENATE([Variables.$I$1];[Variables.$I$7];[.A179];[Variables.$I$7];[Variables.$I$6];[Variables.$I$7];[.B179];[Variables.$I$7];[Variables.$I$6];[Variables.$I$7];[.C179];[Variables.$I$7];[Variables.$I$6];[.D179];[Variables.$I$6];[.E179];[Variables.$I$6];[.F179];[Variables.$I$6];[.G179];[Variables.$I$6];[Variables.$I$1];[.H179];[.I179];[.J179];[.K179];[.L179];[.M179];[.N179];[Variables.$I$2];[Variables.$I$6];[.O179];[Variables.$I$6];[.P179];[Variables.$I$6];[.Q179];[Variables.$I$6];[.R179];[Variables.$I$6];[.S179];IF([.T179]&lt;&gt;&quot;&quot;;CONCATENATE([Variables.$I$6];[.T179]);&quot;&quot;);[Variables.$I$2];[Variables.$I$6]);IF([.A179]&lt;&gt;&quot;&quot;;CONCATENATE(&quot;#&quot;;[.A179]);&quot;&quot;))" office:value-type="string" office:string-value="#Mirkwood" calcext:value-type="string">
            <text:p>#Mirkwood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1_greenwood_scout</text:p>
          </table:table-cell>
          <table:table-cell table:style-name="ce7" office:value-type="string" calcext:value-type="string">
            <text:p>Greenwood_Scout</text:p>
          </table:table-cell>
          <table:table-cell table:style-name="ce7" office:value-type="string" calcext:value-type="string">
            <text:p>Greenwood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hood_green_bad,</text:p>
          </table:table-cell>
          <table:table-cell table:style-name="ce11" office:value-type="string" calcext:value-type="string">
            <text:p>itm_mirkwood_leather_bad,</text:p>
          </table:table-cell>
          <table:table-cell table:style-name="ce11"/>
          <table:table-cell table:style-name="ce19" office:value-type="string" calcext:value-type="string">
            <text:p>itm_rohan_shoes,itm_leather_boots_dark_bad,itm_woodelf_leather_boots,</text:p>
          </table:table-cell>
          <table:table-cell table:style-name="ce19" office:value-type="string" calcext:value-type="string">
            <text:p>itm_short_bow,itm_woodelf_arrows,</text:p>
          </table:table-cell>
          <table:table-cell table:style-name="ce11" office:value-type="string" calcext:value-type="string">
            <text:p>itm_mirkwood_knife,itm_mirkwood_short_spear,</text:p>
          </table:table-cell>
          <table:table-cell table:style-name="ce11"/>
          <table:table-cell table:style-name="ce12" office:value-type="string" calcext:value-type="string">
            <text:p>attr_elf_tier_1</text:p>
          </table:table-cell>
          <table:table-cell table:style-name="ce12" office:value-type="string" calcext:value-type="string">
            <text:p>wp_elf_tier_bow_1</text:p>
          </table:table-cell>
          <table:table-cell table:style-name="ce13" office:value-type="string" calcext:value-type="string">
            <text:p>knows_common|knows_ironflesh_1|knows_power_strike_1|knows_power_draw_2|knows_athletics_4|knows_looting_1|knows_tracking_1|knows_tactics_1|knows_pathfinding_1|knows_spotting_1|knows_persuasion_1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0]&lt;&gt;&quot;&quot;;[.B180]&lt;&gt;&quot;&quot;);CONCATENATE([Variables.$I$1];[Variables.$I$7];[.A180];[Variables.$I$7];[Variables.$I$6];[Variables.$I$7];[.B180];[Variables.$I$7];[Variables.$I$6];[Variables.$I$7];[.C180];[Variables.$I$7];[Variables.$I$6];[.D180];[Variables.$I$6];[.E180];[Variables.$I$6];[.F180];[Variables.$I$6];[.G180];[Variables.$I$6];[Variables.$I$1];[.H180];[.I180];[.J180];[.K180];[.L180];[.M180];[.N180];[Variables.$I$2];[Variables.$I$6];[.O180];[Variables.$I$6];[.P180];[Variables.$I$6];[.Q180];[Variables.$I$6];[.R180];[Variables.$I$6];[.S180];IF([.T180]&lt;&gt;&quot;&quot;;CONCATENATE([Variables.$I$6];[.T180]);&quot;&quot;);[Variables.$I$2];[Variables.$I$6]);IF([.A180]&lt;&gt;&quot;&quot;;CONCATENATE(&quot;#&quot;;[.A180]);&quot;&quot;))" office:value-type="string" office:string-value="[&quot;a1_greenwood_scout&quot;,&quot;Greenwood_Scout&quot;,&quot;Greenwood_Scouts&quot;,tf_woodelf| tfg_ranged| tfg_armor| tfg_boots| tf_no_capture_alive,0,0,fac_woodelf,[itm_hood_green_bad,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" calcext:value-type="string">
            <text:p>["a1_greenwood_scout","Greenwood_Scout","Greenwood_Scouts",tf_woodelf| tfg_ranged| tfg_armor| tfg_boots| tf_no_capture_alive,0,0,fac_woodelf,[itm_hood_green_bad,itm_mirkwood_leather_bad,itm_rohan_shoes,itm_leather_boots_dark_bad,itm_woodelf_leather_boots,itm_short_bow,itm_woodelf_arrows,itm_mirkwood_knife,itm_mirkwood_short_spear,],attr_elf_tier_1,wp_elf_tier_bow_1,knows_common|knows_ironflesh_1|knows_power_strike_1|knows_power_draw_2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greenwood_veteran_scout</text:p>
          </table:table-cell>
          <table:table-cell table:style-name="ce7" office:value-type="string" calcext:value-type="string">
            <text:p>Greenwood_Veteran_Scout</text:p>
          </table:table-cell>
          <table:table-cell table:style-name="ce7" office:value-type="string" calcext:value-type="string">
            <text:p>Greenwood_Veteran_Scouts</text:p>
          </table:table-cell>
          <table:table-cell table:style-name="ce8" office:value-type="string" calcext:value-type="string">
            <text:p>tf_woodelf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_bad,itm_hood_green,</text:p>
          </table:table-cell>
          <table:table-cell table:style-name="ce11" office:value-type="string" calcext:value-type="string">
            <text:p>itm_mirkwood_leather,itm_mirkwood_pad_bad,</text:p>
          </table:table-cell>
          <table:table-cell table:style-name="ce11"/>
          <table:table-cell table:style-name="ce19" office:value-type="string" calcext:value-type="string">
            <text:p>itm_leather_boots_bad,itm_leather_boots_dark_bad,itm_rohan_shoes,itm_woodelf_leather_boots,</text:p>
          </table:table-cell>
          <table:table-cell table:style-name="ce11" office:value-type="string" calcext:value-type="string">
            <text:p>itm_regular_bow,itm_woodelf_arrows,</text:p>
          </table:table-cell>
          <table:table-cell table:style-name="ce11" office:value-type="string" calcext:value-type="string">
            <text:p>itm_mirkwood_knife,itm_mirkwood_short_spear,itm_mirkwood_axe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bow_2</text:p>
          </table:table-cell>
          <table:table-cell table:style-name="ce13" office:value-type="string" calcext:value-type="string">
            <text:p>knows_common|knows_ironflesh_1|knows_power_strike_2|knows_power_draw_4|knows_athletics_4|knows_looting_1|knows_tracking_1|knows_tactics_1|knows_pathfinding_1|knows_spotting_1|knows_persuasion_1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1]&lt;&gt;&quot;&quot;;[.B181]&lt;&gt;&quot;&quot;);CONCATENATE([Variables.$I$1];[Variables.$I$7];[.A181];[Variables.$I$7];[Variables.$I$6];[Variables.$I$7];[.B181];[Variables.$I$7];[Variables.$I$6];[Variables.$I$7];[.C181];[Variables.$I$7];[Variables.$I$6];[.D181];[Variables.$I$6];[.E181];[Variables.$I$6];[.F181];[Variables.$I$6];[.G181];[Variables.$I$6];[Variables.$I$1];[.H181];[.I181];[.J181];[.K181];[.L181];[.M181];[.N181];[Variables.$I$2];[Variables.$I$6];[.O181];[Variables.$I$6];[.P181];[Variables.$I$6];[.Q181];[Variables.$I$6];[.R181];[Variables.$I$6];[.S181];IF([.T181]&lt;&gt;&quot;&quot;;CONCATENATE([Variables.$I$6];[.T181]);&quot;&quot;);[Variables.$I$2];[Variables.$I$6]);IF([.A181]&lt;&gt;&quot;&quot;;CONCATENATE(&quot;#&quot;;[.A181]);&quot;&quot;))" office:value-type="string" office:string-value="[&quot;a2_greenwood_veteran_scout&quot;,&quot;Greenwood_Veteran_Scout&quot;,&quot;Greenwood_Veteran_Scouts&quot;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" calcext:value-type="string">
            <text:p>["a2_greenwood_veteran_scout","Greenwood_Veteran_Scout","Greenwood_Veteran_Scouts",tf_woodelf| tfg_ranged| tfg_armor| tfg_boots| tf_no_capture_alive,0,0,fac_woodelf,[itm_mirkwood_helm_a_bad,itm_hood_green,itm_mirkwood_leather,itm_mirkwood_pad_bad,itm_leather_boots_bad,itm_leather_boots_dark_bad,itm_rohan_shoes,itm_woodelf_leather_boots,itm_regular_bow,itm_woodelf_arrows,itm_mirkwood_knife,itm_mirkwood_short_spear,itm_mirkwood_axe,],attr_elf_tier_2,wp_elf_tier_bow_2,knows_common|knows_ironflesh_1|knows_power_strike_2|knows_power_draw_4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greenwood_archer</text:p>
          </table:table-cell>
          <table:table-cell table:style-name="ce7" office:value-type="string" calcext:value-type="string">
            <text:p>Greenwood_Archer</text:p>
          </table:table-cell>
          <table:table-cell table:style-name="ce7" office:value-type="string" calcext:value-type="string">
            <text:p>Greenwood_Archers</text:p>
          </table:table-cell>
          <table:table-cell table:style-name="ce8" office:value-type="string" calcext:value-type="string">
            <text:p>tf_woodelf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_bad,</text:p>
          </table:table-cell>
          <table:table-cell table:style-name="ce11" office:value-type="string" calcext:value-type="string">
            <text:p>itm_mirkwood_pad,</text:p>
          </table:table-cell>
          <table:table-cell table:style-name="ce11"/>
          <table:table-cell table:style-name="ce19" office:value-type="string" calcext:value-type="string">
            <text:p>itm_leather_boots, itm_leather_boots_dark,itm_woodelf_leather_boots,</text:p>
          </table:table-cell>
          <table:table-cell table:style-name="ce19" office:value-type="string" calcext:value-type="string">
            <text:p>itm_elven_bow,itm_woodelf_arrows,</text:p>
          </table:table-cell>
          <table:table-cell table:style-name="ce11" office:value-type="string" calcext:value-type="string">
            <text:p>itm_mirkwood_short_spear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bow_3</text:p>
          </table:table-cell>
          <table:table-cell table:style-name="ce12" office:value-type="string" calcext:value-type="string">
            <text:p>knows_common|knows_athletics_5|knows_power_draw_5|knows_power_strike_3|knows_ironflesh_3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2]&lt;&gt;&quot;&quot;;[.B182]&lt;&gt;&quot;&quot;);CONCATENATE([Variables.$I$1];[Variables.$I$7];[.A182];[Variables.$I$7];[Variables.$I$6];[Variables.$I$7];[.B182];[Variables.$I$7];[Variables.$I$6];[Variables.$I$7];[.C182];[Variables.$I$7];[Variables.$I$6];[.D182];[Variables.$I$6];[.E182];[Variables.$I$6];[.F182];[Variables.$I$6];[.G182];[Variables.$I$6];[Variables.$I$1];[.H182];[.I182];[.J182];[.K182];[.L182];[.M182];[.N182];[Variables.$I$2];[Variables.$I$6];[.O182];[Variables.$I$6];[.P182];[Variables.$I$6];[.Q182];[Variables.$I$6];[.R182];[Variables.$I$6];[.S182];IF([.T182]&lt;&gt;&quot;&quot;;CONCATENATE([Variables.$I$6];[.T182]);&quot;&quot;);[Variables.$I$2];[Variables.$I$6]);IF([.A182]&lt;&gt;&quot;&quot;;CONCATENATE(&quot;#&quot;;[.A182]);&quot;&quot;))" office:value-type="string" office:string-value="[&quot;a3_greenwood_archer&quot;,&quot;Greenwood_Archer&quot;,&quot;Greenwood_Archers&quot;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" calcext:value-type="string">
            <text:p>["a3_greenwood_archer","Greenwood_Archer","Greenwood_Archers",tf_woodelf| tfg_ranged| tfg_armor| tfg_helm| tfg_boots| tf_no_capture_alive,0,0,fac_woodelf,[itm_mirkwood_helm_a_bad,itm_mirkwood_pad,itm_leather_boots, itm_leather_boots_dark,itm_woodelf_leather_boots,itm_elven_bow,itm_woodelf_arrows,itm_mirkwood_short_spear,],attr_elf_tier_3,wp_elf_tier_bow_3,knows_common|knows_athletics_5|knows_power_draw_5|knows_power_strike_3|knows_ironflesh_3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greenwood_veteran_archer</text:p>
          </table:table-cell>
          <table:table-cell table:style-name="ce7" office:value-type="string" calcext:value-type="string">
            <text:p>Greenwood_Veteran_Archer</text:p>
          </table:table-cell>
          <table:table-cell table:style-name="ce7" office:value-type="string" calcext:value-type="string">
            <text:p>Greenwood_Veteran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,</text:p>
          </table:table-cell>
          <table:table-cell table:style-name="ce11" office:value-type="string" calcext:value-type="string">
            <text:p>itm_mirkwood_pad_good,itm_mirkwood_mail_bad,</text:p>
          </table:table-cell>
          <table:table-cell table:style-name="ce11"/>
          <table:table-cell table:style-name="ce19" office:value-type="string" calcext:value-type="string">
            <text:p>itm_mirkwood_boots,itm_woodelf_leather_boots_good,</text:p>
          </table:table-cell>
          <table:table-cell table:style-name="ce11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short_spear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6|knows_power_draw_6|knows_power_strike_3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3]&lt;&gt;&quot;&quot;;[.B183]&lt;&gt;&quot;&quot;);CONCATENATE([Variables.$I$1];[Variables.$I$7];[.A183];[Variables.$I$7];[Variables.$I$6];[Variables.$I$7];[.B183];[Variables.$I$7];[Variables.$I$6];[Variables.$I$7];[.C183];[Variables.$I$7];[Variables.$I$6];[.D183];[Variables.$I$6];[.E183];[Variables.$I$6];[.F183];[Variables.$I$6];[.G183];[Variables.$I$6];[Variables.$I$1];[.H183];[.I183];[.J183];[.K183];[.L183];[.M183];[.N183];[Variables.$I$2];[Variables.$I$6];[.O183];[Variables.$I$6];[.P183];[Variables.$I$6];[.Q183];[Variables.$I$6];[.R183];[Variables.$I$6];[.S183];IF([.T183]&lt;&gt;&quot;&quot;;CONCATENATE([Variables.$I$6];[.T183]);&quot;&quot;);[Variables.$I$2];[Variables.$I$6]);IF([.A183]&lt;&gt;&quot;&quot;;CONCATENATE(&quot;#&quot;;[.A183]);&quot;&quot;))" office:value-type="string" office:string-value="[&quot;a4_greenwood_veteran_archer&quot;,&quot;Greenwood_Veteran_Archer&quot;,&quot;Greenwood_Veteran_Archers&quot;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" calcext:value-type="string">
            <text:p>["a4_greenwood_veteran_archer","Greenwood_Veteran_Archer","Greenwood_Veteran_Archers",tf_woodelf| tfg_ranged| tfg_gloves| tfg_armor| tfg_helm| tfg_boots| tf_no_capture_alive,0,0,fac_woodelf,[itm_mirkwood_helm_a,itm_mirkwood_pad_good,itm_mirkwood_mail_bad,itm_mirkwood_boots,itm_woodelf_leather_boots_good,itm_mirkwood_bow,itm_woodelf_arrows,itm_mirkwood_short_spear,],attr_elf_tier_4,wp_elf_tier_bow_4,knows_common|knows_athletics_6|knows_power_draw_6|knows_power_strike_3|knows_ironflesh_4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greenwood_master_archer</text:p>
          </table:table-cell>
          <table:table-cell table:style-name="ce7" office:value-type="string" calcext:value-type="string">
            <text:p>Greenwood_Master_Archer</text:p>
          </table:table-cell>
          <table:table-cell table:style-name="ce7" office:value-type="string" calcext:value-type="string">
            <text:p>Greenwood_Master_Archers</text:p>
          </table:table-cell>
          <table:table-cell table:style-name="ce8" office:value-type="string" calcext:value-type="string">
            <text:p>tf_woodelf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a_good,</text:p>
          </table:table-cell>
          <table:table-cell table:style-name="ce11" office:value-type="string" calcext:value-type="string">
            <text:p>itm_mirkwood_mail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war_spear,</text:p>
          </table:table-cell>
          <table:table-cell table:style-name="ce19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athletics_7|knows_power_draw_6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4]&lt;&gt;&quot;&quot;;[.B184]&lt;&gt;&quot;&quot;);CONCATENATE([Variables.$I$1];[Variables.$I$7];[.A184];[Variables.$I$7];[Variables.$I$6];[Variables.$I$7];[.B184];[Variables.$I$7];[Variables.$I$6];[Variables.$I$7];[.C184];[Variables.$I$7];[Variables.$I$6];[.D184];[Variables.$I$6];[.E184];[Variables.$I$6];[.F184];[Variables.$I$6];[.G184];[Variables.$I$6];[Variables.$I$1];[.H184];[.I184];[.J184];[.K184];[.L184];[.M184];[.N184];[Variables.$I$2];[Variables.$I$6];[.O184];[Variables.$I$6];[.P184];[Variables.$I$6];[.Q184];[Variables.$I$6];[.R184];[Variables.$I$6];[.S184];IF([.T184]&lt;&gt;&quot;&quot;;CONCATENATE([Variables.$I$6];[.T184]);&quot;&quot;);[Variables.$I$2];[Variables.$I$6]);IF([.A184]&lt;&gt;&quot;&quot;;CONCATENATE(&quot;#&quot;;[.A184]);&quot;&quot;))" office:value-type="string" office:string-value="[&quot;a5_greenwood_master_archer&quot;,&quot;Greenwood_Master_Archer&quot;,&quot;Greenwood_Master_Archers&quot;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" calcext:value-type="string">
            <text:p>["a5_greenwood_master_archer","Greenwood_Master_Archer","Greenwood_Master_Archers",tf_woodelf| tfg_ranged| tfg_gloves| tfg_armor| tfg_helm| tfg_boots| tf_no_capture_alive,0,0,fac_woodelf,[itm_mirkwood_helm_a_good,itm_mirkwood_mail,itm_leather_gloves,itm_mirkwood_boots,itm_mirkwood_bow,itm_woodelf_arrows,itm_mirkwood_war_spear,],attr_elf_tier_5,wp_elf_tier_bow_5,knows_common|knows_athletics_7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6_greenwood_chosen_marksman</text:p>
          </table:table-cell>
          <table:table-cell table:style-name="ce7" office:value-type="string" calcext:value-type="string">
            <text:p>Thranduil's_Chosen_Marksman</text:p>
          </table:table-cell>
          <table:table-cell table:style-name="ce7" office:value-type="string" calcext:value-type="string">
            <text:p>Thranduil's_Chosen_Marksmen</text:p>
          </table:table-cell>
          <table:table-cell table:style-name="ce8" office:value-type="string" calcext:value-type="string">
            <text:p>tf_woodelf| tfg_ranged| tfg_gloves| <text:s/>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,</text:p>
          </table:table-cell>
          <table:table-cell table:style-name="ce19" office:value-type="string" calcext:value-type="string">
            <text:p>itm_mirkwood_mail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bow,itm_woodelf_arrows,itm_woodelf_arrows,</text:p>
          </table:table-cell>
          <table:table-cell table:style-name="ce11" office:value-type="string" calcext:value-type="string">
            <text:p>itm_mirkwood_great_spear,</text:p>
          </table:table-cell>
          <table:table-cell table:style-name="ce19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bow_6</text:p>
          </table:table-cell>
          <table:table-cell table:style-name="ce12" office:value-type="string" calcext:value-type="string">
            <text:p>knows_common|knows_athletics_8|knows_power_draw_7|knows_power_strike_5|knows_ironflesh_5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5]&lt;&gt;&quot;&quot;;[.B185]&lt;&gt;&quot;&quot;);CONCATENATE([Variables.$I$1];[Variables.$I$7];[.A185];[Variables.$I$7];[Variables.$I$6];[Variables.$I$7];[.B185];[Variables.$I$7];[Variables.$I$6];[Variables.$I$7];[.C185];[Variables.$I$7];[Variables.$I$6];[.D185];[Variables.$I$6];[.E185];[Variables.$I$6];[.F185];[Variables.$I$6];[.G185];[Variables.$I$6];[Variables.$I$1];[.H185];[.I185];[.J185];[.K185];[.L185];[.M185];[.N185];[Variables.$I$2];[Variables.$I$6];[.O185];[Variables.$I$6];[.P185];[Variables.$I$6];[.Q185];[Variables.$I$6];[.R185];[Variables.$I$6];[.S185];IF([.T185]&lt;&gt;&quot;&quot;;CONCATENATE([Variables.$I$6];[.T185]);&quot;&quot;);[Variables.$I$2];[Variables.$I$6]);IF([.A185]&lt;&gt;&quot;&quot;;CONCATENATE(&quot;#&quot;;[.A185]);&quot;&quot;))" office:value-type="string" office:string-value="[&quot;a6_greenwood_chosen_marksman&quot;,&quot;Thranduil's_Chosen_Marksman&quot;,&quot;Thranduil's_Chosen_Marksmen&quot;,tf_woodelf| tfg_ranged| tfg_gloves|  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" calcext:value-type="string">
            <text:p>["a6_greenwood_chosen_marksman","Thranduil's_Chosen_Marksman","Thranduil's_Chosen_Marksmen",tf_woodelf| tfg_ranged| tfg_gloves| <text:s/>tfg_armor| tfg_helm| tfg_boots| tf_no_capture_alive,0,0,fac_woodelf,[itm_mirkwood_helm_d,itm_mirkwood_mail_good,itm_leather_gloves,itm_mirkwood_boots,itm_mirkwood_bow,itm_woodelf_arrows,itm_woodelf_arrows,itm_mirkwood_great_spear,],attr_elf_tier_6,wp_elf_tier_bow_6,knows_common|knows_athletics_8|knows_power_draw_7|knows_power_strike_5|knows_ironflesh_5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greenwood_sentinel</text:p>
          </table:table-cell>
          <table:table-cell table:style-name="ce7" office:value-type="string" calcext:value-type="string">
            <text:p>Greenwood_Sentinel</text:p>
          </table:table-cell>
          <table:table-cell table:style-name="ce7" office:value-type="string" calcext:value-type="string">
            <text:p>Greenwood_Sentinels</text:p>
          </table:table-cell>
          <table:table-cell table:style-name="ce8" office:value-type="string" calcext:value-type="string">
            <text:p>tf_woodelf| tfg_ranged| tfg_gloves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_bad,itm_hood_green,</text:p>
          </table:table-cell>
          <table:table-cell table:style-name="ce11" office:value-type="string" calcext:value-type="string">
            <text:p>itm_mirkwood_leather_good,</text:p>
          </table:table-cell>
          <table:table-cell table:style-name="ce11"/>
          <table:table-cell table:style-name="ce19" office:value-type="string" calcext:value-type="string">
            <text:p>itm_mirkwood_boots,itm_woodelf_leather_boots_good,</text:p>
          </table:table-cell>
          <table:table-cell table:style-name="ce19" office:value-type="string" calcext:value-type="string">
            <text:p>itm_elven_bow,itm_woodelf_arrows,</text:p>
          </table:table-cell>
          <table:table-cell table:style-name="ce11" office:value-type="string" calcext:value-type="string">
            <text:p>itm_mirkwood_axe,itm_mirkwood_spear_shield_c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6|knows_shield_2|knows_power_draw_5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6]&lt;&gt;&quot;&quot;;[.B186]&lt;&gt;&quot;&quot;);CONCATENATE([Variables.$I$1];[Variables.$I$7];[.A186];[Variables.$I$7];[Variables.$I$6];[Variables.$I$7];[.B186];[Variables.$I$7];[Variables.$I$6];[Variables.$I$7];[.C186];[Variables.$I$7];[Variables.$I$6];[.D186];[Variables.$I$6];[.E186];[Variables.$I$6];[.F186];[Variables.$I$6];[.G186];[Variables.$I$6];[Variables.$I$1];[.H186];[.I186];[.J186];[.K186];[.L186];[.M186];[.N186];[Variables.$I$2];[Variables.$I$6];[.O186];[Variables.$I$6];[.P186];[Variables.$I$6];[.Q186];[Variables.$I$6];[.R186];[Variables.$I$6];[.S186];IF([.T186]&lt;&gt;&quot;&quot;;CONCATENATE([Variables.$I$6];[.T186]);&quot;&quot;);[Variables.$I$2];[Variables.$I$6]);IF([.A186]&lt;&gt;&quot;&quot;;CONCATENATE(&quot;#&quot;;[.A186]);&quot;&quot;))" office:value-type="string" office:string-value="[&quot;a3_greenwood_sentinel&quot;,&quot;Greenwood_Sentinel&quot;,&quot;Greenwood_Sentinels&quot;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" calcext:value-type="string">
            <text:p>["a3_greenwood_sentinel","Greenwood_Sentinel","Greenwood_Sentinels",tf_woodelf| tfg_ranged| tfg_gloves| tfg_shield| tfg_armor| tfg_boots| tf_no_capture_alive,0,0,fac_woodelf,[itm_mirkwood_helm_a_bad,itm_hood_green,itm_mirkwood_leather_good,itm_mirkwood_boots,itm_woodelf_leather_boots_good,itm_elven_bow,itm_woodelf_arrows,itm_mirkwood_axe,itm_mirkwood_spear_shield_c,],attr_elf_tier_3,wp_elf_tier_3,knows_common|knows_athletics_6|knows_shield_2|knows_power_draw_5|knows_power_strike_4|knows_ironflesh_4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greenwood_vet_sentinel</text:p>
          </table:table-cell>
          <table:table-cell table:style-name="ce7" office:value-type="string" calcext:value-type="string">
            <text:p>Greenwood_Veteran_Sentinel</text:p>
          </table:table-cell>
          <table:table-cell table:style-name="ce7" office:value-type="string" calcext:value-type="string">
            <text:p>Greenwood_Veteran_Sentinels</text:p>
          </table:table-cell>
          <table:table-cell table:style-name="ce8" office:value-type="string" calcext:value-type="string">
            <text:p>tf_woodelf| tfg_ranged| tfg_gloves| tfg_shield| tfg_armor|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a,</text:p>
          </table:table-cell>
          <table:table-cell table:style-name="ce11" office:value-type="string" calcext:value-type="string">
            <text:p>itm_mirkwood_pad_bad,itm_mirkwood_leather_good,</text:p>
          </table:table-cell>
          <table:table-cell table:style-name="ce11"/>
          <table:table-cell table:style-name="ce19" office:value-type="string" calcext:value-type="string">
            <text:p>itm_mirkwood_boots,</text:p>
          </table:table-cell>
          <table:table-cell table:style-name="ce11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axe,itm_mirkwood_sword,itm_mirkwood_spear_shield_c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8|knows_shield_3|knows_power_draw_6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7]&lt;&gt;&quot;&quot;;[.B187]&lt;&gt;&quot;&quot;);CONCATENATE([Variables.$I$1];[Variables.$I$7];[.A187];[Variables.$I$7];[Variables.$I$6];[Variables.$I$7];[.B187];[Variables.$I$7];[Variables.$I$6];[Variables.$I$7];[.C187];[Variables.$I$7];[Variables.$I$6];[.D187];[Variables.$I$6];[.E187];[Variables.$I$6];[.F187];[Variables.$I$6];[.G187];[Variables.$I$6];[Variables.$I$1];[.H187];[.I187];[.J187];[.K187];[.L187];[.M187];[.N187];[Variables.$I$2];[Variables.$I$6];[.O187];[Variables.$I$6];[.P187];[Variables.$I$6];[.Q187];[Variables.$I$6];[.R187];[Variables.$I$6];[.S187];IF([.T187]&lt;&gt;&quot;&quot;;CONCATENATE([Variables.$I$6];[.T187]);&quot;&quot;);[Variables.$I$2];[Variables.$I$6]);IF([.A187]&lt;&gt;&quot;&quot;;CONCATENATE(&quot;#&quot;;[.A187]);&quot;&quot;))" office:value-type="string" office:string-value="[&quot;a4_greenwood_vet_sentinel&quot;,&quot;Greenwood_Veteran_Sentinel&quot;,&quot;Greenwood_Veteran_Sentinels&quot;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" calcext:value-type="string">
            <text:p>["a4_greenwood_vet_sentinel","Greenwood_Veteran_Sentinel","Greenwood_Veteran_Sentinels",tf_woodelf| tfg_ranged| tfg_gloves| tfg_shield| tfg_armor|tfg_helm| tfg_boots| tf_no_capture_alive,0,0,fac_woodelf,[itm_mirkwood_helm_a,itm_mirkwood_pad_bad,itm_mirkwood_leather_good,itm_mirkwood_boots,itm_mirkwood_bow,itm_woodelf_arrows,itm_mirkwood_axe,itm_mirkwood_sword,itm_mirkwood_spear_shield_c,],attr_elf_tier_4,wp_elf_tier_4,knows_common|knows_athletics_8|knows_shield_3|knows_power_draw_6|knows_power_strike_4|knows_ironflesh_4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greenwood_vigilant</text:p>
          </table:table-cell>
          <table:table-cell table:style-name="ce7" office:value-type="string" calcext:value-type="string">
            <text:p>Greenwood_Guardian</text:p>
          </table:table-cell>
          <table:table-cell table:style-name="ce7" office:value-type="string" calcext:value-type="string">
            <text:p>Greenwood_Guardians</text:p>
          </table:table-cell>
          <table:table-cell table:style-name="ce8" office:value-type="string" calcext:value-type="string">
            <text:p>tf_woodelf| tfg_range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a_good,</text:p>
          </table:table-cell>
          <table:table-cell table:style-name="ce11" office:value-type="string" calcext:value-type="string">
            <text:p>itm_mirkwood_mail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bow,itm_woodelf_arrows,</text:p>
          </table:table-cell>
          <table:table-cell table:style-name="ce11" office:value-type="string" calcext:value-type="string">
            <text:p>itm_mirkwood_axe,itm_mirkwood_sword,itm_mirkwood_spear_shield_c,</text:p>
          </table:table-cell>
          <table:table-cell table:style-name="ce19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9|knows_shield_5|knows_power_draw_6|knows_power_strike_5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8]&lt;&gt;&quot;&quot;;[.B188]&lt;&gt;&quot;&quot;);CONCATENATE([Variables.$I$1];[Variables.$I$7];[.A188];[Variables.$I$7];[Variables.$I$6];[Variables.$I$7];[.B188];[Variables.$I$7];[Variables.$I$6];[Variables.$I$7];[.C188];[Variables.$I$7];[Variables.$I$6];[.D188];[Variables.$I$6];[.E188];[Variables.$I$6];[.F188];[Variables.$I$6];[.G188];[Variables.$I$6];[Variables.$I$1];[.H188];[.I188];[.J188];[.K188];[.L188];[.M188];[.N188];[Variables.$I$2];[Variables.$I$6];[.O188];[Variables.$I$6];[.P188];[Variables.$I$6];[.Q188];[Variables.$I$6];[.R188];[Variables.$I$6];[.S188];IF([.T188]&lt;&gt;&quot;&quot;;CONCATENATE([Variables.$I$6];[.T188]);&quot;&quot;);[Variables.$I$2];[Variables.$I$6]);IF([.A188]&lt;&gt;&quot;&quot;;CONCATENATE(&quot;#&quot;;[.A188]);&quot;&quot;))" office:value-type="string" office:string-value="[&quot;a5_greenwood_vigilant&quot;,&quot;Greenwood_Guardian&quot;,&quot;Greenwood_Guardians&quot;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" calcext:value-type="string">
            <text:p>["a5_greenwood_vigilant","Greenwood_Guardian","Greenwood_Guardians",tf_woodelf| tfg_ranged| tfg_gloves| tfg_shield| tfg_armor| tfg_helm| tfg_boots| tf_no_capture_alive,0,0,fac_woodelf,[itm_mirkwood_helm_a_good,itm_mirkwood_mail_bad,itm_leather_gloves,itm_mirkwood_boots,itm_mirkwood_bow,itm_woodelf_arrows,itm_mirkwood_axe,itm_mirkwood_sword,itm_mirkwood_spear_shield_c,],attr_elf_tier_5,wp_elf_tier_5,knows_common|knows_athletics_9|knows_shield_5|knows_power_draw_6|knows_power_strike_5|knows_ironflesh_4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greenwood_infantry</text:p>
          </table:table-cell>
          <table:table-cell table:number-columns-repeated="2" table:style-name="ce7" office:value-type="string" calcext:value-type="string">
            <text:p>Greenwood_Infantry</text:p>
          </table:table-cell>
          <table:table-cell table:style-name="ce8" office:value-type="string" calcext:value-type="string">
            <text:p>tf_woodelf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a_good,itm_mirkwood_helm_b,<text:span text:style-name="T1">itm_hood_green,</text:span></text:p>
          </table:table-cell>
          <table:table-cell table:style-name="ce19" office:value-type="string" calcext:value-type="string">
            <text:p>itm_mirkwood_scale_bad,</text:p>
          </table:table-cell>
          <table:table-cell table:style-name="ce11"/>
          <table:table-cell table:style-name="ce19" office:value-type="string" calcext:value-type="string">
            <text:p>itm_mirkwood_boots,itm_woodelf_leather_boots,</text:p>
          </table:table-cell>
          <table:table-cell table:style-name="ce19" office:value-type="string" calcext:value-type="string">
            <text:p>itm_mirkwood_war_spear,itm_mirkwood_short_spear,itm_mirkwood_axe,itm_mirkwood_knife,</text:p>
          </table:table-cell>
          <table:table-cell table:style-name="ce19" office:value-type="string" calcext:value-type="string">
            <text:p>itm_mirkwood_spear_shield_a,</text:p>
          </table:table-cell>
          <table:table-cell table:style-name="ce19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2</text:p>
          </table:table-cell>
          <table:table-cell table:style-name="ce13" office:value-type="string" calcext:value-type="string">
            <text:p>knows_common|knows_ironflesh_2|knows_power_strike_3|knows_weapon_master_1|knows_shield_1|knows_athletics_4|knows_looting_1|knows_tracking_1|knows_tactics_1|knows_pathfinding_1|knows_spotting_1|knows_persuasion_1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89]&lt;&gt;&quot;&quot;;[.B189]&lt;&gt;&quot;&quot;);CONCATENATE([Variables.$I$1];[Variables.$I$7];[.A189];[Variables.$I$7];[Variables.$I$6];[Variables.$I$7];[.B189];[Variables.$I$7];[Variables.$I$6];[Variables.$I$7];[.C189];[Variables.$I$7];[Variables.$I$6];[.D189];[Variables.$I$6];[.E189];[Variables.$I$6];[.F189];[Variables.$I$6];[.G189];[Variables.$I$6];[Variables.$I$1];[.H189];[.I189];[.J189];[.K189];[.L189];[.M189];[.N189];[Variables.$I$2];[Variables.$I$6];[.O189];[Variables.$I$6];[.P189];[Variables.$I$6];[.Q189];[Variables.$I$6];[.R189];[Variables.$I$6];[.S189];IF([.T189]&lt;&gt;&quot;&quot;;CONCATENATE([Variables.$I$6];[.T189]);&quot;&quot;);[Variables.$I$2];[Variables.$I$6]);IF([.A189]&lt;&gt;&quot;&quot;;CONCATENATE(&quot;#&quot;;[.A189]);&quot;&quot;))" office:value-type="string" office:string-value="[&quot;i2_greenwood_infantry&quot;,&quot;Greenwood_Infantry&quot;,&quot;Greenwood_Infantry&quot;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" calcext:value-type="string">
            <text:p>["i2_greenwood_infantry","Greenwood_Infantry","Greenwood_Infantry",tf_woodelf| tfg_shield| tfg_armor| tfg_helm| tfg_boots| tf_no_capture_alive,0,0,fac_woodelf,[itm_mirkwood_helm_a_good,itm_mirkwood_helm_b,itm_hood_green,itm_mirkwood_scale_bad,itm_mirkwood_boots,itm_woodelf_leather_boots,itm_mirkwood_war_spear,itm_mirkwood_short_spear,itm_mirkwood_axe,itm_mirkwood_knife,itm_mirkwood_spear_shield_a,],attr_elf_tier_2,wp_elf_tier_2,knows_common|knows_ironflesh_2|knows_power_strike_3|knows_weapon_master_1|knows_shield_1|knows_athletics_4|knows_looting_1|knows_tracking_1|knows_tactics_1|knows_pathfinding_1|knows_spotting_1|knows_persuasion_1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greenwood_vet_infantry</text:p>
          </table:table-cell>
          <table:table-cell table:number-columns-repeated="2" table:style-name="ce7" office:value-type="string" calcext:value-type="string">
            <text:p>Greenwood_Veteran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b_good,itm_mirkwood_helm_c,</text:p>
          </table:table-cell>
          <table:table-cell table:style-name="ce11" office:value-type="string" calcext:value-type="string">
            <text:p>itm_mirkwood_scale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itm_woodelf_leather_boots_good,</text:p>
          </table:table-cell>
          <table:table-cell table:style-name="ce19" office:value-type="string" calcext:value-type="string">
            <text:p>itm_mirkwood_war_spear,itm_mirkwood_axe,itm_mirkwood_sword,</text:p>
          </table:table-cell>
          <table:table-cell table:style-name="ce11" office:value-type="string" calcext:value-type="string">
            <text:p>itm_mirkwood_spear_shield_a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6|knows_shield_3|knows_power_strike_4|knows_ironflesh_4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0]&lt;&gt;&quot;&quot;;[.B190]&lt;&gt;&quot;&quot;);CONCATENATE([Variables.$I$1];[Variables.$I$7];[.A190];[Variables.$I$7];[Variables.$I$6];[Variables.$I$7];[.B190];[Variables.$I$7];[Variables.$I$6];[Variables.$I$7];[.C190];[Variables.$I$7];[Variables.$I$6];[.D190];[Variables.$I$6];[.E190];[Variables.$I$6];[.F190];[Variables.$I$6];[.G190];[Variables.$I$6];[Variables.$I$1];[.H190];[.I190];[.J190];[.K190];[.L190];[.M190];[.N190];[Variables.$I$2];[Variables.$I$6];[.O190];[Variables.$I$6];[.P190];[Variables.$I$6];[.Q190];[Variables.$I$6];[.R190];[Variables.$I$6];[.S190];IF([.T190]&lt;&gt;&quot;&quot;;CONCATENATE([Variables.$I$6];[.T190]);&quot;&quot;);[Variables.$I$2];[Variables.$I$6]);IF([.A190]&lt;&gt;&quot;&quot;;CONCATENATE(&quot;#&quot;;[.A190]);&quot;&quot;))" office:value-type="string" office:string-value="[&quot;i3_greenwood_vet_infantry&quot;,&quot;Greenwood_Veteran_Infantry&quot;,&quot;Greenwood_Veteran_Infantry&quot;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" calcext:value-type="string">
            <text:p>["i3_greenwood_vet_infantry","Greenwood_Veteran_Infantry","Greenwood_Veteran_Infantry",tf_woodelf| tfg_gloves| tfg_shield| tfg_armor| tfg_helm| tfg_boots |tfg_polearm| tf_no_capture_alive,0,0,fac_woodelf,[itm_mirkwood_helm_b_good,itm_mirkwood_helm_c,itm_mirkwood_scale,itm_leather_gloves,itm_mirkwood_boots,itm_woodelf_leather_boots_good,itm_mirkwood_war_spear,itm_mirkwood_axe,itm_mirkwood_sword,itm_mirkwood_spear_shield_a,],attr_elf_tier_3,wp_elf_tier_3,knows_common|knows_athletics_6|knows_shield_3|knows_power_strike_4|knows_ironflesh_4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greenwood_elite_infantry</text:p>
          </table:table-cell>
          <table:table-cell table:number-columns-repeated="2" table:style-name="ce7" office:value-type="string" calcext:value-type="string">
            <text:p>Greenwood_Elite_Infantry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1" office:value-type="string" calcext:value-type="string">
            <text:p>itm_mirkwood_helm_c_good,</text:p>
          </table:table-cell>
          <table:table-cell table:style-name="ce11" office:value-type="string" calcext:value-type="string">
            <text:p>itm_mirkwood_scale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1" office:value-type="string" calcext:value-type="string">
            <text:p>itm_mirkwood_war_spear,itm_mirkwood_axe,itm_mirkwood_sword,</text:p>
          </table:table-cell>
          <table:table-cell table:style-name="ce11" office:value-type="string" calcext:value-type="string">
            <text:p>itm_mirkwood_spear_shield_b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7|knows_shield_4|knows_power_strike_5|knows_ironflesh_5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1]&lt;&gt;&quot;&quot;;[.B191]&lt;&gt;&quot;&quot;);CONCATENATE([Variables.$I$1];[Variables.$I$7];[.A191];[Variables.$I$7];[Variables.$I$6];[Variables.$I$7];[.B191];[Variables.$I$7];[Variables.$I$6];[Variables.$I$7];[.C191];[Variables.$I$7];[Variables.$I$6];[.D191];[Variables.$I$6];[.E191];[Variables.$I$6];[.F191];[Variables.$I$6];[.G191];[Variables.$I$6];[Variables.$I$1];[.H191];[.I191];[.J191];[.K191];[.L191];[.M191];[.N191];[Variables.$I$2];[Variables.$I$6];[.O191];[Variables.$I$6];[.P191];[Variables.$I$6];[.Q191];[Variables.$I$6];[.R191];[Variables.$I$6];[.S191];IF([.T191]&lt;&gt;&quot;&quot;;CONCATENATE([Variables.$I$6];[.T191]);&quot;&quot;);[Variables.$I$2];[Variables.$I$6]);IF([.A191]&lt;&gt;&quot;&quot;;CONCATENATE(&quot;#&quot;;[.A191]);&quot;&quot;))" office:value-type="string" office:string-value="[&quot;i4_greenwood_elite_infantry&quot;,&quot;Greenwood_Elite_Infantry&quot;,&quot;Greenwood_Elite_Infantry&quot;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" calcext:value-type="string">
            <text:p>["i4_greenwood_elite_infantry","Greenwood_Elite_Infantry","Greenwood_Elite_Infantry",tf_woodelf| tfg_gloves| tfg_shield| tfg_armor| tfg_helm| tfg_boots |tfg_polearm| tf_no_capture_alive,0,0,fac_woodelf,[itm_mirkwood_helm_c_good,itm_mirkwood_scale_good,itm_leather_gloves,itm_mirkwood_boots,itm_mirkwood_war_spear,itm_mirkwood_axe,itm_mirkwood_sword,itm_mirkwood_spear_shield_b,],attr_elf_tier_4,wp_elf_tier_4,knows_common|knows_athletics_7|knows_shield_4|knows_power_strike_5|knows_ironflesh_5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greenwood_chosen_shieldmaster</text:p>
          </table:table-cell>
          <table:table-cell table:style-name="ce7" office:value-type="string" calcext:value-type="string">
            <text:p>Thranduil's_Chosen_Shield_Master</text:p>
          </table:table-cell>
          <table:table-cell table:style-name="ce7" office:value-type="string" calcext:value-type="string">
            <text:p>Thranduil's_Chosen_Shield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1" office:value-type="string" calcext:value-type="string">
            <text:p>itm_mirkwood_scale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1" office:value-type="string" calcext:value-type="string">
            <text:p>itm_mirkwood_war_spear,itm_mirkwood_axe,itm_mirkwood_sword,</text:p>
          </table:table-cell>
          <table:table-cell table:style-name="ce11" office:value-type="string" calcext:value-type="string">
            <text:p>itm_mirkwood_spear_shield_b,</text:p>
          </table:table-cell>
          <table:table-cell table:style-name="ce19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8|knows_shield_6|knows_power_strike_6|knows_ironflesh_6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2]&lt;&gt;&quot;&quot;;[.B192]&lt;&gt;&quot;&quot;);CONCATENATE([Variables.$I$1];[Variables.$I$7];[.A192];[Variables.$I$7];[Variables.$I$6];[Variables.$I$7];[.B192];[Variables.$I$7];[Variables.$I$6];[Variables.$I$7];[.C192];[Variables.$I$7];[Variables.$I$6];[.D192];[Variables.$I$6];[.E192];[Variables.$I$6];[.F192];[Variables.$I$6];[.G192];[Variables.$I$6];[Variables.$I$1];[.H192];[.I192];[.J192];[.K192];[.L192];[.M192];[.N192];[Variables.$I$2];[Variables.$I$6];[.O192];[Variables.$I$6];[.P192];[Variables.$I$6];[.Q192];[Variables.$I$6];[.R192];[Variables.$I$6];[.S192];IF([.T192]&lt;&gt;&quot;&quot;;CONCATENATE([Variables.$I$6];[.T192]);&quot;&quot;);[Variables.$I$2];[Variables.$I$6]);IF([.A192]&lt;&gt;&quot;&quot;;CONCATENATE(&quot;#&quot;;[.A192]);&quot;&quot;))" office:value-type="string" office:string-value="[&quot;i5_greenwood_chosen_shieldmaster&quot;,&quot;Thranduil's_Chosen_Shield_Master&quot;,&quot;Thranduil's_Chosen_Shield_Masters&quot;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" calcext:value-type="string">
            <text:p>["i5_greenwood_chosen_shieldmaster","Thranduil's_Chosen_Shield_Master","Thranduil's_Chosen_Shield_Masters",tf_woodelf| tfg_gloves| tfg_shield| tfg_armor| tfg_helm| tfg_boots |tfg_polearm| tf_no_capture_alive,0,0,fac_woodelf,[itm_mirkwood_helm_d_good,itm_mirkwood_scale_good,itm_leather_gloves,itm_mirkwood_boots,itm_mirkwood_war_spear,itm_mirkwood_axe,itm_mirkwood_sword,itm_mirkwood_spear_shield_b,],attr_elf_tier_5,wp_elf_tier_5,knows_common|knows_athletics_8|knows_shield_6|knows_power_strike_6|knows_ironflesh_6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greenwood_chosen_spearmaster</text:p>
          </table:table-cell>
          <table:table-cell table:style-name="ce7" office:value-type="string" calcext:value-type="string">
            <text:p>Thranduil's_Chosen_Spear_Master</text:p>
          </table:table-cell>
          <table:table-cell table:style-name="ce7" office:value-type="string" calcext:value-type="string">
            <text:p>Thranduil's_Chosen_Spear_Master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9" office:value-type="string" calcext:value-type="string">
            <text:p>itm_mirkwood_heavy_scale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great_spear,</text:p>
          </table:table-cell>
          <table:table-cell table:style-name="ce19" table:number-columns-repeated="2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8|knows_power_strike_7|knows_ironflesh_7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3]&lt;&gt;&quot;&quot;;[.B193]&lt;&gt;&quot;&quot;);CONCATENATE([Variables.$I$1];[Variables.$I$7];[.A193];[Variables.$I$7];[Variables.$I$6];[Variables.$I$7];[.B193];[Variables.$I$7];[Variables.$I$6];[Variables.$I$7];[.C193];[Variables.$I$7];[Variables.$I$6];[.D193];[Variables.$I$6];[.E193];[Variables.$I$6];[.F193];[Variables.$I$6];[.G193];[Variables.$I$6];[Variables.$I$1];[.H193];[.I193];[.J193];[.K193];[.L193];[.M193];[.N193];[Variables.$I$2];[Variables.$I$6];[.O193];[Variables.$I$6];[.P193];[Variables.$I$6];[.Q193];[Variables.$I$6];[.R193];[Variables.$I$6];[.S193];IF([.T193]&lt;&gt;&quot;&quot;;CONCATENATE([Variables.$I$6];[.T193]);&quot;&quot;);[Variables.$I$2];[Variables.$I$6]);IF([.A193]&lt;&gt;&quot;&quot;;CONCATENATE(&quot;#&quot;;[.A193]);&quot;&quot;))" office:value-type="string" office:string-value="[&quot;i5_greenwood_chosen_spearmaster&quot;,&quot;Thranduil's_Chosen_Spear_Master&quot;,&quot;Thranduil's_Chosen_Spear_Masters&quot;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" calcext:value-type="string">
            <text:p>["i5_greenwood_chosen_spearmaster","Thranduil's_Chosen_Spear_Master","Thranduil's_Chosen_Spear_Masters",tf_woodelf| tfg_gloves| tfg_shield| tfg_armor| tfg_helm| tfg_boots |tfg_polearm| tf_no_capture_alive,0,0,fac_woodelf,[itm_mirkwood_helm_d_good,itm_mirkwood_heavy_scale,itm_mail_mittens,itm_mirkwood_boots,itm_mirkwood_great_spear,],attr_elf_tier_5,wp_elf_tier_6,knows_common|knows_athletics_8|knows_power_strike_7|knows_ironflesh_7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greenwood_standard_bearer</text:p>
          </table:table-cell>
          <table:table-cell table:style-name="ce7" office:value-type="string" calcext:value-type="string">
            <text:p>Greenwood_Standard_Bearer</text:p>
          </table:table-cell>
          <table:table-cell table:style-name="ce7" office:value-type="string" calcext:value-type="string">
            <text:p>Greenwood_Standard_Bearers</text:p>
          </table:table-cell>
          <table:table-cell table:style-name="ce8" office:value-type="string" calcext:value-type="string">
            <text:p>tf_woodelf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9" office:value-type="string" calcext:value-type="string">
            <text:p>itm_mirkwood_mail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woodelf_banner,</text:p>
          </table:table-cell>
          <table:table-cell table:style-name="ce19" table:number-columns-repeated="2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4|knows_power_draw_6|knows_power_strike_4|knows_ironflesh_10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6" table:formula="of:=IF(AND([.A194]&lt;&gt;&quot;&quot;;[.B194]&lt;&gt;&quot;&quot;);CONCATENATE([Variables.$I$1];[Variables.$I$7];[.A194];[Variables.$I$7];[Variables.$I$6];[Variables.$I$7];[.B194];[Variables.$I$7];[Variables.$I$6];[Variables.$I$7];[.C194];[Variables.$I$7];[Variables.$I$6];[.D194];[Variables.$I$6];[.E194];[Variables.$I$6];[.F194];[Variables.$I$6];[.G194];[Variables.$I$6];[Variables.$I$1];[.H194];[.I194];[.J194];[.K194];[.L194];[.M194];[.N194];[Variables.$I$2];[Variables.$I$6];[.O194];[Variables.$I$6];[.P194];[Variables.$I$6];[.Q194];[Variables.$I$6];[.R194];[Variables.$I$6];[.S194];IF([.T194]&lt;&gt;&quot;&quot;;CONCATENATE([Variables.$I$6];[.T194]);&quot;&quot;);[Variables.$I$2];[Variables.$I$6]);IF([.A194]&lt;&gt;&quot;&quot;;CONCATENATE(&quot;#&quot;;[.A194]);&quot;&quot;))" office:value-type="string" office:string-value="[&quot;i5_greenwood_standard_bearer&quot;,&quot;Greenwood_Standard_Bearer&quot;,&quot;Greenwood_Standard_Bearers&quot;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" calcext:value-type="string">
            <text:p>["i5_greenwood_standard_bearer","Greenwood_Standard_Bearer","Greenwood_Standard_Bearers",tf_woodelf| tfg_gloves| tfg_shield| tfg_armor| tfg_helm| tfg_boots| tf_no_capture_alive,0,0,fac_woodelf,[itm_mirkwood_helm_d_good,itm_mirkwood_mail_good,itm_leather_gloves,itm_mirkwood_boots,itm_woodelf_banner,],attr_elf_tier_5,wp_elf_tier_5,knows_common|knows_athletics_4|knows_power_draw_6|knows_power_strike_4|knows_ironflesh_10,mirkwood_elf_face_1,mirkwood_elf_face_2],</text:p>
          </table:table-cell>
          <table:table-cell table:number-columns-repeated="16363"/>
        </table:table-row>
        <table:table-row table:style-name="ro5">
          <table:table-cell table:style-name="ce5"/>
          <table:table-cell table:style-name="ce6" table:number-columns-repeated="19"/>
          <table:table-cell table:style-name="ce42" table:formula="of:=IF(AND([.A195]&lt;&gt;&quot;&quot;;[.B195]&lt;&gt;&quot;&quot;);CONCATENATE([Variables.$I$1];[Variables.$I$7];[.A195];[Variables.$I$7];[Variables.$I$6];[Variables.$I$7];[.B195];[Variables.$I$7];[Variables.$I$6];[Variables.$I$7];[.C195];[Variables.$I$7];[Variables.$I$6];[.D195];[Variables.$I$6];[.E195];[Variables.$I$6];[.F195];[Variables.$I$6];[.G195];[Variables.$I$6];[Variables.$I$1];[.H195];[.I195];[.J195];[.K195];[.L195];[.M195];[.N195];[Variables.$I$2];[Variables.$I$6];[.O195];[Variables.$I$6];[.P195];[Variables.$I$6];[.Q195];[Variables.$I$6];[.R195];[Variables.$I$6];[.S195];IF([.T195]&lt;&gt;&quot;&quot;;CONCATENATE([Variables.$I$6];[.T195]);&quot;&quot;);[Variables.$I$2];[Variables.$I$6]);IF([.A195]&lt;&gt;&quot;&quot;;CONCATENATE(&quot;#&quot;;[.A195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Rivendell</text:p>
          </table:table-cell>
          <table:table-cell table:style-name="ce6" table:number-columns-repeated="19"/>
          <table:table-cell table:style-name="ce6" table:formula="of:=IF(AND([.A196]&lt;&gt;&quot;&quot;;[.B196]&lt;&gt;&quot;&quot;);CONCATENATE([Variables.$I$1];[Variables.$I$7];[.A196];[Variables.$I$7];[Variables.$I$6];[Variables.$I$7];[.B196];[Variables.$I$7];[Variables.$I$6];[Variables.$I$7];[.C196];[Variables.$I$7];[Variables.$I$6];[.D196];[Variables.$I$6];[.E196];[Variables.$I$6];[.F196];[Variables.$I$6];[.G196];[Variables.$I$6];[Variables.$I$1];[.H196];[.I196];[.J196];[.K196];[.L196];[.M196];[.N196];[Variables.$I$2];[Variables.$I$6];[.O196];[Variables.$I$6];[.P196];[Variables.$I$6];[.Q196];[Variables.$I$6];[.R196];[Variables.$I$6];[.S196];IF([.T196]&lt;&gt;&quot;&quot;;CONCATENATE([Variables.$I$6];[.T196]);&quot;&quot;);[Variables.$I$2];[Variables.$I$6]);IF([.A196]&lt;&gt;&quot;&quot;;CONCATENATE(&quot;#&quot;;[.A196]);&quot;&quot;))" office:value-type="string" office:string-value="#Rivendell" calcext:value-type="string">
            <text:p>#Rivendell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1_riv_scout</text:p>
          </table:table-cell>
          <table:table-cell table:style-name="ce7" office:value-type="string" calcext:value-type="string">
            <text:p>Rivendell_Scout</text:p>
          </table:table-cell>
          <table:table-cell table:style-name="ce7" office:value-type="string" calcext:value-type="string">
            <text:p>Rivendell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_bad,</text:p>
          </table:table-cell>
          <table:table-cell table:style-name="ce19" office:value-type="string" calcext:value-type="string">
            <text:p>itm_riv_light_cloak,</text:p>
          </table:table-cell>
          <table:table-cell table:style-name="ce11"/>
          <table:table-cell table:style-name="ce19" office:value-type="string" calcext:value-type="string">
            <text:p>itm_rohan_shoes,itm_leather_boots_dark_bad,itm_woodelf_leather_boots,</text:p>
          </table:table-cell>
          <table:table-cell table:style-name="ce19" office:value-type="string" calcext:value-type="string">
            <text:p>itm_short_bow,itm_elven_arrows,</text:p>
          </table:table-cell>
          <table:table-cell table:style-name="ce11" office:value-type="string" calcext:value-type="string">
            <text:p>itm_riv_archer_sword,</text:p>
          </table:table-cell>
          <table:table-cell table:style-name="ce11"/>
          <table:table-cell table:style-name="ce12" office:value-type="string" calcext:value-type="string">
            <text:p>attr_elf_tier_1</text:p>
          </table:table-cell>
          <table:table-cell table:style-name="ce12" office:value-type="string" calcext:value-type="string">
            <text:p>wp_elf_tier_1</text:p>
          </table:table-cell>
          <table:table-cell table:style-name="ce13" office:value-type="string" calcext:value-type="string">
            <text:p>knows_common|knows_power_strike_1|knows_power_draw_1|knows_weapon_master_2|knows_athletics_1|knows_riding_1|knows_horse_archery_1|knows_trainer_1|knows_tactics_1|knows_spotting_1|knows_wound_treatment_1|knows_first_aid_1|knows_leadership_1|knows_trade_1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197]&lt;&gt;&quot;&quot;;[.B197]&lt;&gt;&quot;&quot;);CONCATENATE([Variables.$I$1];[Variables.$I$7];[.A197];[Variables.$I$7];[Variables.$I$6];[Variables.$I$7];[.B197];[Variables.$I$7];[Variables.$I$6];[Variables.$I$7];[.C197];[Variables.$I$7];[Variables.$I$6];[.D197];[Variables.$I$6];[.E197];[Variables.$I$6];[.F197];[Variables.$I$6];[.G197];[Variables.$I$6];[Variables.$I$1];[.H197];[.I197];[.J197];[.K197];[.L197];[.M197];[.N197];[Variables.$I$2];[Variables.$I$6];[.O197];[Variables.$I$6];[.P197];[Variables.$I$6];[.Q197];[Variables.$I$6];[.R197];[Variables.$I$6];[.S197];IF([.T197]&lt;&gt;&quot;&quot;;CONCATENATE([Variables.$I$6];[.T197]);&quot;&quot;);[Variables.$I$2];[Variables.$I$6]);IF([.A197]&lt;&gt;&quot;&quot;;CONCATENATE(&quot;#&quot;;[.A197]);&quot;&quot;))" office:value-type="string" office:string-value="[&quot;a1_riv_scout&quot;,&quot;Rivendell_Scout&quot;,&quot;Rivendell_Scouts&quot;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" calcext:value-type="string">
            <text:p>["a1_riv_scout","Rivendell_Scout","Rivendell_Scouts",tf_imladris| tfg_ranged| tfg_armor| tfg_boots| tf_no_capture_alive,0,0,fac_imladris,[itm_hood_grey_bad,itm_riv_light_cloak,itm_rohan_shoes,itm_leather_boots_dark_bad,itm_woodelf_leather_boots,itm_short_bow,itm_elven_arrows,itm_riv_archer_sword,],attr_elf_tier_1,wp_elf_tier_1,knows_common|knows_power_strike_1|knows_power_draw_1|knows_weapon_master_2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riv_vet_scout</text:p>
          </table:table-cell>
          <table:table-cell table:style-name="ce7" office:value-type="string" calcext:value-type="string">
            <text:p>Rivendell_Veteran_Scout</text:p>
          </table:table-cell>
          <table:table-cell table:style-name="ce7" office:value-type="string" calcext:value-type="string">
            <text:p>Rivendell_Veteran_Scouts</text:p>
          </table:table-cell>
          <table:table-cell table:style-name="ce8" office:value-type="string" calcext:value-type="string">
            <text:p>tf_imladris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riv_leather_cloak,</text:p>
          </table:table-cell>
          <table:table-cell table:style-name="ce11"/>
          <table:table-cell table:style-name="ce11" office:value-type="string" calcext:value-type="string">
            <text:p>itm_riv_boots,itm_leather_boots,itm_woodelf_leather_boots,</text:p>
          </table:table-cell>
          <table:table-cell table:style-name="ce11" office:value-type="string" calcext:value-type="string">
            <text:p>itm_regular_bow,itm_elven_arrows,</text:p>
          </table:table-cell>
          <table:table-cell table:style-name="ce11" office:value-type="string" calcext:value-type="string">
            <text:p>itm_riv_archer_sword,</text:p>
          </table:table-cell>
          <table:table-cell table:style-name="ce11"/>
          <table:table-cell table:style-name="ce12" office:value-type="string" calcext:value-type="string">
            <text:p>attr_elf_tier_2</text:p>
          </table:table-cell>
          <table:table-cell table:style-name="ce12" office:value-type="string" calcext:value-type="string">
            <text:p>wp_elf_tier_2</text:p>
          </table:table-cell>
          <table:table-cell table:style-name="ce13" office:value-type="string" calcext:value-type="string">
            <text:p>knows_common|knows_ironflesh_1|knows_power_strike_2|knows_power_draw_1|knows_weapon_master_3|knows_athletics_1|knows_riding_1|knows_horse_archery_1|knows_trainer_1|knows_tactics_1|knows_spotting_1|knows_wound_treatment_1|knows_first_aid_1|knows_leadership_1|knows_trade_1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198]&lt;&gt;&quot;&quot;;[.B198]&lt;&gt;&quot;&quot;);CONCATENATE([Variables.$I$1];[Variables.$I$7];[.A198];[Variables.$I$7];[Variables.$I$6];[Variables.$I$7];[.B198];[Variables.$I$7];[Variables.$I$6];[Variables.$I$7];[.C198];[Variables.$I$7];[Variables.$I$6];[.D198];[Variables.$I$6];[.E198];[Variables.$I$6];[.F198];[Variables.$I$6];[.G198];[Variables.$I$6];[Variables.$I$1];[.H198];[.I198];[.J198];[.K198];[.L198];[.M198];[.N198];[Variables.$I$2];[Variables.$I$6];[.O198];[Variables.$I$6];[.P198];[Variables.$I$6];[.Q198];[Variables.$I$6];[.R198];[Variables.$I$6];[.S198];IF([.T198]&lt;&gt;&quot;&quot;;CONCATENATE([Variables.$I$6];[.T198]);&quot;&quot;);[Variables.$I$2];[Variables.$I$6]);IF([.A198]&lt;&gt;&quot;&quot;;CONCATENATE(&quot;#&quot;;[.A198]);&quot;&quot;))" office:value-type="string" office:string-value="[&quot;a2_riv_vet_scout&quot;,&quot;Rivendell_Veteran_Scout&quot;,&quot;Rivendell_Veteran_Scouts&quot;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" calcext:value-type="string">
            <text:p>["a2_riv_vet_scout","Rivendell_Veteran_Scout","Rivendell_Veteran_Scouts",tf_imladris| tfg_ranged| tfg_armor| tfg_boots| tf_no_capture_alive,0,0,fac_imladris,[itm_hood_grey,itm_riv_leather_cloak,itm_riv_boots,itm_leather_boots,itm_woodelf_leather_boots,itm_regular_bow,itm_elven_arrows,itm_riv_archer_sword,],attr_elf_tier_2,wp_elf_tier_2,knows_common|knows_ironflesh_1|knows_power_strike_2|knows_power_draw_1|knows_weapon_master_3|knows_athletics_1|knows_riding_1|knows_horse_archery_1|knows_trainer_1|knows_tactics_1|knows_spotting_1|knows_wound_treatment_1|knows_first_aid_1|knows_leadership_1|knows_trade_1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riv_archer</text:p>
          </table:table-cell>
          <table:table-cell table:style-name="ce7" office:value-type="string" calcext:value-type="string">
            <text:p>Rivendell_Archer</text:p>
          </table:table-cell>
          <table:table-cell table:style-name="ce7" office:value-type="string" calcext:value-type="string">
            <text:p>Rivendell_Archers</text:p>
          </table:table-cell>
          <table:table-cell table:style-name="ce8" office:value-type="string" calcext:value-type="string">
            <text:p>tf_imladris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<text:span text:style-name="T1">itm_riv_helm_b</text:span>,itm_hood_grey,</text:p>
          </table:table-cell>
          <table:table-cell table:style-name="ce11" office:value-type="string" calcext:value-type="string">
            <text:p>itm_riv_leather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itm_leather_boots,itm_woodelf_leather_boots,</text:p>
          </table:table-cell>
          <table:table-cell table:style-name="ce11" office:value-type="string" calcext:value-type="string">
            <text:p>itm_elven_bow,itm_elven_arrows,</text:p>
          </table:table-cell>
          <table:table-cell table:style-name="ce19" office:value-type="string" calcext:value-type="string">
            <text:p>itm_riv_1h_sword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4|knows_power_draw_4|knows_power_strike_3|knows_ironflesh_3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199]&lt;&gt;&quot;&quot;;[.B199]&lt;&gt;&quot;&quot;);CONCATENATE([Variables.$I$1];[Variables.$I$7];[.A199];[Variables.$I$7];[Variables.$I$6];[Variables.$I$7];[.B199];[Variables.$I$7];[Variables.$I$6];[Variables.$I$7];[.C199];[Variables.$I$7];[Variables.$I$6];[.D199];[Variables.$I$6];[.E199];[Variables.$I$6];[.F199];[Variables.$I$6];[.G199];[Variables.$I$6];[Variables.$I$1];[.H199];[.I199];[.J199];[.K199];[.L199];[.M199];[.N199];[Variables.$I$2];[Variables.$I$6];[.O199];[Variables.$I$6];[.P199];[Variables.$I$6];[.Q199];[Variables.$I$6];[.R199];[Variables.$I$6];[.S199];IF([.T199]&lt;&gt;&quot;&quot;;CONCATENATE([Variables.$I$6];[.T199]);&quot;&quot;);[Variables.$I$2];[Variables.$I$6]);IF([.A199]&lt;&gt;&quot;&quot;;CONCATENATE(&quot;#&quot;;[.A199]);&quot;&quot;))" office:value-type="string" office:string-value="[&quot;a3_riv_archer&quot;,&quot;Rivendell_Archer&quot;,&quot;Rivendell_Archers&quot;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" calcext:value-type="string">
            <text:p>["a3_riv_archer","Rivendell_Archer","Rivendell_Archers",tf_imladris| tfg_ranged| tfg_armor| tfg_helm| tfg_boots| tf_no_capture_alive,0,0,fac_imladris,[itm_riv_helm_b,itm_hood_grey,itm_riv_leather_cloak,itm_leather_gloves,itm_riv_boots,itm_leather_boots,itm_woodelf_leather_boots,itm_elven_bow,itm_elven_arrows,itm_riv_1h_sword,],attr_elf_tier_3,wp_elf_tier_3,knows_common|knows_athletics_4|knows_power_draw_4|knows_power_strike_3|knows_ironflesh_3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riv_vet_archer</text:p>
          </table:table-cell>
          <table:table-cell table:style-name="ce7" office:value-type="string" calcext:value-type="string">
            <text:p>Rivendell_Veteran_Archer</text:p>
          </table:table-cell>
          <table:table-cell table:style-name="ce7" office:value-type="string" calcext:value-type="string">
            <text:p>Rivendell_Veteran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mail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itm_woodelf_leather_boots_good,</text:p>
          </table:table-cell>
          <table:table-cell table:style-name="ce11" office:value-type="string" calcext:value-type="string">
            <text:p>itm_riv_bow,itm_elven_arrows,</text:p>
          </table:table-cell>
          <table:table-cell table:style-name="ce11" office:value-type="string" calcext:value-type="string">
            <text:p>itm_riv_1h_sword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5|knows_power_draw_4|knows_power_strike_3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0]&lt;&gt;&quot;&quot;;[.B200]&lt;&gt;&quot;&quot;);CONCATENATE([Variables.$I$1];[Variables.$I$7];[.A200];[Variables.$I$7];[Variables.$I$6];[Variables.$I$7];[.B200];[Variables.$I$7];[Variables.$I$6];[Variables.$I$7];[.C200];[Variables.$I$7];[Variables.$I$6];[.D200];[Variables.$I$6];[.E200];[Variables.$I$6];[.F200];[Variables.$I$6];[.G200];[Variables.$I$6];[Variables.$I$1];[.H200];[.I200];[.J200];[.K200];[.L200];[.M200];[.N200];[Variables.$I$2];[Variables.$I$6];[.O200];[Variables.$I$6];[.P200];[Variables.$I$6];[.Q200];[Variables.$I$6];[.R200];[Variables.$I$6];[.S200];IF([.T200]&lt;&gt;&quot;&quot;;CONCATENATE([Variables.$I$6];[.T200]);&quot;&quot;);[Variables.$I$2];[Variables.$I$6]);IF([.A200]&lt;&gt;&quot;&quot;;CONCATENATE(&quot;#&quot;;[.A200]);&quot;&quot;))" office:value-type="string" office:string-value="[&quot;a4_riv_vet_archer&quot;,&quot;Rivendell_Veteran_Archer&quot;,&quot;Rivendell_Veteran_Archers&quot;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" calcext:value-type="string">
            <text:p>["a4_riv_vet_archer","Rivendell_Veteran_Archer","Rivendell_Veteran_Archers",tf_imladris| tfg_ranged| tfg_gloves| tfg_armor| tfg_helm| tfg_boots| tf_no_capture_alive,0,0,fac_imladris,[itm_riv_helm_b,itm_riv_foot_mail_cloak,itm_leather_gloves,itm_riv_boots,itm_woodelf_leather_boots_good,itm_riv_bow,itm_elven_arrows,itm_riv_1h_sword,],attr_elf_tier_4,wp_elf_tier_4,knows_common|knows_athletics_5|knows_power_draw_4|knows_power_strike_3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riv_master_archer</text:p>
          </table:table-cell>
          <table:table-cell table:style-name="ce7" office:value-type="string" calcext:value-type="string">
            <text:p>Rivendell_Master_Archer</text:p>
          </table:table-cell>
          <table:table-cell table:style-name="ce7" office:value-type="string" calcext:value-type="string">
            <text:p>Rivendell_Master_Archer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mail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riv_bow,itm_elven_arrows,</text:p>
          </table:table-cell>
          <table:table-cell table:style-name="ce11" office:value-type="string" calcext:value-type="string">
            <text:p>itm_riv_bas_sword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5|knows_power_draw_5|knows_power_strike_4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1]&lt;&gt;&quot;&quot;;[.B201]&lt;&gt;&quot;&quot;);CONCATENATE([Variables.$I$1];[Variables.$I$7];[.A201];[Variables.$I$7];[Variables.$I$6];[Variables.$I$7];[.B201];[Variables.$I$7];[Variables.$I$6];[Variables.$I$7];[.C201];[Variables.$I$7];[Variables.$I$6];[.D201];[Variables.$I$6];[.E201];[Variables.$I$6];[.F201];[Variables.$I$6];[.G201];[Variables.$I$6];[Variables.$I$1];[.H201];[.I201];[.J201];[.K201];[.L201];[.M201];[.N201];[Variables.$I$2];[Variables.$I$6];[.O201];[Variables.$I$6];[.P201];[Variables.$I$6];[.Q201];[Variables.$I$6];[.R201];[Variables.$I$6];[.S201];IF([.T201]&lt;&gt;&quot;&quot;;CONCATENATE([Variables.$I$6];[.T201]);&quot;&quot;);[Variables.$I$2];[Variables.$I$6]);IF([.A201]&lt;&gt;&quot;&quot;;CONCATENATE(&quot;#&quot;;[.A201]);&quot;&quot;))" office:value-type="string" office:string-value="[&quot;a5_riv_master_archer&quot;,&quot;Rivendell_Master_Archer&quot;,&quot;Rivendell_Master_Archers&quot;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" calcext:value-type="string">
            <text:p>["a5_riv_master_archer","Rivendell_Master_Archer","Rivendell_Master_Archers",tf_imladris| tfg_ranged| tfg_gloves| tfg_armor| tfg_helm| tfg_boots| tf_no_capture_alive,0,0,fac_imladris,[itm_riv_helm_b,itm_riv_foot_mail_cloak,itm_leather_gloves_good,itm_riv_boots,itm_riv_bow,itm_elven_arrows,itm_riv_bas_sword,],attr_elf_tier_5,wp_elf_tier_5,knows_common|knows_athletics_5|knows_power_draw_5|knows_power_strike_4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6_riv_guardian</text:p>
          </table:table-cell>
          <table:table-cell table:style-name="ce7" office:value-type="string" calcext:value-type="string">
            <text:p>Guardian_of_Imladris</text:p>
          </table:table-cell>
          <table:table-cell table:style-name="ce7" office:value-type="string" calcext:value-type="string">
            <text:p>Guardians_of_Imladris</text:p>
          </table:table-cell>
          <table:table-cell table:style-name="ce8" office:value-type="string" calcext:value-type="string">
            <text:p>tf_imladris| tfg_ranged| tfg_gloves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scale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riv_bow,itm_elven_arrows,</text:p>
          </table:table-cell>
          <table:table-cell table:style-name="ce11" office:value-type="string" calcext:value-type="string">
            <text:p>itm_riv_bas_sword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5|knows_power_draw_6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2]&lt;&gt;&quot;&quot;;[.B202]&lt;&gt;&quot;&quot;);CONCATENATE([Variables.$I$1];[Variables.$I$7];[.A202];[Variables.$I$7];[Variables.$I$6];[Variables.$I$7];[.B202];[Variables.$I$7];[Variables.$I$6];[Variables.$I$7];[.C202];[Variables.$I$7];[Variables.$I$6];[.D202];[Variables.$I$6];[.E202];[Variables.$I$6];[.F202];[Variables.$I$6];[.G202];[Variables.$I$6];[Variables.$I$1];[.H202];[.I202];[.J202];[.K202];[.L202];[.M202];[.N202];[Variables.$I$2];[Variables.$I$6];[.O202];[Variables.$I$6];[.P202];[Variables.$I$6];[.Q202];[Variables.$I$6];[.R202];[Variables.$I$6];[.S202];IF([.T202]&lt;&gt;&quot;&quot;;CONCATENATE([Variables.$I$6];[.T202]);&quot;&quot;);[Variables.$I$2];[Variables.$I$6]);IF([.A202]&lt;&gt;&quot;&quot;;CONCATENATE(&quot;#&quot;;[.A202]);&quot;&quot;))" office:value-type="string" office:string-value="[&quot;a6_riv_guardian&quot;,&quot;Guardian_of_Imladris&quot;,&quot;Guardians_of_Imladris&quot;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" calcext:value-type="string">
            <text:p>["a6_riv_guardian","Guardian_of_Imladris","Guardians_of_Imladris",tf_imladris| tfg_ranged| tfg_gloves| tfg_armor| tfg_helm| tfg_boots| tf_no_capture_alive,0,0,fac_imladris,[itm_riv_helm_b,itm_riv_foot_scale_cloak,itm_leather_gloves_good,itm_riv_boots,itm_riv_bow,itm_elven_arrows,itm_riv_bas_sword,],attr_elf_tier_6,wp_elf_tier_6,knows_common|knows_athletics_5|knows_power_draw_6|knows_power_strike_5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riv_swordbearer</text:p>
          </table:table-cell>
          <table:table-cell table:style-name="ce7" office:value-type="string" calcext:value-type="string">
            <text:p>Rivendell_Swordbearer</text:p>
          </table:table-cell>
          <table:table-cell table:style-name="ce7" office:value-type="string" calcext:value-type="string">
            <text:p>Rivendell_Swordbearers</text:p>
          </table:table-cell>
          <table:table-cell table:style-name="ce8" office:value-type="string" calcext:value-type="string">
            <text:p>tf_imladri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9" office:value-type="string" calcext:value-type="string">
            <text:p>itm_riv_foot_mail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itm_woodelf_leather_boots_good,</text:p>
          </table:table-cell>
          <table:table-cell table:style-name="ce19" office:value-type="string" calcext:value-type="string">
            <text:p>itm_riv_1h_sword,itm_riv_archer_sword,</text:p>
          </table:table-cell>
          <table:table-cell table:style-name="ce11" office:value-type="string" calcext:value-type="string">
            <text:p>itm_riv_shield_a,</text:p>
          </table:table-cell>
          <table:table-cell table:style-name="ce11"/>
          <table:table-cell table:style-name="ce12" office:value-type="string" calcext:value-type="string">
            <text:p>attr_elf_tier_3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4|knows_shield_3|knows_power_strike_3|knows_ironflesh_3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3]&lt;&gt;&quot;&quot;;[.B203]&lt;&gt;&quot;&quot;);CONCATENATE([Variables.$I$1];[Variables.$I$7];[.A203];[Variables.$I$7];[Variables.$I$6];[Variables.$I$7];[.B203];[Variables.$I$7];[Variables.$I$6];[Variables.$I$7];[.C203];[Variables.$I$7];[Variables.$I$6];[.D203];[Variables.$I$6];[.E203];[Variables.$I$6];[.F203];[Variables.$I$6];[.G203];[Variables.$I$6];[Variables.$I$1];[.H203];[.I203];[.J203];[.K203];[.L203];[.M203];[.N203];[Variables.$I$2];[Variables.$I$6];[.O203];[Variables.$I$6];[.P203];[Variables.$I$6];[.Q203];[Variables.$I$6];[.R203];[Variables.$I$6];[.S203];IF([.T203]&lt;&gt;&quot;&quot;;CONCATENATE([Variables.$I$6];[.T203]);&quot;&quot;);[Variables.$I$2];[Variables.$I$6]);IF([.A203]&lt;&gt;&quot;&quot;;CONCATENATE(&quot;#&quot;;[.A203]);&quot;&quot;))" office:value-type="string" office:string-value="[&quot;i3_riv_swordbearer&quot;,&quot;Rivendell_Swordbearer&quot;,&quot;Rivendell_Swordbearers&quot;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" calcext:value-type="string">
            <text:p>["i3_riv_swordbearer","Rivendell_Swordbearer","Rivendell_Swordbearers",tf_imladris| tfg_shield| tfg_armor| tfg_helm| tfg_boots| tf_no_capture_alive,0,0,fac_imladris,[itm_riv_helm_b,itm_riv_foot_mail,itm_leather_gloves,itm_riv_boots,itm_woodelf_leather_boots_good,itm_riv_1h_sword,itm_riv_archer_sword,itm_riv_shield_a,],attr_elf_tier_3,wp_elf_tier_3,knows_common|knows_athletics_4|knows_shield_3|knows_power_strike_3|knows_ironflesh_3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riv_vet_swordbearer</text:p>
          </table:table-cell>
          <table:table-cell table:style-name="ce7" office:value-type="string" calcext:value-type="string">
            <text:p>Rivendell_Veteran_Swordbearer</text:p>
          </table:table-cell>
          <table:table-cell table:style-name="ce7" office:value-type="string" calcext:value-type="string">
            <text:p>Rivendell_Veteran_Sword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mail_good, itm_riv_surcoa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</text:p>
          </table:table-cell>
          <table:table-cell table:style-name="ce19" office:value-type="string" calcext:value-type="string">
            <text:p>itm_riv_1h_sword,</text:p>
          </table:table-cell>
          <table:table-cell table:style-name="ce11" office:value-type="string" calcext:value-type="string">
            <text:p>itm_riv_shield_a,</text:p>
          </table:table-cell>
          <table:table-cell table:style-name="ce11"/>
          <table:table-cell table:style-name="ce12" office:value-type="string" calcext:value-type="string">
            <text:p>attr_elf_tier_4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athletics_5|knows_shield_4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4]&lt;&gt;&quot;&quot;;[.B204]&lt;&gt;&quot;&quot;);CONCATENATE([Variables.$I$1];[Variables.$I$7];[.A204];[Variables.$I$7];[Variables.$I$6];[Variables.$I$7];[.B204];[Variables.$I$7];[Variables.$I$6];[Variables.$I$7];[.C204];[Variables.$I$7];[Variables.$I$6];[.D204];[Variables.$I$6];[.E204];[Variables.$I$6];[.F204];[Variables.$I$6];[.G204];[Variables.$I$6];[Variables.$I$1];[.H204];[.I204];[.J204];[.K204];[.L204];[.M204];[.N204];[Variables.$I$2];[Variables.$I$6];[.O204];[Variables.$I$6];[.P204];[Variables.$I$6];[.Q204];[Variables.$I$6];[.R204];[Variables.$I$6];[.S204];IF([.T204]&lt;&gt;&quot;&quot;;CONCATENATE([Variables.$I$6];[.T204]);&quot;&quot;);[Variables.$I$2];[Variables.$I$6]);IF([.A204]&lt;&gt;&quot;&quot;;CONCATENATE(&quot;#&quot;;[.A204]);&quot;&quot;))" office:value-type="string" office:string-value="[&quot;i4_riv_vet_swordbearer&quot;,&quot;Rivendell_Veteran_Swordbearer&quot;,&quot;Rivendell_Veteran_Swordbearers&quot;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" calcext:value-type="string">
            <text:p>["i4_riv_vet_swordbearer","Rivendell_Veteran_Swordbearer","Rivendell_Veteran_Swordbearers",tf_imladris| tfg_gloves| tfg_shield| tfg_armor| tfg_helm| tfg_boots| tf_no_capture_alive,0,0,fac_imladris,[itm_riv_helm_b,itm_riv_foot_mail_good, itm_riv_surcoat,itm_leather_gloves,itm_riv_boots,itm_riv_1h_sword,itm_riv_shield_a,],attr_elf_tier_4,wp_elf_tier_4,knows_common|knows_athletics_5|knows_shield_4|knows_power_strike_5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riv_swordmaster</text:p>
          </table:table-cell>
          <table:table-cell table:style-name="ce7" office:value-type="string" calcext:value-type="string">
            <text:p>Rivendell_Swordmaster</text:p>
          </table:table-cell>
          <table:table-cell table:style-name="ce7" office:value-type="string" calcext:value-type="string">
            <text:p>Rivendell_Swordmast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riv_helm_c,</text:p>
          </table:table-cell>
          <table:table-cell table:style-name="ce11" office:value-type="string" calcext:value-type="string">
            <text:p>itm_riv_surcoat_good,itm_riv_foot_scale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28" office:value-type="string" calcext:value-type="string">
            <text:p>itm_riv_1h_sword,</text:p>
          </table:table-cell>
          <table:table-cell table:style-name="ce11" office:value-type="string" calcext:value-type="string">
            <text:p>itm_riv_shield_a_good,</text:p>
          </table:table-cell>
          <table:table-cell table:style-name="ce11"/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5|knows_shield_5|knows_power_strike_6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5]&lt;&gt;&quot;&quot;;[.B205]&lt;&gt;&quot;&quot;);CONCATENATE([Variables.$I$1];[Variables.$I$7];[.A205];[Variables.$I$7];[Variables.$I$6];[Variables.$I$7];[.B205];[Variables.$I$7];[Variables.$I$6];[Variables.$I$7];[.C205];[Variables.$I$7];[Variables.$I$6];[.D205];[Variables.$I$6];[.E205];[Variables.$I$6];[.F205];[Variables.$I$6];[.G205];[Variables.$I$6];[Variables.$I$1];[.H205];[.I205];[.J205];[.K205];[.L205];[.M205];[.N205];[Variables.$I$2];[Variables.$I$6];[.O205];[Variables.$I$6];[.P205];[Variables.$I$6];[.Q205];[Variables.$I$6];[.R205];[Variables.$I$6];[.S205];IF([.T205]&lt;&gt;&quot;&quot;;CONCATENATE([Variables.$I$6];[.T205]);&quot;&quot;);[Variables.$I$2];[Variables.$I$6]);IF([.A205]&lt;&gt;&quot;&quot;;CONCATENATE(&quot;#&quot;;[.A205]);&quot;&quot;))" office:value-type="string" office:string-value="[&quot;i5_riv_swordmaster&quot;,&quot;Rivendell_Swordmaster&quot;,&quot;Rivendell_Swordmasters&quot;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" calcext:value-type="string">
            <text:p>["i5_riv_swordmaster","Rivendell_Swordmaster","Rivendell_Swordmasters",tf_imladris| tfg_gloves| tfg_shield| tfg_armor| tfg_helm| tfg_boots| tf_no_capture_alive,0,0,fac_imladris,[itm_riv_helm_c,itm_riv_surcoat_good,itm_riv_foot_scale,itm_leather_gloves_good,itm_riv_boots,itm_riv_1h_sword,itm_riv_shield_a_good,],attr_elf_tier_5,wp_elf_tier_5,knows_common|knows_athletics_5|knows_shield_5|knows_power_strike_6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riv_champion</text:p>
          </table:table-cell>
          <table:table-cell table:style-name="ce7" office:value-type="string" calcext:value-type="string">
            <text:p>Champion_of_Imladris</text:p>
          </table:table-cell>
          <table:table-cell table:style-name="ce7" office:value-type="string" calcext:value-type="string">
            <text:p>Champions_of_Imladri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</text:p>
          </table:table-cell>
          <table:table-cell table:style-name="ce11" office:value-type="string" calcext:value-type="string">
            <text:p>itm_riv_foot_scale_lordly,itm_riv_knight_good,itm_riv_surcoat_lordly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riv_1h_sword,itm_riv_bas_sword,</text:p>
          </table:table-cell>
          <table:table-cell table:style-name="ce11" office:value-type="string" calcext:value-type="string">
            <text:p>itm_riv_shield_a_good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5|knows_shield_6|knows_power_strike_7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6]&lt;&gt;&quot;&quot;;[.B206]&lt;&gt;&quot;&quot;);CONCATENATE([Variables.$I$1];[Variables.$I$7];[.A206];[Variables.$I$7];[Variables.$I$6];[Variables.$I$7];[.B206];[Variables.$I$7];[Variables.$I$6];[Variables.$I$7];[.C206];[Variables.$I$7];[Variables.$I$6];[.D206];[Variables.$I$6];[.E206];[Variables.$I$6];[.F206];[Variables.$I$6];[.G206];[Variables.$I$6];[Variables.$I$1];[.H206];[.I206];[.J206];[.K206];[.L206];[.M206];[.N206];[Variables.$I$2];[Variables.$I$6];[.O206];[Variables.$I$6];[.P206];[Variables.$I$6];[.Q206];[Variables.$I$6];[.R206];[Variables.$I$6];[.S206];IF([.T206]&lt;&gt;&quot;&quot;;CONCATENATE([Variables.$I$6];[.T206]);&quot;&quot;);[Variables.$I$2];[Variables.$I$6]);IF([.A206]&lt;&gt;&quot;&quot;;CONCATENATE(&quot;#&quot;;[.A206]);&quot;&quot;))" office:value-type="string" office:string-value="[&quot;i6_riv_champion&quot;,&quot;Champion_of_Imladris&quot;,&quot;Champions_of_Imladris&quot;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" calcext:value-type="string">
            <text:p>["i6_riv_champion","Champion_of_Imladris","Champions_of_Imladris",tf_imladris| tfg_gloves| tfg_shield| tfg_armor| tfg_helm| tfg_boots| tf_no_capture_alive,0,0,fac_imladris,[itm_riv_helm_c,itm_riv_foot_scale_lordly,itm_riv_knight_good,itm_riv_surcoat_lordly,itm_mail_mittens,itm_riv_boots,itm_riv_1h_sword,itm_riv_bas_sword,itm_riv_shield_a_good,],attr_elf_tier_6,wp_elf_tier_6,knows_common|knows_athletics_5|knows_shield_6|knows_power_strike_7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riv_rider</text:p>
          </table:table-cell>
          <table:table-cell table:style-name="ce7" office:value-type="string" calcext:value-type="string">
            <text:p>Rivendell_Rider</text:p>
          </table:table-cell>
          <table:table-cell table:style-name="ce7" office:value-type="string" calcext:value-type="string">
            <text:p>Rivendell_Rider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b,</text:p>
          </table:table-cell>
          <table:table-cell table:style-name="ce11" office:value-type="string" calcext:value-type="string">
            <text:p>itm_riv_foot_scale, itm_riv_surcoat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lorien_bow_reward, itm_elven_arrows,</text:p>
          </table:table-cell>
          <table:table-cell table:style-name="ce11" office:value-type="string" calcext:value-type="string">
            <text:p>itm_riv_shield_b,itm_riv_spear,itm_riv_riding_sword,</text:p>
          </table:table-cell>
          <table:table-cell table:style-name="ce11" office:value-type="string" calcext:value-type="string">
            <text:p>itm_riv_warhorse,</text:p>
          </table:table-cell>
          <table:table-cell table:style-name="ce12" office:value-type="string" calcext:value-type="string">
            <text:p>attr_elf_tier_5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riding_5|knows_shield_3|knows_athletics_5|knows_horse_archery_6|knows_power_draw_4|knows_power_strike_4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7]&lt;&gt;&quot;&quot;;[.B207]&lt;&gt;&quot;&quot;);CONCATENATE([Variables.$I$1];[Variables.$I$7];[.A207];[Variables.$I$7];[Variables.$I$6];[Variables.$I$7];[.B207];[Variables.$I$7];[Variables.$I$6];[Variables.$I$7];[.C207];[Variables.$I$7];[Variables.$I$6];[.D207];[Variables.$I$6];[.E207];[Variables.$I$6];[.F207];[Variables.$I$6];[.G207];[Variables.$I$6];[Variables.$I$1];[.H207];[.I207];[.J207];[.K207];[.L207];[.M207];[.N207];[Variables.$I$2];[Variables.$I$6];[.O207];[Variables.$I$6];[.P207];[Variables.$I$6];[.Q207];[Variables.$I$6];[.R207];[Variables.$I$6];[.S207];IF([.T207]&lt;&gt;&quot;&quot;;CONCATENATE([Variables.$I$6];[.T207]);&quot;&quot;);[Variables.$I$2];[Variables.$I$6]);IF([.A207]&lt;&gt;&quot;&quot;;CONCATENATE(&quot;#&quot;;[.A207]);&quot;&quot;))" office:value-type="string" office:string-value="[&quot;ac5_riv_rider&quot;,&quot;Rivendell_Rider&quot;,&quot;Rivendell_Riders&quot;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" calcext:value-type="string">
            <text:p>["ac5_riv_rider","Rivendell_Rider","Rivendell_Riders",tf_imladris| tfg_ranged| tf_mounted| tfg_gloves| tfg_armor| tfg_helm| tfg_horse| tfg_boots| tf_no_capture_alive,0,0,fac_imladris,[itm_riv_helm_b,itm_riv_foot_scale, itm_riv_surcoat_good,itm_leather_gloves,itm_riv_boots,itm_lorien_bow_reward, itm_elven_arrows,itm_riv_shield_b,itm_riv_spear,itm_riv_riding_sword,itm_riv_warhorse,],attr_elf_tier_5,wp_elf_tier_5,knows_common|knows_riding_5|knows_shield_3|knows_athletics_5|knows_horse_archery_6|knows_power_draw_4|knows_power_strike_4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6_riv_knight</text:p>
          </table:table-cell>
          <table:table-cell table:style-name="ce7" office:value-type="string" calcext:value-type="string">
            <text:p>Knight_of_Imladris</text:p>
          </table:table-cell>
          <table:table-cell table:style-name="ce7" office:value-type="string" calcext:value-type="string">
            <text:p>Knights_of_Imladri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</text:p>
          </table:table-cell>
          <table:table-cell table:style-name="ce11" office:value-type="string" calcext:value-type="string">
            <text:p>itm_riv_foot_scale_cloak, itm_riv_knight_cloak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riv_bas_sword,itm_riv_shield_b_good,itm_riv_spear,itm_riv_riding_sword,</text:p>
          </table:table-cell>
          <table:table-cell table:style-name="ce11" office:value-type="string" calcext:value-type="string">
            <text:p>itm_riv_warhorse2,</text:p>
          </table:table-cell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riding_6|knows_shield_4|knows_horse_archery_9|knows_athletics_5|knows_power_draw_5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8]&lt;&gt;&quot;&quot;;[.B208]&lt;&gt;&quot;&quot;);CONCATENATE([Variables.$I$1];[Variables.$I$7];[.A208];[Variables.$I$7];[Variables.$I$6];[Variables.$I$7];[.B208];[Variables.$I$7];[Variables.$I$6];[Variables.$I$7];[.C208];[Variables.$I$7];[Variables.$I$6];[.D208];[Variables.$I$6];[.E208];[Variables.$I$6];[.F208];[Variables.$I$6];[.G208];[Variables.$I$6];[Variables.$I$1];[.H208];[.I208];[.J208];[.K208];[.L208];[.M208];[.N208];[Variables.$I$2];[Variables.$I$6];[.O208];[Variables.$I$6];[.P208];[Variables.$I$6];[.Q208];[Variables.$I$6];[.R208];[Variables.$I$6];[.S208];IF([.T208]&lt;&gt;&quot;&quot;;CONCATENATE([Variables.$I$6];[.T208]);&quot;&quot;);[Variables.$I$2];[Variables.$I$6]);IF([.A208]&lt;&gt;&quot;&quot;;CONCATENATE(&quot;#&quot;;[.A208]);&quot;&quot;))" office:value-type="string" office:string-value="[&quot;ac6_riv_knight&quot;,&quot;Knight_of_Imladris&quot;,&quot;Knights_of_Imladris&quot;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ac6_riv_knight","Knight_of_Imladris","Knights_of_Imladris",tf_imladris| tfg_ranged| tf_mounted| tfg_gloves| tfg_armor| tfg_helm| tfg_horse| tfg_boots| tf_no_capture_alive,0,0,fac_imladris,[itm_riv_helm_c,itm_riv_foot_scale_cloak, itm_riv_knight_cloak,itm_leather_gloves_goo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rivendell_standard_bearer</text:p>
          </table:table-cell>
          <table:table-cell table:style-name="ce7" office:value-type="string" calcext:value-type="string">
            <text:p>Rivendell_Standard_Bearer</text:p>
          </table:table-cell>
          <table:table-cell table:style-name="ce7" office:value-type="string" calcext:value-type="string">
            <text:p>Rivendell_Standard_Bearers</text:p>
          </table:table-cell>
          <table:table-cell table:style-name="ce8" office:value-type="string" calcext:value-type="string">
            <text:p>tf_imladris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</text:p>
          </table:table-cell>
          <table:table-cell table:style-name="ce11" office:value-type="string" calcext:value-type="string">
            <text:p>itm_riv_foot_scale_good, itm_riv_knight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itm_imladris_banner,</text:p>
          </table:table-cell>
          <table:table-cell table:style-name="ce11" table:number-columns-repeated="2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3|knows_power_draw_6|knows_power_strike_6|knows_ironflesh_10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6" table:formula="of:=IF(AND([.A209]&lt;&gt;&quot;&quot;;[.B209]&lt;&gt;&quot;&quot;);CONCATENATE([Variables.$I$1];[Variables.$I$7];[.A209];[Variables.$I$7];[Variables.$I$6];[Variables.$I$7];[.B209];[Variables.$I$7];[Variables.$I$6];[Variables.$I$7];[.C209];[Variables.$I$7];[Variables.$I$6];[.D209];[Variables.$I$6];[.E209];[Variables.$I$6];[.F209];[Variables.$I$6];[.G209];[Variables.$I$6];[Variables.$I$1];[.H209];[.I209];[.J209];[.K209];[.L209];[.M209];[.N209];[Variables.$I$2];[Variables.$I$6];[.O209];[Variables.$I$6];[.P209];[Variables.$I$6];[.Q209];[Variables.$I$6];[.R209];[Variables.$I$6];[.S209];IF([.T209]&lt;&gt;&quot;&quot;;CONCATENATE([Variables.$I$6];[.T209]);&quot;&quot;);[Variables.$I$2];[Variables.$I$6]);IF([.A209]&lt;&gt;&quot;&quot;;CONCATENATE(&quot;#&quot;;[.A209]);&quot;&quot;))" office:value-type="string" office:string-value="[&quot;i6_rivendell_standard_bearer&quot;,&quot;Rivendell_Standard_Bearer&quot;,&quot;Rivendell_Standard_Bearers&quot;,tf_imladris| tfg_gloves| tfg_shield| tfg_armor| tfg_helm| tfg_boots| tf_no_capture_alive,0,0,fac_imladris,[itm_riv_helm_c,itm_riv_foot_scale_good, itm_riv_knight_good,itm_mail_mittens,itm_riv_boots,itm_imladris_banner,],attr_elf_tier_6,wp_elf_tier_6,knows_common|knows_athletics_3|knows_power_draw_6|knows_power_strike_6|knows_ironflesh_10,rivendell_elf_face_1,rivendell_elf_face_2]," calcext:value-type="string">
            <text:p>["i6_rivendell_standard_bearer","Rivendell_Standard_Bearer","Rivendell_Standard_Bearers",tf_imladris| tfg_gloves| tfg_shield| tfg_armor| tfg_helm| tfg_boots| tf_no_capture_alive,0,0,fac_imladris,[itm_riv_helm_c,itm_riv_foot_scale_good, itm_riv_knight_good,itm_mail_mittens,itm_riv_boots,itm_imladris_banner,],attr_elf_tier_6,wp_elf_tier_6,knows_common|knows_athletics_3|knows_power_draw_6|knows_power_strike_6|knows_ironflesh_10,rivendell_elf_face_1,rivendell_elf_face_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210]&lt;&gt;&quot;&quot;;[.B210]&lt;&gt;&quot;&quot;);CONCATENATE([Variables.$I$1];[Variables.$I$7];[.A210];[Variables.$I$7];[Variables.$I$6];[Variables.$I$7];[.B210];[Variables.$I$7];[Variables.$I$6];[Variables.$I$7];[.C210];[Variables.$I$7];[Variables.$I$6];[.D210];[Variables.$I$6];[.E210];[Variables.$I$6];[.F210];[Variables.$I$6];[.G210];[Variables.$I$6];[Variables.$I$1];[.H210];[.I210];[.J210];[.K210];[.L210];[.M210];[.N210];[Variables.$I$2];[Variables.$I$6];[.O210];[Variables.$I$6];[.P210];[Variables.$I$6];[.Q210];[Variables.$I$6];[.R210];[Variables.$I$6];[.S210];IF([.T210]&lt;&gt;&quot;&quot;;CONCATENATE([Variables.$I$6];[.T210]);&quot;&quot;);[Variables.$I$2];[Variables.$I$6]);IF([.A210]&lt;&gt;&quot;&quot;;CONCATENATE(&quot;#&quot;;[.A210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#Dunedain #Arnor</text:p>
          </table:table-cell>
          <table:table-cell table:style-name="ce6" table:number-columns-repeated="19"/>
          <table:table-cell table:style-name="ce6" table:formula="of:=IF(AND([.A211]&lt;&gt;&quot;&quot;;[.B211]&lt;&gt;&quot;&quot;);CONCATENATE([Variables.$I$1];[Variables.$I$7];[.A211];[Variables.$I$7];[Variables.$I$6];[Variables.$I$7];[.B211];[Variables.$I$7];[Variables.$I$6];[Variables.$I$7];[.C211];[Variables.$I$7];[Variables.$I$6];[.D211];[Variables.$I$6];[.E211];[Variables.$I$6];[.F211];[Variables.$I$6];[.G211];[Variables.$I$6];[Variables.$I$1];[.H211];[.I211];[.J211];[.K211];[.L211];[.M211];[.N211];[Variables.$I$2];[Variables.$I$6];[.O211];[Variables.$I$6];[.P211];[Variables.$I$6];[.Q211];[Variables.$I$6];[.R211];[Variables.$I$6];[.S211];IF([.T211]&lt;&gt;&quot;&quot;;CONCATENATE([Variables.$I$6];[.T211]);&quot;&quot;);[Variables.$I$2];[Variables.$I$6]);IF([.A211]&lt;&gt;&quot;&quot;;CONCATENATE(&quot;#&quot;;[.A211]);&quot;&quot;))" office:value-type="string" office:string-value="##Dunedain #Arnor" calcext:value-type="string">
            <text:p>##Dunedain #Arnor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1_arnor_scout</text:p>
          </table:table-cell>
          <table:table-cell table:style-name="ce7" office:value-type="string" calcext:value-type="string">
            <text:p>Dunedain_Scout</text:p>
          </table:table-cell>
          <table:table-cell table:style-name="ce7" office:value-type="string" calcext:value-type="string">
            <text:p>Dunedain_Scout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_bad,</text:p>
          </table:table-cell>
          <table:table-cell table:style-name="ce11" office:value-type="string" calcext:value-type="string">
            <text:p>itm_arnor_light_a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short_bow,itm_arrows,</text:p>
          </table:table-cell>
          <table:table-cell table:style-name="ce11" office:value-type="string" calcext:value-type="string">
            <text:p>itm_arnor_sword_f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draw_2|knows_athletics_1|knows_tracking_1|knows_tactics_1|knows_pathfinding_1|knows_spotting_1|knows_wound_treatment_1|knows_persuasion_1|knows_leadership_1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2]&lt;&gt;&quot;&quot;;[.B212]&lt;&gt;&quot;&quot;);CONCATENATE([Variables.$I$1];[Variables.$I$7];[.A212];[Variables.$I$7];[Variables.$I$6];[Variables.$I$7];[.B212];[Variables.$I$7];[Variables.$I$6];[Variables.$I$7];[.C212];[Variables.$I$7];[Variables.$I$6];[.D212];[Variables.$I$6];[.E212];[Variables.$I$6];[.F212];[Variables.$I$6];[.G212];[Variables.$I$6];[Variables.$I$1];[.H212];[.I212];[.J212];[.K212];[.L212];[.M212];[.N212];[Variables.$I$2];[Variables.$I$6];[.O212];[Variables.$I$6];[.P212];[Variables.$I$6];[.Q212];[Variables.$I$6];[.R212];[Variables.$I$6];[.S212];IF([.T212]&lt;&gt;&quot;&quot;;CONCATENATE([Variables.$I$6];[.T212]);&quot;&quot;);[Variables.$I$2];[Variables.$I$6]);IF([.A212]&lt;&gt;&quot;&quot;;CONCATENATE(&quot;#&quot;;[.A212]);&quot;&quot;))" office:value-type="string" office:string-value="[&quot;a1_arnor_scout&quot;,&quot;Dunedain_Scout&quot;,&quot;Dunedain_Scouts&quot;,tf_dunedain| tfg_armor| tfg_boots,0,0,fac_imladris,[itm_hood_grey_bad,itm_arnor_light_a_cloak,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" calcext:value-type="string">
            <text:p>["a1_arnor_scout","Dunedain_Scout","Dunedain_Scouts",tf_dunedain| tfg_armor| tfg_boots,0,0,fac_imladris,[itm_hood_grey_bad,itm_arnor_light_a_cloak,itm_leather_gloves,itm_leather_boots_dark_bad,itm_short_bow,itm_arrows,itm_arnor_sword_f,],attr_tier_2,wp_tier_2,knows_common|knows_ironflesh_2|knows_power_strike_1|knows_power_draw_2|knows_athletics_1|knows_tracking_1|knows_tactics_1|knows_pathfinding_1|knows_spotting_1|knows_wound_treatment_1|knows_persuasion_1|knows_leadership_1,arnor_face_middle_1,arnor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arnor_vet_scout</text:p>
          </table:table-cell>
          <table:table-cell table:style-name="ce7" office:value-type="string" calcext:value-type="string">
            <text:p>Dunedain_Tracker</text:p>
          </table:table-cell>
          <table:table-cell table:style-name="ce7" office:value-type="string" calcext:value-type="string">
            <text:p>Dunedain_Trackers</text:p>
          </table:table-cell>
          <table:table-cell table:style-name="ce8" office:value-type="string" calcext:value-type="string">
            <text:p>tf_dunedai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arnor_light_a_good_cloak, itm_arnor_med_a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regular_bow,itm_arrows,</text:p>
          </table:table-cell>
          <table:table-cell table:style-name="ce11" office:value-type="string" calcext:value-type="string">
            <text:p>itm_arnor_sword_f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2|knows_power_strike_3|knows_power_draw_2|knows_athletics_2|knows_tracking_1|knows_tactics_1|knows_pathfinding_1|knows_spotting_1|knows_wound_treatment_1|knows_persuasion_1|knows_leadership_1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3]&lt;&gt;&quot;&quot;;[.B213]&lt;&gt;&quot;&quot;);CONCATENATE([Variables.$I$1];[Variables.$I$7];[.A213];[Variables.$I$7];[Variables.$I$6];[Variables.$I$7];[.B213];[Variables.$I$7];[Variables.$I$6];[Variables.$I$7];[.C213];[Variables.$I$7];[Variables.$I$6];[.D213];[Variables.$I$6];[.E213];[Variables.$I$6];[.F213];[Variables.$I$6];[.G213];[Variables.$I$6];[Variables.$I$1];[.H213];[.I213];[.J213];[.K213];[.L213];[.M213];[.N213];[Variables.$I$2];[Variables.$I$6];[.O213];[Variables.$I$6];[.P213];[Variables.$I$6];[.Q213];[Variables.$I$6];[.R213];[Variables.$I$6];[.S213];IF([.T213]&lt;&gt;&quot;&quot;;CONCATENATE([Variables.$I$6];[.T213]);&quot;&quot;);[Variables.$I$2];[Variables.$I$6]);IF([.A213]&lt;&gt;&quot;&quot;;CONCATENATE(&quot;#&quot;;[.A213]);&quot;&quot;))" office:value-type="string" office:string-value="[&quot;a2_arnor_vet_scout&quot;,&quot;Dunedain_Tracker&quot;,&quot;Dunedain_Trackers&quot;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" calcext:value-type="string">
            <text:p>["a2_arnor_vet_scout","Dunedain_Tracker","Dunedain_Trackers",tf_dunedain| tfg_armor| tfg_boots,0,0,fac_imladris,[itm_hood_grey,itm_arnor_light_a_good_cloak, itm_arnor_med_a_cloak,itm_leather_gloves,itm_leather_boots,itm_leather_boots_dark_bad,itm_regular_bow,itm_arrows,itm_arnor_sword_f,],attr_tier_3,wp_tier_3,knows_common|knows_ironflesh_2|knows_power_strike_3|knows_power_draw_2|knows_athletics_2|knows_tracking_1|knows_tactics_1|knows_pathfinding_1|knows_spotting_1|knows_wound_treatment_1|knows_persuasion_1|knows_leadership_1,arnor_face_middle_1,arnor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arnor_swordsman</text:p>
          </table:table-cell>
          <table:table-cell table:style-name="ce7" office:value-type="string" calcext:value-type="string">
            <text:p>Dunedain_Swordsman</text:p>
          </table:table-cell>
          <table:table-cell table:style-name="ce7" office:value-type="string" calcext:value-type="string">
            <text:p>Dunedain_Swordsmen</text:p>
          </table:table-cell>
          <table:table-cell table:style-name="ce8" office:value-type="string" calcext:value-type="string">
            <text:p>tf_dunedai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a, itm_arnor_helm_b_bad,itm_mail_coif,</text:p>
          </table:table-cell>
          <table:table-cell table:style-name="ce11" office:value-type="string" calcext:value-type="string">
            <text:p>itm_arnor_light_b_good,itm_arnor_med_a_good, itm_arnor_med_b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 itm_leather_boots_dark,</text:p>
          </table:table-cell>
          <table:table-cell table:style-name="ce11" office:value-type="string" calcext:value-type="string">
            <text:p>itm_arnor_sword_f,itm_arnor_sword_a,</text:p>
          </table:table-cell>
          <table:table-cell table:style-name="ce11" office:value-type="string" calcext:value-type="string">
            <text:p>itm_arnor_shield_a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shield_3|knows_power_strike_3|knows_ironflesh_4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4]&lt;&gt;&quot;&quot;;[.B214]&lt;&gt;&quot;&quot;);CONCATENATE([Variables.$I$1];[Variables.$I$7];[.A214];[Variables.$I$7];[Variables.$I$6];[Variables.$I$7];[.B214];[Variables.$I$7];[Variables.$I$6];[Variables.$I$7];[.C214];[Variables.$I$7];[Variables.$I$6];[.D214];[Variables.$I$6];[.E214];[Variables.$I$6];[.F214];[Variables.$I$6];[.G214];[Variables.$I$6];[Variables.$I$1];[.H214];[.I214];[.J214];[.K214];[.L214];[.M214];[.N214];[Variables.$I$2];[Variables.$I$6];[.O214];[Variables.$I$6];[.P214];[Variables.$I$6];[.Q214];[Variables.$I$6];[.R214];[Variables.$I$6];[.S214];IF([.T214]&lt;&gt;&quot;&quot;;CONCATENATE([Variables.$I$6];[.T214]);&quot;&quot;);[Variables.$I$2];[Variables.$I$6]);IF([.A214]&lt;&gt;&quot;&quot;;CONCATENATE(&quot;#&quot;;[.A214]);&quot;&quot;))" office:value-type="string" office:string-value="[&quot;i3_arnor_swordsman&quot;,&quot;Dunedain_Swordsman&quot;,&quot;Dunedain_Swordsmen&quot;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" calcext:value-type="string">
            <text:p>["i3_arnor_swordsman","Dunedain_Swordsman","Dunedain_Swordsmen",tf_dunedain| tfg_armor| tfg_helm| tfg_boots,0,0,fac_imladris,[itm_arnor_helm_a, itm_arnor_helm_b_bad,itm_mail_coif,itm_arnor_light_b_good,itm_arnor_med_a_good, itm_arnor_med_b_bad,itm_leather_gloves,itm_leather_boots, itm_leather_boots_dark,itm_arnor_sword_f,itm_arnor_sword_a,itm_arnor_shield_a,],attr_tier_4,wp_tier_4,knows_common|knows_athletics_4|knows_shield_3|knows_power_strike_3|knows_ironflesh_4,arnor_face_middle_1,arnor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arnor_vet_swordsman</text:p>
          </table:table-cell>
          <table:table-cell table:style-name="ce7" office:value-type="string" calcext:value-type="string">
            <text:p>Dunedain_Veteran_Swordsman</text:p>
          </table:table-cell>
          <table:table-cell table:style-name="ce7" office:value-type="string" calcext:value-type="string">
            <text:p>Dunedain_Veteran_Swordsmen</text:p>
          </table:table-cell>
          <table:table-cell table:style-name="ce8" office:value-type="string" calcext:value-type="string">
            <text:p>tf_dunedain| 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a_good, itm_arnor_helm_b,itm_mail_coif_good,</text:p>
          </table:table-cell>
          <table:table-cell table:style-name="ce11" office:value-type="string" calcext:value-type="string">
            <text:p>itm_arnor_med_b_good, itm_arnor_heavy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 itm_leather_boots_dark,</text:p>
          </table:table-cell>
          <table:table-cell table:style-name="ce11" office:value-type="string" calcext:value-type="string">
            <text:p>itm_arnor_sword_a,</text:p>
          </table:table-cell>
          <table:table-cell table:style-name="ce11" office:value-type="string" calcext:value-type="string">
            <text:p>itm_arnor_shield_a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athletics_5|knows_shield_4|knows_power_strike_4|knows_ironflesh_5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5]&lt;&gt;&quot;&quot;;[.B215]&lt;&gt;&quot;&quot;);CONCATENATE([Variables.$I$1];[Variables.$I$7];[.A215];[Variables.$I$7];[Variables.$I$6];[Variables.$I$7];[.B215];[Variables.$I$7];[Variables.$I$6];[Variables.$I$7];[.C215];[Variables.$I$7];[Variables.$I$6];[.D215];[Variables.$I$6];[.E215];[Variables.$I$6];[.F215];[Variables.$I$6];[.G215];[Variables.$I$6];[Variables.$I$1];[.H215];[.I215];[.J215];[.K215];[.L215];[.M215];[.N215];[Variables.$I$2];[Variables.$I$6];[.O215];[Variables.$I$6];[.P215];[Variables.$I$6];[.Q215];[Variables.$I$6];[.R215];[Variables.$I$6];[.S215];IF([.T215]&lt;&gt;&quot;&quot;;CONCATENATE([Variables.$I$6];[.T215]);&quot;&quot;);[Variables.$I$2];[Variables.$I$6]);IF([.A215]&lt;&gt;&quot;&quot;;CONCATENATE(&quot;#&quot;;[.A215]);&quot;&quot;))" office:value-type="string" office:string-value="[&quot;i4_arnor_vet_swordsman&quot;,&quot;Dunedain_Veteran_Swordsman&quot;,&quot;Dunedain_Veteran_Swordsmen&quot;,tf_dunedain| tfg_gloves| tfg_armor| tfg_helm| tfg_boots,0,0,fac_imladris,[itm_arnor_helm_a_good, itm_arnor_helm_b,itm_mail_coif_good,itm_arnor_med_b_good, itm_arnor_heavy_bad,itm_leather_gloves,itm_leather_boots, itm_leather_boots_dark,itm_arnor_sword_a,itm_arnor_shield_a,],attr_tier_5,wp_elf_tier_3,knows_common|knows_athletics_5|knows_shield_4|knows_power_strike_4|knows_ironflesh_5,arnor_face_middle_1,arnor_face_middle_2]," calcext:value-type="string">
            <text:p>["i4_arnor_vet_swordsman","Dunedain_Veteran_Swordsman","Dunedain_Veteran_Swordsmen",tf_dunedain| tfg_gloves| tfg_armor| tfg_helm| tfg_boots,0,0,fac_imladris,[itm_arnor_helm_a_good, itm_arnor_helm_b,itm_mail_coif_good,itm_arnor_med_b_good, itm_arnor_heavy_bad,itm_leather_gloves,itm_leather_boots, itm_leather_boots_dark,itm_arnor_sword_a,itm_arnor_shield_a,],attr_tier_5,wp_elf_tier_3,knows_common|knows_athletics_5|knows_shield_4|knows_power_strike_4|knows_ironflesh_5,arnor_face_middle_1,arnor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arnor_champion</text:p>
          </table:table-cell>
          <table:table-cell table:style-name="ce7" office:value-type="string" calcext:value-type="string">
            <text:p>Champion_of_Arnor</text:p>
          </table:table-cell>
          <table:table-cell table:style-name="ce7" office:value-type="string" calcext:value-type="string">
            <text:p>Champions_of_Arnor</text:p>
          </table:table-cell>
          <table:table-cell table:style-name="ce8" office:value-type="string" calcext:value-type="string">
            <text:p>tf_dunedai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,</text:p>
          </table:table-cell>
          <table:table-cell table:style-name="ce11" office:value-type="string" calcext:value-type="string">
            <text:p>itm_arnor_heavy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</text:p>
          </table:table-cell>
          <table:table-cell table:style-name="ce11" office:value-type="string" calcext:value-type="string">
            <text:p>itm_arnor_sword_c,itm_arnor_sword_a,</text:p>
          </table:table-cell>
          <table:table-cell table:style-name="ce11" office:value-type="string" calcext:value-type="string">
            <text:p>itm_arnor_shield_a,itm_arnor_shield_c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4</text:p>
          </table:table-cell>
          <table:table-cell table:style-name="ce29" office:value-type="string" calcext:value-type="string">
            <text:p>knows_common|knows_athletics_5|knows_shield_5|knows_power_strike_6|knows_ironflesh_7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16]&lt;&gt;&quot;&quot;;[.B216]&lt;&gt;&quot;&quot;);CONCATENATE([Variables.$I$1];[Variables.$I$7];[.A216];[Variables.$I$7];[Variables.$I$6];[Variables.$I$7];[.B216];[Variables.$I$7];[Variables.$I$6];[Variables.$I$7];[.C216];[Variables.$I$7];[Variables.$I$6];[.D216];[Variables.$I$6];[.E216];[Variables.$I$6];[.F216];[Variables.$I$6];[.G216];[Variables.$I$6];[Variables.$I$1];[.H216];[.I216];[.J216];[.K216];[.L216];[.M216];[.N216];[Variables.$I$2];[Variables.$I$6];[.O216];[Variables.$I$6];[.P216];[Variables.$I$6];[.Q216];[Variables.$I$6];[.R216];[Variables.$I$6];[.S216];IF([.T216]&lt;&gt;&quot;&quot;;CONCATENATE([Variables.$I$6];[.T216]);&quot;&quot;);[Variables.$I$2];[Variables.$I$6]);IF([.A216]&lt;&gt;&quot;&quot;;CONCATENATE(&quot;#&quot;;[.A216]);&quot;&quot;))" office:value-type="string" office:string-value="[&quot;i5_arnor_champion&quot;,&quot;Champion_of_Arnor&quot;,&quot;Champions_of_Arnor&quot;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" calcext:value-type="string">
            <text:p>["i5_arnor_champion","Champion_of_Arnor","Champions_of_Arnor",tf_dunedain| tfg_gloves| tfg_shield| tfg_armor| tfg_helm| tfg_boots,0,0,fac_imladris,[itm_arnor_helm_c,itm_arnor_heavy_cloak,itm_mail_mittens,itm_arnor_greaves,itm_arnor_sword_c,itm_arnor_sword_a,itm_arnor_shield_a,itm_arnor_shield_c,],attr_tier_6,wp_elf_tier_4,knows_common|knows_athletics_5|knows_shield_5|knows_power_strike_6|knows_ironflesh_7,arnor_face_older_1,arnor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arnor_horseman</text:p>
          </table:table-cell>
          <table:table-cell table:style-name="ce7" office:value-type="string" calcext:value-type="string">
            <text:p>Dunedain_Horseman</text:p>
          </table:table-cell>
          <table:table-cell table:style-name="ce7" office:value-type="string" calcext:value-type="string">
            <text:p>Dunedain_Horsemen</text:p>
          </table:table-cell>
          <table:table-cell table:style-name="ce8" office:value-type="string" calcext:value-type="string">
            <text:p>tf_dunedain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b_good,itm_mail_coif_good,</text:p>
          </table:table-cell>
          <table:table-cell table:style-name="ce11" office:value-type="string" calcext:value-type="string">
            <text:p>itm_arnor_heavy, itm_arnor_med_b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</text:p>
          </table:table-cell>
          <table:table-cell table:style-name="ce11" office:value-type="string" calcext:value-type="string">
            <text:p>itm_arnor_sword_a,</text:p>
          </table:table-cell>
          <table:table-cell table:style-name="ce11" office:value-type="string" calcext:value-type="string">
            <text:p>itm_arnor_shield_c,</text:p>
          </table:table-cell>
          <table:table-cell table:style-name="ce11" office:value-type="string" calcext:value-type="string">
            <text:p>itm_dunedain_warhorse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elf_tier_3</text:p>
          </table:table-cell>
          <table:table-cell table:style-name="ce12" office:value-type="string" calcext:value-type="string">
            <text:p>knows_common|knows_riding_4|knows_shield_2|knows_athletics_4|knows_power_strike_6|knows_ironflesh_4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17]&lt;&gt;&quot;&quot;;[.B217]&lt;&gt;&quot;&quot;);CONCATENATE([Variables.$I$1];[Variables.$I$7];[.A217];[Variables.$I$7];[Variables.$I$6];[Variables.$I$7];[.B217];[Variables.$I$7];[Variables.$I$6];[Variables.$I$7];[.C217];[Variables.$I$7];[Variables.$I$6];[.D217];[Variables.$I$6];[.E217];[Variables.$I$6];[.F217];[Variables.$I$6];[.G217];[Variables.$I$6];[Variables.$I$1];[.H217];[.I217];[.J217];[.K217];[.L217];[.M217];[.N217];[Variables.$I$2];[Variables.$I$6];[.O217];[Variables.$I$6];[.P217];[Variables.$I$6];[.Q217];[Variables.$I$6];[.R217];[Variables.$I$6];[.S217];IF([.T217]&lt;&gt;&quot;&quot;;CONCATENATE([Variables.$I$6];[.T217]);&quot;&quot;);[Variables.$I$2];[Variables.$I$6]);IF([.A217]&lt;&gt;&quot;&quot;;CONCATENATE(&quot;#&quot;;[.A217]);&quot;&quot;))" office:value-type="string" office:string-value="[&quot;c4_arnor_horseman&quot;,&quot;Dunedain_Horseman&quot;,&quot;Dunedain_Horsemen&quot;,tf_dunedain| tf_mounted| tfg_armor| tfg_helm| tfg_horse| tfg_boots,0,0,fac_imladris,[itm_arnor_helm_b_good,itm_mail_coif_good,itm_arnor_heavy, itm_arnor_med_b_good,itm_mail_mittens,itm_arnor_greaves,itm_arnor_sword_a,itm_arnor_shield_c,itm_dunedain_warhorse,],attr_tier_5,wp_elf_tier_3,knows_common|knows_riding_4|knows_shield_2|knows_athletics_4|knows_power_strike_6|knows_ironflesh_4,arnor_face_older_1,arnor_face_older_2]," calcext:value-type="string">
            <text:p>["c4_arnor_horseman","Dunedain_Horseman","Dunedain_Horsemen",tf_dunedain| tf_mounted| tfg_armor| tfg_helm| tfg_horse| tfg_boots,0,0,fac_imladris,[itm_arnor_helm_b_good,itm_mail_coif_good,itm_arnor_heavy, itm_arnor_med_b_good,itm_mail_mittens,itm_arnor_greaves,itm_arnor_sword_a,itm_arnor_shield_c,itm_dunedain_warhorse,],attr_tier_5,wp_elf_tier_3,knows_common|knows_riding_4|knows_shield_2|knows_athletics_4|knows_power_strike_6|knows_ironflesh_4,arnor_face_older_1,arnor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arnor_knight</text:p>
          </table:table-cell>
          <table:table-cell table:style-name="ce7" office:value-type="string" calcext:value-type="string">
            <text:p>Knight_of_Arnor</text:p>
          </table:table-cell>
          <table:table-cell table:style-name="ce7" office:value-type="string" calcext:value-type="string">
            <text:p>Knight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good,</text:p>
          </table:table-cell>
          <table:table-cell table:style-name="ce11" office:value-type="string" calcext:value-type="string">
            <text:p>itm_arnor_heavy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itm_leather_boots_dark,</text:p>
          </table:table-cell>
          <table:table-cell table:style-name="ce11" office:value-type="string" calcext:value-type="string">
            <text:p>itm_lance,</text:p>
          </table:table-cell>
          <table:table-cell table:style-name="ce30" office:value-type="string" calcext:value-type="string">
            <text:p>itm_arnor_sword_c,itm_arnor_shield_c,</text:p>
          </table:table-cell>
          <table:table-cell table:style-name="ce11" office:value-type="string" calcext:value-type="string">
            <text:p>itm_dunedain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4</text:p>
          </table:table-cell>
          <table:table-cell table:style-name="ce12" office:value-type="string" calcext:value-type="string">
            <text:p>knows_common|knows_riding_5|knows_shield_3|knows_athletics_5|knows_power_strike_7|knows_ironflesh_5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18]&lt;&gt;&quot;&quot;;[.B218]&lt;&gt;&quot;&quot;);CONCATENATE([Variables.$I$1];[Variables.$I$7];[.A218];[Variables.$I$7];[Variables.$I$6];[Variables.$I$7];[.B218];[Variables.$I$7];[Variables.$I$6];[Variables.$I$7];[.C218];[Variables.$I$7];[Variables.$I$6];[.D218];[Variables.$I$6];[.E218];[Variables.$I$6];[.F218];[Variables.$I$6];[.G218];[Variables.$I$6];[Variables.$I$1];[.H218];[.I218];[.J218];[.K218];[.L218];[.M218];[.N218];[Variables.$I$2];[Variables.$I$6];[.O218];[Variables.$I$6];[.P218];[Variables.$I$6];[.Q218];[Variables.$I$6];[.R218];[Variables.$I$6];[.S218];IF([.T218]&lt;&gt;&quot;&quot;;CONCATENATE([Variables.$I$6];[.T218]);&quot;&quot;);[Variables.$I$2];[Variables.$I$6]);IF([.A218]&lt;&gt;&quot;&quot;;CONCATENATE(&quot;#&quot;;[.A218]);&quot;&quot;))" office:value-type="string" office:string-value="[&quot;c5_arnor_knight&quot;,&quot;Knight_of_Arnor&quot;,&quot;Knights_of_Arnor&quot;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" calcext:value-type="string">
            <text:p>["c5_arnor_knight","Knight_of_Arnor","Knights_of_Arnor",tf_dunedain| tf_mounted| tfg_gloves| tfg_shield| tfg_armor| tfg_helm| tfg_horse| tfg_boots |tfg_polearm,0,0,fac_imladris,[itm_arnor_helm_c_good,itm_arnor_heavy_good,itm_mail_mittens,itm_arnor_greaves,itm_leather_boots_dark,itm_lance,itm_arnor_sword_c,itm_arnor_shield_c,itm_dunedain_warhorse_heavy,],attr_tier_6,wp_elf_tier_4,knows_common|knows_riding_5|knows_shield_3|knows_athletics_5|knows_power_strike_7|knows_ironflesh_5,arnor_face_older_1,arnor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arnor_ranger</text:p>
          </table:table-cell>
          <table:table-cell table:style-name="ce7" office:value-type="string" calcext:value-type="string">
            <text:p>Dunedain_Ranger</text:p>
          </table:table-cell>
          <table:table-cell table:style-name="ce7" office:value-type="string" calcext:value-type="string">
            <text:p>Dunedai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</text:p>
          </table:table-cell>
          <table:table-cell table:style-name="ce11" office:value-type="string" calcext:value-type="string">
            <text:p>itm_arnor_med_a_good_cloak, itm_arnor_light_b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riv_spear,itm_arnor_shield_a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archery(170)|wp(170)</text:p>
          </table:table-cell>
          <table:table-cell table:style-name="ce12" office:value-type="string" calcext:value-type="string">
            <text:p>knows_common|knows_athletics_6|knows_shield_2|knows_power_draw_3|knows_power_strike_4|knows_ironflesh_4</text:p>
          </table:table-cell>
          <table:table-cell table:style-name="ce14" office:value-type="string" calcext:value-type="string">
            <text:p>arnor_face_middle_1</text:p>
          </table:table-cell>
          <table:table-cell table:style-name="ce14" office:value-type="string" calcext:value-type="string">
            <text:p>arnor_face_middle_2</text:p>
          </table:table-cell>
          <table:table-cell table:style-name="ce15"/>
          <table:table-cell table:style-name="ce6" table:formula="of:=IF(AND([.A219]&lt;&gt;&quot;&quot;;[.B219]&lt;&gt;&quot;&quot;);CONCATENATE([Variables.$I$1];[Variables.$I$7];[.A219];[Variables.$I$7];[Variables.$I$6];[Variables.$I$7];[.B219];[Variables.$I$7];[Variables.$I$6];[Variables.$I$7];[.C219];[Variables.$I$7];[Variables.$I$6];[.D219];[Variables.$I$6];[.E219];[Variables.$I$6];[.F219];[Variables.$I$6];[.G219];[Variables.$I$6];[Variables.$I$1];[.H219];[.I219];[.J219];[.K219];[.L219];[.M219];[.N219];[Variables.$I$2];[Variables.$I$6];[.O219];[Variables.$I$6];[.P219];[Variables.$I$6];[.Q219];[Variables.$I$6];[.R219];[Variables.$I$6];[.S219];IF([.T219]&lt;&gt;&quot;&quot;;CONCATENATE([Variables.$I$6];[.T219]);&quot;&quot;);[Variables.$I$2];[Variables.$I$6]);IF([.A219]&lt;&gt;&quot;&quot;;CONCATENATE(&quot;#&quot;;[.A219]);&quot;&quot;))" office:value-type="string" office:string-value="[&quot;a3_arnor_ranger&quot;,&quot;Dunedain_Ranger&quot;,&quot;Dunedain_Rangers&quot;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" calcext:value-type="string">
            <text:p>["a3_arnor_ranger","Dunedain_Ranger","Dunedain_Rangers",tf_dunedain| tfg_ranged| tfg_gloves| tfg_armor| tfg_boots,0,0,fac_imladris,[itm_hood_grey,itm_arnor_med_a_good_cloak, itm_arnor_light_b_cloak,itm_leather_gloves,itm_leather_boots,itm_leather_boots_dark_bad,itm_elven_bow,itm_ithilien_arrows,itm_arnor_sword_f,itm_riv_spear,itm_arnor_shield_a,],attr_tier_4,wp_archery(170)|wp(170),knows_common|knows_athletics_6|knows_shield_2|knows_power_draw_3|knows_power_strike_4|knows_ironflesh_4,arnor_face_middle_1,arnor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arnor_vet_ranger</text:p>
          </table:table-cell>
          <table:table-cell table:style-name="ce7" office:value-type="string" calcext:value-type="string">
            <text:p>Dunedain_Veteran_Ranger</text:p>
          </table:table-cell>
          <table:table-cell table:style-name="ce7" office:value-type="string" calcext:value-type="string">
            <text:p>Dunedain_Veteran_Rangers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9" office:value-type="string" calcext:value-type="string">
            <text:p>itm_hood_grey,itm_arnor_helm_a,</text:p>
          </table:table-cell>
          <table:table-cell table:style-name="ce11" office:value-type="string" calcext:value-type="string">
            <text:p>itm_arnor_light_b_good_cloak, itm_arnor_med_b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riv_spear,itm_arnor_shield_a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(220)</text:p>
          </table:table-cell>
          <table:table-cell table:style-name="ce12" office:value-type="string" calcext:value-type="string">
            <text:p>knows_common|knows_athletics_6|knows_shield_3|knows_power_draw_4|knows_power_strike_4|knows_ironflesh_5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20]&lt;&gt;&quot;&quot;;[.B220]&lt;&gt;&quot;&quot;);CONCATENATE([Variables.$I$1];[Variables.$I$7];[.A220];[Variables.$I$7];[Variables.$I$6];[Variables.$I$7];[.B220];[Variables.$I$7];[Variables.$I$6];[Variables.$I$7];[.C220];[Variables.$I$7];[Variables.$I$6];[.D220];[Variables.$I$6];[.E220];[Variables.$I$6];[.F220];[Variables.$I$6];[.G220];[Variables.$I$6];[Variables.$I$1];[.H220];[.I220];[.J220];[.K220];[.L220];[.M220];[.N220];[Variables.$I$2];[Variables.$I$6];[.O220];[Variables.$I$6];[.P220];[Variables.$I$6];[.Q220];[Variables.$I$6];[.R220];[Variables.$I$6];[.S220];IF([.T220]&lt;&gt;&quot;&quot;;CONCATENATE([Variables.$I$6];[.T220]);&quot;&quot;);[Variables.$I$2];[Variables.$I$6]);IF([.A220]&lt;&gt;&quot;&quot;;CONCATENATE(&quot;#&quot;;[.A220]);&quot;&quot;))" office:value-type="string" office:string-value="[&quot;a4_arnor_vet_ranger&quot;,&quot;Dunedain_Veteran_Ranger&quot;,&quot;Dunedain_Veteran_Rangers&quot;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" calcext:value-type="string">
            <text:p>["a4_arnor_vet_ranger","Dunedain_Veteran_Ranger","Dunedain_Veteran_Rangers",tf_dunedain| tfg_ranged| tfg_gloves| tfg_armor| tfg_boots,0,0,fac_imladris,[itm_hood_grey,itm_arnor_helm_a,itm_arnor_light_b_good_cloak, itm_arnor_med_b_cloak,itm_leather_gloves,itm_leather_boots,itm_leather_boots_dark_bad,itm_elven_bow,itm_ithilien_arrows,itm_arnor_sword_f,itm_riv_spear,itm_arnor_shield_a,],attr_tier_5,wp(220),knows_common|knows_athletics_6|knows_shield_3|knows_power_draw_4|knows_power_strike_4|knows_ironflesh_5,arnor_face_older_1,arnor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arnor_master_ranger</text:p>
          </table:table-cell>
          <table:table-cell table:style-name="ce7" office:value-type="string" calcext:value-type="string">
            <text:p>Master_Ranger_of_Arnor</text:p>
          </table:table-cell>
          <table:table-cell table:style-name="ce7" office:value-type="string" calcext:value-type="string">
            <text:p>Master_Ranger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bad,</text:p>
          </table:table-cell>
          <table:table-cell table:style-name="ce11" office:value-type="string" calcext:value-type="string">
            <text:p>itm_arnor_med_b_goo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arnor_sword_a,itm_riv_spear,itm_arnor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melee(360)|wp_archery(300)</text:p>
          </table:table-cell>
          <table:table-cell table:style-name="ce12" office:value-type="string" calcext:value-type="string">
            <text:p>knows_common|knows_athletics_8|knows_shield_3|knows_power_draw_5|knows_power_strike_5|knows_ironflesh_6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6" table:formula="of:=IF(AND([.A221]&lt;&gt;&quot;&quot;;[.B221]&lt;&gt;&quot;&quot;);CONCATENATE([Variables.$I$1];[Variables.$I$7];[.A221];[Variables.$I$7];[Variables.$I$6];[Variables.$I$7];[.B221];[Variables.$I$7];[Variables.$I$6];[Variables.$I$7];[.C221];[Variables.$I$7];[Variables.$I$6];[.D221];[Variables.$I$6];[.E221];[Variables.$I$6];[.F221];[Variables.$I$6];[.G221];[Variables.$I$6];[Variables.$I$1];[.H221];[.I221];[.J221];[.K221];[.L221];[.M221];[.N221];[Variables.$I$2];[Variables.$I$6];[.O221];[Variables.$I$6];[.P221];[Variables.$I$6];[.Q221];[Variables.$I$6];[.R221];[Variables.$I$6];[.S221];IF([.T221]&lt;&gt;&quot;&quot;;CONCATENATE([Variables.$I$6];[.T221]);&quot;&quot;);[Variables.$I$2];[Variables.$I$6]);IF([.A221]&lt;&gt;&quot;&quot;;CONCATENATE(&quot;#&quot;;[.A221]);&quot;&quot;))" office:value-type="string" office:string-value="[&quot;a5_arnor_master_ranger&quot;,&quot;Master_Ranger_of_Arnor&quot;,&quot;Master_Rangers_of_Arnor&quot;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" calcext:value-type="string">
            <text:p>["a5_arnor_master_ranger","Master_Ranger_of_Arnor","Master_Rangers_of_Arnor",tf_dunedain| tfg_ranged| tfg_gloves| tfg_armor| tfg_boots,0,0,fac_imladris,[itm_arnor_helm_c_bad,itm_arnor_med_b_good_cloak,itm_leather_gloves,itm_leather_boots,itm_leather_boots_dark_bad,itm_elven_bow,itm_ithilien_arrows,itm_arnor_sword_f,itm_arnor_sword_a,itm_riv_spear,itm_arnor_shield_a,],attr_tier_6,wp_melee(360)|wp_archery(300),knows_common|knows_athletics_8|knows_shield_3|knows_power_draw_5|knows_power_strike_5|knows_ironflesh_6,arnor_face_older_1,arnor_face_older_2],</text:p>
          </table:table-cell>
          <table:table-cell table:number-columns-repeated="16363"/>
        </table:table-row>
        <table:table-row table:style-name="ro5">
          <table:table-cell table:style-name="ce5"/>
          <table:table-cell table:style-name="ce6" table:number-columns-repeated="19"/>
          <table:table-cell table:style-name="ce42" table:formula="of:=IF(AND([.A222]&lt;&gt;&quot;&quot;;[.B222]&lt;&gt;&quot;&quot;);CONCATENATE([Variables.$I$1];[Variables.$I$7];[.A222];[Variables.$I$7];[Variables.$I$6];[Variables.$I$7];[.B222];[Variables.$I$7];[Variables.$I$6];[Variables.$I$7];[.C222];[Variables.$I$7];[Variables.$I$6];[.D222];[Variables.$I$6];[.E222];[Variables.$I$6];[.F222];[Variables.$I$6];[.G222];[Variables.$I$6];[Variables.$I$1];[.H222];[.I222];[.J222];[.K222];[.L222];[.M222];[.N222];[Variables.$I$2];[Variables.$I$6];[.O222];[Variables.$I$6];[.P222];[Variables.$I$6];[.Q222];[Variables.$I$6];[.R222];[Variables.$I$6];[.S222];IF([.T222]&lt;&gt;&quot;&quot;;CONCATENATE([Variables.$I$6];[.T222]);&quot;&quot;);[Variables.$I$2];[Variables.$I$6]);IF([.A222]&lt;&gt;&quot;&quot;;CONCATENATE(&quot;#&quot;;[.A222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ROHAN</text:p>
          </table:table-cell>
          <table:table-cell table:style-name="ce6" table:number-columns-repeated="19"/>
          <table:table-cell table:style-name="ce6" table:formula="of:=IF(AND([.A223]&lt;&gt;&quot;&quot;;[.B223]&lt;&gt;&quot;&quot;);CONCATENATE([Variables.$I$1];[Variables.$I$7];[.A223];[Variables.$I$7];[Variables.$I$6];[Variables.$I$7];[.B223];[Variables.$I$7];[Variables.$I$6];[Variables.$I$7];[.C223];[Variables.$I$7];[Variables.$I$6];[.D223];[Variables.$I$6];[.E223];[Variables.$I$6];[.F223];[Variables.$I$6];[.G223];[Variables.$I$6];[Variables.$I$1];[.H223];[.I223];[.J223];[.K223];[.L223];[.M223];[.N223];[Variables.$I$2];[Variables.$I$6];[.O223];[Variables.$I$6];[.P223];[Variables.$I$6];[.Q223];[Variables.$I$6];[.R223];[Variables.$I$6];[.S223];IF([.T223]&lt;&gt;&quot;&quot;;CONCATENATE([Variables.$I$6];[.T223]);&quot;&quot;);[Variables.$I$2];[Variables.$I$6]);IF([.A223]&lt;&gt;&quot;&quot;;CONCATENATE(&quot;#&quot;;[.A223]);&quot;&quot;))" office:value-type="string" office:string-value="#ROHAN" calcext:value-type="string">
            <text:p>#ROHAN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rohan_youth</text:p>
          </table:table-cell>
          <table:table-cell table:style-name="ce7" office:value-type="string" calcext:value-type="string">
            <text:p>Rohan_Youth</text:p>
          </table:table-cell>
          <table:table-cell table:style-name="ce7" office:value-type="string" calcext:value-type="string">
            <text:p>Rohan_Youths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31" office:value-type="string" calcext:value-type="string">
            <text:p>itm_hood_green_bad, itm_hood_grey_bad,</text:p>
          </table:table-cell>
          <table:table-cell table:style-name="ce11" office:value-type="string" calcext:value-type="string">
            <text:p>itm_rohan_recruit_bad, itm_rohan_recruit, itm_rohan_recruit_good, itm_rohan_leather_bad,itm_north_leather_bad,itm_north_leather_ok,itm_rohan_tunic_a,itm_rohan_tunic_b,</text:p>
          </table:table-cell>
          <table:table-cell table:style-name="ce11"/>
          <table:table-cell table:style-name="ce11" office:value-type="string" calcext:value-type="string">
            <text:p>itm_rohan_shoes,</text:p>
          </table:table-cell>
          <table:table-cell table:style-name="ce11" office:value-type="string" calcext:value-type="string">
            <text:p>itm_rohirrim_short_axe,itm_spear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athletics_1|knows_riding_2|knows_horse_archery_1|knows_looting_1|knows_tactics_1|knows_pathfinding_1|knows_spotting_1|knows_inventory_management_1|knows_prisoner_management_1|knows_leadership_1|knows_trade_1</text:p>
          </table:table-cell>
          <table:table-cell table:style-name="ce14" office:value-type="string" calcext:value-type="string">
            <text:p>rohan_face_younger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224]&lt;&gt;&quot;&quot;;[.B224]&lt;&gt;&quot;&quot;);CONCATENATE([Variables.$I$1];[Variables.$I$7];[.A224];[Variables.$I$7];[Variables.$I$6];[Variables.$I$7];[.B224];[Variables.$I$7];[Variables.$I$6];[Variables.$I$7];[.C224];[Variables.$I$7];[Variables.$I$6];[.D224];[Variables.$I$6];[.E224];[Variables.$I$6];[.F224];[Variables.$I$6];[.G224];[Variables.$I$6];[Variables.$I$1];[.H224];[.I224];[.J224];[.K224];[.L224];[.M224];[.N224];[Variables.$I$2];[Variables.$I$6];[.O224];[Variables.$I$6];[.P224];[Variables.$I$6];[.Q224];[Variables.$I$6];[.R224];[Variables.$I$6];[.S224];IF([.T224]&lt;&gt;&quot;&quot;;CONCATENATE([Variables.$I$6];[.T224]);&quot;&quot;);[Variables.$I$2];[Variables.$I$6]);IF([.A224]&lt;&gt;&quot;&quot;;CONCATENATE(&quot;#&quot;;[.A224]);&quot;&quot;))" office:value-type="string" office:string-value="[&quot;i1_rohan_youth&quot;,&quot;Rohan_Youth&quot;,&quot;Rohan_Youths&quot;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" calcext:value-type="string">
            <text:p>["i1_rohan_youth","Rohan_Youth","Rohan_Youths",tf_rohan| tfg_armor| tfg_boots,0,0,fac_rohan,[itm_hood_green_bad, itm_hood_grey_bad,itm_rohan_recruit_bad, itm_rohan_recruit, itm_rohan_recruit_good, itm_rohan_leather_bad,itm_north_leather_bad,itm_north_leather_ok,itm_rohan_tunic_a,itm_rohan_tunic_b,itm_rohan_shoes,itm_rohirrim_short_axe,itm_spear,itm_metal_scraps_bad,itm_metal_scraps_medium,itm_metal_scraps_good,],attr_tier_1,wp_tier_1,knows_common|knows_power_strike_1|knows_athletics_1|knows_riding_2|knows_horse_archery_1|knows_looting_1|knows_tactics_1|knows_pathfinding_1|knows_spotting_1|knows_inventory_management_1|knows_prisoner_management_1|knows_leadership_1|knows_trade_1,rohan_face_younger_1,rohan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guardsman_of_rohan</text:p>
          </table:table-cell>
          <table:table-cell table:style-name="ce7" office:value-type="string" calcext:value-type="string">
            <text:p>Guardsman_of_Rohan</text:p>
          </table:table-cell>
          <table:table-cell table:style-name="ce7" office:value-type="string" calcext:value-type="string">
            <text:p>Guardsmen_of_Rohan</text:p>
          </table:table-cell>
          <table:table-cell table:style-name="ce8" office:value-type="string" calcext:value-type="string">
            <text:p>tf_roh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_bad,itm_rohan_light_helmet_b_bad,</text:p>
          </table:table-cell>
          <table:table-cell table:style-name="ce11" office:value-type="string" calcext:value-type="string">
            <text:p>itm_rohan_leather, itm_rohan_leather_cloak,itm_dale_light_b_bad,itm_north_leather_ok,itm_dale_light_b_cloak,</text:p>
          </table:table-cell>
          <table:table-cell table:style-name="ce11"/>
          <table:table-cell table:style-name="ce11" office:value-type="string" calcext:value-type="string">
            <text:p>itm_rohan_shoes,itm_leather_boots_bad,</text:p>
          </table:table-cell>
          <table:table-cell table:style-name="ce11" office:value-type="string" calcext:value-type="string">
            <text:p>itm_spear,itm_rohan_sword_c,</text:p>
          </table:table-cell>
          <table:table-cell table:style-name="ce11" office:value-type="string" calcext:value-type="string">
            <text:p>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2|knows_shield_1|knows_athletics_1|knows_riding_1|knows_looting_1|knows_tactics_1|knows_pathfinding_1|knows_spotting_1|knows_inventory_management_1|knows_prisoner_management_1|knows_leadership_1|knows_trade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5]&lt;&gt;&quot;&quot;;[.B225]&lt;&gt;&quot;&quot;);CONCATENATE([Variables.$I$1];[Variables.$I$7];[.A225];[Variables.$I$7];[Variables.$I$6];[Variables.$I$7];[.B225];[Variables.$I$7];[Variables.$I$6];[Variables.$I$7];[.C225];[Variables.$I$7];[Variables.$I$6];[.D225];[Variables.$I$6];[.E225];[Variables.$I$6];[.F225];[Variables.$I$6];[.G225];[Variables.$I$6];[Variables.$I$1];[.H225];[.I225];[.J225];[.K225];[.L225];[.M225];[.N225];[Variables.$I$2];[Variables.$I$6];[.O225];[Variables.$I$6];[.P225];[Variables.$I$6];[.Q225];[Variables.$I$6];[.R225];[Variables.$I$6];[.S225];IF([.T225]&lt;&gt;&quot;&quot;;CONCATENATE([Variables.$I$6];[.T225]);&quot;&quot;);[Variables.$I$2];[Variables.$I$6]);IF([.A225]&lt;&gt;&quot;&quot;;CONCATENATE(&quot;#&quot;;[.A225]);&quot;&quot;))" office:value-type="string" office:string-value="[&quot;i2_guardsman_of_rohan&quot;,&quot;Guardsman_of_Rohan&quot;,&quot;Guardsmen_of_Rohan&quot;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" calcext:value-type="string">
            <text:p>["i2_guardsman_of_rohan","Guardsman_of_Rohan","Guardsmen_of_Rohan",tf_rohan| tfg_armor| tfg_boots,0,0,fac_rohan,[itm_rohan_light_helmet_a_bad,itm_rohan_light_helmet_b_bad,itm_rohan_leather, itm_rohan_leather_cloak,itm_dale_light_b_bad,itm_north_leather_ok,itm_dale_light_b_cloak,itm_rohan_shoes,itm_leather_boots_bad,itm_spear,itm_rohan_sword_c,itm_rohan_shield_a,itm_rohan_shield_b,itm_rohan_shield_c,],attr_tier_2,wp_tier_2,knows_common|knows_ironflesh_2|knows_power_strike_2|knows_shield_1|knows_athletics_1|knows_riding_1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footman_of_rohan</text:p>
          </table:table-cell>
          <table:table-cell table:style-name="ce7" office:value-type="string" calcext:value-type="string">
            <text:p>Footman_of_Rohan</text:p>
          </table:table-cell>
          <table:table-cell table:style-name="ce7" office:value-type="string" calcext:value-type="string">
            <text:p>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b,itm_rohan_light_helmet_a,</text:p>
          </table:table-cell>
          <table:table-cell table:style-name="ce11" office:value-type="string" calcext:value-type="string">
            <text:p>itm_rohan_mail,itm_rohan_mail_cloak, itm_dale_med_a_bad,itm_dale_light_b_lordly,</text:p>
          </table:table-cell>
          <table:table-cell table:style-name="ce11"/>
          <table:table-cell table:style-name="ce11" office:value-type="string" calcext:value-type="string">
            <text:p>itm_rohan_light_greaves,itm_leather_boots,</text:p>
          </table:table-cell>
          <table:table-cell table:style-name="ce11" office:value-type="string" calcext:value-type="string">
            <text:p>itm_rohirrim_short_axe,itm_spear,itm_rohan_sword_c,</text:p>
          </table:table-cell>
          <table:table-cell table:style-name="ce11" office:value-type="string" calcext:value-type="string">
            <text:p>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shield_2|knows_power_strike_2|knows_ironflesh_1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6]&lt;&gt;&quot;&quot;;[.B226]&lt;&gt;&quot;&quot;);CONCATENATE([Variables.$I$1];[Variables.$I$7];[.A226];[Variables.$I$7];[Variables.$I$6];[Variables.$I$7];[.B226];[Variables.$I$7];[Variables.$I$6];[Variables.$I$7];[.C226];[Variables.$I$7];[Variables.$I$6];[.D226];[Variables.$I$6];[.E226];[Variables.$I$6];[.F226];[Variables.$I$6];[.G226];[Variables.$I$6];[Variables.$I$1];[.H226];[.I226];[.J226];[.K226];[.L226];[.M226];[.N226];[Variables.$I$2];[Variables.$I$6];[.O226];[Variables.$I$6];[.P226];[Variables.$I$6];[.Q226];[Variables.$I$6];[.R226];[Variables.$I$6];[.S226];IF([.T226]&lt;&gt;&quot;&quot;;CONCATENATE([Variables.$I$6];[.T226]);&quot;&quot;);[Variables.$I$2];[Variables.$I$6]);IF([.A226]&lt;&gt;&quot;&quot;;CONCATENATE(&quot;#&quot;;[.A226]);&quot;&quot;))" office:value-type="string" office:string-value="[&quot;i3_footman_of_rohan&quot;,&quot;Footman_of_Rohan&quot;,&quot;Footmen_of_Rohan&quot;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" calcext:value-type="string">
            <text:p>["i3_footman_of_rohan","Footman_of_Rohan","Footmen_of_Rohan",tf_rohan| tfg_shield| tfg_armor| tfg_helm| tfg_boots,0,0,fac_rohan,[itm_rohan_light_helmet_b,itm_rohan_light_helmet_a,itm_rohan_mail,itm_rohan_mail_cloak, itm_dale_med_a_bad,itm_dale_light_b_lordly,itm_rohan_light_greaves,itm_leather_boots,itm_rohirrim_short_axe,itm_spear,itm_rohan_sword_c,itm_rohan_shield_a,itm_rohan_shield_b,itm_rohan_shield_c,],attr_tier_3,wp_tier_3,knows_common|knows_athletics_2|knows_shield_2|knows_power_strike_2|knows_ironflesh_1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veteran_footman_of_rohan</text:p>
          </table:table-cell>
          <table:table-cell table:style-name="ce7" office:value-type="string" calcext:value-type="string">
            <text:p>Veteran_Footman_of_Rohan</text:p>
          </table:table-cell>
          <table:table-cell table:style-name="ce7" office:value-type="string" calcext:value-type="string">
            <text:p>Veteran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bad,itm_mail_coif,</text:p>
          </table:table-cell>
          <table:table-cell table:style-name="ce11" office:value-type="string" calcext:value-type="string">
            <text:p>itm_rohan_mail_cloak,itm_rohan_mail_good, itm_rohan_rider_bad,itm_dale_med_a_cloak,itm_rohan_scale_bad,</text:p>
          </table:table-cell>
          <table:table-cell table:style-name="ce11"/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irrim_short_axe,itm_rohan_spear,itm_rohan_sword_c,</text:p>
          </table:table-cell>
          <table:table-cell table:style-name="ce11" office:value-type="string" calcext:value-type="string">
            <text:p>itm_rohan_shield_d,itm_rohan_shield_e,itm_rohan_shield_f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2|knows_power_strike_3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7]&lt;&gt;&quot;&quot;;[.B227]&lt;&gt;&quot;&quot;);CONCATENATE([Variables.$I$1];[Variables.$I$7];[.A227];[Variables.$I$7];[Variables.$I$6];[Variables.$I$7];[.B227];[Variables.$I$7];[Variables.$I$6];[Variables.$I$7];[.C227];[Variables.$I$7];[Variables.$I$6];[.D227];[Variables.$I$6];[.E227];[Variables.$I$6];[.F227];[Variables.$I$6];[.G227];[Variables.$I$6];[Variables.$I$1];[.H227];[.I227];[.J227];[.K227];[.L227];[.M227];[.N227];[Variables.$I$2];[Variables.$I$6];[.O227];[Variables.$I$6];[.P227];[Variables.$I$6];[.Q227];[Variables.$I$6];[.R227];[Variables.$I$6];[.S227];IF([.T227]&lt;&gt;&quot;&quot;;CONCATENATE([Variables.$I$6];[.T227]);&quot;&quot;);[Variables.$I$2];[Variables.$I$6]);IF([.A227]&lt;&gt;&quot;&quot;;CONCATENATE(&quot;#&quot;;[.A227]);&quot;&quot;))" office:value-type="string" office:string-value="[&quot;i4_veteran_footman_of_rohan&quot;,&quot;Veteran_Footman_of_Rohan&quot;,&quot;Veteran_Footmen_of_Rohan&quot;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" calcext:value-type="string">
            <text:p>["i4_veteran_footman_of_rohan","Veteran_Footman_of_Rohan","Veteran_Footmen_of_Rohan",tf_rohan| tfg_shield| tfg_armor| tfg_helm| tfg_boots,0,0,fac_rohan,[itm_rohan_inf_helmet_b_bad,itm_mail_coif,itm_rohan_mail_cloak,itm_rohan_mail_good, itm_rohan_rider_bad,itm_dale_med_a_cloak,itm_rohan_scale_bad,itm_rohan_light_greaves,itm_rohirrim_short_axe,itm_rohan_spear,itm_rohan_sword_c,itm_rohan_shield_d,itm_rohan_shield_e,itm_rohan_shield_f,],attr_tier_4,wp_tier_4,knows_common|knows_athletics_2|knows_shield_2|knows_power_strike_3|knows_ironflesh_2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elite_footman_of_rohan</text:p>
          </table:table-cell>
          <table:table-cell table:style-name="ce7" office:value-type="string" calcext:value-type="string">
            <text:p>Elite_Footman_of_Rohan</text:p>
          </table:table-cell>
          <table:table-cell table:style-name="ce7" office:value-type="string" calcext:value-type="string">
            <text:p>Elite_Footmen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,itm_mail_coif,</text:p>
          </table:table-cell>
          <table:table-cell table:style-name="ce11" office:value-type="string" calcext:value-type="string">
            <text:p>itm_rohan_scale_cloak, itm_rohan_scale_good,itm_rohan_rider_good_cloak, itm_rohan_rider_good,itm_dale_med_a_good,itm_dale_med_a_lordly,</text:p>
          </table:table-cell>
          <table:table-cell table:style-name="ce11"/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irrim_long_hafted_axe,itm_rohirrim_short_axe,itm_rohan_spear,itm_rohan_sword_c,</text:p>
          </table:table-cell>
          <table:table-cell table:style-name="ce11" office:value-type="string" calcext:value-type="string">
            <text:p>itm_rohan_shield_d,itm_rohan_shield_e,itm_rohan_shield_f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shield_2|knows_power_strike_3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8]&lt;&gt;&quot;&quot;;[.B228]&lt;&gt;&quot;&quot;);CONCATENATE([Variables.$I$1];[Variables.$I$7];[.A228];[Variables.$I$7];[Variables.$I$6];[Variables.$I$7];[.B228];[Variables.$I$7];[Variables.$I$6];[Variables.$I$7];[.C228];[Variables.$I$7];[Variables.$I$6];[.D228];[Variables.$I$6];[.E228];[Variables.$I$6];[.F228];[Variables.$I$6];[.G228];[Variables.$I$6];[Variables.$I$1];[.H228];[.I228];[.J228];[.K228];[.L228];[.M228];[.N228];[Variables.$I$2];[Variables.$I$6];[.O228];[Variables.$I$6];[.P228];[Variables.$I$6];[.Q228];[Variables.$I$6];[.R228];[Variables.$I$6];[.S228];IF([.T228]&lt;&gt;&quot;&quot;;CONCATENATE([Variables.$I$6];[.T228]);&quot;&quot;);[Variables.$I$2];[Variables.$I$6]);IF([.A228]&lt;&gt;&quot;&quot;;CONCATENATE(&quot;#&quot;;[.A228]);&quot;&quot;))" office:value-type="string" office:string-value="[&quot;i5_elite_footman_of_rohan&quot;,&quot;Elite_Footman_of_Rohan&quot;,&quot;Elite_Footmen_of_Rohan&quot;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" calcext:value-type="string">
            <text:p>["i5_elite_footman_of_rohan","Elite_Footman_of_Rohan","Elite_Footmen_of_Rohan",tf_rohan| tfg_shield| tfg_armor| tfg_helm| tfg_boots,0,0,fac_rohan,[itm_rohan_inf_helmet_b,itm_mail_coif,itm_rohan_scale_cloak, itm_rohan_scale_good,itm_rohan_rider_good_cloak, itm_rohan_rider_good,itm_dale_med_a_good,itm_dale_med_a_lordly,itm_rohirrim_war_greaves,itm_rohirrim_long_hafted_axe,itm_rohirrim_short_axe,itm_rohan_spear,itm_rohan_sword_c,itm_rohan_shield_d,itm_rohan_shield_e,itm_rohan_shield_f,],attr_tier_5,wp_tier_5,knows_common|knows_athletics_3|knows_shield_2|knows_power_strike_3|knows_ironflesh_2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footman_guard_of_rohan</text:p>
          </table:table-cell>
          <table:table-cell table:style-name="ce7" office:value-type="string" calcext:value-type="string">
            <text:p>Folcwine_Guard_of_Rohan</text:p>
          </table:table-cell>
          <table:table-cell table:style-name="ce7" office:value-type="string" calcext:value-type="string">
            <text:p>Folcwine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good,itm_mail_coif_good,</text:p>
          </table:table-cell>
          <table:table-cell table:style-name="ce11" office:value-type="string" calcext:value-type="string">
            <text:p>itm_rohan_surcoat_cloak,itm_rohan_surcoat_goo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irrim_long_hafted_axe,itm_rohirrim_short_axe,itm_rohan_sword_c,</text:p>
          </table:table-cell>
          <table:table-cell table:style-name="ce11" office:value-type="string" calcext:value-type="string">
            <text:p>itm_heavy_throwing_spear,itm_heavy_throwing_spear,itm_rohirrim_throwing_axe,itm_rohan_shield_d,itm_rohan_shield_e,itm_rohan_shield_f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4|knows_power_throw_4|knows_power_strike_6|knows_ironflesh_4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29]&lt;&gt;&quot;&quot;;[.B229]&lt;&gt;&quot;&quot;);CONCATENATE([Variables.$I$1];[Variables.$I$7];[.A229];[Variables.$I$7];[Variables.$I$6];[Variables.$I$7];[.B229];[Variables.$I$7];[Variables.$I$6];[Variables.$I$7];[.C229];[Variables.$I$7];[Variables.$I$6];[.D229];[Variables.$I$6];[.E229];[Variables.$I$6];[.F229];[Variables.$I$6];[.G229];[Variables.$I$6];[Variables.$I$1];[.H229];[.I229];[.J229];[.K229];[.L229];[.M229];[.N229];[Variables.$I$2];[Variables.$I$6];[.O229];[Variables.$I$6];[.P229];[Variables.$I$6];[.Q229];[Variables.$I$6];[.R229];[Variables.$I$6];[.S229];IF([.T229]&lt;&gt;&quot;&quot;;CONCATENATE([Variables.$I$6];[.T229]);&quot;&quot;);[Variables.$I$2];[Variables.$I$6]);IF([.A229]&lt;&gt;&quot;&quot;;CONCATENATE(&quot;#&quot;;[.A229]);&quot;&quot;))" office:value-type="string" office:string-value="[&quot;i6_footman_guard_of_rohan&quot;,&quot;Folcwine_Guard_of_Rohan&quot;,&quot;Folcwine_Guards_of_Rohan&quot;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" calcext:value-type="string">
            <text:p>["i6_footman_guard_of_rohan","Folcwine_Guard_of_Rohan","Folcwine_Guards_of_Rohan",tf_rohan| tfg_shield| tfg_armor| tfg_helm| tfg_boots,0,0,fac_rohan,[itm_rohan_inf_helmet_b_good,itm_mail_coif_good,itm_rohan_surcoat_cloak,itm_rohan_surcoat_good_cloak,itm_leather_gloves,itm_rohirrim_war_greaves,itm_rohirrim_long_hafted_axe,itm_rohirrim_short_axe,itm_rohan_sword_c,itm_heavy_throwing_spear,itm_heavy_throwing_spear,itm_rohirrim_throwing_axe,itm_rohan_shield_d,itm_rohan_shield_e,itm_rohan_shield_f,],attr_evil_tier_6,wp_tier_6,knows_common|knows_athletics_3|knows_shield_4|knows_power_throw_4|knows_power_strike_6|knows_ironflesh_4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frealaf_raider</text:p>
          </table:table-cell>
          <table:table-cell table:style-name="ce7" office:value-type="string" calcext:value-type="string">
            <text:p>Frealaf_Raider</text:p>
          </table:table-cell>
          <table:table-cell table:style-name="ce7" office:value-type="string" calcext:value-type="string">
            <text:p>Frealaf_Raiders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b,itm_rohan_light_helmet_a,</text:p>
          </table:table-cell>
          <table:table-cell table:style-name="ce11" office:value-type="string" calcext:value-type="string">
            <text:p>itm_rohan_rider_cloak,itm_rohan_rider_good_cloak,itm_dale_med_a_good,itm_dale_med_a_lordly,</text:p>
          </table:table-cell>
          <table:table-cell table:style-name="ce11"/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irrim_long_hafted_axe,itm_rohirrim_short_axe,</text:p>
          </table:table-cell>
          <table:table-cell table:style-name="ce11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shield_3|knows_power_throw_6|knows_power_strike_6|knows_ironflesh_5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0]&lt;&gt;&quot;&quot;;[.B230]&lt;&gt;&quot;&quot;);CONCATENATE([Variables.$I$1];[Variables.$I$7];[.A230];[Variables.$I$7];[Variables.$I$6];[Variables.$I$7];[.B230];[Variables.$I$7];[Variables.$I$6];[Variables.$I$7];[.C230];[Variables.$I$7];[Variables.$I$6];[.D230];[Variables.$I$6];[.E230];[Variables.$I$6];[.F230];[Variables.$I$6];[.G230];[Variables.$I$6];[Variables.$I$1];[.H230];[.I230];[.J230];[.K230];[.L230];[.M230];[.N230];[Variables.$I$2];[Variables.$I$6];[.O230];[Variables.$I$6];[.P230];[Variables.$I$6];[.Q230];[Variables.$I$6];[.R230];[Variables.$I$6];[.S230];IF([.T230]&lt;&gt;&quot;&quot;;CONCATENATE([Variables.$I$6];[.T230]);&quot;&quot;);[Variables.$I$2];[Variables.$I$6]);IF([.A230]&lt;&gt;&quot;&quot;;CONCATENATE(&quot;#&quot;;[.A230]);&quot;&quot;))" office:value-type="string" office:string-value="[&quot;i6_frealaf_raider&quot;,&quot;Frealaf_Raider&quot;,&quot;Frealaf_Raiders&quot;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" calcext:value-type="string">
            <text:p>["i6_frealaf_raider","Frealaf_Raider","Frealaf_Raiders",tf_rohan| tfg_armor| tfg_helm| tfg_boots,0,0,fac_rohan,[itm_rohan_light_helmet_b,itm_rohan_light_helmet_a,itm_rohan_rider_cloak,itm_rohan_rider_good_cloak,itm_dale_med_a_good,itm_dale_med_a_lordly,itm_rohan_light_greaves,itm_rohirrim_long_hafted_axe,itm_rohirrim_short_axe,itm_heavy_throwing_spear,itm_heavy_throwing_spear,itm_rohirrim_throwing_axe,itm_rohirrim_throwing_axe,itm_rohan_shield_a,itm_rohan_shield_b,itm_rohan_shield_c,],attr_evil_tier_6,wp_tier_6,knows_common|knows_athletics_7|knows_shield_3|knows_power_throw_6|knows_power_strike_6|knows_ironflesh_5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raider_of_rohan</text:p>
          </table:table-cell>
          <table:table-cell table:style-name="ce7" office:value-type="string" calcext:value-type="string">
            <text:p>Raider_of_Rohan</text:p>
          </table:table-cell>
          <table:table-cell table:style-name="ce7" office:value-type="string" calcext:value-type="string">
            <text:p>Raiders_of_Rohan</text:p>
          </table:table-cell>
          <table:table-cell table:style-name="ce8" office:value-type="string" calcext:value-type="string">
            <text:p>tf_roh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_bad,itm_rohan_light_helmet_b_bad,</text:p>
          </table:table-cell>
          <table:table-cell table:style-name="ce11" office:value-type="string" calcext:value-type="string">
            <text:p>itm_rohan_mail, itm_rohan_mail_cloak,itm_rohan_mail_good, itm_rohan_rider_bad,itm_dale_light_b_cloak,itm_dale_light_b_good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rohirrim_long_hafted_axe,itm_rohirrim_short_axe,</text:p>
          </table:table-cell>
          <table:table-cell table:style-name="ce11" office:value-type="string" calcext:value-type="string">
            <text:p>itm_heavy_throwing_spear,itm_heavy_throwing_spear,itm_rohirrim_throwing_axe,itm_rohirrim_throwing_axe,itm_rohan_shield_a,itm_rohan_shield_b,itm_rohan_shiel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shield_2|knows_power_throw_4|knows_power_strike_4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1]&lt;&gt;&quot;&quot;;[.B231]&lt;&gt;&quot;&quot;);CONCATENATE([Variables.$I$1];[Variables.$I$7];[.A231];[Variables.$I$7];[Variables.$I$6];[Variables.$I$7];[.B231];[Variables.$I$7];[Variables.$I$6];[Variables.$I$7];[.C231];[Variables.$I$7];[Variables.$I$6];[.D231];[Variables.$I$6];[.E231];[Variables.$I$6];[.F231];[Variables.$I$6];[.G231];[Variables.$I$6];[Variables.$I$1];[.H231];[.I231];[.J231];[.K231];[.L231];[.M231];[.N231];[Variables.$I$2];[Variables.$I$6];[.O231];[Variables.$I$6];[.P231];[Variables.$I$6];[.Q231];[Variables.$I$6];[.R231];[Variables.$I$6];[.S231];IF([.T231]&lt;&gt;&quot;&quot;;CONCATENATE([Variables.$I$6];[.T231]);&quot;&quot;);[Variables.$I$2];[Variables.$I$6]);IF([.A231]&lt;&gt;&quot;&quot;;CONCATENATE(&quot;#&quot;;[.A231]);&quot;&quot;))" office:value-type="string" office:string-value="[&quot;i5_raider_of_rohan&quot;,&quot;Raider_of_Rohan&quot;,&quot;Raiders_of_Rohan&quot;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" calcext:value-type="string">
            <text:p>["i5_raider_of_rohan","Raider_of_Rohan","Raiders_of_Rohan",tf_rohan| tfg_armor| tfg_helm| tfg_boots,0,0,fac_rohan,[itm_rohan_light_helmet_a_bad,itm_rohan_light_helmet_b_bad,itm_rohan_mail, itm_rohan_mail_cloak,itm_rohan_mail_good, itm_rohan_rider_bad,itm_dale_light_b_cloak,itm_dale_light_b_good,itm_leather_boots,itm_rohirrim_long_hafted_axe,itm_rohirrim_short_axe,itm_heavy_throwing_spear,itm_heavy_throwing_spear,itm_rohirrim_throwing_axe,itm_rohirrim_throwing_axe,itm_rohan_shield_a,itm_rohan_shield_b,itm_rohan_shield_c,],attr_tier_5,wp_tier_5,knows_common|knows_athletics_5|knows_shield_2|knows_power_throw_4|knows_power_strike_4|knows_ironflesh_3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warden_of_methuseld</text:p>
          </table:table-cell>
          <table:table-cell table:style-name="ce7" office:value-type="string" calcext:value-type="string">
            <text:p>Warden_of_Meduseld</text:p>
          </table:table-cell>
          <table:table-cell table:style-name="ce7" office:value-type="string" calcext:value-type="string">
            <text:p>Wardens_of_Meduseld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c_good,itm_rohan_archer_helmet_c_bad,</text:p>
          </table:table-cell>
          <table:table-cell table:style-name="ce11" office:value-type="string" calcext:value-type="string">
            <text:p><text:s/>itm_rohan_guard_cloak, 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spear,itm_rohan_lance_banner_sun,itm_rohan_lance_banner_horse,</text:p>
          </table:table-cell>
          <table:table-cell table:style-name="ce11" office:value-type="string" calcext:value-type="string">
            <text:p>itm_rohan_shield_g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5|knows_power_strike_5|knows_ironflesh_6</text:p>
          </table:table-cell>
          <table:table-cell table:style-name="ce14" office:value-type="string" calcext:value-type="string">
            <text:p>rohan_face_old_1</text:p>
          </table:table-cell>
          <table:table-cell table:style-name="ce14" office:value-type="string" calcext:value-type="string">
            <text:p>rohan_face_older_2</text:p>
          </table:table-cell>
          <table:table-cell table:style-name="ce15"/>
          <table:table-cell table:style-name="ce6" table:formula="of:=IF(AND([.A232]&lt;&gt;&quot;&quot;;[.B232]&lt;&gt;&quot;&quot;);CONCATENATE([Variables.$I$1];[Variables.$I$7];[.A232];[Variables.$I$7];[Variables.$I$6];[Variables.$I$7];[.B232];[Variables.$I$7];[Variables.$I$6];[Variables.$I$7];[.C232];[Variables.$I$7];[Variables.$I$6];[.D232];[Variables.$I$6];[.E232];[Variables.$I$6];[.F232];[Variables.$I$6];[.G232];[Variables.$I$6];[Variables.$I$1];[.H232];[.I232];[.J232];[.K232];[.L232];[.M232];[.N232];[Variables.$I$2];[Variables.$I$6];[.O232];[Variables.$I$6];[.P232];[Variables.$I$6];[.Q232];[Variables.$I$6];[.R232];[Variables.$I$6];[.S232];IF([.T232]&lt;&gt;&quot;&quot;;CONCATENATE([Variables.$I$6];[.T232]);&quot;&quot;);[Variables.$I$2];[Variables.$I$6]);IF([.A232]&lt;&gt;&quot;&quot;;CONCATENATE(&quot;#&quot;;[.A232]);&quot;&quot;))" office:value-type="string" office:string-value="[&quot;i6_warden_of_methuseld&quot;,&quot;Warden_of_Meduseld&quot;,&quot;Wardens_of_Meduseld&quot;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" calcext:value-type="string">
            <text:p>["i6_warden_of_methuseld","Warden_of_Meduseld","Wardens_of_Meduseld",tf_rohan| tfg_shield| tfg_armor| tfg_helm| tfg_boots,0,0,fac_rohan,[itm_rohan_archer_helmet_c_good,itm_rohan_archer_helmet_c_bad, itm_rohan_guard_cloak, itm_rohan_guard_good,itm_mail_mittens,itm_rohirrim_war_greaves,itm_rohan_spear,itm_rohan_lance_banner_sun,itm_rohan_lance_banner_horse,itm_rohan_shield_g,],attr_evil_tier_6,wp_tier_6,knows_common|knows_athletics_3|knows_shield_5|knows_power_strike_5|knows_ironflesh_6,rohan_face_old_1,roh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3_skirmisher_of_rohan</text:p>
          </table:table-cell>
          <table:table-cell table:style-name="ce7" office:value-type="string" calcext:value-type="string">
            <text:p>Skirmisher_of_Rohan</text:p>
          </table:table-cell>
          <table:table-cell table:style-name="ce7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,itm_rohan_light_helmet_b_good,</text:p>
          </table:table-cell>
          <table:table-cell table:style-name="ce11" office:value-type="string" calcext:value-type="string">
            <text:p>itm_rohan_recruit_good, itm_rohan_leather_bad, itm_rohan_leather,itm_dale_light_b_bad,itm_north_leather_good,</text:p>
          </table:table-cell>
          <table:table-cell table:style-name="ce11"/>
          <table:table-cell table:style-name="ce11" office:value-type="string" calcext:value-type="string">
            <text:p>itm_rohan_shoes,itm_leather_boots_bad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an_sword_c,itm_spear,</text:p>
          </table:table-cell>
          <table:table-cell table:style-name="ce11" office:value-type="string" calcext:value-type="string">
            <text:p>itm_rohirrim_cours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horse_archery_3|knows_shield_1| knows_riding_3|knows_power_draw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middle_2</text:p>
          </table:table-cell>
          <table:table-cell table:style-name="ce15"/>
          <table:table-cell table:style-name="ce6" table:formula="of:=IF(AND([.A233]&lt;&gt;&quot;&quot;;[.B233]&lt;&gt;&quot;&quot;);CONCATENATE([Variables.$I$1];[Variables.$I$7];[.A233];[Variables.$I$7];[Variables.$I$6];[Variables.$I$7];[.B233];[Variables.$I$7];[Variables.$I$6];[Variables.$I$7];[.C233];[Variables.$I$7];[Variables.$I$6];[.D233];[Variables.$I$6];[.E233];[Variables.$I$6];[.F233];[Variables.$I$6];[.G233];[Variables.$I$6];[Variables.$I$1];[.H233];[.I233];[.J233];[.K233];[.L233];[.M233];[.N233];[Variables.$I$2];[Variables.$I$6];[.O233];[Variables.$I$6];[.P233];[Variables.$I$6];[.Q233];[Variables.$I$6];[.R233];[Variables.$I$6];[.S233];IF([.T233]&lt;&gt;&quot;&quot;;CONCATENATE([Variables.$I$6];[.T233]);&quot;&quot;);[Variables.$I$2];[Variables.$I$6]);IF([.A233]&lt;&gt;&quot;&quot;;CONCATENATE(&quot;#&quot;;[.A233]);&quot;&quot;))" office:value-type="string" office:string-value="[&quot;ac3_skirmisher_of_rohan&quot;,&quot;Skirmisher_of_Rohan&quot;,&quot;Skirmishers_of_Rohan&quot;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" calcext:value-type="string">
            <text:p>["ac3_skirmisher_of_rohan","Skirmisher_of_Rohan","Skirmishers_of_Rohan",tf_rohan| tfg_ranged| tf_mounted| tfg_armor| tfg_horse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itm_rohirrim_courser,],attr_tier_3,wp_tier_bow_3,knows_common|knows_horse_archery_3|knows_shield_1| knows_riding_3|knows_power_draw_1,rohan_face_young_1,rohan_face_middl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4_veteran_skirmisher_of_rohan</text:p>
          </table:table-cell>
          <table:table-cell table:style-name="ce7" office:value-type="string" calcext:value-type="string">
            <text:p>Veteran_Skirmisher_of_Rohan</text:p>
          </table:table-cell>
          <table:table-cell table:style-name="ce7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_good,itm_rohan_archer_helmet_a_bad,</text:p>
          </table:table-cell>
          <table:table-cell table:style-name="ce11" office:value-type="string" calcext:value-type="string">
            <text:p>itm_rohan_leather_good,itm_rohan_mail_bad, itm_rohan_mail,itm_dale_light_b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irrim_long_hafted_axe,itm_rohan_sword_c,</text:p>
          </table:table-cell>
          <table:table-cell table:style-name="ce11" office:value-type="string" calcext:value-type="string">
            <text:p>itm_rohirrim_courser,itm_rohirrim_hunter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horse_archery_5|knows_riding_4|knows_power_draw_3|knows_power_strike_2|knows_ironflesh_1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4]&lt;&gt;&quot;&quot;;[.B234]&lt;&gt;&quot;&quot;);CONCATENATE([Variables.$I$1];[Variables.$I$7];[.A234];[Variables.$I$7];[Variables.$I$6];[Variables.$I$7];[.B234];[Variables.$I$7];[Variables.$I$6];[Variables.$I$7];[.C234];[Variables.$I$7];[Variables.$I$6];[.D234];[Variables.$I$6];[.E234];[Variables.$I$6];[.F234];[Variables.$I$6];[.G234];[Variables.$I$6];[Variables.$I$1];[.H234];[.I234];[.J234];[.K234];[.L234];[.M234];[.N234];[Variables.$I$2];[Variables.$I$6];[.O234];[Variables.$I$6];[.P234];[Variables.$I$6];[.Q234];[Variables.$I$6];[.R234];[Variables.$I$6];[.S234];IF([.T234]&lt;&gt;&quot;&quot;;CONCATENATE([Variables.$I$6];[.T234]);&quot;&quot;);[Variables.$I$2];[Variables.$I$6]);IF([.A234]&lt;&gt;&quot;&quot;;CONCATENATE(&quot;#&quot;;[.A234]);&quot;&quot;))" office:value-type="string" office:string-value="[&quot;ac4_veteran_skirmisher_of_rohan&quot;,&quot;Veteran_Skirmisher_of_Rohan&quot;,&quot;Veteran_Skirmishers_of_Rohan&quot;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" calcext:value-type="string">
            <text:p>["ac4_veteran_skirmisher_of_rohan","Veteran_Skirmisher_of_Rohan","Veteran_Skirmishers_of_Rohan",tf_rohan| tfg_ranged| tf_mounted| tfg_armor| tfg_helm| tfg_horse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itm_rohirrim_courser,itm_rohirrim_hunter,],attr_tier_4,wp_tier_bow_4,knows_common|knows_horse_archery_5|knows_riding_4|knows_power_draw_3|knows_power_strike_2|knows_ironflesh_1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elite_skirmisher_of_rohan</text:p>
          </table:table-cell>
          <table:table-cell table:style-name="ce7" office:value-type="string" calcext:value-type="string">
            <text:p>Elite_Skirmisher_of_Rohan</text:p>
          </table:table-cell>
          <table:table-cell table:style-name="ce7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itm_rohan_light_helmet_a,</text:p>
          </table:table-cell>
          <table:table-cell table:style-name="ce11" office:value-type="string" calcext:value-type="string">
            <text:p>itm_rohan_mail_good, itm_rohan_rider,itm_rohan_rider_bad,itm_dale_light_b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itm_leather_boots,</text:p>
          </table:table-cell>
          <table:table-cell table:style-name="ce11" office:value-type="string" calcext:value-type="string">
            <text:p>itm_strong_bow,itm_khergit_arrows,</text:p>
          </table:table-cell>
          <table:table-cell table:style-name="ce11" office:value-type="string" calcext:value-type="string">
            <text:p>itm_rohan_spear,itm_rohan_sword_c,itm_rohirrim_long_hafted_axe,</text:p>
          </table:table-cell>
          <table:table-cell table:style-name="ce11" office:value-type="string" calcext:value-type="string">
            <text:p>itm_rohirrim_courser2,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horse_archery_6|knows_riding_6|knows_power_draw_4|knows_power_strike_2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5]&lt;&gt;&quot;&quot;;[.B235]&lt;&gt;&quot;&quot;);CONCATENATE([Variables.$I$1];[Variables.$I$7];[.A235];[Variables.$I$7];[Variables.$I$6];[Variables.$I$7];[.B235];[Variables.$I$7];[Variables.$I$6];[Variables.$I$7];[.C235];[Variables.$I$7];[Variables.$I$6];[.D235];[Variables.$I$6];[.E235];[Variables.$I$6];[.F235];[Variables.$I$6];[.G235];[Variables.$I$6];[Variables.$I$1];[.H235];[.I235];[.J235];[.K235];[.L235];[.M235];[.N235];[Variables.$I$2];[Variables.$I$6];[.O235];[Variables.$I$6];[.P235];[Variables.$I$6];[.Q235];[Variables.$I$6];[.R235];[Variables.$I$6];[.S235];IF([.T235]&lt;&gt;&quot;&quot;;CONCATENATE([Variables.$I$6];[.T235]);&quot;&quot;);[Variables.$I$2];[Variables.$I$6]);IF([.A235]&lt;&gt;&quot;&quot;;CONCATENATE(&quot;#&quot;;[.A235]);&quot;&quot;))" office:value-type="string" office:string-value="[&quot;ac5_elite_skirmisher_of_rohan&quot;,&quot;Elite_Skirmisher_of_Rohan&quot;,&quot;Elite_Skirmishers_of_Rohan&quot;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" calcext:value-type="string">
            <text:p>["ac5_elite_skirmisher_of_rohan","Elite_Skirmisher_of_Rohan","Elite_Skirmishers_of_Rohan",tf_rohan| tfg_ranged| tf_mounted| tfg_armor| tfg_helm| tfg_horse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itm_rohirrim_courser2,],attr_tier_5,wp_tier_bow_5,knows_common|knows_horse_archery_6|knows_riding_6|knows_power_draw_4|knows_power_strike_2|knows_ironflesh_2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6_skirmisher_guard_of_rohan</text:p>
          </table:table-cell>
          <table:table-cell table:style-name="ce7" office:value-type="string" calcext:value-type="string">
            <text:p>Thengel_Guard_of_Rohan</text:p>
          </table:table-cell>
          <table:table-cell table:style-name="ce7" office:value-type="string" calcext:value-type="string">
            <text:p>Thengel_Guards_of_Rohan</text:p>
          </table:table-cell>
          <table:table-cell table:style-name="ce8" office:value-type="string" calcext:value-type="string">
            <text:p>tf_rohan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_good,itm_rohan_light_helmet_a_good,</text:p>
          </table:table-cell>
          <table:table-cell table:style-name="ce11" office:value-type="string" calcext:value-type="string">
            <text:p>itm_rohan_surcoat_bad,itm_rohan_surcoat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strong_bow,itm_khergit_arrows,</text:p>
          </table:table-cell>
          <table:table-cell table:style-name="ce11" office:value-type="string" calcext:value-type="string">
            <text:p>itm_rohan_spear,itm_rohirrim_long_hafted_axe,</text:p>
          </table:table-cell>
          <table:table-cell table:style-name="ce11" office:value-type="string" calcext:value-type="string">
            <text:p>itm_rohan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bow_6</text:p>
          </table:table-cell>
          <table:table-cell table:style-name="ce12" office:value-type="string" calcext:value-type="string">
            <text:p>knows_common|knows_horse_archery_8|knows_riding_7|knows_power_draw_5|knows_power_strike_3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6]&lt;&gt;&quot;&quot;;[.B236]&lt;&gt;&quot;&quot;);CONCATENATE([Variables.$I$1];[Variables.$I$7];[.A236];[Variables.$I$7];[Variables.$I$6];[Variables.$I$7];[.B236];[Variables.$I$7];[Variables.$I$6];[Variables.$I$7];[.C236];[Variables.$I$7];[Variables.$I$6];[.D236];[Variables.$I$6];[.E236];[Variables.$I$6];[.F236];[Variables.$I$6];[.G236];[Variables.$I$6];[Variables.$I$1];[.H236];[.I236];[.J236];[.K236];[.L236];[.M236];[.N236];[Variables.$I$2];[Variables.$I$6];[.O236];[Variables.$I$6];[.P236];[Variables.$I$6];[.Q236];[Variables.$I$6];[.R236];[Variables.$I$6];[.S236];IF([.T236]&lt;&gt;&quot;&quot;;CONCATENATE([Variables.$I$6];[.T236]);&quot;&quot;);[Variables.$I$2];[Variables.$I$6]);IF([.A236]&lt;&gt;&quot;&quot;;CONCATENATE(&quot;#&quot;;[.A236]);&quot;&quot;))" office:value-type="string" office:string-value="[&quot;ac6_skirmisher_guard_of_rohan&quot;,&quot;Thengel_Guard_of_Rohan&quot;,&quot;Thengel_Guards_of_Rohan&quot;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" calcext:value-type="string">
            <text:p>["ac6_skirmisher_guard_of_rohan","Thengel_Guard_of_Rohan","Thengel_Guards_of_Rohan",tf_rohan| tfg_ranged| tf_mounted| tfg_armor| tfg_helm| tfg_horse| tfg_boots,0,0,fac_rohan,[itm_rohan_archer_helmet_a_good,itm_rohan_light_helmet_a_good,itm_rohan_surcoat_bad,itm_rohan_surcoat,itm_leather_gloves,itm_rohan_light_greaves,itm_strong_bow,itm_khergit_arrows,itm_rohan_spear,itm_rohirrim_long_hafted_axe,itm_rohan_warhorse,],attr_evil_tier_6,wp_tier_bow_6,knows_common|knows_horse_archery_8|knows_riding_7|knows_power_draw_5|knows_power_strike_3|knows_ironflesh_3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lancer_of_rohan</text:p>
          </table:table-cell>
          <table:table-cell table:style-name="ce7" office:value-type="string" calcext:value-type="string">
            <text:p>Lancer_of_Rohan</text:p>
          </table:table-cell>
          <table:table-cell table:style-name="ce7" office:value-type="string" calcext:value-type="string">
            <text:p>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 itm_rohan_archer_helmet_b,itm_rohan_inf_helmet_a_bad, itm_rohan_inf_helmet_b_bad,</text:p>
          </table:table-cell>
          <table:table-cell table:style-name="ce11" office:value-type="string" calcext:value-type="string">
            <text:p>itm_rohan_mail_bad, itm_rohan_mail,itm_rohan_mail_cloak,itm_rohan_rider_bad,itm_rohan_rider_cloak,itm_dale_light_b_cloak,itm_dale_med_a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,</text:p>
          </table:table-cell>
          <table:table-cell table:style-name="ce11" office:value-type="string" calcext:value-type="string">
            <text:p>itm_rohan_cav_sword,itm_rohan_shield_a,itm_rohan_shield_b,itm_rohan_shield_c,</text:p>
          </table:table-cell>
          <table:table-cell table:style-name="ce11" office:value-type="string" calcext:value-type="string">
            <text:p>itm_rohirrim_courser2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4|knows_shield_1|knows_power_strike_4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7]&lt;&gt;&quot;&quot;;[.B237]&lt;&gt;&quot;&quot;);CONCATENATE([Variables.$I$1];[Variables.$I$7];[.A237];[Variables.$I$7];[Variables.$I$6];[Variables.$I$7];[.B237];[Variables.$I$7];[Variables.$I$6];[Variables.$I$7];[.C237];[Variables.$I$7];[Variables.$I$6];[.D237];[Variables.$I$6];[.E237];[Variables.$I$6];[.F237];[Variables.$I$6];[.G237];[Variables.$I$6];[Variables.$I$1];[.H237];[.I237];[.J237];[.K237];[.L237];[.M237];[.N237];[Variables.$I$2];[Variables.$I$6];[.O237];[Variables.$I$6];[.P237];[Variables.$I$6];[.Q237];[Variables.$I$6];[.R237];[Variables.$I$6];[.S237];IF([.T237]&lt;&gt;&quot;&quot;;CONCATENATE([Variables.$I$6];[.T237]);&quot;&quot;);[Variables.$I$2];[Variables.$I$6]);IF([.A237]&lt;&gt;&quot;&quot;;CONCATENATE(&quot;#&quot;;[.A237]);&quot;&quot;))" office:value-type="string" office:string-value="[&quot;c4_lancer_of_rohan&quot;,&quot;Lancer_of_Rohan&quot;,&quot;Lancers_of_Rohan&quot;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" calcext:value-type="string">
            <text:p>["c4_lancer_of_rohan","Lancer_of_Rohan","Lancers_of_Rohan",tf_rohan| tf_mounted| tfg_gloves| tfg_shield| tfg_armor| tfg_helm| tfg_horse| tfg_boots |tfg_polearm,0,0,fac_rohan,[itm_rohan_archer_helmet_a, itm_rohan_archer_helmet_b,itm_rohan_inf_helmet_a_bad, itm_rohan_inf_helmet_b_bad,itm_rohan_mail_bad, itm_rohan_mail,itm_rohan_mail_cloak,itm_rohan_rider_bad,itm_rohan_rider_cloak,itm_dale_light_b_cloak,itm_dale_med_a_cloak,itm_mail_mittens,itm_rohirrim_war_greaves,itm_rohan_lance,itm_rohan_cav_sword,itm_rohan_shield_a,itm_rohan_shield_b,itm_rohan_shield_c,itm_rohirrim_courser2,],attr_tier_4,wp_tier_4,knows_common|knows_riding_4|knows_shield_1|knows_power_strike_4|knows_ironflesh_2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elite_lancer_of_rohan</text:p>
          </table:table-cell>
          <table:table-cell table:style-name="ce7" office:value-type="string" calcext:value-type="string">
            <text:p>Elite_Lancer_of_Rohan</text:p>
          </table:table-cell>
          <table:table-cell table:style-name="ce7" office:value-type="string" calcext:value-type="string">
            <text:p>Elite_Lancer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b_good, itm_rohan_inf_helmet_a, itm_rohan_inf_helmet_b,</text:p>
          </table:table-cell>
          <table:table-cell table:style-name="ce11" office:value-type="string" calcext:value-type="string">
            <text:p>itm_rohan_mail_good_cloak, itm_rohan_rider_bad, itm_rohan_rider,itm_rohan_rider_good,itm_rohan_rider_cloak, itm_rohan_rider_good_cloak,itm_dale_med_a_cloak,itm_dale_med_a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,itm_rohan_lance,itm_rohan_lance_banner_horse,</text:p>
          </table:table-cell>
          <table:table-cell table:style-name="ce11" office:value-type="string" calcext:value-type="string">
            <text:p>itm_rohan_cav_sword,itm_rohan_shield_d,itm_rohan_shield_e,itm_rohan_shield_f,</text:p>
          </table:table-cell>
          <table:table-cell table:style-name="ce11" office:value-type="string" calcext:value-type="string">
            <text:p>itm_rohan_warhorse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riding_5|knows_shield_2|knows_power_strike_5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8]&lt;&gt;&quot;&quot;;[.B238]&lt;&gt;&quot;&quot;);CONCATENATE([Variables.$I$1];[Variables.$I$7];[.A238];[Variables.$I$7];[Variables.$I$6];[Variables.$I$7];[.B238];[Variables.$I$7];[Variables.$I$6];[Variables.$I$7];[.C238];[Variables.$I$7];[Variables.$I$6];[.D238];[Variables.$I$6];[.E238];[Variables.$I$6];[.F238];[Variables.$I$6];[.G238];[Variables.$I$6];[Variables.$I$1];[.H238];[.I238];[.J238];[.K238];[.L238];[.M238];[.N238];[Variables.$I$2];[Variables.$I$6];[.O238];[Variables.$I$6];[.P238];[Variables.$I$6];[.Q238];[Variables.$I$6];[.R238];[Variables.$I$6];[.S238];IF([.T238]&lt;&gt;&quot;&quot;;CONCATENATE([Variables.$I$6];[.T238]);&quot;&quot;);[Variables.$I$2];[Variables.$I$6]);IF([.A238]&lt;&gt;&quot;&quot;;CONCATENATE(&quot;#&quot;;[.A238]);&quot;&quot;))" office:value-type="string" office:string-value="[&quot;c5_elite_lancer_of_rohan&quot;,&quot;Elite_Lancer_of_Rohan&quot;,&quot;Elite_Lancers_of_Rohan&quot;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" calcext:value-type="string">
            <text:p>["c5_elite_lancer_of_rohan","Elite_Lancer_of_Rohan","Elite_Lancers_of_Rohan",tf_rohan| tf_mounted| tfg_gloves| tfg_shield| tfg_armor| tfg_helm| tfg_horse| tfg_boots |tfg_polearm,0,0,fac_rohan,[itm_rohan_archer_helmet_b_good, itm_rohan_inf_helmet_a, itm_rohan_inf_helmet_b,itm_rohan_mail_good_cloak, itm_rohan_rider_bad, itm_rohan_rider,itm_rohan_rider_good,itm_rohan_rider_cloak, itm_rohan_rider_good_cloak,itm_dale_med_a_cloak,itm_dale_med_a_good,itm_mail_mittens,itm_rohirrim_war_greaves,itm_rohan_lance,itm_rohan_lance,itm_rohan_lance_banner_horse,itm_rohan_cav_sword,itm_rohan_shield_d,itm_rohan_shield_e,itm_rohan_shield_f,itm_rohan_warhorse],attr_tier_5,wp_tier_5,knows_common|knows_riding_5|knows_shield_2|knows_power_strike_5|knows_ironflesh_3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lancer_guard_of_rohan</text:p>
          </table:table-cell>
          <table:table-cell table:style-name="ce7" office:value-type="string" calcext:value-type="string">
            <text:p>Brego_Guard_of_Rohan</text:p>
          </table:table-cell>
          <table:table-cell table:style-name="ce7" office:value-type="string" calcext:value-type="string">
            <text:p>Brego_Guards_of_Rohan</text:p>
          </table:table-cell>
          <table:table-cell table:style-name="ce8" office:value-type="string" calcext:value-type="string">
            <text:p>tf_roha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good,</text:p>
          </table:table-cell>
          <table:table-cell table:style-name="ce11" office:value-type="string" calcext:value-type="string">
            <text:p>itm_rohan_surcoat,itm_rohan_surcoat_cloak,itm_rohan_surcoat_good,itm_rohan_surcoat_good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_banner_sun,itm_rohan_lance_banner_horse,</text:p>
          </table:table-cell>
          <table:table-cell table:style-name="ce11" office:value-type="string" calcext:value-type="string">
            <text:p>itm_rohan_cav_sword,itm_rohan_shield_d,itm_rohan_shield_e,itm_rohan_shield_f,</text:p>
          </table:table-cell>
          <table:table-cell table:style-name="ce11" office:value-type="string" calcext:value-type="string">
            <text:p>itm_thengel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7|knows_shield_3|knows_power_strike_6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39]&lt;&gt;&quot;&quot;;[.B239]&lt;&gt;&quot;&quot;);CONCATENATE([Variables.$I$1];[Variables.$I$7];[.A239];[Variables.$I$7];[Variables.$I$6];[Variables.$I$7];[.B239];[Variables.$I$7];[Variables.$I$6];[Variables.$I$7];[.C239];[Variables.$I$7];[Variables.$I$6];[.D239];[Variables.$I$6];[.E239];[Variables.$I$6];[.F239];[Variables.$I$6];[.G239];[Variables.$I$6];[Variables.$I$1];[.H239];[.I239];[.J239];[.K239];[.L239];[.M239];[.N239];[Variables.$I$2];[Variables.$I$6];[.O239];[Variables.$I$6];[.P239];[Variables.$I$6];[.Q239];[Variables.$I$6];[.R239];[Variables.$I$6];[.S239];IF([.T239]&lt;&gt;&quot;&quot;;CONCATENATE([Variables.$I$6];[.T239]);&quot;&quot;);[Variables.$I$2];[Variables.$I$6]);IF([.A239]&lt;&gt;&quot;&quot;;CONCATENATE(&quot;#&quot;;[.A239]);&quot;&quot;))" office:value-type="string" office:string-value="[&quot;c6_lancer_guard_of_rohan&quot;,&quot;Brego_Guard_of_Rohan&quot;,&quot;Brego_Guards_of_Rohan&quot;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" calcext:value-type="string">
            <text:p>["c6_lancer_guard_of_rohan","Brego_Guard_of_Rohan","Brego_Guards_of_Rohan",tf_rohan| tf_mounted| tfg_gloves| tfg_shield| tfg_armor| tfg_helm| tfg_horse| tfg_boots |tfg_polearm,0,0,fac_rohan,[itm_rohan_inf_helmet_b_good,itm_rohan_surcoat,itm_rohan_surcoat_cloak,itm_rohan_surcoat_good,itm_rohan_surcoat_good_cloak,itm_mail_mittens,itm_rohirrim_war_greaves,itm_rohan_lance_banner_sun,itm_rohan_lance_banner_horse,itm_rohan_cav_sword,itm_rohan_shield_d,itm_rohan_shield_e,itm_rohan_shield_f,itm_thengel_warhorse,],attr_evil_tier_6,wp_tier_6,knows_common|knows_riding_7|knows_shield_3|knows_power_strike_6|knows_ironflesh_6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king_s_man_of_rohan</text:p>
          </table:table-cell>
          <table:table-cell table:style-name="ce7" office:value-type="string" calcext:value-type="string">
            <text:p>King's_Guard</text:p>
          </table:table-cell>
          <table:table-cell table:style-name="ce7" office:value-type="string" calcext:value-type="string">
            <text:p>King's_Guards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itm_rohan_archer_helmet_c_lordly,</text:p>
          </table:table-cell>
          <table:table-cell table:style-name="ce11" office:value-type="string" calcext:value-type="string">
            <text:p>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_banner_sun,itm_rohan_lance_banner_horse,</text:p>
          </table:table-cell>
          <table:table-cell table:style-name="ce11" office:value-type="string" calcext:value-type="string">
            <text:p>itm_rohirrim_long_hafted_axe,itm_rohan_sword_c,itm_rohan_shield_g,</text:p>
          </table:table-cell>
          <table:table-cell table:style-name="ce11" office:value-type="string" calcext:value-type="string">
            <text:p>itm_thengel_warhorse_heavy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9|knows_shield_3|knows_power_strike_8|knows_ironflesh_8</text:p>
          </table:table-cell>
          <table:table-cell table:style-name="ce14" office:value-type="string" calcext:value-type="string">
            <text:p>rohan_face_old_1</text:p>
          </table:table-cell>
          <table:table-cell table:style-name="ce14" office:value-type="string" calcext:value-type="string">
            <text:p>rohan_face_older_2</text:p>
          </table:table-cell>
          <table:table-cell table:style-name="ce15"/>
          <table:table-cell table:style-name="ce6" table:formula="of:=IF(AND([.A240]&lt;&gt;&quot;&quot;;[.B240]&lt;&gt;&quot;&quot;);CONCATENATE([Variables.$I$1];[Variables.$I$7];[.A240];[Variables.$I$7];[Variables.$I$6];[Variables.$I$7];[.B240];[Variables.$I$7];[Variables.$I$6];[Variables.$I$7];[.C240];[Variables.$I$7];[Variables.$I$6];[.D240];[Variables.$I$6];[.E240];[Variables.$I$6];[.F240];[Variables.$I$6];[.G240];[Variables.$I$6];[Variables.$I$1];[.H240];[.I240];[.J240];[.K240];[.L240];[.M240];[.N240];[Variables.$I$2];[Variables.$I$6];[.O240];[Variables.$I$6];[.P240];[Variables.$I$6];[.Q240];[Variables.$I$6];[.R240];[Variables.$I$6];[.S240];IF([.T240]&lt;&gt;&quot;&quot;;CONCATENATE([Variables.$I$6];[.T240]);&quot;&quot;);[Variables.$I$2];[Variables.$I$6]);IF([.A240]&lt;&gt;&quot;&quot;;CONCATENATE(&quot;#&quot;;[.A240]);&quot;&quot;))" office:value-type="string" office:string-value="[&quot;c6_king_s_man_of_rohan&quot;,&quot;King's_Guard&quot;,&quot;King's_Guards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" calcext:value-type="string">
            <text:p>["c6_king_s_man_of_rohan","King's_Guard","King's_Guards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evil_tier_6,wp_tier_6,knows_common|knows_riding_9|knows_shield_3|knows_power_strike_8|knows_ironflesh_8,rohan_face_old_1,roh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squire_of_rohan</text:p>
          </table:table-cell>
          <table:table-cell table:style-name="ce7" office:value-type="string" calcext:value-type="string">
            <text:p>Squire_of_Rohan</text:p>
          </table:table-cell>
          <table:table-cell table:style-name="ce7" office:value-type="string" calcext:value-type="string">
            <text:p>Squires_of_Rohan</text:p>
          </table:table-cell>
          <table:table-cell table:style-name="ce8" office:value-type="string" calcext:value-type="string">
            <text:p>tf_roh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_bad,itm_rohan_light_helmet_b_bad,itm_mail_coif,</text:p>
          </table:table-cell>
          <table:table-cell table:style-name="ce11" office:value-type="string" calcext:value-type="string">
            <text:p>itm_rohan_recruit_good, itm_rohan_leather_bad, itm_rohan_leather,itm_north_leather_ok,itm_north_leather_good, itm_rohan_leather_cloak,itm_rohan_leather_cloak,itm_dale_light_b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shoes,itm_leather_boots,</text:p>
          </table:table-cell>
          <table:table-cell table:style-name="ce11" office:value-type="string" calcext:value-type="string">
            <text:p>itm_spear,itm_rohan_sword_c,</text:p>
          </table:table-cell>
          <table:table-cell table:style-name="ce11" office:value-type="string" calcext:value-type="string">
            <text:p>itm_rohan_shield_a,itm_rohan_shield_b,itm_rohan_shield_c,</text:p>
          </table:table-cell>
          <table:table-cell table:style-name="ce11" office:value-type="string" calcext:value-type="string">
            <text:p>itm_saddle_horse,itm_rohirrim_courser,</text:p>
          </table:table-cell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athletics_1|knows_riding_3|knows_horse_archery_2|knows_looting_1|knows_tactics_1|knows_pathfinding_1|knows_spotting_1|knows_inventory_management_1|knows_prisoner_management_1|knows_leadership_1|knows_trade_1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1]&lt;&gt;&quot;&quot;;[.B241]&lt;&gt;&quot;&quot;);CONCATENATE([Variables.$I$1];[Variables.$I$7];[.A241];[Variables.$I$7];[Variables.$I$6];[Variables.$I$7];[.B241];[Variables.$I$7];[Variables.$I$6];[Variables.$I$7];[.C241];[Variables.$I$7];[Variables.$I$6];[.D241];[Variables.$I$6];[.E241];[Variables.$I$6];[.F241];[Variables.$I$6];[.G241];[Variables.$I$6];[Variables.$I$1];[.H241];[.I241];[.J241];[.K241];[.L241];[.M241];[.N241];[Variables.$I$2];[Variables.$I$6];[.O241];[Variables.$I$6];[.P241];[Variables.$I$6];[.Q241];[Variables.$I$6];[.R241];[Variables.$I$6];[.S241];IF([.T241]&lt;&gt;&quot;&quot;;CONCATENATE([Variables.$I$6];[.T241]);&quot;&quot;);[Variables.$I$2];[Variables.$I$6]);IF([.A241]&lt;&gt;&quot;&quot;;CONCATENATE(&quot;#&quot;;[.A241]);&quot;&quot;))" office:value-type="string" office:string-value="[&quot;c2_squire_of_rohan&quot;,&quot;Squire_of_Rohan&quot;,&quot;Squires_of_Rohan&quot;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" calcext:value-type="string">
            <text:p>["c2_squire_of_rohan","Squire_of_Rohan","Squires_of_Rohan",tf_rohan| tf_mounted| tfg_armor| tfg_horse| tfg_boots,0,0,fac_rohan,[itm_rohan_light_helmet_a_bad,itm_rohan_light_helmet_b_bad,itm_mail_coif,itm_rohan_recruit_good, itm_rohan_leather_bad, itm_rohan_leather,itm_north_leather_ok,itm_north_leather_good, itm_rohan_leather_cloak,itm_rohan_leather_cloak,itm_dale_light_b_cloak,itm_leather_gloves,itm_rohan_shoes,itm_leather_boots,itm_spear,itm_rohan_sword_c,itm_rohan_shield_a,itm_rohan_shield_b,itm_rohan_shield_c,itm_saddle_horse,itm_rohirrim_courser,],attr_tier_2,wp_tier_2,knows_common|knows_power_strike_1|knows_athletics_1|knows_riding_3|knows_horse_archery_2|knows_looting_1|knows_tactics_1|knows_pathfinding_1|knows_spotting_1|knows_inventory_management_1|knows_prisoner_management_1|knows_leadership_1|knows_trade_1,rohan_face_young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rider_of_rohan</text:p>
          </table:table-cell>
          <table:table-cell table:style-name="ce7" office:value-type="string" calcext:value-type="string">
            <text:p>Rider_of_Rohan</text:p>
          </table:table-cell>
          <table:table-cell table:style-name="ce7" office:value-type="string" calcext:value-type="string">
            <text:p>Riders_of_Rohan</text:p>
          </table:table-cell>
          <table:table-cell table:style-name="ce8" office:value-type="string" calcext:value-type="string">
            <text:p>tf_rohan| tf_mounted| 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 itm_rohan_light_helmet_b_good, itm_rohan_archer_helmet_a_bad, itm_rohan_archer_helmet_b_bad,itm_mail_coif,</text:p>
          </table:table-cell>
          <table:table-cell table:style-name="ce11" office:value-type="string" calcext:value-type="string">
            <text:p>itm_rohan_leather_good,itm_rohan_leather_good_cloak,itm_rohan_mail_bad, itm_rohan_mail,itm_rohan_mail_cloak,itm_rohan_rider_bad,itm_dale_light_b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an_spear,itm_rohan_spear,</text:p>
          </table:table-cell>
          <table:table-cell table:style-name="ce11" office:value-type="string" calcext:value-type="string">
            <text:p>itm_rohan_sword_c,itm_rohirrim_long_hafted_axe,itm_rohan_shield_a,itm_rohan_shield_b,itm_rohan_shield_c,</text:p>
          </table:table-cell>
          <table:table-cell table:style-name="ce11" office:value-type="string" calcext:value-type="string">
            <text:p>itm_rohirrim_courser,itm_rohirrim_hunter,</text:p>
          </table:table-cell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horse_archery_2|knows_riding_3|knows_shield_1|knows_power_throw_2|knows_power_strike_2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2]&lt;&gt;&quot;&quot;;[.B242]&lt;&gt;&quot;&quot;);CONCATENATE([Variables.$I$1];[Variables.$I$7];[.A242];[Variables.$I$7];[Variables.$I$6];[Variables.$I$7];[.B242];[Variables.$I$7];[Variables.$I$6];[Variables.$I$7];[.C242];[Variables.$I$7];[Variables.$I$6];[.D242];[Variables.$I$6];[.E242];[Variables.$I$6];[.F242];[Variables.$I$6];[.G242];[Variables.$I$6];[Variables.$I$1];[.H242];[.I242];[.J242];[.K242];[.L242];[.M242];[.N242];[Variables.$I$2];[Variables.$I$6];[.O242];[Variables.$I$6];[.P242];[Variables.$I$6];[.Q242];[Variables.$I$6];[.R242];[Variables.$I$6];[.S242];IF([.T242]&lt;&gt;&quot;&quot;;CONCATENATE([Variables.$I$6];[.T242]);&quot;&quot;);[Variables.$I$2];[Variables.$I$6]);IF([.A242]&lt;&gt;&quot;&quot;;CONCATENATE(&quot;#&quot;;[.A242]);&quot;&quot;))" office:value-type="string" office:string-value="[&quot;c3_rider_of_rohan&quot;,&quot;Rider_of_Rohan&quot;,&quot;Riders_of_Rohan&quot;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" calcext:value-type="string">
            <text:p>["c3_rider_of_rohan","Rider_of_Rohan","Riders_of_Rohan",tf_rohan| tf_mounted| tfg_shield| tfg_armor| tfg_horse| tfg_boots,0,0,fac_rohan,[itm_rohan_light_helmet_a, itm_rohan_light_helmet_b_good, itm_rohan_archer_helmet_a_bad, itm_rohan_archer_helmet_b_bad,itm_mail_coif,itm_rohan_leather_good,itm_rohan_leather_good_cloak,itm_rohan_mail_bad, itm_rohan_mail,itm_rohan_mail_cloak,itm_rohan_rider_bad,itm_dale_light_b_lordly,itm_leather_gloves,itm_rohan_light_greaves,itm_rohan_spear,itm_rohan_spear,itm_rohan_sword_c,itm_rohirrim_long_hafted_axe,itm_rohan_shield_a,itm_rohan_shield_b,itm_rohan_shield_c,itm_rohirrim_courser,itm_rohirrim_hunter,],attr_tier_3,wp_tier_3,knows_common|knows_horse_archery_2|knows_riding_3|knows_shield_1|knows_power_throw_2|knows_power_strike_2,rohan_face_young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veteran_rider_of_rohan</text:p>
          </table:table-cell>
          <table:table-cell table:style-name="ce7" office:value-type="string" calcext:value-type="string">
            <text:p>Veteran_Rider_of_Rohan</text:p>
          </table:table-cell>
          <table:table-cell table:style-name="ce7" office:value-type="string" calcext:value-type="string">
            <text:p>Veteran_Riders_of_Rohan</text:p>
          </table:table-cell>
          <table:table-cell table:style-name="ce8" office:value-type="string" calcext:value-type="string">
            <text:p>tf_roh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 itm_rohan_archer_helmet_b,itm_rohan_inf_helmet_a_bad, itm_rohan_inf_helmet_b_bad,itm_mail_coif,</text:p>
          </table:table-cell>
          <table:table-cell table:style-name="ce11" office:value-type="string" calcext:value-type="string">
            <text:p>itm_rohan_mail_good,itm_rohan_mail_good_cloak, itm_rohan_rider_bad, itm_rohan_rider,itm_rohan_rider_cloak,itm_rohan_scale_bad,itm_dale_med_a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an_light_greaves,</text:p>
          </table:table-cell>
          <table:table-cell table:style-name="ce11" office:value-type="string" calcext:value-type="string">
            <text:p>itm_rohan_spear,</text:p>
          </table:table-cell>
          <table:table-cell table:style-name="ce11" office:value-type="string" calcext:value-type="string">
            <text:p>itm_rohan_cav_sword,itm_rohan_sword_c,itm_rohirrim_long_hafted_axe,itm_rohirrim_long_hafted_axe,itm_rohan_shield_d,itm_rohan_shield_e,itm_rohan_shield_f,</text:p>
          </table:table-cell>
          <table:table-cell table:style-name="ce11" office:value-type="string" calcext:value-type="string">
            <text:p>itm_rohirrim_courser2,itm_rohirrim_hunter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horse_archery_3|knows_riding_5|knows_shield_2|knows_power_throw_3|knows_power_strike_3|knows_ironflesh_2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3]&lt;&gt;&quot;&quot;;[.B243]&lt;&gt;&quot;&quot;);CONCATENATE([Variables.$I$1];[Variables.$I$7];[.A243];[Variables.$I$7];[Variables.$I$6];[Variables.$I$7];[.B243];[Variables.$I$7];[Variables.$I$6];[Variables.$I$7];[.C243];[Variables.$I$7];[Variables.$I$6];[.D243];[Variables.$I$6];[.E243];[Variables.$I$6];[.F243];[Variables.$I$6];[.G243];[Variables.$I$6];[Variables.$I$1];[.H243];[.I243];[.J243];[.K243];[.L243];[.M243];[.N243];[Variables.$I$2];[Variables.$I$6];[.O243];[Variables.$I$6];[.P243];[Variables.$I$6];[.Q243];[Variables.$I$6];[.R243];[Variables.$I$6];[.S243];IF([.T243]&lt;&gt;&quot;&quot;;CONCATENATE([Variables.$I$6];[.T243]);&quot;&quot;);[Variables.$I$2];[Variables.$I$6]);IF([.A243]&lt;&gt;&quot;&quot;;CONCATENATE(&quot;#&quot;;[.A243]);&quot;&quot;))" office:value-type="string" office:string-value="[&quot;c4_veteran_rider_of_rohan&quot;,&quot;Veteran_Rider_of_Rohan&quot;,&quot;Veteran_Riders_of_Rohan&quot;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" calcext:value-type="string">
            <text:p>["c4_veteran_rider_of_rohan","Veteran_Rider_of_Rohan","Veteran_Riders_of_Rohan",tf_rohan| tf_mounted| tfg_shield| tfg_armor| tfg_helm| tfg_horse| tfg_boots,0,0,fac_rohan,[itm_rohan_archer_helmet_a, itm_rohan_archer_helmet_b,itm_rohan_inf_helmet_a_bad, itm_rohan_inf_helmet_b_bad,itm_mail_coif,itm_rohan_mail_good,itm_rohan_mail_good_cloak, itm_rohan_rider_bad, itm_rohan_rider,itm_rohan_rider_cloak,itm_rohan_scale_bad,itm_dale_med_a_cloak,itm_mail_mittens,itm_rohan_light_greaves,itm_rohan_spear,itm_rohan_cav_sword,itm_rohan_sword_c,itm_rohirrim_long_hafted_axe,itm_rohirrim_long_hafted_axe,itm_rohan_shield_d,itm_rohan_shield_e,itm_rohan_shield_f,itm_rohirrim_courser2,itm_rohirrim_hunter,],attr_tier_4,wp_tier_4,knows_common|knows_horse_archery_3|knows_riding_5|knows_shield_2|knows_power_throw_3|knows_power_strike_3|knows_ironflesh_2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elite_rider_of_rohan</text:p>
          </table:table-cell>
          <table:table-cell table:style-name="ce7" office:value-type="string" calcext:value-type="string">
            <text:p>Elite_Rider_of_Rohan</text:p>
          </table:table-cell>
          <table:table-cell table:style-name="ce7" office:value-type="string" calcext:value-type="string">
            <text:p>Elite_Rider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b_good, itm_rohan_inf_helmet_a, itm_rohan_inf_helmet_b,</text:p>
          </table:table-cell>
          <table:table-cell table:style-name="ce11" office:value-type="string" calcext:value-type="string">
            <text:p>itm_rohan_rider_good, itm_rohan_rider_good_cloak, itm_rohan_scale,itm_rohan_scale_cloak, itm_rohan_scale_good,itm_rohan_scale_good_cloak,itm_dale_med_a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spear,</text:p>
          </table:table-cell>
          <table:table-cell table:style-name="ce11" office:value-type="string" calcext:value-type="string">
            <text:p>itm_rohan_cav_sword,itm_rohan_sword_c,itm_rohirrim_long_hafted_axe,itm_rohirrim_long_hafted_axe,itm_rohan_sword_c,itm_rohan_shield_d,itm_rohan_shield_e,itm_rohan_shield_f,</text:p>
          </table:table-cell>
          <table:table-cell table:style-name="ce11" office:value-type="string" calcext:value-type="string">
            <text:p>itm_rohan_warhorse</text:p>
          </table:table-cell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horse_archery_3|knows_riding_6|knows_shield_3|knows_power_throw_4|knows_power_strike_4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4]&lt;&gt;&quot;&quot;;[.B244]&lt;&gt;&quot;&quot;);CONCATENATE([Variables.$I$1];[Variables.$I$7];[.A244];[Variables.$I$7];[Variables.$I$6];[Variables.$I$7];[.B244];[Variables.$I$7];[Variables.$I$6];[Variables.$I$7];[.C244];[Variables.$I$7];[Variables.$I$6];[.D244];[Variables.$I$6];[.E244];[Variables.$I$6];[.F244];[Variables.$I$6];[.G244];[Variables.$I$6];[Variables.$I$1];[.H244];[.I244];[.J244];[.K244];[.L244];[.M244];[.N244];[Variables.$I$2];[Variables.$I$6];[.O244];[Variables.$I$6];[.P244];[Variables.$I$6];[.Q244];[Variables.$I$6];[.R244];[Variables.$I$6];[.S244];IF([.T244]&lt;&gt;&quot;&quot;;CONCATENATE([Variables.$I$6];[.T244]);&quot;&quot;);[Variables.$I$2];[Variables.$I$6]);IF([.A244]&lt;&gt;&quot;&quot;;CONCATENATE(&quot;#&quot;;[.A244]);&quot;&quot;))" office:value-type="string" office:string-value="[&quot;c5_elite_rider_of_rohan&quot;,&quot;Elite_Rider_of_Rohan&quot;,&quot;Elite_Riders_of_Rohan&quot;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" calcext:value-type="string">
            <text:p>["c5_elite_rider_of_rohan","Elite_Rider_of_Rohan","Elite_Riders_of_Rohan",tf_rohan| tf_mounted| tfg_gloves| tfg_shield| tfg_armor| tfg_helm| tfg_horse| tfg_boots,0,0,fac_rohan,[itm_rohan_archer_helmet_b_good, itm_rohan_inf_helmet_a, itm_rohan_inf_helmet_b,itm_rohan_rider_good, itm_rohan_rider_good_cloak, itm_rohan_scale,itm_rohan_scale_cloak, itm_rohan_scale_good,itm_rohan_scale_good_cloak,itm_dale_med_a_good,itm_mail_mittens,itm_rohirrim_war_greaves,itm_rohan_spear,itm_rohan_cav_sword,itm_rohan_sword_c,itm_rohirrim_long_hafted_axe,itm_rohirrim_long_hafted_axe,itm_rohan_sword_c,itm_rohan_shield_d,itm_rohan_shield_e,itm_rohan_shield_f,itm_rohan_warhorse],attr_tier_5,wp_tier_5,knows_common|knows_horse_archery_3|knows_riding_6|knows_shield_3|knows_power_throw_4|knows_power_strike_4|knows_ironflesh_3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6_rider_guard_of_rohan</text:p>
          </table:table-cell>
          <table:table-cell table:style-name="ce7" office:value-type="string" calcext:value-type="string">
            <text:p>Eorl_Guard_of_Rohan</text:p>
          </table:table-cell>
          <table:table-cell table:style-name="ce7" office:value-type="string" calcext:value-type="string">
            <text:p>Eorl_Guard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</text:p>
          </table:table-cell>
          <table:table-cell table:style-name="ce11" office:value-type="string" calcext:value-type="string">
            <text:p>itm_rohan_guard_bad, itm_rohan_guard,itm_rohan_guard_cloak, 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spear,</text:p>
          </table:table-cell>
          <table:table-cell table:style-name="ce11" office:value-type="string" calcext:value-type="string">
            <text:p>itm_rohan_inf_sword,itm_rohan_inf_sword,itm_rohan_cav_sword,itm_rohirrim_long_hafted_axe,itm_rohirrim_long_hafted_axe,itm_rohan_shield_d,itm_rohan_shield_e,itm_rohan_shield_f,itm_rohan_shield_g,</text:p>
          </table:table-cell>
          <table:table-cell table:style-name="ce11" office:value-type="string" calcext:value-type="string">
            <text:p>itm_thengel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horse_archery_4|knows_riding_8|knows_shield_3|knows_power_throw_5|knows_power_strike_6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5]&lt;&gt;&quot;&quot;;[.B245]&lt;&gt;&quot;&quot;);CONCATENATE([Variables.$I$1];[Variables.$I$7];[.A245];[Variables.$I$7];[Variables.$I$6];[Variables.$I$7];[.B245];[Variables.$I$7];[Variables.$I$6];[Variables.$I$7];[.C245];[Variables.$I$7];[Variables.$I$6];[.D245];[Variables.$I$6];[.E245];[Variables.$I$6];[.F245];[Variables.$I$6];[.G245];[Variables.$I$6];[Variables.$I$1];[.H245];[.I245];[.J245];[.K245];[.L245];[.M245];[.N245];[Variables.$I$2];[Variables.$I$6];[.O245];[Variables.$I$6];[.P245];[Variables.$I$6];[.Q245];[Variables.$I$6];[.R245];[Variables.$I$6];[.S245];IF([.T245]&lt;&gt;&quot;&quot;;CONCATENATE([Variables.$I$6];[.T245]);&quot;&quot;);[Variables.$I$2];[Variables.$I$6]);IF([.A245]&lt;&gt;&quot;&quot;;CONCATENATE(&quot;#&quot;;[.A245]);&quot;&quot;))" office:value-type="string" office:string-value="[&quot;c6_rider_guard_of_rohan&quot;,&quot;Eorl_Guard_of_Rohan&quot;,&quot;Eorl_Guards_of_Rohan&quot;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" calcext:value-type="string">
            <text:p>["c6_rider_guard_of_rohan","Eorl_Guard_of_Rohan","Eorl_Guards_of_Rohan",tf_rohan| tf_mounted| tfg_gloves| tfg_shield| tfg_armor| tfg_helm| tfg_horse| tfg_boots,0,0,fac_rohan,[itm_rohan_inf_helmet_b_lordly,itm_rohan_guard_bad, itm_rohan_guard,itm_rohan_guard_cloak, itm_rohan_guard_good,itm_mail_mittens,itm_rohirrim_war_greaves,itm_rohan_spear,itm_rohan_inf_sword,itm_rohan_inf_sword,itm_rohan_cav_sword,itm_rohirrim_long_hafted_axe,itm_rohirrim_long_hafted_axe,itm_rohan_shield_d,itm_rohan_shield_e,itm_rohan_shield_f,itm_rohan_shield_g,itm_thengel_warhorse,],attr_evil_tier_6,wp_tier_6,knows_common|knows_horse_archery_4|knows_riding_8|knows_shield_3|knows_power_throw_5|knows_power_strike_6|knows_ironflesh_6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2h_guard_of_rohan</text:p>
          </table:table-cell>
          <table:table-cell table:style-name="ce7" office:value-type="string" calcext:value-type="string">
            <text:p>Helm_Guard_of_Rohan</text:p>
          </table:table-cell>
          <table:table-cell table:style-name="ce7" office:value-type="string" calcext:value-type="string">
            <text:p>Helm_Guards_of_Rohan</text:p>
          </table:table-cell>
          <table:table-cell table:style-name="ce8" office:value-type="string" calcext:value-type="string">
            <text:p>tf_roh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itm_mail_coif_good,</text:p>
          </table:table-cell>
          <table:table-cell table:style-name="ce11" office:value-type="string" calcext:value-type="string">
            <text:p>itm_rohan_guard_bad,itm_rohan_guard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2h_sword, itm_rohirrim_long_hafted_axe,</text:p>
          </table:table-cell>
          <table:table-cell table:style-name="ce11" table:number-columns-repeated="2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6|knows_power_strike_7|knows_ironflesh_8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6]&lt;&gt;&quot;&quot;;[.B246]&lt;&gt;&quot;&quot;);CONCATENATE([Variables.$I$1];[Variables.$I$7];[.A246];[Variables.$I$7];[Variables.$I$6];[Variables.$I$7];[.B246];[Variables.$I$7];[Variables.$I$6];[Variables.$I$7];[.C246];[Variables.$I$7];[Variables.$I$6];[.D246];[Variables.$I$6];[.E246];[Variables.$I$6];[.F246];[Variables.$I$6];[.G246];[Variables.$I$6];[Variables.$I$1];[.H246];[.I246];[.J246];[.K246];[.L246];[.M246];[.N246];[Variables.$I$2];[Variables.$I$6];[.O246];[Variables.$I$6];[.P246];[Variables.$I$6];[.Q246];[Variables.$I$6];[.R246];[Variables.$I$6];[.S246];IF([.T246]&lt;&gt;&quot;&quot;;CONCATENATE([Variables.$I$6];[.T246]);&quot;&quot;);[Variables.$I$2];[Variables.$I$6]);IF([.A246]&lt;&gt;&quot;&quot;;CONCATENATE(&quot;#&quot;;[.A246]);&quot;&quot;))" office:value-type="string" office:string-value="[&quot;i6_2h_guard_of_rohan&quot;,&quot;Helm_Guard_of_Rohan&quot;,&quot;Helm_Guards_of_Rohan&quot;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" calcext:value-type="string">
            <text:p>["i6_2h_guard_of_rohan","Helm_Guard_of_Rohan","Helm_Guards_of_Rohan",tf_rohan| tfg_shield| tfg_armor| tfg_helm| tfg_boots,0,0,fac_rohan,[itm_rohan_inf_helmet_b_lordly,itm_mail_coif_good,itm_rohan_guard_bad,itm_rohan_guard_cloak,itm_mail_mittens,itm_rohirrim_war_greaves,itm_rohan_2h_sword, itm_rohirrim_long_hafted_axe,],attr_evil_tier_6,wp_tier_6,knows_common|knows_athletics_6|knows_power_strike_7|knows_ironflesh_8,rohan_face_middle_1,rohan_face_old_2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#Rohan Siege battle dismounted troops</text:p>
          </table:table-cell>
          <table:table-cell table:style-name="ce6" table:number-columns-repeated="3"/>
          <table:table-cell table:style-name="ce42" table:number-columns-repeated="2"/>
          <table:table-cell table:style-name="ce6" table:number-columns-repeated="14"/>
          <table:table-cell table:style-name="ce6" table:formula="of:=IF(AND([.A247]&lt;&gt;&quot;&quot;;[.B247]&lt;&gt;&quot;&quot;);CONCATENATE([Variables.$I$1];[Variables.$I$7];[.A247];[Variables.$I$7];[Variables.$I$6];[Variables.$I$7];[.B247];[Variables.$I$7];[Variables.$I$6];[Variables.$I$7];[.C247];[Variables.$I$7];[Variables.$I$6];[.D247];[Variables.$I$6];[.E247];[Variables.$I$6];[.F247];[Variables.$I$6];[.G247];[Variables.$I$6];[Variables.$I$1];[.H247];[.I247];[.J247];[.K247];[.L247];[.M247];[.N247];[Variables.$I$2];[Variables.$I$6];[.O247];[Variables.$I$6];[.P247];[Variables.$I$6];[.Q247];[Variables.$I$6];[.R247];[Variables.$I$6];[.S247];IF([.T247]&lt;&gt;&quot;&quot;;CONCATENATE([Variables.$I$6];[.T247]);&quot;&quot;);[Variables.$I$2];[Variables.$I$6]);IF([.A247]&lt;&gt;&quot;&quot;;CONCATENATE(&quot;#&quot;;[.A247]);&quot;&quot;))" office:value-type="string" office:string-value="##Rohan Siege battle dismounted troops" calcext:value-type="string">
            <text:p>##Rohan Siege battle dismounted troop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dism_skirmisher_of_rohan</text:p>
          </table:table-cell>
          <table:table-cell table:style-name="ce7" office:value-type="string" calcext:value-type="string">
            <text:p>Skirmisher_of_Rohan</text:p>
          </table:table-cell>
          <table:table-cell table:style-name="ce7" office:value-type="string" calcext:value-type="string">
            <text:p>Skirmishers_of_Rohan</text:p>
          </table:table-cell>
          <table:table-cell table:style-name="ce8" office:value-type="string" calcext:value-type="string">
            <text:p>tf_rohan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,itm_rohan_light_helmet_b_good,</text:p>
          </table:table-cell>
          <table:table-cell table:style-name="ce11" office:value-type="string" calcext:value-type="string">
            <text:p>itm_rohan_recruit_good, itm_rohan_leather_bad, itm_rohan_leather,itm_dale_light_b_bad,itm_north_leather_good,</text:p>
          </table:table-cell>
          <table:table-cell table:style-name="ce11"/>
          <table:table-cell table:style-name="ce11" office:value-type="string" calcext:value-type="string">
            <text:p>itm_rohan_shoes,itm_leather_boots_bad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an_sword_c,itm_spear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horse_archery_5|knows_riding_6|knows_power_draw_4|knows_power_strike_2|knows_ironflesh_2|knows_power_throw_4</text:p>
          </table:table-cell>
          <table:table-cell table:style-name="ce14" office:value-type="string" calcext:value-type="string">
            <text:p>rohan_face_young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8]&lt;&gt;&quot;&quot;;[.B248]&lt;&gt;&quot;&quot;);CONCATENATE([Variables.$I$1];[Variables.$I$7];[.A248];[Variables.$I$7];[Variables.$I$6];[Variables.$I$7];[.B248];[Variables.$I$7];[Variables.$I$6];[Variables.$I$7];[.C248];[Variables.$I$7];[Variables.$I$6];[.D248];[Variables.$I$6];[.E248];[Variables.$I$6];[.F248];[Variables.$I$6];[.G248];[Variables.$I$6];[Variables.$I$1];[.H248];[.I248];[.J248];[.K248];[.L248];[.M248];[.N248];[Variables.$I$2];[Variables.$I$6];[.O248];[Variables.$I$6];[.P248];[Variables.$I$6];[.Q248];[Variables.$I$6];[.R248];[Variables.$I$6];[.S248];IF([.T248]&lt;&gt;&quot;&quot;;CONCATENATE([Variables.$I$6];[.T248]);&quot;&quot;);[Variables.$I$2];[Variables.$I$6]);IF([.A248]&lt;&gt;&quot;&quot;;CONCATENATE(&quot;#&quot;;[.A248]);&quot;&quot;))" office:value-type="string" office:string-value="[&quot;a3_dism_skirmisher_of_rohan&quot;,&quot;Skirmisher_of_Rohan&quot;,&quot;Skirmishers_of_Rohan&quot;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" calcext:value-type="string">
            <text:p>["a3_dism_skirmisher_of_rohan","Skirmisher_of_Rohan","Skirmishers_of_Rohan",tf_rohan| tfg_ranged| tfg_armor| tfg_helm| tfg_boots,0,0,fac_rohan,[itm_rohan_light_helmet_a,itm_rohan_light_helmet_b,itm_rohan_light_helmet_b_good,itm_rohan_recruit_good, itm_rohan_leather_bad, itm_rohan_leather,itm_dale_light_b_bad,itm_north_leather_good,itm_rohan_shoes,itm_leather_boots_bad,itm_nomad_bow,itm_khergit_arrows,itm_rohan_sword_c,itm_spear,],attr_tier_4,wp_tier_4,knows_horse_archery_5|knows_riding_6|knows_power_draw_4|knows_power_strike_2|knows_ironflesh_2|knows_power_throw_4,rohan_face_young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dism_veteran_skirmisher_of_rohan</text:p>
          </table:table-cell>
          <table:table-cell table:style-name="ce7" office:value-type="string" calcext:value-type="string">
            <text:p>Veteran_Skirmisher_of_Rohan</text:p>
          </table:table-cell>
          <table:table-cell table:style-name="ce7" office:value-type="string" calcext:value-type="string">
            <text:p>Veteran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light_helmet_a,itm_rohan_light_helmet_b_good,itm_rohan_archer_helmet_a_bad,</text:p>
          </table:table-cell>
          <table:table-cell table:style-name="ce11" office:value-type="string" calcext:value-type="string">
            <text:p>itm_rohan_leather_good,itm_rohan_mail_bad, itm_rohan_mail,itm_dale_light_b,</text:p>
          </table:table-cell>
          <table:table-cell table:style-name="ce11"/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nomad_bow,itm_khergit_arrows,</text:p>
          </table:table-cell>
          <table:table-cell table:style-name="ce11" office:value-type="string" calcext:value-type="string">
            <text:p>itm_rohirrim_long_hafted_axe,itm_rohan_sword_c,</text:p>
          </table:table-cell>
          <table:table-cell table:style-name="ce11"/>
          <table:table-cell table:style-name="ce12" office:value-type="string" calcext:value-type="string">
            <text:p>attr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horse_archery_7|knows_riding_7|knows_power_draw_5|knows_power_strike_3|knows_ironflesh_3|knows_power_throw_5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49]&lt;&gt;&quot;&quot;;[.B249]&lt;&gt;&quot;&quot;);CONCATENATE([Variables.$I$1];[Variables.$I$7];[.A249];[Variables.$I$7];[Variables.$I$6];[Variables.$I$7];[.B249];[Variables.$I$7];[Variables.$I$6];[Variables.$I$7];[.C249];[Variables.$I$7];[Variables.$I$6];[.D249];[Variables.$I$6];[.E249];[Variables.$I$6];[.F249];[Variables.$I$6];[.G249];[Variables.$I$6];[Variables.$I$1];[.H249];[.I249];[.J249];[.K249];[.L249];[.M249];[.N249];[Variables.$I$2];[Variables.$I$6];[.O249];[Variables.$I$6];[.P249];[Variables.$I$6];[.Q249];[Variables.$I$6];[.R249];[Variables.$I$6];[.S249];IF([.T249]&lt;&gt;&quot;&quot;;CONCATENATE([Variables.$I$6];[.T249]);&quot;&quot;);[Variables.$I$2];[Variables.$I$6]);IF([.A249]&lt;&gt;&quot;&quot;;CONCATENATE(&quot;#&quot;;[.A249]);&quot;&quot;))" office:value-type="string" office:string-value="[&quot;a4_dism_veteran_skirmisher_of_rohan&quot;,&quot;Veteran_Skirmisher_of_Rohan&quot;,&quot;Veteran_Skirmishers_of_Rohan&quot;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" calcext:value-type="string">
            <text:p>["a4_dism_veteran_skirmisher_of_rohan","Veteran_Skirmisher_of_Rohan","Veteran_Skirmishers_of_Rohan",tf_rohan| tfg_ranged| tfg_shield| tfg_armor| tfg_helm| tfg_boots,0,0,fac_rohan,[itm_rohan_light_helmet_a,itm_rohan_light_helmet_b_good,itm_rohan_archer_helmet_a_bad,itm_rohan_leather_good,itm_rohan_mail_bad, itm_rohan_mail,itm_dale_light_b,itm_leather_boots,itm_nomad_bow,itm_khergit_arrows,itm_rohirrim_long_hafted_axe,itm_rohan_sword_c,],attr_tier_5,wp_tier_5,knows_horse_archery_7|knows_riding_7|knows_power_draw_5|knows_power_strike_3|knows_ironflesh_3|knows_power_throw_5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dism_elite_skirmisher_of_rohan</text:p>
          </table:table-cell>
          <table:table-cell table:style-name="ce7" office:value-type="string" calcext:value-type="string">
            <text:p>Elite_Skirmisher_of_Rohan</text:p>
          </table:table-cell>
          <table:table-cell table:style-name="ce7" office:value-type="string" calcext:value-type="string">
            <text:p>Elite_Skirmishers_of_Rohan</text:p>
          </table:table-cell>
          <table:table-cell table:style-name="ce8" office:value-type="string" calcext:value-type="string">
            <text:p>tf_roh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archer_helmet_a,itm_rohan_light_helmet_a,</text:p>
          </table:table-cell>
          <table:table-cell table:style-name="ce11" office:value-type="string" calcext:value-type="string">
            <text:p>itm_rohan_mail_good, itm_rohan_rider,itm_rohan_rider_bad,itm_dale_light_b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rohan_light_greaves,itm_leather_boots,</text:p>
          </table:table-cell>
          <table:table-cell table:style-name="ce11" office:value-type="string" calcext:value-type="string">
            <text:p>itm_strong_bow,itm_khergit_arrows,</text:p>
          </table:table-cell>
          <table:table-cell table:style-name="ce11" office:value-type="string" calcext:value-type="string">
            <text:p>itm_rohan_spear,itm_rohan_sword_c,itm_rohirrim_long_hafted_axe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horse_archery_5|knows_riding_7|knows_power_draw_5|knows_power_throw_5|knows_power_strike_3|knows_ironflesh_3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6" table:formula="of:=IF(AND([.A250]&lt;&gt;&quot;&quot;;[.B250]&lt;&gt;&quot;&quot;);CONCATENATE([Variables.$I$1];[Variables.$I$7];[.A250];[Variables.$I$7];[Variables.$I$6];[Variables.$I$7];[.B250];[Variables.$I$7];[Variables.$I$6];[Variables.$I$7];[.C250];[Variables.$I$7];[Variables.$I$6];[.D250];[Variables.$I$6];[.E250];[Variables.$I$6];[.F250];[Variables.$I$6];[.G250];[Variables.$I$6];[Variables.$I$1];[.H250];[.I250];[.J250];[.K250];[.L250];[.M250];[.N250];[Variables.$I$2];[Variables.$I$6];[.O250];[Variables.$I$6];[.P250];[Variables.$I$6];[.Q250];[Variables.$I$6];[.R250];[Variables.$I$6];[.S250];IF([.T250]&lt;&gt;&quot;&quot;;CONCATENATE([Variables.$I$6];[.T250]);&quot;&quot;);[Variables.$I$2];[Variables.$I$6]);IF([.A250]&lt;&gt;&quot;&quot;;CONCATENATE(&quot;#&quot;;[.A250]);&quot;&quot;))" office:value-type="string" office:string-value="[&quot;a5_dism_elite_skirmisher_of_rohan&quot;,&quot;Elite_Skirmisher_of_Rohan&quot;,&quot;Elite_Skirmishers_of_Rohan&quot;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" calcext:value-type="string">
            <text:p>["a5_dism_elite_skirmisher_of_rohan","Elite_Skirmisher_of_Rohan","Elite_Skirmishers_of_Rohan",tf_rohan| tfg_ranged| tfg_shield| tfg_armor| tfg_helm| tfg_boots,0,0,fac_rohan,[itm_rohan_archer_helmet_a,itm_rohan_light_helmet_a,itm_rohan_mail_good, itm_rohan_rider,itm_rohan_rider_bad,itm_dale_light_b_good,itm_leather_gloves,itm_rohan_light_greaves,itm_leather_boots,itm_strong_bow,itm_khergit_arrows,itm_rohan_spear,itm_rohan_sword_c,itm_rohirrim_long_hafted_axe,],attr_tier_6,wp_tier_6,knows_horse_archery_5|knows_riding_7|knows_power_draw_5|knows_power_throw_5|knows_power_strike_3|knows_ironflesh_3,rohan_face_middle_1,rohan_face_old_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251]&lt;&gt;&quot;&quot;;[.B251]&lt;&gt;&quot;&quot;);CONCATENATE([Variables.$I$1];[Variables.$I$7];[.A251];[Variables.$I$7];[Variables.$I$6];[Variables.$I$7];[.B251];[Variables.$I$7];[Variables.$I$6];[Variables.$I$7];[.C251];[Variables.$I$7];[Variables.$I$6];[.D251];[Variables.$I$6];[.E251];[Variables.$I$6];[.F251];[Variables.$I$6];[.G251];[Variables.$I$6];[Variables.$I$1];[.H251];[.I251];[.J251];[.K251];[.L251];[.M251];[.N251];[Variables.$I$2];[Variables.$I$6];[.O251];[Variables.$I$6];[.P251];[Variables.$I$6];[.Q251];[Variables.$I$6];[.R251];[Variables.$I$6];[.S251];IF([.T251]&lt;&gt;&quot;&quot;;CONCATENATE([Variables.$I$6];[.T251]);&quot;&quot;);[Variables.$I$2];[Variables.$I$6]);IF([.A251]&lt;&gt;&quot;&quot;;CONCATENATE(&quot;#&quot;;[.A251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HARAD</text:p>
          </table:table-cell>
          <table:table-cell table:style-name="ce6" table:number-columns-repeated="19"/>
          <table:table-cell table:style-name="ce6" table:formula="of:=IF(AND([.A252]&lt;&gt;&quot;&quot;;[.B252]&lt;&gt;&quot;&quot;);CONCATENATE([Variables.$I$1];[Variables.$I$7];[.A252];[Variables.$I$7];[Variables.$I$6];[Variables.$I$7];[.B252];[Variables.$I$7];[Variables.$I$6];[Variables.$I$7];[.C252];[Variables.$I$7];[Variables.$I$6];[.D252];[Variables.$I$6];[.E252];[Variables.$I$6];[.F252];[Variables.$I$6];[.G252];[Variables.$I$6];[Variables.$I$1];[.H252];[.I252];[.J252];[.K252];[.L252];[.M252];[.N252];[Variables.$I$2];[Variables.$I$6];[.O252];[Variables.$I$6];[.P252];[Variables.$I$6];[.Q252];[Variables.$I$6];[.R252];[Variables.$I$6];[.S252];IF([.T252]&lt;&gt;&quot;&quot;;CONCATENATE([Variables.$I$6];[.T252]);&quot;&quot;);[Variables.$I$2];[Variables.$I$6]);IF([.A252]&lt;&gt;&quot;&quot;;CONCATENATE(&quot;#&quot;;[.A252]);&quot;&quot;))" office:value-type="string" office:string-value="#HARAD" calcext:value-type="string">
            <text:p>#HARAD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harad_levy</text:p>
          </table:table-cell>
          <table:table-cell table:style-name="ce7" office:value-type="string" calcext:value-type="string">
            <text:p>Harad_Levy</text:p>
          </table:table-cell>
          <table:table-cell table:style-name="ce7" office:value-type="string" calcext:value-type="string">
            <text:p>Harad_Levies</text:p>
          </table:table-cell>
          <table:table-cell table:style-name="ce8" office:value-type="string" calcext:value-type="string">
            <text:p>tf_hara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31"/>
          <table:table-cell table:style-name="ce11" office:value-type="string" calcext:value-type="string">
            <text:p>itm_harad_tunic,itm_harad_padded_bad,itm_harad_tunic_bad,</text:p>
          </table:table-cell>
          <table:table-cell table:style-name="ce11"/>
          <table:table-cell table:style-name="ce11" office:value-type="string" calcext:value-type="string">
            <text:p>itm_desert_boots,</text:p>
          </table:table-cell>
          <table:table-cell table:style-name="ce11" office:value-type="string" calcext:value-type="string">
            <text:p>itm_harad_javelin,itm_harad_short_spear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1|knows_athletics_2|knows_riding_1|knows_horse_archery_1|knows_looting_1|knows_tactics_1|knows_spotting_1|knows_wound_treatment_1|knows_first_aid_1|knows_leadership_2|knows_trad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3]&lt;&gt;&quot;&quot;;[.B253]&lt;&gt;&quot;&quot;);CONCATENATE([Variables.$I$1];[Variables.$I$7];[.A253];[Variables.$I$7];[Variables.$I$6];[Variables.$I$7];[.B253];[Variables.$I$7];[Variables.$I$6];[Variables.$I$7];[.C253];[Variables.$I$7];[Variables.$I$6];[.D253];[Variables.$I$6];[.E253];[Variables.$I$6];[.F253];[Variables.$I$6];[.G253];[Variables.$I$6];[Variables.$I$1];[.H253];[.I253];[.J253];[.K253];[.L253];[.M253];[.N253];[Variables.$I$2];[Variables.$I$6];[.O253];[Variables.$I$6];[.P253];[Variables.$I$6];[.Q253];[Variables.$I$6];[.R253];[Variables.$I$6];[.S253];IF([.T253]&lt;&gt;&quot;&quot;;CONCATENATE([Variables.$I$6];[.T253]);&quot;&quot;);[Variables.$I$2];[Variables.$I$6]);IF([.A253]&lt;&gt;&quot;&quot;;CONCATENATE(&quot;#&quot;;[.A253]);&quot;&quot;))" office:value-type="string" office:string-value="[&quot;i1_harad_levy&quot;,&quot;Harad_Levy&quot;,&quot;Harad_Levies&quot;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" calcext:value-type="string">
            <text:p>["i1_harad_levy","Harad_Levy","Harad_Levies",tf_harad| tfg_armor,0,0,fac_harad,[itm_harad_tunic,itm_harad_padded_bad,itm_harad_tunic_bad,itm_desert_boots,itm_harad_javelin,itm_harad_short_spear,],attr_evil_tier_1,wp_tier_1,knows_common|knows_power_strike_1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harad_infantry</text:p>
          </table:table-cell>
          <table:table-cell table:style-name="ce7" office:value-type="string" calcext:value-type="string">
            <text:p>Harad_Light_Footman</text:p>
          </table:table-cell>
          <table:table-cell table:style-name="ce7" office:value-type="string" calcext:value-type="string">
            <text:p>Harad_Light_Foot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/>
          <table:table-cell table:style-name="ce11" office:value-type="string" calcext:value-type="string">
            <text:p>itm_harad_tunic,itm_harad_padded, itm_harad_pectoral_bad,itm_harad_scale_ba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arad_short_spear,itm_harad_dagger,itm_skirmisher_sword,itm_harad_sabre_bad,</text:p>
          </table:table-cell>
          <table:table-cell table:style-name="ce11" office:value-type="string" calcext:value-type="string">
            <text:p>itm_harad_long_shield_d,itm_harad_long_shield_e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strike_1|knows_shield_2|knows_athletics_2|knows_riding_1|knows_horse_archery_1|knows_looting_1|knows_tactics_1|knows_spotting_1|knows_wound_treatment_1|knows_first_aid_1|knows_leadership_2|knows_trad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4]&lt;&gt;&quot;&quot;;[.B254]&lt;&gt;&quot;&quot;);CONCATENATE([Variables.$I$1];[Variables.$I$7];[.A254];[Variables.$I$7];[Variables.$I$6];[Variables.$I$7];[.B254];[Variables.$I$7];[Variables.$I$6];[Variables.$I$7];[.C254];[Variables.$I$7];[Variables.$I$6];[.D254];[Variables.$I$6];[.E254];[Variables.$I$6];[.F254];[Variables.$I$6];[.G254];[Variables.$I$6];[Variables.$I$1];[.H254];[.I254];[.J254];[.K254];[.L254];[.M254];[.N254];[Variables.$I$2];[Variables.$I$6];[.O254];[Variables.$I$6];[.P254];[Variables.$I$6];[.Q254];[Variables.$I$6];[.R254];[Variables.$I$6];[.S254];IF([.T254]&lt;&gt;&quot;&quot;;CONCATENATE([Variables.$I$6];[.T254]);&quot;&quot;);[Variables.$I$2];[Variables.$I$6]);IF([.A254]&lt;&gt;&quot;&quot;;CONCATENATE(&quot;#&quot;;[.A254]);&quot;&quot;))" office:value-type="string" office:string-value="[&quot;i3_harad_infantry&quot;,&quot;Harad_Light_Footman&quot;,&quot;Harad_Light_Footmen&quot;,tf_harad| tfg_armor| tfg_boots,0,0,fac_harad,[itm_harad_tunic,itm_harad_padded, itm_harad_pectoral_bad,itm_harad_scale_bad,itm_harad_leather_greaves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" calcext:value-type="string">
            <text:p>["i3_harad_infantry","Harad_Light_Footman","Harad_Light_Footmen",tf_harad| tfg_armor| tfg_boots,0,0,fac_harad,[itm_harad_tunic,itm_harad_padded, itm_harad_pectoral_bad,itm_harad_scale_bad,itm_harad_leather_greaves,itm_desert_boots,itm_harad_short_spear,itm_harad_dagger,itm_skirmisher_sword,itm_harad_sabre_bad,itm_harad_long_shield_d,itm_harad_long_shield_e,],attr_evil_tier_3,wp_tier_3,knows_common|knows_ironflesh_1|knows_power_strike_1|knows_shield_2|knows_athletics_2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harad_spearman</text:p>
          </table:table-cell>
          <table:table-cell table:style-name="ce7" office:value-type="string" calcext:value-type="string">
            <text:p>Harad_Spearman</text:p>
          </table:table-cell>
          <table:table-cell table:style-name="ce7" office:value-type="string" calcext:value-type="string">
            <text:p>Harad_Spearmen</text:p>
          </table:table-cell>
          <table:table-cell table:style-name="ce8" office:value-type="string" calcext:value-type="string">
            <text:p>tf_harad| tfg_shield| tfg_armor| tfg_helm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finhelm,</text:p>
          </table:table-cell>
          <table:table-cell table:style-name="ce11" office:value-type="string" calcext:value-type="string">
            <text:p>itm_harad_pectoral, itm_harad_padded_good,</text:p>
          </table:table-cell>
          <table:table-cell table:style-name="ce11"/>
          <table:table-cell table:style-name="ce11" office:value-type="string" calcext:value-type="string">
            <text:p>itm_harad_scale_greaves,itm_harad_leather_greaves,</text:p>
          </table:table-cell>
          <table:table-cell table:style-name="ce11" office:value-type="string" calcext:value-type="string">
            <text:p>itm_harad_long_spear,</text:p>
          </table:table-cell>
          <table:table-cell table:style-name="ce11" office:value-type="string" calcext:value-type="string">
            <text:p>itm_harad_long_shield_d,itm_harad_long_shield_e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shield_3|knows_power_strike_3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5]&lt;&gt;&quot;&quot;;[.B255]&lt;&gt;&quot;&quot;);CONCATENATE([Variables.$I$1];[Variables.$I$7];[.A255];[Variables.$I$7];[Variables.$I$6];[Variables.$I$7];[.B255];[Variables.$I$7];[Variables.$I$6];[Variables.$I$7];[.C255];[Variables.$I$7];[Variables.$I$6];[.D255];[Variables.$I$6];[.E255];[Variables.$I$6];[.F255];[Variables.$I$6];[.G255];[Variables.$I$6];[Variables.$I$1];[.H255];[.I255];[.J255];[.K255];[.L255];[.M255];[.N255];[Variables.$I$2];[Variables.$I$6];[.O255];[Variables.$I$6];[.P255];[Variables.$I$6];[.Q255];[Variables.$I$6];[.R255];[Variables.$I$6];[.S255];IF([.T255]&lt;&gt;&quot;&quot;;CONCATENATE([Variables.$I$6];[.T255]);&quot;&quot;);[Variables.$I$2];[Variables.$I$6]);IF([.A255]&lt;&gt;&quot;&quot;;CONCATENATE(&quot;#&quot;;[.A255]);&quot;&quot;))" office:value-type="string" office:string-value="[&quot;i4_harad_spearman&quot;,&quot;Harad_Spearman&quot;,&quot;Harad_Spearmen&quot;,tf_harad| tfg_shield| tfg_armor| tfg_helm| tfg_boots  |tfg_polearm,0,0,fac_harad,[itm_harad_finhelm,itm_harad_pectoral, itm_harad_padded_good,itm_harad_scale_greaves,itm_harad_leather_greaves,itm_harad_long_spear,itm_harad_long_shield_d,itm_harad_long_shield_e,],attr_evil_tier_4,wp_tier_4,knows_common|knows_athletics_3|knows_shield_3|knows_power_strike_3|knows_ironflesh_2,haradrim_face_1,haradrim_face_2]," calcext:value-type="string">
            <text:p>["i4_harad_spearman","Harad_Spearman","Harad_Spearmen",tf_harad| tfg_shield| tfg_armor| tfg_helm| tfg_boots <text:s/>|tfg_polearm,0,0,fac_harad,[itm_harad_finhelm,itm_harad_pectoral, itm_harad_padded_good,itm_harad_scale_greaves,itm_harad_leather_greaves,itm_harad_long_spear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harad_tiger_guard</text:p>
          </table:table-cell>
          <table:table-cell table:style-name="ce7" office:value-type="string" calcext:value-type="string">
            <text:p>Tiger_Guard</text:p>
          </table:table-cell>
          <table:table-cell table:style-name="ce7" office:value-type="string" calcext:value-type="string">
            <text:p>Tiger_Guards</text:p>
          </table:table-cell>
          <table:table-cell table:style-name="ce8" office:value-type="string" calcext:value-type="string">
            <text:p>tf_harad| tfg_shield| tfg_armor| tfg_helm| tfg_boots| tfg_glove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lion_helm,</text:p>
          </table:table-cell>
          <table:table-cell table:style-name="ce11" office:value-type="string" calcext:value-type="string">
            <text:p>itm_harad_pectoral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scale_greaves,</text:p>
          </table:table-cell>
          <table:table-cell table:style-name="ce11" office:value-type="string" calcext:value-type="string">
            <text:p>itm_harad_long_spear,</text:p>
          </table:table-cell>
          <table:table-cell table:style-name="ce11" office:value-type="string" calcext:value-type="string">
            <text:p>itm_harad_long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shield_4|knows_power_strike_4|knows_ironflesh_6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6]&lt;&gt;&quot;&quot;;[.B256]&lt;&gt;&quot;&quot;);CONCATENATE([Variables.$I$1];[Variables.$I$7];[.A256];[Variables.$I$7];[Variables.$I$6];[Variables.$I$7];[.B256];[Variables.$I$7];[Variables.$I$6];[Variables.$I$7];[.C256];[Variables.$I$7];[Variables.$I$6];[.D256];[Variables.$I$6];[.E256];[Variables.$I$6];[.F256];[Variables.$I$6];[.G256];[Variables.$I$6];[Variables.$I$1];[.H256];[.I256];[.J256];[.K256];[.L256];[.M256];[.N256];[Variables.$I$2];[Variables.$I$6];[.O256];[Variables.$I$6];[.P256];[Variables.$I$6];[.Q256];[Variables.$I$6];[.R256];[Variables.$I$6];[.S256];IF([.T256]&lt;&gt;&quot;&quot;;CONCATENATE([Variables.$I$6];[.T256]);&quot;&quot;);[Variables.$I$2];[Variables.$I$6]);IF([.A256]&lt;&gt;&quot;&quot;;CONCATENATE(&quot;#&quot;;[.A256]);&quot;&quot;))" office:value-type="string" office:string-value="[&quot;i5_harad_tiger_guard&quot;,&quot;Tiger_Guard&quot;,&quot;Tiger_Guards&quot;,tf_harad| tfg_shield| tfg_armor| tfg_helm| tfg_boots| tfg_gloves  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" calcext:value-type="string">
            <text:p>["i5_harad_tiger_guard","Tiger_Guard","Tiger_Guards",tf_harad| tfg_shield| tfg_armor| tfg_helm| tfg_boots| tfg_gloves <text:s/>|tfg_polearm,0,0,fac_harad,[itm_lion_helm,itm_harad_pectoral_lordly,itm_leather_gloves,itm_harad_scale_greaves,itm_harad_long_spear,itm_harad_long_shield_b,],attr_evil_tier_5,wp_tier_5,knows_common|knows_athletics_3|knows_shield_4|knows_power_strike_4|knows_ironflesh_6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harad_swordsman</text:p>
          </table:table-cell>
          <table:table-cell table:style-name="ce7" office:value-type="string" calcext:value-type="string">
            <text:p>Harad_Swordsman</text:p>
          </table:table-cell>
          <table:table-cell table:style-name="ce7" office:value-type="string" calcext:value-type="string">
            <text:p>Harad_Swordsmen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finhelm,</text:p>
          </table:table-cell>
          <table:table-cell table:style-name="ce11" office:value-type="string" calcext:value-type="string">
            <text:p>itm_harad_scale,itm_harad_lamellar_good,itm_harad_heavy_lamellar,</text:p>
          </table:table-cell>
          <table:table-cell table:style-name="ce11"/>
          <table:table-cell table:style-name="ce11" office:value-type="string" calcext:value-type="string">
            <text:p>itm_harad_scale_greaves,</text:p>
          </table:table-cell>
          <table:table-cell table:style-name="ce11" office:value-type="string" calcext:value-type="string">
            <text:p>itm_harad_sabre,itm_skirmisher_sword,itm_black_snake_sword_bad,</text:p>
          </table:table-cell>
          <table:table-cell table:style-name="ce11" office:value-type="string" calcext:value-type="string">
            <text:p>itm_harad_long_shield_d,itm_harad_long_shield_e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shield_3|knows_power_strike_3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7]&lt;&gt;&quot;&quot;;[.B257]&lt;&gt;&quot;&quot;);CONCATENATE([Variables.$I$1];[Variables.$I$7];[.A257];[Variables.$I$7];[Variables.$I$6];[Variables.$I$7];[.B257];[Variables.$I$7];[Variables.$I$6];[Variables.$I$7];[.C257];[Variables.$I$7];[Variables.$I$6];[.D257];[Variables.$I$6];[.E257];[Variables.$I$6];[.F257];[Variables.$I$6];[.G257];[Variables.$I$6];[Variables.$I$1];[.H257];[.I257];[.J257];[.K257];[.L257];[.M257];[.N257];[Variables.$I$2];[Variables.$I$6];[.O257];[Variables.$I$6];[.P257];[Variables.$I$6];[.Q257];[Variables.$I$6];[.R257];[Variables.$I$6];[.S257];IF([.T257]&lt;&gt;&quot;&quot;;CONCATENATE([Variables.$I$6];[.T257]);&quot;&quot;);[Variables.$I$2];[Variables.$I$6]);IF([.A257]&lt;&gt;&quot;&quot;;CONCATENATE(&quot;#&quot;;[.A257]);&quot;&quot;))" office:value-type="string" office:string-value="[&quot;i4_harad_swordsman&quot;,&quot;Harad_Swordsman&quot;,&quot;Harad_Swordsmen&quot;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" calcext:value-type="string">
            <text:p>["i4_harad_swordsman","Harad_Swordsman","Harad_Swordsmen",tf_harad| tfg_shield| tfg_armor| tfg_helm| tfg_boots,0,0,fac_harad,[itm_harad_finhelm,itm_harad_scale,itm_harad_lamellar_good,itm_harad_heavy_lamellar,itm_harad_scale_greaves,itm_harad_sabre,itm_skirmisher_sword,itm_black_snake_sword_bad,itm_harad_long_shield_d,itm_harad_long_shield_e,],attr_evil_tier_4,wp_tier_4,knows_common|knows_athletics_3|knows_shield_3|knows_power_strike_3|knows_ironflesh_2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harad_lion_guard</text:p>
          </table:table-cell>
          <table:table-cell table:style-name="ce7" office:value-type="string" calcext:value-type="string">
            <text:p>Lion_Guard</text:p>
          </table:table-cell>
          <table:table-cell table:style-name="ce7" office:value-type="string" calcext:value-type="string">
            <text:p>Lion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lion_helm,</text:p>
          </table:table-cell>
          <table:table-cell table:style-name="ce11" office:value-type="string" calcext:value-type="string">
            <text:p>itm_harad_heavy_lamellar_lordly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scale_greaves,</text:p>
          </table:table-cell>
          <table:table-cell table:style-name="ce11" office:value-type="string" calcext:value-type="string">
            <text:p>itm_harad_khopesh,itm_black_snake_sword,</text:p>
          </table:table-cell>
          <table:table-cell table:style-name="ce30" office:value-type="string" calcext:value-type="string">
            <text:p>itm_harad_long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power_strike_5|knows_ironflesh_4|knows_shield_3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8]&lt;&gt;&quot;&quot;;[.B258]&lt;&gt;&quot;&quot;);CONCATENATE([Variables.$I$1];[Variables.$I$7];[.A258];[Variables.$I$7];[Variables.$I$6];[Variables.$I$7];[.B258];[Variables.$I$7];[Variables.$I$6];[Variables.$I$7];[.C258];[Variables.$I$7];[Variables.$I$6];[.D258];[Variables.$I$6];[.E258];[Variables.$I$6];[.F258];[Variables.$I$6];[.G258];[Variables.$I$6];[Variables.$I$1];[.H258];[.I258];[.J258];[.K258];[.L258];[.M258];[.N258];[Variables.$I$2];[Variables.$I$6];[.O258];[Variables.$I$6];[.P258];[Variables.$I$6];[.Q258];[Variables.$I$6];[.R258];[Variables.$I$6];[.S258];IF([.T258]&lt;&gt;&quot;&quot;;CONCATENATE([Variables.$I$6];[.T258]);&quot;&quot;);[Variables.$I$2];[Variables.$I$6]);IF([.A258]&lt;&gt;&quot;&quot;;CONCATENATE(&quot;#&quot;;[.A258]);&quot;&quot;))" office:value-type="string" office:string-value="[&quot;i5_harad_lion_guard&quot;,&quot;Lion_Guard&quot;,&quot;Lion_Guards&quot;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" calcext:value-type="string">
            <text:p>["i5_harad_lion_guard","Lion_Guard","Lion_Guards",tf_harad| tfg_shield| tfg_armor| tfg_helm| tfg_boots,0,0,fac_harad,[itm_lion_helm,itm_harad_heavy_lamellar_lordly,itm_leather_gloves,itm_harad_scale_greaves,itm_harad_khopesh,itm_black_snake_sword,itm_harad_long_shield_b,],attr_evil_tier_5,wp_tier_5,knows_common|knows_athletics_6|knows_power_strike_5|knows_ironflesh_4|knows_shield_3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harad_hunter</text:p>
          </table:table-cell>
          <table:table-cell table:style-name="ce7" office:value-type="string" calcext:value-type="string">
            <text:p>Harad_Hunter</text:p>
          </table:table-cell>
          <table:table-cell table:style-name="ce7" office:value-type="string" calcext:value-type="string">
            <text:p>Harad_Hunt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heavy_inf_helm,</text:p>
          </table:table-cell>
          <table:table-cell table:style-name="ce11" office:value-type="string" calcext:value-type="string">
            <text:p>itm_harad_tunic,itm_harad_padded_bad,itm_harad_tunic_good,</text:p>
          </table:table-cell>
          <table:table-cell table:style-name="ce11"/>
          <table:table-cell table:style-name="ce11" office:value-type="string" calcext:value-type="string">
            <text:p>itm_desert_boots,</text:p>
          </table:table-cell>
          <table:table-cell table:style-name="ce11" office:value-type="string" calcext:value-type="string">
            <text:p>itm_harad_bow,itm_harad_arrows,</text:p>
          </table:table-cell>
          <table:table-cell table:style-name="ce11" office:value-type="string" calcext:value-type="string">
            <text:p>itm_harad_short_spear,itm_harad_dagger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3" office:value-type="string" calcext:value-type="string">
            <text:p>knows_common|knows_ironflesh_1|knows_power_throw_2|knows_power_draw_2|knows_athletics_3|knows_riding_1|knows_horse_archery_1|knows_looting_1|knows_tactics_1|knows_spotting_1|knows_wound_treatment_1|knows_first_aid_1|knows_leadership_2|knows_trad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59]&lt;&gt;&quot;&quot;;[.B259]&lt;&gt;&quot;&quot;);CONCATENATE([Variables.$I$1];[Variables.$I$7];[.A259];[Variables.$I$7];[Variables.$I$6];[Variables.$I$7];[.B259];[Variables.$I$7];[Variables.$I$6];[Variables.$I$7];[.C259];[Variables.$I$7];[Variables.$I$6];[.D259];[Variables.$I$6];[.E259];[Variables.$I$6];[.F259];[Variables.$I$6];[.G259];[Variables.$I$6];[Variables.$I$1];[.H259];[.I259];[.J259];[.K259];[.L259];[.M259];[.N259];[Variables.$I$2];[Variables.$I$6];[.O259];[Variables.$I$6];[.P259];[Variables.$I$6];[.Q259];[Variables.$I$6];[.R259];[Variables.$I$6];[.S259];IF([.T259]&lt;&gt;&quot;&quot;;CONCATENATE([Variables.$I$6];[.T259]);&quot;&quot;);[Variables.$I$2];[Variables.$I$6]);IF([.A259]&lt;&gt;&quot;&quot;;CONCATENATE(&quot;#&quot;;[.A259]);&quot;&quot;))" office:value-type="string" office:string-value="[&quot;a3_harad_hunter&quot;,&quot;Harad_Hunter&quot;,&quot;Harad_Hunters&quot;,tf_harad| tfg_ranged| tfg_armor| tfg_helm| tfg_boots,0,0,fac_harad,[itm_harad_heavy_inf_helm,itm_harad_tunic,itm_harad_padded_bad,itm_harad_tunic_good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" calcext:value-type="string">
            <text:p>["a3_harad_hunter","Harad_Hunter","Harad_Hunters",tf_harad| tfg_ranged| tfg_armor| tfg_helm| tfg_boots,0,0,fac_harad,[itm_harad_heavy_inf_helm,itm_harad_tunic,itm_harad_padded_bad,itm_harad_tunic_good,itm_desert_boots,itm_harad_bow,itm_harad_arrows,itm_harad_short_spear,itm_harad_dagger,],attr_evil_tier_3,wp_tier_bow_3,knows_common|knows_ironflesh_1|knows_power_throw_2|knows_power_draw_2|knows_athletics_3|knows_riding_1|knows_horse_archery_1|knows_looting_1|knows_tactics_1|knows_spotting_1|knows_wound_treatment_1|knows_first_aid_1|knows_leadership_2|knows_trade_1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harad_archer</text:p>
          </table:table-cell>
          <table:table-cell table:style-name="ce7" office:value-type="string" calcext:value-type="string">
            <text:p>Harad_Archer</text:p>
          </table:table-cell>
          <table:table-cell table:style-name="ce7" office:value-type="string" calcext:value-type="string">
            <text:p>Harad_Archer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heavy_inf_helm,</text:p>
          </table:table-cell>
          <table:table-cell table:style-name="ce11" office:value-type="string" calcext:value-type="string">
            <text:p>itm_harad_tunic_good,itm_harad_padded,itm_harad_lamellar_ba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arad_bow,itm_harad_arrows,</text:p>
          </table:table-cell>
          <table:table-cell table:style-name="ce11" office:value-type="string" calcext:value-type="string">
            <text:p>itm_harad_short_spear,itm_harad_dagger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3|knows_power_draw_3|knows_ironflesh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0]&lt;&gt;&quot;&quot;;[.B260]&lt;&gt;&quot;&quot;);CONCATENATE([Variables.$I$1];[Variables.$I$7];[.A260];[Variables.$I$7];[Variables.$I$6];[Variables.$I$7];[.B260];[Variables.$I$7];[Variables.$I$6];[Variables.$I$7];[.C260];[Variables.$I$7];[Variables.$I$6];[.D260];[Variables.$I$6];[.E260];[Variables.$I$6];[.F260];[Variables.$I$6];[.G260];[Variables.$I$6];[Variables.$I$1];[.H260];[.I260];[.J260];[.K260];[.L260];[.M260];[.N260];[Variables.$I$2];[Variables.$I$6];[.O260];[Variables.$I$6];[.P260];[Variables.$I$6];[.Q260];[Variables.$I$6];[.R260];[Variables.$I$6];[.S260];IF([.T260]&lt;&gt;&quot;&quot;;CONCATENATE([Variables.$I$6];[.T260]);&quot;&quot;);[Variables.$I$2];[Variables.$I$6]);IF([.A260]&lt;&gt;&quot;&quot;;CONCATENATE(&quot;#&quot;;[.A260]);&quot;&quot;))" office:value-type="string" office:string-value="[&quot;a4_harad_archer&quot;,&quot;Harad_Archer&quot;,&quot;Harad_Archers&quot;,tf_harad| tfg_ranged| tfg_armor| tfg_helm| tfg_boots,0,0,fac_harad,[itm_harad_heavy_inf_helm,itm_harad_tunic_good,itm_harad_padded,itm_harad_lamellar_bad,itm_harad_leather_greaves,itm_desert_boots,itm_harad_bow,itm_harad_arrows,itm_harad_short_spear,itm_harad_dagger,],attr_evil_tier_4,wp_tier_bow_4,knows_common|knows_athletics_3|knows_power_draw_3|knows_ironflesh_1,haradrim_face_1,haradrim_face_2]," calcext:value-type="string">
            <text:p>["a4_harad_archer","Harad_Archer","Harad_Archers",tf_harad| tfg_ranged| tfg_armor| tfg_helm| tfg_boots,0,0,fac_harad,[itm_harad_heavy_inf_helm,itm_harad_tunic_good,itm_harad_padded,itm_harad_lamellar_bad,itm_harad_leather_greaves,itm_desert_boots,itm_harad_bow,itm_harad_arrows,itm_harad_short_spear,itm_harad_dagger,],attr_evil_tier_4,wp_tier_bow_4,knows_common|knows_athletics_3|knows_power_draw_3|knows_ironflesh_1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harad_eagle_guard</text:p>
          </table:table-cell>
          <table:table-cell table:style-name="ce7" office:value-type="string" calcext:value-type="string">
            <text:p>Eagle_Guard</text:p>
          </table:table-cell>
          <table:table-cell table:style-name="ce7" office:value-type="string" calcext:value-type="string">
            <text:p>Eagle_Guards</text:p>
          </table:table-cell>
          <table:table-cell table:style-name="ce8" office:value-type="string" calcext:value-type="string">
            <text:p>tf_harad| 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eaglehelm,</text:p>
          </table:table-cell>
          <table:table-cell table:style-name="ce11" office:value-type="string" calcext:value-type="string">
            <text:p>itm_black_snake_armor_bad,itm_harad_pectoral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eather_greaves,</text:p>
          </table:table-cell>
          <table:table-cell table:style-name="ce11" office:value-type="string" calcext:value-type="string">
            <text:p>itm_lg_bow,itm_harad_arrows,itm_harad_arrows,</text:p>
          </table:table-cell>
          <table:table-cell table:style-name="ce11" office:value-type="string" calcext:value-type="string">
            <text:p>itm_eagle_guard_spear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4|knows_power_draw_4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1]&lt;&gt;&quot;&quot;;[.B261]&lt;&gt;&quot;&quot;);CONCATENATE([Variables.$I$1];[Variables.$I$7];[.A261];[Variables.$I$7];[Variables.$I$6];[Variables.$I$7];[.B261];[Variables.$I$7];[Variables.$I$6];[Variables.$I$7];[.C261];[Variables.$I$7];[Variables.$I$6];[.D261];[Variables.$I$6];[.E261];[Variables.$I$6];[.F261];[Variables.$I$6];[.G261];[Variables.$I$6];[Variables.$I$1];[.H261];[.I261];[.J261];[.K261];[.L261];[.M261];[.N261];[Variables.$I$2];[Variables.$I$6];[.O261];[Variables.$I$6];[.P261];[Variables.$I$6];[.Q261];[Variables.$I$6];[.R261];[Variables.$I$6];[.S261];IF([.T261]&lt;&gt;&quot;&quot;;CONCATENATE([Variables.$I$6];[.T261]);&quot;&quot;);[Variables.$I$2];[Variables.$I$6]);IF([.A261]&lt;&gt;&quot;&quot;;CONCATENATE(&quot;#&quot;;[.A261]);&quot;&quot;))" office:value-type="string" office:string-value="[&quot;a5_harad_eagle_guard&quot;,&quot;Eagle_Guard&quot;,&quot;Eagle_Guards&quot;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" calcext:value-type="string">
            <text:p>["a5_harad_eagle_guard","Eagle_Guard","Eagle_Guards",tf_harad| tfg_ranged| tfg_armor| tfg_helm| tfg_boots,0,0,fac_harad,[itm_harad_eaglehelm,itm_black_snake_armor_bad,itm_harad_pectoral,itm_leather_gloves,itm_harad_leather_greaves,itm_lg_bow,itm_harad_arrows,itm_harad_arrows,itm_eagle_guard_spear,],attr_evil_tier_5,wp_tier_bow_5,knows_common|knows_athletics_4|knows_power_draw_4|knows_ironflesh_2,haradrim_face_1,haradrim_face_2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HARONDOR</text:p>
          </table:table-cell>
          <table:table-cell table:style-name="ce6" table:number-columns-repeated="19"/>
          <table:table-cell table:style-name="ce6" table:formula="of:=IF(AND([.A262]&lt;&gt;&quot;&quot;;[.B262]&lt;&gt;&quot;&quot;);CONCATENATE([Variables.$I$1];[Variables.$I$7];[.A262];[Variables.$I$7];[Variables.$I$6];[Variables.$I$7];[.B262];[Variables.$I$7];[Variables.$I$6];[Variables.$I$7];[.C262];[Variables.$I$7];[Variables.$I$6];[.D262];[Variables.$I$6];[.E262];[Variables.$I$6];[.F262];[Variables.$I$6];[.G262];[Variables.$I$6];[Variables.$I$1];[.H262];[.I262];[.J262];[.K262];[.L262];[.M262];[.N262];[Variables.$I$2];[Variables.$I$6];[.O262];[Variables.$I$6];[.P262];[Variables.$I$6];[.Q262];[Variables.$I$6];[.R262];[Variables.$I$6];[.S262];IF([.T262]&lt;&gt;&quot;&quot;;CONCATENATE([Variables.$I$6];[.T262]);&quot;&quot;);[Variables.$I$2];[Variables.$I$6]);IF([.A262]&lt;&gt;&quot;&quot;;CONCATENATE(&quot;#&quot;;[.A262]);&quot;&quot;))" office:value-type="string" office:string-value="#HARONDOR" calcext:value-type="string">
            <text:p>#HARONDOR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harondor_scout</text:p>
          </table:table-cell>
          <table:table-cell table:style-name="ce7" office:value-type="string" calcext:value-type="string">
            <text:p>Harondor_Scout</text:p>
          </table:table-cell>
          <table:table-cell table:style-name="ce7" office:value-type="string" calcext:value-type="string">
            <text:p>Harondor_Scouts</text:p>
          </table:table-cell>
          <table:table-cell table:style-name="ce8" office:value-type="string" calcext:value-type="string">
            <text:p>tf_harad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31" office:value-type="string" calcext:value-type="string">
            <text:p>itm_harad_cav_helm_a,</text:p>
          </table:table-cell>
          <table:table-cell table:style-name="ce11" office:value-type="string" calcext:value-type="string">
            <text:p>itm_harad_tunic,itm_harad_padded,</text:p>
          </table:table-cell>
          <table:table-cell table:style-name="ce11"/>
          <table:table-cell table:style-name="ce11" office:value-type="string" calcext:value-type="string">
            <text:p>itm_desert_boots,</text:p>
          </table:table-cell>
          <table:table-cell table:style-name="ce11" office:value-type="string" calcext:value-type="string">
            <text:p>itm_horandor_a,</text:p>
          </table:table-cell>
          <table:table-cell table:style-name="ce11" office:value-type="string" calcext:value-type="string">
            <text:p>itm_harad_shield_a,</text:p>
          </table:table-cell>
          <table:table-cell table:style-name="ce11" office:value-type="string" calcext:value-type="string">
            <text:p>itm_saddle_horse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2" office:value-type="string" calcext:value-type="string">
            <text:p>knows_common|knows_athletics_2|knows_shield_1|knows_power_strike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3]&lt;&gt;&quot;&quot;;[.B263]&lt;&gt;&quot;&quot;);CONCATENATE([Variables.$I$1];[Variables.$I$7];[.A263];[Variables.$I$7];[Variables.$I$6];[Variables.$I$7];[.B263];[Variables.$I$7];[Variables.$I$6];[Variables.$I$7];[.C263];[Variables.$I$7];[Variables.$I$6];[.D263];[Variables.$I$6];[.E263];[Variables.$I$6];[.F263];[Variables.$I$6];[.G263];[Variables.$I$6];[Variables.$I$1];[.H263];[.I263];[.J263];[.K263];[.L263];[.M263];[.N263];[Variables.$I$2];[Variables.$I$6];[.O263];[Variables.$I$6];[.P263];[Variables.$I$6];[.Q263];[Variables.$I$6];[.R263];[Variables.$I$6];[.S263];IF([.T263]&lt;&gt;&quot;&quot;;CONCATENATE([Variables.$I$6];[.T263]);&quot;&quot;);[Variables.$I$2];[Variables.$I$6]);IF([.A263]&lt;&gt;&quot;&quot;;CONCATENATE(&quot;#&quot;;[.A263]);&quot;&quot;))" office:value-type="string" office:string-value="[&quot;c2_harondor_scout&quot;,&quot;Harondor_Scout&quot;,&quot;Harondor_Scouts&quot;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" calcext:value-type="string">
            <text:p>["c2_harondor_scout","Harondor_Scout","Harondor_Scouts",tf_harad| tf_mounted| tfg_armor| tfg_horse| tfg_boots,0,0,fac_harad,[itm_harad_cav_helm_a,itm_harad_tunic,itm_harad_padded,itm_desert_boots,itm_horandor_a,itm_harad_shield_a,itm_saddle_horse],attr_evil_tier_2,wp_tier_2,knows_common|knows_athletics_2|knows_shield_1|knows_power_strike_1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harondor_rider</text:p>
          </table:table-cell>
          <table:table-cell table:style-name="ce7" office:value-type="string" calcext:value-type="string">
            <text:p>Harondor_Rider</text:p>
          </table:table-cell>
          <table:table-cell table:style-name="ce7" office:value-type="string" calcext:value-type="string">
            <text:p>Harondor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cav_helm_b,</text:p>
          </table:table-cell>
          <table:table-cell table:style-name="ce11" office:value-type="string" calcext:value-type="string">
            <text:p>itm_harad_tunic_good,itm_harad_padded_good,itm_harad_scale_bad,itm_harad_lamellar_ba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orandor_a,</text:p>
          </table:table-cell>
          <table:table-cell table:style-name="ce11" office:value-type="string" calcext:value-type="string">
            <text:p>itm_harad_shield_b,itm_harad_shield_c,</text:p>
          </table:table-cell>
          <table:table-cell table:style-name="ce11" office:value-type="string" calcext:value-type="string">
            <text:p>itm_harad_horse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2|knows_shield_2|knows_power_strike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4]&lt;&gt;&quot;&quot;;[.B264]&lt;&gt;&quot;&quot;);CONCATENATE([Variables.$I$1];[Variables.$I$7];[.A264];[Variables.$I$7];[Variables.$I$6];[Variables.$I$7];[.B264];[Variables.$I$7];[Variables.$I$6];[Variables.$I$7];[.C264];[Variables.$I$7];[Variables.$I$6];[.D264];[Variables.$I$6];[.E264];[Variables.$I$6];[.F264];[Variables.$I$6];[.G264];[Variables.$I$6];[Variables.$I$1];[.H264];[.I264];[.J264];[.K264];[.L264];[.M264];[.N264];[Variables.$I$2];[Variables.$I$6];[.O264];[Variables.$I$6];[.P264];[Variables.$I$6];[.Q264];[Variables.$I$6];[.R264];[Variables.$I$6];[.S264];IF([.T264]&lt;&gt;&quot;&quot;;CONCATENATE([Variables.$I$6];[.T264]);&quot;&quot;);[Variables.$I$2];[Variables.$I$6]);IF([.A264]&lt;&gt;&quot;&quot;;CONCATENATE(&quot;#&quot;;[.A264]);&quot;&quot;))" office:value-type="string" office:string-value="[&quot;c3_harondor_rider&quot;,&quot;Harondor_Rider&quot;,&quot;Harondor_Riders&quot;,tf_harad| tf_mounted| tfg_shield| tfg_armor| tfg_helm| tfg_horse| tfg_boots,0,0,fac_harad,[itm_harad_cav_helm_b,itm_harad_tunic_good,itm_harad_padded_good,itm_harad_scale_bad,itm_harad_lamellar_bad,itm_harad_leather_greaves,itm_desert_boots,itm_horandor_a,itm_harad_shield_b,itm_harad_shield_c,itm_harad_horse],attr_evil_tier_3,wp_tier_3,knows_common|knows_riding_2|knows_shield_2|knows_power_strike_2,haradrim_face_1,haradrim_face_2]," calcext:value-type="string">
            <text:p>["c3_harondor_rider","Harondor_Rider","Harondor_Riders",tf_harad| tf_mounted| tfg_shield| tfg_armor| tfg_helm| tfg_horse| tfg_boots,0,0,fac_harad,[itm_harad_cav_helm_b,itm_harad_tunic_good,itm_harad_padded_good,itm_harad_scale_bad,itm_harad_lamellar_bad,itm_harad_leather_greaves,itm_desert_boots,itm_horandor_a,itm_harad_shield_b,itm_harad_shield_c,itm_harad_horse],attr_evil_tier_3,wp_tier_3,knows_common|knows_riding_2|knows_shield_2|knows_power_strike_2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harondor_light_cavalry</text:p>
          </table:table-cell>
          <table:table-cell table:style-name="ce7" office:value-type="string" calcext:value-type="string">
            <text:p>Harondor_Light_Rider</text:p>
          </table:table-cell>
          <table:table-cell table:style-name="ce7" office:value-type="string" calcext:value-type="string">
            <text:p>Harondor_Light_Riders</text:p>
          </table:table-cell>
          <table:table-cell table:style-name="ce8" office:value-type="string" calcext:value-type="string">
            <text:p>tf_hara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wavy_helm,</text:p>
          </table:table-cell>
          <table:table-cell table:style-name="ce11" office:value-type="string" calcext:value-type="string">
            <text:p>itm_harad_lamellar_good,itm_harad_heavy_bad,itm_harad_scale,</text:p>
          </table:table-cell>
          <table:table-cell table:style-name="ce11"/>
          <table:table-cell table:style-name="ce11" office:value-type="string" calcext:value-type="string">
            <text:p>itm_harad_lamellar_greaves,itm_harad_leather_greaves,</text:p>
          </table:table-cell>
          <table:table-cell table:style-name="ce11" office:value-type="string" calcext:value-type="string">
            <text:p>itm_horandor_a,itm_harad_heavy_sword_bad,</text:p>
          </table:table-cell>
          <table:table-cell table:style-name="ce11" office:value-type="string" calcext:value-type="string">
            <text:p>itm_harad_shield_b,itm_harad_shield_c,</text:p>
          </table:table-cell>
          <table:table-cell table:style-name="ce11" office:value-type="string" calcext:value-type="string">
            <text:p>itm_harad_warhorse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3|knows_shield_3|knows_power_strike_3|knows_ironflesh_2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5]&lt;&gt;&quot;&quot;;[.B265]&lt;&gt;&quot;&quot;);CONCATENATE([Variables.$I$1];[Variables.$I$7];[.A265];[Variables.$I$7];[Variables.$I$6];[Variables.$I$7];[.B265];[Variables.$I$7];[Variables.$I$6];[Variables.$I$7];[.C265];[Variables.$I$7];[Variables.$I$6];[.D265];[Variables.$I$6];[.E265];[Variables.$I$6];[.F265];[Variables.$I$6];[.G265];[Variables.$I$6];[Variables.$I$1];[.H265];[.I265];[.J265];[.K265];[.L265];[.M265];[.N265];[Variables.$I$2];[Variables.$I$6];[.O265];[Variables.$I$6];[.P265];[Variables.$I$6];[.Q265];[Variables.$I$6];[.R265];[Variables.$I$6];[.S265];IF([.T265]&lt;&gt;&quot;&quot;;CONCATENATE([Variables.$I$6];[.T265]);&quot;&quot;);[Variables.$I$2];[Variables.$I$6]);IF([.A265]&lt;&gt;&quot;&quot;;CONCATENATE(&quot;#&quot;;[.A265]);&quot;&quot;))" office:value-type="string" office:string-value="[&quot;c4_harondor_light_cavalry&quot;,&quot;Harondor_Light_Rider&quot;,&quot;Harondor_Light_Riders&quot;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" calcext:value-type="string">
            <text:p>["c4_harondor_light_cavalry","Harondor_Light_Rider","Harondor_Light_Riders",tf_harad| tf_mounted| tfg_shield| tfg_armor| tfg_helm| tfg_horse| tfg_boots,0,0,fac_harad,[itm_harad_wavy_helm,itm_harad_lamellar_good,itm_harad_heavy_bad,itm_harad_scale,itm_harad_lamellar_greaves,itm_harad_leather_greaves,itm_horandor_a,itm_harad_heavy_sword_bad,itm_harad_shield_b,itm_harad_shield_c,itm_harad_warhorse,],attr_evil_tier_4,wp_tier_4,knows_common|knows_riding_3|knows_shield_3|knows_power_strike_3|knows_ironflesh_2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harondor_serpent_knight</text:p>
          </table:table-cell>
          <table:table-cell table:style-name="ce7" office:value-type="string" calcext:value-type="string">
            <text:p>Gold_Serpent_Knight</text:p>
          </table:table-cell>
          <table:table-cell table:style-name="ce7" office:value-type="string" calcext:value-type="string">
            <text:p>Gold_Serpent_Knight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dragon_helm,</text:p>
          </table:table-cell>
          <table:table-cell table:style-name="ce11" office:value-type="string" calcext:value-type="string">
            <text:p>itm_harad_heavy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amellar_greaves,</text:p>
          </table:table-cell>
          <table:table-cell table:style-name="ce11" office:value-type="string" calcext:value-type="string">
            <text:p>itm_harad_long_spear,itm_harad_heavy_sword_good,</text:p>
          </table:table-cell>
          <table:table-cell table:style-name="ce11" office:value-type="string" calcext:value-type="string">
            <text:p>itm_harad_yellow_shield,</text:p>
          </table:table-cell>
          <table:table-cell table:style-name="ce11" office:value-type="string" calcext:value-type="string">
            <text:p>itm_harad_warhorse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3|knows_power_strike_5|knows_shield_3|knows_riding_7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6]&lt;&gt;&quot;&quot;;[.B266]&lt;&gt;&quot;&quot;);CONCATENATE([Variables.$I$1];[Variables.$I$7];[.A266];[Variables.$I$7];[Variables.$I$6];[Variables.$I$7];[.B266];[Variables.$I$7];[Variables.$I$6];[Variables.$I$7];[.C266];[Variables.$I$7];[Variables.$I$6];[.D266];[Variables.$I$6];[.E266];[Variables.$I$6];[.F266];[Variables.$I$6];[.G266];[Variables.$I$6];[Variables.$I$1];[.H266];[.I266];[.J266];[.K266];[.L266];[.M266];[.N266];[Variables.$I$2];[Variables.$I$6];[.O266];[Variables.$I$6];[.P266];[Variables.$I$6];[.Q266];[Variables.$I$6];[.R266];[Variables.$I$6];[.S266];IF([.T266]&lt;&gt;&quot;&quot;;CONCATENATE([Variables.$I$6];[.T266]);&quot;&quot;);[Variables.$I$2];[Variables.$I$6]);IF([.A266]&lt;&gt;&quot;&quot;;CONCATENATE(&quot;#&quot;;[.A266]);&quot;&quot;))" office:value-type="string" office:string-value="[&quot;c5_harondor_serpent_knight&quot;,&quot;Gold_Serpent_Knight&quot;,&quot;Gold_Serpent_Knight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,haradrim_face_1,haradrim_face_2]," calcext:value-type="string">
            <text:p>["c5_harondor_serpent_knight","Gold_Serpent_Knight","Gold_Serpent_Knight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5,wp_tier_5,knows_common|knows_ironflesh_3|knows_power_strike_5|knows_shield_3|knows_riding_7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3_harondor_skirmisher</text:p>
          </table:table-cell>
          <table:table-cell table:style-name="ce7" office:value-type="string" calcext:value-type="string">
            <text:p>Harondor_Skirmisher</text:p>
          </table:table-cell>
          <table:table-cell table:style-name="ce7" office:value-type="string" calcext:value-type="string">
            <text:p>Harondor_Skirmis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cav_helm_b,</text:p>
          </table:table-cell>
          <table:table-cell table:style-name="ce11" office:value-type="string" calcext:value-type="string">
            <text:p>itm_harad_tunic_good,itm_harad_padded,</text:p>
          </table:table-cell>
          <table:table-cell table:style-name="ce11"/>
          <table:table-cell table:style-name="ce11" office:value-type="string" calcext:value-type="string">
            <text:p>itm_harad_leather_greaves,itm_desert_boots,</text:p>
          </table:table-cell>
          <table:table-cell table:style-name="ce11" office:value-type="string" calcext:value-type="string">
            <text:p>itm_harad_bow,itm_harad_arrows,</text:p>
          </table:table-cell>
          <table:table-cell table:style-name="ce11" office:value-type="string" calcext:value-type="string">
            <text:p>itm_horandor_a,</text:p>
          </table:table-cell>
          <table:table-cell table:style-name="ce11" office:value-type="string" calcext:value-type="string">
            <text:p>itm_saddle_horse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horse_archery_3|knows_riding_3|knows_shield_1|knows_power_draw_2|knows_power_strike_2|knows_ironflesh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7]&lt;&gt;&quot;&quot;;[.B267]&lt;&gt;&quot;&quot;);CONCATENATE([Variables.$I$1];[Variables.$I$7];[.A267];[Variables.$I$7];[Variables.$I$6];[Variables.$I$7];[.B267];[Variables.$I$7];[Variables.$I$6];[Variables.$I$7];[.C267];[Variables.$I$7];[Variables.$I$6];[.D267];[Variables.$I$6];[.E267];[Variables.$I$6];[.F267];[Variables.$I$6];[.G267];[Variables.$I$6];[Variables.$I$1];[.H267];[.I267];[.J267];[.K267];[.L267];[.M267];[.N267];[Variables.$I$2];[Variables.$I$6];[.O267];[Variables.$I$6];[.P267];[Variables.$I$6];[.Q267];[Variables.$I$6];[.R267];[Variables.$I$6];[.S267];IF([.T267]&lt;&gt;&quot;&quot;;CONCATENATE([Variables.$I$6];[.T267]);&quot;&quot;);[Variables.$I$2];[Variables.$I$6]);IF([.A267]&lt;&gt;&quot;&quot;;CONCATENATE(&quot;#&quot;;[.A267]);&quot;&quot;))" office:value-type="string" office:string-value="[&quot;ac3_harondor_skirmisher&quot;,&quot;Harondor_Skirmisher&quot;,&quot;Harondor_Skirmishers&quot;,tf_harad| tfg_ranged| tf_mounted| tfg_armor| tfg_helm| tfg_horse| tfg_boots,0,0,fac_harad,[itm_harad_cav_helm_b,itm_harad_tunic_good,itm_harad_padded,itm_harad_leather_greaves,itm_desert_boots,itm_harad_bow,itm_harad_arrows,itm_horandor_a,itm_saddle_horse,],attr_evil_tier_3,wp_tier_bow_3,knows_common|knows_horse_archery_3|knows_riding_3|knows_shield_1|knows_power_draw_2|knows_power_strike_2|knows_ironflesh_1,haradrim_face_1,haradrim_face_2]," calcext:value-type="string">
            <text:p>["ac3_harondor_skirmisher","Harondor_Skirmisher","Harondor_Skirmishers",tf_harad| tfg_ranged| tf_mounted| tfg_armor| tfg_helm| tfg_horse| tfg_boots,0,0,fac_harad,[itm_harad_cav_helm_b,itm_harad_tunic_good,itm_harad_padded,itm_harad_leather_greaves,itm_desert_boots,itm_harad_bow,itm_harad_arrows,itm_horandor_a,itm_saddle_horse,],attr_evil_tier_3,wp_tier_bow_3,knows_common|knows_horse_archery_3|knows_riding_3|knows_shield_1|knows_power_draw_2|knows_power_strike_2|knows_ironflesh_1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4_harondor_horse_archer</text:p>
          </table:table-cell>
          <table:table-cell table:style-name="ce7" office:value-type="string" calcext:value-type="string">
            <text:p>Harondor_Horse_Archer</text:p>
          </table:table-cell>
          <table:table-cell table:style-name="ce7" office:value-type="string" calcext:value-type="string">
            <text:p>Harondor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heavy_inf_helm,</text:p>
          </table:table-cell>
          <table:table-cell table:style-name="ce11" office:value-type="string" calcext:value-type="string">
            <text:p>itm_harad_padded_good,</text:p>
          </table:table-cell>
          <table:table-cell table:style-name="ce11"/>
          <table:table-cell table:style-name="ce11" office:value-type="string" calcext:value-type="string">
            <text:p>itm_harad_lamellar_greaves,itm_harad_leather_greaves,</text:p>
          </table:table-cell>
          <table:table-cell table:style-name="ce11" office:value-type="string" calcext:value-type="string">
            <text:p>itm_nomad_bow,itm_harad_arrows,</text:p>
          </table:table-cell>
          <table:table-cell table:style-name="ce11" office:value-type="string" calcext:value-type="string">
            <text:p>itm_horandor_a,itm_black_snake_sword,</text:p>
          </table:table-cell>
          <table:table-cell table:style-name="ce11" office:value-type="string" calcext:value-type="string">
            <text:p>itm_harad_horse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horse_archery_4|knows_riding_4|knows_power_draw_3|knows_power_strike_2|knows_ironflesh_1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8]&lt;&gt;&quot;&quot;;[.B268]&lt;&gt;&quot;&quot;);CONCATENATE([Variables.$I$1];[Variables.$I$7];[.A268];[Variables.$I$7];[Variables.$I$6];[Variables.$I$7];[.B268];[Variables.$I$7];[Variables.$I$6];[Variables.$I$7];[.C268];[Variables.$I$7];[Variables.$I$6];[.D268];[Variables.$I$6];[.E268];[Variables.$I$6];[.F268];[Variables.$I$6];[.G268];[Variables.$I$6];[Variables.$I$1];[.H268];[.I268];[.J268];[.K268];[.L268];[.M268];[.N268];[Variables.$I$2];[Variables.$I$6];[.O268];[Variables.$I$6];[.P268];[Variables.$I$6];[.Q268];[Variables.$I$6];[.R268];[Variables.$I$6];[.S268];IF([.T268]&lt;&gt;&quot;&quot;;CONCATENATE([Variables.$I$6];[.T268]);&quot;&quot;);[Variables.$I$2];[Variables.$I$6]);IF([.A268]&lt;&gt;&quot;&quot;;CONCATENATE(&quot;#&quot;;[.A268]);&quot;&quot;))" office:value-type="string" office:string-value="[&quot;ac4_harondor_horse_archer&quot;,&quot;Harondor_Horse_Archer&quot;,&quot;Harondor_Horse_Archers&quot;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" calcext:value-type="string">
            <text:p>["ac4_harondor_horse_archer","Harondor_Horse_Archer","Harondor_Horse_Archers",tf_harad| tfg_ranged| tf_mounted| tfg_armor| tfg_helm| tfg_horse| tfg_boots,0,0,fac_harad,[itm_harad_heavy_inf_helm,itm_harad_padded_good,itm_harad_lamellar_greaves,itm_harad_leather_greaves,itm_nomad_bow,itm_harad_arrows,itm_horandor_a,itm_black_snake_sword,itm_harad_horse,],attr_evil_tier_4,wp_tier_bow_4,knows_common|knows_horse_archery_4|knows_riding_4|knows_power_draw_3|knows_power_strike_2|knows_ironflesh_1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harondor_black_snake</text:p>
          </table:table-cell>
          <table:table-cell table:style-name="ce7" office:value-type="string" calcext:value-type="string">
            <text:p>Black_Snake_Horse_Archer</text:p>
          </table:table-cell>
          <table:table-cell table:style-name="ce7" office:value-type="string" calcext:value-type="string">
            <text:p>Black_Snake_Horse_Archers</text:p>
          </table:table-cell>
          <table:table-cell table:style-name="ce8" office:value-type="string" calcext:value-type="string">
            <text:p>tf_harad| tfg_ranged| tf_mounte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black_snake_helm,</text:p>
          </table:table-cell>
          <table:table-cell table:style-name="ce11" office:value-type="string" calcext:value-type="string">
            <text:p>itm_black_snake_armor,</text:p>
          </table:table-cell>
          <table:table-cell table:style-name="ce11"/>
          <table:table-cell table:style-name="ce11" office:value-type="string" calcext:value-type="string">
            <text:p>itm_harad_lamellar_greaves,</text:p>
          </table:table-cell>
          <table:table-cell table:style-name="ce11" office:value-type="string" calcext:value-type="string">
            <text:p>itm_nomad_bow,itm_harad_arrows,</text:p>
          </table:table-cell>
          <table:table-cell table:style-name="ce11" office:value-type="string" calcext:value-type="string">
            <text:p>itm_black_snake_sword_good,itm_harad_heavy_sword,</text:p>
          </table:table-cell>
          <table:table-cell table:style-name="ce11" office:value-type="string" calcext:value-type="string">
            <text:p>itm_harad_warhorse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ironflesh_3|knows_power_strike_4|knows_power_draw_5|knows_riding_7|knows_horse_archery_7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69]&lt;&gt;&quot;&quot;;[.B269]&lt;&gt;&quot;&quot;);CONCATENATE([Variables.$I$1];[Variables.$I$7];[.A269];[Variables.$I$7];[Variables.$I$6];[Variables.$I$7];[.B269];[Variables.$I$7];[Variables.$I$6];[Variables.$I$7];[.C269];[Variables.$I$7];[Variables.$I$6];[.D269];[Variables.$I$6];[.E269];[Variables.$I$6];[.F269];[Variables.$I$6];[.G269];[Variables.$I$6];[Variables.$I$1];[.H269];[.I269];[.J269];[.K269];[.L269];[.M269];[.N269];[Variables.$I$2];[Variables.$I$6];[.O269];[Variables.$I$6];[.P269];[Variables.$I$6];[.Q269];[Variables.$I$6];[.R269];[Variables.$I$6];[.S269];IF([.T269]&lt;&gt;&quot;&quot;;CONCATENATE([Variables.$I$6];[.T269]);&quot;&quot;);[Variables.$I$2];[Variables.$I$6]);IF([.A269]&lt;&gt;&quot;&quot;;CONCATENATE(&quot;#&quot;;[.A269]);&quot;&quot;))" office:value-type="string" office:string-value="[&quot;ac5_harondor_black_snake&quot;,&quot;Black_Snake_Horse_Archer&quot;,&quot;Black_Snake_Horse_Archers&quot;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,haradrim_face_1,haradrim_face_2]," calcext:value-type="string">
            <text:p>["ac5_harondor_black_snake","Black_Snake_Horse_Archer","Black_Snake_Horse_Archers",tf_harad| tfg_ranged| tf_mounted| tfg_armor| tfg_helm| tfg_horse| tfg_boots,0,0,fac_harad,[itm_black_snake_helm,itm_black_snake_armor,itm_harad_lamellar_greaves,itm_nomad_bow,itm_harad_arrows,itm_black_snake_sword_good,itm_harad_heavy_sword,itm_harad_warhorse,],attr_evil_tier_5,wp_tier_bow_5,knows_common|knows_ironflesh_3|knows_power_strike_4|knows_power_draw_5|knows_riding_7|knows_horse_archery_7,haradrim_face_1,haradrim_face_2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FAR HARAD</text:p>
          </table:table-cell>
          <table:table-cell table:style-name="ce6" table:number-columns-repeated="19"/>
          <table:table-cell table:style-name="ce6" table:formula="of:=IF(AND([.A270]&lt;&gt;&quot;&quot;;[.B270]&lt;&gt;&quot;&quot;);CONCATENATE([Variables.$I$1];[Variables.$I$7];[.A270];[Variables.$I$7];[Variables.$I$6];[Variables.$I$7];[.B270];[Variables.$I$7];[Variables.$I$6];[Variables.$I$7];[.C270];[Variables.$I$7];[Variables.$I$6];[.D270];[Variables.$I$6];[.E270];[Variables.$I$6];[.F270];[Variables.$I$6];[.G270];[Variables.$I$6];[Variables.$I$1];[.H270];[.I270];[.J270];[.K270];[.L270];[.M270];[.N270];[Variables.$I$2];[Variables.$I$6];[.O270];[Variables.$I$6];[.P270];[Variables.$I$6];[.Q270];[Variables.$I$6];[.R270];[Variables.$I$6];[.S270];IF([.T270]&lt;&gt;&quot;&quot;;CONCATENATE([Variables.$I$6];[.T270]);&quot;&quot;);[Variables.$I$2];[Variables.$I$6]);IF([.A270]&lt;&gt;&quot;&quot;;CONCATENATE(&quot;#&quot;;[.A270]);&quot;&quot;))" office:value-type="string" office:string-value="#FAR HARAD" calcext:value-type="string">
            <text:p>#FAR HARAD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far_harad_tribesman</text:p>
          </table:table-cell>
          <table:table-cell table:style-name="ce7" office:value-type="string" calcext:value-type="string">
            <text:p>Far_Harad_Tribesman</text:p>
          </table:table-cell>
          <table:table-cell table:style-name="ce7" office:value-type="string" calcext:value-type="string">
            <text:p>Far_Harad_Tribesmen</text:p>
          </table:table-cell>
          <table:table-cell table:style-name="ce8" office:value-type="string" calcext:value-type="string">
            <text:p>tf_hara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31"/>
          <table:table-cell table:style-name="ce11" table:number-columns-repeated="3"/>
          <table:table-cell table:style-name="ce11" office:value-type="string" calcext:value-type="string">
            <text:p>itm_far_harad_2h_mace,itm_harad_short_spear,</text:p>
          </table:table-cell>
          <table:table-cell table:style-name="ce11" office:value-type="string" calcext:value-type="string">
            <text:p>itm_harad_javelin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1|knows_power_strike_1|knows_power_throw_1|knows_athletics_4|knows_looting_2|knows_tracking_1|knows_pathfinding_1|knows_wound_treatment_2|knows_surgery_1</text:p>
          </table:table-cell>
          <table:table-cell table:style-name="ce14" office:value-type="string" calcext:value-type="string">
            <text:p>far_harad_face1</text:p>
          </table:table-cell>
          <table:table-cell table:style-name="ce14" office:value-type="string" calcext:value-type="string">
            <text:p>far_harad_face2</text:p>
          </table:table-cell>
          <table:table-cell table:style-name="ce15"/>
          <table:table-cell table:style-name="ce6" table:formula="of:=IF(AND([.A271]&lt;&gt;&quot;&quot;;[.B271]&lt;&gt;&quot;&quot;);CONCATENATE([Variables.$I$1];[Variables.$I$7];[.A271];[Variables.$I$7];[Variables.$I$6];[Variables.$I$7];[.B271];[Variables.$I$7];[Variables.$I$6];[Variables.$I$7];[.C271];[Variables.$I$7];[Variables.$I$6];[.D271];[Variables.$I$6];[.E271];[Variables.$I$6];[.F271];[Variables.$I$6];[.G271];[Variables.$I$6];[Variables.$I$1];[.H271];[.I271];[.J271];[.K271];[.L271];[.M271];[.N271];[Variables.$I$2];[Variables.$I$6];[.O271];[Variables.$I$6];[.P271];[Variables.$I$6];[.Q271];[Variables.$I$6];[.R271];[Variables.$I$6];[.S271];IF([.T271]&lt;&gt;&quot;&quot;;CONCATENATE([Variables.$I$6];[.T271]);&quot;&quot;);[Variables.$I$2];[Variables.$I$6]);IF([.A271]&lt;&gt;&quot;&quot;;CONCATENATE(&quot;#&quot;;[.A271]);&quot;&quot;))" office:value-type="string" office:string-value="[&quot;i2_far_harad_tribesman&quot;,&quot;Far_Harad_Tribesman&quot;,&quot;Far_Harad_Tribesmen&quot;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" calcext:value-type="string">
            <text:p>["i2_far_harad_tribesman","Far_Harad_Tribesman","Far_Harad_Tribesmen",tf_harad| tfg_armor| tfg_boots,0,0,fac_harad,[itm_far_harad_2h_mace,itm_harad_short_spear,itm_harad_javelin,],attr_evil_tier_2,wp_tier_2,knows_common|knows_ironflesh_1|knows_power_strike_1|knows_power_throw_1|knows_athletics_4|knows_looting_2|knows_tracking_1|knows_pathfinding_1|knows_wound_treatment_2|knows_surgery_1,far_harad_face1,far_hara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far_harad_champion</text:p>
          </table:table-cell>
          <table:table-cell table:style-name="ce7" office:value-type="string" calcext:value-type="string">
            <text:p>Far_Harad_Champion</text:p>
          </table:table-cell>
          <table:table-cell table:style-name="ce7" office:value-type="string" calcext:value-type="string">
            <text:p>Far_Harad_Champions</text:p>
          </table:table-cell>
          <table:table-cell table:style-name="ce8" office:value-type="string" calcext:value-type="string">
            <text:p>tf_hara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/>
          <table:table-cell table:style-name="ce11" office:value-type="string" calcext:value-type="string">
            <text:p>itm_harad_champion,</text:p>
          </table:table-cell>
          <table:table-cell table:style-name="ce11" table:number-columns-repeated="2"/>
          <table:table-cell table:style-name="ce11" office:value-type="string" calcext:value-type="string">
            <text:p>itm_far_harad_2h_mace,itm_harad_short_spear,</text:p>
          </table:table-cell>
          <table:table-cell table:style-name="ce11" office:value-type="string" calcext:value-type="string">
            <text:p>itm_harad_javelin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3" office:value-type="string" calcext:value-type="string">
            <text:p>knows_common|knows_ironflesh_1|knows_power_strike_2|knows_power_throw_3|knows_athletics_5|knows_looting_2|knows_tracking_1|knows_pathfinding_1|knows_wound_treatment_2|knows_surgery_1</text:p>
          </table:table-cell>
          <table:table-cell table:style-name="ce14" office:value-type="string" calcext:value-type="string">
            <text:p>far_harad_face1</text:p>
          </table:table-cell>
          <table:table-cell table:style-name="ce14" office:value-type="string" calcext:value-type="string">
            <text:p>far_harad_face2</text:p>
          </table:table-cell>
          <table:table-cell table:style-name="ce15"/>
          <table:table-cell table:style-name="ce6" table:formula="of:=IF(AND([.A272]&lt;&gt;&quot;&quot;;[.B272]&lt;&gt;&quot;&quot;);CONCATENATE([Variables.$I$1];[Variables.$I$7];[.A272];[Variables.$I$7];[Variables.$I$6];[Variables.$I$7];[.B272];[Variables.$I$7];[Variables.$I$6];[Variables.$I$7];[.C272];[Variables.$I$7];[Variables.$I$6];[.D272];[Variables.$I$6];[.E272];[Variables.$I$6];[.F272];[Variables.$I$6];[.G272];[Variables.$I$6];[Variables.$I$1];[.H272];[.I272];[.J272];[.K272];[.L272];[.M272];[.N272];[Variables.$I$2];[Variables.$I$6];[.O272];[Variables.$I$6];[.P272];[Variables.$I$6];[.Q272];[Variables.$I$6];[.R272];[Variables.$I$6];[.S272];IF([.T272]&lt;&gt;&quot;&quot;;CONCATENATE([Variables.$I$6];[.T272]);&quot;&quot;);[Variables.$I$2];[Variables.$I$6]);IF([.A272]&lt;&gt;&quot;&quot;;CONCATENATE(&quot;#&quot;;[.A272]);&quot;&quot;))" office:value-type="string" office:string-value="[&quot;i4_far_harad_champion&quot;,&quot;Far_Harad_Champion&quot;,&quot;Far_Harad_Champions&quot;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" calcext:value-type="string">
            <text:p>["i4_far_harad_champion","Far_Harad_Champion","Far_Harad_Champions",tf_harad| tfg_armor| tfg_helm| tfg_boots,0,0,fac_harad,[itm_harad_champion,itm_far_harad_2h_mace,itm_harad_short_spear,itm_harad_javelin,],attr_evil_tier_4,wp_tier_4,knows_common|knows_ironflesh_1|knows_power_strike_2|knows_power_throw_3|knows_athletics_5|knows_looting_2|knows_tracking_1|knows_pathfinding_1|knows_wound_treatment_2|knows_surgery_1,far_harad_face1,far_hara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far_harad_panther_guard</text:p>
          </table:table-cell>
          <table:table-cell table:style-name="ce7" office:value-type="string" calcext:value-type="string">
            <text:p>Panther_Guard</text:p>
          </table:table-cell>
          <table:table-cell table:style-name="ce7" office:value-type="string" calcext:value-type="string">
            <text:p>Panther_Guards</text:p>
          </table:table-cell>
          <table:table-cell table:style-name="ce8" office:value-type="string" calcext:value-type="string">
            <text:p>tf_hara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pantherhelm,</text:p>
          </table:table-cell>
          <table:table-cell table:style-name="ce11" office:value-type="string" calcext:value-type="string">
            <text:p>itm_harad_champion_good,</text:p>
          </table:table-cell>
          <table:table-cell table:style-name="ce11" table:number-columns-repeated="2"/>
          <table:table-cell table:style-name="ce11" office:value-type="string" calcext:value-type="string">
            <text:p>itm_harad_mace,</text:p>
          </table:table-cell>
          <table:table-cell table:style-name="ce11" office:value-type="string" calcext:value-type="string">
            <text:p>itm_harad_javelin,itm_harad_long_shield_a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power_throw_4|knows_power_strike_4|knows_ironflesh_3|knows_athletics_8</text:p>
          </table:table-cell>
          <table:table-cell table:style-name="ce14" office:value-type="string" calcext:value-type="string">
            <text:p>far_harad_face1</text:p>
          </table:table-cell>
          <table:table-cell table:style-name="ce14" office:value-type="string" calcext:value-type="string">
            <text:p>far_harad_face2</text:p>
          </table:table-cell>
          <table:table-cell table:style-name="ce15"/>
          <table:table-cell table:style-name="ce6" table:formula="of:=IF(AND([.A273]&lt;&gt;&quot;&quot;;[.B273]&lt;&gt;&quot;&quot;);CONCATENATE([Variables.$I$1];[Variables.$I$7];[.A273];[Variables.$I$7];[Variables.$I$6];[Variables.$I$7];[.B273];[Variables.$I$7];[Variables.$I$6];[Variables.$I$7];[.C273];[Variables.$I$7];[Variables.$I$6];[.D273];[Variables.$I$6];[.E273];[Variables.$I$6];[.F273];[Variables.$I$6];[.G273];[Variables.$I$6];[Variables.$I$1];[.H273];[.I273];[.J273];[.K273];[.L273];[.M273];[.N273];[Variables.$I$2];[Variables.$I$6];[.O273];[Variables.$I$6];[.P273];[Variables.$I$6];[.Q273];[Variables.$I$6];[.R273];[Variables.$I$6];[.S273];IF([.T273]&lt;&gt;&quot;&quot;;CONCATENATE([Variables.$I$6];[.T273]);&quot;&quot;);[Variables.$I$2];[Variables.$I$6]);IF([.A273]&lt;&gt;&quot;&quot;;CONCATENATE(&quot;#&quot;;[.A273]);&quot;&quot;))" office:value-type="string" office:string-value="[&quot;i5_far_harad_panther_guard&quot;,&quot;Panther_Guard&quot;,&quot;Panther_Guards&quot;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" calcext:value-type="string">
            <text:p>["i5_far_harad_panther_guard","Panther_Guard","Panther_Guards",tf_harad| tfg_shield| tfg_armor| tfg_helm| tfg_boots,0,0,fac_harad,[itm_harad_pantherhelm,itm_harad_champion_good,itm_harad_mace,itm_harad_javelin,itm_harad_long_shield_a,],attr_evil_tier_5,wp_tier_5,knows_common|knows_power_throw_4|knows_power_strike_4|knows_ironflesh_3|knows_athletics_8,far_harad_face1,far_harad_face2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CAMEL RIDER</text:p>
          </table:table-cell>
          <table:table-cell table:style-name="ce6" table:number-columns-repeated="19"/>
          <table:table-cell table:style-name="ce6" table:formula="of:=IF(AND([.A274]&lt;&gt;&quot;&quot;;[.B274]&lt;&gt;&quot;&quot;);CONCATENATE([Variables.$I$1];[Variables.$I$7];[.A274];[Variables.$I$7];[Variables.$I$6];[Variables.$I$7];[.B274];[Variables.$I$7];[Variables.$I$6];[Variables.$I$7];[.C274];[Variables.$I$7];[Variables.$I$6];[.D274];[Variables.$I$6];[.E274];[Variables.$I$6];[.F274];[Variables.$I$6];[.G274];[Variables.$I$6];[Variables.$I$1];[.H274];[.I274];[.J274];[.K274];[.L274];[.M274];[.N274];[Variables.$I$2];[Variables.$I$6];[.O274];[Variables.$I$6];[.P274];[Variables.$I$6];[.Q274];[Variables.$I$6];[.R274];[Variables.$I$6];[.S274];IF([.T274]&lt;&gt;&quot;&quot;;CONCATENATE([Variables.$I$6];[.T274]);&quot;&quot;);[Variables.$I$2];[Variables.$I$6]);IF([.A274]&lt;&gt;&quot;&quot;;CONCATENATE(&quot;#&quot;;[.A274]);&quot;&quot;))" office:value-type="string" office:string-value="#CAMEL RIDER" calcext:value-type="string">
            <text:p>#CAMEL RIDER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camel_rider</text:p>
          </table:table-cell>
          <table:table-cell table:style-name="ce7" office:value-type="string" calcext:value-type="string">
            <text:p>Harad_Camel_Rider</text:p>
          </table:table-cell>
          <table:table-cell table:style-name="ce7" office:value-type="string" calcext:value-type="string">
            <text:p>Harad_Camel_Riders</text:p>
          </table:table-cell>
          <table:table-cell table:style-name="ce8" office:value-type="string" calcext:value-type="string">
            <text:p>tf_harad| tfg_ranged| tf_mounted| tfg_armor| tfg_helm| tfg_horse|tfg_gloves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black_snake_helm,itm_harad_heavy_inf_helm,</text:p>
          </table:table-cell>
          <table:table-cell table:style-name="ce11" office:value-type="string" calcext:value-type="string">
            <text:p>itm_black_snake_armor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eather_greaves,</text:p>
          </table:table-cell>
          <table:table-cell table:style-name="ce11" office:value-type="string" calcext:value-type="string">
            <text:p>itm_harad_javelin_big,itm_harad_javelin_big,</text:p>
          </table:table-cell>
          <table:table-cell table:style-name="ce11" office:value-type="string" calcext:value-type="string">
            <text:p>itm_far_harad_2h_mace,itm_harad_long_spear,</text:p>
          </table:table-cell>
          <table:table-cell table:style-name="ce11" office:value-type="string" calcext:value-type="string">
            <text:p>itm_camel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6|knows_power_strike_4|knows_power_throw_7|knows_riding_7|knows_horse_archery_8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6" table:formula="of:=IF(AND([.A275]&lt;&gt;&quot;&quot;;[.B275]&lt;&gt;&quot;&quot;);CONCATENATE([Variables.$I$1];[Variables.$I$7];[.A275];[Variables.$I$7];[Variables.$I$6];[Variables.$I$7];[.B275];[Variables.$I$7];[Variables.$I$6];[Variables.$I$7];[.C275];[Variables.$I$7];[Variables.$I$6];[.D275];[Variables.$I$6];[.E275];[Variables.$I$6];[.F275];[Variables.$I$6];[.G275];[Variables.$I$6];[Variables.$I$1];[.H275];[.I275];[.J275];[.K275];[.L275];[.M275];[.N275];[Variables.$I$2];[Variables.$I$6];[.O275];[Variables.$I$6];[.P275];[Variables.$I$6];[.Q275];[Variables.$I$6];[.R275];[Variables.$I$6];[.S275];IF([.T275]&lt;&gt;&quot;&quot;;CONCATENATE([Variables.$I$6];[.T275]);&quot;&quot;);[Variables.$I$2];[Variables.$I$6]);IF([.A275]&lt;&gt;&quot;&quot;;CONCATENATE(&quot;#&quot;;[.A275]);&quot;&quot;))" office:value-type="string" office:string-value="[&quot;ac5_camel_rider&quot;,&quot;Harad_Camel_Rider&quot;,&quot;Harad_Camel_Riders&quot;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5,knows_common|knows_ironflesh_6|knows_power_strike_4|knows_power_throw_7|knows_riding_7|knows_horse_archery_8,haradrim_face_1,haradrim_face_2]," calcext:value-type="string">
            <text:p>["ac5_camel_rider","Harad_Camel_Rider","Harad_Camel_Riders",tf_harad| tfg_ranged| tf_mounted| tfg_armor| tfg_helm| tfg_horse|tfg_gloves| tfg_boots,0,0,fac_harad,[itm_black_snake_helm,itm_harad_heavy_inf_helm,itm_black_snake_armor,itm_leather_gloves,itm_harad_leather_greaves,itm_harad_javelin_big,itm_harad_javelin_big,itm_far_harad_2h_mace,itm_harad_long_spear,itm_camel],attr_evil_tier_5,wp_tier_5,knows_common|knows_ironflesh_6|knows_power_strike_4|knows_power_throw_7|knows_riding_7|knows_horse_archery_8,haradrim_face_1,haradrim_face_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276]&lt;&gt;&quot;&quot;;[.B276]&lt;&gt;&quot;&quot;);CONCATENATE([Variables.$I$1];[Variables.$I$7];[.A276];[Variables.$I$7];[Variables.$I$6];[Variables.$I$7];[.B276];[Variables.$I$7];[Variables.$I$6];[Variables.$I$7];[.C276];[Variables.$I$7];[Variables.$I$6];[.D276];[Variables.$I$6];[.E276];[Variables.$I$6];[.F276];[Variables.$I$6];[.G276];[Variables.$I$6];[Variables.$I$1];[.H276];[.I276];[.J276];[.K276];[.L276];[.M276];[.N276];[Variables.$I$2];[Variables.$I$6];[.O276];[Variables.$I$6];[.P276];[Variables.$I$6];[.Q276];[Variables.$I$6];[.R276];[Variables.$I$6];[.S276];IF([.T276]&lt;&gt;&quot;&quot;;CONCATENATE([Variables.$I$6];[.T276]);&quot;&quot;);[Variables.$I$2];[Variables.$I$6]);IF([.A276]&lt;&gt;&quot;&quot;;CONCATENATE(&quot;#&quot;;[.A276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DUNLAND #Dunnish #Dunlendings</text:p>
          </table:table-cell>
          <table:table-cell table:style-name="ce6" table:number-columns-repeated="19"/>
          <table:table-cell table:style-name="ce6" table:formula="of:=IF(AND([.A277]&lt;&gt;&quot;&quot;;[.B277]&lt;&gt;&quot;&quot;);CONCATENATE([Variables.$I$1];[Variables.$I$7];[.A277];[Variables.$I$7];[Variables.$I$6];[Variables.$I$7];[.B277];[Variables.$I$7];[Variables.$I$6];[Variables.$I$7];[.C277];[Variables.$I$7];[Variables.$I$6];[.D277];[Variables.$I$6];[.E277];[Variables.$I$6];[.F277];[Variables.$I$6];[.G277];[Variables.$I$6];[Variables.$I$1];[.H277];[.I277];[.J277];[.K277];[.L277];[.M277];[.N277];[Variables.$I$2];[Variables.$I$6];[.O277];[Variables.$I$6];[.P277];[Variables.$I$6];[.Q277];[Variables.$I$6];[.R277];[Variables.$I$6];[.S277];IF([.T277]&lt;&gt;&quot;&quot;;CONCATENATE([Variables.$I$6];[.T277]);&quot;&quot;);[Variables.$I$2];[Variables.$I$6]);IF([.A277]&lt;&gt;&quot;&quot;;CONCATENATE(&quot;#&quot;;[.A277]);&quot;&quot;))" office:value-type="string" office:string-value="#DUNLAND #Dunnish #Dunlendings" calcext:value-type="string">
            <text:p>#DUNLAND #Dunnish #Dunlending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dun_wildman</text:p>
          </table:table-cell>
          <table:table-cell table:style-name="ce7" office:value-type="string" calcext:value-type="string">
            <text:p>Dunnish_Wildman</text:p>
          </table:table-cell>
          <table:table-cell table:style-name="ce7" office:value-type="string" calcext:value-type="string">
            <text:p>Dunnish_Wild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a, itm_dun_helm_b_bad,</text:p>
          </table:table-cell>
          <table:table-cell table:style-name="ce11" office:value-type="string" calcext:value-type="string">
            <text:p>itm_dunland_tunic_1_bad, itm_dunland_tunic_2_bad, itm_dunland_fur_1_bad, itm_dunland_fur_2_bad,</text:p>
          </table:table-cell>
          <table:table-cell table:style-name="ce11"/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wood_club,itm_orc_slasher,itm_orc_axe,itm_dunland_spear,</text:p>
          </table:table-cell>
          <table:table-cell table:style-name="ce11" office:value-type="string" calcext:value-type="string">
            <text:p>itm_orc_shield_a, itm_orc_shield_b,itm_dunland_javelin,</text:p>
          </table:table-cell>
          <table:table-cell table:style-name="ce11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power_throw_1|knows_shield_1|knows_athletics_3|knows_looting_1|knows_tracking_1|knows_pathfinding_2|knows_spotting_1|knows_wound_treatment_1|knows_persuasion_1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78]&lt;&gt;&quot;&quot;;[.B278]&lt;&gt;&quot;&quot;);CONCATENATE([Variables.$I$1];[Variables.$I$7];[.A278];[Variables.$I$7];[Variables.$I$6];[Variables.$I$7];[.B278];[Variables.$I$7];[Variables.$I$6];[Variables.$I$7];[.C278];[Variables.$I$7];[Variables.$I$6];[.D278];[Variables.$I$6];[.E278];[Variables.$I$6];[.F278];[Variables.$I$6];[.G278];[Variables.$I$6];[Variables.$I$1];[.H278];[.I278];[.J278];[.K278];[.L278];[.M278];[.N278];[Variables.$I$2];[Variables.$I$6];[.O278];[Variables.$I$6];[.P278];[Variables.$I$6];[.Q278];[Variables.$I$6];[.R278];[Variables.$I$6];[.S278];IF([.T278]&lt;&gt;&quot;&quot;;CONCATENATE([Variables.$I$6];[.T278]);&quot;&quot;);[Variables.$I$2];[Variables.$I$6]);IF([.A278]&lt;&gt;&quot;&quot;;CONCATENATE(&quot;#&quot;;[.A278]);&quot;&quot;))" office:value-type="string" office:string-value="[&quot;i1_dun_wildman&quot;,&quot;Dunnish_Wildman&quot;,&quot;Dunnish_Wildmen&quot;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,dunland_face1,dunland_face2]," calcext:value-type="string">
            <text:p>["i1_dun_wildman","Dunnish_Wildman","Dunnish_Wildmen",tf_dunland| tf_randomize_face| tfg_armor| tfg_boots,0,0,fac_dunland,[itm_gundabad_helm_a, itm_dun_helm_b_bad,itm_dunland_tunic_1_bad, itm_dunland_tunic_2_bad, itm_dunland_fur_1_bad, itm_dunland_fur_2_bad,itm_dunland_wolfboots,itm_wood_club,itm_orc_slasher,itm_orc_axe,itm_dunland_spear,itm_orc_shield_a, itm_orc_shield_b,itm_dunland_javelin,],attr_evil_tier_1,wp_tier_1,knows_common|knows_ironflesh_2|knows_power_strike_1|knows_power_throw_1|knows_shield_1|knows_athletics_3|knows_looting_1|knows_tracking_1|knows_pathfinding_2|knows_spotting_1|knows_wound_treatment_1|knows_persuasion_1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dun_warrior</text:p>
          </table:table-cell>
          <table:table-cell table:style-name="ce7" office:value-type="string" calcext:value-type="string">
            <text:p>Dunnish_Warrior</text:p>
          </table:table-cell>
          <table:table-cell table:style-name="ce7" office:value-type="string" calcext:value-type="string">
            <text:p>Dunnish_Warriors</text:p>
          </table:table-cell>
          <table:table-cell table:style-name="ce8" office:value-type="string" calcext:value-type="string">
            <text:p>tf_dunland| tf_randomize_face| tfg_armor| tfg_boots| 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a, itm_gundabad_helm_b, itm_dun_helm_b,</text:p>
          </table:table-cell>
          <table:table-cell table:style-name="ce11" office:value-type="string" calcext:value-type="string">
            <text:p>itm_dunland_tunic_1, itm_dunland_tunic_2, itm_dunland_fur_1,itm_dunland_fur_2,</text:p>
          </table:table-cell>
          <table:table-cell table:style-name="ce11"/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dunnish_antler_axe,itm_dunnish_axe,itm_wood_club,itm_dunland_spear,</text:p>
          </table:table-cell>
          <table:table-cell table:style-name="ce11" office:value-type="string" calcext:value-type="string">
            <text:p>itm_orc_shield_b,itm_dun_shield_b,itm_dunland_javelin,itm_dunland_javelin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1|knows_power_throw_2|knows_shield_2|knows_athletics_4|knows_looting_1|knows_tracking_1|knows_pathfinding_2|knows_spotting_1|knows_wound_treatment_1|knows_persuasion_1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79]&lt;&gt;&quot;&quot;;[.B279]&lt;&gt;&quot;&quot;);CONCATENATE([Variables.$I$1];[Variables.$I$7];[.A279];[Variables.$I$7];[Variables.$I$6];[Variables.$I$7];[.B279];[Variables.$I$7];[Variables.$I$6];[Variables.$I$7];[.C279];[Variables.$I$7];[Variables.$I$6];[.D279];[Variables.$I$6];[.E279];[Variables.$I$6];[.F279];[Variables.$I$6];[.G279];[Variables.$I$6];[Variables.$I$1];[.H279];[.I279];[.J279];[.K279];[.L279];[.M279];[.N279];[Variables.$I$2];[Variables.$I$6];[.O279];[Variables.$I$6];[.P279];[Variables.$I$6];[.Q279];[Variables.$I$6];[.R279];[Variables.$I$6];[.S279];IF([.T279]&lt;&gt;&quot;&quot;;CONCATENATE([Variables.$I$6];[.T279]);&quot;&quot;);[Variables.$I$2];[Variables.$I$6]);IF([.A279]&lt;&gt;&quot;&quot;;CONCATENATE(&quot;#&quot;;[.A279]);&quot;&quot;))" office:value-type="string" office:string-value="[&quot;i2_dun_warrior&quot;,&quot;Dunnish_Warrior&quot;,&quot;Dunnish_Warriors&quot;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" calcext:value-type="string">
            <text:p>["i2_dun_warrior","Dunnish_Warrior","Dunnish_Warriors",tf_dunland| tf_randomize_face| tfg_armor| tfg_boots| tfg_polearm,0,0,fac_dunland,[itm_gundabad_helm_a, itm_gundabad_helm_b, itm_dun_helm_b,itm_dunland_tunic_1, itm_dunland_tunic_2, itm_dunland_fur_1,itm_dunland_fur_2,itm_dunland_wolfboots,itm_dunnish_antler_axe,itm_dunnish_axe,itm_wood_club,itm_dunland_spear,itm_orc_shield_b,itm_dun_shield_b,itm_dunland_javelin,itm_dunland_javelin,],attr_evil_tier_2,wp_tier_2,knows_common|knows_ironflesh_2|knows_power_strike_1|knows_power_throw_2|knows_shield_2|knows_athletics_4|knows_looting_1|knows_tracking_1|knows_pathfinding_2|knows_spotting_1|knows_wound_treatment_1|knows_persuasion_1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dun_pikeman</text:p>
          </table:table-cell>
          <table:table-cell table:style-name="ce7" office:value-type="string" calcext:value-type="string">
            <text:p>Dunnish_Pikeman</text:p>
          </table:table-cell>
          <table:table-cell table:style-name="ce7" office:value-type="string" calcext:value-type="string">
            <text:p>Dunnish_Pikemen</text:p>
          </table:table-cell>
          <table:table-cell table:style-name="ce8" office:value-type="string" calcext:value-type="string">
            <text:p>tf_dunland| tf_randomize_face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b, itm_dun_helm_b, itm_dun_helm_c_bad,</text:p>
          </table:table-cell>
          <table:table-cell table:style-name="ce11" office:value-type="string" calcext:value-type="string">
            <text:p>itm_dunland_tunic_1_good, itm_dunland_tunic_2_good, itm_dunland_fur_1_good, itm_dunland_fur_2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dunnish_pike,</text:p>
          </table:table-cell>
          <table:table-cell table:style-name="ce11" office:value-type="string" calcext:value-type="string">
            <text:p>itm_orc_shield_b,itm_orc_shield_c,itm_dun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5|knows_shield_2|knows_power_strike_2|knows_ironflesh_4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0]&lt;&gt;&quot;&quot;;[.B280]&lt;&gt;&quot;&quot;);CONCATENATE([Variables.$I$1];[Variables.$I$7];[.A280];[Variables.$I$7];[Variables.$I$6];[Variables.$I$7];[.B280];[Variables.$I$7];[Variables.$I$6];[Variables.$I$7];[.C280];[Variables.$I$7];[Variables.$I$6];[.D280];[Variables.$I$6];[.E280];[Variables.$I$6];[.F280];[Variables.$I$6];[.G280];[Variables.$I$6];[Variables.$I$1];[.H280];[.I280];[.J280];[.K280];[.L280];[.M280];[.N280];[Variables.$I$2];[Variables.$I$6];[.O280];[Variables.$I$6];[.P280];[Variables.$I$6];[.Q280];[Variables.$I$6];[.R280];[Variables.$I$6];[.S280];IF([.T280]&lt;&gt;&quot;&quot;;CONCATENATE([Variables.$I$6];[.T280]);&quot;&quot;);[Variables.$I$2];[Variables.$I$6]);IF([.A280]&lt;&gt;&quot;&quot;;CONCATENATE(&quot;#&quot;;[.A280]);&quot;&quot;))" office:value-type="string" office:string-value="[&quot;i3_dun_pikeman&quot;,&quot;Dunnish_Pikeman&quot;,&quot;Dunnish_Pikemen&quot;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" calcext:value-type="string">
            <text:p>["i3_dun_pikeman","Dunnish_Pikeman","Dunnish_Pikemen",tf_dunland| tf_randomize_face| tfg_armor| tfg_boots,0,0,fac_dunland,[itm_gundabad_helm_b, itm_dun_helm_b, itm_dun_helm_c_bad,itm_dunland_tunic_1_good, itm_dunland_tunic_2_good, itm_dunland_fur_1_good, itm_dunland_fur_2_good,itm_leather_gloves,itm_dunland_wolfboots,itm_dunnish_pike,itm_orc_shield_b,itm_orc_shield_c,itm_dun_shield_b,],attr_evil_tier_3,wp_tier_3,knows_common|knows_athletics_5|knows_shield_2|knows_power_strike_2|knows_ironflesh_4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dun_vet_pikeman</text:p>
          </table:table-cell>
          <table:table-cell table:style-name="ce7" office:value-type="string" calcext:value-type="string">
            <text:p>Dunnish_Veteran_Pikeman</text:p>
          </table:table-cell>
          <table:table-cell table:style-name="ce7" office:value-type="string" calcext:value-type="string">
            <text:p>Dunnish_Veteran_Pikemen</text:p>
          </table:table-cell>
          <table:table-cell table:style-name="ce8" office:value-type="string" calcext:value-type="string">
            <text:p>tf_dunland| tf_randomize_face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b_good, itm_dun_helm_c_good,</text:p>
          </table:table-cell>
          <table:table-cell table:style-name="ce11" office:value-type="string" calcext:value-type="string">
            <text:p>itm_dunland_mail_1, itm_dunland_mail_2,</text:p>
          </table:table-cell>
          <table:table-cell table:style-name="ce11" office:value-type="string" calcext:value-type="string">
            <text:p>itm_leather_gloves,itm_fur_gloves_reward,</text:p>
          </table:table-cell>
          <table:table-cell table:style-name="ce11" office:value-type="string" calcext:value-type="string">
            <text:p>itm_dunland_wolfboots,itm_leather_boots_dark_bad,</text:p>
          </table:table-cell>
          <table:table-cell table:style-name="ce11" office:value-type="string" calcext:value-type="string">
            <text:p>itm_dunnish_pike,</text:p>
          </table:table-cell>
          <table:table-cell table:style-name="ce11" office:value-type="string" calcext:value-type="string">
            <text:p>itm_dun_shield_b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6|knows_shield_3|knows_power_strike_3|knows_ironflesh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1]&lt;&gt;&quot;&quot;;[.B281]&lt;&gt;&quot;&quot;);CONCATENATE([Variables.$I$1];[Variables.$I$7];[.A281];[Variables.$I$7];[Variables.$I$6];[Variables.$I$7];[.B281];[Variables.$I$7];[Variables.$I$6];[Variables.$I$7];[.C281];[Variables.$I$7];[Variables.$I$6];[.D281];[Variables.$I$6];[.E281];[Variables.$I$6];[.F281];[Variables.$I$6];[.G281];[Variables.$I$6];[Variables.$I$1];[.H281];[.I281];[.J281];[.K281];[.L281];[.M281];[.N281];[Variables.$I$2];[Variables.$I$6];[.O281];[Variables.$I$6];[.P281];[Variables.$I$6];[.Q281];[Variables.$I$6];[.R281];[Variables.$I$6];[.S281];IF([.T281]&lt;&gt;&quot;&quot;;CONCATENATE([Variables.$I$6];[.T281]);&quot;&quot;);[Variables.$I$2];[Variables.$I$6]);IF([.A281]&lt;&gt;&quot;&quot;;CONCATENATE(&quot;#&quot;;[.A281]);&quot;&quot;))" office:value-type="string" office:string-value="[&quot;i4_dun_vet_pikeman&quot;,&quot;Dunnish_Veteran_Pikeman&quot;,&quot;Dunnish_Veteran_Pikemen&quot;,tf_dunland| tf_randomize_face| tfg_armor| tfg_helm| tfg_boots,0,0,fac_dunland,[itm_dun_helm_b_good, itm_dun_helm_c_good,itm_dunland_mail_1, itm_dunland_mail_2,itm_leather_gloves,itm_fur_gloves_reward,itm_dunland_wolfboots,itm_leather_boots_dark_bad,itm_dunnish_pike,itm_dun_shield_b,],attr_evil_tier_4,wp_tier_4,knows_common|knows_athletics_6|knows_shield_3|knows_power_strike_3|knows_ironflesh_6,dunland_face1,dunland_face2]," calcext:value-type="string">
            <text:p>["i4_dun_vet_pikeman","Dunnish_Veteran_Pikeman","Dunnish_Veteran_Pikemen",tf_dunland| tf_randomize_face| tfg_armor| tfg_helm| tfg_boots,0,0,fac_dunland,[itm_dun_helm_b_good, itm_dun_helm_c_good,itm_dunland_mail_1, itm_dunland_mail_2,itm_leather_gloves,itm_fur_gloves_reward,itm_dunland_wolfboots,itm_leather_boots_dark_bad,itm_dunnish_pike,itm_dun_shield_b,],attr_evil_tier_4,wp_tier_4,knows_common|knows_athletics_6|knows_shield_3|knows_power_strike_3|knows_ironflesh_6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4_dun_crebain_rider</text:p>
          </table:table-cell>
          <table:table-cell table:style-name="ce7" office:value-type="string" calcext:value-type="string">
            <text:p>Dunnish_Crebain_Rider</text:p>
          </table:table-cell>
          <table:table-cell table:style-name="ce7" office:value-type="string" calcext:value-type="string">
            <text:p>Dunnish_Crebain_Riders</text:p>
          </table:table-cell>
          <table:table-cell table:style-name="ce8" office:value-type="string" calcext:value-type="string">
            <text:p>tf_dunland| tf_randomize_face| tf_mounted| tfg_armor| tfg_horse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c,</text:p>
          </table:table-cell>
          <table:table-cell table:style-name="ce11" office:value-type="string" calcext:value-type="string">
            <text:p>itm_dunland_fur_1_good, itm_dunland_fur_2_good,</text:p>
          </table:table-cell>
          <table:table-cell table:style-name="ce11"/>
          <table:table-cell table:style-name="ce11" office:value-type="string" calcext:value-type="string">
            <text:p>itm_dunland_wolfboots,</text:p>
          </table:table-cell>
          <table:table-cell table:style-name="ce11" office:value-type="string" calcext:value-type="string">
            <text:p>itm_dunland_javelin_big,itm_dunland_javelin_big,itm_dunnish_antler_axe,itm_twohand_wood_club,</text:p>
          </table:table-cell>
          <table:table-cell table:style-name="ce11" office:value-type="string" calcext:value-type="string">
            <text:p>itm_orc_shield_b, itm_dun_shield_a,</text:p>
          </table:table-cell>
          <table:table-cell table:style-name="ce11" office:value-type="string" calcext:value-type="string">
            <text:p>itm_saddle_horse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1|knows_power_throw_3|knows_athletics_2|knows_riding_4|knows_horse_archery_3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2]&lt;&gt;&quot;&quot;;[.B282]&lt;&gt;&quot;&quot;);CONCATENATE([Variables.$I$1];[Variables.$I$7];[.A282];[Variables.$I$7];[Variables.$I$6];[Variables.$I$7];[.B282];[Variables.$I$7];[Variables.$I$6];[Variables.$I$7];[.C282];[Variables.$I$7];[Variables.$I$6];[.D282];[Variables.$I$6];[.E282];[Variables.$I$6];[.F282];[Variables.$I$6];[.G282];[Variables.$I$6];[Variables.$I$1];[.H282];[.I282];[.J282];[.K282];[.L282];[.M282];[.N282];[Variables.$I$2];[Variables.$I$6];[.O282];[Variables.$I$6];[.P282];[Variables.$I$6];[.Q282];[Variables.$I$6];[.R282];[Variables.$I$6];[.S282];IF([.T282]&lt;&gt;&quot;&quot;;CONCATENATE([Variables.$I$6];[.T282]);&quot;&quot;);[Variables.$I$2];[Variables.$I$6]);IF([.A282]&lt;&gt;&quot;&quot;;CONCATENATE(&quot;#&quot;;[.A282]);&quot;&quot;))" office:value-type="string" office:string-value="[&quot;ac4_dun_crebain_rider&quot;,&quot;Dunnish_Crebain_Rider&quot;,&quot;Dunnish_Crebain_Riders&quot;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" calcext:value-type="string">
            <text:p>["ac4_dun_crebain_rider","Dunnish_Crebain_Rider","Dunnish_Crebain_Riders",tf_dunland| tf_randomize_face| tf_mounted| tfg_armor| tfg_horse| tfg_boots| tfg_ranged,0,0,fac_dunland,[itm_dun_helm_c,itm_dunland_fur_1_good, itm_dunland_fur_2_good,itm_dunland_wolfboots,itm_dunland_javelin_big,itm_dunland_javelin_big,itm_dunnish_antler_axe,itm_twohand_wood_club,itm_orc_shield_b, itm_dun_shield_a,itm_saddle_horse],attr_evil_tier_4,wp_tier_3,knows_common|knows_ironflesh_1|knows_power_throw_3|knows_athletics_2|knows_riding_4|knows_horse_archery_3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dun_vet_warrior</text:p>
          </table:table-cell>
          <table:table-cell table:style-name="ce7" office:value-type="string" calcext:value-type="string">
            <text:p>Dunnish_Veteran_Warrior</text:p>
          </table:table-cell>
          <table:table-cell table:style-name="ce7" office:value-type="string" calcext:value-type="string">
            <text:p>Dunnish_Veteran_Warrior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gundabad_helm_b, itm_dun_helm_b, itm_dun_helm_c_bad,</text:p>
          </table:table-cell>
          <table:table-cell table:style-name="ce11" office:value-type="string" calcext:value-type="string">
            <text:p>itm_dunland_tunic_1_good, itm_dunland_tunic_2_good, itm_dunland_fur_1_good, itm_dunland_fur_2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unland_wolfboots,itm_leather_boots_dark_bad,</text:p>
          </table:table-cell>
          <table:table-cell table:style-name="ce11" office:value-type="string" calcext:value-type="string">
            <text:p>itm_dunnish_axe,itm_dunnish_war_axe,itm_dunland_javelin,itm_dunland_javelin,itm_dunland_javelin,</text:p>
          </table:table-cell>
          <table:table-cell table:style-name="ce11" office:value-type="string" calcext:value-type="string">
            <text:p>itm_dun_shield_a,itm_dun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shield_2|knows_power_strike_2|knows_ironflesh_1|knows_power_throw_3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3]&lt;&gt;&quot;&quot;;[.B283]&lt;&gt;&quot;&quot;);CONCATENATE([Variables.$I$1];[Variables.$I$7];[.A283];[Variables.$I$7];[Variables.$I$6];[Variables.$I$7];[.B283];[Variables.$I$7];[Variables.$I$6];[Variables.$I$7];[.C283];[Variables.$I$7];[Variables.$I$6];[.D283];[Variables.$I$6];[.E283];[Variables.$I$6];[.F283];[Variables.$I$6];[.G283];[Variables.$I$6];[Variables.$I$1];[.H283];[.I283];[.J283];[.K283];[.L283];[.M283];[.N283];[Variables.$I$2];[Variables.$I$6];[.O283];[Variables.$I$6];[.P283];[Variables.$I$6];[.Q283];[Variables.$I$6];[.R283];[Variables.$I$6];[.S283];IF([.T283]&lt;&gt;&quot;&quot;;CONCATENATE([Variables.$I$6];[.T283]);&quot;&quot;);[Variables.$I$2];[Variables.$I$6]);IF([.A283]&lt;&gt;&quot;&quot;;CONCATENATE(&quot;#&quot;;[.A283]);&quot;&quot;))" office:value-type="string" office:string-value="[&quot;i3_dun_vet_warrior&quot;,&quot;Dunnish_Veteran_Warrior&quot;,&quot;Dunnish_Veteran_Warriors&quot;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" calcext:value-type="string">
            <text:p>["i3_dun_vet_warrior","Dunnish_Veteran_Warrior","Dunnish_Veteran_Warriors",tf_dunland| tf_randomize_face| tfg_shield| tfg_armor| tfg_boots| tfg_ranged,0,0,fac_dunland,[itm_gundabad_helm_b, itm_dun_helm_b, itm_dun_helm_c_bad,itm_dunland_tunic_1_good, itm_dunland_tunic_2_good, itm_dunland_fur_1_good, itm_dunland_fur_2_good,itm_leather_gloves,itm_dunland_wolfboots,itm_leather_boots_dark_bad,itm_dunnish_axe,itm_dunnish_war_axe,itm_dunland_javelin,itm_dunland_javelin,itm_dunland_javelin,itm_dun_shield_a,itm_dun_shield_b,],attr_evil_tier_3,wp_tier_3,knows_common|knows_athletics_4|knows_shield_2|knows_power_strike_2|knows_ironflesh_1|knows_power_throw_3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dun_wolf_warrior</text:p>
          </table:table-cell>
          <table:table-cell table:style-name="ce7" office:value-type="string" calcext:value-type="string">
            <text:p>Dunnish_Wolf_Warrior</text:p>
          </table:table-cell>
          <table:table-cell table:style-name="ce7" office:value-type="string" calcext:value-type="string">
            <text:p>Dunnish_Wolf_Warriors</text:p>
          </table:table-cell>
          <table:table-cell table:style-name="ce8" office:value-type="string" calcext:value-type="string">
            <text:p>tf_dunland| tf_randomize_face| tfg_shield| tfg_armor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</text:p>
          </table:table-cell>
          <table:table-cell table:style-name="ce11" office:value-type="string" calcext:value-type="string">
            <text:p>itm_dunland_mail_1_bad, itm_dunland_mail_2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axe,itm_dunnish_war_axe,itm_dunland_javelin,itm_dunland_javelin,itm_dunland_javelin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5|knows_shield_3|knows_power_strike_3|knows_ironflesh_4|knows_power_throw_4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4]&lt;&gt;&quot;&quot;;[.B284]&lt;&gt;&quot;&quot;);CONCATENATE([Variables.$I$1];[Variables.$I$7];[.A284];[Variables.$I$7];[Variables.$I$6];[Variables.$I$7];[.B284];[Variables.$I$7];[Variables.$I$6];[Variables.$I$7];[.C284];[Variables.$I$7];[Variables.$I$6];[.D284];[Variables.$I$6];[.E284];[Variables.$I$6];[.F284];[Variables.$I$6];[.G284];[Variables.$I$6];[Variables.$I$1];[.H284];[.I284];[.J284];[.K284];[.L284];[.M284];[.N284];[Variables.$I$2];[Variables.$I$6];[.O284];[Variables.$I$6];[.P284];[Variables.$I$6];[.Q284];[Variables.$I$6];[.R284];[Variables.$I$6];[.S284];IF([.T284]&lt;&gt;&quot;&quot;;CONCATENATE([Variables.$I$6];[.T284]);&quot;&quot;);[Variables.$I$2];[Variables.$I$6]);IF([.A284]&lt;&gt;&quot;&quot;;CONCATENATE(&quot;#&quot;;[.A284]);&quot;&quot;))" office:value-type="string" office:string-value="[&quot;i4_dun_wolf_warrior&quot;,&quot;Dunnish_Wolf_Warrior&quot;,&quot;Dunnish_Wolf_Warriors&quot;,tf_dunland| tf_randomize_face| tfg_shield| tfg_armor| tfg_helm| tfg_boots| tfg_ranged,0,0,fac_dunland,[itm_dun_helm_a,itm_dunland_mail_1_bad, itm_dunland_mail_2_bad,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" calcext:value-type="string">
            <text:p>["i4_dun_wolf_warrior","Dunnish_Wolf_Warrior","Dunnish_Wolf_Warriors",tf_dunland| tf_randomize_face| tfg_shield| tfg_armor| tfg_helm| tfg_boots| tfg_ranged,0,0,fac_dunland,[itm_dun_helm_a,itm_dunland_mail_1_bad, itm_dunland_mail_2_bad,itm_leather_gloves,itm_dunland_wolfboots,itm_leather_boots_dark,itm_dunnish_axe,itm_dunnish_war_axe,itm_dunland_javelin,itm_dunland_javelin,itm_dunland_javelin,itm_dun_shield_a,],attr_evil_tier_4,wp_tier_4,knows_common|knows_athletics_5|knows_shield_3|knows_power_strike_3|knows_ironflesh_4|knows_power_throw_4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dun_wolf_guard</text:p>
          </table:table-cell>
          <table:table-cell table:style-name="ce7" office:value-type="string" calcext:value-type="string">
            <text:p>Dunnish_Wolf_Guard</text:p>
          </table:table-cell>
          <table:table-cell table:style-name="ce7" office:value-type="string" calcext:value-type="string">
            <text:p>Dunnish_Wolf_Guards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</text:p>
          </table:table-cell>
          <table:table-cell table:style-name="ce11" office:value-type="string" calcext:value-type="string">
            <text:p>itm_dunland_mail_1_good, itm_dunland_mail_2_good,</text:p>
          </table:table-cell>
          <table:table-cell table:style-name="ce11" office:value-type="string" calcext:value-type="string">
            <text:p>itm_leather_gloves,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war_axe,itm_dun_berserker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shield_5|knows_power_strike_4|knows_ironflesh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5]&lt;&gt;&quot;&quot;;[.B285]&lt;&gt;&quot;&quot;);CONCATENATE([Variables.$I$1];[Variables.$I$7];[.A285];[Variables.$I$7];[Variables.$I$6];[Variables.$I$7];[.B285];[Variables.$I$7];[Variables.$I$6];[Variables.$I$7];[.C285];[Variables.$I$7];[Variables.$I$6];[.D285];[Variables.$I$6];[.E285];[Variables.$I$6];[.F285];[Variables.$I$6];[.G285];[Variables.$I$6];[Variables.$I$1];[.H285];[.I285];[.J285];[.K285];[.L285];[.M285];[.N285];[Variables.$I$2];[Variables.$I$6];[.O285];[Variables.$I$6];[.P285];[Variables.$I$6];[.Q285];[Variables.$I$6];[.R285];[Variables.$I$6];[.S285];IF([.T285]&lt;&gt;&quot;&quot;;CONCATENATE([Variables.$I$6];[.T285]);&quot;&quot;);[Variables.$I$2];[Variables.$I$6]);IF([.A285]&lt;&gt;&quot;&quot;;CONCATENATE(&quot;#&quot;;[.A285]);&quot;&quot;))" office:value-type="string" office:string-value="[&quot;i5_dun_wolf_guard&quot;,&quot;Dunnish_Wolf_Guard&quot;,&quot;Dunnish_Wolf_Guards&quot;,tf_dunland| tf_randomize_face| tfg_shield| tfg_armor| tfg_helm| tfg_boots,0,0,fac_dunland,[itm_dun_helm_a,itm_dunland_mail_1_good, itm_dunland_mail_2_good,itm_leather_gloves,itm_fur_gloves_reward,itm_dunland_wolfboots,itm_leather_boots_dark,itm_dunnish_war_axe,itm_dun_berserker,itm_dun_shield_a,],attr_evil_tier_5,wp_tier_5,knows_common|knows_athletics_6|knows_shield_5|knows_power_strike_4|knows_ironflesh_6,dunland_face1,dunland_face2]," calcext:value-type="string">
            <text:p>["i5_dun_wolf_guard","Dunnish_Wolf_Guard","Dunnish_Wolf_Guards",tf_dunland| tf_randomize_face| tfg_shield| tfg_armor| tfg_helm| tfg_boots,0,0,fac_dunland,[itm_dun_helm_a,itm_dunland_mail_1_good, itm_dunland_mail_2_good,itm_leather_gloves,itm_fur_gloves_reward,itm_dunland_wolfboots,itm_leather_boots_dark,itm_dunnish_war_axe,itm_dun_berserker,itm_dun_shield_a,],attr_evil_tier_5,wp_tier_5,knows_common|knows_athletics_6|knows_shield_5|knows_power_strike_4|knows_ironflesh_6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dun_raven_rider</text:p>
          </table:table-cell>
          <table:table-cell table:style-name="ce7" office:value-type="string" calcext:value-type="string">
            <text:p>Dunnish_Night_Raven</text:p>
          </table:table-cell>
          <table:table-cell table:style-name="ce7" office:value-type="string" calcext:value-type="string">
            <text:p>Dunnish_Night_Ravens</text:p>
          </table:table-cell>
          <table:table-cell table:style-name="ce8" office:value-type="string" calcext:value-type="string">
            <text:p>tf_dunland| tf_randomize_face| tf_mounted| tfg_shield| tfg_armor| tfg_horse| tfg_helm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c, itm_dun_helm_b,</text:p>
          </table:table-cell>
          <table:table-cell table:style-name="ce11" office:value-type="string" calcext:value-type="string">
            <text:p>itm_dunland_mail_1, itm_dunland_mail_2,</text:p>
          </table:table-cell>
          <table:table-cell table:style-name="ce11" office:value-type="string" calcext:value-type="string">
            <text:p>itm_fur_gloves_reward,</text:p>
          </table:table-cell>
          <table:table-cell table:style-name="ce11" office:value-type="string" calcext:value-type="string">
            <text:p>itm_splinted_greaves,itm_leather_boots_dark,</text:p>
          </table:table-cell>
          <table:table-cell table:style-name="ce11" office:value-type="string" calcext:value-type="string">
            <text:p>itm_dun_berserker,itm_dunland_javelin_big,itm_dunland_javelin_big,</text:p>
          </table:table-cell>
          <table:table-cell table:style-name="ce11" office:value-type="string" calcext:value-type="string">
            <text:p>itm_dun_shield_a,</text:p>
          </table:table-cell>
          <table:table-cell table:style-name="ce11" office:value-type="string" calcext:value-type="string">
            <text:p>itm_hunter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3|knows_riding_5|knows_shield_2|knows_power_strike_3|knows_power_throw_6|knows_horse_archery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6]&lt;&gt;&quot;&quot;;[.B286]&lt;&gt;&quot;&quot;);CONCATENATE([Variables.$I$1];[Variables.$I$7];[.A286];[Variables.$I$7];[Variables.$I$6];[Variables.$I$7];[.B286];[Variables.$I$7];[Variables.$I$6];[Variables.$I$7];[.C286];[Variables.$I$7];[Variables.$I$6];[.D286];[Variables.$I$6];[.E286];[Variables.$I$6];[.F286];[Variables.$I$6];[.G286];[Variables.$I$6];[Variables.$I$1];[.H286];[.I286];[.J286];[.K286];[.L286];[.M286];[.N286];[Variables.$I$2];[Variables.$I$6];[.O286];[Variables.$I$6];[.P286];[Variables.$I$6];[.Q286];[Variables.$I$6];[.R286];[Variables.$I$6];[.S286];IF([.T286]&lt;&gt;&quot;&quot;;CONCATENATE([Variables.$I$6];[.T286]);&quot;&quot;);[Variables.$I$2];[Variables.$I$6]);IF([.A286]&lt;&gt;&quot;&quot;;CONCATENATE(&quot;#&quot;;[.A286]);&quot;&quot;))" office:value-type="string" office:string-value="[&quot;ac5_dun_raven_rider&quot;,&quot;Dunnish_Night_Raven&quot;,&quot;Dunnish_Night_Ravens&quot;,tf_dunland| tf_randomize_face| tf_mounted| tfg_shield| tfg_armor| tfg_horse| tfg_helm| tfg_boots| tfg_ranged,0,0,fac_dunland,[itm_dun_helm_c, itm_dun_helm_b,itm_dunland_mail_1, itm_dunland_mail_2,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" calcext:value-type="string">
            <text:p>["ac5_dun_raven_rider","Dunnish_Night_Raven","Dunnish_Night_Ravens",tf_dunland| tf_randomize_face| tf_mounted| tfg_shield| tfg_armor| tfg_horse| tfg_helm| tfg_boots| tfg_ranged,0,0,fac_dunland,[itm_dun_helm_c, itm_dun_helm_b,itm_dunland_mail_1, itm_dunland_mail_2,itm_fur_gloves_reward,itm_splinted_greaves,itm_leather_boots_dark,itm_dun_berserker,itm_dunland_javelin_big,itm_dunland_javelin_big,itm_dun_shield_a,itm_hunter],attr_evil_tier_5,wp_tier_5,knows_common|knows_ironflesh_3|knows_riding_5|knows_shield_2|knows_power_strike_3|knows_power_throw_6|knows_horse_archery_6,dunland_face1,dunland_face2],</text:p>
          </table:table-cell>
          <table:table-cell table:number-columns-repeated="16363"/>
        </table:table-row>
        <table:table-row table:style-name="ro5">
          <table:table-cell table:style-name="ce5"/>
          <table:table-cell table:style-name="ce6" table:number-columns-repeated="19"/>
          <table:table-cell table:style-name="ce42" table:formula="of:=IF(AND([.A287]&lt;&gt;&quot;&quot;;[.B287]&lt;&gt;&quot;&quot;);CONCATENATE([Variables.$I$1];[Variables.$I$7];[.A287];[Variables.$I$7];[Variables.$I$6];[Variables.$I$7];[.B287];[Variables.$I$7];[Variables.$I$6];[Variables.$I$7];[.C287];[Variables.$I$7];[Variables.$I$6];[.D287];[Variables.$I$6];[.E287];[Variables.$I$6];[.F287];[Variables.$I$6];[.G287];[Variables.$I$6];[Variables.$I$1];[.H287];[.I287];[.J287];[.K287];[.L287];[.M287];[.N287];[Variables.$I$2];[Variables.$I$6];[.O287];[Variables.$I$6];[.P287];[Variables.$I$6];[.Q287];[Variables.$I$6];[.R287];[Variables.$I$6];[.S287];IF([.T287]&lt;&gt;&quot;&quot;;CONCATENATE([Variables.$I$6];[.T287]);&quot;&quot;);[Variables.$I$2];[Variables.$I$6]);IF([.A287]&lt;&gt;&quot;&quot;;CONCATENATE(&quot;#&quot;;[.A287]);&quot;&quot;))">
            <text:p/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dun_night_wolf</text:p>
          </table:table-cell>
          <table:table-cell table:style-name="ce7" office:value-type="string" calcext:value-type="string">
            <text:p>Dunnish_Night_Wolf</text:p>
          </table:table-cell>
          <table:table-cell table:style-name="ce7" office:value-type="string" calcext:value-type="string">
            <text:p>Dunnish_Night_Wolfs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 itm_wilderness_cowl,</text:p>
          </table:table-cell>
          <table:table-cell table:style-name="ce11" office:value-type="string" calcext:value-type="string">
            <text:p>itm_dunland_mail_1, itm_dunland_chieftain_bad,</text:p>
          </table:table-cell>
          <table:table-cell table:style-name="ce11" office:value-type="string" calcext:value-type="string">
            <text:p>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7|knows_shield_3|knows_power_strike_3|knows_ironflesh_2|knows_power_throw_7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6" table:formula="of:=IF(AND([.A288]&lt;&gt;&quot;&quot;;[.B288]&lt;&gt;&quot;&quot;);CONCATENATE([Variables.$I$1];[Variables.$I$7];[.A288];[Variables.$I$7];[Variables.$I$6];[Variables.$I$7];[.B288];[Variables.$I$7];[Variables.$I$6];[Variables.$I$7];[.C288];[Variables.$I$7];[Variables.$I$6];[.D288];[Variables.$I$6];[.E288];[Variables.$I$6];[.F288];[Variables.$I$6];[.G288];[Variables.$I$6];[Variables.$I$1];[.H288];[.I288];[.J288];[.K288];[.L288];[.M288];[.N288];[Variables.$I$2];[Variables.$I$6];[.O288];[Variables.$I$6];[.P288];[Variables.$I$6];[.Q288];[Variables.$I$6];[.R288];[Variables.$I$6];[.S288];IF([.T288]&lt;&gt;&quot;&quot;;CONCATENATE([Variables.$I$6];[.T288]);&quot;&quot;);[Variables.$I$2];[Variables.$I$6]);IF([.A288]&lt;&gt;&quot;&quot;;CONCATENATE(&quot;#&quot;;[.A288]);&quot;&quot;))" office:value-type="string" office:string-value="[&quot;a5_dun_night_wolf&quot;,&quot;Dunnish_Night_Wolf&quot;,&quot;Dunnish_Night_Wolfs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" calcext:value-type="string">
            <text:p>["a5_dun_night_wolf","Dunnish_Night_Wolf","Dunnish_Night_Wolfs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5,wp_tier_5,knows_common|knows_athletics_7|knows_shield_3|knows_power_strike_3|knows_ironflesh_2|knows_power_throw_7,dunland_face1,dunland_face2],</text:p>
          </table:table-cell>
          <table:table-cell table:number-columns-repeated="16363"/>
        </table:table-row>
        <table:table-row table:style-name="ro5">
          <table:table-cell table:style-name="ce6" table:number-columns-repeated="21"/>
          <table:table-cell table:number-columns-repeated="16363"/>
        </table:table-row>
        <table:table-row table:style-name="ro5">
          <table:table-cell table:style-name="ce5" office:value-type="string" calcext:value-type="string">
            <text:p>KHAND</text:p>
          </table:table-cell>
          <table:table-cell table:style-name="ce6" table:number-columns-repeated="19"/>
          <table:table-cell table:style-name="ce6" table:formula="of:=IF(AND([.A290]&lt;&gt;&quot;&quot;;[.B290]&lt;&gt;&quot;&quot;);CONCATENATE([Variables.$I$1];[Variables.$I$7];[.A290];[Variables.$I$7];[Variables.$I$6];[Variables.$I$7];[.B290];[Variables.$I$7];[Variables.$I$6];[Variables.$I$7];[.C290];[Variables.$I$7];[Variables.$I$6];[.D290];[Variables.$I$6];[.E290];[Variables.$I$6];[.F290];[Variables.$I$6];[.G290];[Variables.$I$6];[Variables.$I$1];[.H290];[.I290];[.J290];[.K290];[.L290];[.M290];[.N290];[Variables.$I$2];[Variables.$I$6];[.O290];[Variables.$I$6];[.P290];[Variables.$I$6];[.Q290];[Variables.$I$6];[.R290];[Variables.$I$6];[.S290];IF([.T290]&lt;&gt;&quot;&quot;;CONCATENATE([Variables.$I$6];[.T290]);&quot;&quot;);[Variables.$I$2];[Variables.$I$6]);IF([.A290]&lt;&gt;&quot;&quot;;CONCATENATE(&quot;#&quot;;[.A290]);&quot;&quot;))" office:value-type="string" office:string-value="#KHAND" calcext:value-type="string">
            <text:p>#KHAND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khand_bondsman</text:p>
          </table:table-cell>
          <table:table-cell table:style-name="ce7" office:value-type="string" calcext:value-type="string">
            <text:p>Khand_Bondsman</text:p>
          </table:table-cell>
          <table:table-cell table:style-name="ce7" office:value-type="string" calcext:value-type="string">
            <text:p>Khand_Bondsmen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31"/>
          <table:table-cell table:style-name="ce11" office:value-type="string" calcext:value-type="string">
            <text:p>itm_khand_light_bad,</text:p>
          </table:table-cell>
          <table:table-cell table:style-name="ce11" table:number-columns-repeated="2"/>
          <table:table-cell table:style-name="ce11" office:value-type="string" calcext:value-type="string">
            <text:p>itm_spear,itm_khand_mace1,itm_shortened_spear,itm_khand_pitsword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strike_2|knows_weapon_master_1|knows_athletics_2|knows_trainer_1|knows_tactics_1|knows_spotting_1|knows_inventory_management_1|knows_surgery_1|knows_first_aid_1|knows_prisoner_management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1]&lt;&gt;&quot;&quot;;[.B291]&lt;&gt;&quot;&quot;);CONCATENATE([Variables.$I$1];[Variables.$I$7];[.A291];[Variables.$I$7];[Variables.$I$6];[Variables.$I$7];[.B291];[Variables.$I$7];[Variables.$I$6];[Variables.$I$7];[.C291];[Variables.$I$7];[Variables.$I$6];[.D291];[Variables.$I$6];[.E291];[Variables.$I$6];[.F291];[Variables.$I$6];[.G291];[Variables.$I$6];[Variables.$I$1];[.H291];[.I291];[.J291];[.K291];[.L291];[.M291];[.N291];[Variables.$I$2];[Variables.$I$6];[.O291];[Variables.$I$6];[.P291];[Variables.$I$6];[.Q291];[Variables.$I$6];[.R291];[Variables.$I$6];[.S291];IF([.T291]&lt;&gt;&quot;&quot;;CONCATENATE([Variables.$I$6];[.T291]);&quot;&quot;);[Variables.$I$2];[Variables.$I$6]);IF([.A291]&lt;&gt;&quot;&quot;;CONCATENATE(&quot;#&quot;;[.A291]);&quot;&quot;))" office:value-type="string" office:string-value="[&quot;i1_khand_bondsman&quot;,&quot;Khand_Bondsman&quot;,&quot;Khand_Bondsmen&quot;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" calcext:value-type="string">
            <text:p>["i1_khand_bondsman","Khand_Bondsman","Khand_Bondsmen",tf_evil_man| tfg_armor,0,0,fac_khand,[itm_khand_light_bad,itm_spear,itm_khand_mace1,itm_shortened_spear,itm_khand_pitsword,],attr_evil_tier_1,wp_tier_1,knows_common|knows_power_strike_2|knows_weapon_master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khand_pit_dog</text:p>
          </table:table-cell>
          <table:table-cell table:style-name="ce7" office:value-type="string" calcext:value-type="string">
            <text:p>Khand_Pit_Dog</text:p>
          </table:table-cell>
          <table:table-cell table:style-name="ce7" office:value-type="string" calcext:value-type="string">
            <text:p>Khand_Pit_Dogs</text:p>
          </table:table-cell>
          <table:table-cell table:style-name="ce8" office:value-type="string" calcext:value-type="string">
            <text:p>tf_evil_man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helm_mask,itm_khand_inf_helm_a_bad,</text:p>
          </table:table-cell>
          <table:table-cell table:style-name="ce11" office:value-type="string" calcext:value-type="string">
            <text:p>itm_khand_light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khand_voulge,itm_spear,itm_khand_tulwar,itm_khand_pitsword,</text:p>
          </table:table-cell>
          <table:table-cell table:style-name="ce11" table:number-columns-repeated="2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2|knows_weapon_master_2|knows_shield_1|knows_athletics_2|knows_trainer_1|knows_tactics_1|knows_spotting_1|knows_inventory_management_1|knows_surgery_1|knows_first_aid_1|knows_prisoner_management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2]&lt;&gt;&quot;&quot;;[.B292]&lt;&gt;&quot;&quot;);CONCATENATE([Variables.$I$1];[Variables.$I$7];[.A292];[Variables.$I$7];[Variables.$I$6];[Variables.$I$7];[.B292];[Variables.$I$7];[Variables.$I$6];[Variables.$I$7];[.C292];[Variables.$I$7];[Variables.$I$6];[.D292];[Variables.$I$6];[.E292];[Variables.$I$6];[.F292];[Variables.$I$6];[.G292];[Variables.$I$6];[Variables.$I$1];[.H292];[.I292];[.J292];[.K292];[.L292];[.M292];[.N292];[Variables.$I$2];[Variables.$I$6];[.O292];[Variables.$I$6];[.P292];[Variables.$I$6];[.Q292];[Variables.$I$6];[.R292];[Variables.$I$6];[.S292];IF([.T292]&lt;&gt;&quot;&quot;;CONCATENATE([Variables.$I$6];[.T292]);&quot;&quot;);[Variables.$I$2];[Variables.$I$6]);IF([.A292]&lt;&gt;&quot;&quot;;CONCATENATE(&quot;#&quot;;[.A292]);&quot;&quot;))" office:value-type="string" office:string-value="[&quot;i2_khand_pit_dog&quot;,&quot;Khand_Pit_Dog&quot;,&quot;Khand_Pit_Dogs&quot;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" calcext:value-type="string">
            <text:p>["i2_khand_pit_dog","Khand_Pit_Dog","Khand_Pit_Dogs",tf_evil_man| tfg_armor,0,0,fac_khand,[itm_khand_helm_mask,itm_khand_inf_helm_a_bad,itm_khand_light,itm_leather_boots_dark_bad,itm_khand_voulge,itm_spear,itm_khand_tulwar,itm_khand_pitsword,],attr_evil_tier_2,wp_tier_2,knows_common|knows_power_strike_2|knows_weapon_master_2|knows_shield_1|knows_athletics_2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khand_warrior</text:p>
          </table:table-cell>
          <table:table-cell table:style-name="ce7" office:value-type="string" calcext:value-type="string">
            <text:p>Khand_Warrior</text:p>
          </table:table-cell>
          <table:table-cell table:style-name="ce7" office:value-type="string" calcext:value-type="string">
            <text:p>Khand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,itm_khand_inf_helm_b,</text:p>
          </table:table-cell>
          <table:table-cell table:style-name="ce11" office:value-type="string" calcext:value-type="string">
            <text:p>itm_khand_light_lam,itm_khand_foot_lam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khand_axe_winged,itm_khand_tulwar,itm_khand_voulge,</text:p>
          </table:table-cell>
          <table:table-cell table:style-name="ce11" table:number-columns-repeated="2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3]&lt;&gt;&quot;&quot;;[.B293]&lt;&gt;&quot;&quot;);CONCATENATE([Variables.$I$1];[Variables.$I$7];[.A293];[Variables.$I$7];[Variables.$I$6];[Variables.$I$7];[.B293];[Variables.$I$7];[Variables.$I$6];[Variables.$I$7];[.C293];[Variables.$I$7];[Variables.$I$6];[.D293];[Variables.$I$6];[.E293];[Variables.$I$6];[.F293];[Variables.$I$6];[.G293];[Variables.$I$6];[Variables.$I$1];[.H293];[.I293];[.J293];[.K293];[.L293];[.M293];[.N293];[Variables.$I$2];[Variables.$I$6];[.O293];[Variables.$I$6];[.P293];[Variables.$I$6];[.Q293];[Variables.$I$6];[.R293];[Variables.$I$6];[.S293];IF([.T293]&lt;&gt;&quot;&quot;;CONCATENATE([Variables.$I$6];[.T293]);&quot;&quot;);[Variables.$I$2];[Variables.$I$6]);IF([.A293]&lt;&gt;&quot;&quot;;CONCATENATE(&quot;#&quot;;[.A293]);&quot;&quot;))" office:value-type="string" office:string-value="[&quot;i3_khand_warrior&quot;,&quot;Khand_Warrior&quot;,&quot;Khand_Warriors&quot;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" calcext:value-type="string">
            <text:p>["i3_khand_warrior","Khand_Warrior","Khand_Warriors",tf_evil_man| tfg_armor| tfg_helm| tfg_boots,0,0,fac_khand,[itm_khand_inf_helm_a,itm_khand_inf_helm_b,itm_khand_light_lam,itm_khand_foot_lam_bad,itm_leather_gloves,itm_leather_boots_dark_bad,itm_khand_axe_winged,itm_khand_tulwar,itm_khand_voulge,],attr_evil_tier_3,wp_tier_3,knows_common|knows_athletics_2|knows_power_strike_3|knows_ironflesh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khand_vet_warrior</text:p>
          </table:table-cell>
          <table:table-cell table:style-name="ce7" office:value-type="string" calcext:value-type="string">
            <text:p>Khand_Veteran_Warrior</text:p>
          </table:table-cell>
          <table:table-cell table:style-name="ce7" office:value-type="string" calcext:value-type="string">
            <text:p>Khand_Veteran_Warrio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b_good, itm_khand_inf_helm_c1, itm_khand_inf_helm_c2,</text:p>
          </table:table-cell>
          <table:table-cell table:style-name="ce11" office:value-type="string" calcext:value-type="string">
            <text:p>itm_khand_foot_lam,itm_khand_light_lam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axe_winged,itm_khand_tulwar, itm_khand_2h_tulwar,</text:p>
          </table:table-cell>
          <table:table-cell table:style-name="ce11" office:value-type="string" calcext:value-type="string">
            <text:p>itm_khand_throwing_axe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throw_4|knows_power_strike_4|knows_ironflesh_3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4]&lt;&gt;&quot;&quot;;[.B294]&lt;&gt;&quot;&quot;);CONCATENATE([Variables.$I$1];[Variables.$I$7];[.A294];[Variables.$I$7];[Variables.$I$6];[Variables.$I$7];[.B294];[Variables.$I$7];[Variables.$I$6];[Variables.$I$7];[.C294];[Variables.$I$7];[Variables.$I$6];[.D294];[Variables.$I$6];[.E294];[Variables.$I$6];[.F294];[Variables.$I$6];[.G294];[Variables.$I$6];[Variables.$I$1];[.H294];[.I294];[.J294];[.K294];[.L294];[.M294];[.N294];[Variables.$I$2];[Variables.$I$6];[.O294];[Variables.$I$6];[.P294];[Variables.$I$6];[.Q294];[Variables.$I$6];[.R294];[Variables.$I$6];[.S294];IF([.T294]&lt;&gt;&quot;&quot;;CONCATENATE([Variables.$I$6];[.T294]);&quot;&quot;);[Variables.$I$2];[Variables.$I$6]);IF([.A294]&lt;&gt;&quot;&quot;;CONCATENATE(&quot;#&quot;;[.A294]);&quot;&quot;))" office:value-type="string" office:string-value="[&quot;i4_khand_vet_warrior&quot;,&quot;Khand_Veteran_Warrior&quot;,&quot;Khand_Veteran_Warriors&quot;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" calcext:value-type="string">
            <text:p>["i4_khand_vet_warrior","Khand_Veteran_Warrior","Khand_Veteran_Warriors",tf_evil_man| tfg_armor| tfg_helm| tfg_boots,0,0,fac_khand,[itm_khand_inf_helm_b_good, itm_khand_inf_helm_c1, itm_khand_inf_helm_c2,itm_khand_foot_lam,itm_khand_light_lam_good,itm_mail_mittens,itm_splinted_greaves,itm_khand_axe_winged,itm_khand_tulwar, itm_khand_2h_tulwar,itm_khand_throwing_axe,],attr_evil_tier_4,wp_tier_4,knows_common|knows_athletics_2|knows_power_throw_4|knows_power_strike_4|knows_ironflesh_3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khand_war_master</text:p>
          </table:table-cell>
          <table:table-cell table:style-name="ce7" office:value-type="string" calcext:value-type="string">
            <text:p>Variag_War_Master</text:p>
          </table:table-cell>
          <table:table-cell table:style-name="ce7" office:value-type="string" calcext:value-type="string">
            <text:p>Variag_War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c1_good, itm_khand_inf_helm_c2_good,</text:p>
          </table:table-cell>
          <table:table-cell table:style-name="ce11" office:value-type="string" calcext:value-type="string">
            <text:p>itm_khand_foot_lam_good,itm_khand_mail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axe_great,itm_khand_2h_tulwar,</text:p>
          </table:table-cell>
          <table:table-cell table:style-name="ce11" office:value-type="string" calcext:value-type="string">
            <text:p>itm_khand_throwing_axe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power_throw_5|knows_power_strike_5|knows_ironflesh_4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5]&lt;&gt;&quot;&quot;;[.B295]&lt;&gt;&quot;&quot;);CONCATENATE([Variables.$I$1];[Variables.$I$7];[.A295];[Variables.$I$7];[Variables.$I$6];[Variables.$I$7];[.B295];[Variables.$I$7];[Variables.$I$6];[Variables.$I$7];[.C295];[Variables.$I$7];[Variables.$I$6];[.D295];[Variables.$I$6];[.E295];[Variables.$I$6];[.F295];[Variables.$I$6];[.G295];[Variables.$I$6];[Variables.$I$1];[.H295];[.I295];[.J295];[.K295];[.L295];[.M295];[.N295];[Variables.$I$2];[Variables.$I$6];[.O295];[Variables.$I$6];[.P295];[Variables.$I$6];[.Q295];[Variables.$I$6];[.R295];[Variables.$I$6];[.S295];IF([.T295]&lt;&gt;&quot;&quot;;CONCATENATE([Variables.$I$6];[.T295]);&quot;&quot;);[Variables.$I$2];[Variables.$I$6]);IF([.A295]&lt;&gt;&quot;&quot;;CONCATENATE(&quot;#&quot;;[.A295]);&quot;&quot;))" office:value-type="string" office:string-value="[&quot;i5_khand_war_master&quot;,&quot;Variag_War_Master&quot;,&quot;Variag_War_Masters&quot;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" calcext:value-type="string">
            <text:p>["i5_khand_war_master","Variag_War_Master","Variag_War_Masters",tf_evil_man| tfg_armor| tfg_helm| tfg_boots,0,0,fac_khand,[itm_khand_inf_helm_c1_good, itm_khand_inf_helm_c2_good,itm_khand_foot_lam_good,itm_khand_mail_good,itm_mail_mittens,itm_splinted_greaves,itm_khand_axe_great,itm_khand_2h_tulwar,itm_khand_throwing_axe,],attr_evil_tier_5,wp_tier_5,knows_common|knows_athletics_2|knows_power_throw_5|knows_power_strike_5|knows_ironflesh_4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2_khand_pony_rider</text:p>
          </table:table-cell>
          <table:table-cell table:style-name="ce7" office:value-type="string" calcext:value-type="string">
            <text:p>Khand_Pony_Rider</text:p>
          </table:table-cell>
          <table:table-cell table:style-name="ce7" office:value-type="string" calcext:value-type="string">
            <text:p>Khand_Pony_Riders</text:p>
          </table:table-cell>
          <table:table-cell table:style-name="ce8" office:value-type="string" calcext:value-type="string">
            <text:p>tf_evil_man| tf_mounte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bad, itm_khand_inf_helm_b_bad, itm_khand_cav_helm_a_bad,</text:p>
          </table:table-cell>
          <table:table-cell table:style-name="ce11" office:value-type="string" calcext:value-type="string">
            <text:p>itm_khand_light,itm_khand_light_lam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khand_tulwar,itm_khand_mace1,</text:p>
          </table:table-cell>
          <table:table-cell table:style-name="ce30"/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weapon_master_1|knows_shield_1|knows_riding_2|knows_horse_archery_1|knows_trainer_1|knows_tactics_1|knows_spotting_1|knows_inventory_management_1|knows_surgery_1|knows_first_aid_1|knows_prisoner_management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6]&lt;&gt;&quot;&quot;;[.B296]&lt;&gt;&quot;&quot;);CONCATENATE([Variables.$I$1];[Variables.$I$7];[.A296];[Variables.$I$7];[Variables.$I$6];[Variables.$I$7];[.B296];[Variables.$I$7];[Variables.$I$6];[Variables.$I$7];[.C296];[Variables.$I$7];[Variables.$I$6];[.D296];[Variables.$I$6];[.E296];[Variables.$I$6];[.F296];[Variables.$I$6];[.G296];[Variables.$I$6];[Variables.$I$1];[.H296];[.I296];[.J296];[.K296];[.L296];[.M296];[.N296];[Variables.$I$2];[Variables.$I$6];[.O296];[Variables.$I$6];[.P296];[Variables.$I$6];[.Q296];[Variables.$I$6];[.R296];[Variables.$I$6];[.S296];IF([.T296]&lt;&gt;&quot;&quot;;CONCATENATE([Variables.$I$6];[.T296]);&quot;&quot;);[Variables.$I$2];[Variables.$I$6]);IF([.A296]&lt;&gt;&quot;&quot;;CONCATENATE(&quot;#&quot;;[.A296]);&quot;&quot;))" office:value-type="string" office:string-value="[&quot;c2_khand_pony_rider&quot;,&quot;Khand_Pony_Rider&quot;,&quot;Khand_Pony_Riders&quot;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" calcext:value-type="string">
            <text:p>["c2_khand_pony_rider","Khand_Pony_Rider","Khand_Pony_Riders",tf_evil_man| tf_mounted| tfg_armor| tfg_horse| tfg_boots,0,0,fac_khand,[itm_khand_inf_helm_a_bad, itm_khand_inf_helm_b_bad, itm_khand_cav_helm_a_bad,itm_khand_light,itm_khand_light_lam,itm_leather_boots_dark_bad,itm_khand_tulwar,itm_khand_mace1,itm_steppe_horse,],attr_evil_tier_2,wp_tier_2,knows_common|knows_power_strike_1|knows_power_throw_1|knows_weapon_master_1|knows_shield_1|knows_riding_2|knows_horse_archery_1|knows_trainer_1|knows_tactics_1|knows_spotting_1|knows_inventory_management_1|knows_surgery_1|knows_first_aid_1|knows_prisoner_management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khand_horseman</text:p>
          </table:table-cell>
          <table:table-cell table:style-name="ce7" office:value-type="string" calcext:value-type="string">
            <text:p>Khand_Horseman</text:p>
          </table:table-cell>
          <table:table-cell table:style-name="ce7" office:value-type="string" calcext:value-type="string">
            <text:p>Khand_Horsemen</text:p>
          </table:table-cell>
          <table:table-cell table:style-name="ce8" office:value-type="string" calcext:value-type="string">
            <text:p>tf_evil_man| tf_mounted|tfg_shield| tfg_armor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,itm_khand_inf_helm_a_good, itm_khand_cav_helm_a,</text:p>
          </table:table-cell>
          <table:table-cell table:style-name="ce11" office:value-type="string" calcext:value-type="string">
            <text:p>itm_khand_med_lam_bad,itm_khand_mail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khand_tulwar,itm_khand_mace1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riding_3|knows_shield_1|knows_power_strike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7]&lt;&gt;&quot;&quot;;[.B297]&lt;&gt;&quot;&quot;);CONCATENATE([Variables.$I$1];[Variables.$I$7];[.A297];[Variables.$I$7];[Variables.$I$6];[Variables.$I$7];[.B297];[Variables.$I$7];[Variables.$I$6];[Variables.$I$7];[.C297];[Variables.$I$7];[Variables.$I$6];[.D297];[Variables.$I$6];[.E297];[Variables.$I$6];[.F297];[Variables.$I$6];[.G297];[Variables.$I$6];[Variables.$I$1];[.H297];[.I297];[.J297];[.K297];[.L297];[.M297];[.N297];[Variables.$I$2];[Variables.$I$6];[.O297];[Variables.$I$6];[.P297];[Variables.$I$6];[.Q297];[Variables.$I$6];[.R297];[Variables.$I$6];[.S297];IF([.T297]&lt;&gt;&quot;&quot;;CONCATENATE([Variables.$I$6];[.T297]);&quot;&quot;);[Variables.$I$2];[Variables.$I$6]);IF([.A297]&lt;&gt;&quot;&quot;;CONCATENATE(&quot;#&quot;;[.A297]);&quot;&quot;))" office:value-type="string" office:string-value="[&quot;c3_khand_horseman&quot;,&quot;Khand_Horseman&quot;,&quot;Khand_Horsemen&quot;,tf_evil_man| tf_mounted|tfg_shield| tfg_armor| tfg_horse| tfg_boots,0,0,fac_khand,[itm_khand_inf_helm_a,itm_khand_inf_helm_a_good, itm_khand_cav_helm_a,itm_khand_med_lam_bad,itm_khand_mail_bad,itm_leather_gloves,itm_leather_boots_dark,itm_khand_tulwar,itm_khand_mace1,itm_easterling_round_horseman,itm_steppe_horse,],attr_evil_tier_3,wp_tier_3,knows_common|knows_riding_3|knows_shield_1|knows_power_strike_2,khand_man1,khand_man2]," calcext:value-type="string">
            <text:p>["c3_khand_horseman","Khand_Horseman","Khand_Horsemen",tf_evil_man| tf_mounted|tfg_shield| tfg_armor| tfg_horse| tfg_boots,0,0,fac_khand,[itm_khand_inf_helm_a,itm_khand_inf_helm_a_good, itm_khand_cav_helm_a,itm_khand_med_lam_bad,itm_khand_mail_bad,itm_leather_gloves,itm_leather_boots_dark,itm_khand_tulwar,itm_khand_mace1,itm_easterling_round_horseman,itm_steppe_horse,],attr_evil_tier_3,wp_tier_3,knows_common|knows_riding_3|knows_shield_1|knows_power_strike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khand_heavy_horseman</text:p>
          </table:table-cell>
          <table:table-cell table:style-name="ce7" office:value-type="string" calcext:value-type="string">
            <text:p>Khand_Heavy_Horseman</text:p>
          </table:table-cell>
          <table:table-cell table:style-name="ce7" office:value-type="string" calcext:value-type="string">
            <text:p>Khand_Heavy_Horsemen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good, itm_khand_cav_helm_a,</text:p>
          </table:table-cell>
          <table:table-cell table:style-name="ce11" office:value-type="string" calcext:value-type="string">
            <text:p>itm_khand_med_lam, itm_khand_mail, itm_khand_heavy_lam_ba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tulwar,itm_khand_mace1,itm_khand_mace2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5|knows_shield_3|knows_power_strike_2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8]&lt;&gt;&quot;&quot;;[.B298]&lt;&gt;&quot;&quot;);CONCATENATE([Variables.$I$1];[Variables.$I$7];[.A298];[Variables.$I$7];[Variables.$I$6];[Variables.$I$7];[.B298];[Variables.$I$7];[Variables.$I$6];[Variables.$I$7];[.C298];[Variables.$I$7];[Variables.$I$6];[.D298];[Variables.$I$6];[.E298];[Variables.$I$6];[.F298];[Variables.$I$6];[.G298];[Variables.$I$6];[Variables.$I$1];[.H298];[.I298];[.J298];[.K298];[.L298];[.M298];[.N298];[Variables.$I$2];[Variables.$I$6];[.O298];[Variables.$I$6];[.P298];[Variables.$I$6];[.Q298];[Variables.$I$6];[.R298];[Variables.$I$6];[.S298];IF([.T298]&lt;&gt;&quot;&quot;;CONCATENATE([Variables.$I$6];[.T298]);&quot;&quot;);[Variables.$I$2];[Variables.$I$6]);IF([.A298]&lt;&gt;&quot;&quot;;CONCATENATE(&quot;#&quot;;[.A298]);&quot;&quot;))" office:value-type="string" office:string-value="[&quot;c4_khand_heavy_horseman&quot;,&quot;Khand_Heavy_Horseman&quot;,&quot;Khand_Heavy_Horsemen&quot;,tf_evil_man| tf_mounted| tfg_shield| tfg_armor| tfg_helm| tfg_horse| tfg_boots,0,0,fac_khand,[itm_khand_inf_helm_a_good, itm_khand_cav_helm_a,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" calcext:value-type="string">
            <text:p>["c4_khand_heavy_horseman","Khand_Heavy_Horseman","Khand_Heavy_Horsemen",tf_evil_man| tf_mounted| tfg_shield| tfg_armor| tfg_helm| tfg_horse| tfg_boots,0,0,fac_khand,[itm_khand_inf_helm_a_good, itm_khand_cav_helm_a,itm_khand_med_lam, itm_khand_mail, itm_khand_heavy_lam_bad,itm_mail_mittens,itm_splinted_greaves,itm_khand_tulwar,itm_khand_mace1,itm_khand_mace2,itm_easterling_round_horseman,itm_variag_kataphrakt,],attr_evil_tier_4,wp_tier_4,knows_common|knows_riding_5|knows_shield_3|knows_power_strike_2|knows_ironflesh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khand_kataphrakt</text:p>
          </table:table-cell>
          <table:table-cell table:style-name="ce7" office:value-type="string" calcext:value-type="string">
            <text:p>Variag_Ironclad</text:p>
          </table:table-cell>
          <table:table-cell table:style-name="ce7" office:value-type="string" calcext:value-type="string">
            <text:p>Variag_Ironclad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good, itm_khand_cav_helm_a_good,</text:p>
          </table:table-cell>
          <table:table-cell table:style-name="ce11" office:value-type="string" calcext:value-type="string">
            <text:p>itm_khand_med_lam_good, itm_khand_mail_good,itm_khand_heavy_lam_ba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mace1, itm_khand_mace2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4|knows_power_strike_4|knows_shield_3|knows_riding_5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299]&lt;&gt;&quot;&quot;;[.B299]&lt;&gt;&quot;&quot;);CONCATENATE([Variables.$I$1];[Variables.$I$7];[.A299];[Variables.$I$7];[Variables.$I$6];[Variables.$I$7];[.B299];[Variables.$I$7];[Variables.$I$6];[Variables.$I$7];[.C299];[Variables.$I$7];[Variables.$I$6];[.D299];[Variables.$I$6];[.E299];[Variables.$I$6];[.F299];[Variables.$I$6];[.G299];[Variables.$I$6];[Variables.$I$1];[.H299];[.I299];[.J299];[.K299];[.L299];[.M299];[.N299];[Variables.$I$2];[Variables.$I$6];[.O299];[Variables.$I$6];[.P299];[Variables.$I$6];[.Q299];[Variables.$I$6];[.R299];[Variables.$I$6];[.S299];IF([.T299]&lt;&gt;&quot;&quot;;CONCATENATE([Variables.$I$6];[.T299]);&quot;&quot;);[Variables.$I$2];[Variables.$I$6]);IF([.A299]&lt;&gt;&quot;&quot;;CONCATENATE(&quot;#&quot;;[.A299]);&quot;&quot;))" office:value-type="string" office:string-value="[&quot;c5_khand_kataphrakt&quot;,&quot;Variag_Ironclad&quot;,&quot;Variag_Ironclads&quot;,tf_evil_man| tf_mounted| tfg_shield| tfg_armor| tfg_helm| tfg_horse| tfg_boots,0,0,fac_khand,[itm_khand_inf_helm_a_good, itm_khand_cav_helm_a_good,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,khand_man1,khand_man2]," calcext:value-type="string">
            <text:p>["c5_khand_kataphrakt","Variag_Ironclad","Variag_Ironclads",tf_evil_man| tf_mounted| tfg_shield| tfg_armor| tfg_helm| tfg_horse| tfg_boots,0,0,fac_khand,[itm_khand_inf_helm_a_good, itm_khand_cav_helm_a_good,itm_khand_med_lam_good, itm_khand_mail_good,itm_khand_heavy_lam_bad,itm_mail_mittens,itm_splinted_greaves_good,itm_khand_mace1, itm_khand_mace2,itm_easterling_round_horseman,itm_variag_kataphrakt,],attr_evil_tier_5,wp_tier_5,knows_common|knows_ironflesh_4|knows_power_strike_4|knows_shield_3|knows_riding_5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khand_lance_kataphrakt</text:p>
          </table:table-cell>
          <table:table-cell table:style-name="ce7" office:value-type="string" calcext:value-type="string">
            <text:p>Variag_Lancer</text:p>
          </table:table-cell>
          <table:table-cell table:style-name="ce7" office:value-type="string" calcext:value-type="string">
            <text:p>Variag_Lancers</text:p>
          </table:table-cell>
          <table:table-cell table:style-name="ce8" office:value-type="string" calcext:value-type="string">
            <text:p>tf_evil_man| tf_mounted| tfg_gloves| tfg_shield| tfg_armor| tfg_helm| tfg_horse| tfg_boots <text:s/>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cav_helm_c,</text:p>
          </table:table-cell>
          <table:table-cell table:style-name="ce11" office:value-type="string" calcext:value-type="string">
            <text:p>itm_khand_heavy_lam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tulwar,itm_khand_lance,</text:p>
          </table:table-cell>
          <table:table-cell table:style-name="ce11"/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4|knows_power_strike_4|knows_riding_7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0]&lt;&gt;&quot;&quot;;[.B300]&lt;&gt;&quot;&quot;);CONCATENATE([Variables.$I$1];[Variables.$I$7];[.A300];[Variables.$I$7];[Variables.$I$6];[Variables.$I$7];[.B300];[Variables.$I$7];[Variables.$I$6];[Variables.$I$7];[.C300];[Variables.$I$7];[Variables.$I$6];[.D300];[Variables.$I$6];[.E300];[Variables.$I$6];[.F300];[Variables.$I$6];[.G300];[Variables.$I$6];[Variables.$I$1];[.H300];[.I300];[.J300];[.K300];[.L300];[.M300];[.N300];[Variables.$I$2];[Variables.$I$6];[.O300];[Variables.$I$6];[.P300];[Variables.$I$6];[.Q300];[Variables.$I$6];[.R300];[Variables.$I$6];[.S300];IF([.T300]&lt;&gt;&quot;&quot;;CONCATENATE([Variables.$I$6];[.T300]);&quot;&quot;);[Variables.$I$2];[Variables.$I$6]);IF([.A300]&lt;&gt;&quot;&quot;;CONCATENATE(&quot;#&quot;;[.A300]);&quot;&quot;))" office:value-type="string" office:string-value="[&quot;c5_khand_lance_kataphrakt&quot;,&quot;Variag_Lancer&quot;,&quot;Variag_Lancers&quot;,tf_evil_man| tf_mounted| tfg_gloves| tfg_shield| tfg_armor| tfg_helm| tfg_horse| tfg_boots  |tfg_polearm,0,0,fac_khand,[itm_khand_cav_helm_c,itm_khand_heavy_lam,itm_mail_mittens,itm_splinted_greaves_good,itm_khand_tulwar,itm_khand_lance,itm_variag_kataphrakt,],attr_evil_tier_5,wp_tier_5,knows_common|knows_ironflesh_4|knows_power_strike_4|knows_riding_7,khand_man1,khand_man2]," calcext:value-type="string">
            <text:p>["c5_khand_lance_kataphrakt","Variag_Lancer","Variag_Lancers",tf_evil_man| tf_mounted| tfg_gloves| tfg_shield| tfg_armor| tfg_helm| tfg_horse| tfg_boots <text:s/>|tfg_polearm,0,0,fac_khand,[itm_khand_cav_helm_c,itm_khand_heavy_lam,itm_mail_mittens,itm_splinted_greaves_good,itm_khand_tulwar,itm_khand_lance,itm_variag_kataphrakt,],attr_evil_tier_5,wp_tier_5,knows_common|knows_ironflesh_4|knows_power_strike_4|knows_riding_7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khand_halberdier</text:p>
          </table:table-cell>
          <table:table-cell table:style-name="ce7" office:value-type="string" calcext:value-type="string">
            <text:p>Khand_Glaiveman</text:p>
          </table:table-cell>
          <table:table-cell table:style-name="ce7" office:value-type="string" calcext:value-type="string">
            <text:p>Khand_Glaivemen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b, itm_khand_inf_helm_d,</text:p>
          </table:table-cell>
          <table:table-cell table:style-name="ce11" office:value-type="string" calcext:value-type="string">
            <text:p>itm_khand_foot_lam,itm_khand_light_lam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khand_voulge,itm_khand_halberd,</text:p>
          </table:table-cell>
          <table:table-cell table:style-name="ce11" table:number-columns-repeated="2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3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1]&lt;&gt;&quot;&quot;;[.B301]&lt;&gt;&quot;&quot;);CONCATENATE([Variables.$I$1];[Variables.$I$7];[.A301];[Variables.$I$7];[Variables.$I$6];[Variables.$I$7];[.B301];[Variables.$I$7];[Variables.$I$6];[Variables.$I$7];[.C301];[Variables.$I$7];[Variables.$I$6];[.D301];[Variables.$I$6];[.E301];[Variables.$I$6];[.F301];[Variables.$I$6];[.G301];[Variables.$I$6];[Variables.$I$1];[.H301];[.I301];[.J301];[.K301];[.L301];[.M301];[.N301];[Variables.$I$2];[Variables.$I$6];[.O301];[Variables.$I$6];[.P301];[Variables.$I$6];[.Q301];[Variables.$I$6];[.R301];[Variables.$I$6];[.S301];IF([.T301]&lt;&gt;&quot;&quot;;CONCATENATE([Variables.$I$6];[.T301]);&quot;&quot;);[Variables.$I$2];[Variables.$I$6]);IF([.A301]&lt;&gt;&quot;&quot;;CONCATENATE(&quot;#&quot;;[.A301]);&quot;&quot;))" office:value-type="string" office:string-value="[&quot;i4_khand_halberdier&quot;,&quot;Khand_Glaiveman&quot;,&quot;Khand_Glaivemen&quot;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" calcext:value-type="string">
            <text:p>["i4_khand_halberdier","Khand_Glaiveman","Khand_Glaivemen",tf_evil_man| tfg_armor| tfg_helm| tfg_boots,0,0,fac_khand,[itm_khand_inf_helm_b, itm_khand_inf_helm_d,itm_khand_foot_lam,itm_khand_light_lam_good,itm_mail_mittens,itm_splinted_greaves,itm_khand_voulge,itm_khand_halberd,],attr_evil_tier_4,wp_tier_4,knows_common|knows_athletics_2|knows_power_strike_3|knows_ironflesh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khand_halberd_master</text:p>
          </table:table-cell>
          <table:table-cell table:style-name="ce7" office:value-type="string" calcext:value-type="string">
            <text:p>Variag_Halberd_Master</text:p>
          </table:table-cell>
          <table:table-cell table:style-name="ce7" office:value-type="string" calcext:value-type="string">
            <text:p>Variag_Halberd_Masters</text:p>
          </table:table-cell>
          <table:table-cell table:style-name="ce8" office:value-type="string" calcext:value-type="string">
            <text:p>tf_evil_man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b_good,itm_khand_inf_helm_d_good,</text:p>
          </table:table-cell>
          <table:table-cell table:style-name="ce11" office:value-type="string" calcext:value-type="string">
            <text:p>itm_khand_foot_lam_good,itm_khand_mail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halberd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power_strike_4|knows_ironflesh_3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2]&lt;&gt;&quot;&quot;;[.B302]&lt;&gt;&quot;&quot;);CONCATENATE([Variables.$I$1];[Variables.$I$7];[.A302];[Variables.$I$7];[Variables.$I$6];[Variables.$I$7];[.B302];[Variables.$I$7];[Variables.$I$6];[Variables.$I$7];[.C302];[Variables.$I$7];[Variables.$I$6];[.D302];[Variables.$I$6];[.E302];[Variables.$I$6];[.F302];[Variables.$I$6];[.G302];[Variables.$I$6];[Variables.$I$1];[.H302];[.I302];[.J302];[.K302];[.L302];[.M302];[.N302];[Variables.$I$2];[Variables.$I$6];[.O302];[Variables.$I$6];[.P302];[Variables.$I$6];[.Q302];[Variables.$I$6];[.R302];[Variables.$I$6];[.S302];IF([.T302]&lt;&gt;&quot;&quot;;CONCATENATE([Variables.$I$6];[.T302]);&quot;&quot;);[Variables.$I$2];[Variables.$I$6]);IF([.A302]&lt;&gt;&quot;&quot;;CONCATENATE(&quot;#&quot;;[.A302]);&quot;&quot;))" office:value-type="string" office:string-value="[&quot;i5_khand_halberd_master&quot;,&quot;Variag_Halberd_Master&quot;,&quot;Variag_Halberd_Masters&quot;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" calcext:value-type="string">
            <text:p>["i5_khand_halberd_master","Variag_Halberd_Master","Variag_Halberd_Masters",tf_evil_man| tfg_armor| tfg_helm| tfg_boots,0,0,fac_khand,[itm_khand_inf_helm_b_good,itm_khand_inf_helm_d_good,itm_khand_foot_lam_good,itm_khand_mail_good,itm_mail_mittens,itm_splinted_greaves_good,itm_khand_halberd,],attr_evil_tier_5,wp_tier_5,knows_common|knows_athletics_2|knows_power_strike_4|knows_ironflesh_3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khand_pitfighter</text:p>
          </table:table-cell>
          <table:table-cell table:style-name="ce7" office:value-type="string" calcext:value-type="string">
            <text:p>Khand_Pit_Fighter</text:p>
          </table:table-cell>
          <table:table-cell table:style-name="ce7" office:value-type="string" calcext:value-type="string">
            <text:p>Khand_Pit_Fighter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31" office:value-type="string" calcext:value-type="string">
            <text:p>itm_khand_helm_mask,</text:p>
          </table:table-cell>
          <table:table-cell table:style-name="ce11" office:value-type="string" calcext:value-type="string">
            <text:p>itm_khand_light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javelin,</text:p>
          </table:table-cell>
          <table:table-cell table:style-name="ce11" office:value-type="string" calcext:value-type="string">
            <text:p>itm_khand_tulwar,itm_khand_pitsword,itm_shortened_spear,itm_variag_gladiator_shield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4|knows_shield_2|knows_power_throw_2|knows_power_strike_3|knows_ironflesh_3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3]&lt;&gt;&quot;&quot;;[.B303]&lt;&gt;&quot;&quot;);CONCATENATE([Variables.$I$1];[Variables.$I$7];[.A303];[Variables.$I$7];[Variables.$I$6];[Variables.$I$7];[.B303];[Variables.$I$7];[Variables.$I$6];[Variables.$I$7];[.C303];[Variables.$I$7];[Variables.$I$6];[.D303];[Variables.$I$6];[.E303];[Variables.$I$6];[.F303];[Variables.$I$6];[.G303];[Variables.$I$6];[Variables.$I$1];[.H303];[.I303];[.J303];[.K303];[.L303];[.M303];[.N303];[Variables.$I$2];[Variables.$I$6];[.O303];[Variables.$I$6];[.P303];[Variables.$I$6];[.Q303];[Variables.$I$6];[.R303];[Variables.$I$6];[.S303];IF([.T303]&lt;&gt;&quot;&quot;;CONCATENATE([Variables.$I$6];[.T303]);&quot;&quot;);[Variables.$I$2];[Variables.$I$6]);IF([.A303]&lt;&gt;&quot;&quot;;CONCATENATE(&quot;#&quot;;[.A303]);&quot;&quot;))" office:value-type="string" office:string-value="[&quot;i3_khand_pitfighter&quot;,&quot;Khand_Pit_Fighter&quot;,&quot;Khand_Pit_Fighters&quot;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" calcext:value-type="string">
            <text:p>["i3_khand_pitfighter","Khand_Pit_Fighter","Khand_Pit_Fighters",tf_evil_man| tfg_ranged| tfg_shield| tfg_armor| tfg_helm| tfg_boots,0,0,fac_khand,[itm_khand_helm_mask,itm_khand_light,itm_leather_boots_dark_bad,itm_javelin,itm_khand_tulwar,itm_khand_pitsword,itm_shortened_spear,itm_variag_gladiator_shield,],attr_evil_tier_3,wp_tier_3,knows_common|knows_athletics_4|knows_shield_2|knows_power_throw_2|knows_power_strike_3|knows_ironflesh_3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khand_pit_champion</text:p>
          </table:table-cell>
          <table:table-cell table:style-name="ce7" office:value-type="string" calcext:value-type="string">
            <text:p>Khand_Pit_Champion</text:p>
          </table:table-cell>
          <table:table-cell table:style-name="ce7" office:value-type="string" calcext:value-type="string">
            <text:p>Khand_Pit_Champion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helm_mask_good,</text:p>
          </table:table-cell>
          <table:table-cell table:style-name="ce11" office:value-type="string" calcext:value-type="string">
            <text:p>itm_khand_light,itm_khand_light_good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javelin,</text:p>
          </table:table-cell>
          <table:table-cell table:style-name="ce11" office:value-type="string" calcext:value-type="string">
            <text:p>itm_khand_tulwar,itm_khand_pitsword,itm_shortened_spear,itm_easterling_hawk_shield,itm_variag_gladiator_shield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5|knows_shield_3|knows_power_throw_2|knows_power_strike_4|knows_ironflesh_4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4]&lt;&gt;&quot;&quot;;[.B304]&lt;&gt;&quot;&quot;);CONCATENATE([Variables.$I$1];[Variables.$I$7];[.A304];[Variables.$I$7];[Variables.$I$6];[Variables.$I$7];[.B304];[Variables.$I$7];[Variables.$I$6];[Variables.$I$7];[.C304];[Variables.$I$7];[Variables.$I$6];[.D304];[Variables.$I$6];[.E304];[Variables.$I$6];[.F304];[Variables.$I$6];[.G304];[Variables.$I$6];[Variables.$I$1];[.H304];[.I304];[.J304];[.K304];[.L304];[.M304];[.N304];[Variables.$I$2];[Variables.$I$6];[.O304];[Variables.$I$6];[.P304];[Variables.$I$6];[.Q304];[Variables.$I$6];[.R304];[Variables.$I$6];[.S304];IF([.T304]&lt;&gt;&quot;&quot;;CONCATENATE([Variables.$I$6];[.T304]);&quot;&quot;);[Variables.$I$2];[Variables.$I$6]);IF([.A304]&lt;&gt;&quot;&quot;;CONCATENATE(&quot;#&quot;;[.A304]);&quot;&quot;))" office:value-type="string" office:string-value="[&quot;i4_khand_pit_champion&quot;,&quot;Khand_Pit_Champion&quot;,&quot;Khand_Pit_Champions&quot;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" calcext:value-type="string">
            <text:p>["i4_khand_pit_champion","Khand_Pit_Champion","Khand_Pit_Champions",tf_evil_man| tfg_ranged| tfg_shield| tfg_armor| tfg_helm| tfg_boots,0,0,fac_khand,[itm_khand_helm_mask_good,itm_khand_light,itm_khand_light_good,itm_leather_boots_dark_bad,itm_javelin,itm_khand_tulwar,itm_khand_pitsword,itm_shortened_spear,itm_easterling_hawk_shield,itm_variag_gladiator_shield,],attr_evil_tier_4,wp_tier_4,knows_common|knows_athletics_5|knows_shield_3|knows_power_throw_2|knows_power_strike_4|knows_ironflesh_4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khand_pit_master</text:p>
          </table:table-cell>
          <table:table-cell table:style-name="ce7" office:value-type="string" calcext:value-type="string">
            <text:p>Variag_Master_of_the_Pits</text:p>
          </table:table-cell>
          <table:table-cell table:style-name="ce7" office:value-type="string" calcext:value-type="string">
            <text:p>Variag_Masters_of_the_Pits</text:p>
          </table:table-cell>
          <table:table-cell table:style-name="ce8" office:value-type="string" calcext:value-type="string">
            <text:p>tf_evil_man| tfg_ranged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helm_mask_good,</text:p>
          </table:table-cell>
          <table:table-cell table:style-name="ce11" office:value-type="string" calcext:value-type="string">
            <text:p>itm_khand_light,itm_khand_light_good,</text:p>
          </table:table-cell>
          <table:table-cell table:style-name="ce11"/>
          <table:table-cell table:style-name="ce11" office:value-type="string" calcext:value-type="string">
            <text:p>itm_leather_boots_dark_bad,</text:p>
          </table:table-cell>
          <table:table-cell table:style-name="ce11" office:value-type="string" calcext:value-type="string">
            <text:p>itm_javelin,</text:p>
          </table:table-cell>
          <table:table-cell table:style-name="ce11" office:value-type="string" calcext:value-type="string">
            <text:p>itm_khand_tulwar,itm_khand_pitsword,itm_khand_trident,itm_easterling_hawk_shield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shield_4|knows_power_throw_4|knows_power_strike_5|knows_ironflesh_6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5]&lt;&gt;&quot;&quot;;[.B305]&lt;&gt;&quot;&quot;);CONCATENATE([Variables.$I$1];[Variables.$I$7];[.A305];[Variables.$I$7];[Variables.$I$6];[Variables.$I$7];[.B305];[Variables.$I$7];[Variables.$I$6];[Variables.$I$7];[.C305];[Variables.$I$7];[Variables.$I$6];[.D305];[Variables.$I$6];[.E305];[Variables.$I$6];[.F305];[Variables.$I$6];[.G305];[Variables.$I$6];[Variables.$I$1];[.H305];[.I305];[.J305];[.K305];[.L305];[.M305];[.N305];[Variables.$I$2];[Variables.$I$6];[.O305];[Variables.$I$6];[.P305];[Variables.$I$6];[.Q305];[Variables.$I$6];[.R305];[Variables.$I$6];[.S305];IF([.T305]&lt;&gt;&quot;&quot;;CONCATENATE([Variables.$I$6];[.T305]);&quot;&quot;);[Variables.$I$2];[Variables.$I$6]);IF([.A305]&lt;&gt;&quot;&quot;;CONCATENATE(&quot;#&quot;;[.A305]);&quot;&quot;))" office:value-type="string" office:string-value="[&quot;i5_khand_pit_master&quot;,&quot;Variag_Master_of_the_Pits&quot;,&quot;Variag_Masters_of_the_Pits&quot;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" calcext:value-type="string">
            <text:p>["i5_khand_pit_master","Variag_Master_of_the_Pits","Variag_Masters_of_the_Pits",tf_evil_man| tfg_ranged| tfg_shield| tfg_armor| tfg_helm| tfg_boots,0,0,fac_khand,[itm_khand_helm_mask_good,itm_khand_light,itm_khand_light_good,itm_leather_boots_dark_bad,itm_javelin,itm_khand_tulwar,itm_khand_pitsword,itm_khand_trident,itm_easterling_hawk_shield,],attr_evil_tier_5,wp_tier_5,knows_common|knows_athletics_6|knows_shield_4|knows_power_throw_4|knows_power_strike_5|knows_ironflesh_6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3_khand_skirmisher</text:p>
          </table:table-cell>
          <table:table-cell table:style-name="ce7" office:value-type="string" calcext:value-type="string">
            <text:p>Khand_Skirmisher</text:p>
          </table:table-cell>
          <table:table-cell table:style-name="ce7" office:value-type="string" calcext:value-type="string">
            <text:p>Khand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bad, itm_khand_inf_helm_b_bad, itm_khand_cav_helm_a_bad,</text:p>
          </table:table-cell>
          <table:table-cell table:style-name="ce11" office:value-type="string" calcext:value-type="string">
            <text:p>itm_khand_light,itm_khand_light_lam,</text:p>
          </table:table-cell>
          <table:table-cell table:style-name="ce11"/>
          <table:table-cell table:style-name="ce11" office:value-type="string" calcext:value-type="string">
            <text:p>itm_leather_boots_dark,</text:p>
          </table:table-cell>
          <table:table-cell table:style-name="ce11" office:value-type="string" calcext:value-type="string">
            <text:p>itm_javelin_big,itm_javelin_big,</text:p>
          </table:table-cell>
          <table:table-cell table:style-name="ce11" office:value-type="string" calcext:value-type="string">
            <text:p>itm_khand_tulwar,</text:p>
          </table:table-cell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horse_archery_4|knows_riding_2|knows_power_throw_2|knows_power_strike_1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6]&lt;&gt;&quot;&quot;;[.B306]&lt;&gt;&quot;&quot;);CONCATENATE([Variables.$I$1];[Variables.$I$7];[.A306];[Variables.$I$7];[Variables.$I$6];[Variables.$I$7];[.B306];[Variables.$I$7];[Variables.$I$6];[Variables.$I$7];[.C306];[Variables.$I$7];[Variables.$I$6];[.D306];[Variables.$I$6];[.E306];[Variables.$I$6];[.F306];[Variables.$I$6];[.G306];[Variables.$I$6];[Variables.$I$1];[.H306];[.I306];[.J306];[.K306];[.L306];[.M306];[.N306];[Variables.$I$2];[Variables.$I$6];[.O306];[Variables.$I$6];[.P306];[Variables.$I$6];[.Q306];[Variables.$I$6];[.R306];[Variables.$I$6];[.S306];IF([.T306]&lt;&gt;&quot;&quot;;CONCATENATE([Variables.$I$6];[.T306]);&quot;&quot;);[Variables.$I$2];[Variables.$I$6]);IF([.A306]&lt;&gt;&quot;&quot;;CONCATENATE(&quot;#&quot;;[.A306]);&quot;&quot;))" office:value-type="string" office:string-value="[&quot;ac3_khand_skirmisher&quot;,&quot;Khand_Skirmisher&quot;,&quot;Khand_Skirmishers&quot;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" calcext:value-type="string">
            <text:p>["ac3_khand_skirmisher","Khand_Skirmisher","Khand_Skirmishers",tf_evil_man| tfg_ranged| tf_mounted| tfg_shield| tfg_armor| tfg_helm| tfg_horse| tfg_boots,0,0,fac_khand,[itm_khand_inf_helm_a_bad, itm_khand_inf_helm_b_bad, itm_khand_cav_helm_a_bad,itm_khand_light,itm_khand_light_lam,itm_leather_boots_dark,itm_javelin_big,itm_javelin_big,itm_khand_tulwar,itm_steppe_horse,],attr_evil_tier_3,wp_tier_3,knows_common|knows_horse_archery_4|knows_riding_2|knows_power_throw_2|knows_power_strike_1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4_khand_vet_skirmisher</text:p>
          </table:table-cell>
          <table:table-cell table:style-name="ce7" office:value-type="string" calcext:value-type="string">
            <text:p>Khand_Veteran_Skirmisher</text:p>
          </table:table-cell>
          <table:table-cell table:style-name="ce7" office:value-type="string" calcext:value-type="string">
            <text:p>Khand_Veteran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, itm_khand_cav_helm_b,</text:p>
          </table:table-cell>
          <table:table-cell table:style-name="ce11" office:value-type="string" calcext:value-type="string">
            <text:p>itm_khand_med_lam_bad,itm_khand_mail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splinted_greaves,itm_leather_boots_dark,</text:p>
          </table:table-cell>
          <table:table-cell table:style-name="ce11" office:value-type="string" calcext:value-type="string">
            <text:p>itm_javelin_big,itm_javelin_big,</text:p>
          </table:table-cell>
          <table:table-cell table:style-name="ce11" office:value-type="string" calcext:value-type="string">
            <text:p>itm_khand_tulwar,itm_easterling_round_horseman,</text:p>
          </table:table-cell>
          <table:table-cell table:style-name="ce11" office:value-type="string" calcext:value-type="string">
            <text:p>itm_steppe_horse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horse_archery_5|knows_riding_5|knows_shield_3|knows_power_throw_3|knows_power_strike_2|knows_ironflesh_2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7]&lt;&gt;&quot;&quot;;[.B307]&lt;&gt;&quot;&quot;);CONCATENATE([Variables.$I$1];[Variables.$I$7];[.A307];[Variables.$I$7];[Variables.$I$6];[Variables.$I$7];[.B307];[Variables.$I$7];[Variables.$I$6];[Variables.$I$7];[.C307];[Variables.$I$7];[Variables.$I$6];[.D307];[Variables.$I$6];[.E307];[Variables.$I$6];[.F307];[Variables.$I$6];[.G307];[Variables.$I$6];[Variables.$I$1];[.H307];[.I307];[.J307];[.K307];[.L307];[.M307];[.N307];[Variables.$I$2];[Variables.$I$6];[.O307];[Variables.$I$6];[.P307];[Variables.$I$6];[.Q307];[Variables.$I$6];[.R307];[Variables.$I$6];[.S307];IF([.T307]&lt;&gt;&quot;&quot;;CONCATENATE([Variables.$I$6];[.T307]);&quot;&quot;);[Variables.$I$2];[Variables.$I$6]);IF([.A307]&lt;&gt;&quot;&quot;;CONCATENATE(&quot;#&quot;;[.A307]);&quot;&quot;))" office:value-type="string" office:string-value="[&quot;ac4_khand_vet_skirmisher&quot;,&quot;Khand_Veteran_Skirmisher&quot;,&quot;Khand_Veteran_Skirmishers&quot;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" calcext:value-type="string">
            <text:p>["ac4_khand_vet_skirmisher","Khand_Veteran_Skirmisher","Khand_Veteran_Skirmishers",tf_evil_man| tfg_ranged| tf_mounted| tfg_shield| tfg_armor| tfg_helm| tfg_horse| tfg_boots,0,0,fac_khand,[itm_khand_inf_helm_a, itm_khand_cav_helm_b,itm_khand_med_lam_bad,itm_khand_mail_bad,itm_leather_gloves,itm_splinted_greaves,itm_leather_boots_dark,itm_javelin_big,itm_javelin_big,itm_khand_tulwar,itm_easterling_round_horseman,itm_steppe_horse,],attr_evil_tier_4,wp_tier_4,knows_common|knows_horse_archery_5|knows_riding_5|knows_shield_3|knows_power_throw_3|knows_power_strike_2|knows_ironflesh_2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5_khand_heavy_skirmisher</text:p>
          </table:table-cell>
          <table:table-cell table:style-name="ce7" office:value-type="string" calcext:value-type="string">
            <text:p>Variag_Heavy_Skirmisher</text:p>
          </table:table-cell>
          <table:table-cell table:style-name="ce7" office:value-type="string" calcext:value-type="string">
            <text:p>Variag_Heavy_Skirmishers</text:p>
          </table:table-cell>
          <table:table-cell table:style-name="ce8" office:value-type="string" calcext:value-type="string">
            <text:p>tf_evil_man| tfg_ranged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cav_helm_b_good,</text:p>
          </table:table-cell>
          <table:table-cell table:style-name="ce11" office:value-type="string" calcext:value-type="string">
            <text:p>itm_khand_med_lam, itm_khand_mail, itm_khand_heavy_lam_ba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javelin_big,itm_javelin_big,</text:p>
          </table:table-cell>
          <table:table-cell table:style-name="ce11" office:value-type="string" calcext:value-type="string">
            <text:p>itm_khand_tulwar,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ironflesh_2|knows_power_strike_3|knows_power_throw_5|knows_shield_3|knows_riding_7|knows_horse_archery_6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6" table:formula="of:=IF(AND([.A308]&lt;&gt;&quot;&quot;;[.B308]&lt;&gt;&quot;&quot;);CONCATENATE([Variables.$I$1];[Variables.$I$7];[.A308];[Variables.$I$7];[Variables.$I$6];[Variables.$I$7];[.B308];[Variables.$I$7];[Variables.$I$6];[Variables.$I$7];[.C308];[Variables.$I$7];[Variables.$I$6];[.D308];[Variables.$I$6];[.E308];[Variables.$I$6];[.F308];[Variables.$I$6];[.G308];[Variables.$I$6];[Variables.$I$1];[.H308];[.I308];[.J308];[.K308];[.L308];[.M308];[.N308];[Variables.$I$2];[Variables.$I$6];[.O308];[Variables.$I$6];[.P308];[Variables.$I$6];[.Q308];[Variables.$I$6];[.R308];[Variables.$I$6];[.S308];IF([.T308]&lt;&gt;&quot;&quot;;CONCATENATE([Variables.$I$6];[.T308]);&quot;&quot;);[Variables.$I$2];[Variables.$I$6]);IF([.A308]&lt;&gt;&quot;&quot;;CONCATENATE(&quot;#&quot;;[.A308]);&quot;&quot;))" office:value-type="string" office:string-value="[&quot;ac5_khand_heavy_skirmisher&quot;,&quot;Variag_Heavy_Skirmisher&quot;,&quot;Variag_Heavy_Skirmishers&quot;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,khand_man1,khand_man2]," calcext:value-type="string">
            <text:p>["ac5_khand_heavy_skirmisher","Variag_Heavy_Skirmisher","Variag_Heavy_Skirmishers",tf_evil_man| tfg_ranged| tf_mounted| tfg_shield| tfg_armor| tfg_helm| tfg_horse| tfg_boots,0,0,fac_khand,[itm_khand_cav_helm_b_good,itm_khand_med_lam, itm_khand_mail, itm_khand_heavy_lam_bad,itm_leather_gloves,itm_splinted_greaves,itm_javelin_big,itm_javelin_big,itm_khand_tulwar,itm_easterling_round_horseman,itm_variag_kataphrakt,],attr_evil_tier_5,wp_tier_5,knows_common|knows_ironflesh_2|knows_power_strike_3|knows_power_throw_5|knows_shield_3|knows_riding_7|knows_horse_archery_6,khand_man1,khand_man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309]&lt;&gt;&quot;&quot;;[.B309]&lt;&gt;&quot;&quot;);CONCATENATE([Variables.$I$1];[Variables.$I$7];[.A309];[Variables.$I$7];[Variables.$I$6];[Variables.$I$7];[.B309];[Variables.$I$7];[Variables.$I$6];[Variables.$I$7];[.C309];[Variables.$I$7];[Variables.$I$6];[.D309];[Variables.$I$6];[.E309];[Variables.$I$6];[.F309];[Variables.$I$6];[.G309];[Variables.$I$6];[Variables.$I$1];[.H309];[.I309];[.J309];[.K309];[.L309];[.M309];[.N309];[Variables.$I$2];[Variables.$I$6];[.O309];[Variables.$I$6];[.P309];[Variables.$I$6];[.Q309];[Variables.$I$6];[.R309];[Variables.$I$6];[.S309];IF([.T309]&lt;&gt;&quot;&quot;;CONCATENATE([Variables.$I$6];[.T309]);&quot;&quot;);[Variables.$I$2];[Variables.$I$6]);IF([.A309]&lt;&gt;&quot;&quot;;CONCATENATE(&quot;#&quot;;[.A309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UMBAR #CORSAIRS</text:p>
          </table:table-cell>
          <table:table-cell table:style-name="ce6" table:number-columns-repeated="19"/>
          <table:table-cell table:style-name="ce6" table:formula="of:=IF(AND([.A310]&lt;&gt;&quot;&quot;;[.B310]&lt;&gt;&quot;&quot;);CONCATENATE([Variables.$I$1];[Variables.$I$7];[.A310];[Variables.$I$7];[Variables.$I$6];[Variables.$I$7];[.B310];[Variables.$I$7];[Variables.$I$6];[Variables.$I$7];[.C310];[Variables.$I$7];[Variables.$I$6];[.D310];[Variables.$I$6];[.E310];[Variables.$I$6];[.F310];[Variables.$I$6];[.G310];[Variables.$I$6];[Variables.$I$1];[.H310];[.I310];[.J310];[.K310];[.L310];[.M310];[.N310];[Variables.$I$2];[Variables.$I$6];[.O310];[Variables.$I$6];[.P310];[Variables.$I$6];[.Q310];[Variables.$I$6];[.R310];[Variables.$I$6];[.S310];IF([.T310]&lt;&gt;&quot;&quot;;CONCATENATE([Variables.$I$6];[.T310]);&quot;&quot;);[Variables.$I$2];[Variables.$I$6]);IF([.A310]&lt;&gt;&quot;&quot;;CONCATENATE(&quot;#&quot;;[.A310]);&quot;&quot;))" office:value-type="string" office:string-value="#UMBAR #CORSAIRS" calcext:value-type="string">
            <text:p>#UMBAR #CORSAIR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corsair_youth</text:p>
          </table:table-cell>
          <table:table-cell table:style-name="ce7" office:value-type="string" calcext:value-type="string">
            <text:p>Umbar_Sailor</text:p>
          </table:table-cell>
          <table:table-cell table:style-name="ce7" office:value-type="string" calcext:value-type="string">
            <text:p>Umbar_Sail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umb_armor_a_bad, itm_umb_armor_a, itm_umb_armor_a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ened_spear,itm_corsair_sword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power_throw_1|knows_power_draw_1|knows_weapon_master_1|knows_athletics_2|knows_looting_2|knows_tactics_2|knows_spotting_1|knows_inventory_management_1|knows_prisoner_management_1|knows_trade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1]&lt;&gt;&quot;&quot;;[.B311]&lt;&gt;&quot;&quot;);CONCATENATE([Variables.$I$1];[Variables.$I$7];[.A311];[Variables.$I$7];[Variables.$I$6];[Variables.$I$7];[.B311];[Variables.$I$7];[Variables.$I$6];[Variables.$I$7];[.C311];[Variables.$I$7];[Variables.$I$6];[.D311];[Variables.$I$6];[.E311];[Variables.$I$6];[.F311];[Variables.$I$6];[.G311];[Variables.$I$6];[Variables.$I$1];[.H311];[.I311];[.J311];[.K311];[.L311];[.M311];[.N311];[Variables.$I$2];[Variables.$I$6];[.O311];[Variables.$I$6];[.P311];[Variables.$I$6];[.Q311];[Variables.$I$6];[.R311];[Variables.$I$6];[.S311];IF([.T311]&lt;&gt;&quot;&quot;;CONCATENATE([Variables.$I$6];[.T311]);&quot;&quot;);[Variables.$I$2];[Variables.$I$6]);IF([.A311]&lt;&gt;&quot;&quot;;CONCATENATE(&quot;#&quot;;[.A311]);&quot;&quot;))" office:value-type="string" office:string-value="[&quot;i1_corsair_youth&quot;,&quot;Umbar_Sailor&quot;,&quot;Umbar_Sailors&quot;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" calcext:value-type="string">
            <text:p>["i1_corsair_youth","Umbar_Sailor","Umbar_Sailors",tfg_armor,0,0,fac_umbar,[itm_hood_black,itm_umb_armor_a_bad, itm_umb_armor_a, itm_umb_armor_a_cloak,itm_corsair_boots,itm_shortened_spear,itm_corsair_sword,],attr_evil_tier_1,wp_tier_1,knows_common|knows_power_throw_1|knows_power_draw_1|knows_weapon_master_1|knows_athletics_2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corsair_warrior</text:p>
          </table:table-cell>
          <table:table-cell table:style-name="ce7" office:value-type="string" calcext:value-type="string">
            <text:p>Umbar_Warrior</text:p>
          </table:table-cell>
          <table:table-cell table:style-name="ce7" office:value-type="string" calcext:value-type="string">
            <text:p>Umbar_Warriors</text:p>
          </table:table-cell>
          <table:table-cell table:style-name="ce8" office:value-type="string" calcext:value-type="string">
            <text:p>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itm_umb_helm_d,</text:p>
          </table:table-cell>
          <table:table-cell table:style-name="ce11" office:value-type="string" calcext:value-type="string">
            <text:p>itm_umb_armor_a, itm_umb_armor_a_cloak,itm_umb_armor_a_goo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ened_spear,itm_corsair_sword,itm_umbar_rapier,</text:p>
          </table:table-cell>
          <table:table-cell table:style-name="ce11" office:value-type="string" calcext:value-type="string">
            <text:p>itm_umb_shield_b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power_draw_1|knows_weapon_master_1|knows_shield_1|knows_athletics_3|knows_looting_2|knows_tactics_2|knows_spotting_1|knows_inventory_management_1|knows_prisoner_management_1|knows_trade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2]&lt;&gt;&quot;&quot;;[.B312]&lt;&gt;&quot;&quot;);CONCATENATE([Variables.$I$1];[Variables.$I$7];[.A312];[Variables.$I$7];[Variables.$I$6];[Variables.$I$7];[.B312];[Variables.$I$7];[Variables.$I$6];[Variables.$I$7];[.C312];[Variables.$I$7];[Variables.$I$6];[.D312];[Variables.$I$6];[.E312];[Variables.$I$6];[.F312];[Variables.$I$6];[.G312];[Variables.$I$6];[Variables.$I$1];[.H312];[.I312];[.J312];[.K312];[.L312];[.M312];[.N312];[Variables.$I$2];[Variables.$I$6];[.O312];[Variables.$I$6];[.P312];[Variables.$I$6];[.Q312];[Variables.$I$6];[.R312];[Variables.$I$6];[.S312];IF([.T312]&lt;&gt;&quot;&quot;;CONCATENATE([Variables.$I$6];[.T312]);&quot;&quot;);[Variables.$I$2];[Variables.$I$6]);IF([.A312]&lt;&gt;&quot;&quot;;CONCATENATE(&quot;#&quot;;[.A312]);&quot;&quot;))" office:value-type="string" office:string-value="[&quot;i2_corsair_warrior&quot;,&quot;Umbar_Warrior&quot;,&quot;Umbar_Warriors&quot;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" calcext:value-type="string">
            <text:p>["i2_corsair_warrior","Umbar_Warrior","Umbar_Warriors",tfg_armor,0,0,fac_umbar,[itm_hood_black,itm_umb_helm_d,itm_umb_armor_a, itm_umb_armor_a_cloak,itm_umb_armor_a_good,itm_corsair_boots,itm_shortened_spear,itm_corsair_sword,itm_umbar_rapier,itm_umb_shield_b,],attr_evil_tier_2,wp_tier_2,knows_common|knows_power_strike_1|knows_power_throw_1|knows_power_draw_1|knows_weapon_master_1|knows_shield_1|knows_athletics_3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corsair_spearman</text:p>
          </table:table-cell>
          <table:table-cell table:style-name="ce7" office:value-type="string" calcext:value-type="string">
            <text:p>Spearman_of_Umbar</text:p>
          </table:table-cell>
          <table:table-cell table:style-name="ce7" office:value-type="string" calcext:value-type="string">
            <text:p>Spearmen_of_Umbar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c_good, itm_umb_armor_c, itm_umb_armor_c_ba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ened_spear,</text:p>
          </table:table-cell>
          <table:table-cell table:style-name="ce11" office:value-type="string" calcext:value-type="string">
            <text:p>itm_umb_shield_a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shield_2|knows_power_strike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3]&lt;&gt;&quot;&quot;;[.B313]&lt;&gt;&quot;&quot;);CONCATENATE([Variables.$I$1];[Variables.$I$7];[.A313];[Variables.$I$7];[Variables.$I$6];[Variables.$I$7];[.B313];[Variables.$I$7];[Variables.$I$6];[Variables.$I$7];[.C313];[Variables.$I$7];[Variables.$I$6];[.D313];[Variables.$I$6];[.E313];[Variables.$I$6];[.F313];[Variables.$I$6];[.G313];[Variables.$I$6];[Variables.$I$1];[.H313];[.I313];[.J313];[.K313];[.L313];[.M313];[.N313];[Variables.$I$2];[Variables.$I$6];[.O313];[Variables.$I$6];[.P313];[Variables.$I$6];[.Q313];[Variables.$I$6];[.R313];[Variables.$I$6];[.S313];IF([.T313]&lt;&gt;&quot;&quot;;CONCATENATE([Variables.$I$6];[.T313]);&quot;&quot;);[Variables.$I$2];[Variables.$I$6]);IF([.A313]&lt;&gt;&quot;&quot;;CONCATENATE(&quot;#&quot;;[.A313]);&quot;&quot;))" office:value-type="string" office:string-value="[&quot;i3_corsair_spearman&quot;,&quot;Spearman_of_Umbar&quot;,&quot;Spearmen_of_Umbar&quot;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" calcext:value-type="string">
            <text:p>["i3_corsair_spearman","Spearman_of_Umbar","Spearmen_of_Umbar",tfg_armor| tfg_helm| tfg_boots,0,0,fac_umbar,[itm_umb_helm_d,itm_umb_helm_c,itm_umb_armor_c_good, itm_umb_armor_c, itm_umb_armor_c_bad,itm_corsair_boots,itm_shortened_spear,itm_umb_shield_a,],attr_evil_tier_3,wp_tier_3,knows_common|knows_athletics_2|knows_shield_2|knows_power_strike_2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corsair_raider</text:p>
          </table:table-cell>
          <table:table-cell table:style-name="ce7" office:value-type="string" calcext:value-type="string">
            <text:p>Corsair_Raider</text:p>
          </table:table-cell>
          <table:table-cell table:style-name="ce7" office:value-type="string" calcext:value-type="string">
            <text:p>Corsair_Raiders</text:p>
          </table:table-cell>
          <table:table-cell table:style-name="ce8" office:value-type="string" calcext:value-type="string">
            <text:p>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umb_armor_b_good,itm_umb_armor_b, itm_umb_armor_b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rapier,itm_corsair_harpoon,itm_corsair_harpoon,</text:p>
          </table:table-cell>
          <table:table-cell table:style-name="ce11" office:value-type="string" calcext:value-type="string">
            <text:p>itm_umb_shield_b, itm_umb_shield_c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6|knows_shield_2|knows_power_throw_3|knows_power_strike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4]&lt;&gt;&quot;&quot;;[.B314]&lt;&gt;&quot;&quot;);CONCATENATE([Variables.$I$1];[Variables.$I$7];[.A314];[Variables.$I$7];[Variables.$I$6];[Variables.$I$7];[.B314];[Variables.$I$7];[Variables.$I$6];[Variables.$I$7];[.C314];[Variables.$I$7];[Variables.$I$6];[.D314];[Variables.$I$6];[.E314];[Variables.$I$6];[.F314];[Variables.$I$6];[.G314];[Variables.$I$6];[Variables.$I$1];[.H314];[.I314];[.J314];[.K314];[.L314];[.M314];[.N314];[Variables.$I$2];[Variables.$I$6];[.O314];[Variables.$I$6];[.P314];[Variables.$I$6];[.Q314];[Variables.$I$6];[.R314];[Variables.$I$6];[.S314];IF([.T314]&lt;&gt;&quot;&quot;;CONCATENATE([Variables.$I$6];[.T314]);&quot;&quot;);[Variables.$I$2];[Variables.$I$6]);IF([.A314]&lt;&gt;&quot;&quot;;CONCATENATE(&quot;#&quot;;[.A314]);&quot;&quot;))" office:value-type="string" office:string-value="[&quot;i4_corsair_raider&quot;,&quot;Corsair_Raider&quot;,&quot;Corsair_Raiders&quot;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" calcext:value-type="string">
            <text:p>["i4_corsair_raider","Corsair_Raider","Corsair_Raiders",tfg_armor| tfg_boots,0,0,fac_umbar,[itm_hood_black,itm_umb_armor_b_good,itm_umb_armor_b, itm_umb_armor_b_cloak,itm_corsair_boots,itm_umbar_rapier,itm_corsair_harpoon,itm_corsair_harpoon,itm_umb_shield_b, itm_umb_shield_c,],attr_evil_tier_4,wp_tier_4,knows_common|knows_athletics_6|knows_shield_2|knows_power_throw_3|knows_power_strike_3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corsair_night_raider</text:p>
          </table:table-cell>
          <table:table-cell table:style-name="ce7" office:value-type="string" calcext:value-type="string">
            <text:p>Corsair_Night_Raider</text:p>
          </table:table-cell>
          <table:table-cell table:style-name="ce7" office:value-type="string" calcext:value-type="string">
            <text:p>Corsair_Night_Raiders</text:p>
          </table:table-cell>
          <table:table-cell table:style-name="ce8" office:value-type="string" calcext:value-type="string">
            <text:p>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_good,</text:p>
          </table:table-cell>
          <table:table-cell table:style-name="ce11" office:value-type="string" calcext:value-type="string">
            <text:p>itm_umb_armor_d_bad, itm_umb_armor_d, itm_umb_armor_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rapier,itm_corsair_harpoon,itm_corsair_harpoon,</text:p>
          </table:table-cell>
          <table:table-cell table:style-name="ce11" office:value-type="string" calcext:value-type="string">
            <text:p>itm_umb_shield_c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8|knows_shield_4|knows_power_strike_4|knows_ironflesh_3|knows_power_throw_5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5]&lt;&gt;&quot;&quot;;[.B315]&lt;&gt;&quot;&quot;);CONCATENATE([Variables.$I$1];[Variables.$I$7];[.A315];[Variables.$I$7];[Variables.$I$6];[Variables.$I$7];[.B315];[Variables.$I$7];[Variables.$I$6];[Variables.$I$7];[.C315];[Variables.$I$7];[Variables.$I$6];[.D315];[Variables.$I$6];[.E315];[Variables.$I$6];[.F315];[Variables.$I$6];[.G315];[Variables.$I$6];[Variables.$I$1];[.H315];[.I315];[.J315];[.K315];[.L315];[.M315];[.N315];[Variables.$I$2];[Variables.$I$6];[.O315];[Variables.$I$6];[.P315];[Variables.$I$6];[.Q315];[Variables.$I$6];[.R315];[Variables.$I$6];[.S315];IF([.T315]&lt;&gt;&quot;&quot;;CONCATENATE([Variables.$I$6];[.T315]);&quot;&quot;);[Variables.$I$2];[Variables.$I$6]);IF([.A315]&lt;&gt;&quot;&quot;;CONCATENATE(&quot;#&quot;;[.A315]);&quot;&quot;))" office:value-type="string" office:string-value="[&quot;i5_corsair_night_raider&quot;,&quot;Corsair_Night_Raider&quot;,&quot;Corsair_Night_Raiders&quot;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" calcext:value-type="string">
            <text:p>["i5_corsair_night_raider","Corsair_Night_Raider","Corsair_Night_Raiders",tfg_armor| tfg_helm| tfg_boots,0,0,fac_umbar,[itm_hood_black_good,itm_umb_armor_d_bad, itm_umb_armor_d, itm_umb_armor_d_cloak,itm_leather_gloves,itm_corsair_boots,itm_umbar_rapier,itm_corsair_harpoon,itm_corsair_harpoon,itm_umb_shield_c,],attr_evil_tier_5,wp_tier_5,knows_common|knows_athletics_8|knows_shield_4|knows_power_strike_4|knows_ironflesh_3|knows_power_throw_5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corsair_marine</text:p>
          </table:table-cell>
          <table:table-cell table:style-name="ce7" office:value-type="string" calcext:value-type="string">
            <text:p>Umbar_Marine</text:p>
          </table:table-cell>
          <table:table-cell table:style-name="ce7" office:value-type="string" calcext:value-type="string">
            <text:p>Umbar_Marines</text:p>
          </table:table-cell>
          <table:table-cell table:style-name="ce8" office:value-type="string" calcext:value-type="string">
            <text:p>tfg_ranged| tfg_armor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</text:p>
          </table:table-cell>
          <table:table-cell table:style-name="ce11" office:value-type="string" calcext:value-type="string">
            <text:p>itm_umb_armor_a_bad, itm_umb_armor_a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short_bow, itm_regular_bow,itm_corsair_arrows,itm_corsair_throwing_dagger,</text:p>
          </table:table-cell>
          <table:table-cell table:style-name="ce30" office:value-type="string" calcext:value-type="string">
            <text:p>itm_corsair_sword,itm_umb_shield_b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1|knows_power_throw_1|knows_power_draw_2|knows_weapon_master_1|knows_athletics_3|knows_looting_2|knows_tactics_2|knows_spotting_1|knows_inventory_management_1|knows_prisoner_management_1|knows_trade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6]&lt;&gt;&quot;&quot;;[.B316]&lt;&gt;&quot;&quot;);CONCATENATE([Variables.$I$1];[Variables.$I$7];[.A316];[Variables.$I$7];[Variables.$I$6];[Variables.$I$7];[.B316];[Variables.$I$7];[Variables.$I$6];[Variables.$I$7];[.C316];[Variables.$I$7];[Variables.$I$6];[.D316];[Variables.$I$6];[.E316];[Variables.$I$6];[.F316];[Variables.$I$6];[.G316];[Variables.$I$6];[Variables.$I$1];[.H316];[.I316];[.J316];[.K316];[.L316];[.M316];[.N316];[Variables.$I$2];[Variables.$I$6];[.O316];[Variables.$I$6];[.P316];[Variables.$I$6];[.Q316];[Variables.$I$6];[.R316];[Variables.$I$6];[.S316];IF([.T316]&lt;&gt;&quot;&quot;;CONCATENATE([Variables.$I$6];[.T316]);&quot;&quot;);[Variables.$I$2];[Variables.$I$6]);IF([.A316]&lt;&gt;&quot;&quot;;CONCATENATE(&quot;#&quot;;[.A316]);&quot;&quot;))" office:value-type="string" office:string-value="[&quot;a2_corsair_marine&quot;,&quot;Umbar_Marine&quot;,&quot;Umbar_Marines&quot;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" calcext:value-type="string">
            <text:p>["a2_corsair_marine","Umbar_Marine","Umbar_Marines",tfg_ranged| tfg_armor,0,0,fac_umbar,[itm_hood_black,itm_umb_armor_a_bad, itm_umb_armor_a,itm_corsair_boots,itm_short_bow, itm_regular_bow,itm_corsair_arrows,itm_corsair_throwing_dagger,itm_corsair_sword,itm_umb_shield_b,],attr_evil_tier_2,wp_tier_bow_2,knows_common|knows_ironflesh_1|knows_power_throw_1|knows_power_draw_2|knows_weapon_master_1|knows_athletics_3|knows_looting_2|knows_tactics_2|knows_spotting_1|knows_inventory_management_1|knows_prisoner_management_1|knows_trade_1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corsair_marksman</text:p>
          </table:table-cell>
          <table:table-cell table:style-name="ce7" office:value-type="string" calcext:value-type="string">
            <text:p>Marksman_of_Umbar</text:p>
          </table:table-cell>
          <table:table-cell table:style-name="ce7" office:value-type="string" calcext:value-type="string">
            <text:p>Marksmen_of_Umbar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b_bad, itm_umb_armor_b, itm_umb_armor_b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regular_bow,itm_corsair_arrows,</text:p>
          </table:table-cell>
          <table:table-cell table:style-name="ce11" office:value-type="string" calcext:value-type="string">
            <text:p>itm_corsair_sword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3</text:p>
          </table:table-cell>
          <table:table-cell table:style-name="ce12" office:value-type="string" calcext:value-type="string">
            <text:p>knows_common|knows_athletics_3|knows_power_draw_2|knows_ironflesh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7]&lt;&gt;&quot;&quot;;[.B317]&lt;&gt;&quot;&quot;);CONCATENATE([Variables.$I$1];[Variables.$I$7];[.A317];[Variables.$I$7];[Variables.$I$6];[Variables.$I$7];[.B317];[Variables.$I$7];[Variables.$I$6];[Variables.$I$7];[.C317];[Variables.$I$7];[Variables.$I$6];[.D317];[Variables.$I$6];[.E317];[Variables.$I$6];[.F317];[Variables.$I$6];[.G317];[Variables.$I$6];[Variables.$I$1];[.H317];[.I317];[.J317];[.K317];[.L317];[.M317];[.N317];[Variables.$I$2];[Variables.$I$6];[.O317];[Variables.$I$6];[.P317];[Variables.$I$6];[.Q317];[Variables.$I$6];[.R317];[Variables.$I$6];[.S317];IF([.T317]&lt;&gt;&quot;&quot;;CONCATENATE([Variables.$I$6];[.T317]);&quot;&quot;);[Variables.$I$2];[Variables.$I$6]);IF([.A317]&lt;&gt;&quot;&quot;;CONCATENATE(&quot;#&quot;;[.A317]);&quot;&quot;))" office:value-type="string" office:string-value="[&quot;a3_corsair_marksman&quot;,&quot;Marksman_of_Umbar&quot;,&quot;Marksmen_of_Umbar&quot;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" calcext:value-type="string">
            <text:p>["a3_corsair_marksman","Marksman_of_Umbar","Marksmen_of_Umbar",tfg_ranged| tfg_armor| tfg_boots,0,0,fac_umbar,[itm_umb_helm_d,itm_umb_helm_c,itm_umb_armor_b_bad, itm_umb_armor_b, itm_umb_armor_b_cloak,itm_corsair_boots,itm_regular_bow,itm_corsair_arrows,itm_corsair_sword,],attr_evil_tier_3,wp_tier_bow_3,knows_common|knows_athletics_3|knows_power_draw_2|knows_ironflesh_1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corsair_veteran_marksman</text:p>
          </table:table-cell>
          <table:table-cell table:style-name="ce7" office:value-type="string" calcext:value-type="string">
            <text:p>Veteran_Marksman_of_Umbar</text:p>
          </table:table-cell>
          <table:table-cell table:style-name="ce7" office:value-type="string" calcext:value-type="string">
            <text:p>Veteran_Marksmen_of_Umbar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c_bad, itm_umb_armor_c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</text:p>
          </table:table-cell>
          <table:table-cell table:style-name="ce11" office:value-type="string" calcext:value-type="string">
            <text:p>itm_umbar_cutlass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4|knows_power_draw_4|knows_ironflesh_1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8]&lt;&gt;&quot;&quot;;[.B318]&lt;&gt;&quot;&quot;);CONCATENATE([Variables.$I$1];[Variables.$I$7];[.A318];[Variables.$I$7];[Variables.$I$6];[Variables.$I$7];[.B318];[Variables.$I$7];[Variables.$I$6];[Variables.$I$7];[.C318];[Variables.$I$7];[Variables.$I$6];[.D318];[Variables.$I$6];[.E318];[Variables.$I$6];[.F318];[Variables.$I$6];[.G318];[Variables.$I$6];[Variables.$I$1];[.H318];[.I318];[.J318];[.K318];[.L318];[.M318];[.N318];[Variables.$I$2];[Variables.$I$6];[.O318];[Variables.$I$6];[.P318];[Variables.$I$6];[.Q318];[Variables.$I$6];[.R318];[Variables.$I$6];[.S318];IF([.T318]&lt;&gt;&quot;&quot;;CONCATENATE([Variables.$I$6];[.T318]);&quot;&quot;);[Variables.$I$2];[Variables.$I$6]);IF([.A318]&lt;&gt;&quot;&quot;;CONCATENATE(&quot;#&quot;;[.A318]);&quot;&quot;))" office:value-type="string" office:string-value="[&quot;a4_corsair_veteran_marksman&quot;,&quot;Veteran_Marksman_of_Umbar&quot;,&quot;Veteran_Marksmen_of_Umbar&quot;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" calcext:value-type="string">
            <text:p>["a4_corsair_veteran_marksman","Veteran_Marksman_of_Umbar","Veteran_Marksmen_of_Umbar",tfg_ranged| tfg_armor| tfg_helm| tfg_boots,0,0,fac_umbar,[itm_umb_helm_d,itm_umb_helm_c,itm_umb_armor_c_bad, itm_umb_armor_c,itm_corsair_boots,itm_corsair_bow,itm_corsair_arrows,itm_umbar_cutlass,],attr_evil_tier_4,wp_tier_bow_4,knows_common|knows_athletics_4|knows_power_draw_4|knows_ironflesh_1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corsair_master_marksman</text:p>
          </table:table-cell>
          <table:table-cell table:style-name="ce7" office:value-type="string" calcext:value-type="string">
            <text:p>Corsair_Master_Marksman</text:p>
          </table:table-cell>
          <table:table-cell table:style-name="ce7" office:value-type="string" calcext:value-type="string">
            <text:p>Corsair_Master_Marksmen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c_good,</text:p>
          </table:table-cell>
          <table:table-cell table:style-name="ce11" office:value-type="string" calcext:value-type="string">
            <text:p>itm_umb_armor_e_bad, itm_umb_armor_e_cloak, itm_umb_armor_e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itm_corsair_arrows,</text:p>
          </table:table-cell>
          <table:table-cell table:style-name="ce11" office:value-type="string" calcext:value-type="string">
            <text:p>itm_umbar_cutlass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6|knows_power_draw_5|knows_ironflesh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19]&lt;&gt;&quot;&quot;;[.B319]&lt;&gt;&quot;&quot;);CONCATENATE([Variables.$I$1];[Variables.$I$7];[.A319];[Variables.$I$7];[Variables.$I$6];[Variables.$I$7];[.B319];[Variables.$I$7];[Variables.$I$6];[Variables.$I$7];[.C319];[Variables.$I$7];[Variables.$I$6];[.D319];[Variables.$I$6];[.E319];[Variables.$I$6];[.F319];[Variables.$I$6];[.G319];[Variables.$I$6];[Variables.$I$1];[.H319];[.I319];[.J319];[.K319];[.L319];[.M319];[.N319];[Variables.$I$2];[Variables.$I$6];[.O319];[Variables.$I$6];[.P319];[Variables.$I$6];[.Q319];[Variables.$I$6];[.R319];[Variables.$I$6];[.S319];IF([.T319]&lt;&gt;&quot;&quot;;CONCATENATE([Variables.$I$6];[.T319]);&quot;&quot;);[Variables.$I$2];[Variables.$I$6]);IF([.A319]&lt;&gt;&quot;&quot;;CONCATENATE(&quot;#&quot;;[.A319]);&quot;&quot;))" office:value-type="string" office:string-value="[&quot;a5_corsair_master_marksman&quot;,&quot;Corsair_Master_Marksman&quot;,&quot;Corsair_Master_Marksmen&quot;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" calcext:value-type="string">
            <text:p>["a5_corsair_master_marksman","Corsair_Master_Marksman","Corsair_Master_Marksmen",tfg_ranged| tfg_armor| tfg_helm| tfg_boots,0,0,fac_umbar,[itm_umb_helm_c_good,itm_umb_armor_e_bad, itm_umb_armor_e_cloak, itm_umb_armor_e,itm_leather_gloves,itm_corsair_boots,itm_corsair_bow,itm_corsair_arrows,itm_corsair_arrows,itm_umbar_cutlass,],attr_evil_tier_5,wp_tier_bow_5,knows_common|knows_athletics_6|knows_power_draw_5|knows_ironflesh_2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corsair_swordsman</text:p>
          </table:table-cell>
          <table:table-cell table:style-name="ce7" office:value-type="string" calcext:value-type="string">
            <text:p>Swordsman_of_Umbar</text:p>
          </table:table-cell>
          <table:table-cell table:style-name="ce7" office:value-type="string" calcext:value-type="string">
            <text:p>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d,itm_umb_helm_c,</text:p>
          </table:table-cell>
          <table:table-cell table:style-name="ce11" office:value-type="string" calcext:value-type="string">
            <text:p>itm_umb_armor_c_good, itm_umb_armor_c, itm_umb_armor_c_bad, <text:s/>itm_umb_armor_c_cloak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cutlass,itm_umbar_rapier,</text:p>
          </table:table-cell>
          <table:table-cell table:style-name="ce11" office:value-type="string" calcext:value-type="string">
            <text:p>itm_umb_shield_b, itm_umb_shield_c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3|knows_shield_2|knows_power_strike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0]&lt;&gt;&quot;&quot;;[.B320]&lt;&gt;&quot;&quot;);CONCATENATE([Variables.$I$1];[Variables.$I$7];[.A320];[Variables.$I$7];[Variables.$I$6];[Variables.$I$7];[.B320];[Variables.$I$7];[Variables.$I$6];[Variables.$I$7];[.C320];[Variables.$I$7];[Variables.$I$6];[.D320];[Variables.$I$6];[.E320];[Variables.$I$6];[.F320];[Variables.$I$6];[.G320];[Variables.$I$6];[Variables.$I$1];[.H320];[.I320];[.J320];[.K320];[.L320];[.M320];[.N320];[Variables.$I$2];[Variables.$I$6];[.O320];[Variables.$I$6];[.P320];[Variables.$I$6];[.Q320];[Variables.$I$6];[.R320];[Variables.$I$6];[.S320];IF([.T320]&lt;&gt;&quot;&quot;;CONCATENATE([Variables.$I$6];[.T320]);&quot;&quot;);[Variables.$I$2];[Variables.$I$6]);IF([.A320]&lt;&gt;&quot;&quot;;CONCATENATE(&quot;#&quot;;[.A320]);&quot;&quot;))" office:value-type="string" office:string-value="[&quot;i3_corsair_swordsman&quot;,&quot;Swordsman_of_Umbar&quot;,&quot;Swordsmen_of_Umbar&quot;,tfg_armor| tfg_helm| tfg_boots|tfg_shield,0,0,fac_umbar,[itm_umb_helm_d,itm_umb_helm_c,itm_umb_armor_c_good, itm_umb_armor_c, itm_umb_armor_c_bad,  itm_umb_armor_c_cloak,itm_corsair_boots,itm_umbar_cutlass,itm_umbar_rapier,itm_umb_shield_b, itm_umb_shield_c,],attr_evil_tier_3,wp_tier_3,knows_common|knows_athletics_3|knows_shield_2|knows_power_strike_2,bandit_face1,bandit_face2]," calcext:value-type="string">
            <text:p>["i3_corsair_swordsman","Swordsman_of_Umbar","Swordsmen_of_Umbar",tfg_armor| tfg_helm| tfg_boots|tfg_shield,0,0,fac_umbar,[itm_umb_helm_d,itm_umb_helm_c,itm_umb_armor_c_good, itm_umb_armor_c, itm_umb_armor_c_bad, <text:s/>itm_umb_armor_c_cloak,itm_corsair_boots,itm_umbar_cutlass,itm_umbar_rapier,itm_umb_shield_b, itm_umb_shield_c,],attr_evil_tier_3,wp_tier_3,knows_common|knows_athletics_3|knows_shield_2|knows_power_strike_2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corsair_veteran_swordsman</text:p>
          </table:table-cell>
          <table:table-cell table:style-name="ce7" office:value-type="string" calcext:value-type="string">
            <text:p>Veteran_Swordsman_of_Umbar</text:p>
          </table:table-cell>
          <table:table-cell table:style-name="ce7" office:value-type="string" calcext:value-type="string">
            <text:p>Veteran_Swords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,</text:p>
          </table:table-cell>
          <table:table-cell table:style-name="ce11" office:value-type="string" calcext:value-type="string">
            <text:p>itm_umb_armor_d_good, itm_umb_armor_d_bad, itm_umb_armor_d, itm_umb_armor_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cutlass,</text:p>
          </table:table-cell>
          <table:table-cell table:style-name="ce11" office:value-type="string" calcext:value-type="string">
            <text:p>itm_umb_shield_c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4|knows_shield_2|knows_power_throw_1|knows_power_strike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1]&lt;&gt;&quot;&quot;;[.B321]&lt;&gt;&quot;&quot;);CONCATENATE([Variables.$I$1];[Variables.$I$7];[.A321];[Variables.$I$7];[Variables.$I$6];[Variables.$I$7];[.B321];[Variables.$I$7];[Variables.$I$6];[Variables.$I$7];[.C321];[Variables.$I$7];[Variables.$I$6];[.D321];[Variables.$I$6];[.E321];[Variables.$I$6];[.F321];[Variables.$I$6];[.G321];[Variables.$I$6];[Variables.$I$1];[.H321];[.I321];[.J321];[.K321];[.L321];[.M321];[.N321];[Variables.$I$2];[Variables.$I$6];[.O321];[Variables.$I$6];[.P321];[Variables.$I$6];[.Q321];[Variables.$I$6];[.R321];[Variables.$I$6];[.S321];IF([.T321]&lt;&gt;&quot;&quot;;CONCATENATE([Variables.$I$6];[.T321]);&quot;&quot;);[Variables.$I$2];[Variables.$I$6]);IF([.A321]&lt;&gt;&quot;&quot;;CONCATENATE(&quot;#&quot;;[.A321]);&quot;&quot;))" office:value-type="string" office:string-value="[&quot;i4_corsair_veteran_swordsman&quot;,&quot;Veteran_Swordsman_of_Umbar&quot;,&quot;Veteran_Swordsmen_of_Umbar&quot;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" calcext:value-type="string">
            <text:p>["i4_corsair_veteran_swordsman","Veteran_Swordsman_of_Umbar","Veteran_Swordsmen_of_Umbar",tfg_armor| tfg_helm| tfg_boots|tfg_shield,0,0,fac_umbar,[itm_umb_helm_b,itm_umb_armor_d_good, itm_umb_armor_d_bad, itm_umb_armor_d, itm_umb_armor_d_cloak,itm_leather_gloves,itm_corsair_boots,itm_umbar_cutlass,itm_umb_shield_c,],attr_evil_tier_4,wp_tier_4,knows_common|knows_athletics_4|knows_shield_2|knows_power_throw_1|knows_power_strike_3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corsair_master_swordsman</text:p>
          </table:table-cell>
          <table:table-cell table:style-name="ce7" office:value-type="string" calcext:value-type="string">
            <text:p>Corsair_Swordmaster</text:p>
          </table:table-cell>
          <table:table-cell table:style-name="ce7" office:value-type="string" calcext:value-type="string">
            <text:p>Corsair_Swordmasters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_good,</text:p>
          </table:table-cell>
          <table:table-cell table:style-name="ce11" office:value-type="string" calcext:value-type="string">
            <text:p>itm_umb_armor_f_bad,itm_umb_armor_f_good, itm_umb_armor_f, itm_umb_armor_f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kraken,</text:p>
          </table:table-cell>
          <table:table-cell table:style-name="ce11" office:value-type="string" calcext:value-type="string">
            <text:p>itm_umb_shield_d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6|knows_shield_2|knows_power_throw_2|knows_power_strike_4|knows_ironflesh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2]&lt;&gt;&quot;&quot;;[.B322]&lt;&gt;&quot;&quot;);CONCATENATE([Variables.$I$1];[Variables.$I$7];[.A322];[Variables.$I$7];[Variables.$I$6];[Variables.$I$7];[.B322];[Variables.$I$7];[Variables.$I$6];[Variables.$I$7];[.C322];[Variables.$I$7];[Variables.$I$6];[.D322];[Variables.$I$6];[.E322];[Variables.$I$6];[.F322];[Variables.$I$6];[.G322];[Variables.$I$6];[Variables.$I$1];[.H322];[.I322];[.J322];[.K322];[.L322];[.M322];[.N322];[Variables.$I$2];[Variables.$I$6];[.O322];[Variables.$I$6];[.P322];[Variables.$I$6];[.Q322];[Variables.$I$6];[.R322];[Variables.$I$6];[.S322];IF([.T322]&lt;&gt;&quot;&quot;;CONCATENATE([Variables.$I$6];[.T322]);&quot;&quot;);[Variables.$I$2];[Variables.$I$6]);IF([.A322]&lt;&gt;&quot;&quot;;CONCATENATE(&quot;#&quot;;[.A322]);&quot;&quot;))" office:value-type="string" office:string-value="[&quot;i5_corsair_master_swordsman&quot;,&quot;Corsair_Swordmaster&quot;,&quot;Corsair_Swordmasters&quot;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" calcext:value-type="string">
            <text:p>["i5_corsair_master_swordsman","Corsair_Swordmaster","Corsair_Swordmasters",tfg_gloves| tfg_armor| tfg_helm| tfg_boots|tfg_shield,0,0,fac_umbar,[itm_umb_helm_b_good,itm_umb_armor_f_bad,itm_umb_armor_f_good, itm_umb_armor_f, itm_umb_armor_f_cloak,itm_leather_gloves,itm_corsair_boots,itm_kraken,itm_umb_shield_d,],attr_evil_tier_5,wp_tier_5,knows_common|knows_athletics_6|knows_shield_2|knows_power_throw_2|knows_power_strike_4|knows_ironflesh_3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corsair_assassin</text:p>
          </table:table-cell>
          <table:table-cell table:style-name="ce7" office:value-type="string" calcext:value-type="string">
            <text:p>Corsair_Assassin</text:p>
          </table:table-cell>
          <table:table-cell table:style-name="ce7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,itm_hood_black_good,</text:p>
          </table:table-cell>
          <table:table-cell table:style-name="ce11"/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</text:p>
          </table:table-cell>
          <table:table-cell table:style-name="ce11" office:value-type="string" calcext:value-type="string">
            <text:p>itm_kraken,itm_umb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archery(150) | wp_melee(200)</text:p>
          </table:table-cell>
          <table:table-cell table:style-name="ce12" office:value-type="string" calcext:value-type="string">
            <text:p>knows_common|knows_athletics_5|knows_power_draw_3|knows_power_strike_4|knows_ironflesh_4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3]&lt;&gt;&quot;&quot;;[.B323]&lt;&gt;&quot;&quot;);CONCATENATE([Variables.$I$1];[Variables.$I$7];[.A323];[Variables.$I$7];[Variables.$I$6];[Variables.$I$7];[.B323];[Variables.$I$7];[Variables.$I$6];[Variables.$I$7];[.C323];[Variables.$I$7];[Variables.$I$6];[.D323];[Variables.$I$6];[.E323];[Variables.$I$6];[.F323];[Variables.$I$6];[.G323];[Variables.$I$6];[Variables.$I$1];[.H323];[.I323];[.J323];[.K323];[.L323];[.M323];[.N323];[Variables.$I$2];[Variables.$I$6];[.O323];[Variables.$I$6];[.P323];[Variables.$I$6];[.Q323];[Variables.$I$6];[.R323];[Variables.$I$6];[.S323];IF([.T323]&lt;&gt;&quot;&quot;;CONCATENATE([Variables.$I$6];[.T323]);&quot;&quot;);[Variables.$I$2];[Variables.$I$6]);IF([.A323]&lt;&gt;&quot;&quot;;CONCATENATE(&quot;#&quot;;[.A323]);&quot;&quot;))" office:value-type="string" office:string-value="[&quot;a4_corsair_assassin&quot;,&quot;Corsair_Assassin&quot;,&quot;Corsair_Assassins&quot;,tfg_ranged| tfg_armor| tfg_boots,0,0,fac_umbar,[itm_hood_black,itm_hood_black_good,itm_leather_gloves,itm_corsair_boots,itm_corsair_bow,itm_corsair_arrows,itm_kraken,itm_umb_shield_b,],attr_evil_tier_5,wp_archery(150) | wp_melee(200),knows_common|knows_athletics_5|knows_power_draw_3|knows_power_strike_4|knows_ironflesh_4,bandit_face1,bandit_face2]," calcext:value-type="string">
            <text:p>["a4_corsair_assassin","Corsair_Assassin","Corsair_Assassins",tfg_ranged| tfg_armor| tfg_boots,0,0,fac_umbar,[itm_hood_black,itm_hood_black_good,itm_leather_gloves,itm_corsair_boots,itm_corsair_bow,itm_corsair_arrows,itm_kraken,itm_umb_shield_b,],attr_evil_tier_5,wp_archery(150) | wp_melee(200),knows_common|knows_athletics_5|knows_power_draw_3|knows_power_strike_4|knows_ironflesh_4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corsair_master_assassin</text:p>
          </table:table-cell>
          <table:table-cell table:style-name="ce7" office:value-type="string" calcext:value-type="string">
            <text:p>Corsair_Assassin</text:p>
          </table:table-cell>
          <table:table-cell table:style-name="ce7" office:value-type="string" calcext:value-type="string">
            <text:p>Corsair_Assassins</text:p>
          </table:table-cell>
          <table:table-cell table:style-name="ce8" office:value-type="string" calcext:value-type="string">
            <text:p>tfg_range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hood_black_good,itm_umb_helm_a,</text:p>
          </table:table-cell>
          <table:table-cell table:style-name="ce11" office:value-type="string" calcext:value-type="string">
            <text:p>itm_umb_armor_d_cloak, itm_umb_armor_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corsair_bow,itm_corsair_arrows,</text:p>
          </table:table-cell>
          <table:table-cell table:style-name="ce11" office:value-type="string" calcext:value-type="string">
            <text:p>itm_kraken,itm_umb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archery(150) | wp_melee(200)</text:p>
          </table:table-cell>
          <table:table-cell table:style-name="ce12" office:value-type="string" calcext:value-type="string">
            <text:p>knows_common|knows_athletics_8|knows_power_draw_5|knows_power_strike_4|knows_ironflesh_4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4]&lt;&gt;&quot;&quot;;[.B324]&lt;&gt;&quot;&quot;);CONCATENATE([Variables.$I$1];[Variables.$I$7];[.A324];[Variables.$I$7];[Variables.$I$6];[Variables.$I$7];[.B324];[Variables.$I$7];[Variables.$I$6];[Variables.$I$7];[.C324];[Variables.$I$7];[Variables.$I$6];[.D324];[Variables.$I$6];[.E324];[Variables.$I$6];[.F324];[Variables.$I$6];[.G324];[Variables.$I$6];[Variables.$I$1];[.H324];[.I324];[.J324];[.K324];[.L324];[.M324];[.N324];[Variables.$I$2];[Variables.$I$6];[.O324];[Variables.$I$6];[.P324];[Variables.$I$6];[.Q324];[Variables.$I$6];[.R324];[Variables.$I$6];[.S324];IF([.T324]&lt;&gt;&quot;&quot;;CONCATENATE([Variables.$I$6];[.T324]);&quot;&quot;);[Variables.$I$2];[Variables.$I$6]);IF([.A324]&lt;&gt;&quot;&quot;;CONCATENATE(&quot;#&quot;;[.A324]);&quot;&quot;))" office:value-type="string" office:string-value="[&quot;a5_corsair_master_assassin&quot;,&quot;Corsair_Assassin&quot;,&quot;Corsair_Assassins&quot;,tfg_ranged| tfg_armor| tfg_helm| tfg_boots,0,0,fac_umbar,[itm_hood_black_good,itm_umb_helm_a,itm_umb_armor_d_cloak, itm_umb_armor_d,itm_leather_gloves,itm_corsair_boots,itm_corsair_bow,itm_corsair_arrows,itm_kraken,itm_umb_shield_b,],attr_evil_tier_5,wp_archery(150) | wp_melee(200),knows_common|knows_athletics_8|knows_power_draw_5|knows_power_strike_4|knows_ironflesh_4,bandit_face1,bandit_face2]," calcext:value-type="string">
            <text:p>["a5_corsair_master_assassin","Corsair_Assassin","Corsair_Assassins",tfg_ranged| tfg_armor| tfg_helm| tfg_boots,0,0,fac_umbar,[itm_hood_black_good,itm_umb_helm_a,itm_umb_armor_d_cloak, itm_umb_armor_d,itm_leather_gloves,itm_corsair_boots,itm_corsair_bow,itm_corsair_arrows,itm_kraken,itm_umb_shield_b,],attr_evil_tier_5,wp_archery(150) | wp_melee(200),knows_common|knows_athletics_8|knows_power_draw_5|knows_power_strike_4|knows_ironflesh_4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corsair_veteran_spearman</text:p>
          </table:table-cell>
          <table:table-cell table:style-name="ce7" office:value-type="string" calcext:value-type="string">
            <text:p>Veteran_Spearman_of_Umbar</text:p>
          </table:table-cell>
          <table:table-cell table:style-name="ce7" office:value-type="string" calcext:value-type="string">
            <text:p>Veteran_Spearmen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,</text:p>
          </table:table-cell>
          <table:table-cell table:style-name="ce11" office:value-type="string" calcext:value-type="string">
            <text:p>itm_umb_armor_d_good, itm_umb_armor_d_bad, itm_umb_armor_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spear,</text:p>
          </table:table-cell>
          <table:table-cell table:style-name="ce11" office:value-type="string" calcext:value-type="string">
            <text:p>itm_umb_shield_a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shield_2|knows_power_strike_2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5]&lt;&gt;&quot;&quot;;[.B325]&lt;&gt;&quot;&quot;);CONCATENATE([Variables.$I$1];[Variables.$I$7];[.A325];[Variables.$I$7];[Variables.$I$6];[Variables.$I$7];[.B325];[Variables.$I$7];[Variables.$I$6];[Variables.$I$7];[.C325];[Variables.$I$7];[Variables.$I$6];[.D325];[Variables.$I$6];[.E325];[Variables.$I$6];[.F325];[Variables.$I$6];[.G325];[Variables.$I$6];[Variables.$I$1];[.H325];[.I325];[.J325];[.K325];[.L325];[.M325];[.N325];[Variables.$I$2];[Variables.$I$6];[.O325];[Variables.$I$6];[.P325];[Variables.$I$6];[.Q325];[Variables.$I$6];[.R325];[Variables.$I$6];[.S325];IF([.T325]&lt;&gt;&quot;&quot;;CONCATENATE([Variables.$I$6];[.T325]);&quot;&quot;);[Variables.$I$2];[Variables.$I$6]);IF([.A325]&lt;&gt;&quot;&quot;;CONCATENATE(&quot;#&quot;;[.A325]);&quot;&quot;))" office:value-type="string" office:string-value="[&quot;i4_corsair_veteran_spearman&quot;,&quot;Veteran_Spearman_of_Umbar&quot;,&quot;Veteran_Spearmen_of_Umbar&quot;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" calcext:value-type="string">
            <text:p>["i4_corsair_veteran_spearman","Veteran_Spearman_of_Umbar","Veteran_Spearmen_of_Umbar",tfg_armor| tfg_helm| tfg_boots|tfg_shield,0,0,fac_umbar,[itm_umb_helm_b,itm_umb_armor_d_good, itm_umb_armor_d_bad, itm_umb_armor_d,itm_corsair_boots,itm_umbar_spear,itm_umb_shield_a,],attr_evil_tier_4,wp_tier_4,knows_common|knows_athletics_3|knows_shield_2|knows_power_strike_2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corsair_master_spearman</text:p>
          </table:table-cell>
          <table:table-cell table:style-name="ce7" office:value-type="string" calcext:value-type="string">
            <text:p>Spearmaster_of_Umbar</text:p>
          </table:table-cell>
          <table:table-cell table:style-name="ce7" office:value-type="string" calcext:value-type="string">
            <text:p>Spearmasters_of_Umbar</text:p>
          </table:table-cell>
          <table:table-cell table:style-name="ce8" office:value-type="string" calcext:value-type="string">
            <text:p>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a,</text:p>
          </table:table-cell>
          <table:table-cell table:style-name="ce11" office:value-type="string" calcext:value-type="string">
            <text:p>itm_umb_armor_e_good, itm_umb_armor_e, itm_umb_armor_e_bad,</text:p>
          </table:table-cell>
          <table:table-cell table:style-name="ce11"/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spear,</text:p>
          </table:table-cell>
          <table:table-cell table:style-name="ce11" office:value-type="string" calcext:value-type="string">
            <text:p>itm_umb_shield_e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4|knows_shield_2|knows_power_throw_1|knows_power_strike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6]&lt;&gt;&quot;&quot;;[.B326]&lt;&gt;&quot;&quot;);CONCATENATE([Variables.$I$1];[Variables.$I$7];[.A326];[Variables.$I$7];[Variables.$I$6];[Variables.$I$7];[.B326];[Variables.$I$7];[Variables.$I$6];[Variables.$I$7];[.C326];[Variables.$I$7];[Variables.$I$6];[.D326];[Variables.$I$6];[.E326];[Variables.$I$6];[.F326];[Variables.$I$6];[.G326];[Variables.$I$6];[Variables.$I$1];[.H326];[.I326];[.J326];[.K326];[.L326];[.M326];[.N326];[Variables.$I$2];[Variables.$I$6];[.O326];[Variables.$I$6];[.P326];[Variables.$I$6];[.Q326];[Variables.$I$6];[.R326];[Variables.$I$6];[.S326];IF([.T326]&lt;&gt;&quot;&quot;;CONCATENATE([Variables.$I$6];[.T326]);&quot;&quot;);[Variables.$I$2];[Variables.$I$6]);IF([.A326]&lt;&gt;&quot;&quot;;CONCATENATE(&quot;#&quot;;[.A326]);&quot;&quot;))" office:value-type="string" office:string-value="[&quot;i5_corsair_master_spearman&quot;,&quot;Spearmaster_of_Umbar&quot;,&quot;Spearmasters_of_Umbar&quot;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" calcext:value-type="string">
            <text:p>["i5_corsair_master_spearman","Spearmaster_of_Umbar","Spearmasters_of_Umbar",tfg_armor| tfg_helm| tfg_boots|tfg_shield,0,0,fac_umbar,[itm_umb_helm_a,itm_umb_armor_e_good, itm_umb_armor_e, itm_umb_armor_e_bad,itm_corsair_boots,itm_umbar_spear,itm_umb_shield_e,],attr_evil_tier_5,wp_tier_5,knows_common|knows_athletics_4|knows_shield_2|knows_power_throw_1|knows_power_strike_3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corsair_master_pikeman</text:p>
          </table:table-cell>
          <table:table-cell table:style-name="ce7" office:value-type="string" calcext:value-type="string">
            <text:p>Pikemaster_of_Umbar</text:p>
          </table:table-cell>
          <table:table-cell table:style-name="ce7" office:value-type="string" calcext:value-type="string">
            <text:p>Pikemasters_of_Umbar</text:p>
          </table:table-cell>
          <table:table-cell table:style-name="ce8" office:value-type="string" calcext:value-type="string">
            <text:p>tfg_gloves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_good,</text:p>
          </table:table-cell>
          <table:table-cell table:style-name="ce11" office:value-type="string" calcext:value-type="string">
            <text:p>itm_umb_armor_f_good, itm_umb_armor_f, itm_umb_armor_f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umbar_pike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4|knows_shield_2|knows_power_throw_2|knows_power_strike_6|knows_ironflesh_3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6" table:formula="of:=IF(AND([.A327]&lt;&gt;&quot;&quot;;[.B327]&lt;&gt;&quot;&quot;);CONCATENATE([Variables.$I$1];[Variables.$I$7];[.A327];[Variables.$I$7];[Variables.$I$6];[Variables.$I$7];[.B327];[Variables.$I$7];[Variables.$I$6];[Variables.$I$7];[.C327];[Variables.$I$7];[Variables.$I$6];[.D327];[Variables.$I$6];[.E327];[Variables.$I$6];[.F327];[Variables.$I$6];[.G327];[Variables.$I$6];[Variables.$I$1];[.H327];[.I327];[.J327];[.K327];[.L327];[.M327];[.N327];[Variables.$I$2];[Variables.$I$6];[.O327];[Variables.$I$6];[.P327];[Variables.$I$6];[.Q327];[Variables.$I$6];[.R327];[Variables.$I$6];[.S327];IF([.T327]&lt;&gt;&quot;&quot;;CONCATENATE([Variables.$I$6];[.T327]);&quot;&quot;);[Variables.$I$2];[Variables.$I$6]);IF([.A327]&lt;&gt;&quot;&quot;;CONCATENATE(&quot;#&quot;;[.A327]);&quot;&quot;))" office:value-type="string" office:string-value="[&quot;i5_corsair_master_pikeman&quot;,&quot;Pikemaster_of_Umbar&quot;,&quot;Pikemasters_of_Umbar&quot;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" calcext:value-type="string">
            <text:p>["i5_corsair_master_pikeman","Pikemaster_of_Umbar","Pikemasters_of_Umbar",tfg_gloves| tfg_armor| tfg_helm| tfg_boots,0,0,fac_umbar,[itm_umb_helm_b_good,itm_umb_armor_f_good, itm_umb_armor_f, itm_umb_armor_f_cloak,itm_mail_mittens,itm_corsair_boots,itm_umbar_pike,],attr_evil_tier_5,wp_tier_5,knows_common|knows_athletics_4|knows_shield_2|knows_power_throw_2|knows_power_strike_6|knows_ironflesh_3,bandit_face1,bandit_face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328]&lt;&gt;&quot;&quot;;[.B328]&lt;&gt;&quot;&quot;);CONCATENATE([Variables.$I$1];[Variables.$I$7];[.A328];[Variables.$I$7];[Variables.$I$6];[Variables.$I$7];[.B328];[Variables.$I$7];[Variables.$I$6];[Variables.$I$7];[.C328];[Variables.$I$7];[Variables.$I$6];[.D328];[Variables.$I$6];[.E328];[Variables.$I$6];[.F328];[Variables.$I$6];[.G328];[Variables.$I$6];[Variables.$I$1];[.H328];[.I328];[.J328];[.K328];[.L328];[.M328];[.N328];[Variables.$I$2];[Variables.$I$6];[.O328];[Variables.$I$6];[.P328];[Variables.$I$6];[.Q328];[Variables.$I$6];[.R328];[Variables.$I$6];[.S328];IF([.T328]&lt;&gt;&quot;&quot;;CONCATENATE([Variables.$I$6];[.T328]);&quot;&quot;);[Variables.$I$2];[Variables.$I$6]);IF([.A328]&lt;&gt;&quot;&quot;;CONCATENATE(&quot;#&quot;;[.A328]);&quot;&quot;))">
            <text:p/>
          </table:table-cell>
          <table:table-cell table:number-columns-repeated="16363"/>
        </table:table-row>
        <table:table-row table:style-name="ro5">
          <table:table-cell table:style-name="ce6" office:value-type="string" calcext:value-type="string">
            <text:p>ISENGARD Orcs</text:p>
          </table:table-cell>
          <table:table-cell table:style-name="ce6" table:number-columns-repeated="19"/>
          <table:table-cell table:number-columns-repeated="16364"/>
        </table:table-row>
        <table:table-row table:style-name="ro5">
          <table:table-cell table:style-name="ce7" office:value-type="string" calcext:value-type="string">
            <text:p>i1_isen_orc_snaga</text:p>
          </table:table-cell>
          <table:table-cell table:style-name="ce7" office:value-type="string" calcext:value-type="string">
            <text:p>Orc_Snaga_of_Isengard</text:p>
          </table:table-cell>
          <table:table-cell table:style-name="ce7" office:value-type="string" calcext:value-type="string">
            <text:p>Orc_Snagas_of_Isengard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orc_coif_bad,itm_orc_coif,itm_orc_skullcap_bad,</text:p>
          </table:table-cell>
          <table:table-cell table:style-name="ce11" office:value-type="string" calcext:value-type="string">
            <text:p>itm_isen_orc_light_a_bad,itm_isen_orc_light_b_bad,</text:p>
          </table:table-cell>
          <table:table-cell table:style-name="ce11" table:number-columns-repeated="2"/>
          <table:table-cell table:style-name="ce11" office:value-type="string" calcext:value-type="string">
            <text:p>itm_wood_club,itm_orc_simple_spear,itm_orc_slasher,itm_orc_axe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ironflesh_1|knows_power_strike_1|knows_shield_1|knows_athletics_1|knows_riding_1|knows_looting_2|knows_tactics_1|knows_pathfinding_1|knows_wound_treatment_1|knows_surgery_1|knows_prisoner_management_1|knows_trade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30]&lt;&gt;&quot;&quot;;[.B330]&lt;&gt;&quot;&quot;);CONCATENATE([Variables.$I$1];[Variables.$I$7];[.A330];[Variables.$I$7];[Variables.$I$6];[Variables.$I$7];[.B330];[Variables.$I$7];[Variables.$I$6];[Variables.$I$7];[.C330];[Variables.$I$7];[Variables.$I$6];[.D330];[Variables.$I$6];[.E330];[Variables.$I$6];[.F330];[Variables.$I$6];[.G330];[Variables.$I$6];[Variables.$I$1];[.H330];[.I330];[.J330];[.K330];[.L330];[.M330];[.N330];[Variables.$I$2];[Variables.$I$6];[.O330];[Variables.$I$6];[.P330];[Variables.$I$6];[.Q330];[Variables.$I$6];[.R330];[Variables.$I$6];[.S330];IF([.T330]&lt;&gt;&quot;&quot;;CONCATENATE([Variables.$I$6];[.T330]);&quot;&quot;);[Variables.$I$2];[Variables.$I$6]);IF([.A330]&lt;&gt;&quot;&quot;;CONCATENATE(&quot;#&quot;;[.A330]);&quot;&quot;))" office:value-type="string" office:string-value="[&quot;i1_isen_orc_snaga&quot;,&quot;Orc_Snaga_of_Isengard&quot;,&quot;Orc_Snagas_of_Isengard&quot;,tf_orc| tf_no_capture_alive,0,0,fac_isengard,[itm_orc_coif_bad,itm_orc_coif,itm_orc_skullcap_bad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" calcext:value-type="string">
            <text:p>["i1_isen_orc_snaga","Orc_Snaga_of_Isengard","Orc_Snagas_of_Isengard",tf_orc| tf_no_capture_alive,0,0,fac_isengard,[itm_orc_coif_bad,itm_orc_coif,itm_orc_skullcap_bad,itm_isen_orc_light_a_bad,itm_isen_orc_light_b_bad,itm_wood_club,itm_orc_simple_spear,itm_orc_slasher,itm_orc_axe,itm_metal_scraps_bad,itm_metal_scraps_medium,itm_metal_scraps_good,],attr_orc_tier_1,wp_orc_tier_1,knows_common|knows_ironflesh_1|knows_power_strike_1|knows_shield_1|knows_athletics_1|knows_riding_1|knows_looting_2|knows_tactics_1|knows_pathfinding_1|knows_wound_treatment_1|knows_surgery_1|knows_prisoner_management_1|knows_trade_1,orc_face1,orc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isen_orc</text:p>
          </table:table-cell>
          <table:table-cell table:style-name="ce7" office:value-type="string" calcext:value-type="string">
            <text:p>Orc_of_Isengard</text:p>
          </table:table-cell>
          <table:table-cell table:style-name="ce7" office:value-type="string" calcext:value-type="string">
            <text:p>Orcs_of_Isengard</text:p>
          </table:table-cell>
          <table:table-cell table:style-name="ce8" office:value-type="string" calcext:value-type="string">
            <text:p>tf_orc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bad, itm_isen_orc_helm_a,itm_orc_skullcap,itm_orc_coif,</text:p>
          </table:table-cell>
          <table:table-cell table:style-name="ce11" office:value-type="string" calcext:value-type="string">
            <text:p>itm_isen_orc_light_a,itm_isen_orc_light_b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isengard_spear,itm_orc_simple_spear,itm_orc_bill_bad,itm_orc_bill_bad,</text:p>
          </table:table-cell>
          <table:table-cell table:style-name="ce11" office:value-type="string" calcext:value-type="string">
            <text:p>itm_orc_slasher,itm_orc_slasher_heavy,itm_orc_slasher,itm_orc_axe,itm_isen_orc_shield_a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ironflesh_1|knows_power_strike_2|knows_power_throw_1|knows_shield_1|knows_athletics_1|knows_riding_1|knows_looting_2|knows_tactics_1|knows_pathfinding_1|knows_wound_treatment_1|knows_surgery_1|knows_prisoner_management_1|knows_trade_1</text:p>
          </table:table-cell>
          <table:table-cell table:style-name="ce14" office:value-type="string" calcext:value-type="string">
            <text:p>orc_face2</text:p>
          </table:table-cell>
          <table:table-cell table:style-name="ce14" office:value-type="string" calcext:value-type="string">
            <text:p>orc_face3</text:p>
          </table:table-cell>
          <table:table-cell table:style-name="ce15"/>
          <table:table-cell table:style-name="ce6" table:formula="of:=IF(AND([.A331]&lt;&gt;&quot;&quot;;[.B331]&lt;&gt;&quot;&quot;);CONCATENATE([Variables.$I$1];[Variables.$I$7];[.A331];[Variables.$I$7];[Variables.$I$6];[Variables.$I$7];[.B331];[Variables.$I$7];[Variables.$I$6];[Variables.$I$7];[.C331];[Variables.$I$7];[Variables.$I$6];[.D331];[Variables.$I$6];[.E331];[Variables.$I$6];[.F331];[Variables.$I$6];[.G331];[Variables.$I$6];[Variables.$I$1];[.H331];[.I331];[.J331];[.K331];[.L331];[.M331];[.N331];[Variables.$I$2];[Variables.$I$6];[.O331];[Variables.$I$6];[.P331];[Variables.$I$6];[.Q331];[Variables.$I$6];[.R331];[Variables.$I$6];[.S331];IF([.T331]&lt;&gt;&quot;&quot;;CONCATENATE([Variables.$I$6];[.T331]);&quot;&quot;);[Variables.$I$2];[Variables.$I$6]);IF([.A331]&lt;&gt;&quot;&quot;;CONCATENATE(&quot;#&quot;;[.A331]);&quot;&quot;))" office:value-type="string" office:string-value="[&quot;i2_isen_orc&quot;,&quot;Orc_of_Isengard&quot;,&quot;Orcs_of_Isengard&quot;,tf_orc| tfg_armor| tfg_boots| tf_no_capture_alive,0,0,fac_isengard,[itm_isen_orc_helm_a_bad, itm_isen_orc_helm_a,itm_orc_skullcap,itm_orc_coif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" calcext:value-type="string">
            <text:p>["i2_isen_orc","Orc_of_Isengard","Orcs_of_Isengard",tf_orc| tfg_armor| tfg_boots| tf_no_capture_alive,0,0,fac_isengard,[itm_isen_orc_helm_a_bad, itm_isen_orc_helm_a,itm_orc_skullcap,itm_orc_coif,itm_isen_orc_light_a,itm_isen_orc_light_b,itm_orc_ragwrap,itm_isengard_spear,itm_orc_simple_spear,itm_orc_bill_bad,itm_orc_bill_bad,itm_orc_slasher,itm_orc_slasher_heavy,itm_orc_slasher,itm_orc_axe,itm_isen_orc_shield_a,],attr_orc_tier_2,wp_orc_tier_2,knows_common|knows_ironflesh_1|knows_power_strike_2|knows_power_throw_1|knows_shield_1|knows_athletics_1|knows_riding_1|knows_looting_2|knows_tactics_1|knows_pathfinding_1|knows_wound_treatment_1|knows_surgery_1|knows_prisoner_management_1|knows_trade_1,orc_face2,orc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isen_large_orc</text:p>
          </table:table-cell>
          <table:table-cell table:style-name="ce7" office:value-type="string" calcext:value-type="string">
            <text:p>Large_Orc_of_Isengard</text:p>
          </table:table-cell>
          <table:table-cell table:style-name="ce7" office:value-type="string" calcext:value-type="string">
            <text:p>Large_Orcs_of_Isengard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,itm_orc_coif,</text:p>
          </table:table-cell>
          <table:table-cell table:style-name="ce11" office:value-type="string" calcext:value-type="string">
            <text:p>itm_isen_orc_pad_a,itm_isen_orc_pad_b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isengard_spear,itm_isengard_spear,itm_orc_simple_spear,itm_orc_bill_bad,</text:p>
          </table:table-cell>
          <table:table-cell table:style-name="ce11" office:value-type="string" calcext:value-type="string">
            <text:p>itm_orc_slasher_heavy,itm_isengard_sword,itm_orc_axe,itm_isen_orc_shield_a,itm_isen_orc_shield_b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2|knows_power_throw_2|knows_power_strike_4</text:p>
          </table:table-cell>
          <table:table-cell table:style-name="ce14" office:value-type="string" calcext:value-type="string">
            <text:p>orc_face4</text:p>
          </table:table-cell>
          <table:table-cell table:style-name="ce14" office:value-type="string" calcext:value-type="string">
            <text:p>orc_face5</text:p>
          </table:table-cell>
          <table:table-cell table:style-name="ce15"/>
          <table:table-cell table:style-name="ce6" table:formula="of:=IF(AND([.A332]&lt;&gt;&quot;&quot;;[.B332]&lt;&gt;&quot;&quot;);CONCATENATE([Variables.$I$1];[Variables.$I$7];[.A332];[Variables.$I$7];[Variables.$I$6];[Variables.$I$7];[.B332];[Variables.$I$7];[Variables.$I$6];[Variables.$I$7];[.C332];[Variables.$I$7];[Variables.$I$6];[.D332];[Variables.$I$6];[.E332];[Variables.$I$6];[.F332];[Variables.$I$6];[.G332];[Variables.$I$6];[Variables.$I$1];[.H332];[.I332];[.J332];[.K332];[.L332];[.M332];[.N332];[Variables.$I$2];[Variables.$I$6];[.O332];[Variables.$I$6];[.P332];[Variables.$I$6];[.Q332];[Variables.$I$6];[.R332];[Variables.$I$6];[.S332];IF([.T332]&lt;&gt;&quot;&quot;;CONCATENATE([Variables.$I$6];[.T332]);&quot;&quot;);[Variables.$I$2];[Variables.$I$6]);IF([.A332]&lt;&gt;&quot;&quot;;CONCATENATE(&quot;#&quot;;[.A332]);&quot;&quot;))" office:value-type="string" office:string-value="[&quot;i3_isen_large_orc&quot;,&quot;Large_Orc_of_Isengard&quot;,&quot;Large_Orcs_of_Isengard&quot;,tf_orc| tfg_armor| tfg_helm| tfg_boots| tf_no_capture_alive,0,0,fac_isengard,[itm_isen_orc_helm_a,itm_orc_coif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" calcext:value-type="string">
            <text:p>["i3_isen_large_orc","Large_Orc_of_Isengard","Large_Orcs_of_Isengard",tf_orc| tfg_armor| tfg_helm| tfg_boots| tf_no_capture_alive,0,0,fac_isengard,[itm_isen_orc_helm_a,itm_orc_coif,itm_isen_orc_pad_a,itm_isen_orc_pad_b,itm_orc_ragwrap,itm_isengard_spear,itm_isengard_spear,itm_orc_simple_spear,itm_orc_bill_bad,itm_orc_slasher_heavy,itm_isengard_sword,itm_orc_axe,itm_isen_orc_shield_a,itm_isen_orc_shield_b,],attr_orc_tier_3,wp_orc_tier_3,knows_common|knows_athletics_2|knows_power_throw_2|knows_power_strike_4,orc_face4,orc_face5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isen_fell_orc</text:p>
          </table:table-cell>
          <table:table-cell table:style-name="ce7" office:value-type="string" calcext:value-type="string">
            <text:p>Fell_Orc_of_Isengard</text:p>
          </table:table-cell>
          <table:table-cell table:style-name="ce7" office:value-type="string" calcext:value-type="string">
            <text:p>Fell_Orcs_of_Isengard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good,</text:p>
          </table:table-cell>
          <table:table-cell table:style-name="ce11" office:value-type="string" calcext:value-type="string">
            <text:p>itm_isen_orc_pad_b_good, itm_isen_orc_mail_b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isengard_spear,itm_isengard_spear,</text:p>
          </table:table-cell>
          <table:table-cell table:style-name="ce11" office:value-type="string" calcext:value-type="string">
            <text:p>itm_isengard_sword,itm_orc_axe,itm_isen_orc_shield_a,itm_isen_orc_shield_b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2|knows_power_throw_3|knows_power_strike_4</text:p>
          </table:table-cell>
          <table:table-cell table:style-name="ce14" office:value-type="string" calcext:value-type="string">
            <text:p>orc_face6</text:p>
          </table:table-cell>
          <table:table-cell table:style-name="ce14" office:value-type="string" calcext:value-type="string">
            <text:p>orc_face7</text:p>
          </table:table-cell>
          <table:table-cell table:style-name="ce15"/>
          <table:table-cell table:style-name="ce6" table:formula="of:=IF(AND([.A333]&lt;&gt;&quot;&quot;;[.B333]&lt;&gt;&quot;&quot;);CONCATENATE([Variables.$I$1];[Variables.$I$7];[.A333];[Variables.$I$7];[Variables.$I$6];[Variables.$I$7];[.B333];[Variables.$I$7];[Variables.$I$6];[Variables.$I$7];[.C333];[Variables.$I$7];[Variables.$I$6];[.D333];[Variables.$I$6];[.E333];[Variables.$I$6];[.F333];[Variables.$I$6];[.G333];[Variables.$I$6];[Variables.$I$1];[.H333];[.I333];[.J333];[.K333];[.L333];[.M333];[.N333];[Variables.$I$2];[Variables.$I$6];[.O333];[Variables.$I$6];[.P333];[Variables.$I$6];[.Q333];[Variables.$I$6];[.R333];[Variables.$I$6];[.S333];IF([.T333]&lt;&gt;&quot;&quot;;CONCATENATE([Variables.$I$6];[.T333]);&quot;&quot;);[Variables.$I$2];[Variables.$I$6]);IF([.A333]&lt;&gt;&quot;&quot;;CONCATENATE(&quot;#&quot;;[.A333]);&quot;&quot;))" office:value-type="string" office:string-value="[&quot;i4_isen_fell_orc&quot;,&quot;Fell_Orc_of_Isengard&quot;,&quot;Fell_Orcs_of_Isengard&quot;,tf_orc| tfg_armor| tfg_helm| tfg_boots| tfg_gloves| tf_no_capture_alive,0,0,fac_isengard,[itm_isen_orc_helm_a_good,itm_isen_orc_pad_b_good, itm_isen_orc_mail_b,itm_orc_greaves,itm_isengard_spear,itm_isengard_spear,itm_isengard_sword,itm_orc_axe,itm_isen_orc_shield_a,itm_isen_orc_shield_b,],attr_orc_tier_4,wp_orc_tier_4,knows_common|knows_athletics_2|knows_power_throw_3|knows_power_strike_4,orc_face6,orc_face7]," calcext:value-type="string">
            <text:p>["i4_isen_fell_orc","Fell_Orc_of_Isengard","Fell_Orcs_of_Isengard",tf_orc| tfg_armor| tfg_helm| tfg_boots| tfg_gloves| tf_no_capture_alive,0,0,fac_isengard,[itm_isen_orc_helm_a_good,itm_isen_orc_pad_b_good, itm_isen_orc_mail_b,itm_orc_greaves,itm_isengard_spear,itm_isengard_spear,itm_isengard_sword,itm_orc_axe,itm_isen_orc_shield_a,itm_isen_orc_shield_b,],attr_orc_tier_4,wp_orc_tier_4,knows_common|knows_athletics_2|knows_power_throw_3|knows_power_strike_4,orc_face6,orc_face7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isen_large_orc_despoiler</text:p>
          </table:table-cell>
          <table:table-cell table:style-name="ce7" office:value-type="string" calcext:value-type="string">
            <text:p>Large_Orc_Despoiler</text:p>
          </table:table-cell>
          <table:table-cell table:style-name="ce7" office:value-type="string" calcext:value-type="string">
            <text:p>Large_Orc_Despoilers</text:p>
          </table:table-cell>
          <table:table-cell table:style-name="ce8" office:value-type="string" calcext:value-type="string">
            <text:p>tf_orc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,</text:p>
          </table:table-cell>
          <table:table-cell table:style-name="ce11" office:value-type="string" calcext:value-type="string">
            <text:p>itm_isen_orc_mail_a_bad,itm_isen_orc_light_b_good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sledgehammer,itm_isengard_hammer,itm_twohand_wood_club,</text:p>
          </table:table-cell>
          <table:table-cell table:style-name="ce11" table:number-columns-repeated="2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3|knows_power_strike_4</text:p>
          </table:table-cell>
          <table:table-cell table:style-name="ce14" office:value-type="string" calcext:value-type="string">
            <text:p>orc_face8</text:p>
          </table:table-cell>
          <table:table-cell table:style-name="ce14" office:value-type="string" calcext:value-type="string">
            <text:p>orc_face9</text:p>
          </table:table-cell>
          <table:table-cell table:style-name="ce15"/>
          <table:table-cell table:style-name="ce6" table:formula="of:=IF(AND([.A334]&lt;&gt;&quot;&quot;;[.B334]&lt;&gt;&quot;&quot;);CONCATENATE([Variables.$I$1];[Variables.$I$7];[.A334];[Variables.$I$7];[Variables.$I$6];[Variables.$I$7];[.B334];[Variables.$I$7];[Variables.$I$6];[Variables.$I$7];[.C334];[Variables.$I$7];[Variables.$I$6];[.D334];[Variables.$I$6];[.E334];[Variables.$I$6];[.F334];[Variables.$I$6];[.G334];[Variables.$I$6];[Variables.$I$1];[.H334];[.I334];[.J334];[.K334];[.L334];[.M334];[.N334];[Variables.$I$2];[Variables.$I$6];[.O334];[Variables.$I$6];[.P334];[Variables.$I$6];[.Q334];[Variables.$I$6];[.R334];[Variables.$I$6];[.S334];IF([.T334]&lt;&gt;&quot;&quot;;CONCATENATE([Variables.$I$6];[.T334]);&quot;&quot;);[Variables.$I$2];[Variables.$I$6]);IF([.A334]&lt;&gt;&quot;&quot;;CONCATENATE(&quot;#&quot;;[.A334]);&quot;&quot;))" office:value-type="string" office:string-value="[&quot;i3_isen_large_orc_despoiler&quot;,&quot;Large_Orc_Despoiler&quot;,&quot;Large_Orc_Despoilers&quot;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" calcext:value-type="string">
            <text:p>["i3_isen_large_orc_despoiler","Large_Orc_Despoiler","Large_Orc_Despoilers",tf_orc|tfg_armor| tfg_helm| tfg_boots| tf_no_capture_alive,0,0,fac_isengard,[itm_isen_orc_helm_a,itm_isen_orc_mail_a_bad,itm_isen_orc_light_b_good,itm_orc_greaves,itm_orc_sledgehammer,itm_isengard_hammer,itm_twohand_wood_club,],attr_orc_tier_3,wp_orc_tier_3,knows_common|knows_athletics_3|knows_power_strike_4,orc_face8,orc_face9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isen_fell_orc_despoiler</text:p>
          </table:table-cell>
          <table:table-cell table:style-name="ce7" office:value-type="string" calcext:value-type="string">
            <text:p>Fell_Orc_Despoiler</text:p>
          </table:table-cell>
          <table:table-cell table:style-name="ce7" office:value-type="string" calcext:value-type="string">
            <text:p>Fell_Orc_Despoilers</text:p>
          </table:table-cell>
          <table:table-cell table:style-name="ce8" office:value-type="string" calcext:value-type="string">
            <text:p>tf_orc| tfg_armor| tfg_helm| tfg_boots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good,</text:p>
          </table:table-cell>
          <table:table-cell table:style-name="ce11" office:value-type="string" calcext:value-type="string">
            <text:p>itm_isen_orc_mail_a, itm_isen_orc_mail_b_bad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isengard_mallet,itm_orc_sledgehammer,itm_isengard_hammer,itm_twohand_wood_club,</text:p>
          </table:table-cell>
          <table:table-cell table:style-name="ce11" table:number-columns-repeated="2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4|knows_power_strike_5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35]&lt;&gt;&quot;&quot;;[.B335]&lt;&gt;&quot;&quot;);CONCATENATE([Variables.$I$1];[Variables.$I$7];[.A335];[Variables.$I$7];[Variables.$I$6];[Variables.$I$7];[.B335];[Variables.$I$7];[Variables.$I$6];[Variables.$I$7];[.C335];[Variables.$I$7];[Variables.$I$6];[.D335];[Variables.$I$6];[.E335];[Variables.$I$6];[.F335];[Variables.$I$6];[.G335];[Variables.$I$6];[Variables.$I$1];[.H335];[.I335];[.J335];[.K335];[.L335];[.M335];[.N335];[Variables.$I$2];[Variables.$I$6];[.O335];[Variables.$I$6];[.P335];[Variables.$I$6];[.Q335];[Variables.$I$6];[.R335];[Variables.$I$6];[.S335];IF([.T335]&lt;&gt;&quot;&quot;;CONCATENATE([Variables.$I$6];[.T335]);&quot;&quot;);[Variables.$I$2];[Variables.$I$6]);IF([.A335]&lt;&gt;&quot;&quot;;CONCATENATE(&quot;#&quot;;[.A335]);&quot;&quot;))" office:value-type="string" office:string-value="[&quot;i4_isen_fell_orc_despoiler&quot;,&quot;Fell_Orc_Despoiler&quot;,&quot;Fell_Orc_Despoilers&quot;,tf_orc| tfg_armor| tfg_helm| tfg_boots| tfg_gloves| tf_no_capture_alive,0,0,fac_isengard,[itm_isen_orc_helm_a_good,itm_isen_orc_mail_a, itm_isen_orc_mail_b_bad,itm_orc_greaves,itm_isengard_mallet,itm_orc_sledgehammer,itm_isengard_hammer,itm_twohand_wood_club,],attr_orc_tier_4,wp_orc_tier_4,knows_common|knows_athletics_4|knows_power_strike_5,orc_face3,orc_face6]," calcext:value-type="string">
            <text:p>["i4_isen_fell_orc_despoiler","Fell_Orc_Despoiler","Fell_Orc_Despoilers",tf_orc| tfg_armor| tfg_helm| tfg_boots| tfg_gloves| tf_no_capture_alive,0,0,fac_isengard,[itm_isen_orc_helm_a_good,itm_isen_orc_mail_a, itm_isen_orc_mail_b_bad,itm_orc_greaves,itm_isengard_mallet,itm_orc_sledgehammer,itm_isengard_hammer,itm_twohand_wood_club,],attr_orc_tier_4,wp_orc_tier_4,knows_common|knows_athletics_4|knows_power_strike_5,orc_face3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2_isen_wolf_rider</text:p>
          </table:table-cell>
          <table:table-cell table:style-name="ce7" office:value-type="string" calcext:value-type="string">
            <text:p>Wolf_Rider_of_Isengard</text:p>
          </table:table-cell>
          <table:table-cell table:style-name="ce7" office:value-type="string" calcext:value-type="string">
            <text:p>Wolf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/>
          <table:table-cell table:style-name="ce11" office:value-type="string" calcext:value-type="string">
            <text:p>itm_isen_orc_light_a,itm_isen_orc_light_b,</text:p>
          </table:table-cell>
          <table:table-cell table:style-name="ce11" table:number-columns-repeated="2"/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simple_spear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power_strike_1|knows_power_throw_2|knows_riding_2|knows_horse_archery_2|knows_looting_2|knows_tactics_1|knows_pathfinding_1|knows_wound_treatment_1|knows_surgery_1|knows_prisoner_management_1|knows_trade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36]&lt;&gt;&quot;&quot;;[.B336]&lt;&gt;&quot;&quot;);CONCATENATE([Variables.$I$1];[Variables.$I$7];[.A336];[Variables.$I$7];[Variables.$I$6];[Variables.$I$7];[.B336];[Variables.$I$7];[Variables.$I$6];[Variables.$I$7];[.C336];[Variables.$I$7];[Variables.$I$6];[.D336];[Variables.$I$6];[.E336];[Variables.$I$6];[.F336];[Variables.$I$6];[.G336];[Variables.$I$6];[Variables.$I$1];[.H336];[.I336];[.J336];[.K336];[.L336];[.M336];[.N336];[Variables.$I$2];[Variables.$I$6];[.O336];[Variables.$I$6];[.P336];[Variables.$I$6];[.Q336];[Variables.$I$6];[.R336];[Variables.$I$6];[.S336];IF([.T336]&lt;&gt;&quot;&quot;;CONCATENATE([Variables.$I$6];[.T336]);&quot;&quot;);[Variables.$I$2];[Variables.$I$6]);IF([.A336]&lt;&gt;&quot;&quot;;CONCATENATE(&quot;#&quot;;[.A336]);&quot;&quot;))" office:value-type="string" office:string-value="[&quot;ac2_isen_wolf_rider&quot;,&quot;Wolf_Rider_of_Isengard&quot;,&quot;Wolf_Riders_of_Isengard&quot;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" calcext:value-type="string">
            <text:p>["ac2_isen_wolf_rider","Wolf_Rider_of_Isengard","Wolf_Riders_of_Isengard",tf_orc| tf_mounted| tfg_ranged| tfg_armor| tfg_horse| tf_no_capture_alive,0,0,fac_isengard,[itm_isen_orc_light_a,itm_isen_orc_light_b,itm_orc_throwing_arrow,itm_orc_throwing_arrow,itm_orc_simple_spear,itm_warg_1d,itm_warg_1b,itm_warg_1c,],attr_orc_tier_2,wp_orc_tier_2,knows_common|knows_power_strike_1|knows_power_throw_2|knows_riding_2|knows_horse_archery_2|knows_looting_2|knows_tactics_1|knows_pathfinding_1|knows_wound_treatment_1|knows_surgery_1|knows_prisoner_management_1|knows_trade_1,orc_face7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3_isen_warg_rider</text:p>
          </table:table-cell>
          <table:table-cell table:style-name="ce7" office:value-type="string" calcext:value-type="string">
            <text:p>Warg_Rider_of_Isengard</text:p>
          </table:table-cell>
          <table:table-cell table:style-name="ce7" office:value-type="string" calcext:value-type="string">
            <text:p>Warg_Riders_of_Isengard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good,</text:p>
          </table:table-cell>
          <table:table-cell table:style-name="ce11" office:value-type="string" calcext:value-type="string">
            <text:p>itm_isen_orc_light_a_good, itm_isen_orc_light_b_good, itm_isen_orc_mail_a_bad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club_b,itm_orc_simple_spear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riding_3|knows_power_throw_3|knows_power_strike_3|knows_horse_archery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37]&lt;&gt;&quot;&quot;;[.B337]&lt;&gt;&quot;&quot;);CONCATENATE([Variables.$I$1];[Variables.$I$7];[.A337];[Variables.$I$7];[Variables.$I$6];[Variables.$I$7];[.B337];[Variables.$I$7];[Variables.$I$6];[Variables.$I$7];[.C337];[Variables.$I$7];[Variables.$I$6];[.D337];[Variables.$I$6];[.E337];[Variables.$I$6];[.F337];[Variables.$I$6];[.G337];[Variables.$I$6];[Variables.$I$1];[.H337];[.I337];[.J337];[.K337];[.L337];[.M337];[.N337];[Variables.$I$2];[Variables.$I$6];[.O337];[Variables.$I$6];[.P337];[Variables.$I$6];[.Q337];[Variables.$I$6];[.R337];[Variables.$I$6];[.S337];IF([.T337]&lt;&gt;&quot;&quot;;CONCATENATE([Variables.$I$6];[.T337]);&quot;&quot;);[Variables.$I$2];[Variables.$I$6]);IF([.A337]&lt;&gt;&quot;&quot;;CONCATENATE(&quot;#&quot;;[.A337]);&quot;&quot;))" office:value-type="string" office:string-value="[&quot;ac3_isen_warg_rider&quot;,&quot;Warg_Rider_of_Isengard&quot;,&quot;Warg_Riders_of_Isengard&quot;,tf_orc| tf_mounted| tfg_ranged| tfg_armor| tfg_horse| tf_no_capture_alive,0,0,fac_isengard,[itm_isen_orc_helm_a_good,itm_isen_orc_light_a_good, itm_isen_orc_light_b_good, itm_isen_orc_mail_a_bad,itm_orc_ragwrap,itm_orc_throwing_arrow,itm_orc_throwing_arrow,itm_orc_club_b,itm_orc_simple_spear,itm_warg_1d,itm_warg_1b,itm_warg_1c,],attr_orc_tier_3,wp_orc_tier_3,knows_common|knows_riding_3|knows_power_throw_3|knows_power_strike_3|knows_horse_archery_4,orc_face5,orc_face8]," calcext:value-type="string">
            <text:p>["ac3_isen_warg_rider","Warg_Rider_of_Isengard","Warg_Riders_of_Isengard",tf_orc| tf_mounted| tfg_ranged| tfg_armor| tfg_horse| tf_no_capture_alive,0,0,fac_isengard,[itm_isen_orc_helm_a_good,itm_isen_orc_light_a_good, itm_isen_orc_light_b_good, itm_isen_orc_mail_a_bad,itm_orc_ragwrap,itm_orc_throwing_arrow,itm_orc_throwing_arrow,itm_orc_club_b,itm_orc_simple_spear,itm_warg_1d,itm_warg_1b,itm_warg_1c,],attr_orc_tier_3,wp_orc_tier_3,knows_common|knows_riding_3|knows_power_throw_3|knows_power_strike_3|knows_horse_archery_4,orc_face5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c4_isen_white_hand_rider</text:p>
          </table:table-cell>
          <table:table-cell table:style-name="ce7" office:value-type="string" calcext:value-type="string">
            <text:p>White_Hand_Rider</text:p>
          </table:table-cell>
          <table:table-cell table:style-name="ce7" office:value-type="string" calcext:value-type="string">
            <text:p>White_Hand_Riders</text:p>
          </table:table-cell>
          <table:table-cell table:style-name="ce8" office:value-type="string" calcext:value-type="string">
            <text:p>tf_orc| tf_mounted| tfg_ranged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,</text:p>
          </table:table-cell>
          <table:table-cell table:style-name="ce11" office:value-type="string" calcext:value-type="string">
            <text:p>itm_isen_orc_mail_a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isengard_mallet,itm_isengard_spear,</text:p>
          </table:table-cell>
          <table:table-cell table:style-name="ce11" office:value-type="string" calcext:value-type="string">
            <text:p>itm_wargarmored_1b, itm_wargarmored_1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riding_5|knows_power_throw_5|knows_power_strike_4|knows_horse_archery_5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38]&lt;&gt;&quot;&quot;;[.B338]&lt;&gt;&quot;&quot;);CONCATENATE([Variables.$I$1];[Variables.$I$7];[.A338];[Variables.$I$7];[Variables.$I$6];[Variables.$I$7];[.B338];[Variables.$I$7];[Variables.$I$6];[Variables.$I$7];[.C338];[Variables.$I$7];[Variables.$I$6];[.D338];[Variables.$I$6];[.E338];[Variables.$I$6];[.F338];[Variables.$I$6];[.G338];[Variables.$I$6];[Variables.$I$1];[.H338];[.I338];[.J338];[.K338];[.L338];[.M338];[.N338];[Variables.$I$2];[Variables.$I$6];[.O338];[Variables.$I$6];[.P338];[Variables.$I$6];[.Q338];[Variables.$I$6];[.R338];[Variables.$I$6];[.S338];IF([.T338]&lt;&gt;&quot;&quot;;CONCATENATE([Variables.$I$6];[.T338]);&quot;&quot;);[Variables.$I$2];[Variables.$I$6]);IF([.A338]&lt;&gt;&quot;&quot;;CONCATENATE(&quot;#&quot;;[.A338]);&quot;&quot;))" office:value-type="string" office:string-value="[&quot;ac4_isen_white_hand_rider&quot;,&quot;White_Hand_Rider&quot;,&quot;White_Hand_Riders&quot;,tf_orc| tf_mounted| tfg_ranged| tfg_armor| tfg_helm| tfg_horse| tfg_boots| tf_no_capture_alive,0,0,fac_isengard,[itm_isen_uruk_helm_a,itm_isen_orc_mail_a,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" calcext:value-type="string">
            <text:p>["ac4_isen_white_hand_rider","White_Hand_Rider","White_Hand_Riders",tf_orc| tf_mounted| tfg_ranged| tfg_armor| tfg_helm| tfg_horse| tfg_boots| tf_no_capture_alive,0,0,fac_isengard,[itm_isen_uruk_helm_a,itm_isen_orc_mail_a,itm_orc_ragwrap,itm_orc_throwing_arrow,itm_orc_throwing_arrow,itm_isengard_mallet,itm_isengard_spear,itm_wargarmored_1b, itm_wargarmored_1c,],attr_orc_tier_4,wp_orc_tier_4,knows_common|knows_riding_5|knows_power_throw_5|knows_power_strike_4|knows_horse_archery_5,orc_face7,orc_face8],</text:p>
          </table:table-cell>
          <table:table-cell table:number-columns-repeated="16363"/>
        </table:table-row>
        <table:table-row table:style-name="ro5">
          <table:table-cell table:style-name="ce6" table:number-columns-repeated="21"/>
          <table:table-cell table:number-columns-repeated="16363"/>
        </table:table-row>
        <table:table-row table:style-name="ro5">
          <table:table-cell table:style-name="ce5" office:value-type="string" calcext:value-type="string">
            <text:p>ISENGARD Uruk-hai</text:p>
          </table:table-cell>
          <table:table-cell table:style-name="ce6" table:number-columns-repeated="19"/>
          <table:table-cell table:style-name="ce6" table:formula="of:=IF(AND([.A340]&lt;&gt;&quot;&quot;;[.B340]&lt;&gt;&quot;&quot;);CONCATENATE([Variables.$I$1];[Variables.$I$7];[.A340];[Variables.$I$7];[Variables.$I$6];[Variables.$I$7];[.B340];[Variables.$I$7];[Variables.$I$6];[Variables.$I$7];[.C340];[Variables.$I$7];[Variables.$I$6];[.D340];[Variables.$I$6];[.E340];[Variables.$I$6];[.F340];[Variables.$I$6];[.G340];[Variables.$I$6];[Variables.$I$1];[.H340];[.I340];[.J340];[.K340];[.L340];[.M340];[.N340];[Variables.$I$2];[Variables.$I$6];[.O340];[Variables.$I$6];[.P340];[Variables.$I$6];[.Q340];[Variables.$I$6];[.R340];[Variables.$I$6];[.S340];IF([.T340]&lt;&gt;&quot;&quot;;CONCATENATE([Variables.$I$6];[.T340]);&quot;&quot;);[Variables.$I$2];[Variables.$I$6]);IF([.A340]&lt;&gt;&quot;&quot;;CONCATENATE(&quot;#&quot;;[.A340]);&quot;&quot;))" office:value-type="string" office:string-value="#ISENGARD Uruk-hai" calcext:value-type="string">
            <text:p>#ISENGARD Uruk-hai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isen_uruk_tracker</text:p>
          </table:table-cell>
          <table:table-cell table:style-name="ce7" office:value-type="string" calcext:value-type="string">
            <text:p>Uruk_Hai_Tracker</text:p>
          </table:table-cell>
          <table:table-cell table:style-name="ce7" office:value-type="string" calcext:value-type="string">
            <text:p>Uruk_Hai_Trackers</text:p>
          </table:table-cell>
          <table:table-cell table:style-name="ce8" office:value-type="string" calcext:value-type="string">
            <text:p>tf_urukhai| tf_mounted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/>
          <table:table-cell table:style-name="ce11" office:value-type="string" calcext:value-type="string">
            <text:p>itm_isen_uruk_heavy_d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short_bow,itm_isengard_arrow,</text:p>
          </table:table-cell>
          <table:table-cell table:style-name="ce11" office:value-type="string" calcext:value-type="string">
            <text:p>itm_isengard_axe,</text:p>
          </table:table-cell>
          <table:table-cell table:style-name="ce11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bow_2</text:p>
          </table:table-cell>
          <table:table-cell table:style-name="ce13" office:value-type="string" calcext:value-type="string">
            <text:p>knows_common|knows_ironflesh_2|knows_power_strike_1|knows_power_draw_2|knows_weapon_master_1|knows_athletics_3|knows_trainer_1|knows_tactics_1|knows_pathfinding_2|knows_spotting_1|knows_surgery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1]&lt;&gt;&quot;&quot;;[.B341]&lt;&gt;&quot;&quot;);CONCATENATE([Variables.$I$1];[Variables.$I$7];[.A341];[Variables.$I$7];[Variables.$I$6];[Variables.$I$7];[.B341];[Variables.$I$7];[Variables.$I$6];[Variables.$I$7];[.C341];[Variables.$I$7];[Variables.$I$6];[.D341];[Variables.$I$6];[.E341];[Variables.$I$6];[.F341];[Variables.$I$6];[.G341];[Variables.$I$6];[Variables.$I$1];[.H341];[.I341];[.J341];[.K341];[.L341];[.M341];[.N341];[Variables.$I$2];[Variables.$I$6];[.O341];[Variables.$I$6];[.P341];[Variables.$I$6];[.Q341];[Variables.$I$6];[.R341];[Variables.$I$6];[.S341];IF([.T341]&lt;&gt;&quot;&quot;;CONCATENATE([Variables.$I$6];[.T341]);&quot;&quot;);[Variables.$I$2];[Variables.$I$6]);IF([.A341]&lt;&gt;&quot;&quot;;CONCATENATE(&quot;#&quot;;[.A341]);&quot;&quot;))" office:value-type="string" office:string-value="[&quot;a2_isen_uruk_tracker&quot;,&quot;Uruk_Hai_Tracker&quot;,&quot;Uruk_Hai_Trackers&quot;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" calcext:value-type="string">
            <text:p>["a2_isen_uruk_tracker","Uruk_Hai_Tracker","Uruk_Hai_Trackers",tf_urukhai| tf_mounted| tfg_ranged| tfg_armor| tf_no_capture_alive,0,0,fac_isengard,[itm_isen_uruk_heavy_d_bad,itm_uruk_ragwrap,itm_short_bow,itm_isengard_arrow,itm_isengard_axe,],attr_tier_2,wp_tier_bow_2,knows_common|knows_ironflesh_2|knows_power_strike_1|knows_power_draw_2|knows_weapon_master_1|knows_athletics_3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isen_large_uruk_tracker</text:p>
          </table:table-cell>
          <table:table-cell table:style-name="ce7" office:value-type="string" calcext:value-type="string">
            <text:p>Large_Uruk_Hai_Tracker</text:p>
          </table:table-cell>
          <table:table-cell table:style-name="ce7" office:value-type="string" calcext:value-type="string">
            <text:p>Large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,</text:p>
          </table:table-cell>
          <table:table-cell table:style-name="ce11" office:value-type="string" calcext:value-type="string">
            <text:p>itm_isen_uruk_heavy_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isengard_large_bow,itm_isengard_arrow,</text:p>
          </table:table-cell>
          <table:table-cell table:style-name="ce11" office:value-type="string" calcext:value-type="string">
            <text:p>itm_isengard_axe,itm_isengard_sword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bow_4</text:p>
          </table:table-cell>
          <table:table-cell table:style-name="ce12" office:value-type="string" calcext:value-type="string">
            <text:p>knows_common|knows_athletics_6|knows_power_draw_3|knows_power_strike_2|knows_ironflesh_2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2]&lt;&gt;&quot;&quot;;[.B342]&lt;&gt;&quot;&quot;);CONCATENATE([Variables.$I$1];[Variables.$I$7];[.A342];[Variables.$I$7];[Variables.$I$6];[Variables.$I$7];[.B342];[Variables.$I$7];[Variables.$I$6];[Variables.$I$7];[.C342];[Variables.$I$7];[Variables.$I$6];[.D342];[Variables.$I$6];[.E342];[Variables.$I$6];[.F342];[Variables.$I$6];[.G342];[Variables.$I$6];[Variables.$I$1];[.H342];[.I342];[.J342];[.K342];[.L342];[.M342];[.N342];[Variables.$I$2];[Variables.$I$6];[.O342];[Variables.$I$6];[.P342];[Variables.$I$6];[.Q342];[Variables.$I$6];[.R342];[Variables.$I$6];[.S342];IF([.T342]&lt;&gt;&quot;&quot;;CONCATENATE([Variables.$I$6];[.T342]);&quot;&quot;);[Variables.$I$2];[Variables.$I$6]);IF([.A342]&lt;&gt;&quot;&quot;;CONCATENATE(&quot;#&quot;;[.A342]);&quot;&quot;))" office:value-type="string" office:string-value="[&quot;a3_isen_large_uruk_tracker&quot;,&quot;Large_Uruk_Hai_Tracker&quot;,&quot;Large_Uruk_Hai_Trackers&quot;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" calcext:value-type="string">
            <text:p>["a3_isen_large_uruk_tracker","Large_Uruk_Hai_Tracker","Large_Uruk_Hai_Trackers",tf_urukhai| tf_mounted| tfg_ranged| tfg_armor| tfg_boots| tfg_helm| tf_no_capture_alive,0,0,fac_isengard,[itm_isen_tracker_helm,itm_isen_uruk_heavy_d,itm_uruk_ragwrap,itm_isengard_large_bow,itm_isengard_arrow,itm_isengard_axe,itm_isengard_sword],attr_evil_tier_3,wp_tier_bow_4,knows_common|knows_athletics_6|knows_power_draw_3|knows_power_strike_2|knows_ironflesh_2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isen_fighting_uruk_tracker</text:p>
          </table:table-cell>
          <table:table-cell table:style-name="ce7" office:value-type="string" calcext:value-type="string">
            <text:p>Fighting_Uruk_Hai_Tracker</text:p>
          </table:table-cell>
          <table:table-cell table:style-name="ce7" office:value-type="string" calcext:value-type="string">
            <text:p>Fighting_Uruk_Hai_Trackers</text:p>
          </table:table-cell>
          <table:table-cell table:style-name="ce8" office:value-type="string" calcext:value-type="string">
            <text:p>tf_urukhai| tf_mounted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_good,</text:p>
          </table:table-cell>
          <table:table-cell table:style-name="ce11" office:value-type="string" calcext:value-type="string">
            <text:p>itm_isen_uruk_heavy_d_goo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isengard_large_bow,itm_isengard_arrow,</text:p>
          </table:table-cell>
          <table:table-cell table:style-name="ce11" office:value-type="string" calcext:value-type="string">
            <text:p>itm_isengard_sword,itm_isengard_heavy_axe,itm_isengard_heavy_sword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bow_5</text:p>
          </table:table-cell>
          <table:table-cell table:style-name="ce12" office:value-type="string" calcext:value-type="string">
            <text:p>knows_common|knows_athletics_7|knows_power_draw_4|knows_power_strike_2|knows_ironflesh_5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3]&lt;&gt;&quot;&quot;;[.B343]&lt;&gt;&quot;&quot;);CONCATENATE([Variables.$I$1];[Variables.$I$7];[.A343];[Variables.$I$7];[Variables.$I$6];[Variables.$I$7];[.B343];[Variables.$I$7];[Variables.$I$6];[Variables.$I$7];[.C343];[Variables.$I$7];[Variables.$I$6];[.D343];[Variables.$I$6];[.E343];[Variables.$I$6];[.F343];[Variables.$I$6];[.G343];[Variables.$I$6];[Variables.$I$1];[.H343];[.I343];[.J343];[.K343];[.L343];[.M343];[.N343];[Variables.$I$2];[Variables.$I$6];[.O343];[Variables.$I$6];[.P343];[Variables.$I$6];[.Q343];[Variables.$I$6];[.R343];[Variables.$I$6];[.S343];IF([.T343]&lt;&gt;&quot;&quot;;CONCATENATE([Variables.$I$6];[.T343]);&quot;&quot;);[Variables.$I$2];[Variables.$I$6]);IF([.A343]&lt;&gt;&quot;&quot;;CONCATENATE(&quot;#&quot;;[.A343]);&quot;&quot;))" office:value-type="string" office:string-value="[&quot;a4_isen_fighting_uruk_tracker&quot;,&quot;Fighting_Uruk_Hai_Tracker&quot;,&quot;Fighting_Uruk_Hai_Trackers&quot;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" calcext:value-type="string">
            <text:p>["a4_isen_fighting_uruk_tracker","Fighting_Uruk_Hai_Tracker","Fighting_Uruk_Hai_Trackers",tf_urukhai| tf_mounted| tfg_ranged| tfg_armor| tfg_boots| tfg_helm| tf_no_capture_alive,0,0,fac_isengard,[itm_isen_tracker_helm_good,itm_isen_uruk_heavy_d_good,itm_uruk_ragwrap,itm_isengard_large_bow,itm_isengard_arrow,itm_isengard_sword,itm_isengard_heavy_axe,itm_isengard_heavy_sword,],attr_evil_tier_4,wp_tier_bow_5,knows_common|knows_athletics_7|knows_power_draw_4|knows_power_strike_2|knows_ironflesh_5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6_isen_uruk_berserker</text:p>
          </table:table-cell>
          <table:table-cell table:style-name="ce7" office:value-type="string" calcext:value-type="string">
            <text:p>Fighting_Uruk_Hai_Berserker</text:p>
          </table:table-cell>
          <table:table-cell table:style-name="ce7" office:value-type="string" calcext:value-type="string">
            <text:p>Fighting_Uruk_Hai_Berserkers</text:p>
          </table:table-cell>
          <table:table-cell table:style-name="ce8" office:value-type="string" calcext:value-type="string">
            <text:p>tf_urukhai| tf_mounte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_good,</text:p>
          </table:table-cell>
          <table:table-cell table:style-name="ce11" office:value-type="string" calcext:value-type="string">
            <text:p>itm_isen_uruk_light_c_bad, itm_isen_uruk_light_c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itm_uruk_ragwrap,</text:p>
          </table:table-cell>
          <table:table-cell table:style-name="ce11" office:value-type="string" calcext:value-type="string">
            <text:p>itm_isengard_heavy_axe,itm_isengard_mallet,itm_isengard_heavy_sword,</text:p>
          </table:table-cell>
          <table:table-cell table:style-name="ce11" table:number-columns-repeated="2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power_strike_6|knows_ironflesh_10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4]&lt;&gt;&quot;&quot;;[.B344]&lt;&gt;&quot;&quot;);CONCATENATE([Variables.$I$1];[Variables.$I$7];[.A344];[Variables.$I$7];[Variables.$I$6];[Variables.$I$7];[.B344];[Variables.$I$7];[Variables.$I$6];[Variables.$I$7];[.C344];[Variables.$I$7];[Variables.$I$6];[.D344];[Variables.$I$6];[.E344];[Variables.$I$6];[.F344];[Variables.$I$6];[.G344];[Variables.$I$6];[Variables.$I$1];[.H344];[.I344];[.J344];[.K344];[.L344];[.M344];[.N344];[Variables.$I$2];[Variables.$I$6];[.O344];[Variables.$I$6];[.P344];[Variables.$I$6];[.Q344];[Variables.$I$6];[.R344];[Variables.$I$6];[.S344];IF([.T344]&lt;&gt;&quot;&quot;;CONCATENATE([Variables.$I$6];[.T344]);&quot;&quot;);[Variables.$I$2];[Variables.$I$6]);IF([.A344]&lt;&gt;&quot;&quot;;CONCATENATE(&quot;#&quot;;[.A344]);&quot;&quot;))" office:value-type="string" office:string-value="[&quot;i6_isen_uruk_berserker&quot;,&quot;Fighting_Uruk_Hai_Berserker&quot;,&quot;Fighting_Uruk_Hai_Berserkers&quot;,tf_urukhai| tf_mounted| tfg_armor| tfg_helm| tf_no_capture_alive,0,0,fac_isengard,[itm_isen_tracker_helm_good,itm_isen_uruk_light_c_bad, itm_isen_uruk_light_c,itm_evil_gauntlets_b,itm_uruk_chain_greaves,itm_uruk_ragwrap,itm_isengard_heavy_axe,itm_isengard_mallet,itm_isengard_heavy_sword,],attr_evil_tier_6,wp_tier_6,knows_common|knows_athletics_7|knows_power_strike_6|knows_ironflesh_10,uruk_hai_face1,uruk_hai_face2]," calcext:value-type="string">
            <text:p>["i6_isen_uruk_berserker","Fighting_Uruk_Hai_Berserker","Fighting_Uruk_Hai_Berserkers",tf_urukhai| tf_mounted| tfg_armor| tfg_helm| tf_no_capture_alive,0,0,fac_isengard,[itm_isen_tracker_helm_good,itm_isen_uruk_light_c_bad, itm_isen_uruk_light_c,itm_evil_gauntlets_b,itm_uruk_chain_greaves,itm_uruk_ragwrap,itm_isengard_heavy_axe,itm_isengard_mallet,itm_isengard_heavy_sword,],attr_evil_tier_6,wp_tier_6,knows_common|knows_athletics_7|knows_power_strike_6|knows_ironflesh_10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isen_uruk_snaga</text:p>
          </table:table-cell>
          <table:table-cell table:style-name="ce7" office:value-type="string" calcext:value-type="string">
            <text:p>Uruk_Hai_Newborn</text:p>
          </table:table-cell>
          <table:table-cell table:style-name="ce7" office:value-type="string" calcext:value-type="string">
            <text:p>Uruk_Hai_Newborns</text:p>
          </table:table-cell>
          <table:table-cell table:style-name="ce8" office:value-type="string" calcext:value-type="string">
            <text:p>tf_urukhai| tf_mounted| tfg_boots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_bad,</text:p>
          </table:table-cell>
          <table:table-cell table:style-name="ce11" office:value-type="string" calcext:value-type="string">
            <text:p>itm_isen_uruk_light_a,itm_isen_uruk_light_a_bad,itm_isen_uruk_light_b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simple_spear,itm_orc_slasher,itm_orc_axe,</text:p>
          </table:table-cell>
          <table:table-cell table:style-name="ce11" table:number-columns-repeated="2"/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weapon_master_1|knows_athletics_1|knows_trainer_1|knows_tactics_1|knows_pathfinding_2|knows_spotting_1|knows_surgery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5]&lt;&gt;&quot;&quot;;[.B345]&lt;&gt;&quot;&quot;);CONCATENATE([Variables.$I$1];[Variables.$I$7];[.A345];[Variables.$I$7];[Variables.$I$6];[Variables.$I$7];[.B345];[Variables.$I$7];[Variables.$I$6];[Variables.$I$7];[.C345];[Variables.$I$7];[Variables.$I$6];[.D345];[Variables.$I$6];[.E345];[Variables.$I$6];[.F345];[Variables.$I$6];[.G345];[Variables.$I$6];[Variables.$I$1];[.H345];[.I345];[.J345];[.K345];[.L345];[.M345];[.N345];[Variables.$I$2];[Variables.$I$6];[.O345];[Variables.$I$6];[.P345];[Variables.$I$6];[.Q345];[Variables.$I$6];[.R345];[Variables.$I$6];[.S345];IF([.T345]&lt;&gt;&quot;&quot;;CONCATENATE([Variables.$I$6];[.T345]);&quot;&quot;);[Variables.$I$2];[Variables.$I$6]);IF([.A345]&lt;&gt;&quot;&quot;;CONCATENATE(&quot;#&quot;;[.A345]);&quot;&quot;))" office:value-type="string" office:string-value="[&quot;i1_isen_uruk_snaga&quot;,&quot;Uruk_Hai_Newborn&quot;,&quot;Uruk_Hai_Newborns&quot;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" calcext:value-type="string">
            <text:p>["i1_isen_uruk_snaga","Uruk_Hai_Newborn","Uruk_Hai_Newborns",tf_urukhai| tf_mounted| tfg_boots| tfg_armor| tf_no_capture_alive,0,0,fac_isengard,[itm_isen_orc_helm_a_bad,itm_isen_uruk_light_a,itm_isen_uruk_light_a_bad,itm_isen_uruk_light_b_bad,itm_uruk_ragwrap,itm_orc_simple_spear,itm_orc_slasher,itm_orc_axe,],attr_evil_tier_1,wp_tier_1,knows_common|knows_ironflesh_2|knows_power_strike_1|knows_weapon_master_1|knows_athletics_1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isen_uruk</text:p>
          </table:table-cell>
          <table:table-cell table:number-columns-repeated="2" table:style-name="ce7" office:value-type="string" calcext:value-type="string">
            <text:p>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rc_helm_a,</text:p>
          </table:table-cell>
          <table:table-cell table:style-name="ce11" office:value-type="string" calcext:value-type="string">
            <text:p>itm_isen_uruk_light_a_good, itm_isen_uruk_light_b, itm_isen_uruk_med_a_bad, itm_isen_uruk_med_b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isengard_spear,itm_isengard_axe,itm_isengard_sword,</text:p>
          </table:table-cell>
          <table:table-cell table:style-name="ce11" office:value-type="string" calcext:value-type="string">
            <text:p>itm_isen_orc_shield_a,itm_isen_orc_shield_b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2|knows_power_strike_2|knows_weapon_master_1|knows_shield_1|knows_athletics_2|knows_trainer_1|knows_tactics_1|knows_pathfinding_2|knows_spotting_1|knows_surgery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6]&lt;&gt;&quot;&quot;;[.B346]&lt;&gt;&quot;&quot;);CONCATENATE([Variables.$I$1];[Variables.$I$7];[.A346];[Variables.$I$7];[Variables.$I$6];[Variables.$I$7];[.B346];[Variables.$I$7];[Variables.$I$6];[Variables.$I$7];[.C346];[Variables.$I$7];[Variables.$I$6];[.D346];[Variables.$I$6];[.E346];[Variables.$I$6];[.F346];[Variables.$I$6];[.G346];[Variables.$I$6];[Variables.$I$1];[.H346];[.I346];[.J346];[.K346];[.L346];[.M346];[.N346];[Variables.$I$2];[Variables.$I$6];[.O346];[Variables.$I$6];[.P346];[Variables.$I$6];[.Q346];[Variables.$I$6];[.R346];[Variables.$I$6];[.S346];IF([.T346]&lt;&gt;&quot;&quot;;CONCATENATE([Variables.$I$6];[.T346]);&quot;&quot;);[Variables.$I$2];[Variables.$I$6]);IF([.A346]&lt;&gt;&quot;&quot;;CONCATENATE(&quot;#&quot;;[.A346]);&quot;&quot;))" office:value-type="string" office:string-value="[&quot;i2_isen_uruk&quot;,&quot;Uruk_Hai_of_Isengard&quot;,&quot;Uruk_Hai_of_Isengard&quot;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" calcext:value-type="string">
            <text:p>["i2_isen_uruk","Uruk_Hai_of_Isengard","Uruk_Hai_of_Isengard",tf_urukhai| tf_mounted| tfg_shield| tfg_armor| tfg_helm| tfg_boots| tf_no_capture_alive,0,0,fac_isengard,[itm_isen_orc_helm_a,itm_isen_uruk_light_a_good, itm_isen_uruk_light_b, itm_isen_uruk_med_a_bad, itm_isen_uruk_med_b_bad,itm_uruk_ragwrap,itm_isengard_spear,itm_isengard_axe,itm_isengard_sword,itm_isen_orc_shield_a,itm_isen_orc_shield_b,],attr_evil_tier_2,wp_tier_2,knows_common|knows_ironflesh_2|knows_power_strike_2|knows_weapon_master_1|knows_shield_1|knows_athletics_2|knows_trainer_1|knows_tactics_1|knows_pathfinding_2|knows_spotting_1|knows_surgery_1|knows_prisoner_management_1|knows_leadership_1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isen_large_uruk</text:p>
          </table:table-cell>
          <table:table-cell table:number-columns-repeated="2" table:style-name="ce7" office:value-type="string" calcext:value-type="string">
            <text:p>Large_Uruk_Hai_of_Isengard</text:p>
          </table:table-cell>
          <table:table-cell table:style-name="ce8" office:value-type="string" calcext:value-type="string">
            <text:p>tf_urukhai| 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bad,</text:p>
          </table:table-cell>
          <table:table-cell table:style-name="ce11" office:value-type="string" calcext:value-type="string">
            <text:p>itm_isen_uruk_light_b_good, itm_isen_uruk_med_a, itm_isen_uruk_med_b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uruk_ragwrap,itm_uruk_greaves,</text:p>
          </table:table-cell>
          <table:table-cell table:style-name="ce11" office:value-type="string" calcext:value-type="string">
            <text:p>itm_isengard_axe,itm_isengard_sword,</text:p>
          </table:table-cell>
          <table:table-cell table:style-name="ce11" office:value-type="string" calcext:value-type="string">
            <text:p>itm_isen_orc_shield_a,itm_isen_orc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4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7]&lt;&gt;&quot;&quot;;[.B347]&lt;&gt;&quot;&quot;);CONCATENATE([Variables.$I$1];[Variables.$I$7];[.A347];[Variables.$I$7];[Variables.$I$6];[Variables.$I$7];[.B347];[Variables.$I$7];[Variables.$I$6];[Variables.$I$7];[.C347];[Variables.$I$7];[Variables.$I$6];[.D347];[Variables.$I$6];[.E347];[Variables.$I$6];[.F347];[Variables.$I$6];[.G347];[Variables.$I$6];[Variables.$I$1];[.H347];[.I347];[.J347];[.K347];[.L347];[.M347];[.N347];[Variables.$I$2];[Variables.$I$6];[.O347];[Variables.$I$6];[.P347];[Variables.$I$6];[.Q347];[Variables.$I$6];[.R347];[Variables.$I$6];[.S347];IF([.T347]&lt;&gt;&quot;&quot;;CONCATENATE([Variables.$I$6];[.T347]);&quot;&quot;);[Variables.$I$2];[Variables.$I$6]);IF([.A347]&lt;&gt;&quot;&quot;;CONCATENATE(&quot;#&quot;;[.A347]);&quot;&quot;))" office:value-type="string" office:string-value="[&quot;i3_isen_large_uruk&quot;,&quot;Large_Uruk_Hai_of_Isengard&quot;,&quot;Large_Uruk_Hai_of_Isengard&quot;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itm_isen_orc_shield_a,itm_isen_orc_shield_b,],attr_evil_tier_3,wp_tier_3,knows_common|knows_athletics_2|knows_power_strike_3|knows_ironflesh_4,uruk_hai_face1,uruk_hai_face2]," calcext:value-type="string">
            <text:p>["i3_isen_large_uruk","Large_Uruk_Hai_of_Isengard","Large_Uruk_Hai_of_Isengard",tf_urukhai| tf_mounted| tfg_shield| tfg_armor| tfg_helm| tfg_boots| tf_no_capture_alive,0,0,fac_isengard,[itm_isen_uruk_helm_a_bad,itm_isen_uruk_light_b_good, itm_isen_uruk_med_a, itm_isen_uruk_med_b,itm_evil_gauntlets_a,itm_uruk_ragwrap,itm_uruk_greaves,itm_isengard_axe,itm_isengard_sword,itm_isen_orc_shield_a,itm_isen_orc_shield_b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isen_fighting_uruk_warrior</text:p>
          </table:table-cell>
          <table:table-cell table:style-name="ce7" office:value-type="string" calcext:value-type="string">
            <text:p>Fighting_Uruk_Hai_Warrior</text:p>
          </table:table-cell>
          <table:table-cell table:style-name="ce7" office:value-type="string" calcext:value-type="string">
            <text:p>Fighting_Uruk_Hai_Warrior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,</text:p>
          </table:table-cell>
          <table:table-cell table:style-name="ce11" office:value-type="string" calcext:value-type="string">
            <text:p>itm_isen_uruk_med_b_good, itm_isen_uruk_heavy_a_bad, itm_isen_uruk_heavy_b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</text:p>
          </table:table-cell>
          <table:table-cell table:style-name="ce11" office:value-type="string" calcext:value-type="string">
            <text:p>itm_isengard_sword,</text:p>
          </table:table-cell>
          <table:table-cell table:style-name="ce11" office:value-type="string" calcext:value-type="string">
            <text:p>itm_isen_uruk_shield_b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5|knows_ironflesh_5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8]&lt;&gt;&quot;&quot;;[.B348]&lt;&gt;&quot;&quot;);CONCATENATE([Variables.$I$1];[Variables.$I$7];[.A348];[Variables.$I$7];[Variables.$I$6];[Variables.$I$7];[.B348];[Variables.$I$7];[Variables.$I$6];[Variables.$I$7];[.C348];[Variables.$I$7];[Variables.$I$6];[.D348];[Variables.$I$6];[.E348];[Variables.$I$6];[.F348];[Variables.$I$6];[.G348];[Variables.$I$6];[Variables.$I$1];[.H348];[.I348];[.J348];[.K348];[.L348];[.M348];[.N348];[Variables.$I$2];[Variables.$I$6];[.O348];[Variables.$I$6];[.P348];[Variables.$I$6];[.Q348];[Variables.$I$6];[.R348];[Variables.$I$6];[.S348];IF([.T348]&lt;&gt;&quot;&quot;;CONCATENATE([Variables.$I$6];[.T348]);&quot;&quot;);[Variables.$I$2];[Variables.$I$6]);IF([.A348]&lt;&gt;&quot;&quot;;CONCATENATE(&quot;#&quot;;[.A348]);&quot;&quot;))" office:value-type="string" office:string-value="[&quot;i4_isen_fighting_uruk_warrior&quot;,&quot;Fighting_Uruk_Hai_Warrior&quot;,&quot;Fighting_Uruk_Hai_Warriors&quot;,tf_urukhai|tf_mounted| tfg_shield| tfg_armor| tfg_helm| tfg_boots| tf_no_capture_alive,0,0,fac_isengard,[itm_isen_uruk_helm_a,itm_isen_uruk_med_b_good, itm_isen_uruk_heavy_a_bad, itm_isen_uruk_heavy_b,itm_evil_gauntlets_b,itm_uruk_greaves,itm_isengard_sword,itm_isen_uruk_shield_b,],attr_evil_tier_4,wp_tier_4,knows_common|knows_athletics_2|knows_power_strike_5|knows_ironflesh_5,uruk_hai_face1,uruk_hai_face2]," calcext:value-type="string">
            <text:p>["i4_isen_fighting_uruk_warrior","Fighting_Uruk_Hai_Warrior","Fighting_Uruk_Hai_Warriors",tf_urukhai|tf_mounted| tfg_shield| tfg_armor| tfg_helm| tfg_boots| tf_no_capture_alive,0,0,fac_isengard,[itm_isen_uruk_helm_a,itm_isen_uruk_med_b_good, itm_isen_uruk_heavy_a_bad, itm_isen_uruk_heavy_b,itm_evil_gauntlets_b,itm_uruk_greaves,itm_isengard_sword,itm_isen_uruk_shield_b,],attr_evil_tier_4,wp_tier_4,knows_common|knows_athletics_2|knows_power_strike_5|knows_ironflesh_5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isen_fighting_uruk_champion</text:p>
          </table:table-cell>
          <table:table-cell table:style-name="ce7" office:value-type="string" calcext:value-type="string">
            <text:p>Fighting_Uruk_Hai_Champion</text:p>
          </table:table-cell>
          <table:table-cell table:style-name="ce7" office:value-type="string" calcext:value-type="string">
            <text:p>Fighting_Uruk_Hai_Champio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good,</text:p>
          </table:table-cell>
          <table:table-cell table:style-name="ce11" office:value-type="string" calcext:value-type="string">
            <text:p>itm_isen_uruk_heavy_b_good, itm_isen_uruk_heavy_c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sword,</text:p>
          </table:table-cell>
          <table:table-cell table:style-name="ce11" office:value-type="string" calcext:value-type="string">
            <text:p>itm_isen_uruk_shield_b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6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49]&lt;&gt;&quot;&quot;;[.B349]&lt;&gt;&quot;&quot;);CONCATENATE([Variables.$I$1];[Variables.$I$7];[.A349];[Variables.$I$7];[Variables.$I$6];[Variables.$I$7];[.B349];[Variables.$I$7];[Variables.$I$6];[Variables.$I$7];[.C349];[Variables.$I$7];[Variables.$I$6];[.D349];[Variables.$I$6];[.E349];[Variables.$I$6];[.F349];[Variables.$I$6];[.G349];[Variables.$I$6];[Variables.$I$1];[.H349];[.I349];[.J349];[.K349];[.L349];[.M349];[.N349];[Variables.$I$2];[Variables.$I$6];[.O349];[Variables.$I$6];[.P349];[Variables.$I$6];[.Q349];[Variables.$I$6];[.R349];[Variables.$I$6];[.S349];IF([.T349]&lt;&gt;&quot;&quot;;CONCATENATE([Variables.$I$6];[.T349]);&quot;&quot;);[Variables.$I$2];[Variables.$I$6]);IF([.A349]&lt;&gt;&quot;&quot;;CONCATENATE(&quot;#&quot;;[.A349]);&quot;&quot;))" office:value-type="string" office:string-value="[&quot;i5_isen_fighting_uruk_champion&quot;,&quot;Fighting_Uruk_Hai_Champion&quot;,&quot;Fighting_Uruk_Hai_Champions&quot;,tf_urukhai|tf_mounted| tfg_shield| tfg_armor| tfg_helm| tfg_boots| tf_no_capture_alive,0,0,fac_isengard,[itm_isen_uruk_helm_a_good,itm_isen_uruk_heavy_b_good, itm_isen_uruk_heavy_c,itm_evil_gauntlets_b,itm_uruk_chain_greaves,itm_isengard_sword,itm_isen_uruk_shield_b,],attr_evil_tier_5,wp_tier_5,knows_common|knows_athletics_3|knows_power_strike_6|knows_ironflesh_6,uruk_hai_face1,uruk_hai_face2]," calcext:value-type="string">
            <text:p>["i5_isen_fighting_uruk_champion","Fighting_Uruk_Hai_Champion","Fighting_Uruk_Hai_Champions",tf_urukhai|tf_mounted| tfg_shield| tfg_armor| tfg_helm| tfg_boots| tf_no_capture_alive,0,0,fac_isengard,[itm_isen_uruk_helm_a_good,itm_isen_uruk_heavy_b_good, itm_isen_uruk_heavy_c,itm_evil_gauntlets_b,itm_uruk_chain_greaves,itm_isengard_sword,itm_isen_uruk_shield_b,],attr_evil_tier_5,wp_tier_5,knows_common|knows_athletics_3|knows_power_strike_6|knows_ironflesh_6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isen_uruk_pikeman</text:p>
          </table:table-cell>
          <table:table-cell table:style-name="ce7" office:value-type="string" calcext:value-type="string">
            <text:p>Uruk_Hai_Pikeman</text:p>
          </table:table-cell>
          <table:table-cell table:style-name="ce7" office:value-type="string" calcext:value-type="string">
            <text:p>Uruk_Hai_Pikemen</text:p>
          </table:table-cell>
          <table:table-cell table:style-name="ce8" office:value-type="string" calcext:value-type="string">
            <text:p>tf_urukhai| tf_mounte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,</text:p>
          </table:table-cell>
          <table:table-cell table:style-name="ce11" office:value-type="string" calcext:value-type="string">
            <text:p>itm_isen_uruk_med_a_good, itm_isen_uruk_heavy_a_bad, itm_isen_uruk_heavy_b_bad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pike,</text:p>
          </table:table-cell>
          <table:table-cell table:style-name="ce11" table:number-columns-repeated="2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4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0]&lt;&gt;&quot;&quot;;[.B350]&lt;&gt;&quot;&quot;);CONCATENATE([Variables.$I$1];[Variables.$I$7];[.A350];[Variables.$I$7];[Variables.$I$6];[Variables.$I$7];[.B350];[Variables.$I$7];[Variables.$I$6];[Variables.$I$7];[.C350];[Variables.$I$7];[Variables.$I$6];[.D350];[Variables.$I$6];[.E350];[Variables.$I$6];[.F350];[Variables.$I$6];[.G350];[Variables.$I$6];[Variables.$I$1];[.H350];[.I350];[.J350];[.K350];[.L350];[.M350];[.N350];[Variables.$I$2];[Variables.$I$6];[.O350];[Variables.$I$6];[.P350];[Variables.$I$6];[.Q350];[Variables.$I$6];[.R350];[Variables.$I$6];[.S350];IF([.T350]&lt;&gt;&quot;&quot;;CONCATENATE([Variables.$I$6];[.T350]);&quot;&quot;);[Variables.$I$2];[Variables.$I$6]);IF([.A350]&lt;&gt;&quot;&quot;;CONCATENATE(&quot;#&quot;;[.A350]);&quot;&quot;))" office:value-type="string" office:string-value="[&quot;i3_isen_uruk_pikeman&quot;,&quot;Uruk_Hai_Pikeman&quot;,&quot;Uruk_Hai_Pikemen&quot;,tf_urukhai| tf_mounted|tfg_armor| tfg_helm| tfg_boots| tf_no_capture_alive,0,0,fac_isengard,[itm_isen_uruk_helm_a,itm_isen_uruk_med_a_good, itm_isen_uruk_heavy_a_bad, itm_isen_uruk_heavy_b_bad,itm_evil_gauntlets_a,itm_uruk_chain_greaves,itm_isengard_pike,],attr_evil_tier_3,wp_tier_3,knows_common|knows_athletics_2|knows_power_strike_3|knows_ironflesh_4,uruk_hai_face1,uruk_hai_face2]," calcext:value-type="string">
            <text:p>["i3_isen_uruk_pikeman","Uruk_Hai_Pikeman","Uruk_Hai_Pikemen",tf_urukhai| tf_mounted|tfg_armor| tfg_helm| tfg_boots| tf_no_capture_alive,0,0,fac_isengard,[itm_isen_uruk_helm_a,itm_isen_uruk_med_a_good, itm_isen_uruk_heavy_a_bad, itm_isen_uruk_heavy_b_bad,itm_evil_gauntlets_a,itm_uruk_chain_greaves,itm_isengard_pike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isen_fighting_uruk_pikeman</text:p>
          </table:table-cell>
          <table:table-cell table:style-name="ce7" office:value-type="string" calcext:value-type="string">
            <text:p>Fighting_Uruk_Hai_Pikeman</text:p>
          </table:table-cell>
          <table:table-cell table:style-name="ce7" office:value-type="string" calcext:value-type="string">
            <text:p>Fighting_Uruk_Hai_Pikemen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good,</text:p>
          </table:table-cell>
          <table:table-cell table:style-name="ce11" office:value-type="string" calcext:value-type="string">
            <text:p>itm_isen_uruk_heavy_c_good, itm_isen_uruk_heavy_b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pike,itm_isengard_halberd,</text:p>
          </table:table-cell>
          <table:table-cell table:style-name="ce11" table:number-columns-repeated="2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power_strike_5|knows_ironflesh_5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1]&lt;&gt;&quot;&quot;;[.B351]&lt;&gt;&quot;&quot;);CONCATENATE([Variables.$I$1];[Variables.$I$7];[.A351];[Variables.$I$7];[Variables.$I$6];[Variables.$I$7];[.B351];[Variables.$I$7];[Variables.$I$6];[Variables.$I$7];[.C351];[Variables.$I$7];[Variables.$I$6];[.D351];[Variables.$I$6];[.E351];[Variables.$I$6];[.F351];[Variables.$I$6];[.G351];[Variables.$I$6];[Variables.$I$1];[.H351];[.I351];[.J351];[.K351];[.L351];[.M351];[.N351];[Variables.$I$2];[Variables.$I$6];[.O351];[Variables.$I$6];[.P351];[Variables.$I$6];[.Q351];[Variables.$I$6];[.R351];[Variables.$I$6];[.S351];IF([.T351]&lt;&gt;&quot;&quot;;CONCATENATE([Variables.$I$6];[.T351]);&quot;&quot;);[Variables.$I$2];[Variables.$I$6]);IF([.A351]&lt;&gt;&quot;&quot;;CONCATENATE(&quot;#&quot;;[.A351]);&quot;&quot;))" office:value-type="string" office:string-value="[&quot;i4_isen_fighting_uruk_pikeman&quot;,&quot;Fighting_Uruk_Hai_Pikeman&quot;,&quot;Fighting_Uruk_Hai_Pikemen&quot;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" calcext:value-type="string">
            <text:p>["i4_isen_fighting_uruk_pikeman","Fighting_Uruk_Hai_Pikeman","Fighting_Uruk_Hai_Pikemen",tf_urukhai|tf_mounted| tfg_armor| tfg_helm| tfg_boots| tf_no_capture_alive,0,0,fac_isengard,[itm_isen_uruk_helm_a_good,itm_isen_uruk_heavy_c_good, itm_isen_uruk_heavy_b_good,itm_evil_gauntlets_b,itm_uruk_chain_greaves,itm_isengard_pike,itm_isengard_halberd,],attr_evil_tier_4,wp_tier_4,knows_common|knows_athletics_2|knows_power_strike_5|knows_ironflesh_5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isen_uruk_standard_bearer</text:p>
          </table:table-cell>
          <table:table-cell table:style-name="ce7" office:value-type="string" calcext:value-type="string">
            <text:p>Uruk_Hai_Standard_Bearer</text:p>
          </table:table-cell>
          <table:table-cell table:style-name="ce7" office:value-type="string" calcext:value-type="string">
            <text:p>Uruk_Hai_Standard_Bearers</text:p>
          </table:table-cell>
          <table:table-cell table:style-name="ce8" office:value-type="string" calcext:value-type="string">
            <text:p>tf_urukhai|tf_mount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a_good,</text:p>
          </table:table-cell>
          <table:table-cell table:style-name="ce11" office:value-type="string" calcext:value-type="string">
            <text:p>itm_isen_uruk_heavy_c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banner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2|knows_power_strike_5|knows_ironflesh_10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2]&lt;&gt;&quot;&quot;;[.B352]&lt;&gt;&quot;&quot;);CONCATENATE([Variables.$I$1];[Variables.$I$7];[.A352];[Variables.$I$7];[Variables.$I$6];[Variables.$I$7];[.B352];[Variables.$I$7];[Variables.$I$6];[Variables.$I$7];[.C352];[Variables.$I$7];[Variables.$I$6];[.D352];[Variables.$I$6];[.E352];[Variables.$I$6];[.F352];[Variables.$I$6];[.G352];[Variables.$I$6];[Variables.$I$1];[.H352];[.I352];[.J352];[.K352];[.L352];[.M352];[.N352];[Variables.$I$2];[Variables.$I$6];[.O352];[Variables.$I$6];[.P352];[Variables.$I$6];[.Q352];[Variables.$I$6];[.R352];[Variables.$I$6];[.S352];IF([.T352]&lt;&gt;&quot;&quot;;CONCATENATE([Variables.$I$6];[.T352]);&quot;&quot;);[Variables.$I$2];[Variables.$I$6]);IF([.A352]&lt;&gt;&quot;&quot;;CONCATENATE(&quot;#&quot;;[.A352]);&quot;&quot;))" office:value-type="string" office:string-value="[&quot;i5_isen_uruk_standard_bearer&quot;,&quot;Uruk_Hai_Standard_Bearer&quot;,&quot;Uruk_Hai_Standard_Bearers&quot;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" calcext:value-type="string">
            <text:p>["i5_isen_uruk_standard_bearer","Uruk_Hai_Standard_Bearer","Uruk_Hai_Standard_Bearers",tf_urukhai|tf_mounted| tfg_armor| tfg_helm| tfg_boots| tf_no_capture_alive,0,0,fac_isengard,[itm_isen_uruk_helm_a_good,itm_isen_uruk_heavy_c_good,itm_evil_gauntlets_b,itm_uruk_chain_greaves,itm_isengard_banner,],attr_evil_tier_5,wp_tier_5,knows_common|knows_athletics_2|knows_power_strike_5|knows_ironflesh_10,uruk_hai_face1,uruk_hai_face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353]&lt;&gt;&quot;&quot;;[.B353]&lt;&gt;&quot;&quot;);CONCATENATE([Variables.$I$1];[Variables.$I$7];[.A353];[Variables.$I$7];[Variables.$I$6];[Variables.$I$7];[.B353];[Variables.$I$7];[Variables.$I$6];[Variables.$I$7];[.C353];[Variables.$I$7];[Variables.$I$6];[.D353];[Variables.$I$6];[.E353];[Variables.$I$6];[.F353];[Variables.$I$6];[.G353];[Variables.$I$6];[Variables.$I$1];[.H353];[.I353];[.J353];[.K353];[.L353];[.M353];[.N353];[Variables.$I$2];[Variables.$I$6];[.O353];[Variables.$I$6];[.P353];[Variables.$I$6];[.Q353];[Variables.$I$6];[.R353];[Variables.$I$6];[.S353];IF([.T353]&lt;&gt;&quot;&quot;;CONCATENATE([Variables.$I$6];[.T353]);&quot;&quot;);[Variables.$I$2];[Variables.$I$6]);IF([.A353]&lt;&gt;&quot;&quot;;CONCATENATE(&quot;#&quot;;[.A353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MORDOR Uruks</text:p>
          </table:table-cell>
          <table:table-cell table:style-name="ce6" table:number-columns-repeated="19"/>
          <table:table-cell table:style-name="ce6" table:formula="of:=IF(AND([.A354]&lt;&gt;&quot;&quot;;[.B354]&lt;&gt;&quot;&quot;);CONCATENATE([Variables.$I$1];[Variables.$I$7];[.A354];[Variables.$I$7];[Variables.$I$6];[Variables.$I$7];[.B354];[Variables.$I$7];[Variables.$I$6];[Variables.$I$7];[.C354];[Variables.$I$7];[Variables.$I$6];[.D354];[Variables.$I$6];[.E354];[Variables.$I$6];[.F354];[Variables.$I$6];[.G354];[Variables.$I$6];[Variables.$I$1];[.H354];[.I354];[.J354];[.K354];[.L354];[.M354];[.N354];[Variables.$I$2];[Variables.$I$6];[.O354];[Variables.$I$6];[.P354];[Variables.$I$6];[.Q354];[Variables.$I$6];[.R354];[Variables.$I$6];[.S354];IF([.T354]&lt;&gt;&quot;&quot;;CONCATENATE([Variables.$I$6];[.T354]);&quot;&quot;);[Variables.$I$2];[Variables.$I$6]);IF([.A354]&lt;&gt;&quot;&quot;;CONCATENATE(&quot;#&quot;;[.A354]);&quot;&quot;))" office:value-type="string" office:string-value="#MORDOR Uruks" calcext:value-type="string">
            <text:p>#MORDOR Uruk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mordor_uruk_snaga</text:p>
          </table:table-cell>
          <table:table-cell table:style-name="ce7" office:value-type="string" calcext:value-type="string">
            <text:p>Uruk_Snaga_of_Mordor</text:p>
          </table:table-cell>
          <table:table-cell table:style-name="ce7" office:value-type="string" calcext:value-type="string">
            <text:p>Uruk_Snagas_of_Mordor</text:p>
          </table:table-cell>
          <table:table-cell table:style-name="ce8" office:value-type="string" calcext:value-type="string">
            <text:p>tf_uruk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/>
          <table:table-cell table:style-name="ce11" office:value-type="string" calcext:value-type="string">
            <text:p>itm_m_uruk_light_a,itm_m_uruk_light_a_good, itm_m_uruk_light_a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axe,itm_orc_falchion,itm_orc_sabre,itm_orc_simple_spear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evil_tier_1</text:p>
          </table:table-cell>
          <table:table-cell table:style-name="ce12" office:value-type="string" calcext:value-type="string">
            <text:p>wp_tier_1</text:p>
          </table:table-cell>
          <table:table-cell table:style-name="ce13" office:value-type="string" calcext:value-type="string">
            <text:p>knows_common|knows_ironflesh_2|knows_power_strike_1|knows_shield_1|knows_athletics_1|knows_looting_1|knows_trainer_2|knows_tactics_1|knows_spotting_1|knows_wound_treatment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5]&lt;&gt;&quot;&quot;;[.B355]&lt;&gt;&quot;&quot;);CONCATENATE([Variables.$I$1];[Variables.$I$7];[.A355];[Variables.$I$7];[Variables.$I$6];[Variables.$I$7];[.B355];[Variables.$I$7];[Variables.$I$6];[Variables.$I$7];[.C355];[Variables.$I$7];[Variables.$I$6];[.D355];[Variables.$I$6];[.E355];[Variables.$I$6];[.F355];[Variables.$I$6];[.G355];[Variables.$I$6];[Variables.$I$1];[.H355];[.I355];[.J355];[.K355];[.L355];[.M355];[.N355];[Variables.$I$2];[Variables.$I$6];[.O355];[Variables.$I$6];[.P355];[Variables.$I$6];[.Q355];[Variables.$I$6];[.R355];[Variables.$I$6];[.S355];IF([.T355]&lt;&gt;&quot;&quot;;CONCATENATE([Variables.$I$6];[.T355]);&quot;&quot;);[Variables.$I$2];[Variables.$I$6]);IF([.A355]&lt;&gt;&quot;&quot;;CONCATENATE(&quot;#&quot;;[.A355]);&quot;&quot;))" office:value-type="string" office:string-value="[&quot;i1_mordor_uruk_snaga&quot;,&quot;Uruk_Snaga_of_Mordor&quot;,&quot;Uruk_Snagas_of_Mordor&quot;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" calcext:value-type="string">
            <text:p>["i1_mordor_uruk_snaga","Uruk_Snaga_of_Mordor","Uruk_Snagas_of_Mordor",tf_uruk| tf_no_capture_alive,0,0,fac_mordor,[itm_m_uruk_light_a,itm_m_uruk_light_a_good, itm_m_uruk_light_a_bad,itm_uruk_ragwrap,itm_orc_axe,itm_orc_falchion,itm_orc_sabre,itm_orc_simple_spear,itm_metal_scraps_bad,itm_metal_scraps_medium,itm_metal_scraps_good,],attr_evil_tier_1,wp_tier_1,knows_common|knows_ironflesh_2|knows_power_strike_1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mordor_uruk</text:p>
          </table:table-cell>
          <table:table-cell table:style-name="ce7" office:value-type="string" calcext:value-type="string">
            <text:p>Uruk_of_Mordor</text:p>
          </table:table-cell>
          <table:table-cell table:style-name="ce7" office:value-type="string" calcext:value-type="string">
            <text:p>Uruk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a,itm_uruk_helm_b,itm_orc_coif,</text:p>
          </table:table-cell>
          <table:table-cell table:style-name="ce11" office:value-type="string" calcext:value-type="string">
            <text:p>itm_m_uruk_light_b, itm_m_uruk_light_b_good, itm_m_uruk_light_b_bad, itm_m_uruk_light_c_good, itm_m_uruk_light_c_bad,</text:p>
          </table:table-cell>
          <table:table-cell table:style-name="ce11"/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simple_spear_heavy,itm_uruk_falchion_a,itm_orc_bastard_scimitar_bad,</text:p>
          </table:table-cell>
          <table:table-cell table:style-name="ce11" office:value-type="string" calcext:value-type="string">
            <text:p>itm_mordor_uruk_shield_a,</text:p>
          </table:table-cell>
          <table:table-cell table:style-name="ce11"/>
          <table:table-cell table:style-name="ce12" office:value-type="string" calcext:value-type="string">
            <text:p>attr_evil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ironflesh_3|knows_power_strike_2|knows_shield_1|knows_athletics_1|knows_looting_1|knows_trainer_2|knows_tactics_1|knows_spotting_1|knows_wound_treatment_1|knows_prisoner_management_1|knows_leadership_1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6]&lt;&gt;&quot;&quot;;[.B356]&lt;&gt;&quot;&quot;);CONCATENATE([Variables.$I$1];[Variables.$I$7];[.A356];[Variables.$I$7];[Variables.$I$6];[Variables.$I$7];[.B356];[Variables.$I$7];[Variables.$I$6];[Variables.$I$7];[.C356];[Variables.$I$7];[Variables.$I$6];[.D356];[Variables.$I$6];[.E356];[Variables.$I$6];[.F356];[Variables.$I$6];[.G356];[Variables.$I$6];[Variables.$I$1];[.H356];[.I356];[.J356];[.K356];[.L356];[.M356];[.N356];[Variables.$I$2];[Variables.$I$6];[.O356];[Variables.$I$6];[.P356];[Variables.$I$6];[.Q356];[Variables.$I$6];[.R356];[Variables.$I$6];[.S356];IF([.T356]&lt;&gt;&quot;&quot;;CONCATENATE([Variables.$I$6];[.T356]);&quot;&quot;);[Variables.$I$2];[Variables.$I$6]);IF([.A356]&lt;&gt;&quot;&quot;;CONCATENATE(&quot;#&quot;;[.A356]);&quot;&quot;))" office:value-type="string" office:string-value="[&quot;i2_mordor_uruk&quot;,&quot;Uruk_of_Mordor&quot;,&quot;Uruks_of_Mordor&quot;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orc_bastard_scimitar_bad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" calcext:value-type="string">
            <text:p>["i2_mordor_uruk","Uruk_of_Mordor","Uruks_of_Mordor",tf_uruk| tfg_armor| tfg_boots| tf_no_capture_alive,0,0,fac_mordor,[itm_uruk_helm_a,itm_uruk_helm_b,itm_orc_coif,itm_m_uruk_light_b, itm_m_uruk_light_b_good, itm_m_uruk_light_b_bad, itm_m_uruk_light_c_good, itm_m_uruk_light_c_bad,itm_uruk_ragwrap,itm_orc_simple_spear_heavy,itm_uruk_falchion_a,itm_orc_bastard_scimitar_bad,itm_mordor_uruk_shield_a,],attr_evil_tier_2,wp_tier_2,knows_common|knows_ironflesh_3|knows_power_strike_2|knows_shield_1|knows_athletics_1|knows_looting_1|knows_trainer_2|knows_tactics_1|knows_spotting_1|knows_wound_treatment_1|knows_prisoner_management_1|knows_leadership_1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mordor_large_uruk</text:p>
          </table:table-cell>
          <table:table-cell table:style-name="ce7" office:value-type="string" calcext:value-type="string">
            <text:p>Large_Uruk_of_Mordor</text:p>
          </table:table-cell>
          <table:table-cell table:style-name="ce7" office:value-type="string" calcext:value-type="string">
            <text:p>Large_Uruks_of_Mordor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c,itm_uruk_helm_d,</text:p>
          </table:table-cell>
          <table:table-cell table:style-name="ce11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ragwrap,itm_uruk_greaves,</text:p>
          </table:table-cell>
          <table:table-cell table:style-name="ce11" office:value-type="string" calcext:value-type="string">
            <text:p>itm_uruk_falchion_a,itm_orc_bastard_scimitar,itm_orc_cleaver_a,</text:p>
          </table:table-cell>
          <table:table-cell table:style-name="ce11" office:value-type="string" calcext:value-type="string">
            <text:p>itm_mordor_uruk_shield_a,itm_mordor_uruk_shield_b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3</text:p>
          </table:table-cell>
          <table:table-cell table:style-name="ce12" office:value-type="string" calcext:value-type="string">
            <text:p>knows_common|knows_athletics_2|knows_power_strike_3|knows_ironflesh_4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7]&lt;&gt;&quot;&quot;;[.B357]&lt;&gt;&quot;&quot;);CONCATENATE([Variables.$I$1];[Variables.$I$7];[.A357];[Variables.$I$7];[Variables.$I$6];[Variables.$I$7];[.B357];[Variables.$I$7];[Variables.$I$6];[Variables.$I$7];[.C357];[Variables.$I$7];[Variables.$I$6];[.D357];[Variables.$I$6];[.E357];[Variables.$I$6];[.F357];[Variables.$I$6];[.G357];[Variables.$I$6];[Variables.$I$1];[.H357];[.I357];[.J357];[.K357];[.L357];[.M357];[.N357];[Variables.$I$2];[Variables.$I$6];[.O357];[Variables.$I$6];[.P357];[Variables.$I$6];[.Q357];[Variables.$I$6];[.R357];[Variables.$I$6];[.S357];IF([.T357]&lt;&gt;&quot;&quot;;CONCATENATE([Variables.$I$6];[.T357]);&quot;&quot;);[Variables.$I$2];[Variables.$I$6]);IF([.A357]&lt;&gt;&quot;&quot;;CONCATENATE(&quot;#&quot;;[.A357]);&quot;&quot;))" office:value-type="string" office:string-value="[&quot;i3_mordor_large_uruk&quot;,&quot;Large_Uruk_of_Mordor&quot;,&quot;Large_Uruks_of_Mordor&quot;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orc_bastard_scimitar,itm_orc_cleaver_a,itm_mordor_uruk_shield_a,itm_mordor_uruk_shield_b,],attr_evil_tier_3,wp_tier_3,knows_common|knows_athletics_2|knows_power_strike_3|knows_ironflesh_4,uruk_hai_face1,uruk_hai_face2]," calcext:value-type="string">
            <text:p>["i3_mordor_large_uruk","Large_Uruk_of_Mordor","Large_Uruks_of_Mordor",tf_uruk| tfg_shield| tfg_armor| tfg_helm| tfg_boots| tf_no_capture_alive,0,0,fac_mordor,[itm_uruk_helm_c,itm_uruk_helm_d,itm_m_uruk_med_a, itm_m_uruk_med_a_good, itm_m_uruk_med_a_bad, itm_m_uruk_med_b, itm_m_uruk_med_b_good, itm_m_uruk_med_b_bad, itm_m_uruk_med_c, itm_m_uruk_med_c_good, itm_m_uruk_med_c_bad, itm_evil_gauntlets_a,itm_uruk_ragwrap,itm_uruk_greaves,itm_uruk_falchion_a,itm_orc_bastard_scimitar,itm_orc_cleaver_a,itm_mordor_uruk_shield_a,itm_mordor_uruk_shield_b,],attr_evil_tier_3,wp_tier_3,knows_common|knows_athletics_2|knows_power_strike_3|knows_ironflesh_4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mordor_fell_uruk</text:p>
          </table:table-cell>
          <table:table-cell table:style-name="ce7" office:value-type="string" calcext:value-type="string">
            <text:p>Fell_Uruk_of_Mordor</text:p>
          </table:table-cell>
          <table:table-cell table:style-name="ce7" office:value-type="string" calcext:value-type="string">
            <text:p>Fell_Uruks_of_Mordor</text:p>
          </table:table-cell>
          <table:table-cell table:style-name="ce8" office:value-type="string" calcext:value-type="string">
            <text:p>tf_uruk| tfg_shield|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b,itm_uruk_helm_c,itm_uruk_helm_d,</text:p>
          </table:table-cell>
          <table:table-cell table:style-name="ce11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itm_uruk_chain_greaves,</text:p>
          </table:table-cell>
          <table:table-cell table:style-name="ce11" office:value-type="string" calcext:value-type="string">
            <text:p>itm_uruk_falchion_a,itm_orc_bastard_scimitar_heavy,itm_orc_cleaver_a_heavy,</text:p>
          </table:table-cell>
          <table:table-cell table:style-name="ce11" office:value-type="string" calcext:value-type="string">
            <text:p>itm_mordor_uruk_shield_a,itm_mordor_uruk_shield_b,</text:p>
          </table:table-cell>
          <table:table-cell table:style-name="ce11"/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power_strike_5|knows_power_throw_3|knows_ironflesh_4|knows_shield_2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8]&lt;&gt;&quot;&quot;;[.B358]&lt;&gt;&quot;&quot;);CONCATENATE([Variables.$I$1];[Variables.$I$7];[.A358];[Variables.$I$7];[Variables.$I$6];[Variables.$I$7];[.B358];[Variables.$I$7];[Variables.$I$6];[Variables.$I$7];[.C358];[Variables.$I$7];[Variables.$I$6];[.D358];[Variables.$I$6];[.E358];[Variables.$I$6];[.F358];[Variables.$I$6];[.G358];[Variables.$I$6];[Variables.$I$1];[.H358];[.I358];[.J358];[.K358];[.L358];[.M358];[.N358];[Variables.$I$2];[Variables.$I$6];[.O358];[Variables.$I$6];[.P358];[Variables.$I$6];[.Q358];[Variables.$I$6];[.R358];[Variables.$I$6];[.S358];IF([.T358]&lt;&gt;&quot;&quot;;CONCATENATE([Variables.$I$6];[.T358]);&quot;&quot;);[Variables.$I$2];[Variables.$I$6]);IF([.A358]&lt;&gt;&quot;&quot;;CONCATENATE(&quot;#&quot;;[.A358]);&quot;&quot;))" office:value-type="string" office:string-value="[&quot;i4_mordor_fell_uruk&quot;,&quot;Fell_Uruk_of_Mordor&quot;,&quot;Fell_Uruks_of_Mordor&quot;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orc_bastard_scimitar_heavy,itm_orc_cleaver_a_heavy,itm_mordor_uruk_shield_a,itm_mordor_uruk_shield_b,],attr_evil_tier_4,wp_tier_4,knows_common|knows_athletics_3|knows_power_strike_5|knows_power_throw_3|knows_ironflesh_4|knows_shield_2,uruk_hai_face1,uruk_hai_face2]," calcext:value-type="string">
            <text:p>["i4_mordor_fell_uruk","Fell_Uruk_of_Mordor","Fell_Uruks_of_Mordor",tf_uruk| tfg_shield|tfg_armor| tfg_helm| tfg_boots| tf_no_capture_alive,0,0,fac_mordor,[itm_uruk_helm_b,itm_uruk_helm_c,itm_uruk_helm_d,itm_m_uruk_heavy_a, itm_m_uruk_heavy_a_good, itm_m_uruk_heavy_a_bad, itm_m_uruk_heavy_b, itm_m_uruk_heavy_b_good, itm_m_uruk_heavy_b_bad,itm_evil_gauntlets_b,itm_uruk_greaves,itm_uruk_chain_greaves,itm_uruk_falchion_a,itm_orc_bastard_scimitar_heavy,itm_orc_cleaver_a_heavy,itm_mordor_uruk_shield_a,itm_mordor_uruk_shield_b,],attr_evil_tier_4,wp_tier_4,knows_common|knows_athletics_3|knows_power_strike_5|knows_power_throw_3|knows_ironflesh_4|knows_shield_2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mordor_uruk_slayer</text:p>
          </table:table-cell>
          <table:table-cell table:style-name="ce7" office:value-type="string" calcext:value-type="string">
            <text:p>Uruk_Slayer_of_Mordor</text:p>
          </table:table-cell>
          <table:table-cell table:style-name="ce7" office:value-type="string" calcext:value-type="string">
            <text:p>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b,itm_uruk_helm_c,itm_uruk_helm_d,</text:p>
          </table:table-cell>
          <table:table-cell table:style-name="ce11" office:value-type="string" calcext:value-type="string">
            <text:p>itm_m_uruk_med_a, itm_m_uruk_med_a_good, itm_m_uruk_med_a_bad, itm_m_uruk_med_b, itm_m_uruk_med_b_good, itm_m_uruk_med_b_bad, itm_m_uruk_med_c, itm_m_uruk_med_c_good, itm_m_uruk_med_c_bad,</text:p>
          </table:table-cell>
          <table:table-cell table:style-name="ce11"/>
          <table:table-cell table:style-name="ce11" office:value-type="string" calcext:value-type="string">
            <text:p>itm_uruk_tracker_boots,</text:p>
          </table:table-cell>
          <table:table-cell table:style-name="ce11" office:value-type="string" calcext:value-type="string">
            <text:p>itm_orc_bill_heavy,itm_orc_skull_spear_heavy,itm_uruk_pike_b,</text:p>
          </table:table-cell>
          <table:table-cell table:style-name="ce11" office:value-type="string" calcext:value-type="string">
            <text:p>itm_uruk_falchion_a,itm_orc_bastard_scimitar,</text:p>
          </table:table-cell>
          <table:table-cell table:style-name="ce11"/>
          <table:table-cell table:style-name="ce12" office:value-type="string" calcext:value-type="string">
            <text:p>attr_evil_tier_3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3|knows_power_strike_5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59]&lt;&gt;&quot;&quot;;[.B359]&lt;&gt;&quot;&quot;);CONCATENATE([Variables.$I$1];[Variables.$I$7];[.A359];[Variables.$I$7];[Variables.$I$6];[Variables.$I$7];[.B359];[Variables.$I$7];[Variables.$I$6];[Variables.$I$7];[.C359];[Variables.$I$7];[Variables.$I$6];[.D359];[Variables.$I$6];[.E359];[Variables.$I$6];[.F359];[Variables.$I$6];[.G359];[Variables.$I$6];[Variables.$I$1];[.H359];[.I359];[.J359];[.K359];[.L359];[.M359];[.N359];[Variables.$I$2];[Variables.$I$6];[.O359];[Variables.$I$6];[.P359];[Variables.$I$6];[.Q359];[Variables.$I$6];[.R359];[Variables.$I$6];[.S359];IF([.T359]&lt;&gt;&quot;&quot;;CONCATENATE([Variables.$I$6];[.T359]);&quot;&quot;);[Variables.$I$2];[Variables.$I$6]);IF([.A359]&lt;&gt;&quot;&quot;;CONCATENATE(&quot;#&quot;;[.A359]);&quot;&quot;))" office:value-type="string" office:string-value="[&quot;i3_mordor_uruk_slayer&quot;,&quot;Uruk_Slayer_of_Mordor&quot;,&quot;Uruk_Slayers_of_Mordor&quot;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orc_bastard_scimitar,],attr_evil_tier_3,wp_tier_4,knows_common|knows_athletics_3|knows_power_strike_5|knows_ironflesh_6,uruk_hai_face1,uruk_hai_face2]," calcext:value-type="string">
            <text:p>["i3_mordor_uruk_slayer","Uruk_Slayer_of_Mordor","Uruk_Slayers_of_Mordor",tf_uruk| tfg_armor| tfg_boots| tf_no_capture_alive,0,0,fac_mordor,[itm_uruk_helm_b,itm_uruk_helm_c,itm_uruk_helm_d,itm_m_uruk_med_a, itm_m_uruk_med_a_good, itm_m_uruk_med_a_bad, itm_m_uruk_med_b, itm_m_uruk_med_b_good, itm_m_uruk_med_b_bad, itm_m_uruk_med_c, itm_m_uruk_med_c_good, itm_m_uruk_med_c_bad,itm_uruk_tracker_boots,itm_orc_bill_heavy,itm_orc_skull_spear_heavy,itm_uruk_pike_b,itm_uruk_falchion_a,itm_orc_bastard_scimitar,],attr_evil_tier_3,wp_tier_4,knows_common|knows_athletics_3|knows_power_strike_5|knows_ironflesh_6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mordor_fell_uruk_slayer</text:p>
          </table:table-cell>
          <table:table-cell table:style-name="ce7" office:value-type="string" calcext:value-type="string">
            <text:p>Fell_Uruk_Slayer_of_Mordor</text:p>
          </table:table-cell>
          <table:table-cell table:style-name="ce7" office:value-type="string" calcext:value-type="string">
            <text:p>Fell_Uruk_Slayers_of_Mordor</text:p>
          </table:table-cell>
          <table:table-cell table:style-name="ce8" office:value-type="string" calcext:value-type="string">
            <text:p>tf_uruk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c,itm_uruk_helm_f,</text:p>
          </table:table-cell>
          <table:table-cell table:style-name="ce11" office:value-type="string" calcext:value-type="string">
            <text:p>itm_m_uruk_heavy_a, itm_m_uruk_heavy_a_good, itm_m_uruk_heavy_a_bad, itm_m_uruk_heavy_b, itm_m_uruk_heavy_b_good, itm_m_uruk_heavy_b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itm_uruk_chain_greaves,</text:p>
          </table:table-cell>
          <table:table-cell table:style-name="ce11" office:value-type="string" calcext:value-type="string">
            <text:p>itm_orc_bill_heavy,itm_orc_two_handed_axe_heavy,itm_orc_skull_spear_heavy,itm_uruk_pike_b,itm_orc_mangler_heavy,</text:p>
          </table:table-cell>
          <table:table-cell table:style-name="ce11" office:value-type="string" calcext:value-type="string">
            <text:p>itm_uruk_falchion_a_heavy,itm_orc_bastard_scimitar_heavy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2" office:value-type="string" calcext:value-type="string">
            <text:p>attr_evil_tier_4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5|knows_power_strike_7|knows_power_draw_4|knows_ironflesh_7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60]&lt;&gt;&quot;&quot;;[.B360]&lt;&gt;&quot;&quot;);CONCATENATE([Variables.$I$1];[Variables.$I$7];[.A360];[Variables.$I$7];[Variables.$I$6];[Variables.$I$7];[.B360];[Variables.$I$7];[Variables.$I$6];[Variables.$I$7];[.C360];[Variables.$I$7];[Variables.$I$6];[.D360];[Variables.$I$6];[.E360];[Variables.$I$6];[.F360];[Variables.$I$6];[.G360];[Variables.$I$6];[Variables.$I$1];[.H360];[.I360];[.J360];[.K360];[.L360];[.M360];[.N360];[Variables.$I$2];[Variables.$I$6];[.O360];[Variables.$I$6];[.P360];[Variables.$I$6];[.Q360];[Variables.$I$6];[.R360];[Variables.$I$6];[.S360];IF([.T360]&lt;&gt;&quot;&quot;;CONCATENATE([Variables.$I$6];[.T360]);&quot;&quot;);[Variables.$I$2];[Variables.$I$6]);IF([.A360]&lt;&gt;&quot;&quot;;CONCATENATE(&quot;#&quot;;[.A360]);&quot;&quot;))" office:value-type="string" office:string-value="[&quot;i4_mordor_fell_uruk_slayer&quot;,&quot;Fell_Uruk_Slayer_of_Mordor&quot;,&quot;Fell_Uruk_Slayers_of_Mordor&quot;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orc_mangler_heavy,itm_uruk_falchion_a_heavy,itm_orc_bastard_scimitar_heavy,itm_uruk_bow,itm_orc_hook_arrow,],attr_evil_tier_4,wp_tier_5,knows_common|knows_athletics_5|knows_power_strike_7|knows_power_draw_4|knows_ironflesh_7,uruk_hai_face1,uruk_hai_face2]," calcext:value-type="string">
            <text:p>["i4_mordor_fell_uruk_slayer","Fell_Uruk_Slayer_of_Mordor","Fell_Uruk_Slayers_of_Mordor",tf_uruk| tfg_armor| tfg_boots| tf_no_capture_alive,0,0,fac_mordor,[itm_uruk_helm_c,itm_uruk_helm_f,itm_m_uruk_heavy_a, itm_m_uruk_heavy_a_good, itm_m_uruk_heavy_a_bad, itm_m_uruk_heavy_b, itm_m_uruk_heavy_b_good, itm_m_uruk_heavy_b_bad,itm_evil_gauntlets_b,itm_uruk_greaves,itm_uruk_chain_greaves,itm_orc_bill_heavy,itm_orc_two_handed_axe_heavy,itm_orc_skull_spear_heavy,itm_uruk_pike_b,itm_orc_mangler_heavy,itm_uruk_falchion_a_heavy,itm_orc_bastard_scimitar_heavy,itm_uruk_bow,itm_orc_hook_arrow,],attr_evil_tier_4,wp_tier_5,knows_common|knows_athletics_5|knows_power_strike_7|knows_power_draw_4|knows_ironflesh_7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mordor_black_uruk</text:p>
          </table:table-cell>
          <table:table-cell table:style-name="ce7" office:value-type="string" calcext:value-type="string">
            <text:p>Black_Uruk_of_Barad_Dur</text:p>
          </table:table-cell>
          <table:table-cell table:style-name="ce7" office:value-type="string" calcext:value-type="string">
            <text:p>Black_Uruks_of_Barad_Dur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e,</text:p>
          </table:table-cell>
          <table:table-cell table:style-name="ce11" office:value-type="string" calcext:value-type="string">
            <text:p>itm_m_uruk_heavy_c, itm_m_uruk_heavy_c_good, itm_m_uruk_heavy_c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orc_two_handed_axe_heavy,</text:p>
          </table:table-cell>
          <table:table-cell table:style-name="ce11" office:value-type="string" calcext:value-type="string">
            <text:p>itm_uruk_falchion_a_heavy,itm_orc_bastard_scimitar_heavy,itm_mordor_uruk_shield_c,</text:p>
          </table:table-cell>
          <table:table-cell table:style-name="ce11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6|knows_ironflesh_9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61]&lt;&gt;&quot;&quot;;[.B361]&lt;&gt;&quot;&quot;);CONCATENATE([Variables.$I$1];[Variables.$I$7];[.A361];[Variables.$I$7];[Variables.$I$6];[Variables.$I$7];[.B361];[Variables.$I$7];[Variables.$I$6];[Variables.$I$7];[.C361];[Variables.$I$7];[Variables.$I$6];[.D361];[Variables.$I$6];[.E361];[Variables.$I$6];[.F361];[Variables.$I$6];[.G361];[Variables.$I$6];[Variables.$I$1];[.H361];[.I361];[.J361];[.K361];[.L361];[.M361];[.N361];[Variables.$I$2];[Variables.$I$6];[.O361];[Variables.$I$6];[.P361];[Variables.$I$6];[.Q361];[Variables.$I$6];[.R361];[Variables.$I$6];[.S361];IF([.T361]&lt;&gt;&quot;&quot;;CONCATENATE([Variables.$I$6];[.T361]);&quot;&quot;);[Variables.$I$2];[Variables.$I$6]);IF([.A361]&lt;&gt;&quot;&quot;;CONCATENATE(&quot;#&quot;;[.A361]);&quot;&quot;))" office:value-type="string" office:string-value="[&quot;i5_mordor_black_uruk&quot;,&quot;Black_Uruk_of_Barad_Dur&quot;,&quot;Black_Uruks_of_Barad_Dur&quot;,tf_uruk| tfg_gloves| tfg_shield| tfg_armor| tfg_helm| tfg_boots| tf_no_capture_alive,0,0,fac_mordor,[itm_uruk_helm_e,itm_m_uruk_heavy_c, itm_m_uruk_heavy_c_good, itm_m_uruk_heavy_c_bad,itm_evil_gauntlets_b,itm_uruk_chain_greaves,itm_orc_two_handed_axe_heavy,itm_uruk_falchion_a_heavy,itm_orc_bastard_scimitar_heavy,itm_mordor_uruk_shield_c,],attr_evil_tier_5,wp_tier_5,knows_common|knows_athletics_3|knows_power_strike_6|knows_ironflesh_9,uruk_hai_face1,uruk_hai_face2]," calcext:value-type="string">
            <text:p>["i5_mordor_black_uruk","Black_Uruk_of_Barad_Dur","Black_Uruks_of_Barad_Dur",tf_uruk| tfg_gloves| tfg_shield| tfg_armor| tfg_helm| tfg_boots| tf_no_capture_alive,0,0,fac_mordor,[itm_uruk_helm_e,itm_m_uruk_heavy_c, itm_m_uruk_heavy_c_good, itm_m_uruk_heavy_c_bad,itm_evil_gauntlets_b,itm_uruk_chain_greaves,itm_orc_two_handed_axe_heavy,itm_uruk_falchion_a_heavy,itm_orc_bastard_scimitar_heavy,itm_mordor_uruk_shield_c,],attr_evil_tier_5,wp_tier_5,knows_common|knows_athletics_3|knows_power_strike_6|knows_ironflesh_9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mordor_uruk_standard_bearer</text:p>
          </table:table-cell>
          <table:table-cell table:style-name="ce7" office:value-type="string" calcext:value-type="string">
            <text:p>Mordor_Standard_Bearer</text:p>
          </table:table-cell>
          <table:table-cell table:style-name="ce7" office:value-type="string" calcext:value-type="string">
            <text:p>Mordor_Standard_Bearers</text:p>
          </table:table-cell>
          <table:table-cell table:style-name="ce8" office:value-type="string" calcext:value-type="string">
            <text:p>tf_uruk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b,itm_uruk_helm_c,itm_uruk_helm_d,</text:p>
          </table:table-cell>
          <table:table-cell table:style-name="ce11" office:value-type="string" calcext:value-type="string">
            <text:p>itm_m_uruk_heavy_c, itm_m_uruk_heavy_c_good, itm_m_uruk_heavy_c_ba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greaves,itm_uruk_chain_greaves,</text:p>
          </table:table-cell>
          <table:table-cell table:style-name="ce11" office:value-type="string" calcext:value-type="string">
            <text:p>itm_mordor_banner,</text:p>
          </table:table-cell>
          <table:table-cell table:style-name="ce11" table:number-columns-repeated="2"/>
          <table:table-cell table:style-name="ce12" office:value-type="string" calcext:value-type="string">
            <text:p>attr_evil_tier_5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3|knows_power_strike_5|knows_ironflesh_10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6" table:formula="of:=IF(AND([.A362]&lt;&gt;&quot;&quot;;[.B362]&lt;&gt;&quot;&quot;);CONCATENATE([Variables.$I$1];[Variables.$I$7];[.A362];[Variables.$I$7];[Variables.$I$6];[Variables.$I$7];[.B362];[Variables.$I$7];[Variables.$I$6];[Variables.$I$7];[.C362];[Variables.$I$7];[Variables.$I$6];[.D362];[Variables.$I$6];[.E362];[Variables.$I$6];[.F362];[Variables.$I$6];[.G362];[Variables.$I$6];[Variables.$I$1];[.H362];[.I362];[.J362];[.K362];[.L362];[.M362];[.N362];[Variables.$I$2];[Variables.$I$6];[.O362];[Variables.$I$6];[.P362];[Variables.$I$6];[.Q362];[Variables.$I$6];[.R362];[Variables.$I$6];[.S362];IF([.T362]&lt;&gt;&quot;&quot;;CONCATENATE([Variables.$I$6];[.T362]);&quot;&quot;);[Variables.$I$2];[Variables.$I$6]);IF([.A362]&lt;&gt;&quot;&quot;;CONCATENATE(&quot;#&quot;;[.A362]);&quot;&quot;))" office:value-type="string" office:string-value="[&quot;i5_mordor_uruk_standard_bearer&quot;,&quot;Mordor_Standard_Bearer&quot;,&quot;Mordor_Standard_Bearers&quot;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" calcext:value-type="string">
            <text:p>["i5_mordor_uruk_standard_bearer","Mordor_Standard_Bearer","Mordor_Standard_Bearers",tf_uruk| tfg_shield| tfg_armor| tfg_helm| tfg_boots| tf_no_capture_alive,0,0,fac_mordor,[itm_uruk_helm_b,itm_uruk_helm_c,itm_uruk_helm_d,itm_m_uruk_heavy_c, itm_m_uruk_heavy_c_good, itm_m_uruk_heavy_c_bad,itm_evil_gauntlets_b,itm_uruk_greaves,itm_uruk_chain_greaves,itm_mordor_banner,],attr_evil_tier_5,wp_tier_5,knows_common|knows_athletics_3|knows_power_strike_5|knows_ironflesh_10,uruk_hai_face1,uruk_hai_face2],</text:p>
          </table:table-cell>
          <table:table-cell table:number-columns-repeated="16363"/>
        </table:table-row>
        <table:table-row table:style-name="ro5">
          <table:table-cell table:style-name="ce6" table:number-columns-repeated="4"/>
          <table:table-cell table:style-name="ce42" table:number-columns-repeated="2"/>
          <table:table-cell table:style-name="ce6" table:number-columns-repeated="14"/>
          <table:table-cell table:style-name="ce42" table:formula="of:=IF(AND([.A363]&lt;&gt;&quot;&quot;;[.B363]&lt;&gt;&quot;&quot;);CONCATENATE([Variables.$I$1];[Variables.$I$7];[.A363];[Variables.$I$7];[Variables.$I$6];[Variables.$I$7];[.B363];[Variables.$I$7];[Variables.$I$6];[Variables.$I$7];[.C363];[Variables.$I$7];[Variables.$I$6];[.D363];[Variables.$I$6];[.E363];[Variables.$I$6];[.F363];[Variables.$I$6];[.G363];[Variables.$I$6];[Variables.$I$1];[.H363];[.I363];[.J363];[.K363];[.L363];[.M363];[.N363];[Variables.$I$2];[Variables.$I$6];[.O363];[Variables.$I$6];[.P363];[Variables.$I$6];[.Q363];[Variables.$I$6];[.R363];[Variables.$I$6];[.S363];IF([.T363]&lt;&gt;&quot;&quot;;CONCATENATE([Variables.$I$6];[.T363]);&quot;&quot;);[Variables.$I$2];[Variables.$I$6]);IF([.A363]&lt;&gt;&quot;&quot;;CONCATENATE(&quot;#&quot;;[.A363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Trolls #Ents</text:p>
          </table:table-cell>
          <table:table-cell table:style-name="ce6" table:number-columns-repeated="19"/>
          <table:table-cell table:style-name="ce6" table:formula="of:=IF(AND([.A364]&lt;&gt;&quot;&quot;;[.B364]&lt;&gt;&quot;&quot;);CONCATENATE([Variables.$I$1];[Variables.$I$7];[.A364];[Variables.$I$7];[Variables.$I$6];[Variables.$I$7];[.B364];[Variables.$I$7];[Variables.$I$6];[Variables.$I$7];[.C364];[Variables.$I$7];[Variables.$I$6];[.D364];[Variables.$I$6];[.E364];[Variables.$I$6];[.F364];[Variables.$I$6];[.G364];[Variables.$I$6];[Variables.$I$1];[.H364];[.I364];[.J364];[.K364];[.L364];[.M364];[.N364];[Variables.$I$2];[Variables.$I$6];[.O364];[Variables.$I$6];[.P364];[Variables.$I$6];[.Q364];[Variables.$I$6];[.R364];[Variables.$I$6];[.S364];IF([.T364]&lt;&gt;&quot;&quot;;CONCATENATE([Variables.$I$6];[.T364]);&quot;&quot;);[Variables.$I$2];[Variables.$I$6]);IF([.A364]&lt;&gt;&quot;&quot;;CONCATENATE(&quot;#&quot;;[.A364]);&quot;&quot;))" office:value-type="string" office:string-value="#Trolls #Ents" calcext:value-type="string">
            <text:p>#Trolls #Ent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troll_of_moria</text:p>
          </table:table-cell>
          <table:table-cell table:style-name="ce7" office:value-type="string" calcext:value-type="string">
            <text:p>Troll_of_Moria</text:p>
          </table:table-cell>
          <table:table-cell table:style-name="ce7" office:value-type="string" calcext:value-type="string">
            <text:p>Trolls_of_Moria</text:p>
          </table:table-cell>
          <table:table-cell table:style-name="ce8" office:value-type="string" calcext:value-type="string">
            <text:p>tf_troll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helm,itm_troll_head_helm_b,itm_troll_head_helm_c,</text:p>
          </table:table-cell>
          <table:table-cell table:style-name="ce11" table:number-columns-repeated="2"/>
          <table:table-cell table:style-name="ce11" office:value-type="string" calcext:value-type="string">
            <text:p>itm_troll_feet_boots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| int_3| cha_3|level(58)</text:p>
          </table:table-cell>
          <table:table-cell table:style-name="ce12" office:value-type="string" calcext:value-type="string">
            <text:p>wp(75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5]&lt;&gt;&quot;&quot;;[.B365]&lt;&gt;&quot;&quot;);CONCATENATE([Variables.$I$1];[Variables.$I$7];[.A365];[Variables.$I$7];[Variables.$I$6];[Variables.$I$7];[.B365];[Variables.$I$7];[Variables.$I$6];[Variables.$I$7];[.C365];[Variables.$I$7];[Variables.$I$6];[.D365];[Variables.$I$6];[.E365];[Variables.$I$6];[.F365];[Variables.$I$6];[.G365];[Variables.$I$6];[Variables.$I$1];[.H365];[.I365];[.J365];[.K365];[.L365];[.M365];[.N365];[Variables.$I$2];[Variables.$I$6];[.O365];[Variables.$I$6];[.P365];[Variables.$I$6];[.Q365];[Variables.$I$6];[.R365];[Variables.$I$6];[.S365];IF([.T365]&lt;&gt;&quot;&quot;;CONCATENATE([Variables.$I$6];[.T365]);&quot;&quot;);[Variables.$I$2];[Variables.$I$6]);IF([.A365]&lt;&gt;&quot;&quot;;CONCATENATE(&quot;#&quot;;[.A365]);&quot;&quot;))" office:value-type="string" office:string-value="[&quot;troll_of_moria&quot;,&quot;Troll_of_Moria&quot;,&quot;Trolls_of_Moria&quot;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" calcext:value-type="string">
            <text:p>["troll_of_moria","Troll_of_Moria","Trolls_of_Moria",tf_troll| tfg_helm| tfg_boots| tf_no_capture_alive,0,0,fac_moria,[itm_troll_head_helm,itm_troll_head_helm_b,itm_troll_head_helm_c,itm_troll_feet_boots,itm_tree_trunk_club_a,itm_tree_trunk_club_a,itm_tree_trunk_club_a,itm_tree_trunk_club_b,itm_tree_trunk_club_b,],str_25| agi_3| int_3| cha_3|level(58),wp(75),knows_power_strike_10|knows_ironflesh_10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rmoured_troll</text:p>
          </table:table-cell>
          <table:table-cell table:style-name="ce7" office:value-type="string" calcext:value-type="string">
            <text:p>Armored_Troll</text:p>
          </table:table-cell>
          <table:table-cell table:style-name="ce7" office:value-type="string" calcext:value-type="string">
            <text:p>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olog_head_helm,itm_olog_head_helm_b,itm_olog_head_helm_c,</text:p>
          </table:table-cell>
          <table:table-cell table:style-name="ce11" office:value-type="string" calcext:value-type="string">
            <text:p>itm_olog_body,itm_olog_body_b,</text:p>
          </table:table-cell>
          <table:table-cell table:style-name="ce11" office:value-type="string" calcext:value-type="string">
            <text:p>itm_olog_hands,</text:p>
          </table:table-cell>
          <table:table-cell table:style-name="ce11" office:value-type="string" calcext:value-type="string">
            <text:p>itm_olog_feet_boots,</text:p>
          </table:table-cell>
          <table:table-cell table:style-name="ce11" office:value-type="string" calcext:value-type="string">
            <text:p>itm_giant_mace,itm_giant_mace_b,itm_giant_hammer,</text:p>
          </table:table-cell>
          <table:table-cell table:style-name="ce11" table:number-columns-repeated="2"/>
          <table:table-cell table:style-name="ce12" office:value-type="string" calcext:value-type="string">
            <text:p>str_25| agi_3| int_3| cha_3|level(61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6]&lt;&gt;&quot;&quot;;[.B366]&lt;&gt;&quot;&quot;);CONCATENATE([Variables.$I$1];[Variables.$I$7];[.A366];[Variables.$I$7];[Variables.$I$6];[Variables.$I$7];[.B366];[Variables.$I$7];[Variables.$I$6];[Variables.$I$7];[.C366];[Variables.$I$7];[Variables.$I$6];[.D366];[Variables.$I$6];[.E366];[Variables.$I$6];[.F366];[Variables.$I$6];[.G366];[Variables.$I$6];[Variables.$I$1];[.H366];[.I366];[.J366];[.K366];[.L366];[.M366];[.N366];[Variables.$I$2];[Variables.$I$6];[.O366];[Variables.$I$6];[.P366];[Variables.$I$6];[.Q366];[Variables.$I$6];[.R366];[Variables.$I$6];[.S366];IF([.T366]&lt;&gt;&quot;&quot;;CONCATENATE([Variables.$I$6];[.T366]);&quot;&quot;);[Variables.$I$2];[Variables.$I$6]);IF([.A366]&lt;&gt;&quot;&quot;;CONCATENATE(&quot;#&quot;;[.A366]);&quot;&quot;))" office:value-type="string" office:string-value="[&quot;armoured_troll&quot;,&quot;Armored_Troll&quot;,&quot;Armored_Trolls&quot;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armoured_troll","Armored_Troll","Armored_Trolls",tf_troll| tfg_helm| tfg_boots| tfg_armor| tfg_gloves| tf_no_capture_alive,0,0,fac_isengard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olog_hai</text:p>
          </table:table-cell>
          <table:table-cell table:number-columns-repeated="2" table:style-name="ce7" office:value-type="string" calcext:value-type="string">
            <text:p>Olog_Hai_of_Mordor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log_head_helm,itm_olog_head_helm_b,itm_olog_head_helm_c,</text:p>
          </table:table-cell>
          <table:table-cell table:style-name="ce11" office:value-type="string" calcext:value-type="string">
            <text:p>itm_olog_body,itm_olog_body_b,</text:p>
          </table:table-cell>
          <table:table-cell table:style-name="ce11" office:value-type="string" calcext:value-type="string">
            <text:p>itm_olog_hands,</text:p>
          </table:table-cell>
          <table:table-cell table:style-name="ce11" office:value-type="string" calcext:value-type="string">
            <text:p>itm_olog_feet_boots,</text:p>
          </table:table-cell>
          <table:table-cell table:style-name="ce11" office:value-type="string" calcext:value-type="string">
            <text:p>itm_giant_mace,itm_giant_mace_b,itm_giant_hammer,</text:p>
          </table:table-cell>
          <table:table-cell table:style-name="ce11" table:number-columns-repeated="2"/>
          <table:table-cell table:style-name="ce12" office:value-type="string" calcext:value-type="string">
            <text:p>str_25| agi_3| int_3| cha_3|level(61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7]&lt;&gt;&quot;&quot;;[.B367]&lt;&gt;&quot;&quot;);CONCATENATE([Variables.$I$1];[Variables.$I$7];[.A367];[Variables.$I$7];[Variables.$I$6];[Variables.$I$7];[.B367];[Variables.$I$7];[Variables.$I$6];[Variables.$I$7];[.C367];[Variables.$I$7];[Variables.$I$6];[.D367];[Variables.$I$6];[.E367];[Variables.$I$6];[.F367];[Variables.$I$6];[.G367];[Variables.$I$6];[Variables.$I$1];[.H367];[.I367];[.J367];[.K367];[.L367];[.M367];[.N367];[Variables.$I$2];[Variables.$I$6];[.O367];[Variables.$I$6];[.P367];[Variables.$I$6];[.Q367];[Variables.$I$6];[.R367];[Variables.$I$6];[.S367];IF([.T367]&lt;&gt;&quot;&quot;;CONCATENATE([Variables.$I$6];[.T367]);&quot;&quot;);[Variables.$I$2];[Variables.$I$6]);IF([.A367]&lt;&gt;&quot;&quot;;CONCATENATE(&quot;#&quot;;[.A367]);&quot;&quot;))" office:value-type="string" office:string-value="[&quot;olog_hai&quot;,&quot;Olog_Hai_of_Mordor&quot;,&quot;Olog_Hai_of_Mordor&quot;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" calcext:value-type="string">
            <text:p>["olog_hai","Olog_Hai_of_Mordor","Olog_Hai_of_Mordor",tf_troll| tfg_helm| tfg_boots| tfg_armor| tfg_gloves| tf_no_capture_alive,0,0,fac_mordor,[itm_olog_head_helm,itm_olog_head_helm_b,itm_olog_head_helm_c,itm_olog_body,itm_olog_body_b,itm_olog_hands,itm_olog_feet_boots,itm_giant_mace,itm_giant_mace_b,itm_giant_hammer,],str_25| agi_3| int_3| cha_3|level(61),wp(100),knows_power_strike_10|knows_ironflesh_10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commoners</text:p>
          </table:table-cell>
          <table:table-cell table:style-name="ce11" office:value-type="string" calcext:value-type="string">
            <text:p>itm_ent_head_helm,itm_ent_head_helm2,itm_ent_head_helm3,</text:p>
          </table:table-cell>
          <table:table-cell table:style-name="ce11" office:value-type="string" calcext:value-type="string">
            <text:p>itm_ent_body,</text:p>
          </table:table-cell>
          <table:table-cell table:style-name="ce11" office:value-type="string" calcext:value-type="string">
            <text:p>itm_ent_hands,</text:p>
          </table:table-cell>
          <table:table-cell table:style-name="ce11" office:value-type="string" calcext:value-type="string">
            <text:p>itm_ent_feet_boots,</text:p>
          </table:table-cell>
          <table:table-cell table:style-name="ce11" office:value-type="string" calcext:value-type="string">
            <text:p>itm_tree_trunk_invis,</text:p>
          </table:table-cell>
          <table:table-cell table:style-name="ce11"/>
          <table:table-cell table:style-name="ce11" office:value-type="string" calcext:value-type="string">
            <text:p>itm_ent_water,</text:p>
          </table:table-cell>
          <table:table-cell table:style-name="ce12" office:value-type="string" calcext:value-type="string">
            <text:p>str_25| agi_3| int_3| cha_3|level(63)</text:p>
          </table:table-cell>
          <table:table-cell table:style-name="ce12" office:value-type="string" calcext:value-type="string">
            <text:p>wp(200)</text:p>
          </table:table-cell>
          <table:table-cell table:style-name="ce12" office:value-type="string" calcext:value-type="string">
            <text:p>knows_power_strike_10|knows_ironflesh_10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368]&lt;&gt;&quot;&quot;;[.B368]&lt;&gt;&quot;&quot;);CONCATENATE([Variables.$I$1];[Variables.$I$7];[.A368];[Variables.$I$7];[Variables.$I$6];[Variables.$I$7];[.B368];[Variables.$I$7];[Variables.$I$6];[Variables.$I$7];[.C368];[Variables.$I$7];[Variables.$I$6];[.D368];[Variables.$I$6];[.E368];[Variables.$I$6];[.F368];[Variables.$I$6];[.G368];[Variables.$I$6];[Variables.$I$1];[.H368];[.I368];[.J368];[.K368];[.L368];[.M368];[.N368];[Variables.$I$2];[Variables.$I$6];[.O368];[Variables.$I$6];[.P368];[Variables.$I$6];[.Q368];[Variables.$I$6];[.R368];[Variables.$I$6];[.S368];IF([.T368]&lt;&gt;&quot;&quot;;CONCATENATE([Variables.$I$6];[.T368]);&quot;&quot;);[Variables.$I$2];[Variables.$I$6]);IF([.A368]&lt;&gt;&quot;&quot;;CONCATENATE(&quot;#&quot;;[.A368]);&quot;&quot;))" office:value-type="string" office:string-value="[&quot;ent&quot;,&quot;Ent&quot;,&quot;Ents&quot;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" calcext:value-type="string">
            <text:p>["ent","Ent","Ents",tf_troll| tfg_helm| tfg_boots| tfg_armor| tfg_gloves| tf_no_capture_alive,0,0,fac_commoners,[itm_ent_head_helm,itm_ent_head_helm2,itm_ent_head_helm3,itm_ent_body,itm_ent_hands,itm_ent_feet_boots,itm_tree_trunk_invis,itm_ent_water,],str_25| agi_3| int_3| cha_3|level(63),wp(200),knows_power_strike_10|knows_ironflesh_10,troll_face1,troll_face2],</text:p>
          </table:table-cell>
          <table:table-cell table:number-columns-repeated="16363"/>
        </table:table-row>
        <table:table-row table:style-name="ro5">
          <table:table-cell table:style-name="ce6" table:number-columns-repeated="4"/>
          <table:table-cell table:style-name="ce42" table:number-columns-repeated="2"/>
          <table:table-cell table:style-name="ce6" table:number-columns-repeated="14"/>
          <table:table-cell table:style-name="ce42" table:formula="of:=IF(AND([.A369]&lt;&gt;&quot;&quot;;[.B369]&lt;&gt;&quot;&quot;);CONCATENATE([Variables.$I$1];[Variables.$I$7];[.A369];[Variables.$I$7];[Variables.$I$6];[Variables.$I$7];[.B369];[Variables.$I$7];[Variables.$I$6];[Variables.$I$7];[.C369];[Variables.$I$7];[Variables.$I$6];[.D369];[Variables.$I$6];[.E369];[Variables.$I$6];[.F369];[Variables.$I$6];[.G369];[Variables.$I$6];[Variables.$I$1];[.H369];[.I369];[.J369];[.K369];[.L369];[.M369];[.N369];[Variables.$I$2];[Variables.$I$6];[.O369];[Variables.$I$6];[.P369];[Variables.$I$6];[.Q369];[Variables.$I$6];[.R369];[Variables.$I$6];[.S369];IF([.T369]&lt;&gt;&quot;&quot;;CONCATENATE([Variables.$I$6];[.T369]);&quot;&quot;);[Variables.$I$2];[Variables.$I$6]);IF([.A369]&lt;&gt;&quot;&quot;;CONCATENATE(&quot;#&quot;;[.A369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DOL GULDUR Orcs</text:p>
          </table:table-cell>
          <table:table-cell table:style-name="ce6" table:number-columns-repeated="19"/>
          <table:table-cell table:style-name="ce6" table:formula="of:=IF(AND([.A370]&lt;&gt;&quot;&quot;;[.B370]&lt;&gt;&quot;&quot;);CONCATENATE([Variables.$I$1];[Variables.$I$7];[.A370];[Variables.$I$7];[Variables.$I$6];[Variables.$I$7];[.B370];[Variables.$I$7];[Variables.$I$6];[Variables.$I$7];[.C370];[Variables.$I$7];[Variables.$I$6];[.D370];[Variables.$I$6];[.E370];[Variables.$I$6];[.F370];[Variables.$I$6];[.G370];[Variables.$I$6];[Variables.$I$1];[.H370];[.I370];[.J370];[.K370];[.L370];[.M370];[.N370];[Variables.$I$2];[Variables.$I$6];[.O370];[Variables.$I$6];[.P370];[Variables.$I$6];[.Q370];[Variables.$I$6];[.R370];[Variables.$I$6];[.S370];IF([.T370]&lt;&gt;&quot;&quot;;CONCATENATE([Variables.$I$6];[.T370]);&quot;&quot;);[Variables.$I$2];[Variables.$I$6]);IF([.A370]&lt;&gt;&quot;&quot;;CONCATENATE(&quot;#&quot;;[.A370]);&quot;&quot;))" office:value-type="string" office:string-value="#DOL GULDUR Orcs" calcext:value-type="string">
            <text:p>#DOL GULDUR Orc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guldur_orc_snaga</text:p>
          </table:table-cell>
          <table:table-cell table:style-name="ce7" office:value-type="string" calcext:value-type="string">
            <text:p>Orc_Snaga_of_Dol_Guldur</text:p>
          </table:table-cell>
          <table:table-cell table:style-name="ce7" office:value-type="string" calcext:value-type="string">
            <text:p>Orc_Snagas_of_Dol_Guldu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skullcap_bad,itm_orc_coif_bad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 table:number-columns-repeated="2"/>
          <table:table-cell table:style-name="ce11" office:value-type="string" calcext:value-type="string">
            <text:p>itm_wood_club,itm_orc_slasher,itm_orc_simple_spear,itm_orc_axe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ironflesh_1|knows_power_draw_1|knows_athletics_3|knows_looting_1|knows_tracking_1|knows_tactics_1|knows_pathfinding_2|knows_spotting_1|knows_surgery_1|knows_persuasion_1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71]&lt;&gt;&quot;&quot;;[.B371]&lt;&gt;&quot;&quot;);CONCATENATE([Variables.$I$1];[Variables.$I$7];[.A371];[Variables.$I$7];[Variables.$I$6];[Variables.$I$7];[.B371];[Variables.$I$7];[Variables.$I$6];[Variables.$I$7];[.C371];[Variables.$I$7];[Variables.$I$6];[.D371];[Variables.$I$6];[.E371];[Variables.$I$6];[.F371];[Variables.$I$6];[.G371];[Variables.$I$6];[Variables.$I$1];[.H371];[.I371];[.J371];[.K371];[.L371];[.M371];[.N371];[Variables.$I$2];[Variables.$I$6];[.O371];[Variables.$I$6];[.P371];[Variables.$I$6];[.Q371];[Variables.$I$6];[.R371];[Variables.$I$6];[.S371];IF([.T371]&lt;&gt;&quot;&quot;;CONCATENATE([Variables.$I$6];[.T371]);&quot;&quot;);[Variables.$I$2];[Variables.$I$6]);IF([.A371]&lt;&gt;&quot;&quot;;CONCATENATE(&quot;#&quot;;[.A371]);&quot;&quot;))" office:value-type="string" office:string-value="[&quot;i1_guldur_orc_snaga&quot;,&quot;Orc_Snaga_of_Dol_Guldur&quot;,&quot;Orc_Snagas_of_Dol_Guldur&quot;,tf_orc| tf_no_capture_alive,0,0,fac_guldur,[itm_orc_skullcap_bad,itm_orc_coif_bad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" calcext:value-type="string">
            <text:p>["i1_guldur_orc_snaga","Orc_Snaga_of_Dol_Guldur","Orc_Snagas_of_Dol_Guldur",tf_orc| tf_no_capture_alive,0,0,fac_guldur,[itm_orc_skullcap_bad,itm_orc_coif_bad,itm_m_orc_light_a,itm_m_orc_light_b,itm_m_orc_light_c,itm_wood_club,itm_orc_slasher,itm_orc_simple_spear,itm_orc_axe,itm_metal_scraps_bad,itm_metal_scraps_medium,itm_metal_scraps_good,],attr_orc_tier_1,wp_orc_tier_1,knows_common|knows_ironflesh_1|knows_power_draw_1|knows_athletics_3|knows_looting_1|knows_tracking_1|knows_tactics_1|knows_pathfinding_2|knows_spotting_1|knows_surgery_1|knows_persuasion_1,orc_face5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guldur_orc_tracker</text:p>
          </table:table-cell>
          <table:table-cell table:style-name="ce7" office:value-type="string" calcext:value-type="string">
            <text:p>Orc_Tracker_of_Dol_Guldur</text:p>
          </table:table-cell>
          <table:table-cell table:style-name="ce7" office:value-type="string" calcext:value-type="string">
            <text:p>Orc_Trackers_of_Dol_Guldu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coif, itm_orc_nosehelm_bad, itm_orc_nosehelm,itm_orc_skullcap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wood_club,itm_orc_simple_spear,itm_orc_axe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ironflesh_1|knows_power_strike_2|knows_power_draw_1|knows_athletics_4|knows_looting_1|knows_tracking_1|knows_tactics_1|knows_pathfinding_2|knows_spotting_1|knows_surgery_1|knows_persuasion_1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72]&lt;&gt;&quot;&quot;;[.B372]&lt;&gt;&quot;&quot;);CONCATENATE([Variables.$I$1];[Variables.$I$7];[.A372];[Variables.$I$7];[Variables.$I$6];[Variables.$I$7];[.B372];[Variables.$I$7];[Variables.$I$6];[Variables.$I$7];[.C372];[Variables.$I$7];[Variables.$I$6];[.D372];[Variables.$I$6];[.E372];[Variables.$I$6];[.F372];[Variables.$I$6];[.G372];[Variables.$I$6];[Variables.$I$1];[.H372];[.I372];[.J372];[.K372];[.L372];[.M372];[.N372];[Variables.$I$2];[Variables.$I$6];[.O372];[Variables.$I$6];[.P372];[Variables.$I$6];[.Q372];[Variables.$I$6];[.R372];[Variables.$I$6];[.S372];IF([.T372]&lt;&gt;&quot;&quot;;CONCATENATE([Variables.$I$6];[.T372]);&quot;&quot;);[Variables.$I$2];[Variables.$I$6]);IF([.A372]&lt;&gt;&quot;&quot;;CONCATENATE(&quot;#&quot;;[.A372]);&quot;&quot;))" office:value-type="string" office:string-value="[&quot;a2_guldur_orc_tracker&quot;,&quot;Orc_Tracker_of_Dol_Guldur&quot;,&quot;Orc_Trackers_of_Dol_Guldur&quot;,tf_orc| tfg_ranged| tfg_armor| tf_no_capture_alive,0,0,fac_guldur,[itm_orc_coif, itm_orc_nosehelm_bad, itm_orc_nosehelm,itm_orc_skullcap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" calcext:value-type="string">
            <text:p>["a2_guldur_orc_tracker","Orc_Tracker_of_Dol_Guldur","Orc_Trackers_of_Dol_Guldur",tf_orc| tfg_ranged| tfg_armor| tf_no_capture_alive,0,0,fac_guldur,[itm_orc_coif, itm_orc_nosehelm_bad, itm_orc_nosehelm,itm_orc_skullcap,itm_m_orc_light_a,itm_m_orc_light_b,itm_m_orc_light_c,itm_orc_ragwrap,itm_orc_bow,itm_orc_hook_arrow,itm_wood_club,itm_orc_simple_spear,itm_orc_axe,],attr_orc_tier_2,wp_orc_tier_2,knows_common|knows_ironflesh_1|knows_power_strike_2|knows_power_draw_1|knows_athletics_4|knows_looting_1|knows_tracking_1|knows_tactics_1|knows_pathfinding_2|knows_spotting_1|knows_surgery_1|knows_persuasion_1,orc_face3,orc_face8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373]&lt;&gt;&quot;&quot;;[.B373]&lt;&gt;&quot;&quot;);CONCATENATE([Variables.$I$1];[Variables.$I$7];[.A373];[Variables.$I$7];[Variables.$I$6];[Variables.$I$7];[.B373];[Variables.$I$7];[Variables.$I$6];[Variables.$I$7];[.C373];[Variables.$I$7];[Variables.$I$6];[.D373];[Variables.$I$6];[.E373];[Variables.$I$6];[.F373];[Variables.$I$6];[.G373];[Variables.$I$6];[Variables.$I$1];[.H373];[.I373];[.J373];[.K373];[.L373];[.M373];[.N373];[Variables.$I$2];[Variables.$I$6];[.O373];[Variables.$I$6];[.P373];[Variables.$I$6];[.Q373];[Variables.$I$6];[.R373];[Variables.$I$6];[.S373];IF([.T373]&lt;&gt;&quot;&quot;;CONCATENATE([Variables.$I$6];[.T373]);&quot;&quot;);[Variables.$I$2];[Variables.$I$6]);IF([.A373]&lt;&gt;&quot;&quot;;CONCATENATE(&quot;#&quot;;[.A373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MORDOR Orcs</text:p>
          </table:table-cell>
          <table:table-cell table:style-name="ce6" table:number-columns-repeated="19"/>
          <table:table-cell table:style-name="ce6" table:formula="of:=IF(AND([.A374]&lt;&gt;&quot;&quot;;[.B374]&lt;&gt;&quot;&quot;);CONCATENATE([Variables.$I$1];[Variables.$I$7];[.A374];[Variables.$I$7];[Variables.$I$6];[Variables.$I$7];[.B374];[Variables.$I$7];[Variables.$I$6];[Variables.$I$7];[.C374];[Variables.$I$7];[Variables.$I$6];[.D374];[Variables.$I$6];[.E374];[Variables.$I$6];[.F374];[Variables.$I$6];[.G374];[Variables.$I$6];[Variables.$I$1];[.H374];[.I374];[.J374];[.K374];[.L374];[.M374];[.N374];[Variables.$I$2];[Variables.$I$6];[.O374];[Variables.$I$6];[.P374];[Variables.$I$6];[.Q374];[Variables.$I$6];[.R374];[Variables.$I$6];[.S374];IF([.T374]&lt;&gt;&quot;&quot;;CONCATENATE([Variables.$I$6];[.T374]);&quot;&quot;);[Variables.$I$2];[Variables.$I$6]);IF([.A374]&lt;&gt;&quot;&quot;;CONCATENATE(&quot;#&quot;;[.A374]);&quot;&quot;))" office:value-type="string" office:string-value="#MORDOR Orcs" calcext:value-type="string">
            <text:p>#MORDOR Orc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mordor_orc_snaga</text:p>
          </table:table-cell>
          <table:table-cell table:style-name="ce7" office:value-type="string" calcext:value-type="string">
            <text:p>Orc_Snaga_of_Mordor</text:p>
          </table:table-cell>
          <table:table-cell table:style-name="ce7" office:value-type="string" calcext:value-type="string">
            <text:p>Orc_Snagas_of_Mordor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coif, itm_orc_nosehelm_bad,itm_orc_skullcap_bad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wood_club,itm_orc_slasher,itm_orc_axe,</text:p>
          </table:table-cell>
          <table:table-cell table:style-name="ce11"/>
          <table:table-cell table:style-name="ce11" office:value-type="string" calcext:value-type="string">
            <text:p>itm_metal_scraps_bad,itm_metal_scraps_medium,itm_metal_scraps_good,</text:p>
          </table:table-cell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power_strike_1|knows_power_throw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75]&lt;&gt;&quot;&quot;;[.B375]&lt;&gt;&quot;&quot;);CONCATENATE([Variables.$I$1];[Variables.$I$7];[.A375];[Variables.$I$7];[Variables.$I$6];[Variables.$I$7];[.B375];[Variables.$I$7];[Variables.$I$6];[Variables.$I$7];[.C375];[Variables.$I$7];[Variables.$I$6];[.D375];[Variables.$I$6];[.E375];[Variables.$I$6];[.F375];[Variables.$I$6];[.G375];[Variables.$I$6];[Variables.$I$1];[.H375];[.I375];[.J375];[.K375];[.L375];[.M375];[.N375];[Variables.$I$2];[Variables.$I$6];[.O375];[Variables.$I$6];[.P375];[Variables.$I$6];[.Q375];[Variables.$I$6];[.R375];[Variables.$I$6];[.S375];IF([.T375]&lt;&gt;&quot;&quot;;CONCATENATE([Variables.$I$6];[.T375]);&quot;&quot;);[Variables.$I$2];[Variables.$I$6]);IF([.A375]&lt;&gt;&quot;&quot;;CONCATENATE(&quot;#&quot;;[.A375]);&quot;&quot;))" office:value-type="string" office:string-value="[&quot;i1_mordor_orc_snaga&quot;,&quot;Orc_Snaga_of_Mordor&quot;,&quot;Orc_Snagas_of_Mordor&quot;,tf_orc| tf_no_capture_alive,0,0,fac_mordor,[itm_orc_coif_bad, itm_orc_coif, itm_orc_nosehelm_bad,itm_orc_skullcap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" calcext:value-type="string">
            <text:p>["i1_mordor_orc_snaga","Orc_Snaga_of_Mordor","Orc_Snagas_of_Mordor",tf_orc| tf_no_capture_alive,0,0,fac_mordor,[itm_orc_coif_bad, itm_orc_coif, itm_orc_nosehelm_bad,itm_orc_skullcap_bad,itm_m_orc_light_a,itm_m_orc_light_b,itm_m_orc_light_c,itm_orc_ragwrap,itm_wood_club,itm_orc_slasher,itm_orc_axe,itm_metal_scraps_bad,itm_metal_scraps_medium,itm_metal_scraps_good,],attr_orc_tier_1,wp_orc_tier_1,knows_common|knows_power_strike_1|knows_power_throw_1|knows_shield_1|knows_athletics_1|knows_looting_1|knows_trainer_1|knows_tactics_1|knows_inventory_management_1|knows_wound_treatment_1|knows_prisoner_management_2|knows_leadership_1|knows_trade_1,orc_face1,orc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mordor_orc</text:p>
          </table:table-cell>
          <table:table-cell table:style-name="ce7" office:value-type="string" calcext:value-type="string">
            <text:p>Orc_of_Mordor</text:p>
          </table:table-cell>
          <table:table-cell table:style-name="ce7" office:value-type="string" calcext:value-type="string">
            <text:p>Orcs_of_Mordor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coif, itm_orc_nosehelm, itm_orc_nosehelm_bad, itm_orc_visorhelm_bad,itm_orc_skullcap,itm_orc_barbuta_bad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wood_club,itm_orc_falchion_bad,itm_orc_slasher_heavy,itm_orc_slasher,itm_orc_axe,</text:p>
          </table:table-cell>
          <table:table-cell table:style-name="ce11"/>
          <table:table-cell table:style-name="ce11" office:value-type="string" calcext:value-type="string">
            <text:p>itm_mordor_orc_shield_b,itm_mordor_orc_shield_c,itm_mordor_orc_shield_a,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power_strike_2|knows_power_throw_1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76]&lt;&gt;&quot;&quot;;[.B376]&lt;&gt;&quot;&quot;);CONCATENATE([Variables.$I$1];[Variables.$I$7];[.A376];[Variables.$I$7];[Variables.$I$6];[Variables.$I$7];[.B376];[Variables.$I$7];[Variables.$I$6];[Variables.$I$7];[.C376];[Variables.$I$7];[Variables.$I$6];[.D376];[Variables.$I$6];[.E376];[Variables.$I$6];[.F376];[Variables.$I$6];[.G376];[Variables.$I$6];[Variables.$I$1];[.H376];[.I376];[.J376];[.K376];[.L376];[.M376];[.N376];[Variables.$I$2];[Variables.$I$6];[.O376];[Variables.$I$6];[.P376];[Variables.$I$6];[.Q376];[Variables.$I$6];[.R376];[Variables.$I$6];[.S376];IF([.T376]&lt;&gt;&quot;&quot;;CONCATENATE([Variables.$I$6];[.T376]);&quot;&quot;);[Variables.$I$2];[Variables.$I$6]);IF([.A376]&lt;&gt;&quot;&quot;;CONCATENATE(&quot;#&quot;;[.A376]);&quot;&quot;))" office:value-type="string" office:string-value="[&quot;i2_mordor_orc&quot;,&quot;Orc_of_Mordor&quot;,&quot;Orcs_of_Mordor&quot;,tf_orc| tfg_armor| tf_no_capture_alive,0,0,fac_mordor,[itm_orc_coif_bad, itm_orc_coif, itm_orc_nosehelm, itm_orc_nosehelm_bad, itm_orc_visorhelm_bad,itm_orc_skullcap,itm_orc_barbuta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" calcext:value-type="string">
            <text:p>["i2_mordor_orc","Orc_of_Mordor","Orcs_of_Mordor",tf_orc| tfg_armor| tf_no_capture_alive,0,0,fac_mordor,[itm_orc_coif_bad, itm_orc_coif, itm_orc_nosehelm, itm_orc_nosehelm_bad, itm_orc_visorhelm_bad,itm_orc_skullcap,itm_orc_barbuta_bad,itm_m_orc_light_b,itm_m_orc_light_c,itm_m_orc_light_d,itm_m_orc_light_e,itm_orc_ragwrap,itm_wood_club,itm_orc_falchion_bad,itm_orc_slasher_heavy,itm_orc_slasher,itm_orc_axe,itm_mordor_orc_shield_b,itm_mordor_orc_shield_c,itm_mordor_orc_shield_a,],attr_orc_tier_2,wp_orc_tier_2,knows_common|knows_power_strike_2|knows_power_throw_1|knows_weapon_master_1|knows_shield_1|knows_athletics_1|knows_looting_1|knows_trainer_1|knows_tactics_1|knows_inventory_management_1|knows_wound_treatment_1|knows_prisoner_management_2|knows_leadership_1|knows_trade_1,orc_face7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mordor_large_orc</text:p>
          </table:table-cell>
          <table:table-cell table:style-name="ce7" office:value-type="string" calcext:value-type="string">
            <text:p>Large_Orc_of_Mordor</text:p>
          </table:table-cell>
          <table:table-cell table:style-name="ce7" office:value-type="string" calcext:value-type="string">
            <text:p>Large_Orcs_of_Mordor</text:p>
          </table:table-cell>
          <table:table-cell table:style-name="ce8" office:value-type="string" calcext:value-type="string">
            <text:p>tf_orc| tfg_shiel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nosehelm_good,itm_orc_kettlehelm_bad, itm_orc_kettlehelm, itm_orc_morion_bad, itm_orc_morion, itm_orc_visorhelm,itm_orc_coif,itm_orc_barbuta,</text:p>
          </table:table-cell>
          <table:table-cell table:style-name="ce11" office:value-type="string" calcext:value-type="string">
            <text:p>itm_m_orc_light_d,itm_m_orc_light_e,itm_m_orc_heavy_a,itm_m_orc_heavy_b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falchion,itm_orc_slasher_heavy,itm_orc_axe_heavy,itm_orc_sabre_b,</text:p>
          </table:table-cell>
          <table:table-cell table:style-name="ce11"/>
          <table:table-cell table:style-name="ce11" office:value-type="string" calcext:value-type="string">
            <text:p>itm_mordor_orc_shield_b,itm_mordor_orc_shield_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2|knows_power_strike_3|knows_power_throw_3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77]&lt;&gt;&quot;&quot;;[.B377]&lt;&gt;&quot;&quot;);CONCATENATE([Variables.$I$1];[Variables.$I$7];[.A377];[Variables.$I$7];[Variables.$I$6];[Variables.$I$7];[.B377];[Variables.$I$7];[Variables.$I$6];[Variables.$I$7];[.C377];[Variables.$I$7];[Variables.$I$6];[.D377];[Variables.$I$6];[.E377];[Variables.$I$6];[.F377];[Variables.$I$6];[.G377];[Variables.$I$6];[Variables.$I$1];[.H377];[.I377];[.J377];[.K377];[.L377];[.M377];[.N377];[Variables.$I$2];[Variables.$I$6];[.O377];[Variables.$I$6];[.P377];[Variables.$I$6];[.Q377];[Variables.$I$6];[.R377];[Variables.$I$6];[.S377];IF([.T377]&lt;&gt;&quot;&quot;;CONCATENATE([Variables.$I$6];[.T377]);&quot;&quot;);[Variables.$I$2];[Variables.$I$6]);IF([.A377]&lt;&gt;&quot;&quot;;CONCATENATE(&quot;#&quot;;[.A377]);&quot;&quot;))" office:value-type="string" office:string-value="[&quot;i3_mordor_large_orc&quot;,&quot;Large_Orc_of_Mordor&quot;,&quot;Large_Orcs_of_Mordor&quot;,tf_orc| tfg_shield| tfg_armor| tfg_boots| tf_no_capture_alive,0,0,fac_mordor,[itm_orc_nosehelm_good,itm_orc_kettlehelm_bad, itm_orc_kettlehelm, itm_orc_morion_bad, itm_orc_morion, itm_orc_visorhelm,itm_orc_coif,itm_orc_barbuta,itm_m_orc_light_d,itm_m_orc_light_e,itm_m_orc_heavy_a,itm_m_orc_heavy_b,itm_orc_greaves,itm_orc_falchion,itm_orc_slasher_heavy,itm_orc_axe_heavy,itm_orc_sabre_b,itm_mordor_orc_shield_b,itm_mordor_orc_shield_c,],attr_orc_tier_3,wp_orc_tier_3,knows_common|knows_athletics_2|knows_power_strike_3|knows_power_throw_3,orc_face3,orc_face6]," calcext:value-type="string">
            <text:p>["i3_mordor_large_orc","Large_Orc_of_Mordor","Large_Orcs_of_Mordor",tf_orc| tfg_shield| tfg_armor| tfg_boots| tf_no_capture_alive,0,0,fac_mordor,[itm_orc_nosehelm_good,itm_orc_kettlehelm_bad, itm_orc_kettlehelm, itm_orc_morion_bad, itm_orc_morion, itm_orc_visorhelm,itm_orc_coif,itm_orc_barbuta,itm_m_orc_light_d,itm_m_orc_light_e,itm_m_orc_heavy_a,itm_m_orc_heavy_b,itm_orc_greaves,itm_orc_falchion,itm_orc_slasher_heavy,itm_orc_axe_heavy,itm_orc_sabre_b,itm_mordor_orc_shield_b,itm_mordor_orc_shield_c,],attr_orc_tier_3,wp_orc_tier_3,knows_common|knows_athletics_2|knows_power_strike_3|knows_power_throw_3,orc_face3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mordor_fell_orc</text:p>
          </table:table-cell>
          <table:table-cell table:style-name="ce7" office:value-type="string" calcext:value-type="string">
            <text:p>Fell_Orc_of_Mordor</text:p>
          </table:table-cell>
          <table:table-cell table:style-name="ce7" office:value-type="string" calcext:value-type="string">
            <text:p>Fell_Orcs_of_Mordor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visorhelm_good, itm_orc_buckethelm_bad, itm_orc_buckethelm, itm_orc_kettlehelm_good,itm_orc_barbuta_good,</text:p>
          </table:table-cell>
          <table:table-cell table:style-name="ce11" office:value-type="string" calcext:value-type="string">
            <text:p>itm_m_orc_heavy_b,itm_m_orc_heavy_c,itm_m_orc_heavy_d,itm_m_orc_heavy_e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falchion_heavy,itm_orc_two_handed_axe,itm_orc_axe_heavy,itm_uruk_falchion_a,itm_orc_sabre_b_heavy,itm_orc_cleaver_a,</text:p>
          </table:table-cell>
          <table:table-cell table:style-name="ce11" office:value-type="string" calcext:value-type="string">
            <text:p>itm_mordor_orc_shield_b,itm_mordor_orc_shield_c,itm_mordor_orc_shield_e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2|knows_power_strike_4|knows_power_throw_4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78]&lt;&gt;&quot;&quot;;[.B378]&lt;&gt;&quot;&quot;);CONCATENATE([Variables.$I$1];[Variables.$I$7];[.A378];[Variables.$I$7];[Variables.$I$6];[Variables.$I$7];[.B378];[Variables.$I$7];[Variables.$I$6];[Variables.$I$7];[.C378];[Variables.$I$7];[Variables.$I$6];[.D378];[Variables.$I$6];[.E378];[Variables.$I$6];[.F378];[Variables.$I$6];[.G378];[Variables.$I$6];[Variables.$I$1];[.H378];[.I378];[.J378];[.K378];[.L378];[.M378];[.N378];[Variables.$I$2];[Variables.$I$6];[.O378];[Variables.$I$6];[.P378];[Variables.$I$6];[.Q378];[Variables.$I$6];[.R378];[Variables.$I$6];[.S378];IF([.T378]&lt;&gt;&quot;&quot;;CONCATENATE([Variables.$I$6];[.T378]);&quot;&quot;);[Variables.$I$2];[Variables.$I$6]);IF([.A378]&lt;&gt;&quot;&quot;;CONCATENATE(&quot;#&quot;;[.A378]);&quot;&quot;))" office:value-type="string" office:string-value="[&quot;i4_mordor_fell_orc&quot;,&quot;Fell_Orc_of_Mordor&quot;,&quot;Fell_Orcs_of_Mordor&quot;,tf_orc| tfg_shield| tfg_armor| tfg_helm| tfg_boots| tf_no_capture_alive,0,0,fac_mordor,[itm_orc_visorhelm_good, itm_orc_buckethelm_bad, itm_orc_buckethelm, itm_orc_kettlehelm_good,itm_orc_barbuta_good,itm_m_orc_heavy_b,itm_m_orc_heavy_c,itm_m_orc_heavy_d,itm_m_orc_heavy_e,itm_evil_gauntlets_a,itm_orc_greaves,itm_orc_falchion_heavy,itm_orc_two_handed_axe,itm_orc_axe_heavy,itm_uruk_falchion_a,itm_orc_sabre_b_heavy,itm_orc_cleaver_a,itm_mordor_orc_shield_b,itm_mordor_orc_shield_c,itm_mordor_orc_shield_e,],attr_orc_tier_4,wp_orc_tier_4,knows_common|knows_athletics_2|knows_power_strike_4|knows_power_throw_4,orc_face7,orc_face4]," calcext:value-type="string">
            <text:p>["i4_mordor_fell_orc","Fell_Orc_of_Mordor","Fell_Orcs_of_Mordor",tf_orc| tfg_shield| tfg_armor| tfg_helm| tfg_boots| tf_no_capture_alive,0,0,fac_mordor,[itm_orc_visorhelm_good, itm_orc_buckethelm_bad, itm_orc_buckethelm, itm_orc_kettlehelm_good,itm_orc_barbuta_good,itm_m_orc_heavy_b,itm_m_orc_heavy_c,itm_m_orc_heavy_d,itm_m_orc_heavy_e,itm_evil_gauntlets_a,itm_orc_greaves,itm_orc_falchion_heavy,itm_orc_two_handed_axe,itm_orc_axe_heavy,itm_uruk_falchion_a,itm_orc_sabre_b_heavy,itm_orc_cleaver_a,itm_mordor_orc_shield_b,itm_mordor_orc_shield_c,itm_mordor_orc_shield_e,],attr_orc_tier_4,wp_orc_tier_4,knows_common|knows_athletics_2|knows_power_strike_4|knows_power_throw_4,orc_face7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mordor_warg_rider</text:p>
          </table:table-cell>
          <table:table-cell table:style-name="ce7" office:value-type="string" calcext:value-type="string">
            <text:p>Warg_Rider_of_Gorgoroth</text:p>
          </table:table-cell>
          <table:table-cell table:style-name="ce7" office:value-type="string" calcext:value-type="string">
            <text:p>Warg_Riders_of_Gorgoroth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coif, itm_orc_nosehelm_bad, itm_orc_nosehelm,itm_orc_visorhelm_bad,</text:p>
          </table:table-cell>
          <table:table-cell table:style-name="ce11" office:value-type="string" calcext:value-type="string">
            <text:p>itm_m_orc_light_a,itm_m_orc_light_b,itm_m_orc_light_c,</text:p>
          </table:table-cell>
          <table:table-cell table:style-name="ce11" table:number-columns-repeated="2"/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scimitar_b, itm_orc_sabre_b_heavy, itm_uruk_falchion_a,itm_orc_club_b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horse_archery_2|knows_riding_4|knows_power_throw_3|knows_power_strike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79]&lt;&gt;&quot;&quot;;[.B379]&lt;&gt;&quot;&quot;);CONCATENATE([Variables.$I$1];[Variables.$I$7];[.A379];[Variables.$I$7];[Variables.$I$6];[Variables.$I$7];[.B379];[Variables.$I$7];[Variables.$I$6];[Variables.$I$7];[.C379];[Variables.$I$7];[Variables.$I$6];[.D379];[Variables.$I$6];[.E379];[Variables.$I$6];[.F379];[Variables.$I$6];[.G379];[Variables.$I$6];[Variables.$I$1];[.H379];[.I379];[.J379];[.K379];[.L379];[.M379];[.N379];[Variables.$I$2];[Variables.$I$6];[.O379];[Variables.$I$6];[.P379];[Variables.$I$6];[.Q379];[Variables.$I$6];[.R379];[Variables.$I$6];[.S379];IF([.T379]&lt;&gt;&quot;&quot;;CONCATENATE([Variables.$I$6];[.T379]);&quot;&quot;);[Variables.$I$2];[Variables.$I$6]);IF([.A379]&lt;&gt;&quot;&quot;;CONCATENATE(&quot;#&quot;;[.A379]);&quot;&quot;))" office:value-type="string" office:string-value="[&quot;c3_mordor_warg_rider&quot;,&quot;Warg_Rider_of_Gorgoroth&quot;,&quot;Warg_Riders_of_Gorgoroth&quot;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scimitar_b, itm_orc_sabre_b_heavy, itm_uruk_falchion_a,itm_orc_club_b,itm_warg_1d,itm_warg_1b,itm_warg_1c,],attr_orc_tier_3,wp_orc_tier_3,knows_common|knows_horse_archery_2|knows_riding_4|knows_power_throw_3|knows_power_strike_4,orc_face5,orc_face8]," calcext:value-type="string">
            <text:p>["c3_mordor_warg_rider","Warg_Rider_of_Gorgoroth","Warg_Riders_of_Gorgoroth",tf_orc| tf_mounted| tfg_ranged| tfg_armor| tfg_horse| tf_no_capture_alive,0,0,fac_mordor,[itm_orc_coif_bad, itm_orc_coif, itm_orc_nosehelm_bad, itm_orc_nosehelm,itm_orc_visorhelm_bad,itm_m_orc_light_a,itm_m_orc_light_b,itm_m_orc_light_c,itm_orc_throwing_arrow,itm_orc_throwing_arrow,itm_orc_scimitar_b, itm_orc_sabre_b_heavy, itm_uruk_falchion_a,itm_orc_club_b,itm_warg_1d,itm_warg_1b,itm_warg_1c,],attr_orc_tier_3,wp_orc_tier_3,knows_common|knows_horse_archery_2|knows_riding_4|knows_power_throw_3|knows_power_strike_4,orc_face5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mordor_great_warg_rider</text:p>
          </table:table-cell>
          <table:table-cell table:style-name="ce7" office:value-type="string" calcext:value-type="string">
            <text:p>Great_Warg_Rider_of_Udun</text:p>
          </table:table-cell>
          <table:table-cell table:style-name="ce7" office:value-type="string" calcext:value-type="string">
            <text:p>Great_Warg_Riders_of_Udun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visorhelm, itm_orc_nosehelm,itm_orc_coif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throwing_arrow,itm_orc_throwing_arrow,</text:p>
          </table:table-cell>
          <table:table-cell table:style-name="ce11" office:value-type="string" calcext:value-type="string">
            <text:p>itm_orc_scimitar_b_heavy,itm_orc_sabre_b_heavy,itm_orc_cleaver_a,itm_orc_club_b_heavy,</text:p>
          </table:table-cell>
          <table:table-cell table:style-name="ce11" office:value-type="string" calcext:value-type="string">
            <text:p>itm_wargarmored_1b, itm_wargarmored_1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riding_5|knows_horse_archery_3|knows_power_throw_4|knows_power_strike_4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80]&lt;&gt;&quot;&quot;;[.B380]&lt;&gt;&quot;&quot;);CONCATENATE([Variables.$I$1];[Variables.$I$7];[.A380];[Variables.$I$7];[Variables.$I$6];[Variables.$I$7];[.B380];[Variables.$I$7];[Variables.$I$6];[Variables.$I$7];[.C380];[Variables.$I$7];[Variables.$I$6];[.D380];[Variables.$I$6];[.E380];[Variables.$I$6];[.F380];[Variables.$I$6];[.G380];[Variables.$I$6];[Variables.$I$1];[.H380];[.I380];[.J380];[.K380];[.L380];[.M380];[.N380];[Variables.$I$2];[Variables.$I$6];[.O380];[Variables.$I$6];[.P380];[Variables.$I$6];[.Q380];[Variables.$I$6];[.R380];[Variables.$I$6];[.S380];IF([.T380]&lt;&gt;&quot;&quot;;CONCATENATE([Variables.$I$6];[.T380]);&quot;&quot;);[Variables.$I$2];[Variables.$I$6]);IF([.A380]&lt;&gt;&quot;&quot;;CONCATENATE(&quot;#&quot;;[.A380]);&quot;&quot;))" office:value-type="string" office:string-value="[&quot;c4_mordor_great_warg_rider&quot;,&quot;Great_Warg_Rider_of_Udun&quot;,&quot;Great_Warg_Riders_of_Udun&quot;,tf_orc| tf_mounted| tfg_ranged| tfg_armor| tfg_horse| tf_no_capture_alive,0,0,fac_mordor,[itm_orc_visorhelm, itm_orc_nosehelm,itm_orc_coif,itm_m_orc_light_b,itm_m_orc_light_c,itm_m_orc_light_d,itm_m_orc_light_e,itm_evil_gauntlets_a,itm_orc_ragwrap,itm_orc_throwing_arrow,itm_orc_throwing_arrow,itm_orc_scimitar_b_heavy,itm_orc_sabre_b_heavy,itm_orc_cleaver_a,itm_orc_club_b_heavy,itm_wargarmored_1b, itm_wargarmored_1c,],attr_orc_tier_4,wp_orc_tier_4,knows_common|knows_riding_5|knows_horse_archery_3|knows_power_throw_4|knows_power_strike_4,orc_face7,orc_face8]," calcext:value-type="string">
            <text:p>["c4_mordor_great_warg_rider","Great_Warg_Rider_of_Udun","Great_Warg_Riders_of_Udun",tf_orc| tf_mounted| tfg_ranged| tfg_armor| tfg_horse| tf_no_capture_alive,0,0,fac_mordor,[itm_orc_visorhelm, itm_orc_nosehelm,itm_orc_coif,itm_m_orc_light_b,itm_m_orc_light_c,itm_m_orc_light_d,itm_m_orc_light_e,itm_evil_gauntlets_a,itm_orc_ragwrap,itm_orc_throwing_arrow,itm_orc_throwing_arrow,itm_orc_scimitar_b_heavy,itm_orc_sabre_b_heavy,itm_orc_cleaver_a,itm_orc_club_b_heavy,itm_wargarmored_1b, itm_wargarmored_1c,],attr_orc_tier_4,wp_orc_tier_4,knows_common|knows_riding_5|knows_horse_archery_3|knows_power_throw_4|knows_power_strike_4,orc_face7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mordor_morgul_orc</text:p>
          </table:table-cell>
          <table:table-cell table:style-name="ce7" office:value-type="string" calcext:value-type="string">
            <text:p>Orc_of_Minas_Morgul</text:p>
          </table:table-cell>
          <table:table-cell table:style-name="ce7" office:value-type="string" calcext:value-type="string">
            <text:p>Orcs_of_Minas_Morgul</text:p>
          </table:table-cell>
          <table:table-cell table:style-name="ce8" office:value-type="string" calcext:value-type="string">
            <text:p>tf_orc| tfg_armor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_bad,itm_orc_morion_bad,itm_orc_visorhelm_bad,itm_orc_coif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simple_spear,itm_orc_bill_bad,itm_orc_mangler_bad,</text:p>
          </table:table-cell>
          <table:table-cell table:style-name="ce11" office:value-type="string" calcext:value-type="string">
            <text:p>itm_wood_club,itm_orc_slasher,itm_orc_slasher,itm_mordor_orc_shield_c,itm_mordor_orc_shield_d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2" office:value-type="string" calcext:value-type="string">
            <text:p>knows_common|knows_athletics_2|knows_power_strike_3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1]&lt;&gt;&quot;&quot;;[.B381]&lt;&gt;&quot;&quot;);CONCATENATE([Variables.$I$1];[Variables.$I$7];[.A381];[Variables.$I$7];[Variables.$I$6];[Variables.$I$7];[.B381];[Variables.$I$7];[Variables.$I$6];[Variables.$I$7];[.C381];[Variables.$I$7];[Variables.$I$6];[.D381];[Variables.$I$6];[.E381];[Variables.$I$6];[.F381];[Variables.$I$6];[.G381];[Variables.$I$6];[Variables.$I$1];[.H381];[.I381];[.J381];[.K381];[.L381];[.M381];[.N381];[Variables.$I$2];[Variables.$I$6];[.O381];[Variables.$I$6];[.P381];[Variables.$I$6];[.Q381];[Variables.$I$6];[.R381];[Variables.$I$6];[.S381];IF([.T381]&lt;&gt;&quot;&quot;;CONCATENATE([Variables.$I$6];[.T381]);&quot;&quot;);[Variables.$I$2];[Variables.$I$6]);IF([.A381]&lt;&gt;&quot;&quot;;CONCATENATE(&quot;#&quot;;[.A381]);&quot;&quot;))" office:value-type="string" office:string-value="[&quot;i2_mordor_morgul_orc&quot;,&quot;Orc_of_Minas_Morgul&quot;,&quot;Orcs_of_Minas_Morgul&quot;,tf_orc| tfg_armor| tfg_boots|tfg_polearm| tf_no_capture_alive,0,0,fac_mordor,[itm_orc_kettlehelm_bad,itm_orc_morion_bad,itm_orc_visorhelm_bad,itm_orc_coif,itm_m_orc_light_b,itm_m_orc_light_c,itm_m_orc_light_d,itm_m_orc_light_e,itm_orc_ragwrap,itm_orc_simple_spear,itm_orc_bill_bad,itm_orc_mangler_bad,itm_wood_club,itm_orc_slasher,itm_orc_slasher,itm_mordor_orc_shield_c,itm_mordor_orc_shield_d,],attr_orc_tier_2,wp_orc_tier_2,knows_common|knows_athletics_2|knows_power_strike_3,orc_face5,orc_face4]," calcext:value-type="string">
            <text:p>["i2_mordor_morgul_orc","Orc_of_Minas_Morgul","Orcs_of_Minas_Morgul",tf_orc| tfg_armor| tfg_boots|tfg_polearm| tf_no_capture_alive,0,0,fac_mordor,[itm_orc_kettlehelm_bad,itm_orc_morion_bad,itm_orc_visorhelm_bad,itm_orc_coif,itm_m_orc_light_b,itm_m_orc_light_c,itm_m_orc_light_d,itm_m_orc_light_e,itm_orc_ragwrap,itm_orc_simple_spear,itm_orc_bill_bad,itm_orc_mangler_bad,itm_wood_club,itm_orc_slasher,itm_orc_slasher,itm_mordor_orc_shield_c,itm_mordor_orc_shield_d,],attr_orc_tier_2,wp_orc_tier_2,knows_common|knows_athletics_2|knows_power_strike_3,orc_face5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mordor_fell_morgul_orc</text:p>
          </table:table-cell>
          <table:table-cell table:style-name="ce7" office:value-type="string" calcext:value-type="string">
            <text:p>Fell_Orc_of_Minas_Morgul</text:p>
          </table:table-cell>
          <table:table-cell table:style-name="ce7" office:value-type="string" calcext:value-type="string">
            <text:p>Fell_Orcs_of_Minas_Morgul</text:p>
          </table:table-cell>
          <table:table-cell table:style-name="ce8" office:value-type="string" calcext:value-type="string">
            <text:p>tf_orc| tfg_armor| tfg_helm| tfg_boots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_good, itm_orc_morion_good, itm_orc_buckethelm_good,itm_orc_coif_good,</text:p>
          </table:table-cell>
          <table:table-cell table:style-name="ce11" office:value-type="string" calcext:value-type="string">
            <text:p>itm_m_orc_heavy_b,itm_m_orc_heavy_c,itm_m_orc_heavy_d,itm_m_orc_heavy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ill_heavy, itm_orc_simple_spear_heavy,itm_orc_mangler,</text:p>
          </table:table-cell>
          <table:table-cell table:style-name="ce11" office:value-type="string" calcext:value-type="string">
            <text:p>itm_orc_slasher,itm_orc_slasher,itm_mordor_uruk_shield_c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2|knows_shield_1|knows_power_strike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2]&lt;&gt;&quot;&quot;;[.B382]&lt;&gt;&quot;&quot;);CONCATENATE([Variables.$I$1];[Variables.$I$7];[.A382];[Variables.$I$7];[Variables.$I$6];[Variables.$I$7];[.B382];[Variables.$I$7];[Variables.$I$6];[Variables.$I$7];[.C382];[Variables.$I$7];[Variables.$I$6];[.D382];[Variables.$I$6];[.E382];[Variables.$I$6];[.F382];[Variables.$I$6];[.G382];[Variables.$I$6];[Variables.$I$1];[.H382];[.I382];[.J382];[.K382];[.L382];[.M382];[.N382];[Variables.$I$2];[Variables.$I$6];[.O382];[Variables.$I$6];[.P382];[Variables.$I$6];[.Q382];[Variables.$I$6];[.R382];[Variables.$I$6];[.S382];IF([.T382]&lt;&gt;&quot;&quot;;CONCATENATE([Variables.$I$6];[.T382]);&quot;&quot;);[Variables.$I$2];[Variables.$I$6]);IF([.A382]&lt;&gt;&quot;&quot;;CONCATENATE(&quot;#&quot;;[.A382]);&quot;&quot;))" office:value-type="string" office:string-value="[&quot;i4_mordor_fell_morgul_orc&quot;,&quot;Fell_Orc_of_Minas_Morgul&quot;,&quot;Fell_Orcs_of_Minas_Morgul&quot;,tf_orc| tfg_armor| tfg_helm| tfg_boots|tfg_polearm| tf_no_capture_alive,0,0,fac_mordor,[itm_orc_kettlehelm_good, itm_orc_morion_good, itm_orc_buckethelm_good,itm_orc_coif_good,itm_m_orc_heavy_b,itm_m_orc_heavy_c,itm_m_orc_heavy_d,itm_m_orc_heavy_e,itm_orc_ragwrap,itm_orc_bill_heavy, itm_orc_simple_spear_heavy,itm_orc_mangler,itm_orc_slasher,itm_orc_slasher,itm_mordor_uruk_shield_c,],attr_orc_tier_4,wp_orc_tier_4,knows_common|knows_athletics_2|knows_shield_1|knows_power_strike_4,orc_face5,orc_face4]," calcext:value-type="string">
            <text:p>["i4_mordor_fell_morgul_orc","Fell_Orc_of_Minas_Morgul","Fell_Orcs_of_Minas_Morgul",tf_orc| tfg_armor| tfg_helm| tfg_boots|tfg_polearm| tf_no_capture_alive,0,0,fac_mordor,[itm_orc_kettlehelm_good, itm_orc_morion_good, itm_orc_buckethelm_good,itm_orc_coif_good,itm_m_orc_heavy_b,itm_m_orc_heavy_c,itm_m_orc_heavy_d,itm_m_orc_heavy_e,itm_orc_ragwrap,itm_orc_bill_heavy, itm_orc_simple_spear_heavy,itm_orc_mangler,itm_orc_slasher,itm_orc_slasher,itm_mordor_uruk_shield_c,],attr_orc_tier_4,wp_orc_tier_4,knows_common|knows_athletics_2|knows_shield_1|knows_power_strike_4,orc_face5,orc_face4],</text:p>
          </table:table-cell>
          <table:table-cell table:number-columns-repeated="16363"/>
        </table:table-row>
        <table:table-row table:style-name="ro5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6"/>
          <table:table-cell table:number-columns-repeated="16363"/>
        </table:table-row>
        <table:table-row table:style-name="ro5">
          <table:table-cell table:style-name="ce5" office:value-type="string" calcext:value-type="string">
            <text:p>Changed these two below to Guldur</text:p>
          </table:table-cell>
          <table:table-cell table:style-name="ce6" table:number-columns-repeated="19"/>
          <table:table-cell table:style-name="ce6" table:formula="of:=IF(AND([.A384]&lt;&gt;&quot;&quot;;[.B384]&lt;&gt;&quot;&quot;);CONCATENATE([Variables.$I$1];[Variables.$I$7];[.A384];[Variables.$I$7];[Variables.$I$6];[Variables.$I$7];[.B384];[Variables.$I$7];[Variables.$I$6];[Variables.$I$7];[.C384];[Variables.$I$7];[Variables.$I$6];[.D384];[Variables.$I$6];[.E384];[Variables.$I$6];[.F384];[Variables.$I$6];[.G384];[Variables.$I$6];[Variables.$I$1];[.H384];[.I384];[.J384];[.K384];[.L384];[.M384];[.N384];[Variables.$I$2];[Variables.$I$6];[.O384];[Variables.$I$6];[.P384];[Variables.$I$6];[.Q384];[Variables.$I$6];[.R384];[Variables.$I$6];[.S384];IF([.T384]&lt;&gt;&quot;&quot;;CONCATENATE([Variables.$I$6];[.T384]);&quot;&quot;);[Variables.$I$2];[Variables.$I$6]);IF([.A384]&lt;&gt;&quot;&quot;;CONCATENATE(&quot;#&quot;;[.A384]);&quot;&quot;))" office:value-type="string" office:string-value="#Changed these two below to Guldur" calcext:value-type="string">
            <text:p>#Changed these two below to Guldur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guldur_large_orc_tracker</text:p>
          </table:table-cell>
          <table:table-cell table:style-name="ce7" office:value-type="string" calcext:value-type="string">
            <text:p>Large_Orc_Tracker_of_Dol_Guldur</text:p>
          </table:table-cell>
          <table:table-cell table:style-name="ce7" office:value-type="string" calcext:value-type="string">
            <text:p>Large_Orc_Trackers_of_Dol_Guldur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skullcap_bad, itm_orc_nosehelm_bad,</text:p>
          </table:table-cell>
          <table:table-cell table:style-name="ce11" office:value-type="string" calcext:value-type="string">
            <text:p>itm_m_orc_light_b,itm_m_orc_light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mace_bad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riding_1|knows_athletics_5|knows_power_draw_3|knows_power_strike_2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5]&lt;&gt;&quot;&quot;;[.B385]&lt;&gt;&quot;&quot;);CONCATENATE([Variables.$I$1];[Variables.$I$7];[.A385];[Variables.$I$7];[Variables.$I$6];[Variables.$I$7];[.B385];[Variables.$I$7];[Variables.$I$6];[Variables.$I$7];[.C385];[Variables.$I$7];[Variables.$I$6];[.D385];[Variables.$I$6];[.E385];[Variables.$I$6];[.F385];[Variables.$I$6];[.G385];[Variables.$I$6];[Variables.$I$1];[.H385];[.I385];[.J385];[.K385];[.L385];[.M385];[.N385];[Variables.$I$2];[Variables.$I$6];[.O385];[Variables.$I$6];[.P385];[Variables.$I$6];[.Q385];[Variables.$I$6];[.R385];[Variables.$I$6];[.S385];IF([.T385]&lt;&gt;&quot;&quot;;CONCATENATE([Variables.$I$6];[.T385]);&quot;&quot;);[Variables.$I$2];[Variables.$I$6]);IF([.A385]&lt;&gt;&quot;&quot;;CONCATENATE(&quot;#&quot;;[.A385]);&quot;&quot;))" office:value-type="string" office:string-value="[&quot;a3_guldur_large_orc_tracker&quot;,&quot;Large_Orc_Tracker_of_Dol_Guldur&quot;,&quot;Large_Orc_Trackers_of_Dol_Guldur&quot;,tf_orc| tfg_ranged| tfg_armor| tfg_boots| tf_no_capture_alive,0,0,fac_guldur,[itm_orc_skullcap_bad, itm_orc_nosehelm_bad,itm_m_orc_light_b,itm_m_orc_light_c,itm_orc_ragwrap,itm_orc_bow,itm_orc_hook_arrow,itm_orc_mace_bad,],attr_orc_tier_3,wp_orc_tier_3,knows_common|knows_riding_1|knows_athletics_5|knows_power_draw_3|knows_power_strike_2,orc_face9,orc_face4]," calcext:value-type="string">
            <text:p>["a3_guldur_large_orc_tracker","Large_Orc_Tracker_of_Dol_Guldur","Large_Orc_Trackers_of_Dol_Guldur",tf_orc| tfg_ranged| tfg_armor| tfg_boots| tf_no_capture_alive,0,0,fac_guldur,[itm_orc_skullcap_bad, itm_orc_nosehelm_bad,itm_m_orc_light_b,itm_m_orc_light_c,itm_orc_ragwrap,itm_orc_bow,itm_orc_hook_arrow,itm_orc_mace_bad,],attr_orc_tier_3,wp_orc_tier_3,knows_common|knows_riding_1|knows_athletics_5|knows_power_draw_3|knows_power_strike_2,orc_face9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guldur_fell_orc_tracker</text:p>
          </table:table-cell>
          <table:table-cell table:style-name="ce7" office:value-type="string" calcext:value-type="string">
            <text:p>Fell_Orc_Tracker_of_Dol_Guldur</text:p>
          </table:table-cell>
          <table:table-cell table:style-name="ce7" office:value-type="string" calcext:value-type="string">
            <text:p>Fell_Orc_Trackers_of_Dol_Guldur</text:p>
          </table:table-cell>
          <table:table-cell table:style-name="ce8" office:value-type="string" calcext:value-type="string">
            <text:p>tf_orc| tfg_ranged| tfg_helm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ldur</text:p>
          </table:table-cell>
          <table:table-cell table:style-name="ce11" office:value-type="string" calcext:value-type="string">
            <text:p>itm_orc_skullcap_good, itm_orc_nosehelm_bad, itm_orc_nosehelm,</text:p>
          </table:table-cell>
          <table:table-cell table:style-name="ce11" office:value-type="string" calcext:value-type="string">
            <text:p>itm_m_orc_light_c,itm_m_orc_light_d,itm_m_orc_light_e,itm_m_orc_light_c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uruk_bow,itm_black_arrows_reward,</text:p>
          </table:table-cell>
          <table:table-cell table:style-name="ce11" office:value-type="string" calcext:value-type="string">
            <text:p>itm_orc_mace,</text:p>
          </table:table-cell>
          <table:table-cell table:style-name="ce11"/>
          <table:table-cell table:style-name="ce12" office:value-type="string" calcext:value-type="string">
            <text:p>str_12| agi_11| int_7| cha_7|level(20)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riding_1|knows_athletics_7|knows_power_draw_4|knows_power_strike_3|knows_ironflesh_2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6]&lt;&gt;&quot;&quot;;[.B386]&lt;&gt;&quot;&quot;);CONCATENATE([Variables.$I$1];[Variables.$I$7];[.A386];[Variables.$I$7];[Variables.$I$6];[Variables.$I$7];[.B386];[Variables.$I$7];[Variables.$I$6];[Variables.$I$7];[.C386];[Variables.$I$7];[Variables.$I$6];[.D386];[Variables.$I$6];[.E386];[Variables.$I$6];[.F386];[Variables.$I$6];[.G386];[Variables.$I$6];[Variables.$I$1];[.H386];[.I386];[.J386];[.K386];[.L386];[.M386];[.N386];[Variables.$I$2];[Variables.$I$6];[.O386];[Variables.$I$6];[.P386];[Variables.$I$6];[.Q386];[Variables.$I$6];[.R386];[Variables.$I$6];[.S386];IF([.T386]&lt;&gt;&quot;&quot;;CONCATENATE([Variables.$I$6];[.T386]);&quot;&quot;);[Variables.$I$2];[Variables.$I$6]);IF([.A386]&lt;&gt;&quot;&quot;;CONCATENATE(&quot;#&quot;;[.A386]);&quot;&quot;))" office:value-type="string" office:string-value="[&quot;a4_guldur_fell_orc_tracker&quot;,&quot;Fell_Orc_Tracker_of_Dol_Guldur&quot;,&quot;Fell_Orc_Trackers_of_Dol_Guldur&quot;,tf_orc| tfg_ranged| tfg_helm| tfg_armor| tfg_boots| tf_no_capture_alive,0,0,fac_guldur,[itm_orc_skullcap_good, itm_orc_nosehelm_bad, itm_orc_nosehelm,itm_m_orc_light_c,itm_m_orc_light_d,itm_m_orc_light_e,itm_m_orc_light_c,itm_evil_gauntlets_a,itm_orc_furboots,itm_uruk_bow,itm_black_arrows_reward,itm_orc_mace,],str_12| agi_11| int_7| cha_7|level(20),wp_orc_tier_5,knows_common|knows_riding_1|knows_athletics_7|knows_power_draw_4|knows_power_strike_3|knows_ironflesh_2,orc_face1,orc_face4]," calcext:value-type="string">
            <text:p>["a4_guldur_fell_orc_tracker","Fell_Orc_Tracker_of_Dol_Guldur","Fell_Orc_Trackers_of_Dol_Guldur",tf_orc| tfg_ranged| tfg_helm| tfg_armor| tfg_boots| tf_no_capture_alive,0,0,fac_guldur,[itm_orc_skullcap_good, itm_orc_nosehelm_bad, itm_orc_nosehelm,itm_m_orc_light_c,itm_m_orc_light_d,itm_m_orc_light_e,itm_m_orc_light_c,itm_evil_gauntlets_a,itm_orc_furboots,itm_uruk_bow,itm_black_arrows_reward,itm_orc_mace,],str_12| agi_11| int_7| cha_7|level(20),wp_orc_tier_5,knows_common|knows_riding_1|knows_athletics_7|knows_power_draw_4|knows_power_strike_3|knows_ironflesh_2,orc_face1,orc_face4],</text:p>
          </table:table-cell>
          <table:table-cell table:number-columns-repeated="16363"/>
        </table:table-row>
        <table:table-row table:style-name="ro5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6"/>
          <table:table-cell table:number-columns-repeated="16363"/>
        </table:table-row>
        <table:table-row table:style-name="ro5">
          <table:table-cell table:style-name="ce7" office:value-type="string" calcext:value-type="string">
            <text:p>a2_mordor_orc_archer</text:p>
          </table:table-cell>
          <table:table-cell table:style-name="ce7" office:value-type="string" calcext:value-type="string">
            <text:p>Orc_Archer_of_Mordor</text:p>
          </table:table-cell>
          <table:table-cell table:style-name="ce7" office:value-type="string" calcext:value-type="string">
            <text:p>Orc_Archers_of_Mordor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coif_bad, itm_orc_nosehelm_bad,itm_orc_skullcap_bad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 table:number-columns-repeated="2"/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wood_club,itm_orc_slasher,itm_orc_axe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bow_2</text:p>
          </table:table-cell>
          <table:table-cell table:style-name="ce13" office:value-type="string" calcext:value-type="string">
            <text:p>knows_common|knows_power_throw_1|knows_power_draw_2|knows_weapon_master_1|knows_shield_1|knows_athletics_1|knows_looting_1|knows_trainer_1|knows_tactics_1|knows_inventory_management_1|knows_wound_treatment_1|knows_prisoner_management_2|knows_leadership_1|knows_trade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88]&lt;&gt;&quot;&quot;;[.B388]&lt;&gt;&quot;&quot;);CONCATENATE([Variables.$I$1];[Variables.$I$7];[.A388];[Variables.$I$7];[Variables.$I$6];[Variables.$I$7];[.B388];[Variables.$I$7];[Variables.$I$6];[Variables.$I$7];[.C388];[Variables.$I$7];[Variables.$I$6];[.D388];[Variables.$I$6];[.E388];[Variables.$I$6];[.F388];[Variables.$I$6];[.G388];[Variables.$I$6];[Variables.$I$1];[.H388];[.I388];[.J388];[.K388];[.L388];[.M388];[.N388];[Variables.$I$2];[Variables.$I$6];[.O388];[Variables.$I$6];[.P388];[Variables.$I$6];[.Q388];[Variables.$I$6];[.R388];[Variables.$I$6];[.S388];IF([.T388]&lt;&gt;&quot;&quot;;CONCATENATE([Variables.$I$6];[.T388]);&quot;&quot;);[Variables.$I$2];[Variables.$I$6]);IF([.A388]&lt;&gt;&quot;&quot;;CONCATENATE(&quot;#&quot;;[.A388]);&quot;&quot;))" office:value-type="string" office:string-value="[&quot;a2_mordor_orc_archer&quot;,&quot;Orc_Archer_of_Mordor&quot;,&quot;Orc_Archers_of_Mordor&quot;,tf_orc| tfg_ranged| tfg_armor| tf_no_capture_alive,0,0,fac_mordor,[itm_orc_coif_bad, itm_orc_nosehelm_bad,itm_orc_skullcap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" calcext:value-type="string">
            <text:p>["a2_mordor_orc_archer","Orc_Archer_of_Mordor","Orc_Archers_of_Mordor",tf_orc| tfg_ranged| tfg_armor| tf_no_capture_alive,0,0,fac_mordor,[itm_orc_coif_bad, itm_orc_nosehelm_bad,itm_orc_skullcap_bad,itm_m_orc_light_b,itm_m_orc_light_c,itm_m_orc_light_d,itm_m_orc_light_e,itm_orc_bow,itm_orc_hook_arrow,itm_wood_club,itm_orc_slasher,itm_orc_axe,],attr_orc_tier_2,wp_orc_tier_bow_2,knows_common|knows_power_throw_1|knows_power_draw_2|knows_weapon_master_1|knows_shield_1|knows_athletics_1|knows_looting_1|knows_trainer_1|knows_tactics_1|knows_inventory_management_1|knows_wound_treatment_1|knows_prisoner_management_2|knows_leadership_1|knows_trade_1,orc_face7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mordor_large_orc_archer</text:p>
          </table:table-cell>
          <table:table-cell table:style-name="ce7" office:value-type="string" calcext:value-type="string">
            <text:p>Large_Orc_Archer_of_Mordor</text:p>
          </table:table-cell>
          <table:table-cell table:style-name="ce7" office:value-type="string" calcext:value-type="string">
            <text:p>Large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_bad, itm_orc_coif, itm_orc_nosehelm,itm_orc_skullcap,</text:p>
          </table:table-cell>
          <table:table-cell table:style-name="ce11" office:value-type="string" calcext:value-type="string">
            <text:p>itm_m_orc_light_b,itm_m_orc_light_c,itm_m_orc_light_d,itm_m_orc_light_e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lasher_heavy,itm_orc_falchion_bad,itm_orc_axe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bow_3</text:p>
          </table:table-cell>
          <table:table-cell table:style-name="ce12" office:value-type="string" calcext:value-type="string">
            <text:p>knows_common|knows_athletics_2|knows_power_draw_3|knows_power_strike_2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89]&lt;&gt;&quot;&quot;;[.B389]&lt;&gt;&quot;&quot;);CONCATENATE([Variables.$I$1];[Variables.$I$7];[.A389];[Variables.$I$7];[Variables.$I$6];[Variables.$I$7];[.B389];[Variables.$I$7];[Variables.$I$6];[Variables.$I$7];[.C389];[Variables.$I$7];[Variables.$I$6];[.D389];[Variables.$I$6];[.E389];[Variables.$I$6];[.F389];[Variables.$I$6];[.G389];[Variables.$I$6];[Variables.$I$1];[.H389];[.I389];[.J389];[.K389];[.L389];[.M389];[.N389];[Variables.$I$2];[Variables.$I$6];[.O389];[Variables.$I$6];[.P389];[Variables.$I$6];[.Q389];[Variables.$I$6];[.R389];[Variables.$I$6];[.S389];IF([.T389]&lt;&gt;&quot;&quot;;CONCATENATE([Variables.$I$6];[.T389]);&quot;&quot;);[Variables.$I$2];[Variables.$I$6]);IF([.A389]&lt;&gt;&quot;&quot;;CONCATENATE(&quot;#&quot;;[.A389]);&quot;&quot;))" office:value-type="string" office:string-value="[&quot;a3_mordor_large_orc_archer&quot;,&quot;Large_Orc_Archer_of_Mordor&quot;,&quot;Large_Orc_Archers_of_Mordor&quot;,tf_orc| tfg_ranged| tfg_armor| tfg_helm| tfg_boots| tf_no_capture_alive,0,0,fac_mordor,[itm_orc_kettlehelm_bad, itm_orc_coif, itm_orc_nosehelm,itm_orc_skullcap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" calcext:value-type="string">
            <text:p>["a3_mordor_large_orc_archer","Large_Orc_Archer_of_Mordor","Large_Orc_Archers_of_Mordor",tf_orc| tfg_ranged| tfg_armor| tfg_helm| tfg_boots| tf_no_capture_alive,0,0,fac_mordor,[itm_orc_kettlehelm_bad, itm_orc_coif, itm_orc_nosehelm,itm_orc_skullcap,itm_m_orc_light_b,itm_m_orc_light_c,itm_m_orc_light_d,itm_m_orc_light_e,itm_orc_ragwrap,itm_orc_bow,itm_orc_hook_arrow,itm_orc_slasher_heavy,itm_orc_falchion_bad,itm_orc_axe,],attr_orc_tier_3,wp_orc_tier_bow_3,knows_common|knows_athletics_2|knows_power_draw_3|knows_power_strike_2,orc_face9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mordor_fell_orc_archer</text:p>
          </table:table-cell>
          <table:table-cell table:style-name="ce7" office:value-type="string" calcext:value-type="string">
            <text:p>Fell_Orc_Archer_of_Mordor</text:p>
          </table:table-cell>
          <table:table-cell table:style-name="ce7" office:value-type="string" calcext:value-type="string">
            <text:p>Fell_Orc_Archers_of_Mordor</text:p>
          </table:table-cell>
          <table:table-cell table:style-name="ce8" office:value-type="string" calcext:value-type="string">
            <text:p>tf_orc| tfg_range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rc_kettlehelm, itm_orc_coif_good, itm_orc_buckethelm_bad,</text:p>
          </table:table-cell>
          <table:table-cell table:style-name="ce11" office:value-type="string" calcext:value-type="string">
            <text:p>itm_m_orc_light_d,itm_m_orc_light_e,itm_m_orc_heavy_a,itm_m_orc_heavy_b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lasher_heavy,itm_orc_falchion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bow_4</text:p>
          </table:table-cell>
          <table:table-cell table:style-name="ce12" office:value-type="string" calcext:value-type="string">
            <text:p>knows_common|knows_athletics_4|knows_power_draw_4|knows_power_strike_2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90]&lt;&gt;&quot;&quot;;[.B390]&lt;&gt;&quot;&quot;);CONCATENATE([Variables.$I$1];[Variables.$I$7];[.A390];[Variables.$I$7];[Variables.$I$6];[Variables.$I$7];[.B390];[Variables.$I$7];[Variables.$I$6];[Variables.$I$7];[.C390];[Variables.$I$7];[Variables.$I$6];[.D390];[Variables.$I$6];[.E390];[Variables.$I$6];[.F390];[Variables.$I$6];[.G390];[Variables.$I$6];[Variables.$I$1];[.H390];[.I390];[.J390];[.K390];[.L390];[.M390];[.N390];[Variables.$I$2];[Variables.$I$6];[.O390];[Variables.$I$6];[.P390];[Variables.$I$6];[.Q390];[Variables.$I$6];[.R390];[Variables.$I$6];[.S390];IF([.T390]&lt;&gt;&quot;&quot;;CONCATENATE([Variables.$I$6];[.T390]);&quot;&quot;);[Variables.$I$2];[Variables.$I$6]);IF([.A390]&lt;&gt;&quot;&quot;;CONCATENATE(&quot;#&quot;;[.A390]);&quot;&quot;))" office:value-type="string" office:string-value="[&quot;a4_mordor_fell_orc_archer&quot;,&quot;Fell_Orc_Archer_of_Mordor&quot;,&quot;Fell_Orc_Archers_of_Mordor&quot;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" calcext:value-type="string">
            <text:p>["a4_mordor_fell_orc_archer","Fell_Orc_Archer_of_Mordor","Fell_Orc_Archers_of_Mordor",tf_orc| tfg_ranged| tfg_armor| tfg_helm| tfg_boots| tf_no_capture_alive,0,0,fac_mordor,[itm_orc_kettlehelm, itm_orc_coif_good, itm_orc_buckethelm_bad,itm_m_orc_light_d,itm_m_orc_light_e,itm_m_orc_heavy_a,itm_m_orc_heavy_b,itm_evil_gauntlets_a,itm_orc_greaves,itm_orc_bow,itm_orc_hook_arrow,itm_orc_slasher_heavy,itm_orc_falchion,],attr_orc_tier_4,wp_orc_tier_bow_4,knows_common|knows_athletics_4|knows_power_draw_4|knows_power_strike_2,orc_face7,orc_face6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391]&lt;&gt;&quot;&quot;;[.B391]&lt;&gt;&quot;&quot;);CONCATENATE([Variables.$I$1];[Variables.$I$7];[.A391];[Variables.$I$7];[Variables.$I$6];[Variables.$I$7];[.B391];[Variables.$I$7];[Variables.$I$6];[Variables.$I$7];[.C391];[Variables.$I$7];[Variables.$I$6];[.D391];[Variables.$I$6];[.E391];[Variables.$I$6];[.F391];[Variables.$I$6];[.G391];[Variables.$I$6];[Variables.$I$1];[.H391];[.I391];[.J391];[.K391];[.L391];[.M391];[.N391];[Variables.$I$2];[Variables.$I$6];[.O391];[Variables.$I$6];[.P391];[Variables.$I$6];[.Q391];[Variables.$I$6];[.R391];[Variables.$I$6];[.S391];IF([.T391]&lt;&gt;&quot;&quot;;CONCATENATE([Variables.$I$6];[.T391]);&quot;&quot;);[Variables.$I$2];[Variables.$I$6]);IF([.A391]&lt;&gt;&quot;&quot;;CONCATENATE(&quot;#&quot;;[.A391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Moria + tribal orc chief below</text:p>
          </table:table-cell>
          <table:table-cell table:style-name="ce6" table:number-columns-repeated="19"/>
          <table:table-cell table:style-name="ce6" table:formula="of:=IF(AND([.A392]&lt;&gt;&quot;&quot;;[.B392]&lt;&gt;&quot;&quot;);CONCATENATE([Variables.$I$1];[Variables.$I$7];[.A392];[Variables.$I$7];[Variables.$I$6];[Variables.$I$7];[.B392];[Variables.$I$7];[Variables.$I$6];[Variables.$I$7];[.C392];[Variables.$I$7];[Variables.$I$6];[.D392];[Variables.$I$6];[.E392];[Variables.$I$6];[.F392];[Variables.$I$6];[.G392];[Variables.$I$6];[Variables.$I$1];[.H392];[.I392];[.J392];[.K392];[.L392];[.M392];[.N392];[Variables.$I$2];[Variables.$I$6];[.O392];[Variables.$I$6];[.P392];[Variables.$I$6];[.Q392];[Variables.$I$6];[.R392];[Variables.$I$6];[.S392];IF([.T392]&lt;&gt;&quot;&quot;;CONCATENATE([Variables.$I$6];[.T392]);&quot;&quot;);[Variables.$I$2];[Variables.$I$6]);IF([.A392]&lt;&gt;&quot;&quot;;CONCATENATE(&quot;#&quot;;[.A392]);&quot;&quot;))" office:value-type="string" office:string-value="#Moria + tribal orc chief below" calcext:value-type="string">
            <text:p>#Moria + tribal orc chief below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moria_wolf_rider</text:p>
          </table:table-cell>
          <table:table-cell table:style-name="ce7" office:value-type="string" calcext:value-type="string">
            <text:p>Wolf_Rider_of_Moria</text:p>
          </table:table-cell>
          <table:table-cell table:style-name="ce7" office:value-type="string" calcext:value-type="string">
            <text:p>Wolf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nosehelm_bad,</text:p>
          </table:table-cell>
          <table:table-cell table:style-name="ce11" office:value-type="string" calcext:value-type="string">
            <text:p>itm_moria_armor_a,itm_moria_armor_b,</text:p>
          </table:table-cell>
          <table:table-cell table:style-name="ce11" table:number-columns-repeated="2"/>
          <table:table-cell table:style-name="ce11" office:value-type="string" calcext:value-type="string">
            <text:p>itm_orc_sabre_bad,itm_orc_scimitar_bad,itm_orc_simple_spear,itm_wood_club,</text:p>
          </table:table-cell>
          <table:table-cell table:style-name="ce11" office:value-type="string" calcext:value-type="string">
            <text:p>itm_orc_throwing_arrow,itm_orc_shield_b,itm_orc_shield_a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2</text:p>
          </table:table-cell>
          <table:table-cell table:style-name="ce12" office:value-type="string" calcext:value-type="string">
            <text:p>knows_common|knows_riding_3|knows_power_throw_2|knows_power_strike_2|knows_horse_archery_2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93]&lt;&gt;&quot;&quot;;[.B393]&lt;&gt;&quot;&quot;);CONCATENATE([Variables.$I$1];[Variables.$I$7];[.A393];[Variables.$I$7];[Variables.$I$6];[Variables.$I$7];[.B393];[Variables.$I$7];[Variables.$I$6];[Variables.$I$7];[.C393];[Variables.$I$7];[Variables.$I$6];[.D393];[Variables.$I$6];[.E393];[Variables.$I$6];[.F393];[Variables.$I$6];[.G393];[Variables.$I$6];[Variables.$I$1];[.H393];[.I393];[.J393];[.K393];[.L393];[.M393];[.N393];[Variables.$I$2];[Variables.$I$6];[.O393];[Variables.$I$6];[.P393];[Variables.$I$6];[.Q393];[Variables.$I$6];[.R393];[Variables.$I$6];[.S393];IF([.T393]&lt;&gt;&quot;&quot;;CONCATENATE([Variables.$I$6];[.T393]);&quot;&quot;);[Variables.$I$2];[Variables.$I$6]);IF([.A393]&lt;&gt;&quot;&quot;;CONCATENATE(&quot;#&quot;;[.A393]);&quot;&quot;))" office:value-type="string" office:string-value="[&quot;c3_moria_wolf_rider&quot;,&quot;Wolf_Rider_of_Moria&quot;,&quot;Wolf_Riders_of_Moria&quot;,tf_orc| tf_mounted| tfg_ranged| tfg_armor| tfg_horse| tf_no_capture_alive,0,0,fac_moria,[itm_orc_nosehelm_bad,itm_moria_armor_a,itm_moria_armor_b,itm_orc_sabre_bad,itm_orc_scimitar_bad,itm_orc_simple_spear,itm_wood_club,itm_orc_throwing_arrow,itm_orc_shield_b,itm_orc_shield_a,itm_warg_1d,itm_warg_1b,itm_warg_1c,],attr_orc_tier_3,wp_orc_tier_2,knows_common|knows_riding_3|knows_power_throw_2|knows_power_strike_2|knows_horse_archery_2,orc_face5,orc_face2]," calcext:value-type="string">
            <text:p>["c3_moria_wolf_rider","Wolf_Rider_of_Moria","Wolf_Riders_of_Moria",tf_orc| tf_mounted| tfg_ranged| tfg_armor| tfg_horse| tf_no_capture_alive,0,0,fac_moria,[itm_orc_nosehelm_bad,itm_moria_armor_a,itm_moria_armor_b,itm_orc_sabre_bad,itm_orc_scimitar_bad,itm_orc_simple_spear,itm_wood_club,itm_orc_throwing_arrow,itm_orc_shield_b,itm_orc_shield_a,itm_warg_1d,itm_warg_1b,itm_warg_1c,],attr_orc_tier_3,wp_orc_tier_2,knows_common|knows_riding_3|knows_power_throw_2|knows_power_strike_2|knows_horse_archery_2,orc_face5,orc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moria_warg_rider</text:p>
          </table:table-cell>
          <table:table-cell table:style-name="ce7" office:value-type="string" calcext:value-type="string">
            <text:p>Warg_Rider_of_Moria</text:p>
          </table:table-cell>
          <table:table-cell table:style-name="ce7" office:value-type="string" calcext:value-type="string">
            <text:p>Warg_Riders_of_Moria</text:p>
          </table:table-cell>
          <table:table-cell table:style-name="ce8" office:value-type="string" calcext:value-type="string">
            <text:p>tf_orc| tf_mounted| tfg_rang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bad, itm_orc_nosehelm, itm_orc_beakhelm_bad,</text:p>
          </table:table-cell>
          <table:table-cell table:style-name="ce11" office:value-type="string" calcext:value-type="string">
            <text:p>itm_moria_armor_a,itm_moria_armor_b,itm_moria_armor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sabre,itm_orc_sabre,itm_orc_throwing_arrow,itm_orc_scimitar,itm_orc_simple_spear_heavy,itm_orc_skull_spear,itm_orc_club_b,</text:p>
          </table:table-cell>
          <table:table-cell table:style-name="ce11" office:value-type="string" calcext:value-type="string">
            <text:p>itm_orc_shield_b,itm_orc_shield_a,</text:p>
          </table:table-cell>
          <table:table-cell table:style-name="ce11" office:value-type="string" calcext:value-type="string">
            <text:p>itm_wargarmored_1b, itm_wargarmored_1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riding_3|knows_power_throw_3|knows_power_strike_4|knows_horse_archery_3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94]&lt;&gt;&quot;&quot;;[.B394]&lt;&gt;&quot;&quot;);CONCATENATE([Variables.$I$1];[Variables.$I$7];[.A394];[Variables.$I$7];[Variables.$I$6];[Variables.$I$7];[.B394];[Variables.$I$7];[Variables.$I$6];[Variables.$I$7];[.C394];[Variables.$I$7];[Variables.$I$6];[.D394];[Variables.$I$6];[.E394];[Variables.$I$6];[.F394];[Variables.$I$6];[.G394];[Variables.$I$6];[Variables.$I$1];[.H394];[.I394];[.J394];[.K394];[.L394];[.M394];[.N394];[Variables.$I$2];[Variables.$I$6];[.O394];[Variables.$I$6];[.P394];[Variables.$I$6];[.Q394];[Variables.$I$6];[.R394];[Variables.$I$6];[.S394];IF([.T394]&lt;&gt;&quot;&quot;;CONCATENATE([Variables.$I$6];[.T394]);&quot;&quot;);[Variables.$I$2];[Variables.$I$6]);IF([.A394]&lt;&gt;&quot;&quot;;CONCATENATE(&quot;#&quot;;[.A394]);&quot;&quot;))" office:value-type="string" office:string-value="[&quot;c4_moria_warg_rider&quot;,&quot;Warg_Rider_of_Moria&quot;,&quot;Warg_Riders_of_Moria&quot;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club_b,itm_orc_shield_b,itm_orc_shield_a,itm_wargarmored_1b, itm_wargarmored_1c,],attr_orc_tier_4,wp_orc_tier_3,knows_common|knows_riding_3|knows_power_throw_3|knows_power_strike_4|knows_horse_archery_3,orc_face9,orc_face8]," calcext:value-type="string">
            <text:p>["c4_moria_warg_rider","Warg_Rider_of_Moria","Warg_Riders_of_Moria",tf_orc| tf_mounted| tfg_ranged| tfg_armor| tfg_horse| tf_no_capture_alive,0,0,fac_moria,[itm_orc_bughelm_bad, itm_orc_nosehelm, itm_orc_beakhelm_bad,itm_moria_armor_a,itm_moria_armor_b,itm_moria_armor_c,itm_orc_ragwrap,itm_orc_sabre,itm_orc_sabre,itm_orc_throwing_arrow,itm_orc_scimitar,itm_orc_simple_spear_heavy,itm_orc_skull_spear,itm_orc_club_b,itm_orc_shield_b,itm_orc_shield_a,itm_wargarmored_1b, itm_wargarmored_1c,],attr_orc_tier_4,wp_orc_tier_3,knows_common|knows_riding_3|knows_power_throw_3|knows_power_strike_4|knows_horse_archery_3,orc_face9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moria_clan_rider</text:p>
          </table:table-cell>
          <table:table-cell table:style-name="ce7" office:value-type="string" calcext:value-type="string">
            <text:p>Bolg_Clan_Rider</text:p>
          </table:table-cell>
          <table:table-cell table:style-name="ce7" office:value-type="string" calcext:value-type="string">
            <text:p>Bolg_Clan_Riders</text:p>
          </table:table-cell>
          <table:table-cell table:style-name="ce8" office:value-type="string" calcext:value-type="string">
            <text:p>tf_orc| tf_mounted| tfg_ranged| tfg_shiel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, itm_orc_bughelm_good, itm_orc_beakhelm, <text:s/>itm_gundabad_helm_e,</text:p>
          </table:table-cell>
          <table:table-cell table:style-name="ce11" office:value-type="string" calcext:value-type="string">
            <text:p>itm_moria_armor_c,itm_moria_armor_d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throwing_arrow,itm_orc_sabre_heavy,itm_orc_scimitar_heavy,itm_orc_simple_spear,itm_orc_skull_spear_heavy, itm_orc_simple_spear_heavy,itm_orc_club_b_heavy,</text:p>
          </table:table-cell>
          <table:table-cell table:style-name="ce11" office:value-type="string" calcext:value-type="string">
            <text:p>itm_moria_orc_shield_c,</text:p>
          </table:table-cell>
          <table:table-cell table:style-name="ce11" office:value-type="string" calcext:value-type="string">
            <text:p>itm_wargarmored_2b, itm_wargarmored_2c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riding_4|knows_power_throw_4|knows_power_strike_4|knows_horse_archery_5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395]&lt;&gt;&quot;&quot;;[.B395]&lt;&gt;&quot;&quot;);CONCATENATE([Variables.$I$1];[Variables.$I$7];[.A395];[Variables.$I$7];[Variables.$I$6];[Variables.$I$7];[.B395];[Variables.$I$7];[Variables.$I$6];[Variables.$I$7];[.C395];[Variables.$I$7];[Variables.$I$6];[.D395];[Variables.$I$6];[.E395];[Variables.$I$6];[.F395];[Variables.$I$6];[.G395];[Variables.$I$6];[Variables.$I$1];[.H395];[.I395];[.J395];[.K395];[.L395];[.M395];[.N395];[Variables.$I$2];[Variables.$I$6];[.O395];[Variables.$I$6];[.P395];[Variables.$I$6];[.Q395];[Variables.$I$6];[.R395];[Variables.$I$6];[.S395];IF([.T395]&lt;&gt;&quot;&quot;;CONCATENATE([Variables.$I$6];[.T395]);&quot;&quot;);[Variables.$I$2];[Variables.$I$6]);IF([.A395]&lt;&gt;&quot;&quot;;CONCATENATE(&quot;#&quot;;[.A395]);&quot;&quot;))" office:value-type="string" office:string-value="[&quot;c5_moria_clan_rider&quot;,&quot;Bolg_Clan_Rider&quot;,&quot;Bolg_Clan_Riders&quot;,tf_orc| tf_mounted| tfg_ranged| tfg_shield| tfg_armor| tfg_horse| tfg_boots| tf_no_capture_alive,0,0,fac_moria,[itm_orc_bughelm, itm_orc_bughelm_good, itm_orc_beakhelm,  itm_gundabad_helm_e,itm_moria_armor_c,itm_moria_armor_d,itm_orc_greaves,itm_orc_throwing_arrow,itm_orc_sabre_heavy,itm_orc_scimitar_heavy,itm_orc_simple_spear,itm_orc_skull_spear_heavy, itm_orc_simple_spear_heavy,itm_orc_club_b_heavy,itm_moria_orc_shield_c,itm_wargarmored_2b, itm_wargarmored_2c,],attr_orc_tier_5,wp_orc_tier_4,knows_common|knows_riding_4|knows_power_throw_4|knows_power_strike_4|knows_horse_archery_5,orc_face5,orc_face4]," calcext:value-type="string">
            <text:p>["c5_moria_clan_rider","Bolg_Clan_Rider","Bolg_Clan_Riders",tf_orc| tf_mounted| tfg_ranged| tfg_shield| tfg_armor| tfg_horse| tfg_boots| tf_no_capture_alive,0,0,fac_moria,[itm_orc_bughelm, itm_orc_bughelm_good, itm_orc_beakhelm, <text:s/>itm_gundabad_helm_e,itm_moria_armor_c,itm_moria_armor_d,itm_orc_greaves,itm_orc_throwing_arrow,itm_orc_sabre_heavy,itm_orc_scimitar_heavy,itm_orc_simple_spear,itm_orc_skull_spear_heavy, itm_orc_simple_spear_heavy,itm_orc_club_b_heavy,itm_moria_orc_shield_c,itm_wargarmored_2b, itm_wargarmored_2c,],attr_orc_tier_5,wp_orc_tier_4,knows_common|knows_riding_4|knows_power_throw_4|knows_power_strike_4|knows_horse_archery_5,orc_face5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moria_snaga</text:p>
          </table:table-cell>
          <table:table-cell table:style-name="ce7" office:value-type="string" calcext:value-type="string">
            <text:p>Snaga_of_Moria</text:p>
          </table:table-cell>
          <table:table-cell table:style-name="ce7" office:value-type="string" calcext:value-type="string">
            <text:p>Snagas_of_Moria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coif_bad, itm_orc_nosehelm_bad,</text:p>
          </table:table-cell>
          <table:table-cell table:style-name="ce11" office:value-type="string" calcext:value-type="string">
            <text:p>itm_moria_armor_a,itm_moria_armor_b,</text:p>
          </table:table-cell>
          <table:table-cell table:style-name="ce11" table:number-columns-repeated="2"/>
          <table:table-cell table:style-name="ce11" office:value-type="string" calcext:value-type="string">
            <text:p>itm_orc_falchion_bad,itm_orc_slasher,itm_orc_axe,itm_wood_club,</text:p>
          </table:table-cell>
          <table:table-cell table:style-name="ce11" office:value-type="string" calcext:value-type="string">
            <text:p>itm_orc_shield_a</text:p>
          </table:table-cell>
          <table:table-cell table:style-name="ce11"/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ironflesh_2|knows_power_strike_1|knows_athletics_2|knows_looting_2|knows_pathfinding_1|knows_spotting_1|knows_inventory_management_1|knows_surgery_1|knows_prisoner_management_1|knows_trade_1</text:p>
          </table:table-cell>
          <table:table-cell table:style-name="ce14" office:value-type="string" calcext:value-type="string">
            <text:p>orc_face4</text:p>
          </table:table-cell>
          <table:table-cell table:style-name="ce14" office:value-type="string" calcext:value-type="string">
            <text:p>orc_face9</text:p>
          </table:table-cell>
          <table:table-cell table:style-name="ce15"/>
          <table:table-cell table:style-name="ce6" table:formula="of:=IF(AND([.A396]&lt;&gt;&quot;&quot;;[.B396]&lt;&gt;&quot;&quot;);CONCATENATE([Variables.$I$1];[Variables.$I$7];[.A396];[Variables.$I$7];[Variables.$I$6];[Variables.$I$7];[.B396];[Variables.$I$7];[Variables.$I$6];[Variables.$I$7];[.C396];[Variables.$I$7];[Variables.$I$6];[.D396];[Variables.$I$6];[.E396];[Variables.$I$6];[.F396];[Variables.$I$6];[.G396];[Variables.$I$6];[Variables.$I$1];[.H396];[.I396];[.J396];[.K396];[.L396];[.M396];[.N396];[Variables.$I$2];[Variables.$I$6];[.O396];[Variables.$I$6];[.P396];[Variables.$I$6];[.Q396];[Variables.$I$6];[.R396];[Variables.$I$6];[.S396];IF([.T396]&lt;&gt;&quot;&quot;;CONCATENATE([Variables.$I$6];[.T396]);&quot;&quot;);[Variables.$I$2];[Variables.$I$6]);IF([.A396]&lt;&gt;&quot;&quot;;CONCATENATE(&quot;#&quot;;[.A396]);&quot;&quot;))" office:value-type="string" office:string-value="[&quot;i1_moria_snaga&quot;,&quot;Snaga_of_Moria&quot;,&quot;Snagas_of_Moria&quot;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" calcext:value-type="string">
            <text:p>["i1_moria_snaga","Snaga_of_Moria","Snagas_of_Moria",tf_orc| tf_no_capture_alive,0,0,fac_moria,[itm_orc_coif_bad, itm_orc_nosehelm_bad,itm_moria_armor_a,itm_moria_armor_b,itm_orc_falchion_bad,itm_orc_slasher,itm_orc_axe,itm_wood_club,itm_orc_shield_a],attr_orc_tier_1,wp_orc_tier_1,knows_common|knows_ironflesh_2|knows_power_strike_1|knows_athletics_2|knows_looting_2|knows_pathfinding_1|knows_spotting_1|knows_inventory_management_1|knows_surgery_1|knows_prisoner_management_1|knows_trade_1,orc_face4,orc_face9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moria_goblin</text:p>
          </table:table-cell>
          <table:table-cell table:style-name="ce7" office:value-type="string" calcext:value-type="string">
            <text:p>Goblin_of_Moria</text:p>
          </table:table-cell>
          <table:table-cell table:style-name="ce7" office:value-type="string" calcext:value-type="string">
            <text:p>Goblins_of_Moria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nosehelm, itm_orc_bughelm_bad, itm_orc_beakhelm_bad,</text:p>
          </table:table-cell>
          <table:table-cell table:style-name="ce11" office:value-type="string" calcext:value-type="string">
            <text:p>itm_moria_armor_b,itm_moria_armor_c,itm_moria_armor_b,</text:p>
          </table:table-cell>
          <table:table-cell table:style-name="ce11" table:number-columns-repeated="2"/>
          <table:table-cell table:style-name="ce11" office:value-type="string" calcext:value-type="string">
            <text:p>itm_orc_sabre_bad,itm_orc_falchion,itm_orc_scimitar_bad,itm_orc_simple_spear,itm_orc_scimitar_b,</text:p>
          </table:table-cell>
          <table:table-cell table:style-name="ce11" office:value-type="string" calcext:value-type="string">
            <text:p>itm_moria_orc_shield_b,itm_orc_shield_b,itm_orc_shield_a,</text:p>
          </table:table-cell>
          <table:table-cell table:style-name="ce11"/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ironflesh_2|knows_power_strike_3|knows_athletics_3|knows_looting_2|knows_pathfinding_1|knows_spotting_1|knows_inventory_management_1|knows_surgery_1|knows_prisoner_management_1|knows_trade_1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397]&lt;&gt;&quot;&quot;;[.B397]&lt;&gt;&quot;&quot;);CONCATENATE([Variables.$I$1];[Variables.$I$7];[.A397];[Variables.$I$7];[Variables.$I$6];[Variables.$I$7];[.B397];[Variables.$I$7];[Variables.$I$6];[Variables.$I$7];[.C397];[Variables.$I$7];[Variables.$I$6];[.D397];[Variables.$I$6];[.E397];[Variables.$I$6];[.F397];[Variables.$I$6];[.G397];[Variables.$I$6];[Variables.$I$1];[.H397];[.I397];[.J397];[.K397];[.L397];[.M397];[.N397];[Variables.$I$2];[Variables.$I$6];[.O397];[Variables.$I$6];[.P397];[Variables.$I$6];[.Q397];[Variables.$I$6];[.R397];[Variables.$I$6];[.S397];IF([.T397]&lt;&gt;&quot;&quot;;CONCATENATE([Variables.$I$6];[.T397]);&quot;&quot;);[Variables.$I$2];[Variables.$I$6]);IF([.A397]&lt;&gt;&quot;&quot;;CONCATENATE(&quot;#&quot;;[.A397]);&quot;&quot;))" office:value-type="string" office:string-value="[&quot;i2_moria_goblin&quot;,&quot;Goblin_of_Moria&quot;,&quot;Goblins_of_Moria&quot;,tf_orc| tfg_armor| tf_no_capture_alive,0,0,fac_moria,[itm_orc_nosehelm, itm_orc_bughelm_bad, itm_orc_beakhelm_bad,itm_moria_armor_b,itm_moria_armor_c,itm_moria_armor_b,itm_orc_sabre_bad,itm_orc_falchion,itm_orc_scimitar_bad,itm_orc_simple_spear,itm_orc_scimitar_b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" calcext:value-type="string">
            <text:p>["i2_moria_goblin","Goblin_of_Moria","Goblins_of_Moria",tf_orc| tfg_armor| tf_no_capture_alive,0,0,fac_moria,[itm_orc_nosehelm, itm_orc_bughelm_bad, itm_orc_beakhelm_bad,itm_moria_armor_b,itm_moria_armor_c,itm_moria_armor_b,itm_orc_sabre_bad,itm_orc_falchion,itm_orc_scimitar_bad,itm_orc_simple_spear,itm_orc_scimitar_b,itm_moria_orc_shield_b,itm_orc_shield_b,itm_orc_shield_a,],attr_orc_tier_2,wp_orc_tier_2,knows_common|knows_ironflesh_2|knows_power_strike_3|knows_athletics_3|knows_looting_2|knows_pathfinding_1|knows_spotting_1|knows_inventory_management_1|knows_surgery_1|knows_prisoner_management_1|knows_trade_1,orc_face9,orc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moria_large_goblin</text:p>
          </table:table-cell>
          <table:table-cell table:style-name="ce7" office:value-type="string" calcext:value-type="string">
            <text:p>Large_Goblin_of_Moria</text:p>
          </table:table-cell>
          <table:table-cell table:style-name="ce7" office:value-type="string" calcext:value-type="string">
            <text:p>Large_Goblins_of_Moria</text:p>
          </table:table-cell>
          <table:table-cell table:style-name="ce8" office:value-type="string" calcext:value-type="string">
            <text:p>tf_orc| tfg_shield| tfg_armor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, itm_orc_beakhelm,</text:p>
          </table:table-cell>
          <table:table-cell table:style-name="ce11" office:value-type="string" calcext:value-type="string">
            <text:p>itm_moria_armor_d,itm_moria_armor_c,itm_moria_armor_d,</text:p>
          </table:table-cell>
          <table:table-cell table:style-name="ce11" table:number-columns-repeated="2"/>
          <table:table-cell table:style-name="ce11" office:value-type="string" calcext:value-type="string">
            <text:p>itm_orc_sabre,itm_orc_scimitar,itm_orc_simple_spear,itm_orc_bill,itm_orc_pick,itm_orc_scimitar_b_heavy,</text:p>
          </table:table-cell>
          <table:table-cell table:style-name="ce11" office:value-type="string" calcext:value-type="string">
            <text:p>itm_orc_throwing_axes,itm_moria_orc_shield_c,itm_moria_orc_shield_b,</text:p>
          </table:table-cell>
          <table:table-cell table:style-name="ce11"/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ironflesh_3|knows_athletics_5|knows_power_throw_2|knows_power_strike_3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398]&lt;&gt;&quot;&quot;;[.B398]&lt;&gt;&quot;&quot;);CONCATENATE([Variables.$I$1];[Variables.$I$7];[.A398];[Variables.$I$7];[Variables.$I$6];[Variables.$I$7];[.B398];[Variables.$I$7];[Variables.$I$6];[Variables.$I$7];[.C398];[Variables.$I$7];[Variables.$I$6];[.D398];[Variables.$I$6];[.E398];[Variables.$I$6];[.F398];[Variables.$I$6];[.G398];[Variables.$I$6];[Variables.$I$1];[.H398];[.I398];[.J398];[.K398];[.L398];[.M398];[.N398];[Variables.$I$2];[Variables.$I$6];[.O398];[Variables.$I$6];[.P398];[Variables.$I$6];[.Q398];[Variables.$I$6];[.R398];[Variables.$I$6];[.S398];IF([.T398]&lt;&gt;&quot;&quot;;CONCATENATE([Variables.$I$6];[.T398]);&quot;&quot;);[Variables.$I$2];[Variables.$I$6]);IF([.A398]&lt;&gt;&quot;&quot;;CONCATENATE(&quot;#&quot;;[.A398]);&quot;&quot;))" office:value-type="string" office:string-value="[&quot;i3_moria_large_goblin&quot;,&quot;Large_Goblin_of_Moria&quot;,&quot;Large_Goblins_of_Moria&quot;,tf_orc| tfg_shield| tfg_armor| tfg_helm| tf_no_capture_alive,0,0,fac_moria,[itm_orc_bughelm, itm_orc_beakhelm,itm_moria_armor_d,itm_moria_armor_c,itm_moria_armor_d,itm_orc_sabre,itm_orc_scimitar,itm_orc_simple_spear,itm_orc_bill,itm_orc_pick,itm_orc_scimitar_b_heavy,itm_orc_throwing_axes,itm_moria_orc_shield_c,itm_moria_orc_shield_b,],attr_orc_tier_3,wp_orc_tier_3,knows_common|knows_ironflesh_3|knows_athletics_5|knows_power_throw_2|knows_power_strike_3,orc_face3,orc_face8]," calcext:value-type="string">
            <text:p>["i3_moria_large_goblin","Large_Goblin_of_Moria","Large_Goblins_of_Moria",tf_orc| tfg_shield| tfg_armor| tfg_helm| tf_no_capture_alive,0,0,fac_moria,[itm_orc_bughelm, itm_orc_beakhelm,itm_moria_armor_d,itm_moria_armor_c,itm_moria_armor_d,itm_orc_sabre,itm_orc_scimitar,itm_orc_simple_spear,itm_orc_bill,itm_orc_pick,itm_orc_scimitar_b_heavy,itm_orc_throwing_axes,itm_moria_orc_shield_c,itm_moria_orc_shield_b,],attr_orc_tier_3,wp_orc_tier_3,knows_common|knows_ironflesh_3|knows_athletics_5|knows_power_throw_2|knows_power_strike_3,orc_face3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moria_fell_goblin</text:p>
          </table:table-cell>
          <table:table-cell table:style-name="ce7" office:value-type="string" calcext:value-type="string">
            <text:p>Fell_Goblin_of_Moria</text:p>
          </table:table-cell>
          <table:table-cell table:style-name="ce7" office:value-type="string" calcext:value-type="string">
            <text:p>Fell_Goblins_of_Moria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good, itm_orc_beakhelm_good,</text:p>
          </table:table-cell>
          <table:table-cell table:style-name="ce11" office:value-type="string" calcext:value-type="string">
            <text:p>itm_moria_armor_e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sabre_heavy,itm_orc_scimitar_heavy,itm_orc_simple_spear_heavy,itm_orc_bill_heavy,itm_orc_pick,</text:p>
          </table:table-cell>
          <table:table-cell table:style-name="ce11" office:value-type="string" calcext:value-type="string">
            <text:p>itm_orc_throwing_axes,itm_moria_orc_shield_b,itm_moria_orc_shield_c,</text:p>
          </table:table-cell>
          <table:table-cell table:style-name="ce11"/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ironflesh_4|knows_athletics_6|knows_power_throw_3|knows_power_strike_4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399]&lt;&gt;&quot;&quot;;[.B399]&lt;&gt;&quot;&quot;);CONCATENATE([Variables.$I$1];[Variables.$I$7];[.A399];[Variables.$I$7];[Variables.$I$6];[Variables.$I$7];[.B399];[Variables.$I$7];[Variables.$I$6];[Variables.$I$7];[.C399];[Variables.$I$7];[Variables.$I$6];[.D399];[Variables.$I$6];[.E399];[Variables.$I$6];[.F399];[Variables.$I$6];[.G399];[Variables.$I$6];[Variables.$I$1];[.H399];[.I399];[.J399];[.K399];[.L399];[.M399];[.N399];[Variables.$I$2];[Variables.$I$6];[.O399];[Variables.$I$6];[.P399];[Variables.$I$6];[.Q399];[Variables.$I$6];[.R399];[Variables.$I$6];[.S399];IF([.T399]&lt;&gt;&quot;&quot;;CONCATENATE([Variables.$I$6];[.T399]);&quot;&quot;);[Variables.$I$2];[Variables.$I$6]);IF([.A399]&lt;&gt;&quot;&quot;;CONCATENATE(&quot;#&quot;;[.A399]);&quot;&quot;))" office:value-type="string" office:string-value="[&quot;i4_moria_fell_goblin&quot;,&quot;Fell_Goblin_of_Moria&quot;,&quot;Fell_Goblins_of_Moria&quot;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" calcext:value-type="string">
            <text:p>["i4_moria_fell_goblin","Fell_Goblin_of_Moria","Fell_Goblins_of_Moria",tf_orc| tfg_shield| tfg_armor| tfg_helm| tfg_boots| tf_no_capture_alive,0,0,fac_moria,[itm_orc_bughelm_good, itm_orc_beakhelm_good,itm_moria_armor_e,itm_orc_greaves,itm_orc_sabre_heavy,itm_orc_scimitar_heavy,itm_orc_simple_spear_heavy,itm_orc_bill_heavy,itm_orc_pick,itm_orc_throwing_axes,itm_moria_orc_shield_b,itm_moria_orc_shield_c,],attr_orc_tier_4,wp_orc_tier_4,knows_common|knows_ironflesh_4|knows_athletics_6|knows_power_throw_3|knows_power_strike_4,orc_face1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2_moria_goblin_archer</text:p>
          </table:table-cell>
          <table:table-cell table:style-name="ce7" office:value-type="string" calcext:value-type="string">
            <text:p>Goblin_Archer_of_Moria</text:p>
          </table:table-cell>
          <table:table-cell table:style-name="ce7" office:value-type="string" calcext:value-type="string">
            <text:p>Goblin_Archers_of_Moria</text:p>
          </table:table-cell>
          <table:table-cell table:style-name="ce8" office:value-type="string" calcext:value-type="string">
            <text:p>tf_orc| tfg_ranged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bad, itm_orc_beakhelm_bad,</text:p>
          </table:table-cell>
          <table:table-cell table:style-name="ce11" office:value-type="string" calcext:value-type="string">
            <text:p>itm_moria_armor_b,</text:p>
          </table:table-cell>
          <table:table-cell table:style-name="ce11" table:number-columns-repeated="2"/>
          <table:table-cell table:style-name="ce11" office:value-type="string" calcext:value-type="string">
            <text:p><text:s/>itm_orc_bow,itm_orc_hook_arrow,</text:p>
          </table:table-cell>
          <table:table-cell table:style-name="ce11" office:value-type="string" calcext:value-type="string">
            <text:p>itm_orc_slasher,itm_orc_falchion_bad,</text:p>
          </table:table-cell>
          <table:table-cell table:style-name="ce11" office:value-type="string" calcext:value-type="string">
            <text:p>itm_orc_shield_a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bow_2</text:p>
          </table:table-cell>
          <table:table-cell table:style-name="ce13" office:value-type="string" calcext:value-type="string">
            <text:p>knows_common|knows_ironflesh_2|knows_power_strike_1|knows_power_draw_2|knows_athletics_3|knows_looting_2|knows_pathfinding_1|knows_spotting_1|knows_inventory_management_1|knows_surgery_1|knows_prisoner_management_1|knows_trade_1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0]&lt;&gt;&quot;&quot;;[.B400]&lt;&gt;&quot;&quot;);CONCATENATE([Variables.$I$1];[Variables.$I$7];[.A400];[Variables.$I$7];[Variables.$I$6];[Variables.$I$7];[.B400];[Variables.$I$7];[Variables.$I$6];[Variables.$I$7];[.C400];[Variables.$I$7];[Variables.$I$6];[.D400];[Variables.$I$6];[.E400];[Variables.$I$6];[.F400];[Variables.$I$6];[.G400];[Variables.$I$6];[Variables.$I$1];[.H400];[.I400];[.J400];[.K400];[.L400];[.M400];[.N400];[Variables.$I$2];[Variables.$I$6];[.O400];[Variables.$I$6];[.P400];[Variables.$I$6];[.Q400];[Variables.$I$6];[.R400];[Variables.$I$6];[.S400];IF([.T400]&lt;&gt;&quot;&quot;;CONCATENATE([Variables.$I$6];[.T400]);&quot;&quot;);[Variables.$I$2];[Variables.$I$6]);IF([.A400]&lt;&gt;&quot;&quot;;CONCATENATE(&quot;#&quot;;[.A400]);&quot;&quot;))" office:value-type="string" office:string-value="[&quot;a2_moria_goblin_archer&quot;,&quot;Goblin_Archer_of_Moria&quot;,&quot;Goblin_Archers_of_Moria&quot;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" calcext:value-type="string">
            <text:p>["a2_moria_goblin_archer","Goblin_Archer_of_Moria","Goblin_Archers_of_Moria",tf_orc| tfg_ranged| tfg_armor| tf_no_capture_alive,0,0,fac_moria,[itm_orc_bughelm_bad, itm_orc_beakhelm_bad,itm_moria_armor_b, itm_orc_bow,itm_orc_hook_arrow,itm_orc_slasher,itm_orc_falchion_bad,itm_orc_shield_a],attr_orc_tier_2,wp_orc_tier_bow_2,knows_common|knows_ironflesh_2|knows_power_strike_1|knows_power_draw_2|knows_athletics_3|knows_looting_2|knows_pathfinding_1|knows_spotting_1|knows_inventory_management_1|knows_surgery_1|knows_prisoner_management_1|knows_trade_1,orc_face9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3_moria_large_goblin_archer</text:p>
          </table:table-cell>
          <table:table-cell table:style-name="ce7" office:value-type="string" calcext:value-type="string">
            <text:p>Large_Goblin_Archer_of_Moria</text:p>
          </table:table-cell>
          <table:table-cell table:style-name="ce7" office:value-type="string" calcext:value-type="string">
            <text:p>Large_Goblin_Archers_of_Moria</text:p>
          </table:table-cell>
          <table:table-cell table:style-name="ce8" office:value-type="string" calcext:value-type="string">
            <text:p>tf_orc| tfg_ranged| tfg_armor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bad, itm_orc_bughelm, itm_orc_beakhelm,</text:p>
          </table:table-cell>
          <table:table-cell table:style-name="ce11" office:value-type="string" calcext:value-type="string">
            <text:p>itm_moria_armor_c,itm_moria_armor_b,itm_moria_armor_c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lasher_heavy,itm_orc_falchion,</text:p>
          </table:table-cell>
          <table:table-cell table:style-name="ce11" office:value-type="string" calcext:value-type="string">
            <text:p>itm_moria_orc_shield_b,itm_orc_shield_b,itm_orc_shield_a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bow_3</text:p>
          </table:table-cell>
          <table:table-cell table:style-name="ce12" office:value-type="string" calcext:value-type="string">
            <text:p>knows_common|knows_ironflesh_3|knows_athletics_5|knows_power_draw_3|knows_power_strike_2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1]&lt;&gt;&quot;&quot;;[.B401]&lt;&gt;&quot;&quot;);CONCATENATE([Variables.$I$1];[Variables.$I$7];[.A401];[Variables.$I$7];[Variables.$I$6];[Variables.$I$7];[.B401];[Variables.$I$7];[Variables.$I$6];[Variables.$I$7];[.C401];[Variables.$I$7];[Variables.$I$6];[.D401];[Variables.$I$6];[.E401];[Variables.$I$6];[.F401];[Variables.$I$6];[.G401];[Variables.$I$6];[Variables.$I$1];[.H401];[.I401];[.J401];[.K401];[.L401];[.M401];[.N401];[Variables.$I$2];[Variables.$I$6];[.O401];[Variables.$I$6];[.P401];[Variables.$I$6];[.Q401];[Variables.$I$6];[.R401];[Variables.$I$6];[.S401];IF([.T401]&lt;&gt;&quot;&quot;;CONCATENATE([Variables.$I$6];[.T401]);&quot;&quot;);[Variables.$I$2];[Variables.$I$6]);IF([.A401]&lt;&gt;&quot;&quot;;CONCATENATE(&quot;#&quot;;[.A401]);&quot;&quot;))" office:value-type="string" office:string-value="[&quot;a3_moria_large_goblin_archer&quot;,&quot;Large_Goblin_Archer_of_Moria&quot;,&quot;Large_Goblin_Archers_of_Moria&quot;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" calcext:value-type="string">
            <text:p>["a3_moria_large_goblin_archer","Large_Goblin_Archer_of_Moria","Large_Goblin_Archers_of_Moria",tf_orc| tfg_ranged| tfg_armor| tfg_boots| tf_no_capture_alive,0,0,fac_moria,[itm_orc_bughelm_bad, itm_orc_bughelm, itm_orc_beakhelm,itm_moria_armor_c,itm_moria_armor_b,itm_moria_armor_c, itm_evil_gauntlets_a,itm_orc_ragwrap,itm_orc_bow,itm_orc_hook_arrow,itm_orc_slasher_heavy,itm_orc_falchion,itm_moria_orc_shield_b,itm_orc_shield_b,itm_orc_shield_a,],attr_orc_tier_3,wp_orc_tier_bow_3,knows_common|knows_ironflesh_3|knows_athletics_5|knows_power_draw_3|knows_power_strike_2,orc_face5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4_moria_fell_goblin_archer</text:p>
          </table:table-cell>
          <table:table-cell table:style-name="ce7" office:value-type="string" calcext:value-type="string">
            <text:p>Fell_Goblin_Archer_of_Moria</text:p>
          </table:table-cell>
          <table:table-cell table:style-name="ce7" office:value-type="string" calcext:value-type="string">
            <text:p>Fell_Goblin_Archers_of_Moria</text:p>
          </table:table-cell>
          <table:table-cell table:style-name="ce8" office:value-type="string" calcext:value-type="string">
            <text:p>tf_orc| tfg_ranged| tfg_armor| tfg_boots| tfg_hel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good, itm_orc_beakhelm_good,</text:p>
          </table:table-cell>
          <table:table-cell table:style-name="ce11" office:value-type="string" calcext:value-type="string">
            <text:p>itm_moria_armor_d,itm_moria_armor_c,itm_moria_armor_d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orc_falchion_heavy,itm_orc_pick,</text:p>
          </table:table-cell>
          <table:table-cell table:style-name="ce11" office:value-type="string" calcext:value-type="string">
            <text:p>itm_moria_orc_shield_b,itm_moria_orc_shield_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bow_4</text:p>
          </table:table-cell>
          <table:table-cell table:style-name="ce12" office:value-type="string" calcext:value-type="string">
            <text:p>knows_common|knows_ironflesh_4|knows_athletics_7|knows_power_draw_4|knows_power_strike_3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2]&lt;&gt;&quot;&quot;;[.B402]&lt;&gt;&quot;&quot;);CONCATENATE([Variables.$I$1];[Variables.$I$7];[.A402];[Variables.$I$7];[Variables.$I$6];[Variables.$I$7];[.B402];[Variables.$I$7];[Variables.$I$6];[Variables.$I$7];[.C402];[Variables.$I$7];[Variables.$I$6];[.D402];[Variables.$I$6];[.E402];[Variables.$I$6];[.F402];[Variables.$I$6];[.G402];[Variables.$I$6];[Variables.$I$1];[.H402];[.I402];[.J402];[.K402];[.L402];[.M402];[.N402];[Variables.$I$2];[Variables.$I$6];[.O402];[Variables.$I$6];[.P402];[Variables.$I$6];[.Q402];[Variables.$I$6];[.R402];[Variables.$I$6];[.S402];IF([.T402]&lt;&gt;&quot;&quot;;CONCATENATE([Variables.$I$6];[.T402]);&quot;&quot;);[Variables.$I$2];[Variables.$I$6]);IF([.A402]&lt;&gt;&quot;&quot;;CONCATENATE(&quot;#&quot;;[.A402]);&quot;&quot;))" office:value-type="string" office:string-value="[&quot;a4_moria_fell_goblin_archer&quot;,&quot;Fell_Goblin_Archer_of_Moria&quot;,&quot;Fell_Goblin_Archers_of_Moria&quot;,tf_orc| tfg_ranged| tfg_armor| tfg_boots| tfg_helm| tf_no_capture_alive,0,0,fac_moria,[itm_orc_bughelm_good, itm_orc_beakhelm_good,itm_moria_armor_d,itm_moria_armor_c,itm_moria_armor_d, itm_evil_gauntlets_a,itm_orc_ragwrap,itm_uruk_bow,itm_orc_hook_arrow,itm_orc_falchion_heavy,itm_orc_pick,itm_moria_orc_shield_b,itm_moria_orc_shield_c,],attr_orc_tier_4,wp_orc_tier_bow_4,knows_common|knows_ironflesh_4|knows_athletics_7|knows_power_draw_4|knows_power_strike_3,orc_face5,orc_face6]," calcext:value-type="string">
            <text:p>["a4_moria_fell_goblin_archer","Fell_Goblin_Archer_of_Moria","Fell_Goblin_Archers_of_Moria",tf_orc| tfg_ranged| tfg_armor| tfg_boots| tfg_helm| tf_no_capture_alive,0,0,fac_moria,[itm_orc_bughelm_good, itm_orc_beakhelm_good,itm_moria_armor_d,itm_moria_armor_c,itm_moria_armor_d, itm_evil_gauntlets_a,itm_orc_ragwrap,itm_uruk_bow,itm_orc_hook_arrow,itm_orc_falchion_heavy,itm_orc_pick,itm_moria_orc_shield_b,itm_moria_orc_shield_c,],attr_orc_tier_4,wp_orc_tier_bow_4,knows_common|knows_ironflesh_4|knows_athletics_7|knows_power_draw_4|knows_power_strike_3,orc_face5,orc_face6],</text:p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next two moved to end of file</text:p>
          </table:table-cell>
          <table:table-cell table:style-name="ce6" table:number-columns-repeated="19"/>
          <table:table-cell table:style-name="ce6" table:formula="of:=IF(AND([.A403]&lt;&gt;&quot;&quot;;[.B403]&lt;&gt;&quot;&quot;);CONCATENATE([Variables.$I$1];[Variables.$I$7];[.A403];[Variables.$I$7];[Variables.$I$6];[Variables.$I$7];[.B403];[Variables.$I$7];[Variables.$I$6];[Variables.$I$7];[.C403];[Variables.$I$7];[Variables.$I$6];[.D403];[Variables.$I$6];[.E403];[Variables.$I$6];[.F403];[Variables.$I$6];[.G403];[Variables.$I$6];[Variables.$I$1];[.H403];[.I403];[.J403];[.K403];[.L403];[.M403];[.N403];[Variables.$I$2];[Variables.$I$6];[.O403];[Variables.$I$6];[.P403];[Variables.$I$6];[.Q403];[Variables.$I$6];[.R403];[Variables.$I$6];[.S403];IF([.T403]&lt;&gt;&quot;&quot;;CONCATENATE([Variables.$I$6];[.T403]);&quot;&quot;);[Variables.$I$2];[Variables.$I$6]);IF([.A403]&lt;&gt;&quot;&quot;;CONCATENATE(&quot;#&quot;;[.A403]);&quot;&quot;))" office:value-type="string" office:string-value="#next two moved to end of file" calcext:value-type="string">
            <text:p>#next two moved to end of file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moria_deep_dweller</text:p>
          </table:table-cell>
          <table:table-cell table:style-name="ce7" office:value-type="string" calcext:value-type="string">
            <text:p>Deep-Dweller_of_Moria</text:p>
          </table:table-cell>
          <table:table-cell table:style-name="ce7" office:value-type="string" calcext:value-type="string">
            <text:p>Deep-Dwellers_of_Moria</text:p>
          </table:table-cell>
          <table:table-cell table:style-name="ce8" office:value-type="string" calcext:value-type="string">
            <text:p>tf_orc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ughelm_lordly,itm_orc_bughelm_lordly,itm_uruk_helm_e,itm_uruk_helm_f,</text:p>
          </table:table-cell>
          <table:table-cell table:style-name="ce11" office:value-type="string" calcext:value-type="string">
            <text:p>itm_moria_armor_e,</text:p>
          </table:table-cell>
          <table:table-cell table:style-name="ce11"/>
          <table:table-cell table:style-name="ce11" office:value-type="string" calcext:value-type="string">
            <text:p>itm_orc_greaves,</text:p>
          </table:table-cell>
          <table:table-cell table:style-name="ce11" office:value-type="string" calcext:value-type="string">
            <text:p>itm_orc_mace_heavy,itm_dwarf_war_pick_old,</text:p>
          </table:table-cell>
          <table:table-cell table:style-name="ce11" office:value-type="string" calcext:value-type="string">
            <text:p>itm_orc_javelin,itm_orc_javelin,itm_moria_orc_shield_b,itm_moria_orc_shield_c</text:p>
          </table:table-cell>
          <table:table-cell table:style-name="ce11"/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7|knows_power_strike_6|knows_power_throw_5|knows_ironflesh_7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404]&lt;&gt;&quot;&quot;;[.B404]&lt;&gt;&quot;&quot;);CONCATENATE([Variables.$I$1];[Variables.$I$7];[.A404];[Variables.$I$7];[Variables.$I$6];[Variables.$I$7];[.B404];[Variables.$I$7];[Variables.$I$6];[Variables.$I$7];[.C404];[Variables.$I$7];[Variables.$I$6];[.D404];[Variables.$I$6];[.E404];[Variables.$I$6];[.F404];[Variables.$I$6];[.G404];[Variables.$I$6];[Variables.$I$1];[.H404];[.I404];[.J404];[.K404];[.L404];[.M404];[.N404];[Variables.$I$2];[Variables.$I$6];[.O404];[Variables.$I$6];[.P404];[Variables.$I$6];[.Q404];[Variables.$I$6];[.R404];[Variables.$I$6];[.S404];IF([.T404]&lt;&gt;&quot;&quot;;CONCATENATE([Variables.$I$6];[.T404]);&quot;&quot;);[Variables.$I$2];[Variables.$I$6]);IF([.A404]&lt;&gt;&quot;&quot;;CONCATENATE(&quot;#&quot;;[.A404]);&quot;&quot;))" office:value-type="string" office:string-value="[&quot;i5_moria_deep_dweller&quot;,&quot;Deep-Dweller_of_Moria&quot;,&quot;Deep-Dwellers_of_Moria&quot;,tf_orc| tfg_armor| tfg_helm| tfg_boots| tf_no_capture_alive,0,0,fac_moria,[itm_orc_bughelm_lordly,itm_orc_bughelm_lordly,itm_uruk_helm_e,itm_uruk_helm_f,itm_moria_armor_e,itm_orc_greaves,itm_orc_mace_heavy,itm_dwarf_war_pick_old,itm_orc_javelin,itm_orc_javelin,itm_moria_orc_shield_b,itm_moria_orc_shield_c],attr_orc_tier_5,wp_orc_tier_5,knows_common|knows_athletics_7|knows_power_strike_6|knows_power_throw_5|knows_ironflesh_7,orc_face5,orc_face4]," calcext:value-type="string">
            <text:p>["i5_moria_deep_dweller","Deep-Dweller_of_Moria","Deep-Dwellers_of_Moria",tf_orc| tfg_armor| tfg_helm| tfg_boots| tf_no_capture_alive,0,0,fac_moria,[itm_orc_bughelm_lordly,itm_orc_bughelm_lordly,itm_uruk_helm_e,itm_uruk_helm_f,itm_moria_armor_e,itm_orc_greaves,itm_orc_mace_heavy,itm_dwarf_war_pick_old,itm_orc_javelin,itm_orc_javelin,itm_moria_orc_shield_b,itm_moria_orc_shield_c],attr_orc_tier_5,wp_orc_tier_5,knows_common|knows_athletics_7|knows_power_strike_6|knows_power_throw_5|knows_ironflesh_7,orc_face5,orc_face4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moria_orc_chieftain</text:p>
          </table:table-cell>
          <table:table-cell table:style-name="ce7" office:value-type="string" calcext:value-type="string">
            <text:p>Orc_Chieftain_of_Moria</text:p>
          </table:table-cell>
          <table:table-cell table:style-name="ce7" office:value-type="string" calcext:value-type="string">
            <text:p>Orc_Chieftains_of_Moria</text:p>
          </table:table-cell>
          <table:table-cell table:style-name="ce8" office:value-type="string" calcext:value-type="string">
            <text:p>tf_orc| tfg_armor| tfg_helm| tfg_boots| tfg_shield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orc_beakhelm_lordly,itm_uruk_helm_c,itm_uruk_helm_d,itm_uruk_helm_f,</text:p>
          </table:table-cell>
          <table:table-cell table:style-name="ce11" office:value-type="string" calcext:value-type="string">
            <text:p>(itm_moria_armor_e, imod_sturdy),(itm_moria_armor_e, imod_reinforced),(itm_moria_armor_e, imod_lordly),</text:p>
          </table:table-cell>
          <table:table-cell table:style-name="ce11"/>
          <table:table-cell table:style-name="ce11" office:value-type="string" calcext:value-type="string">
            <text:p>itm_uruk_greaves, itm_orc_greaves,</text:p>
          </table:table-cell>
          <table:table-cell table:style-name="ce11" office:value-type="string" calcext:value-type="string">
            <text:p>itm_orc_sabre_heavy,itm_orc_scimitar_heavy,</text:p>
          </table:table-cell>
          <table:table-cell table:style-name="ce11" office:value-type="string" calcext:value-type="string">
            <text:p>itm_orc_skull_spear,itm_orc_simple_spear_heavy, itm_moria_orc_shield_a, (itm_orc_shield_c, imod_reinforced)</text:p>
          </table:table-cell>
          <table:table-cell table:style-name="ce11"/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5|knows_power_strike_4|knows_ironflesh_10|knows_shield_4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4</text:p>
          </table:table-cell>
          <table:table-cell table:style-name="ce15"/>
          <table:table-cell table:style-name="ce6" table:formula="of:=IF(AND([.A405]&lt;&gt;&quot;&quot;;[.B405]&lt;&gt;&quot;&quot;);CONCATENATE([Variables.$I$1];[Variables.$I$7];[.A405];[Variables.$I$7];[Variables.$I$6];[Variables.$I$7];[.B405];[Variables.$I$7];[Variables.$I$6];[Variables.$I$7];[.C405];[Variables.$I$7];[Variables.$I$6];[.D405];[Variables.$I$6];[.E405];[Variables.$I$6];[.F405];[Variables.$I$6];[.G405];[Variables.$I$6];[Variables.$I$1];[.H405];[.I405];[.J405];[.K405];[.L405];[.M405];[.N405];[Variables.$I$2];[Variables.$I$6];[.O405];[Variables.$I$6];[.P405];[Variables.$I$6];[.Q405];[Variables.$I$6];[.R405];[Variables.$I$6];[.S405];IF([.T405]&lt;&gt;&quot;&quot;;CONCATENATE([Variables.$I$6];[.T405]);&quot;&quot;);[Variables.$I$2];[Variables.$I$6]);IF([.A405]&lt;&gt;&quot;&quot;;CONCATENATE(&quot;#&quot;;[.A405]);&quot;&quot;))" office:value-type="string" office:string-value="[&quot;i5_moria_orc_chieftain&quot;,&quot;Orc_Chieftain_of_Moria&quot;,&quot;Orc_Chieftains_of_Moria&quot;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" calcext:value-type="string">
            <text:p>["i5_moria_orc_chieftain","Orc_Chieftain_of_Moria","Orc_Chieftains_of_Moria",tf_orc| tfg_armor| tfg_helm| tfg_boots| tfg_shield| tf_no_capture_alive,0,0,fac_moria,[itm_orc_beakhelm_lordly,itm_uruk_helm_c,itm_uruk_helm_d,itm_uruk_helm_f,(itm_moria_armor_e, imod_sturdy),(itm_moria_armor_e, imod_reinforced),(itm_moria_armor_e, imod_lordly),itm_uruk_greaves, itm_orc_greaves,itm_orc_sabre_heavy,itm_orc_scimitar_heavy,itm_orc_skull_spear,itm_orc_simple_spear_heavy, itm_moria_orc_shield_a, (itm_orc_shield_c, imod_reinforced)],attr_orc_tier_5,wp_orc_tier_5,knows_common|knows_athletics_5|knows_power_strike_4|knows_ironflesh_10|knows_shield_4,orc_face5,orc_face4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406]&lt;&gt;&quot;&quot;;[.B406]&lt;&gt;&quot;&quot;);CONCATENATE([Variables.$I$1];[Variables.$I$7];[.A406];[Variables.$I$7];[Variables.$I$6];[Variables.$I$7];[.B406];[Variables.$I$7];[Variables.$I$6];[Variables.$I$7];[.C406];[Variables.$I$7];[Variables.$I$6];[.D406];[Variables.$I$6];[.E406];[Variables.$I$6];[.F406];[Variables.$I$6];[.G406];[Variables.$I$6];[Variables.$I$1];[.H406];[.I406];[.J406];[.K406];[.L406];[.M406];[.N406];[Variables.$I$2];[Variables.$I$6];[.O406];[Variables.$I$6];[.P406];[Variables.$I$6];[.Q406];[Variables.$I$6];[.R406];[Variables.$I$6];[.S406];IF([.T406]&lt;&gt;&quot;&quot;;CONCATENATE([Variables.$I$6];[.T406]);&quot;&quot;);[Variables.$I$2];[Variables.$I$6]);IF([.A406]&lt;&gt;&quot;&quot;;CONCATENATE(&quot;#&quot;;[.A406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Gundabad</text:p>
          </table:table-cell>
          <table:table-cell table:style-name="ce6" table:number-columns-repeated="19"/>
          <table:table-cell table:style-name="ce6" table:formula="of:=IF(AND([.A407]&lt;&gt;&quot;&quot;;[.B407]&lt;&gt;&quot;&quot;);CONCATENATE([Variables.$I$1];[Variables.$I$7];[.A407];[Variables.$I$7];[Variables.$I$6];[Variables.$I$7];[.B407];[Variables.$I$7];[Variables.$I$6];[Variables.$I$7];[.C407];[Variables.$I$7];[Variables.$I$6];[.D407];[Variables.$I$6];[.E407];[Variables.$I$6];[.F407];[Variables.$I$6];[.G407];[Variables.$I$6];[Variables.$I$1];[.H407];[.I407];[.J407];[.K407];[.L407];[.M407];[.N407];[Variables.$I$2];[Variables.$I$6];[.O407];[Variables.$I$6];[.P407];[Variables.$I$6];[.Q407];[Variables.$I$6];[.R407];[Variables.$I$6];[.S407];IF([.T407]&lt;&gt;&quot;&quot;;CONCATENATE([Variables.$I$6];[.T407]);&quot;&quot;);[Variables.$I$2];[Variables.$I$6]);IF([.A407]&lt;&gt;&quot;&quot;;CONCATENATE(&quot;#&quot;;[.A407]);&quot;&quot;))" office:value-type="string" office:string-value="#Gundabad" calcext:value-type="string">
            <text:p>#Gundabad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1_gunda_goblin</text:p>
          </table:table-cell>
          <table:table-cell table:style-name="ce7" office:value-type="string" calcext:value-type="string">
            <text:p>Gundabad_Goblin</text:p>
          </table:table-cell>
          <table:table-cell table:style-name="ce7" office:value-type="string" calcext:value-type="string">
            <text:p>Gundabad_Goblins</text:p>
          </table:table-cell>
          <table:table-cell table:style-name="ce8" office:value-type="string" calcext:value-type="string">
            <text:p>tf_orc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orc_skullcap_bad,</text:p>
          </table:table-cell>
          <table:table-cell table:style-name="ce11" office:value-type="string" calcext:value-type="string">
            <text:p>itm_gundabad_armor_a,itm_orc_tribal_a,</text:p>
          </table:table-cell>
          <table:table-cell table:style-name="ce11" table:number-columns-repeated="2"/>
          <table:table-cell table:style-name="ce11" office:value-type="string" calcext:value-type="string">
            <text:p>itm_wood_club,itm_orc_slasher,itm_orc_sabre_b,itm_orc_simple_spear,itm_orc_simple_spear,itm_bone_cudgel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/>
          <table:table-cell table:style-name="ce12" office:value-type="string" calcext:value-type="string">
            <text:p>attr_orc_tier_1</text:p>
          </table:table-cell>
          <table:table-cell table:style-name="ce12" office:value-type="string" calcext:value-type="string">
            <text:p>wp_orc_tier_1</text:p>
          </table:table-cell>
          <table:table-cell table:style-name="ce13" office:value-type="string" calcext:value-type="string">
            <text:p>knows_common|knows_power_strike_1|knows_power_throw_1|knows_athletics_4|knows_riding_1|knows_horse_archery_1|knows_looting_2|knows_tracking_1|knows_pathfinding_1|knows_spotting_1|knows_persuasion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2</text:p>
          </table:table-cell>
          <table:table-cell table:style-name="ce15"/>
          <table:table-cell table:style-name="ce6" table:formula="of:=IF(AND([.A408]&lt;&gt;&quot;&quot;;[.B408]&lt;&gt;&quot;&quot;);CONCATENATE([Variables.$I$1];[Variables.$I$7];[.A408];[Variables.$I$7];[Variables.$I$6];[Variables.$I$7];[.B408];[Variables.$I$7];[Variables.$I$6];[Variables.$I$7];[.C408];[Variables.$I$7];[Variables.$I$6];[.D408];[Variables.$I$6];[.E408];[Variables.$I$6];[.F408];[Variables.$I$6];[.G408];[Variables.$I$6];[Variables.$I$1];[.H408];[.I408];[.J408];[.K408];[.L408];[.M408];[.N408];[Variables.$I$2];[Variables.$I$6];[.O408];[Variables.$I$6];[.P408];[Variables.$I$6];[.Q408];[Variables.$I$6];[.R408];[Variables.$I$6];[.S408];IF([.T408]&lt;&gt;&quot;&quot;;CONCATENATE([Variables.$I$6];[.T408]);&quot;&quot;);[Variables.$I$2];[Variables.$I$6]);IF([.A408]&lt;&gt;&quot;&quot;;CONCATENATE(&quot;#&quot;;[.A408]);&quot;&quot;))" office:value-type="string" office:string-value="[&quot;i1_gunda_goblin&quot;,&quot;Gundabad_Goblin&quot;,&quot;Gundabad_Goblins&quot;,tf_orc| tf_no_capture_alive,0,0,fac_gundabad,[itm_gundabad_helm_a,itm_orc_skullcap_bad,itm_gundabad_armor_a,itm_orc_tribal_a,itm_wood_club,itm_orc_slasher,itm_orc_sabre_b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" calcext:value-type="string">
            <text:p>["i1_gunda_goblin","Gundabad_Goblin","Gundabad_Goblins",tf_orc| tf_no_capture_alive,0,0,fac_gundabad,[itm_gundabad_helm_a,itm_orc_skullcap_bad,itm_gundabad_armor_a,itm_orc_tribal_a,itm_wood_club,itm_orc_slasher,itm_orc_sabre_b,itm_orc_simple_spear,itm_orc_simple_spear,itm_bone_cudgel,itm_orc_bow,itm_orc_hook_arrow,],attr_orc_tier_1,wp_orc_tier_1,knows_common|knows_power_strike_1|knows_power_throw_1|knows_athletics_4|knows_riding_1|knows_horse_archery_1|knows_looting_2|knows_tracking_1|knows_pathfinding_1|knows_spotting_1|knows_persuasion_1,orc_face1,orc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gunda_orc</text:p>
          </table:table-cell>
          <table:table-cell table:style-name="ce7" office:value-type="string" calcext:value-type="string">
            <text:p>Gundabad_Orc</text:p>
          </table:table-cell>
          <table:table-cell table:style-name="ce7" office:value-type="string" calcext:value-type="string">
            <text:p>Gundabad_Orcs</text:p>
          </table:table-cell>
          <table:table-cell table:style-name="ce8" office:value-type="string" calcext:value-type="string">
            <text:p>tf_orc| tfg_armor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gundabad_helm_b,itm_orc_skullcap,</text:p>
          </table:table-cell>
          <table:table-cell table:style-name="ce11" office:value-type="string" calcext:value-type="string">
            <text:p>itm_gundabad_armor_b,itm_gundabad_armor_c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orc_slasher,itm_wood_club,itm_orc_simple_spear,itm_orc_skull_spear,itm_orc_axe,itm_orc_sabre_b,itm_orc_scimitar_b,itm_orc_scimitar_bad,itm_orc_sabre_bad,</text:p>
          </table:table-cell>
          <table:table-cell table:style-name="ce11" office:value-type="string" calcext:value-type="string">
            <text:p>itm_orc_bow,itm_orc_hook_arrow,</text:p>
          </table:table-cell>
          <table:table-cell table:style-name="ce11" office:value-type="string" calcext:value-type="string">
            <text:p>itm_orc_shield_a,itm_orc_shield_b,</text:p>
          </table:table-cell>
          <table:table-cell table:style-name="ce12" office:value-type="string" calcext:value-type="string">
            <text:p>attr_orc_tier_2</text:p>
          </table:table-cell>
          <table:table-cell table:style-name="ce12" office:value-type="string" calcext:value-type="string">
            <text:p>wp_orc_tier_2</text:p>
          </table:table-cell>
          <table:table-cell table:style-name="ce13" office:value-type="string" calcext:value-type="string">
            <text:p>knows_common|knows_power_strike_2|knows_power_throw_2|knows_power_draw_1|knows_athletics_5|knows_riding_1|knows_horse_archery_1|knows_looting_2|knows_tracking_1|knows_pathfinding_1|knows_spotting_1|knows_persuasion_1</text:p>
          </table:table-cell>
          <table:table-cell table:style-name="ce14" office:value-type="string" calcext:value-type="string">
            <text:p>orc_face7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09]&lt;&gt;&quot;&quot;;[.B409]&lt;&gt;&quot;&quot;);CONCATENATE([Variables.$I$1];[Variables.$I$7];[.A409];[Variables.$I$7];[Variables.$I$6];[Variables.$I$7];[.B409];[Variables.$I$7];[Variables.$I$6];[Variables.$I$7];[.C409];[Variables.$I$7];[Variables.$I$6];[.D409];[Variables.$I$6];[.E409];[Variables.$I$6];[.F409];[Variables.$I$6];[.G409];[Variables.$I$6];[Variables.$I$1];[.H409];[.I409];[.J409];[.K409];[.L409];[.M409];[.N409];[Variables.$I$2];[Variables.$I$6];[.O409];[Variables.$I$6];[.P409];[Variables.$I$6];[.Q409];[Variables.$I$6];[.R409];[Variables.$I$6];[.S409];IF([.T409]&lt;&gt;&quot;&quot;;CONCATENATE([Variables.$I$6];[.T409]);&quot;&quot;);[Variables.$I$2];[Variables.$I$6]);IF([.A409]&lt;&gt;&quot;&quot;;CONCATENATE(&quot;#&quot;;[.A409]);&quot;&quot;))" office:value-type="string" office:string-value="[&quot;i2_gunda_orc&quot;,&quot;Gundabad_Orc&quot;,&quot;Gundabad_Orcs&quot;,tf_orc| tfg_armor| tf_no_capture_alive,0,0,fac_gundabad,[itm_gundabad_helm_a,itm_gundabad_helm_b,itm_orc_skullcap,itm_gundabad_armor_b,itm_gundabad_armor_c,itm_orc_ragwrap,itm_orc_slasher,itm_wood_club,itm_orc_simple_spear,itm_orc_skull_spear,itm_orc_axe,itm_orc_sabre_b,itm_orc_scimitar_b,itm_orc_scimitar_bad,itm_orc_sabre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" calcext:value-type="string">
            <text:p>["i2_gunda_orc","Gundabad_Orc","Gundabad_Orcs",tf_orc| tfg_armor| tf_no_capture_alive,0,0,fac_gundabad,[itm_gundabad_helm_a,itm_gundabad_helm_b,itm_orc_skullcap,itm_gundabad_armor_b,itm_gundabad_armor_c,itm_orc_ragwrap,itm_orc_slasher,itm_wood_club,itm_orc_simple_spear,itm_orc_skull_spear,itm_orc_axe,itm_orc_sabre_b,itm_orc_scimitar_b,itm_orc_scimitar_bad,itm_orc_sabre_bad,itm_orc_bow,itm_orc_hook_arrow,itm_orc_shield_a,itm_orc_shield_b,],attr_orc_tier_2,wp_orc_tier_2,knows_common|knows_power_strike_2|knows_power_throw_2|knows_power_draw_1|knows_athletics_5|knows_riding_1|knows_horse_archery_1|knows_looting_2|knows_tracking_1|knows_pathfinding_1|knows_spotting_1|knows_persuasion_1,orc_face7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gunda_orc_fighter</text:p>
          </table:table-cell>
          <table:table-cell table:style-name="ce7" office:value-type="string" calcext:value-type="string">
            <text:p>Gundabad_Orc_Fighter</text:p>
          </table:table-cell>
          <table:table-cell table:style-name="ce7" office:value-type="string" calcext:value-type="string">
            <text:p>Gundabad_Orc_Fighters</text:p>
          </table:table-cell>
          <table:table-cell table:style-name="ce8" office:value-type="string" calcext:value-type="string">
            <text:p>tf_orc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c,itm_gundabad_helm_b, itm_orc_coif_bad,</text:p>
          </table:table-cell>
          <table:table-cell table:style-name="ce11" office:value-type="string" calcext:value-type="string">
            <text:p>itm_gundabad_armor_d,itm_gundabad_armor_c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cimitar,itm_orc_sabre,itm_orc_skull_spear,itm_orc_scimitar_b_heavy,</text:p>
          </table:table-cell>
          <table:table-cell table:style-name="ce11" office:value-type="string" calcext:value-type="string">
            <text:p>itm_orc_throwing_arrow,itm_orc_throwing_axes,itm_orc_throwing_axes,</text:p>
          </table:table-cell>
          <table:table-cell table:style-name="ce11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7|knows_power_draw_2|knows_power_throw_2|knows_power_strike_3</text:p>
          </table:table-cell>
          <table:table-cell table:style-name="ce14" office:value-type="string" calcext:value-type="string">
            <text:p>orc_face5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0]&lt;&gt;&quot;&quot;;[.B410]&lt;&gt;&quot;&quot;);CONCATENATE([Variables.$I$1];[Variables.$I$7];[.A410];[Variables.$I$7];[Variables.$I$6];[Variables.$I$7];[.B410];[Variables.$I$7];[Variables.$I$6];[Variables.$I$7];[.C410];[Variables.$I$7];[Variables.$I$6];[.D410];[Variables.$I$6];[.E410];[Variables.$I$6];[.F410];[Variables.$I$6];[.G410];[Variables.$I$6];[Variables.$I$1];[.H410];[.I410];[.J410];[.K410];[.L410];[.M410];[.N410];[Variables.$I$2];[Variables.$I$6];[.O410];[Variables.$I$6];[.P410];[Variables.$I$6];[.Q410];[Variables.$I$6];[.R410];[Variables.$I$6];[.S410];IF([.T410]&lt;&gt;&quot;&quot;;CONCATENATE([Variables.$I$6];[.T410]);&quot;&quot;);[Variables.$I$2];[Variables.$I$6]);IF([.A410]&lt;&gt;&quot;&quot;;CONCATENATE(&quot;#&quot;;[.A410]);&quot;&quot;))" office:value-type="string" office:string-value="[&quot;i3_gunda_orc_fighter&quot;,&quot;Gundabad_Orc_Fighter&quot;,&quot;Gundabad_Orc_Fighters&quot;,tf_orc| tfg_shield| tfg_armor| tfg_helm| tfg_boots| tf_no_capture_alive,0,0,fac_gundabad,[itm_gundabad_helm_c,itm_gundabad_helm_b, itm_orc_coif_bad,itm_gundabad_armor_d,itm_gundabad_armor_c, itm_evil_gauntlets_a,itm_orc_furboots,itm_orc_scimitar,itm_orc_sabre,itm_orc_skull_spear,itm_orc_scimitar_b_heavy,itm_orc_throwing_arrow,itm_orc_throwing_axes,itm_orc_throwing_axes,itm_orc_shield_b,itm_orc_shield_a,],attr_orc_tier_3,wp_orc_tier_3,knows_common|knows_athletics_7|knows_power_draw_2|knows_power_throw_2|knows_power_strike_3,orc_face5,orc_face6]," calcext:value-type="string">
            <text:p>["i3_gunda_orc_fighter","Gundabad_Orc_Fighter","Gundabad_Orc_Fighters",tf_orc| tfg_shield| tfg_armor| tfg_helm| tfg_boots| tf_no_capture_alive,0,0,fac_gundabad,[itm_gundabad_helm_c,itm_gundabad_helm_b, itm_orc_coif_bad,itm_gundabad_armor_d,itm_gundabad_armor_c, itm_evil_gauntlets_a,itm_orc_furboots,itm_orc_scimitar,itm_orc_sabre,itm_orc_skull_spear,itm_orc_scimitar_b_heavy,itm_orc_throwing_arrow,itm_orc_throwing_axes,itm_orc_throwing_axes,itm_orc_shield_b,itm_orc_shield_a,],attr_orc_tier_3,wp_orc_tier_3,knows_common|knows_athletics_7|knows_power_draw_2|knows_power_throw_2|knows_power_strike_3,orc_face5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gunda_orc_warrior</text:p>
          </table:table-cell>
          <table:table-cell table:style-name="ce7" office:value-type="string" calcext:value-type="string">
            <text:p>Gundabad_Orc_Warrior</text:p>
          </table:table-cell>
          <table:table-cell table:style-name="ce7" office:value-type="string" calcext:value-type="string">
            <text:p>Gundabad_Orc_Warrior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c,itm_gundabad_helm_b, itm_orc_coif,</text:p>
          </table:table-cell>
          <table:table-cell table:style-name="ce11" office:value-type="string" calcext:value-type="string">
            <text:p>itm_gundabad_armor_d,itm_gundabad_armor_c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cimitar_heavy,itm_orc_sabre_heavy,itm_orc_skull_spear_heavy,</text:p>
          </table:table-cell>
          <table:table-cell table:style-name="ce11" office:value-type="string" calcext:value-type="string">
            <text:p>itm_orc_javelin,itm_orc_throwing_arrow,itm_orc_throwing_axes,</text:p>
          </table:table-cell>
          <table:table-cell table:style-name="ce11" office:value-type="string" calcext:value-type="string">
            <text:p>itm_orc_shield_b,itm_orc_shield_a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8|knows_power_throw_3|knows_power_strike_4|knows_ironflesh_2|knows_shield_2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1]&lt;&gt;&quot;&quot;;[.B411]&lt;&gt;&quot;&quot;);CONCATENATE([Variables.$I$1];[Variables.$I$7];[.A411];[Variables.$I$7];[Variables.$I$6];[Variables.$I$7];[.B411];[Variables.$I$7];[Variables.$I$6];[Variables.$I$7];[.C411];[Variables.$I$7];[Variables.$I$6];[.D411];[Variables.$I$6];[.E411];[Variables.$I$6];[.F411];[Variables.$I$6];[.G411];[Variables.$I$6];[Variables.$I$1];[.H411];[.I411];[.J411];[.K411];[.L411];[.M411];[.N411];[Variables.$I$2];[Variables.$I$6];[.O411];[Variables.$I$6];[.P411];[Variables.$I$6];[.Q411];[Variables.$I$6];[.R411];[Variables.$I$6];[.S411];IF([.T411]&lt;&gt;&quot;&quot;;CONCATENATE([Variables.$I$6];[.T411]);&quot;&quot;);[Variables.$I$2];[Variables.$I$6]);IF([.A411]&lt;&gt;&quot;&quot;;CONCATENATE(&quot;#&quot;;[.A411]);&quot;&quot;))" office:value-type="string" office:string-value="[&quot;i4_gunda_orc_warrior&quot;,&quot;Gundabad_Orc_Warrior&quot;,&quot;Gundabad_Orc_Warriors&quot;,tf_orc| tfg_shield| tfg_armor| tfg_helm|tfg_boots| tf_no_capture_alive,0,0,fac_gundabad,[itm_gundabad_helm_c,itm_gundabad_helm_b, itm_orc_coif,itm_gundabad_armor_d,itm_gundabad_armor_c, itm_evil_gauntlets_a,itm_orc_furboots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" calcext:value-type="string">
            <text:p>["i4_gunda_orc_warrior","Gundabad_Orc_Warrior","Gundabad_Orc_Warriors",tf_orc| tfg_shield| tfg_armor| tfg_helm|tfg_boots| tf_no_capture_alive,0,0,fac_gundabad,[itm_gundabad_helm_c,itm_gundabad_helm_b, itm_orc_coif,itm_gundabad_armor_d,itm_gundabad_armor_c, itm_evil_gauntlets_a,itm_orc_furboots,itm_orc_scimitar_heavy,itm_orc_sabre_heavy,itm_orc_skull_spear_heavy,itm_orc_javelin,itm_orc_throwing_arrow,itm_orc_throwing_axes,itm_orc_shield_b,itm_orc_shield_a,],attr_orc_tier_4,wp_orc_tier_4,knows_common|knows_athletics_8|knows_power_throw_3|knows_power_strike_4|knows_ironflesh_2|knows_shield_2,orc_face3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gunda_orc_berserker</text:p>
          </table:table-cell>
          <table:table-cell table:style-name="ce7" office:value-type="string" calcext:value-type="string">
            <text:p>Gundabad_Orc_Berserker</text:p>
          </table:table-cell>
          <table:table-cell table:style-name="ce7" office:value-type="string" calcext:value-type="string">
            <text:p>Gundabad_Orc_Berserkers</text:p>
          </table:table-cell>
          <table:table-cell table:style-name="ce8" office:value-type="string" calcext:value-type="string">
            <text:p>tf_orc| tfg_armor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orc_skullhelm,itm_orc_skullhelm_bad,</text:p>
          </table:table-cell>
          <table:table-cell table:style-name="ce11" office:value-type="string" calcext:value-type="string">
            <text:p>itm_gundabad_armor_d,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two_handed_axe,itm_orc_battle_axe,itm_orc_bastard_scimitar_bad,itm_orc_bastard_scimitar_heavy, itm_orc_skull_spear_heavy, itm_orc_club_b,itm_twohand_wood_club,itm_orc_sledgehammer,</text:p>
          </table:table-cell>
          <table:table-cell table:style-name="ce11" table:number-columns-repeated="2"/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10|knows_power_throw_6|knows_power_strike_7|knows_ironflesh_7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2]&lt;&gt;&quot;&quot;;[.B412]&lt;&gt;&quot;&quot;);CONCATENATE([Variables.$I$1];[Variables.$I$7];[.A412];[Variables.$I$7];[Variables.$I$6];[Variables.$I$7];[.B412];[Variables.$I$7];[Variables.$I$6];[Variables.$I$7];[.C412];[Variables.$I$7];[Variables.$I$6];[.D412];[Variables.$I$6];[.E412];[Variables.$I$6];[.F412];[Variables.$I$6];[.G412];[Variables.$I$6];[Variables.$I$1];[.H412];[.I412];[.J412];[.K412];[.L412];[.M412];[.N412];[Variables.$I$2];[Variables.$I$6];[.O412];[Variables.$I$6];[.P412];[Variables.$I$6];[.Q412];[Variables.$I$6];[.R412];[Variables.$I$6];[.S412];IF([.T412]&lt;&gt;&quot;&quot;;CONCATENATE([Variables.$I$6];[.T412]);&quot;&quot;);[Variables.$I$2];[Variables.$I$6]);IF([.A412]&lt;&gt;&quot;&quot;;CONCATENATE(&quot;#&quot;;[.A412]);&quot;&quot;))" office:value-type="string" office:string-value="[&quot;i5_gunda_orc_berserker&quot;,&quot;Gundabad_Orc_Berserker&quot;,&quot;Gundabad_Orc_Berserkers&quot;,tf_orc| tfg_armor|tfg_boots| tf_no_capture_alive,0,0,fac_gundabad,[itm_orc_skullhelm,itm_orc_skullhelm_bad,itm_gundabad_armor_d,itm_gundabad_armor_e, itm_evil_gauntlets_a,itm_orc_furboots,itm_orc_two_handed_axe,itm_orc_battle_axe,itm_orc_bastard_scimitar_bad,itm_orc_bastard_scimitar_heavy, itm_orc_skull_spear_heavy, itm_orc_club_b,itm_twohand_wood_club,itm_orc_sledgehammer,],attr_orc_tier_5,wp_orc_tier_5,knows_common|knows_athletics_10|knows_power_throw_6|knows_power_strike_7|knows_ironflesh_7,orc_face3,orc_face8]," calcext:value-type="string">
            <text:p>["i5_gunda_orc_berserker","Gundabad_Orc_Berserker","Gundabad_Orc_Berserkers",tf_orc| tfg_armor|tfg_boots| tf_no_capture_alive,0,0,fac_gundabad,[itm_orc_skullhelm,itm_orc_skullhelm_bad,itm_gundabad_armor_d,itm_gundabad_armor_e, itm_evil_gauntlets_a,itm_orc_furboots,itm_orc_two_handed_axe,itm_orc_battle_axe,itm_orc_bastard_scimitar_bad,itm_orc_bastard_scimitar_heavy, itm_orc_skull_spear_heavy, itm_orc_club_b,itm_twohand_wood_club,itm_orc_sledgehammer,],attr_orc_tier_5,wp_orc_tier_5,knows_common|knows_athletics_10|knows_power_throw_6|knows_power_strike_7|knows_ironflesh_7,orc_face3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a4_gunda_skirmisher</text:p>
          </table:table-cell>
          <table:table-cell table:style-name="ce7" office:value-type="string" calcext:value-type="string">
            <text:p>Gundabad_Skirmisher</text:p>
          </table:table-cell>
          <table:table-cell table:style-name="ce7" office:value-type="string" calcext:value-type="string">
            <text:p>Gundabad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gundabad_helm_b,</text:p>
          </table:table-cell>
          <table:table-cell table:style-name="ce11" office:value-type="string" calcext:value-type="string">
            <text:p>itm_gundabad_armor_b,itm_gundabad_armor_c,</text:p>
          </table:table-cell>
          <table:table-cell table:style-name="ce11"/>
          <table:table-cell table:style-name="ce11" office:value-type="string" calcext:value-type="string">
            <text:p>itm_orc_furboots,itm_orc_ragwrap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orc_scimitar_bad, itm_orc_scimitar_b,itm_orc_sabre_bad,</text:p>
          </table:table-cell>
          <table:table-cell table:style-name="ce11" office:value-type="string" calcext:value-type="string">
            <text:p>itm_warg_1c,itm_warg_1d,itm_warg_1b,itm_warg_1d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bow_4</text:p>
          </table:table-cell>
          <table:table-cell table:style-name="ce12" office:value-type="string" calcext:value-type="string">
            <text:p>knows_common|knows_athletics_6|knows_horse_archery_3|knows_riding_4|knows_power_draw_3|knows_power_throw_3|knows_power_strike_1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3]&lt;&gt;&quot;&quot;;[.B413]&lt;&gt;&quot;&quot;);CONCATENATE([Variables.$I$1];[Variables.$I$7];[.A413];[Variables.$I$7];[Variables.$I$6];[Variables.$I$7];[.B413];[Variables.$I$7];[Variables.$I$6];[Variables.$I$7];[.C413];[Variables.$I$7];[Variables.$I$6];[.D413];[Variables.$I$6];[.E413];[Variables.$I$6];[.F413];[Variables.$I$6];[.G413];[Variables.$I$6];[Variables.$I$1];[.H413];[.I413];[.J413];[.K413];[.L413];[.M413];[.N413];[Variables.$I$2];[Variables.$I$6];[.O413];[Variables.$I$6];[.P413];[Variables.$I$6];[.Q413];[Variables.$I$6];[.R413];[Variables.$I$6];[.S413];IF([.T413]&lt;&gt;&quot;&quot;;CONCATENATE([Variables.$I$6];[.T413]);&quot;&quot;);[Variables.$I$2];[Variables.$I$6]);IF([.A413]&lt;&gt;&quot;&quot;;CONCATENATE(&quot;#&quot;;[.A413]);&quot;&quot;))" office:value-type="string" office:string-value="[&quot;ca4_gunda_skirmisher&quot;,&quot;Gundabad_Skirmisher&quot;,&quot;Gundabad_Skirmishers&quot;,tf_orc| tf_mounted| tfg_ranged| tfg_armor| tfg_boots| tfg_horse| tf_no_capture_alive,0,0,fac_gundabad,[itm_gundabad_helm_a,itm_gundabad_helm_b,itm_gundabad_armor_b,itm_gundabad_armor_c,itm_orc_furboots,itm_orc_ragwrap,itm_uruk_bow,itm_orc_hook_arrow,itm_orc_scimitar_bad, itm_orc_scimitar_b,itm_orc_sabre_bad,itm_warg_1c,itm_warg_1d,itm_warg_1b,itm_warg_1d,],attr_orc_tier_4,wp_orc_tier_bow_4,knows_common|knows_athletics_6|knows_horse_archery_3|knows_riding_4|knows_power_draw_3|knows_power_throw_3|knows_power_strike_1,orc_face1,orc_face6]," calcext:value-type="string">
            <text:p>["ca4_gunda_skirmisher","Gundabad_Skirmisher","Gundabad_Skirmishers",tf_orc| tf_mounted| tfg_ranged| tfg_armor| tfg_boots| tfg_horse| tf_no_capture_alive,0,0,fac_gundabad,[itm_gundabad_helm_a,itm_gundabad_helm_b,itm_gundabad_armor_b,itm_gundabad_armor_c,itm_orc_furboots,itm_orc_ragwrap,itm_uruk_bow,itm_orc_hook_arrow,itm_orc_scimitar_bad, itm_orc_scimitar_b,itm_orc_sabre_bad,itm_warg_1c,itm_warg_1d,itm_warg_1b,itm_warg_1d,],attr_orc_tier_4,wp_orc_tier_bow_4,knows_common|knows_athletics_6|knows_horse_archery_3|knows_riding_4|knows_power_draw_3|knows_power_throw_3|knows_power_strike_1,orc_face1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a5_gunda_clan_skirmisher</text:p>
          </table:table-cell>
          <table:table-cell table:style-name="ce7" office:value-type="string" calcext:value-type="string">
            <text:p>Goblin_North_Clan_Skirmisher</text:p>
          </table:table-cell>
          <table:table-cell table:style-name="ce7" office:value-type="string" calcext:value-type="string">
            <text:p>Goblin_North_Clan_Skirmishers</text:p>
          </table:table-cell>
          <table:table-cell table:style-name="ce8" office:value-type="string" calcext:value-type="string">
            <text:p>tf_orc| tf_mounted| tfg_ranged| tfg_armor| tfg_boots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d,itm_gundabad_helm_e,</text:p>
          </table:table-cell>
          <table:table-cell table:style-name="ce11" office:value-type="string" calcext:value-type="string">
            <text:p>itm_gundabad_armor_d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orc_scimitar,itm_orc_scimitar_b_heavy,itm_orc_sabre,</text:p>
          </table:table-cell>
          <table:table-cell table:style-name="ce11" office:value-type="string" calcext:value-type="string">
            <text:p>itm_warg_1d,itm_warg_1b,itm_warg_1d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bow_5</text:p>
          </table:table-cell>
          <table:table-cell table:style-name="ce12" office:value-type="string" calcext:value-type="string">
            <text:p>knows_common|knows_athletics_7|knows_horse_archery_6|knows_riding_6|knows_power_draw_4|knows_power_throw_4|knows_power_strike_2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4]&lt;&gt;&quot;&quot;;[.B414]&lt;&gt;&quot;&quot;);CONCATENATE([Variables.$I$1];[Variables.$I$7];[.A414];[Variables.$I$7];[Variables.$I$6];[Variables.$I$7];[.B414];[Variables.$I$7];[Variables.$I$6];[Variables.$I$7];[.C414];[Variables.$I$7];[Variables.$I$6];[.D414];[Variables.$I$6];[.E414];[Variables.$I$6];[.F414];[Variables.$I$6];[.G414];[Variables.$I$6];[Variables.$I$1];[.H414];[.I414];[.J414];[.K414];[.L414];[.M414];[.N414];[Variables.$I$2];[Variables.$I$6];[.O414];[Variables.$I$6];[.P414];[Variables.$I$6];[.Q414];[Variables.$I$6];[.R414];[Variables.$I$6];[.S414];IF([.T414]&lt;&gt;&quot;&quot;;CONCATENATE([Variables.$I$6];[.T414]);&quot;&quot;);[Variables.$I$2];[Variables.$I$6]);IF([.A414]&lt;&gt;&quot;&quot;;CONCATENATE(&quot;#&quot;;[.A414]);&quot;&quot;))" office:value-type="string" office:string-value="[&quot;ca5_gunda_clan_skirmisher&quot;,&quot;Goblin_North_Clan_Skirmisher&quot;,&quot;Goblin_North_Clan_Skirmishers&quot;,tf_orc| tf_mounted| tfg_ranged| tfg_armor| tfg_boots| tfg_horse| tf_no_capture_alive,0,0,fac_gundabad,[itm_gundabad_helm_d,itm_gundabad_helm_e,itm_gundabad_armor_d, itm_evil_gauntlets_a,itm_orc_furboots,itm_uruk_bow,itm_orc_hook_arrow,itm_orc_scimitar,itm_orc_scimitar_b_heavy,itm_orc_sabre,itm_warg_1d,itm_warg_1b,itm_warg_1d,],attr_orc_tier_5,wp_orc_tier_bow_5,knows_common|knows_athletics_7|knows_horse_archery_6|knows_riding_6|knows_power_draw_4|knows_power_throw_4|knows_power_strike_2,orc_face3,orc_face6]," calcext:value-type="string">
            <text:p>["ca5_gunda_clan_skirmisher","Goblin_North_Clan_Skirmisher","Goblin_North_Clan_Skirmishers",tf_orc| tf_mounted| tfg_ranged| tfg_armor| tfg_boots| tfg_horse| tf_no_capture_alive,0,0,fac_gundabad,[itm_gundabad_helm_d,itm_gundabad_helm_e,itm_gundabad_armor_d, itm_evil_gauntlets_a,itm_orc_furboots,itm_uruk_bow,itm_orc_hook_arrow,itm_orc_scimitar,itm_orc_scimitar_b_heavy,itm_orc_sabre,itm_warg_1d,itm_warg_1b,itm_warg_1d,],attr_orc_tier_5,wp_orc_tier_bow_5,knows_common|knows_athletics_7|knows_horse_archery_6|knows_riding_6|knows_power_draw_4|knows_power_throw_4|knows_power_strike_2,orc_face3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3_gunda_goblin_rider</text:p>
          </table:table-cell>
          <table:table-cell table:style-name="ce7" office:value-type="string" calcext:value-type="string">
            <text:p>Gundabad_Goblin_Rider</text:p>
          </table:table-cell>
          <table:table-cell table:style-name="ce7" office:value-type="string" calcext:value-type="string">
            <text:p>Gundabad_Goblin_Riders</text:p>
          </table:table-cell>
          <table:table-cell table:style-name="ce8" office:value-type="string" calcext:value-type="string">
            <text:p>tf_orc| tf_mounted| tfg_armor| tfg_horse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a,itm_orc_skullcap_bad,</text:p>
          </table:table-cell>
          <table:table-cell table:style-name="ce11" office:value-type="string" calcext:value-type="string">
            <text:p>itm_gundabad_armor_b,</text:p>
          </table:table-cell>
          <table:table-cell table:style-name="ce11"/>
          <table:table-cell table:style-name="ce11" office:value-type="string" calcext:value-type="string">
            <text:p>itm_orc_ragwrap,</text:p>
          </table:table-cell>
          <table:table-cell table:style-name="ce11" office:value-type="string" calcext:value-type="string">
            <text:p>itm_uruk_bow,itm_orc_hook_arrow,</text:p>
          </table:table-cell>
          <table:table-cell table:style-name="ce11" office:value-type="string" calcext:value-type="string">
            <text:p>itm_wood_club,itm_twohand_wood_club,itm_orc_scimitar_b,</text:p>
          </table:table-cell>
          <table:table-cell table:style-name="ce11" office:value-type="string" calcext:value-type="string">
            <text:p>itm_warg_1d,itm_warg_1b,itm_warg_1c,</text:p>
          </table:table-cell>
          <table:table-cell table:style-name="ce12" office:value-type="string" calcext:value-type="string">
            <text:p>attr_orc_tier_3</text:p>
          </table:table-cell>
          <table:table-cell table:style-name="ce12" office:value-type="string" calcext:value-type="string">
            <text:p>wp_orc_tier_3</text:p>
          </table:table-cell>
          <table:table-cell table:style-name="ce12" office:value-type="string" calcext:value-type="string">
            <text:p>knows_common|knows_athletics_5|knows_riding_3|knows_horse_archery_3|knows_power_throw_2|knows_power_draw_2|knows_power_strike_1</text:p>
          </table:table-cell>
          <table:table-cell table:style-name="ce14" office:value-type="string" calcext:value-type="string">
            <text:p>orc_face9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5]&lt;&gt;&quot;&quot;;[.B415]&lt;&gt;&quot;&quot;);CONCATENATE([Variables.$I$1];[Variables.$I$7];[.A415];[Variables.$I$7];[Variables.$I$6];[Variables.$I$7];[.B415];[Variables.$I$7];[Variables.$I$6];[Variables.$I$7];[.C415];[Variables.$I$7];[Variables.$I$6];[.D415];[Variables.$I$6];[.E415];[Variables.$I$6];[.F415];[Variables.$I$6];[.G415];[Variables.$I$6];[Variables.$I$1];[.H415];[.I415];[.J415];[.K415];[.L415];[.M415];[.N415];[Variables.$I$2];[Variables.$I$6];[.O415];[Variables.$I$6];[.P415];[Variables.$I$6];[.Q415];[Variables.$I$6];[.R415];[Variables.$I$6];[.S415];IF([.T415]&lt;&gt;&quot;&quot;;CONCATENATE([Variables.$I$6];[.T415]);&quot;&quot;);[Variables.$I$2];[Variables.$I$6]);IF([.A415]&lt;&gt;&quot;&quot;;CONCATENATE(&quot;#&quot;;[.A415]);&quot;&quot;))" office:value-type="string" office:string-value="[&quot;c3_gunda_goblin_rider&quot;,&quot;Gundabad_Goblin_Rider&quot;,&quot;Gundabad_Goblin_Riders&quot;,tf_orc| tf_mounted| tfg_armor| tfg_horse| tf_no_capture_alive,0,0,fac_gundabad,[itm_gundabad_helm_a,itm_orc_skullcap_bad,itm_gundabad_armor_b,itm_orc_ragwrap,itm_uruk_bow,itm_orc_hook_arrow,itm_wood_club,itm_twohand_wood_club,itm_orc_scimitar_b,itm_warg_1d,itm_warg_1b,itm_warg_1c,],attr_orc_tier_3,wp_orc_tier_3,knows_common|knows_athletics_5|knows_riding_3|knows_horse_archery_3|knows_power_throw_2|knows_power_draw_2|knows_power_strike_1,orc_face9,orc_face8]," calcext:value-type="string">
            <text:p>["c3_gunda_goblin_rider","Gundabad_Goblin_Rider","Gundabad_Goblin_Riders",tf_orc| tf_mounted| tfg_armor| tfg_horse| tf_no_capture_alive,0,0,fac_gundabad,[itm_gundabad_helm_a,itm_orc_skullcap_bad,itm_gundabad_armor_b,itm_orc_ragwrap,itm_uruk_bow,itm_orc_hook_arrow,itm_wood_club,itm_twohand_wood_club,itm_orc_scimitar_b,itm_warg_1d,itm_warg_1b,itm_warg_1c,],attr_orc_tier_3,wp_orc_tier_3,knows_common|knows_athletics_5|knows_riding_3|knows_horse_archery_3|knows_power_throw_2|knows_power_draw_2|knows_power_strike_1,orc_face9,orc_face8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gunda_warg_rider</text:p>
          </table:table-cell>
          <table:table-cell table:style-name="ce7" office:value-type="string" calcext:value-type="string">
            <text:p>Gundabad_Warg_Rider</text:p>
          </table:table-cell>
          <table:table-cell table:style-name="ce7" office:value-type="string" calcext:value-type="string">
            <text:p>Gundabad_Warg_Riders</text:p>
          </table:table-cell>
          <table:table-cell table:style-name="ce8" office:value-type="string" calcext:value-type="string">
            <text:p>tf_orc| tf_mounted| tfg_armor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b,itm_gundabad_helm_c,</text:p>
          </table:table-cell>
          <table:table-cell table:style-name="ce11" office:value-type="string" calcext:value-type="string">
            <text:p>itm_gundabad_armor_b,itm_gundabad_armor_b,</text:p>
          </table:table-cell>
          <table:table-cell table:style-name="ce11"/>
          <table:table-cell table:style-name="ce11" office:value-type="string" calcext:value-type="string">
            <text:p>itm_orc_furboots,itm_orc_ragwrap,</text:p>
          </table:table-cell>
          <table:table-cell table:style-name="ce11" office:value-type="string" calcext:value-type="string">
            <text:p>itm_orc_scimitar_heavy,itm_orc_sabre,itm_twohand_wood_club,itm_orc_club_b,itm_orc_bastard_scimitar_bad,</text:p>
          </table:table-cell>
          <table:table-cell table:style-name="ce11" office:value-type="string" calcext:value-type="string">
            <text:p>itm_orc_shield_b,itm_orc_shield_b,</text:p>
          </table:table-cell>
          <table:table-cell table:style-name="ce11" office:value-type="string" calcext:value-type="string">
            <text:p>itm_wargarmored_2b, itm_wargarmored_2c,</text:p>
          </table:table-cell>
          <table:table-cell table:style-name="ce12" office:value-type="string" calcext:value-type="string">
            <text:p>attr_orc_tier_4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6|knows_riding_4|knows_power_strike_4|knows_ironflesh_4</text:p>
          </table:table-cell>
          <table:table-cell table:style-name="ce14" office:value-type="string" calcext:value-type="string">
            <text:p>orc_face1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6]&lt;&gt;&quot;&quot;;[.B416]&lt;&gt;&quot;&quot;);CONCATENATE([Variables.$I$1];[Variables.$I$7];[.A416];[Variables.$I$7];[Variables.$I$6];[Variables.$I$7];[.B416];[Variables.$I$7];[Variables.$I$6];[Variables.$I$7];[.C416];[Variables.$I$7];[Variables.$I$6];[.D416];[Variables.$I$6];[.E416];[Variables.$I$6];[.F416];[Variables.$I$6];[.G416];[Variables.$I$6];[Variables.$I$1];[.H416];[.I416];[.J416];[.K416];[.L416];[.M416];[.N416];[Variables.$I$2];[Variables.$I$6];[.O416];[Variables.$I$6];[.P416];[Variables.$I$6];[.Q416];[Variables.$I$6];[.R416];[Variables.$I$6];[.S416];IF([.T416]&lt;&gt;&quot;&quot;;CONCATENATE([Variables.$I$6];[.T416]);&quot;&quot;);[Variables.$I$2];[Variables.$I$6]);IF([.A416]&lt;&gt;&quot;&quot;;CONCATENATE(&quot;#&quot;;[.A416]);&quot;&quot;))" office:value-type="string" office:string-value="[&quot;c4_gunda_warg_rider&quot;,&quot;Gundabad_Warg_Rider&quot;,&quot;Gundabad_Warg_Riders&quot;,tf_orc| tf_mounted| tfg_armor| tfg_horse| tfg_boots| tf_no_capture_alive,0,0,fac_gundabad,[itm_gundabad_helm_b,itm_gundabad_helm_c,itm_gundabad_armor_b,itm_gundabad_armor_b,itm_orc_furboots,itm_orc_ragwrap,itm_orc_scimitar_heavy,itm_orc_sabre,itm_twohand_wood_club,itm_orc_club_b,itm_orc_bastard_scimitar_bad,itm_orc_shield_b,itm_orc_shield_b,itm_wargarmored_2b, itm_wargarmored_2c,],attr_orc_tier_4,wp_orc_tier_4,knows_common|knows_athletics_6|knows_riding_4|knows_power_strike_4|knows_ironflesh_4,orc_face1,orc_face6]," calcext:value-type="string">
            <text:p>["c4_gunda_warg_rider","Gundabad_Warg_Rider","Gundabad_Warg_Riders",tf_orc| tf_mounted| tfg_armor| tfg_horse| tfg_boots| tf_no_capture_alive,0,0,fac_gundabad,[itm_gundabad_helm_b,itm_gundabad_helm_c,itm_gundabad_armor_b,itm_gundabad_armor_b,itm_orc_furboots,itm_orc_ragwrap,itm_orc_scimitar_heavy,itm_orc_sabre,itm_twohand_wood_club,itm_orc_club_b,itm_orc_bastard_scimitar_bad,itm_orc_shield_b,itm_orc_shield_b,itm_wargarmored_2b, itm_wargarmored_2c,],attr_orc_tier_4,wp_orc_tier_4,knows_common|knows_athletics_6|knows_riding_4|knows_power_strike_4|knows_ironflesh_4,orc_face1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gunda_clan_rider</text:p>
          </table:table-cell>
          <table:table-cell table:style-name="ce7" office:value-type="string" calcext:value-type="string">
            <text:p>Goblin_North_Clan_Rider</text:p>
          </table:table-cell>
          <table:table-cell table:style-name="ce7" office:value-type="string" calcext:value-type="string">
            <text:p>Goblin_North_Clan_Rider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e,itm_gundabad_helm_d,</text:p>
          </table:table-cell>
          <table:table-cell table:style-name="ce11" office:value-type="string" calcext:value-type="string">
            <text:p>itm_gundabad_armor_d,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abre_heavy,itm_orc_scimitar_heavy,itm_orc_skull_spear,itm_orc_club_b,itm_orc_club_b_heavy,itm_orc_bastard_scimitar,</text:p>
          </table:table-cell>
          <table:table-cell table:style-name="ce11" office:value-type="string" calcext:value-type="string">
            <text:p>itm_orc_shield_b,itm_orc_shield_b,</text:p>
          </table:table-cell>
          <table:table-cell table:style-name="ce11" office:value-type="string" calcext:value-type="string">
            <text:p>itm_wargarmored_3a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5</text:p>
          </table:table-cell>
          <table:table-cell table:style-name="ce12" office:value-type="string" calcext:value-type="string">
            <text:p>knows_common|knows_athletics_7|knows_riding_6|knows_power_strike_5|knows_ironflesh_6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6" table:formula="of:=IF(AND([.A417]&lt;&gt;&quot;&quot;;[.B417]&lt;&gt;&quot;&quot;);CONCATENATE([Variables.$I$1];[Variables.$I$7];[.A417];[Variables.$I$7];[Variables.$I$6];[Variables.$I$7];[.B417];[Variables.$I$7];[Variables.$I$6];[Variables.$I$7];[.C417];[Variables.$I$7];[Variables.$I$6];[.D417];[Variables.$I$6];[.E417];[Variables.$I$6];[.F417];[Variables.$I$6];[.G417];[Variables.$I$6];[Variables.$I$1];[.H417];[.I417];[.J417];[.K417];[.L417];[.M417];[.N417];[Variables.$I$2];[Variables.$I$6];[.O417];[Variables.$I$6];[.P417];[Variables.$I$6];[.Q417];[Variables.$I$6];[.R417];[Variables.$I$6];[.S417];IF([.T417]&lt;&gt;&quot;&quot;;CONCATENATE([Variables.$I$6];[.T417]);&quot;&quot;);[Variables.$I$2];[Variables.$I$6]);IF([.A417]&lt;&gt;&quot;&quot;;CONCATENATE(&quot;#&quot;;[.A417]);&quot;&quot;))" office:value-type="string" office:string-value="[&quot;c5_gunda_clan_rider&quot;,&quot;Goblin_North_Clan_Rider&quot;,&quot;Goblin_North_Clan_Riders&quot;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stard_scimitar,itm_orc_shield_b,itm_orc_shield_b,itm_wargarmored_3a,],attr_orc_tier_5,wp_orc_tier_5,knows_common|knows_athletics_7|knows_riding_6|knows_power_strike_5|knows_ironflesh_6,orc_face3,orc_face6]," calcext:value-type="string">
            <text:p>["c5_gunda_clan_rider","Goblin_North_Clan_Rider","Goblin_North_Clan_Riders",tf_orc| tf_mounted| tfg_armor| tfg_shield| tfg_helm| tfg_horse| tfg_boots|tfg_gloves| tf_no_capture_alive,0,0,fac_gundabad,[itm_gundabad_helm_e,itm_gundabad_helm_d,itm_gundabad_armor_d,itm_gundabad_armor_e, itm_evil_gauntlets_a,itm_orc_furboots,itm_orc_sabre_heavy,itm_orc_scimitar_heavy,itm_orc_skull_spear,itm_orc_club_b,itm_orc_club_b_heavy,itm_orc_bastard_scimitar,itm_orc_shield_b,itm_orc_shield_b,itm_wargarmored_3a,],attr_orc_tier_5,wp_orc_tier_5,knows_common|knows_athletics_7|knows_riding_6|knows_power_strike_5|knows_ironflesh_6,orc_face3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gunda_orc_champion</text:p>
          </table:table-cell>
          <table:table-cell table:style-name="ce7" office:value-type="string" calcext:value-type="string">
            <text:p>Gundabad_Orc_Champion</text:p>
          </table:table-cell>
          <table:table-cell table:style-name="ce7" office:value-type="string" calcext:value-type="string">
            <text:p>Gundabad_Orc_Champions</text:p>
          </table:table-cell>
          <table:table-cell table:style-name="ce8" office:value-type="string" calcext:value-type="string">
            <text:p>tf_orc| tfg_shield| tfg_armor| tfg_helm|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c,itm_gundabad_helm_d,</text:p>
          </table:table-cell>
          <table:table-cell table:style-name="ce11" office:value-type="string" calcext:value-type="string">
            <text:p><text:s/>itm_gundabad_armor_d,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cimitar_heavy,itm_orc_sabre_heavy,itm_orc_club_b_heavy,itm_orc_bastard_scimitar,</text:p>
          </table:table-cell>
          <table:table-cell table:style-name="ce11" office:value-type="string" calcext:value-type="string">
            <text:p>itm_orc_javelin, <text:s/>itm_orc_throwing_axes,</text:p>
          </table:table-cell>
          <table:table-cell table:style-name="ce11" office:value-type="string" calcext:value-type="string">
            <text:p>itm_orc_shield_b,itm_orc_shield_c,</text:p>
          </table:table-cell>
          <table:table-cell table:style-name="ce12" office:value-type="string" calcext:value-type="string">
            <text:p>attr_orc_tier_5</text:p>
          </table:table-cell>
          <table:table-cell table:style-name="ce12" office:value-type="string" calcext:value-type="string">
            <text:p>wp_orc_tier_4</text:p>
          </table:table-cell>
          <table:table-cell table:style-name="ce12" office:value-type="string" calcext:value-type="string">
            <text:p>knows_common|knows_athletics_8|knows_power_throw_6|knows_power_strike_5|knows_ironflesh_4|knows_shield_6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8</text:p>
          </table:table-cell>
          <table:table-cell table:style-name="ce15"/>
          <table:table-cell table:style-name="ce6" table:formula="of:=IF(AND([.A418]&lt;&gt;&quot;&quot;;[.B418]&lt;&gt;&quot;&quot;);CONCATENATE([Variables.$I$1];[Variables.$I$7];[.A418];[Variables.$I$7];[Variables.$I$6];[Variables.$I$7];[.B418];[Variables.$I$7];[Variables.$I$6];[Variables.$I$7];[.C418];[Variables.$I$7];[Variables.$I$6];[.D418];[Variables.$I$6];[.E418];[Variables.$I$6];[.F418];[Variables.$I$6];[.G418];[Variables.$I$6];[Variables.$I$1];[.H418];[.I418];[.J418];[.K418];[.L418];[.M418];[.N418];[Variables.$I$2];[Variables.$I$6];[.O418];[Variables.$I$6];[.P418];[Variables.$I$6];[.Q418];[Variables.$I$6];[.R418];[Variables.$I$6];[.S418];IF([.T418]&lt;&gt;&quot;&quot;;CONCATENATE([Variables.$I$6];[.T418]);&quot;&quot;);[Variables.$I$2];[Variables.$I$6]);IF([.A418]&lt;&gt;&quot;&quot;;CONCATENATE(&quot;#&quot;;[.A418]);&quot;&quot;))" office:value-type="string" office:string-value="[&quot;i5_gunda_orc_champion&quot;,&quot;Gundabad_Orc_Champion&quot;,&quot;Gundabad_Orc_Champions&quot;,tf_orc| tfg_shield| tfg_armor| tfg_helm|tfg_boots| tf_no_capture_alive,0,0,fac_gundabad,[itm_gundabad_helm_c,itm_gundabad_helm_d, itm_gundabad_armor_d,itm_gundabad_armor_e, itm_evil_gauntlets_a,itm_orc_furboots,itm_orc_scimitar_heavy,itm_orc_sabre_heavy,itm_orc_club_b_heavy,itm_orc_bastard_scimitar,itm_orc_javelin,  itm_orc_throwing_axes,itm_orc_shield_b,itm_orc_shield_c,],attr_orc_tier_5,wp_orc_tier_4,knows_common|knows_athletics_8|knows_power_throw_6|knows_power_strike_5|knows_ironflesh_4|knows_shield_6,orc_face3,orc_face8]," calcext:value-type="string">
            <text:p>["i5_gunda_orc_champion","Gundabad_Orc_Champion","Gundabad_Orc_Champions",tf_orc| tfg_shield| tfg_armor| tfg_helm|tfg_boots| tf_no_capture_alive,0,0,fac_gundabad,[itm_gundabad_helm_c,itm_gundabad_helm_d, itm_gundabad_armor_d,itm_gundabad_armor_e, itm_evil_gauntlets_a,itm_orc_furboots,itm_orc_scimitar_heavy,itm_orc_sabre_heavy,itm_orc_club_b_heavy,itm_orc_bastard_scimitar,itm_orc_javelin, <text:s/>itm_orc_throwing_axes,itm_orc_shield_b,itm_orc_shield_c,],attr_orc_tier_5,wp_orc_tier_4,knows_common|knows_athletics_8|knows_power_throw_6|knows_power_strike_5|knows_ironflesh_4|knows_shield_6,orc_face3,orc_face8],</text:p>
          </table:table-cell>
          <table:table-cell table:number-columns-repeated="16363"/>
        </table:table-row>
        <table:table-row table:style-name="ro5">
          <table:table-cell table:style-name="ce5"/>
          <table:table-cell table:style-name="ce6" table:number-columns-repeated="19"/>
          <table:table-cell table:style-name="ce42" table:formula="of:=IF(AND([.A419]&lt;&gt;&quot;&quot;;[.B419]&lt;&gt;&quot;&quot;);CONCATENATE([Variables.$I$1];[Variables.$I$7];[.A419];[Variables.$I$7];[Variables.$I$6];[Variables.$I$7];[.B419];[Variables.$I$7];[Variables.$I$6];[Variables.$I$7];[.C419];[Variables.$I$7];[Variables.$I$6];[.D419];[Variables.$I$6];[.E419];[Variables.$I$6];[.F419];[Variables.$I$6];[.G419];[Variables.$I$6];[Variables.$I$1];[.H419];[.I419];[.J419];[.K419];[.L419];[.M419];[.N419];[Variables.$I$2];[Variables.$I$6];[.O419];[Variables.$I$6];[.P419];[Variables.$I$6];[.Q419];[Variables.$I$6];[.R419];[Variables.$I$6];[.S419];IF([.T419]&lt;&gt;&quot;&quot;;CONCATENATE([Variables.$I$6];[.T419]);&quot;&quot;);[Variables.$I$2];[Variables.$I$6]);IF([.A419]&lt;&gt;&quot;&quot;;CONCATENATE(&quot;#&quot;;[.A419]);&quot;&quot;))">
            <text:p/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2_mordor_num_renegade</text:p>
          </table:table-cell>
          <table:table-cell table:style-name="ce7" office:value-type="string" calcext:value-type="string">
            <text:p>Black_Numenorean_Renegade</text:p>
          </table:table-cell>
          <table:table-cell table:style-name="ce7" office:value-type="string" calcext:value-type="string">
            <text:p>Black_Numenorean_Renegades</text:p>
          </table:table-cell>
          <table:table-cell table:style-name="ce8" office:value-type="string" calcext:value-type="string">
            <text:p>tf_evil_man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hood_black_bad,itm_orc_coif_bad,</text:p>
          </table:table-cell>
          <table:table-cell table:style-name="ce11" office:value-type="string" calcext:value-type="string">
            <text:p>itm_evil_light_armor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orc_simple_spear_heavy,itm_uruk_falchion_a,itm_orc_falchion,</text:p>
          </table:table-cell>
          <table:table-cell table:style-name="ce11" table:number-columns-repeated="2"/>
          <table:table-cell table:style-name="ce12" office:value-type="string" calcext:value-type="string">
            <text:p>attr_tier_2</text:p>
          </table:table-cell>
          <table:table-cell table:style-name="ce12" office:value-type="string" calcext:value-type="string">
            <text:p>wp_tier_2</text:p>
          </table:table-cell>
          <table:table-cell table:style-name="ce13" office:value-type="string" calcext:value-type="string">
            <text:p>knows_common|knows_power_strike_1|knows_power_throw_1|knows_weapon_master_1|knows_athletics_1|knows_riding_1|knows_trainer_2|knows_tactics_1|knows_spotting_1|knows_surgery_1|knows_first_aid_1|knows_leadership_2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0]&lt;&gt;&quot;&quot;;[.B420]&lt;&gt;&quot;&quot;);CONCATENATE([Variables.$I$1];[Variables.$I$7];[.A420];[Variables.$I$7];[Variables.$I$6];[Variables.$I$7];[.B420];[Variables.$I$7];[Variables.$I$6];[Variables.$I$7];[.C420];[Variables.$I$7];[Variables.$I$6];[.D420];[Variables.$I$6];[.E420];[Variables.$I$6];[.F420];[Variables.$I$6];[.G420];[Variables.$I$6];[Variables.$I$1];[.H420];[.I420];[.J420];[.K420];[.L420];[.M420];[.N420];[Variables.$I$2];[Variables.$I$6];[.O420];[Variables.$I$6];[.P420];[Variables.$I$6];[.Q420];[Variables.$I$6];[.R420];[Variables.$I$6];[.S420];IF([.T420]&lt;&gt;&quot;&quot;;CONCATENATE([Variables.$I$6];[.T420]);&quot;&quot;);[Variables.$I$2];[Variables.$I$6]);IF([.A420]&lt;&gt;&quot;&quot;;CONCATENATE(&quot;#&quot;;[.A420]);&quot;&quot;))" office:value-type="string" office:string-value="[&quot;i2_mordor_num_renegade&quot;,&quot;Black_Numenorean_Renegade&quot;,&quot;Black_Numenorean_Renegades&quot;,tf_evil_man| tfg_armor| tfg_boots,0,0,fac_mordor,[itm_hood_black_bad,itm_orc_coif_bad,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" calcext:value-type="string">
            <text:p>["i2_mordor_num_renegade","Black_Numenorean_Renegade","Black_Numenorean_Renegades",tf_evil_man| tfg_armor| tfg_boots,0,0,fac_mordor,[itm_hood_black_bad,itm_orc_coif_bad,itm_evil_light_armor, itm_evil_gauntlets_a,itm_uruk_ragwrap,itm_orc_simple_spear_heavy,itm_uruk_falchion_a,itm_orc_falchion,],attr_tier_2,wp_tier_2,knows_common|knows_power_strike_1|knows_power_throw_1|knows_weapon_master_1|knows_athletics_1|knows_riding_1|knows_trainer_2|knows_tactics_1|knows_spotting_1|knows_surgery_1|knows_first_aid_1|knows_leadership_2,mordor_man1,mordor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3_mordor_num_warrior</text:p>
          </table:table-cell>
          <table:table-cell table:style-name="ce7" office:value-type="string" calcext:value-type="string">
            <text:p>Black_Numenorean_Warrior</text:p>
          </table:table-cell>
          <table:table-cell table:style-name="ce7" office:value-type="string" calcext:value-type="string">
            <text:p>Black_Numenorean_Warriors</text:p>
          </table:table-cell>
          <table:table-cell table:style-name="ce8" office:value-type="string" calcext:value-type="string">
            <text:p>tf_evil_man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hood_black,itm_orc_coif,</text:p>
          </table:table-cell>
          <table:table-cell table:style-name="ce11" office:value-type="string" calcext:value-type="string">
            <text:p>itm_evil_light_armor,itm_m_armor_a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ragwrap,</text:p>
          </table:table-cell>
          <table:table-cell table:style-name="ce11" office:value-type="string" calcext:value-type="string">
            <text:p>itm_mordor_sword,itm_uruk_pike_b,itm_orc_falchion_heavy,</text:p>
          </table:table-cell>
          <table:table-cell table:style-name="ce11" office:value-type="string" calcext:value-type="string">
            <text:p>itm_mordor_orc_shield_b,</text:p>
          </table:table-cell>
          <table:table-cell table:style-name="ce11"/>
          <table:table-cell table:style-name="ce12" office:value-type="string" calcext:value-type="string">
            <text:p>attr_tier_3</text:p>
          </table:table-cell>
          <table:table-cell table:style-name="ce12" office:value-type="string" calcext:value-type="string">
            <text:p>wp_tier_3</text:p>
          </table:table-cell>
          <table:table-cell table:style-name="ce13" office:value-type="string" calcext:value-type="string">
            <text:p>knows_common|knows_ironflesh_2|knows_power_strike_2|knows_power_throw_1|knows_weapon_master_1|knows_athletics_1|knows_riding_2|knows_trainer_2|knows_tactics_1|knows_spotting_1|knows_surgery_1|knows_first_aid_1|knows_leadership_2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1]&lt;&gt;&quot;&quot;;[.B421]&lt;&gt;&quot;&quot;);CONCATENATE([Variables.$I$1];[Variables.$I$7];[.A421];[Variables.$I$7];[Variables.$I$6];[Variables.$I$7];[.B421];[Variables.$I$7];[Variables.$I$6];[Variables.$I$7];[.C421];[Variables.$I$7];[Variables.$I$6];[.D421];[Variables.$I$6];[.E421];[Variables.$I$6];[.F421];[Variables.$I$6];[.G421];[Variables.$I$6];[Variables.$I$1];[.H421];[.I421];[.J421];[.K421];[.L421];[.M421];[.N421];[Variables.$I$2];[Variables.$I$6];[.O421];[Variables.$I$6];[.P421];[Variables.$I$6];[.Q421];[Variables.$I$6];[.R421];[Variables.$I$6];[.S421];IF([.T421]&lt;&gt;&quot;&quot;;CONCATENATE([Variables.$I$6];[.T421]);&quot;&quot;);[Variables.$I$2];[Variables.$I$6]);IF([.A421]&lt;&gt;&quot;&quot;;CONCATENATE(&quot;#&quot;;[.A421]);&quot;&quot;))" office:value-type="string" office:string-value="[&quot;i3_mordor_num_warrior&quot;,&quot;Black_Numenorean_Warrior&quot;,&quot;Black_Numenorean_Warriors&quot;,tf_evil_man| tfg_shield| tfg_armor| tfg_helm| tfg_boots,0,0,fac_mordor,[itm_hood_black,itm_orc_coif,itm_evil_light_armor,itm_m_armor_a, itm_evil_gauntlets_a,itm_uruk_ragwrap,itm_mordor_sword,itm_uruk_pike_b,itm_orc_falchion_heavy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" calcext:value-type="string">
            <text:p>["i3_mordor_num_warrior","Black_Numenorean_Warrior","Black_Numenorean_Warriors",tf_evil_man| tfg_shield| tfg_armor| tfg_helm| tfg_boots,0,0,fac_mordor,[itm_hood_black,itm_orc_coif,itm_evil_light_armor,itm_m_armor_a, itm_evil_gauntlets_a,itm_uruk_ragwrap,itm_mordor_sword,itm_uruk_pike_b,itm_orc_falchion_heavy,itm_mordor_orc_shield_b,],attr_tier_3,wp_tier_3,knows_common|knows_ironflesh_2|knows_power_strike_2|knows_power_throw_1|knows_weapon_master_1|knows_athletics_1|knows_riding_2|knows_trainer_2|knows_tactics_1|knows_spotting_1|knows_surgery_1|knows_first_aid_1|knows_leadership_2,mordor_man1,mordor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4_mordor_num_vet_warrior</text:p>
          </table:table-cell>
          <table:table-cell table:style-name="ce7" office:value-type="string" calcext:value-type="string">
            <text:p>Black_Numenorean_Veteran_Warrior</text:p>
          </table:table-cell>
          <table:table-cell table:style-name="ce7" office:value-type="string" calcext:value-type="string">
            <text:p>Black_Numenorean_Veteran_Warrior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helm,itm_orc_coif_good,</text:p>
          </table:table-cell>
          <table:table-cell table:style-name="ce11" office:value-type="string" calcext:value-type="string">
            <text:p>itm_m_armor_a,itm_m_armor_b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greaves,</text:p>
          </table:table-cell>
          <table:table-cell table:style-name="ce11" office:value-type="string" calcext:value-type="string">
            <text:p>itm_mordor_longsword,itm_mordor_sword,</text:p>
          </table:table-cell>
          <table:table-cell table:style-name="ce11" office:value-type="string" calcext:value-type="string">
            <text:p>itm_mordor_man_shield_b,</text:p>
          </table:table-cell>
          <table:table-cell table:style-name="ce11"/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athletics_2|knows_shield_3|knows_power_strike_4|knows_ironflesh_4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2]&lt;&gt;&quot;&quot;;[.B422]&lt;&gt;&quot;&quot;);CONCATENATE([Variables.$I$1];[Variables.$I$7];[.A422];[Variables.$I$7];[Variables.$I$6];[Variables.$I$7];[.B422];[Variables.$I$7];[Variables.$I$6];[Variables.$I$7];[.C422];[Variables.$I$7];[Variables.$I$6];[.D422];[Variables.$I$6];[.E422];[Variables.$I$6];[.F422];[Variables.$I$6];[.G422];[Variables.$I$6];[Variables.$I$1];[.H422];[.I422];[.J422];[.K422];[.L422];[.M422];[.N422];[Variables.$I$2];[Variables.$I$6];[.O422];[Variables.$I$6];[.P422];[Variables.$I$6];[.Q422];[Variables.$I$6];[.R422];[Variables.$I$6];[.S422];IF([.T422]&lt;&gt;&quot;&quot;;CONCATENATE([Variables.$I$6];[.T422]);&quot;&quot;);[Variables.$I$2];[Variables.$I$6]);IF([.A422]&lt;&gt;&quot;&quot;;CONCATENATE(&quot;#&quot;;[.A422]);&quot;&quot;))" office:value-type="string" office:string-value="[&quot;i4_mordor_num_vet_warrior&quot;,&quot;Black_Numenorean_Veteran_Warrior&quot;,&quot;Black_Numenorean_Veteran_Warriors&quot;,tf_evil_man| tfg_gloves| tfg_shield| tfg_armor| tfg_helm| tfg_boots,0,0,fac_mordor,[itm_mordor_helm,itm_orc_coif_good,itm_m_armor_a,itm_m_armor_b, itm_evil_gauntlets_a,itm_uruk_greaves,itm_mordor_longsword,itm_mordor_sword,itm_mordor_man_shield_b,],attr_tier_4,wp_tier_4,knows_common|knows_athletics_2|knows_shield_3|knows_power_strike_4|knows_ironflesh_4,mordor_man1,mordor_man2]," calcext:value-type="string">
            <text:p>["i4_mordor_num_vet_warrior","Black_Numenorean_Veteran_Warrior","Black_Numenorean_Veteran_Warriors",tf_evil_man| tfg_gloves| tfg_shield| tfg_armor| tfg_helm| tfg_boots,0,0,fac_mordor,[itm_mordor_helm,itm_orc_coif_good,itm_m_armor_a,itm_m_armor_b, itm_evil_gauntlets_a,itm_uruk_greaves,itm_mordor_longsword,itm_mordor_sword,itm_mordor_man_shield_b,],attr_tier_4,wp_tier_4,knows_common|knows_athletics_2|knows_shield_3|knows_power_strike_4|knows_ironflesh_4,mordor_man1,mordor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mordor_num_champion</text:p>
          </table:table-cell>
          <table:table-cell table:style-name="ce7" office:value-type="string" calcext:value-type="string">
            <text:p>Black_Numenorean_Champion</text:p>
          </table:table-cell>
          <table:table-cell table:style-name="ce7" office:value-type="string" calcext:value-type="string">
            <text:p>Black_Numenorean_Champions</text:p>
          </table:table-cell>
          <table:table-cell table:style-name="ce8" office:value-type="string" calcext:value-type="string">
            <text:p>tf_evil_man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black_num_helm,</text:p>
          </table:table-cell>
          <table:table-cell table:style-name="ce11" office:value-type="string" calcext:value-type="string">
            <text:p>itm_black_num_armor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itm_uruk_greaves,</text:p>
          </table:table-cell>
          <table:table-cell table:style-name="ce11" office:value-type="string" calcext:value-type="string">
            <text:p>itm_mordor_longsword,itm_orc_mace,</text:p>
          </table:table-cell>
          <table:table-cell table:style-name="ce11" office:value-type="string" calcext:value-type="string">
            <text:p>itm_mordor_man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shield_4|knows_power_strike_5|knows_ironflesh_5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3]&lt;&gt;&quot;&quot;;[.B423]&lt;&gt;&quot;&quot;);CONCATENATE([Variables.$I$1];[Variables.$I$7];[.A423];[Variables.$I$7];[Variables.$I$6];[Variables.$I$7];[.B423];[Variables.$I$7];[Variables.$I$6];[Variables.$I$7];[.C423];[Variables.$I$7];[Variables.$I$6];[.D423];[Variables.$I$6];[.E423];[Variables.$I$6];[.F423];[Variables.$I$6];[.G423];[Variables.$I$6];[Variables.$I$1];[.H423];[.I423];[.J423];[.K423];[.L423];[.M423];[.N423];[Variables.$I$2];[Variables.$I$6];[.O423];[Variables.$I$6];[.P423];[Variables.$I$6];[.Q423];[Variables.$I$6];[.R423];[Variables.$I$6];[.S423];IF([.T423]&lt;&gt;&quot;&quot;;CONCATENATE([Variables.$I$6];[.T423]);&quot;&quot;);[Variables.$I$2];[Variables.$I$6]);IF([.A423]&lt;&gt;&quot;&quot;;CONCATENATE(&quot;#&quot;;[.A423]);&quot;&quot;))" office:value-type="string" office:string-value="[&quot;i5_mordor_num_champion&quot;,&quot;Black_Numenorean_Champion&quot;,&quot;Black_Numenorean_Champions&quot;,tf_evil_man| tfg_gloves| tfg_shield| tfg_armor| tfg_helm| tfg_boots,0,0,fac_mordor,[itm_black_num_helm,itm_black_num_armor, itm_evil_gauntlets_b,itm_uruk_greaves,itm_mordor_longsword,itm_orc_mace,itm_mordor_man_shield_a,],attr_evil_tier_6,wp_tier_6,knows_common|knows_athletics_3|knows_shield_4|knows_power_strike_5|knows_ironflesh_5,mordor_man1,mordor_man2]," calcext:value-type="string">
            <text:p>["i5_mordor_num_champion","Black_Numenorean_Champion","Black_Numenorean_Champions",tf_evil_man| tfg_gloves| tfg_shield| tfg_armor| tfg_helm| tfg_boots,0,0,fac_mordor,[itm_black_num_helm,itm_black_num_armor, itm_evil_gauntlets_b,itm_uruk_greaves,itm_mordor_longsword,itm_orc_mace,itm_mordor_man_shield_a,],attr_evil_tier_6,wp_tier_6,knows_common|knows_athletics_3|knows_shield_4|knows_power_strike_5|knows_ironflesh_5,mordor_man1,mordor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5_mordor_num_assassin</text:p>
          </table:table-cell>
          <table:table-cell table:style-name="ce7" office:value-type="string" calcext:value-type="string">
            <text:p>Black_Numenorean_Assassin</text:p>
          </table:table-cell>
          <table:table-cell table:style-name="ce7" office:value-type="string" calcext:value-type="string">
            <text:p>Black_Numenorean_Assassins</text:p>
          </table:table-cell>
          <table:table-cell table:style-name="ce8" office:value-type="string" calcext:value-type="string">
            <text:p>tf_evil_man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helm,itm_hood_black,itm_hood_black_good,</text:p>
          </table:table-cell>
          <table:table-cell table:style-name="ce11" office:value-type="string" calcext:value-type="string">
            <text:p>itm_m_armor_a,itm_m_armor_b,itm_black_num_armor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corsair_throwing_dagger, itm_corsair_throwing_dagger, itm_corsair_throwing_dagger,</text:p>
          </table:table-cell>
          <table:table-cell table:style-name="ce11" office:value-type="string" calcext:value-type="string">
            <text:p>itm_mordor_sword,itm_mordor_longsword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7|knows_shield_2|knows_power_strike_6|knows_power_throw_8|knows_ironflesh_7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4]&lt;&gt;&quot;&quot;;[.B424]&lt;&gt;&quot;&quot;);CONCATENATE([Variables.$I$1];[Variables.$I$7];[.A424];[Variables.$I$7];[Variables.$I$6];[Variables.$I$7];[.B424];[Variables.$I$7];[Variables.$I$6];[Variables.$I$7];[.C424];[Variables.$I$7];[Variables.$I$6];[.D424];[Variables.$I$6];[.E424];[Variables.$I$6];[.F424];[Variables.$I$6];[.G424];[Variables.$I$6];[Variables.$I$1];[.H424];[.I424];[.J424];[.K424];[.L424];[.M424];[.N424];[Variables.$I$2];[Variables.$I$6];[.O424];[Variables.$I$6];[.P424];[Variables.$I$6];[.Q424];[Variables.$I$6];[.R424];[Variables.$I$6];[.S424];IF([.T424]&lt;&gt;&quot;&quot;;CONCATENATE([Variables.$I$6];[.T424]);&quot;&quot;);[Variables.$I$2];[Variables.$I$6]);IF([.A424]&lt;&gt;&quot;&quot;;CONCATENATE(&quot;#&quot;;[.A424]);&quot;&quot;))" office:value-type="string" office:string-value="[&quot;i5_mordor_num_assassin&quot;,&quot;Black_Numenorean_Assassin&quot;,&quot;Black_Numenorean_Assassins&quot;,tf_evil_man| tfg_gloves| tfg_armor| tfg_boots,0,0,fac_mordor,[itm_mordor_helm,itm_hood_black,itm_hood_black_good,itm_m_armor_a,itm_m_armor_b,itm_black_num_armor, itm_evil_gauntlets_a,itm_uruk_chain_greaves,itm_corsair_throwing_dagger, itm_corsair_throwing_dagger, itm_corsair_throwing_dagger,itm_mordor_sword,itm_mordor_longsword,],attr_evil_tier_6,wp_tier_6,knows_common|knows_athletics_7|knows_shield_2|knows_power_strike_6|knows_power_throw_8|knows_ironflesh_7,mordor_man1,mordor_man2]," calcext:value-type="string">
            <text:p>["i5_mordor_num_assassin","Black_Numenorean_Assassin","Black_Numenorean_Assassins",tf_evil_man| tfg_gloves| tfg_armor| tfg_boots,0,0,fac_mordor,[itm_mordor_helm,itm_hood_black,itm_hood_black_good,itm_m_armor_a,itm_m_armor_b,itm_black_num_armor, itm_evil_gauntlets_a,itm_uruk_chain_greaves,itm_corsair_throwing_dagger, itm_corsair_throwing_dagger, itm_corsair_throwing_dagger,itm_mordor_sword,itm_mordor_longsword,],attr_evil_tier_6,wp_tier_6,knows_common|knows_athletics_7|knows_shield_2|knows_power_strike_6|knows_power_throw_8|knows_ironflesh_7,mordor_man1,mordor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4_mordor_num_horseman</text:p>
          </table:table-cell>
          <table:table-cell table:style-name="ce7" office:value-type="string" calcext:value-type="string">
            <text:p>Black_Numenorean_Horseman</text:p>
          </table:table-cell>
          <table:table-cell table:style-name="ce7" office:value-type="string" calcext:value-type="string">
            <text:p>Black_Numenorean_Horsemen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helm,</text:p>
          </table:table-cell>
          <table:table-cell table:style-name="ce11" office:value-type="string" calcext:value-type="string">
            <text:p>itm_m_armor_a,itm_m_armor_b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mordor_longsword,itm_orc_simple_spear_heavy,</text:p>
          </table:table-cell>
          <table:table-cell table:style-name="ce11" office:value-type="string" calcext:value-type="string">
            <text:p>itm_mordor_man_shield_b,</text:p>
          </table:table-cell>
          <table:table-cell table:style-name="ce11" office:value-type="string" calcext:value-type="string">
            <text:p>itm_mordor_warhorse,</text:p>
          </table:table-cell>
          <table:table-cell table:style-name="ce12" office:value-type="string" calcext:value-type="string">
            <text:p>attr_tier_4</text:p>
          </table:table-cell>
          <table:table-cell table:style-name="ce12" office:value-type="string" calcext:value-type="string">
            <text:p>wp_tier_4</text:p>
          </table:table-cell>
          <table:table-cell table:style-name="ce12" office:value-type="string" calcext:value-type="string">
            <text:p>knows_common|knows_riding_4|knows_athletics_3|knows_shield_3|knows_power_strike_4|knows_ironflesh_4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5]&lt;&gt;&quot;&quot;;[.B425]&lt;&gt;&quot;&quot;);CONCATENATE([Variables.$I$1];[Variables.$I$7];[.A425];[Variables.$I$7];[Variables.$I$6];[Variables.$I$7];[.B425];[Variables.$I$7];[Variables.$I$6];[Variables.$I$7];[.C425];[Variables.$I$7];[Variables.$I$6];[.D425];[Variables.$I$6];[.E425];[Variables.$I$6];[.F425];[Variables.$I$6];[.G425];[Variables.$I$6];[Variables.$I$1];[.H425];[.I425];[.J425];[.K425];[.L425];[.M425];[.N425];[Variables.$I$2];[Variables.$I$6];[.O425];[Variables.$I$6];[.P425];[Variables.$I$6];[.Q425];[Variables.$I$6];[.R425];[Variables.$I$6];[.S425];IF([.T425]&lt;&gt;&quot;&quot;;CONCATENATE([Variables.$I$6];[.T425]);&quot;&quot;);[Variables.$I$2];[Variables.$I$6]);IF([.A425]&lt;&gt;&quot;&quot;;CONCATENATE(&quot;#&quot;;[.A425]);&quot;&quot;))" office:value-type="string" office:string-value="[&quot;c4_mordor_num_horseman&quot;,&quot;Black_Numenorean_Horseman&quot;,&quot;Black_Numenorean_Horsemen&quot;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" calcext:value-type="string">
            <text:p>["c4_mordor_num_horseman","Black_Numenorean_Horseman","Black_Numenorean_Horsemen",tf_evil_man| tf_mounted| tfg_gloves| tfg_shield| tfg_armor| tfg_helm| tfg_horse| tfg_boots,0,0,fac_mordor,[itm_mordor_helm,itm_m_armor_a,itm_m_armor_b, itm_evil_gauntlets_a,itm_uruk_chain_greaves,itm_mordor_longsword,itm_orc_simple_spear_heavy,itm_mordor_man_shield_b,itm_mordor_warhorse,],attr_tier_4,wp_tier_4,knows_common|knows_riding_4|knows_athletics_3|knows_shield_3|knows_power_strike_4|knows_ironflesh_4,mordor_man1,mordor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c5_mordor_num_knight</text:p>
          </table:table-cell>
          <table:table-cell table:style-name="ce7" office:value-type="string" calcext:value-type="string">
            <text:p>Black_Numenorean_Horsemaster</text:p>
          </table:table-cell>
          <table:table-cell table:style-name="ce7" office:value-type="string" calcext:value-type="string">
            <text:p>Black_Numenorean_Horsemasters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black_num_helm,</text:p>
          </table:table-cell>
          <table:table-cell table:style-name="ce11" office:value-type="string" calcext:value-type="string">
            <text:p>itm_black_num_armor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<text:s/>itm_uruk_greaves,</text:p>
          </table:table-cell>
          <table:table-cell table:style-name="ce11" office:value-type="string" calcext:value-type="string">
            <text:p>itm_mordor_longsword,itm_orc_simple_spear_heavy, itm_uruk_pike_b,</text:p>
          </table:table-cell>
          <table:table-cell table:style-name="ce11" office:value-type="string" calcext:value-type="string">
            <text:p>itm_mordor_man_shield_a,</text:p>
          </table:table-cell>
          <table:table-cell table:style-name="ce11" office:value-type="string" calcext:value-type="string">
            <text:p>itm_mordor_warhorse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5|knows_athletics_3|knows_shield_4|knows_power_strike_5|knows_ironflesh_5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6" table:formula="of:=IF(AND([.A426]&lt;&gt;&quot;&quot;;[.B426]&lt;&gt;&quot;&quot;);CONCATENATE([Variables.$I$1];[Variables.$I$7];[.A426];[Variables.$I$7];[Variables.$I$6];[Variables.$I$7];[.B426];[Variables.$I$7];[Variables.$I$6];[Variables.$I$7];[.C426];[Variables.$I$7];[Variables.$I$6];[.D426];[Variables.$I$6];[.E426];[Variables.$I$6];[.F426];[Variables.$I$6];[.G426];[Variables.$I$6];[Variables.$I$1];[.H426];[.I426];[.J426];[.K426];[.L426];[.M426];[.N426];[Variables.$I$2];[Variables.$I$6];[.O426];[Variables.$I$6];[.P426];[Variables.$I$6];[.Q426];[Variables.$I$6];[.R426];[Variables.$I$6];[.S426];IF([.T426]&lt;&gt;&quot;&quot;;CONCATENATE([Variables.$I$6];[.T426]);&quot;&quot;);[Variables.$I$2];[Variables.$I$6]);IF([.A426]&lt;&gt;&quot;&quot;;CONCATENATE(&quot;#&quot;;[.A426]);&quot;&quot;))" office:value-type="string" office:string-value="[&quot;c5_mordor_num_knight&quot;,&quot;Black_Numenorean_Horsemaster&quot;,&quot;Black_Numenorean_Horsemasters&quot;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,wp_tier_6,knows_common|knows_riding_5|knows_athletics_3|knows_shield_4|knows_power_strike_5|knows_ironflesh_5,mordor_man1,mordor_man2]," calcext:value-type="string">
            <text:p>["c5_mordor_num_knight","Black_Numenorean_Horsemaster","Black_Numenorean_Horsemasters",tf_evil_man| tf_mounted| tfg_gloves| tfg_shield| tfg_armor| tfg_helm| tfg_horse| tfg_boots,0,0,fac_mordor,[itm_black_num_helm,itm_black_num_armor, itm_evil_gauntlets_b, itm_uruk_greaves,itm_mordor_longsword,itm_orc_simple_spear_heavy, itm_uruk_pike_b,itm_mordor_man_shield_a,itm_mordor_warhorse,],attr_evil_tier_6,wp_tier_6,knows_common|knows_riding_5|knows_athletics_3|knows_shield_4|knows_power_strike_5|knows_ironflesh_5,mordor_man1,mordor_man2],</text:p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427]&lt;&gt;&quot;&quot;;[.B427]&lt;&gt;&quot;&quot;);CONCATENATE([Variables.$I$1];[Variables.$I$7];[.A427];[Variables.$I$7];[Variables.$I$6];[Variables.$I$7];[.B427];[Variables.$I$7];[Variables.$I$6];[Variables.$I$7];[.C427];[Variables.$I$7];[Variables.$I$6];[.D427];[Variables.$I$6];[.E427];[Variables.$I$6];[.F427];[Variables.$I$6];[.G427];[Variables.$I$6];[Variables.$I$1];[.H427];[.I427];[.J427];[.K427];[.L427];[.M427];[.N427];[Variables.$I$2];[Variables.$I$6];[.O427];[Variables.$I$6];[.P427];[Variables.$I$6];[.Q427];[Variables.$I$6];[.R427];[Variables.$I$6];[.S427];IF([.T427]&lt;&gt;&quot;&quot;;CONCATENATE([Variables.$I$6];[.T427]);&quot;&quot;);[Variables.$I$2];[Variables.$I$6]);IF([.A427]&lt;&gt;&quot;&quot;;CONCATENATE(&quot;#&quot;;[.A427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Trolls <text:s/>&amp; ents</text:p>
          </table:table-cell>
          <table:table-cell table:style-name="ce6" table:number-columns-repeated="19"/>
          <table:table-cell table:style-name="ce42" table:formula="of:=IF(AND([.A428]&lt;&gt;&quot;&quot;;[.B428]&lt;&gt;&quot;&quot;);CONCATENATE([Variables.$I$1];[Variables.$I$7];[.A428];[Variables.$I$7];[Variables.$I$6];[Variables.$I$7];[.B428];[Variables.$I$7];[Variables.$I$6];[Variables.$I$7];[.C428];[Variables.$I$7];[Variables.$I$6];[.D428];[Variables.$I$6];[.E428];[Variables.$I$6];[.F428];[Variables.$I$6];[.G428];[Variables.$I$6];[Variables.$I$1];[.H428];[.I428];[.J428];[.K428];[.L428];[.M428];[.N428];[Variables.$I$2];[Variables.$I$6];[.O428];[Variables.$I$6];[.P428];[Variables.$I$6];[.Q428];[Variables.$I$6];[.R428];[Variables.$I$6];[.S428];IF([.T428]&lt;&gt;&quot;&quot;;CONCATENATE([Variables.$I$6];[.T428]);&quot;&quot;);[Variables.$I$2];[Variables.$I$6]);IF([.A428]&lt;&gt;&quot;&quot;;CONCATENATE(&quot;#&quot;;[.A428]);&quot;&quot;))" office:value-type="string" office:string-value="#Trolls  &amp; ents" calcext:value-type="string">
            <text:p>#Trolls <text:s/>&amp; ent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ia_troll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b,itm_tree_trunk_invis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6)</text:p>
          </table:table-cell>
          <table:table-cell table:style-name="ce12" office:value-type="string" calcext:value-type="string">
            <text:p>wp(75)</text:p>
          </table:table-cell>
          <table:table-cell table:style-name="ce12" office:value-type="string" calcext:value-type="string">
            <text:p>knows_power_strike_5|knows_ironflesh_8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29]&lt;&gt;&quot;&quot;;[.B429]&lt;&gt;&quot;&quot;);CONCATENATE([Variables.$I$1];[Variables.$I$7];[.A429];[Variables.$I$7];[Variables.$I$6];[Variables.$I$7];[.B429];[Variables.$I$7];[Variables.$I$6];[Variables.$I$7];[.C429];[Variables.$I$7];[Variables.$I$6];[.D429];[Variables.$I$6];[.E429];[Variables.$I$6];[.F429];[Variables.$I$6];[.G429];[Variables.$I$6];[Variables.$I$1];[.H429];[.I429];[.J429];[.K429];[.L429];[.M429];[.N429];[Variables.$I$2];[Variables.$I$6];[.O429];[Variables.$I$6];[.P429];[Variables.$I$6];[.Q429];[Variables.$I$6];[.R429];[Variables.$I$6];[.S429];IF([.T429]&lt;&gt;&quot;&quot;;CONCATENATE([Variables.$I$6];[.T429]);&quot;&quot;);[Variables.$I$2];[Variables.$I$6]);IF([.A429]&lt;&gt;&quot;&quot;;CONCATENATE(&quot;#&quot;;[.A429]);&quot;&quot;))" office:value-type="string" office:string-value="[&quot;moria_troll&quot;,&quot;Cave_Troll&quot;,&quot;Cave_Trolls&quot;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8|knows_athletics_8,troll_face1,troll_face2]," calcext:value-type="string">
            <text:p>["moria_troll","Cave_Troll","Cave_Trolls",tf_troll| tfg_helm| tfg_boots| tfg_armor| tfg_gloves| tf_no_capture_alive,0,0,fac_moria,[itm_troll_head_a,itm_troll_head_b,itm_troll_head_c,itm_troll_body,itm_troll_hands,itm_troll_feet,itm_tree_trunk_club_b,itm_tree_trunk_invis,],str_25| agi_30| int_3| cha_3|level(36),wp(75),knows_power_strike_5|knows_ironflesh_8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ia_vet_troll</text:p>
          </table:table-cell>
          <table:table-cell table:style-name="ce7" office:value-type="string" calcext:value-type="string">
            <text:p>Trained_Cave_Troll</text:p>
          </table:table-cell>
          <table:table-cell table:style-name="ce7" office:value-type="string" calcext:value-type="string">
            <text:p>Train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giant_club, itm_giant_sledgehammer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7)</text:p>
          </table:table-cell>
          <table:table-cell table:style-name="ce12" office:value-type="string" calcext:value-type="string">
            <text:p>wp(90)</text:p>
          </table:table-cell>
          <table:table-cell table:style-name="ce12" office:value-type="string" calcext:value-type="string">
            <text:p>knows_power_strike_6|knows_ironflesh_11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0]&lt;&gt;&quot;&quot;;[.B430]&lt;&gt;&quot;&quot;);CONCATENATE([Variables.$I$1];[Variables.$I$7];[.A430];[Variables.$I$7];[Variables.$I$6];[Variables.$I$7];[.B430];[Variables.$I$7];[Variables.$I$6];[Variables.$I$7];[.C430];[Variables.$I$7];[Variables.$I$6];[.D430];[Variables.$I$6];[.E430];[Variables.$I$6];[.F430];[Variables.$I$6];[.G430];[Variables.$I$6];[Variables.$I$1];[.H430];[.I430];[.J430];[.K430];[.L430];[.M430];[.N430];[Variables.$I$2];[Variables.$I$6];[.O430];[Variables.$I$6];[.P430];[Variables.$I$6];[.Q430];[Variables.$I$6];[.R430];[Variables.$I$6];[.S430];IF([.T430]&lt;&gt;&quot;&quot;;CONCATENATE([Variables.$I$6];[.T430]);&quot;&quot;);[Variables.$I$2];[Variables.$I$6]);IF([.A430]&lt;&gt;&quot;&quot;;CONCATENATE(&quot;#&quot;;[.A430]);&quot;&quot;))" office:value-type="string" office:string-value="[&quot;moria_vet_troll&quot;,&quot;Trained_Cave_Troll&quot;,&quot;Trained_Cave_Trolls&quot;,tf_troll| tfg_helm| tfg_boots| tfg_armor| tfg_gloves| tf_no_capture_alive,0,0,fac_moria,[itm_troll_head_a,itm_troll_head_b,itm_troll_head_c,itm_troll_body,itm_troll_hands,itm_troll_feet,itm_giant_club, itm_giant_sledgehammer,],str_25| agi_30| int_3| cha_3|level(37),wp(90),knows_power_strike_6|knows_ironflesh_11|knows_athletics_8,troll_face1,troll_face2]," calcext:value-type="string">
            <text:p>["moria_vet_troll","Trained_Cave_Troll","Trained_Cave_Trolls",tf_troll| tfg_helm| tfg_boots| tfg_armor| tfg_gloves| tf_no_capture_alive,0,0,fac_moria,[itm_troll_head_a,itm_troll_head_b,itm_troll_head_c,itm_troll_body,itm_troll_hands,itm_troll_feet,itm_giant_club, itm_giant_sledgehammer,],str_25| agi_30| int_3| cha_3|level(37),wp(90),knows_power_strike_6|knows_ironflesh_11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ia_armored_troll</text:p>
          </table:table-cell>
          <table:table-cell table:style-name="ce7" office:value-type="string" calcext:value-type="string">
            <text:p>Armored_Cave_Troll</text:p>
          </table:table-cell>
          <table:table-cell table:style-name="ce7" office:value-type="string" calcext:value-type="string">
            <text:p>Armore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isen_olog_head_a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giant_mace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55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6|knows_ironflesh_12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1]&lt;&gt;&quot;&quot;;[.B431]&lt;&gt;&quot;&quot;);CONCATENATE([Variables.$I$1];[Variables.$I$7];[.A431];[Variables.$I$7];[Variables.$I$6];[Variables.$I$7];[.B431];[Variables.$I$7];[Variables.$I$6];[Variables.$I$7];[.C431];[Variables.$I$7];[Variables.$I$6];[.D431];[Variables.$I$6];[.E431];[Variables.$I$6];[.F431];[Variables.$I$6];[.G431];[Variables.$I$6];[Variables.$I$1];[.H431];[.I431];[.J431];[.K431];[.L431];[.M431];[.N431];[Variables.$I$2];[Variables.$I$6];[.O431];[Variables.$I$6];[.P431];[Variables.$I$6];[.Q431];[Variables.$I$6];[.R431];[Variables.$I$6];[.S431];IF([.T431]&lt;&gt;&quot;&quot;;CONCATENATE([Variables.$I$6];[.T431]);&quot;&quot;);[Variables.$I$2];[Variables.$I$6]);IF([.A431]&lt;&gt;&quot;&quot;;CONCATENATE(&quot;#&quot;;[.A431]);&quot;&quot;))" office:value-type="string" office:string-value="[&quot;moria_armored_troll&quot;,&quot;Armored_Cave_Troll&quot;,&quot;Armored_Cave_Trolls&quot;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" calcext:value-type="string">
            <text:p>["moria_armored_troll","Armored_Cave_Troll","Armored_Cave_Trolls",tf_troll| tfg_helm| tfg_boots| tfg_armor| tfg_gloves| tf_no_capture_alive,0,0,fac_moria,[itm_isen_olog_head_a,itm_troll_body,itm_troll_hands,itm_troll_feet,itm_giant_mace_b,],str_25| agi_30| int_3| cha_3|level(55),wp(100),knows_power_strike_6|knows_ironflesh_12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gunda_troll</text:p>
          </table:table-cell>
          <table:table-cell table:style-name="ce7" office:value-type="string" calcext:value-type="string">
            <text:p>Mountain_Troll</text:p>
          </table:table-cell>
          <table:table-cell table:style-name="ce7" office:value-type="string" calcext:value-type="string">
            <text:p>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_troll_head_a, itm_gunda_troll_head_b, itm_gunda_troll_head_c,</text:p>
          </table:table-cell>
          <table:table-cell table:style-name="ce11" office:value-type="string" calcext:value-type="string">
            <text:p>itm_gunda_troll_body,</text:p>
          </table:table-cell>
          <table:table-cell table:style-name="ce11" office:value-type="string" calcext:value-type="string">
            <text:p>itm_gunda_troll_hands,</text:p>
          </table:table-cell>
          <table:table-cell table:style-name="ce11" office:value-type="string" calcext:value-type="string">
            <text:p>itm_gunda_troll_feet,</text:p>
          </table:table-cell>
          <table:table-cell table:style-name="ce11" office:value-type="string" calcext:value-type="string">
            <text:p>itm_giant_bone_cudgel,itm_giant_sledgehammer,</text:p>
          </table:table-cell>
          <table:table-cell table:style-name="ce11" office:value-type="string" calcext:value-type="string">
            <text:p>itm_troll_shield_b,</text:p>
          </table:table-cell>
          <table:table-cell table:style-name="ce11"/>
          <table:table-cell table:style-name="ce12" office:value-type="string" calcext:value-type="string">
            <text:p>str_25| agi_30| int_3| cha_3|level(34)</text:p>
          </table:table-cell>
          <table:table-cell table:style-name="ce12" office:value-type="string" calcext:value-type="string">
            <text:p>wp(90)</text:p>
          </table:table-cell>
          <table:table-cell table:style-name="ce12" office:value-type="string" calcext:value-type="string">
            <text:p>knows_power_strike_6|knows_ironflesh_8|knows_athletics_8|knows_shield_6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2]&lt;&gt;&quot;&quot;;[.B432]&lt;&gt;&quot;&quot;);CONCATENATE([Variables.$I$1];[Variables.$I$7];[.A432];[Variables.$I$7];[Variables.$I$6];[Variables.$I$7];[.B432];[Variables.$I$7];[Variables.$I$6];[Variables.$I$7];[.C432];[Variables.$I$7];[Variables.$I$6];[.D432];[Variables.$I$6];[.E432];[Variables.$I$6];[.F432];[Variables.$I$6];[.G432];[Variables.$I$6];[Variables.$I$1];[.H432];[.I432];[.J432];[.K432];[.L432];[.M432];[.N432];[Variables.$I$2];[Variables.$I$6];[.O432];[Variables.$I$6];[.P432];[Variables.$I$6];[.Q432];[Variables.$I$6];[.R432];[Variables.$I$6];[.S432];IF([.T432]&lt;&gt;&quot;&quot;;CONCATENATE([Variables.$I$6];[.T432]);&quot;&quot;);[Variables.$I$2];[Variables.$I$6]);IF([.A432]&lt;&gt;&quot;&quot;;CONCATENATE(&quot;#&quot;;[.A432]);&quot;&quot;))" office:value-type="string" office:string-value="[&quot;gunda_troll&quot;,&quot;Mountain_Troll&quot;,&quot;Mountain_Trolls&quot;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" calcext:value-type="string">
            <text:p>["gunda_troll","Mountain_Troll","Mountain_Trolls",tf_troll| tfg_helm| tfg_boots| tfg_armor| tfg_gloves| tf_no_capture_alive,0,0,fac_gundabad,[itm_gunda_troll_head_a, itm_gunda_troll_head_b, itm_gunda_troll_head_c,itm_gunda_troll_body,itm_gunda_troll_hands,itm_gunda_troll_feet,itm_giant_bone_cudgel,itm_giant_sledgehammer,itm_troll_shield_b,],str_25| agi_30| int_3| cha_3|level(34),wp(90),knows_power_strike_6|knows_ironflesh_8|knows_athletics_8|knows_shield_6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gunda_vet_troll</text:p>
          </table:table-cell>
          <table:table-cell table:style-name="ce7" office:value-type="string" calcext:value-type="string">
            <text:p>Trained_Mountain_Troll</text:p>
          </table:table-cell>
          <table:table-cell table:style-name="ce7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tfg_shield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_troll_head_a, itm_gunda_troll_head_b, itm_gunda_troll_head_c,</text:p>
          </table:table-cell>
          <table:table-cell table:style-name="ce11" office:value-type="string" calcext:value-type="string">
            <text:p>itm_gunda_troll_body,</text:p>
          </table:table-cell>
          <table:table-cell table:style-name="ce11" office:value-type="string" calcext:value-type="string">
            <text:p>itm_gunda_troll_hands,</text:p>
          </table:table-cell>
          <table:table-cell table:style-name="ce11" office:value-type="string" calcext:value-type="string">
            <text:p>itm_gunda_troll_feet,</text:p>
          </table:table-cell>
          <table:table-cell table:style-name="ce11" office:value-type="string" calcext:value-type="string">
            <text:p>itm_giant_club, itm_giant_sledgehammer,</text:p>
          </table:table-cell>
          <table:table-cell table:style-name="ce11" office:value-type="string" calcext:value-type="string">
            <text:p>itm_troll_shield_b,</text:p>
          </table:table-cell>
          <table:table-cell table:style-name="ce11"/>
          <table:table-cell table:style-name="ce12" office:value-type="string" calcext:value-type="string">
            <text:p>str_25| agi_30| int_3| cha_3|level(35)</text:p>
          </table:table-cell>
          <table:table-cell table:style-name="ce12" office:value-type="string" calcext:value-type="string">
            <text:p>wp(120)|wp_one_handed(120)</text:p>
          </table:table-cell>
          <table:table-cell table:style-name="ce12" office:value-type="string" calcext:value-type="string">
            <text:p>knows_power_strike_9|knows_ironflesh_13|knows_athletics_8|knows_shield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3]&lt;&gt;&quot;&quot;;[.B433]&lt;&gt;&quot;&quot;);CONCATENATE([Variables.$I$1];[Variables.$I$7];[.A433];[Variables.$I$7];[Variables.$I$6];[Variables.$I$7];[.B433];[Variables.$I$7];[Variables.$I$6];[Variables.$I$7];[.C433];[Variables.$I$7];[Variables.$I$6];[.D433];[Variables.$I$6];[.E433];[Variables.$I$6];[.F433];[Variables.$I$6];[.G433];[Variables.$I$6];[Variables.$I$1];[.H433];[.I433];[.J433];[.K433];[.L433];[.M433];[.N433];[Variables.$I$2];[Variables.$I$6];[.O433];[Variables.$I$6];[.P433];[Variables.$I$6];[.Q433];[Variables.$I$6];[.R433];[Variables.$I$6];[.S433];IF([.T433]&lt;&gt;&quot;&quot;;CONCATENATE([Variables.$I$6];[.T433]);&quot;&quot;);[Variables.$I$2];[Variables.$I$6]);IF([.A433]&lt;&gt;&quot;&quot;;CONCATENATE(&quot;#&quot;;[.A433]);&quot;&quot;))" office:value-type="string" office:string-value="[&quot;gunda_vet_troll&quot;,&quot;Trained_Mountain_Troll&quot;,&quot;Trained_Mountain_Trolls&quot;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5),wp(120)|wp_one_handed(120),knows_power_strike_9|knows_ironflesh_13|knows_athletics_8|knows_shield_8,troll_face1,troll_face2]," calcext:value-type="string">
            <text:p>["gunda_vet_troll","Trained_Mountain_Troll","Trained_Mountain_Trolls",tf_troll| tfg_helm|tfg_shield| tfg_boots| tfg_armor| tfg_gloves| tf_no_capture_alive,0,0,fac_gundabad,[itm_gunda_troll_head_a, itm_gunda_troll_head_b, itm_gunda_troll_head_c,itm_gunda_troll_body,itm_gunda_troll_hands,itm_gunda_troll_feet,itm_giant_club, itm_giant_sledgehammer,itm_troll_shield_b,],str_25| agi_30| int_3| cha_3|level(35),wp(120)|wp_one_handed(120),knows_power_strike_9|knows_ironflesh_13|knows_athletics_8|knows_shield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gunda_placeholder</text:p>
          </table:table-cell>
          <table:table-cell table:style-name="ce7" office:value-type="string" calcext:value-type="string">
            <text:p>Trained_Mountain_Troll</text:p>
          </table:table-cell>
          <table:table-cell table:style-name="ce7" office:value-type="string" calcext:value-type="string">
            <text:p>Trained_Mountain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_troll_head_a, itm_gunda_troll_head_b, itm_gunda_troll_head_c,</text:p>
          </table:table-cell>
          <table:table-cell table:style-name="ce11" office:value-type="string" calcext:value-type="string">
            <text:p>itm_gunda_troll_body,</text:p>
          </table:table-cell>
          <table:table-cell table:style-name="ce11" office:value-type="string" calcext:value-type="string">
            <text:p>itm_gunda_troll_hands,</text:p>
          </table:table-cell>
          <table:table-cell table:style-name="ce11" office:value-type="string" calcext:value-type="string">
            <text:p>itm_gunda_troll_feet,</text:p>
          </table:table-cell>
          <table:table-cell table:style-name="ce11"/>
          <table:table-cell table:style-name="ce11" office:value-type="string" calcext:value-type="string">
            <text:p>itm_troll_shield_b,</text:p>
          </table:table-cell>
          <table:table-cell table:style-name="ce11"/>
          <table:table-cell table:style-name="ce12" office:value-type="string" calcext:value-type="string">
            <text:p>str_25| agi_30| int_3| cha_3|level(50)</text:p>
          </table:table-cell>
          <table:table-cell table:style-name="ce12" office:value-type="string" calcext:value-type="string">
            <text:p>wp(100)|wp_one_handed(12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4]&lt;&gt;&quot;&quot;;[.B434]&lt;&gt;&quot;&quot;);CONCATENATE([Variables.$I$1];[Variables.$I$7];[.A434];[Variables.$I$7];[Variables.$I$6];[Variables.$I$7];[.B434];[Variables.$I$7];[Variables.$I$6];[Variables.$I$7];[.C434];[Variables.$I$7];[Variables.$I$6];[.D434];[Variables.$I$6];[.E434];[Variables.$I$6];[.F434];[Variables.$I$6];[.G434];[Variables.$I$6];[Variables.$I$1];[.H434];[.I434];[.J434];[.K434];[.L434];[.M434];[.N434];[Variables.$I$2];[Variables.$I$6];[.O434];[Variables.$I$6];[.P434];[Variables.$I$6];[.Q434];[Variables.$I$6];[.R434];[Variables.$I$6];[.S434];IF([.T434]&lt;&gt;&quot;&quot;;CONCATENATE([Variables.$I$6];[.T434]);&quot;&quot;);[Variables.$I$2];[Variables.$I$6]);IF([.A434]&lt;&gt;&quot;&quot;;CONCATENATE(&quot;#&quot;;[.A434]);&quot;&quot;))" office:value-type="string" office:string-value="[&quot;gunda_placeholder&quot;,&quot;Trained_Mountain_Troll&quot;,&quot;Trained_Mountain_Trolls&quot;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" calcext:value-type="string">
            <text:p>["gunda_placeholder","Trained_Mountain_Troll","Trained_Mountain_Trolls",tf_troll| tfg_helm| tfg_boots| tfg_armor| tfg_gloves| tf_no_capture_alive,0,0,fac_gundabad,[itm_gunda_troll_head_a, itm_gunda_troll_head_b, itm_gunda_troll_head_c,itm_gunda_troll_body,itm_gunda_troll_hands,itm_gunda_troll_feet,itm_troll_shield_b,],str_25| agi_30| int_3| cha_3|level(50),wp(100)|wp_one_handed(12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sen_troll</text:p>
          </table:table-cell>
          <table:table-cell table:style-name="ce7" office:value-type="string" calcext:value-type="string">
            <text:p>Isengard_Troll</text:p>
          </table:table-cell>
          <table:table-cell table:style-name="ce7" office:value-type="string" calcext:value-type="string">
            <text:p>Isengar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, itm_tree_trunk_invis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8)</text:p>
          </table:table-cell>
          <table:table-cell table:style-name="ce12" office:value-type="string" calcext:value-type="string">
            <text:p>wp(75)</text:p>
          </table:table-cell>
          <table:table-cell table:style-name="ce12" office:value-type="string" calcext:value-type="string">
            <text:p>knows_power_strike_5|knows_ironflesh_7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5]&lt;&gt;&quot;&quot;;[.B435]&lt;&gt;&quot;&quot;);CONCATENATE([Variables.$I$1];[Variables.$I$7];[.A435];[Variables.$I$7];[Variables.$I$6];[Variables.$I$7];[.B435];[Variables.$I$7];[Variables.$I$6];[Variables.$I$7];[.C435];[Variables.$I$7];[Variables.$I$6];[.D435];[Variables.$I$6];[.E435];[Variables.$I$6];[.F435];[Variables.$I$6];[.G435];[Variables.$I$6];[Variables.$I$1];[.H435];[.I435];[.J435];[.K435];[.L435];[.M435];[.N435];[Variables.$I$2];[Variables.$I$6];[.O435];[Variables.$I$6];[.P435];[Variables.$I$6];[.Q435];[Variables.$I$6];[.R435];[Variables.$I$6];[.S435];IF([.T435]&lt;&gt;&quot;&quot;;CONCATENATE([Variables.$I$6];[.T435]);&quot;&quot;);[Variables.$I$2];[Variables.$I$6]);IF([.A435]&lt;&gt;&quot;&quot;;CONCATENATE(&quot;#&quot;;[.A435]);&quot;&quot;))" office:value-type="string" office:string-value="[&quot;isen_troll&quot;,&quot;Isengard_Troll&quot;,&quot;Isengard_Trolls&quot;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7|knows_athletics_8,troll_face1,troll_face2]," calcext:value-type="string">
            <text:p>["isen_troll","Isengard_Troll","Isengard_Trolls",tf_troll| tfg_helm| tfg_boots| tfg_armor| tfg_gloves| tf_no_capture_alive,0,0,fac_isengard,[itm_troll_head_a,itm_troll_head_b,itm_troll_head_c,itm_troll_body,itm_troll_hands,itm_troll_feet,itm_tree_trunk_club, itm_tree_trunk_invis,],str_25| agi_30| int_3| cha_3|level(38),wp(75),knows_power_strike_5|knows_ironflesh_7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sen_vet_troll</text:p>
          </table:table-cell>
          <table:table-cell table:style-name="ce7" office:value-type="string" calcext:value-type="string">
            <text:p>Isengard_Trained_Troll</text:p>
          </table:table-cell>
          <table:table-cell table:style-name="ce7" office:value-type="string" calcext:value-type="string">
            <text:p>Isengard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b, itm_troll_weapon_long, itm_troll_weapon_long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9)</text:p>
          </table:table-cell>
          <table:table-cell table:style-name="ce12" office:value-type="string" calcext:value-type="string">
            <text:p>wp(85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6]&lt;&gt;&quot;&quot;;[.B436]&lt;&gt;&quot;&quot;);CONCATENATE([Variables.$I$1];[Variables.$I$7];[.A436];[Variables.$I$7];[Variables.$I$6];[Variables.$I$7];[.B436];[Variables.$I$7];[Variables.$I$6];[Variables.$I$7];[.C436];[Variables.$I$7];[Variables.$I$6];[.D436];[Variables.$I$6];[.E436];[Variables.$I$6];[.F436];[Variables.$I$6];[.G436];[Variables.$I$6];[Variables.$I$1];[.H436];[.I436];[.J436];[.K436];[.L436];[.M436];[.N436];[Variables.$I$2];[Variables.$I$6];[.O436];[Variables.$I$6];[.P436];[Variables.$I$6];[.Q436];[Variables.$I$6];[.R436];[Variables.$I$6];[.S436];IF([.T436]&lt;&gt;&quot;&quot;;CONCATENATE([Variables.$I$6];[.T436]);&quot;&quot;);[Variables.$I$2];[Variables.$I$6]);IF([.A436]&lt;&gt;&quot;&quot;;CONCATENATE(&quot;#&quot;;[.A436]);&quot;&quot;))" office:value-type="string" office:string-value="[&quot;isen_vet_troll&quot;,&quot;Isengard_Trained_Troll&quot;,&quot;Isengard_Trained_Trolls&quot;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39),wp(85),knows_power_strike_5|knows_ironflesh_10|knows_athletics_8,troll_face1,troll_face2]," calcext:value-type="string">
            <text:p>["isen_vet_troll","Isengard_Trained_Troll","Isengard_Trained_Trolls",tf_troll| tfg_helm| tfg_boots| tfg_armor| tfg_gloves| tf_no_capture_alive,0,0,fac_isengard,[itm_troll_head_a,itm_troll_head_b,itm_troll_head_c,itm_troll_body,itm_troll_hands,itm_troll_feet,itm_tree_trunk_club_b, itm_troll_weapon_long, itm_troll_weapon_long,],str_25| agi_30| int_3| cha_3|level(39),wp(85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sen_armored_troll</text:p>
          </table:table-cell>
          <table:table-cell table:style-name="ce7" office:value-type="string" calcext:value-type="string">
            <text:p>Isengard_Armored_Troll</text:p>
          </table:table-cell>
          <table:table-cell table:style-name="ce7" office:value-type="string" calcext:value-type="string">
            <text:p>Isengard_Armor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olog_head_a,itm_isen_olog_head_b,itm_isen_olog_head_c,</text:p>
          </table:table-cell>
          <table:table-cell table:style-name="ce11" office:value-type="string" calcext:value-type="string">
            <text:p>itm_isen_olog_body,itm_isen_olog_body_b,</text:p>
          </table:table-cell>
          <table:table-cell table:style-name="ce11" office:value-type="string" calcext:value-type="string">
            <text:p>itm_isen_olog_hands,</text:p>
          </table:table-cell>
          <table:table-cell table:style-name="ce11" office:value-type="string" calcext:value-type="string">
            <text:p>itm_isen_olog_feet,</text:p>
          </table:table-cell>
          <table:table-cell table:style-name="ce11" office:value-type="string" calcext:value-type="string">
            <text:p>itm_giant_spiked_mace, itm_troll_weapon_long, itm_troll_weapon_long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6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6|knows_ironflesh_12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7]&lt;&gt;&quot;&quot;;[.B437]&lt;&gt;&quot;&quot;);CONCATENATE([Variables.$I$1];[Variables.$I$7];[.A437];[Variables.$I$7];[Variables.$I$6];[Variables.$I$7];[.B437];[Variables.$I$7];[Variables.$I$6];[Variables.$I$7];[.C437];[Variables.$I$7];[Variables.$I$6];[.D437];[Variables.$I$6];[.E437];[Variables.$I$6];[.F437];[Variables.$I$6];[.G437];[Variables.$I$6];[Variables.$I$1];[.H437];[.I437];[.J437];[.K437];[.L437];[.M437];[.N437];[Variables.$I$2];[Variables.$I$6];[.O437];[Variables.$I$6];[.P437];[Variables.$I$6];[.Q437];[Variables.$I$6];[.R437];[Variables.$I$6];[.S437];IF([.T437]&lt;&gt;&quot;&quot;;CONCATENATE([Variables.$I$6];[.T437]);&quot;&quot;);[Variables.$I$2];[Variables.$I$6]);IF([.A437]&lt;&gt;&quot;&quot;;CONCATENATE(&quot;#&quot;;[.A437]);&quot;&quot;))" office:value-type="string" office:string-value="[&quot;isen_armored_troll&quot;,&quot;Isengard_Armored_Troll&quot;,&quot;Isengard_Armored_Trolls&quot;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" calcext:value-type="string">
            <text:p>["isen_armored_troll","Isengard_Armored_Troll","Isengard_Armored_Trolls",tf_troll| tfg_helm| tfg_boots| tfg_armor| tfg_gloves| tf_no_capture_alive,0,0,fac_isengard,[itm_isen_olog_head_a,itm_isen_olog_head_b,itm_isen_olog_head_c,itm_isen_olog_body,itm_isen_olog_body_b,itm_isen_olog_hands,itm_isen_olog_feet,itm_giant_spiked_mace, itm_troll_weapon_long, itm_troll_weapon_long,],str_25| agi_30| int_3| cha_3|level(60),wp(100),knows_power_strike_6|knows_ironflesh_12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dor_troll</text:p>
          </table:table-cell>
          <table:table-cell table:style-name="ce7" office:value-type="string" calcext:value-type="string">
            <text:p>Mordor_Troll</text:p>
          </table:table-cell>
          <table:table-cell table:style-name="ce7" office:value-type="string" calcext:value-type="string">
            <text:p>Mordor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troll_head_a, itm_mordor_troll_head_b,</text:p>
          </table:table-cell>
          <table:table-cell table:style-name="ce11" office:value-type="string" calcext:value-type="string">
            <text:p>itm_mordor_troll_body,</text:p>
          </table:table-cell>
          <table:table-cell table:style-name="ce11" office:value-type="string" calcext:value-type="string">
            <text:p>itm_mordor_troll_hands,</text:p>
          </table:table-cell>
          <table:table-cell table:style-name="ce11" office:value-type="string" calcext:value-type="string">
            <text:p>itm_mordor_troll_feet,</text:p>
          </table:table-cell>
          <table:table-cell table:style-name="ce11" office:value-type="string" calcext:value-type="string">
            <text:p>itm_giant_clu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38)</text:p>
          </table:table-cell>
          <table:table-cell table:style-name="ce12" office:value-type="string" calcext:value-type="string">
            <text:p>wp(90)</text:p>
          </table:table-cell>
          <table:table-cell table:style-name="ce12" office:value-type="string" calcext:value-type="string">
            <text:p>knows_power_strike_5|knows_ironflesh_8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8]&lt;&gt;&quot;&quot;;[.B438]&lt;&gt;&quot;&quot;);CONCATENATE([Variables.$I$1];[Variables.$I$7];[.A438];[Variables.$I$7];[Variables.$I$6];[Variables.$I$7];[.B438];[Variables.$I$7];[Variables.$I$6];[Variables.$I$7];[.C438];[Variables.$I$7];[Variables.$I$6];[.D438];[Variables.$I$6];[.E438];[Variables.$I$6];[.F438];[Variables.$I$6];[.G438];[Variables.$I$6];[Variables.$I$1];[.H438];[.I438];[.J438];[.K438];[.L438];[.M438];[.N438];[Variables.$I$2];[Variables.$I$6];[.O438];[Variables.$I$6];[.P438];[Variables.$I$6];[.Q438];[Variables.$I$6];[.R438];[Variables.$I$6];[.S438];IF([.T438]&lt;&gt;&quot;&quot;;CONCATENATE([Variables.$I$6];[.T438]);&quot;&quot;);[Variables.$I$2];[Variables.$I$6]);IF([.A438]&lt;&gt;&quot;&quot;;CONCATENATE(&quot;#&quot;;[.A438]);&quot;&quot;))" office:value-type="string" office:string-value="[&quot;mordor_troll&quot;,&quot;Mordor_Troll&quot;,&quot;Mordor_Trolls&quot;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8|knows_athletics_8,troll_face1,troll_face2]," calcext:value-type="string">
            <text:p>["mordor_troll","Mordor_Troll","Mordor_Trolls",tf_troll| tfg_helm| tfg_boots| tfg_armor| tfg_gloves| tf_no_capture_alive,0,0,fac_mordor,[itm_mordor_troll_head_a, itm_mordor_troll_head_b,itm_mordor_troll_body,itm_mordor_troll_hands,itm_mordor_troll_feet,itm_giant_club,],str_25| agi_30| int_3| cha_3|level(38),wp(90),knows_power_strike_5|knows_ironflesh_8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dor_vet_troll</text:p>
          </table:table-cell>
          <table:table-cell table:style-name="ce7" office:value-type="string" calcext:value-type="string">
            <text:p>Mordor_Trained_Troll</text:p>
          </table:table-cell>
          <table:table-cell table:style-name="ce7" office:value-type="string" calcext:value-type="string">
            <text:p>Mordor_Trained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troll_head_a, itm_mordor_troll_head_b,</text:p>
          </table:table-cell>
          <table:table-cell table:style-name="ce11" office:value-type="string" calcext:value-type="string">
            <text:p>itm_mordor_troll_body,</text:p>
          </table:table-cell>
          <table:table-cell table:style-name="ce11" office:value-type="string" calcext:value-type="string">
            <text:p>itm_mordor_troll_hands,</text:p>
          </table:table-cell>
          <table:table-cell table:style-name="ce11" office:value-type="string" calcext:value-type="string">
            <text:p>itm_mordor_troll_feet,</text:p>
          </table:table-cell>
          <table:table-cell table:style-name="ce11" office:value-type="string" calcext:value-type="string">
            <text:p>itm_giant_mace_b,</text:p>
          </table:table-cell>
          <table:table-cell table:style-name="ce11" office:value-type="string" calcext:value-type="string">
            <text:p>itm_troll_shield_a,itm_troll_shield_a,</text:p>
          </table:table-cell>
          <table:table-cell table:style-name="ce11"/>
          <table:table-cell table:style-name="ce12" office:value-type="string" calcext:value-type="string">
            <text:p>str_25| agi_30| int_3| cha_3|level(39)</text:p>
          </table:table-cell>
          <table:table-cell table:style-name="ce12" office:value-type="string" calcext:value-type="string">
            <text:p>wp(100)|wp_one_handed(120)</text:p>
          </table:table-cell>
          <table:table-cell table:style-name="ce12" office:value-type="string" calcext:value-type="string">
            <text:p>knows_power_strike_6|knows_ironflesh_12|knows_athletics_8|knows_shield_4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39]&lt;&gt;&quot;&quot;;[.B439]&lt;&gt;&quot;&quot;);CONCATENATE([Variables.$I$1];[Variables.$I$7];[.A439];[Variables.$I$7];[Variables.$I$6];[Variables.$I$7];[.B439];[Variables.$I$7];[Variables.$I$6];[Variables.$I$7];[.C439];[Variables.$I$7];[Variables.$I$6];[.D439];[Variables.$I$6];[.E439];[Variables.$I$6];[.F439];[Variables.$I$6];[.G439];[Variables.$I$6];[Variables.$I$1];[.H439];[.I439];[.J439];[.K439];[.L439];[.M439];[.N439];[Variables.$I$2];[Variables.$I$6];[.O439];[Variables.$I$6];[.P439];[Variables.$I$6];[.Q439];[Variables.$I$6];[.R439];[Variables.$I$6];[.S439];IF([.T439]&lt;&gt;&quot;&quot;;CONCATENATE([Variables.$I$6];[.T439]);&quot;&quot;);[Variables.$I$2];[Variables.$I$6]);IF([.A439]&lt;&gt;&quot;&quot;;CONCATENATE(&quot;#&quot;;[.A439]);&quot;&quot;))" office:value-type="string" office:string-value="[&quot;mordor_vet_troll&quot;,&quot;Mordor_Trained_Troll&quot;,&quot;Mordor_Trained_Trolls&quot;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39),wp(100)|wp_one_handed(120),knows_power_strike_6|knows_ironflesh_12|knows_athletics_8|knows_shield_4,troll_face1,troll_face2]," calcext:value-type="string">
            <text:p>["mordor_vet_troll","Mordor_Trained_Troll","Mordor_Trained_Trolls",tf_troll| tfg_helm| tfg_boots| tfg_armor| tfg_gloves| tf_no_capture_alive,0,0,fac_mordor,[itm_mordor_troll_head_a, itm_mordor_troll_head_b,itm_mordor_troll_body,itm_mordor_troll_hands,itm_mordor_troll_feet,itm_giant_mace_b,itm_troll_shield_a,itm_troll_shield_a,],str_25| agi_30| int_3| cha_3|level(39),wp(100)|wp_one_handed(120),knows_power_strike_6|knows_ironflesh_12|knows_athletics_8|knows_shield_4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dor_olog_hai</text:p>
          </table:table-cell>
          <table:table-cell table:number-columns-repeated="2" table:style-name="ce7" office:value-type="string" calcext:value-type="string">
            <text:p>Olog_Hai_of_Mordor</text:p>
          </table:table-cell>
          <table:table-cell table:style-name="ce8" office:value-type="string" calcext:value-type="string">
            <text:p>tf_troll|tfg_shield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olog_head_a, itm_olog_head_b, itm_olog_head_c,</text:p>
          </table:table-cell>
          <table:table-cell table:style-name="ce11" office:value-type="string" calcext:value-type="string">
            <text:p>itm_olog_body,itm_olog_body_b,</text:p>
          </table:table-cell>
          <table:table-cell table:style-name="ce11" office:value-type="string" calcext:value-type="string">
            <text:p>itm_olog_hands,</text:p>
          </table:table-cell>
          <table:table-cell table:style-name="ce11" office:value-type="string" calcext:value-type="string">
            <text:p>itm_olog_feet,</text:p>
          </table:table-cell>
          <table:table-cell table:style-name="ce11" office:value-type="string" calcext:value-type="string">
            <text:p>itm_giant_spiked_mace,itm_giant_hammer,</text:p>
          </table:table-cell>
          <table:table-cell table:style-name="ce11" office:value-type="string" calcext:value-type="string">
            <text:p>itm_troll_shield_a,</text:p>
          </table:table-cell>
          <table:table-cell table:style-name="ce11"/>
          <table:table-cell table:style-name="ce12" office:value-type="string" calcext:value-type="string">
            <text:p>str_25| agi_30| int_3| cha_3|level(65)</text:p>
          </table:table-cell>
          <table:table-cell table:style-name="ce12" office:value-type="string" calcext:value-type="string">
            <text:p>wp(130)|wp_one_handed(150)</text:p>
          </table:table-cell>
          <table:table-cell table:style-name="ce12" office:value-type="string" calcext:value-type="string">
            <text:p>knows_power_strike_7|knows_ironflesh_13|knows_athletics_8|knows_shield_6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0]&lt;&gt;&quot;&quot;;[.B440]&lt;&gt;&quot;&quot;);CONCATENATE([Variables.$I$1];[Variables.$I$7];[.A440];[Variables.$I$7];[Variables.$I$6];[Variables.$I$7];[.B440];[Variables.$I$7];[Variables.$I$6];[Variables.$I$7];[.C440];[Variables.$I$7];[Variables.$I$6];[.D440];[Variables.$I$6];[.E440];[Variables.$I$6];[.F440];[Variables.$I$6];[.G440];[Variables.$I$6];[Variables.$I$1];[.H440];[.I440];[.J440];[.K440];[.L440];[.M440];[.N440];[Variables.$I$2];[Variables.$I$6];[.O440];[Variables.$I$6];[.P440];[Variables.$I$6];[.Q440];[Variables.$I$6];[.R440];[Variables.$I$6];[.S440];IF([.T440]&lt;&gt;&quot;&quot;;CONCATENATE([Variables.$I$6];[.T440]);&quot;&quot;);[Variables.$I$2];[Variables.$I$6]);IF([.A440]&lt;&gt;&quot;&quot;;CONCATENATE(&quot;#&quot;;[.A440]);&quot;&quot;))" office:value-type="string" office:string-value="[&quot;mordor_olog_hai&quot;,&quot;Olog_Hai_of_Mordor&quot;,&quot;Olog_Hai_of_Mordor&quot;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" calcext:value-type="string">
            <text:p>["mordor_olog_hai","Olog_Hai_of_Mordor","Olog_Hai_of_Mordor",tf_troll|tfg_shield| tfg_helm| tfg_boots| tfg_armor| tfg_gloves| tf_no_capture_alive,0,0,fac_mordor,[itm_olog_head_a, itm_olog_head_b, itm_olog_head_c,itm_olog_body,itm_olog_body_b,itm_olog_hands,itm_olog_feet,itm_giant_spiked_mace,itm_giant_hammer,itm_troll_shield_a,],str_25| agi_30| int_3| cha_3|level(65),wp(130)|wp_one_handed(150),knows_power_strike_7|knows_ironflesh_13|knows_athletics_8|knows_shield_6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troll_placeholder_1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1]&lt;&gt;&quot;&quot;;[.B441]&lt;&gt;&quot;&quot;);CONCATENATE([Variables.$I$1];[Variables.$I$7];[.A441];[Variables.$I$7];[Variables.$I$6];[Variables.$I$7];[.B441];[Variables.$I$7];[Variables.$I$6];[Variables.$I$7];[.C441];[Variables.$I$7];[Variables.$I$6];[.D441];[Variables.$I$6];[.E441];[Variables.$I$6];[.F441];[Variables.$I$6];[.G441];[Variables.$I$6];[Variables.$I$1];[.H441];[.I441];[.J441];[.K441];[.L441];[.M441];[.N441];[Variables.$I$2];[Variables.$I$6];[.O441];[Variables.$I$6];[.P441];[Variables.$I$6];[.Q441];[Variables.$I$6];[.R441];[Variables.$I$6];[.S441];IF([.T441]&lt;&gt;&quot;&quot;;CONCATENATE([Variables.$I$6];[.T441]);&quot;&quot;);[Variables.$I$2];[Variables.$I$6]);IF([.A441]&lt;&gt;&quot;&quot;;CONCATENATE(&quot;#&quot;;[.A441]);&quot;&quot;))" office:value-type="string" office:string-value="[&quot;troll_placeholder_1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1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troll_placeholder_2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2]&lt;&gt;&quot;&quot;;[.B442]&lt;&gt;&quot;&quot;);CONCATENATE([Variables.$I$1];[Variables.$I$7];[.A442];[Variables.$I$7];[Variables.$I$6];[Variables.$I$7];[.B442];[Variables.$I$7];[Variables.$I$6];[Variables.$I$7];[.C442];[Variables.$I$7];[Variables.$I$6];[.D442];[Variables.$I$6];[.E442];[Variables.$I$6];[.F442];[Variables.$I$6];[.G442];[Variables.$I$6];[Variables.$I$1];[.H442];[.I442];[.J442];[.K442];[.L442];[.M442];[.N442];[Variables.$I$2];[Variables.$I$6];[.O442];[Variables.$I$6];[.P442];[Variables.$I$6];[.Q442];[Variables.$I$6];[.R442];[Variables.$I$6];[.S442];IF([.T442]&lt;&gt;&quot;&quot;;CONCATENATE([Variables.$I$6];[.T442]);&quot;&quot;);[Variables.$I$2];[Variables.$I$6]);IF([.A442]&lt;&gt;&quot;&quot;;CONCATENATE(&quot;#&quot;;[.A442]);&quot;&quot;))" office:value-type="string" office:string-value="[&quot;troll_placeholder_2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2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troll_placeholder_3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3]&lt;&gt;&quot;&quot;;[.B443]&lt;&gt;&quot;&quot;);CONCATENATE([Variables.$I$1];[Variables.$I$7];[.A443];[Variables.$I$7];[Variables.$I$6];[Variables.$I$7];[.B443];[Variables.$I$7];[Variables.$I$6];[Variables.$I$7];[.C443];[Variables.$I$7];[Variables.$I$6];[.D443];[Variables.$I$6];[.E443];[Variables.$I$6];[.F443];[Variables.$I$6];[.G443];[Variables.$I$6];[Variables.$I$1];[.H443];[.I443];[.J443];[.K443];[.L443];[.M443];[.N443];[Variables.$I$2];[Variables.$I$6];[.O443];[Variables.$I$6];[.P443];[Variables.$I$6];[.Q443];[Variables.$I$6];[.R443];[Variables.$I$6];[.S443];IF([.T443]&lt;&gt;&quot;&quot;;CONCATENATE([Variables.$I$6];[.T443]);&quot;&quot;);[Variables.$I$2];[Variables.$I$6]);IF([.A443]&lt;&gt;&quot;&quot;;CONCATENATE(&quot;#&quot;;[.A443]);&quot;&quot;))" office:value-type="string" office:string-value="[&quot;troll_placeholder_3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3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troll_placeholder_4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4]&lt;&gt;&quot;&quot;;[.B444]&lt;&gt;&quot;&quot;);CONCATENATE([Variables.$I$1];[Variables.$I$7];[.A444];[Variables.$I$7];[Variables.$I$6];[Variables.$I$7];[.B444];[Variables.$I$7];[Variables.$I$6];[Variables.$I$7];[.C444];[Variables.$I$7];[Variables.$I$6];[.D444];[Variables.$I$6];[.E444];[Variables.$I$6];[.F444];[Variables.$I$6];[.G444];[Variables.$I$6];[Variables.$I$1];[.H444];[.I444];[.J444];[.K444];[.L444];[.M444];[.N444];[Variables.$I$2];[Variables.$I$6];[.O444];[Variables.$I$6];[.P444];[Variables.$I$6];[.Q444];[Variables.$I$6];[.R444];[Variables.$I$6];[.S444];IF([.T444]&lt;&gt;&quot;&quot;;CONCATENATE([Variables.$I$6];[.T444]);&quot;&quot;);[Variables.$I$2];[Variables.$I$6]);IF([.A444]&lt;&gt;&quot;&quot;;CONCATENATE(&quot;#&quot;;[.A444]);&quot;&quot;))" office:value-type="string" office:string-value="[&quot;troll_placeholder_4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4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troll_placeholder_5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5]&lt;&gt;&quot;&quot;;[.B445]&lt;&gt;&quot;&quot;);CONCATENATE([Variables.$I$1];[Variables.$I$7];[.A445];[Variables.$I$7];[Variables.$I$6];[Variables.$I$7];[.B445];[Variables.$I$7];[Variables.$I$6];[Variables.$I$7];[.C445];[Variables.$I$7];[Variables.$I$6];[.D445];[Variables.$I$6];[.E445];[Variables.$I$6];[.F445];[Variables.$I$6];[.G445];[Variables.$I$6];[Variables.$I$1];[.H445];[.I445];[.J445];[.K445];[.L445];[.M445];[.N445];[Variables.$I$2];[Variables.$I$6];[.O445];[Variables.$I$6];[.P445];[Variables.$I$6];[.Q445];[Variables.$I$6];[.R445];[Variables.$I$6];[.S445];IF([.T445]&lt;&gt;&quot;&quot;;CONCATENATE([Variables.$I$6];[.T445]);&quot;&quot;);[Variables.$I$2];[Variables.$I$6]);IF([.A445]&lt;&gt;&quot;&quot;;CONCATENATE(&quot;#&quot;;[.A445]);&quot;&quot;))" office:value-type="string" office:string-value="[&quot;troll_placeholder_5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5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troll_placeholder_6</text:p>
          </table:table-cell>
          <table:table-cell table:style-name="ce7" office:value-type="string" calcext:value-type="string">
            <text:p>Cave_Troll</text:p>
          </table:table-cell>
          <table:table-cell table:style-name="ce7" office:value-type="string" calcext:value-type="string">
            <text:p>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a,itm_tree_trunk_club_a,itm_tree_trunk_club_a,itm_tree_trunk_club_b,itm_tree_trunk_club_b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6]&lt;&gt;&quot;&quot;;[.B446]&lt;&gt;&quot;&quot;);CONCATENATE([Variables.$I$1];[Variables.$I$7];[.A446];[Variables.$I$7];[Variables.$I$6];[Variables.$I$7];[.B446];[Variables.$I$7];[Variables.$I$6];[Variables.$I$7];[.C446];[Variables.$I$7];[Variables.$I$6];[.D446];[Variables.$I$6];[.E446];[Variables.$I$6];[.F446];[Variables.$I$6];[.G446];[Variables.$I$6];[Variables.$I$1];[.H446];[.I446];[.J446];[.K446];[.L446];[.M446];[.N446];[Variables.$I$2];[Variables.$I$6];[.O446];[Variables.$I$6];[.P446];[Variables.$I$6];[.Q446];[Variables.$I$6];[.R446];[Variables.$I$6];[.S446];IF([.T446]&lt;&gt;&quot;&quot;;CONCATENATE([Variables.$I$6];[.T446]);&quot;&quot;);[Variables.$I$2];[Variables.$I$6]);IF([.A446]&lt;&gt;&quot;&quot;;CONCATENATE(&quot;#&quot;;[.A446]);&quot;&quot;))" office:value-type="string" office:string-value="[&quot;troll_placeholder_6&quot;,&quot;Cave_Troll&quot;,&quot;Cave_Trolls&quot;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" calcext:value-type="string">
            <text:p>["troll_placeholder_6","Cave_Troll","Cave_Trolls",tf_troll| tfg_helm| tfg_boots| tfg_armor| tfg_gloves| tf_no_capture_alive,0,0,fac_moria,[itm_troll_head_a,itm_troll_head_b,itm_troll_head_c,itm_troll_body,itm_troll_hands,itm_troll_feet,itm_tree_trunk_club_a,itm_tree_trunk_club_a,itm_tree_trunk_club_a,itm_tree_trunk_club_b,itm_tree_trunk_club_b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wild_troll</text:p>
          </table:table-cell>
          <table:table-cell table:style-name="ce7" office:value-type="string" calcext:value-type="string">
            <text:p>Wild_Cave_Troll</text:p>
          </table:table-cell>
          <table:table-cell table:style-name="ce7" office:value-type="string" calcext:value-type="string">
            <text:p>Wild_Cave_Troll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tribal_orcs</text:p>
          </table:table-cell>
          <table:table-cell table:style-name="ce11" office:value-type="string" calcext:value-type="string">
            <text:p>itm_troll_head_a,itm_troll_head_b,itm_troll_head_c,</text:p>
          </table:table-cell>
          <table:table-cell table:style-name="ce11" office:value-type="string" calcext:value-type="string">
            <text:p>itm_troll_body,</text:p>
          </table:table-cell>
          <table:table-cell table:style-name="ce11" office:value-type="string" calcext:value-type="string">
            <text:p>itm_troll_hands,</text:p>
          </table:table-cell>
          <table:table-cell table:style-name="ce11" office:value-type="string" calcext:value-type="string">
            <text:p>itm_troll_feet,</text:p>
          </table:table-cell>
          <table:table-cell table:style-name="ce11" office:value-type="string" calcext:value-type="string">
            <text:p>itm_tree_trunk_club_b,itm_tree_trunk_invis,</text:p>
          </table:table-cell>
          <table:table-cell table:style-name="ce11" table:number-columns-repeated="2"/>
          <table:table-cell table:style-name="ce12" office:value-type="string" calcext:value-type="string">
            <text:p>str_25| agi_30| int_3| cha_3|level(40)</text:p>
          </table:table-cell>
          <table:table-cell table:style-name="ce12" office:value-type="string" calcext:value-type="string">
            <text:p>wp(100)</text:p>
          </table:table-cell>
          <table:table-cell table:style-name="ce12" office:value-type="string" calcext:value-type="string">
            <text:p>knows_power_strike_5|knows_ironflesh_10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7]&lt;&gt;&quot;&quot;;[.B447]&lt;&gt;&quot;&quot;);CONCATENATE([Variables.$I$1];[Variables.$I$7];[.A447];[Variables.$I$7];[Variables.$I$6];[Variables.$I$7];[.B447];[Variables.$I$7];[Variables.$I$6];[Variables.$I$7];[.C447];[Variables.$I$7];[Variables.$I$6];[.D447];[Variables.$I$6];[.E447];[Variables.$I$6];[.F447];[Variables.$I$6];[.G447];[Variables.$I$6];[Variables.$I$1];[.H447];[.I447];[.J447];[.K447];[.L447];[.M447];[.N447];[Variables.$I$2];[Variables.$I$6];[.O447];[Variables.$I$6];[.P447];[Variables.$I$6];[.Q447];[Variables.$I$6];[.R447];[Variables.$I$6];[.S447];IF([.T447]&lt;&gt;&quot;&quot;;CONCATENATE([Variables.$I$6];[.T447]);&quot;&quot;);[Variables.$I$2];[Variables.$I$6]);IF([.A447]&lt;&gt;&quot;&quot;;CONCATENATE(&quot;#&quot;;[.A447]);&quot;&quot;))" office:value-type="string" office:string-value="[&quot;wild_troll&quot;,&quot;Wild_Cave_Troll&quot;,&quot;Wild_Cave_Trolls&quot;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" calcext:value-type="string">
            <text:p>["wild_troll","Wild_Cave_Troll","Wild_Cave_Trolls",tf_troll| tfg_helm| tfg_boots| tfg_armor| tfg_gloves| tf_no_capture_alive,0,0,fac_tribal_orcs,[itm_troll_head_a,itm_troll_head_b,itm_troll_head_c,itm_troll_body,itm_troll_hands,itm_troll_feet,itm_tree_trunk_club_b,itm_tree_trunk_invis,],str_25| agi_30| int_3| cha_3|level(40),wp(100),knows_power_strike_5|knows_ironflesh_10|knows_athletics_8,troll_face1,troll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</text:p>
          </table:table-cell>
          <table:table-cell table:style-name="ce7" office:value-type="string" calcext:value-type="string">
            <text:p>Ents</text:p>
          </table:table-cell>
          <table:table-cell table:style-name="ce8" office:value-type="string" calcext:value-type="string">
            <text:p>tf_troll| tfg_helm| tfg_boots| tfg_armor| 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commoners</text:p>
          </table:table-cell>
          <table:table-cell table:style-name="ce11" office:value-type="string" calcext:value-type="string">
            <text:p>itm_ent_head, itm_ent_head_2, itm_ent_head_3,</text:p>
          </table:table-cell>
          <table:table-cell table:style-name="ce11" office:value-type="string" calcext:value-type="string">
            <text:p>itm_ent_body,</text:p>
          </table:table-cell>
          <table:table-cell table:style-name="ce11" office:value-type="string" calcext:value-type="string">
            <text:p>itm_ent_hands,</text:p>
          </table:table-cell>
          <table:table-cell table:style-name="ce11" office:value-type="string" calcext:value-type="string">
            <text:p>itm_ent_feet_boots,</text:p>
          </table:table-cell>
          <table:table-cell table:style-name="ce11" office:value-type="string" calcext:value-type="string">
            <text:p>itm_tree_trunk_invis,</text:p>
          </table:table-cell>
          <table:table-cell table:style-name="ce11"/>
          <table:table-cell table:style-name="ce11" office:value-type="string" calcext:value-type="string">
            <text:p>itm_ent_water,</text:p>
          </table:table-cell>
          <table:table-cell table:style-name="ce12" office:value-type="string" calcext:value-type="string">
            <text:p>str_25| agi_30| int_3| cha_3|level(63)</text:p>
          </table:table-cell>
          <table:table-cell table:style-name="ce12" office:value-type="string" calcext:value-type="string">
            <text:p>wp(250)</text:p>
          </table:table-cell>
          <table:table-cell table:style-name="ce12" office:value-type="string" calcext:value-type="string">
            <text:p>knows_power_strike_15|knows_ironflesh_15|knows_athletics_8</text:p>
          </table:table-cell>
          <table:table-cell table:style-name="ce14" office:value-type="string" calcext:value-type="string">
            <text:p>troll_face1</text:p>
          </table:table-cell>
          <table:table-cell table:style-name="ce14" office:value-type="string" calcext:value-type="string">
            <text:p>troll_face2</text:p>
          </table:table-cell>
          <table:table-cell table:style-name="ce15"/>
          <table:table-cell table:style-name="ce6" table:formula="of:=IF(AND([.A448]&lt;&gt;&quot;&quot;;[.B448]&lt;&gt;&quot;&quot;);CONCATENATE([Variables.$I$1];[Variables.$I$7];[.A448];[Variables.$I$7];[Variables.$I$6];[Variables.$I$7];[.B448];[Variables.$I$7];[Variables.$I$6];[Variables.$I$7];[.C448];[Variables.$I$7];[Variables.$I$6];[.D448];[Variables.$I$6];[.E448];[Variables.$I$6];[.F448];[Variables.$I$6];[.G448];[Variables.$I$6];[Variables.$I$1];[.H448];[.I448];[.J448];[.K448];[.L448];[.M448];[.N448];[Variables.$I$2];[Variables.$I$6];[.O448];[Variables.$I$6];[.P448];[Variables.$I$6];[.Q448];[Variables.$I$6];[.R448];[Variables.$I$6];[.S448];IF([.T448]&lt;&gt;&quot;&quot;;CONCATENATE([Variables.$I$6];[.T448]);&quot;&quot;);[Variables.$I$2];[Variables.$I$6]);IF([.A448]&lt;&gt;&quot;&quot;;CONCATENATE(&quot;#&quot;;[.A448]);&quot;&quot;))" office:value-type="string" office:string-value="[&quot;ent&quot;,&quot;Ent&quot;,&quot;Ents&quot;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" calcext:value-type="string">
            <text:p>["ent","Ent","Ents",tf_troll| tfg_helm| tfg_boots| tfg_armor| tfg_gloves| tf_no_capture_alive,0,0,fac_commoners,[itm_ent_head, itm_ent_head_2, itm_ent_head_3,itm_ent_body,itm_ent_hands,itm_ent_feet_boots,itm_tree_trunk_invis,itm_ent_water,],str_25| agi_30| int_3| cha_3|level(63),wp(250),knows_power_strike_15|knows_ironflesh_15|knows_athletics_8,troll_face1,troll_face2],</text:p>
          </table:table-cell>
          <table:table-cell table:number-columns-repeated="16363"/>
        </table:table-row>
        <table:table-row table:style-name="ro5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42" table:formula="of:=IF(AND([.A449]&lt;&gt;&quot;&quot;;[.B449]&lt;&gt;&quot;&quot;);CONCATENATE([Variables.$I$1];[Variables.$I$7];[.A449];[Variables.$I$7];[Variables.$I$6];[Variables.$I$7];[.B449];[Variables.$I$7];[Variables.$I$6];[Variables.$I$7];[.C449];[Variables.$I$7];[Variables.$I$6];[.D449];[Variables.$I$6];[.E449];[Variables.$I$6];[.F449];[Variables.$I$6];[.G449];[Variables.$I$6];[Variables.$I$1];[.H449];[.I449];[.J449];[.K449];[.L449];[.M449];[.N449];[Variables.$I$2];[Variables.$I$6];[.O449];[Variables.$I$6];[.P449];[Variables.$I$6];[.Q449];[Variables.$I$6];[.R449];[Variables.$I$6];[.S449];IF([.T449]&lt;&gt;&quot;&quot;;CONCATENATE([Variables.$I$6];[.T449]);&quot;&quot;);[Variables.$I$2];[Variables.$I$6]);IF([.A449]&lt;&gt;&quot;&quot;;CONCATENATE(&quot;#&quot;;[.A449]);&quot;&quot;))">
            <text:p/>
          </table:table-cell>
          <table:table-cell table:number-columns-repeated="16363"/>
        </table:table-row>
        <table:table-row table:style-name="ro5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42" table:formula="of:=IF(AND([.A450]&lt;&gt;&quot;&quot;;[.B450]&lt;&gt;&quot;&quot;);CONCATENATE([Variables.$I$1];[Variables.$I$7];[.A450];[Variables.$I$7];[Variables.$I$6];[Variables.$I$7];[.B450];[Variables.$I$7];[Variables.$I$6];[Variables.$I$7];[.C450];[Variables.$I$7];[Variables.$I$6];[.D450];[Variables.$I$6];[.E450];[Variables.$I$6];[.F450];[Variables.$I$6];[.G450];[Variables.$I$6];[Variables.$I$1];[.H450];[.I450];[.J450];[.K450];[.L450];[.M450];[.N450];[Variables.$I$2];[Variables.$I$6];[.O450];[Variables.$I$6];[.P450];[Variables.$I$6];[.Q450];[Variables.$I$6];[.R450];[Variables.$I$6];[.S450];IF([.T450]&lt;&gt;&quot;&quot;;CONCATENATE([Variables.$I$6];[.T450]);&quot;&quot;);[Variables.$I$2];[Variables.$I$6]);IF([.A450]&lt;&gt;&quot;&quot;;CONCATENATE(&quot;#&quot;;[.A450]);&quot;&quot;))">
            <text:p/>
          </table:table-cell>
          <table:table-cell table:number-columns-repeated="16363"/>
        </table:table-row>
        <table:table-row table:style-name="ro5">
          <table:table-cell table:style-name="ce7" table:number-columns-repeated="3"/>
          <table:table-cell table:style-name="ce8"/>
          <table:table-cell table:style-name="ce9" table:number-columns-repeated="2"/>
          <table:table-cell table:style-name="ce10"/>
          <table:table-cell table:style-name="ce11" table:number-columns-repeated="7"/>
          <table:table-cell table:style-name="ce12" table:number-columns-repeated="3"/>
          <table:table-cell table:style-name="ce14" table:number-columns-repeated="2"/>
          <table:table-cell table:style-name="ce15"/>
          <table:table-cell table:style-name="ce42" table:formula="of:=IF(AND([.A451]&lt;&gt;&quot;&quot;;[.B451]&lt;&gt;&quot;&quot;);CONCATENATE([Variables.$I$1];[Variables.$I$7];[.A451];[Variables.$I$7];[Variables.$I$6];[Variables.$I$7];[.B451];[Variables.$I$7];[Variables.$I$6];[Variables.$I$7];[.C451];[Variables.$I$7];[Variables.$I$6];[.D451];[Variables.$I$6];[.E451];[Variables.$I$6];[.F451];[Variables.$I$6];[.G451];[Variables.$I$6];[Variables.$I$1];[.H451];[.I451];[.J451];[.K451];[.L451];[.M451];[.N451];[Variables.$I$2];[Variables.$I$6];[.O451];[Variables.$I$6];[.P451];[Variables.$I$6];[.Q451];[Variables.$I$6];[.R451];[Variables.$I$6];[.S451];IF([.T451]&lt;&gt;&quot;&quot;;CONCATENATE([Variables.$I$6];[.T451]);&quot;&quot;);[Variables.$I$2];[Variables.$I$6]);IF([.A451]&lt;&gt;&quot;&quot;;CONCATENATE(&quot;#&quot;;[.A451]);&quot;&quot;))">
            <text:p/>
          </table:table-cell>
          <table:table-cell table:number-columns-repeated="16363"/>
        </table:table-row>
        <table:table-row table:style-name="ro5">
          <table:table-cell table:style-name="ce6" table:number-columns-repeated="20"/>
          <table:table-cell table:style-name="ce42" table:formula="of:=IF(AND([.A452]&lt;&gt;&quot;&quot;;[.B452]&lt;&gt;&quot;&quot;);CONCATENATE([Variables.$I$1];[Variables.$I$7];[.A452];[Variables.$I$7];[Variables.$I$6];[Variables.$I$7];[.B452];[Variables.$I$7];[Variables.$I$6];[Variables.$I$7];[.C452];[Variables.$I$7];[Variables.$I$6];[.D452];[Variables.$I$6];[.E452];[Variables.$I$6];[.F452];[Variables.$I$6];[.G452];[Variables.$I$6];[Variables.$I$1];[.H452];[.I452];[.J452];[.K452];[.L452];[.M452];[.N452];[Variables.$I$2];[Variables.$I$6];[.O452];[Variables.$I$6];[.P452];[Variables.$I$6];[.Q452];[Variables.$I$6];[.R452];[Variables.$I$6];[.S452];IF([.T452]&lt;&gt;&quot;&quot;;CONCATENATE([Variables.$I$6];[.T452]);&quot;&quot;);[Variables.$I$2];[Variables.$I$6]);IF([.A452]&lt;&gt;&quot;&quot;;CONCATENATE(&quot;#&quot;;[.A452]);&quot;&quot;))">
            <text:p/>
          </table:table-cell>
          <table:table-cell table:number-columns-repeated="16363"/>
        </table:table-row>
        <table:table-row table:style-name="ro5">
          <table:table-cell table:style-name="ce5" office:value-type="string" calcext:value-type="string">
            <text:p>#captains</text:p>
          </table:table-cell>
          <table:table-cell table:style-name="ce6" table:number-columns-repeated="19"/>
          <table:table-cell table:style-name="ce42" table:formula="of:=IF(AND([.A453]&lt;&gt;&quot;&quot;;[.B453]&lt;&gt;&quot;&quot;);CONCATENATE([Variables.$I$1];[Variables.$I$7];[.A453];[Variables.$I$7];[Variables.$I$6];[Variables.$I$7];[.B453];[Variables.$I$7];[Variables.$I$6];[Variables.$I$7];[.C453];[Variables.$I$7];[Variables.$I$6];[.D453];[Variables.$I$6];[.E453];[Variables.$I$6];[.F453];[Variables.$I$6];[.G453];[Variables.$I$6];[Variables.$I$1];[.H453];[.I453];[.J453];[.K453];[.L453];[.M453];[.N453];[Variables.$I$2];[Variables.$I$6];[.O453];[Variables.$I$6];[.P453];[Variables.$I$6];[.Q453];[Variables.$I$6];[.R453];[Variables.$I$6];[.S453];IF([.T453]&lt;&gt;&quot;&quot;;CONCATENATE([Variables.$I$6];[.T453]);&quot;&quot;);[Variables.$I$2];[Variables.$I$6]);IF([.A453]&lt;&gt;&quot;&quot;;CONCATENATE(&quot;#&quot;;[.A453]);&quot;&quot;))" office:value-type="string" office:string-value="##captains" calcext:value-type="string">
            <text:p>##captains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greenwood_captain</text:p>
          </table:table-cell>
          <table:table-cell table:style-name="ce7" office:value-type="string" calcext:value-type="string">
            <text:p>Greenwood_Captain</text:p>
          </table:table-cell>
          <table:table-cell table:style-name="ce7" office:value-type="string" calcext:value-type="string">
            <text:p>Greenwood_Captains</text:p>
          </table:table-cell>
          <table:table-cell table:style-name="ce8" office:value-type="string" calcext:value-type="string">
            <text:p>tf_woodelf| tfg_gloves| tfg_shield| tfg_armor| tfg_helm| tfg_boots |tfg_polearm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woodelf</text:p>
          </table:table-cell>
          <table:table-cell table:style-name="ce19" office:value-type="string" calcext:value-type="string">
            <text:p>itm_mirkwood_helm_d_good,</text:p>
          </table:table-cell>
          <table:table-cell table:style-name="ce19" office:value-type="string" calcext:value-type="string">
            <text:p>itm_mirkwood_heavy_scale,</text:p>
          </table:table-cell>
          <table:table-cell table:style-name="ce11" office:value-type="string" calcext:value-type="string">
            <text:p>itm_leather_gloves_reward,</text:p>
          </table:table-cell>
          <table:table-cell table:style-name="ce19" office:value-type="string" calcext:value-type="string">
            <text:p>itm_mirkwood_boots,</text:p>
          </table:table-cell>
          <table:table-cell table:style-name="ce19" office:value-type="string" calcext:value-type="string">
            <text:p>itm_mirkwood_great_spear,itm_mirkwood_sword,</text:p>
          </table:table-cell>
          <table:table-cell table:style-name="ce19" office:value-type="string" calcext:value-type="string">
            <text:p>itm_mirkwood_bow,itm_woodelf_arrows,</text:p>
          </table:table-cell>
          <table:table-cell table:style-name="ce19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athletics_8|knows_power_strike_7|knows_ironflesh_7</text:p>
          </table:table-cell>
          <table:table-cell table:style-name="ce14" office:value-type="string" calcext:value-type="string">
            <text:p>mirkwood_elf_face_1</text:p>
          </table:table-cell>
          <table:table-cell table:style-name="ce14" office:value-type="string" calcext:value-type="string">
            <text:p>mirkwood_elf_face_2</text:p>
          </table:table-cell>
          <table:table-cell table:style-name="ce15"/>
          <table:table-cell table:style-name="ce32" table:formula="of:=IF(AND([.A454]&lt;&gt;&quot;&quot;;[.B454]&lt;&gt;&quot;&quot;);CONCATENATE([Variables.$I$1];[Variables.$I$7];[.A454];[Variables.$I$7];[Variables.$I$6];[Variables.$I$7];[.B454];[Variables.$I$7];[Variables.$I$6];[Variables.$I$7];[.C454];[Variables.$I$7];[Variables.$I$6];[.D454];[Variables.$I$6];[.E454];[Variables.$I$6];[.F454];[Variables.$I$6];[.G454];[Variables.$I$6];[Variables.$I$1];[.H454];[.I454];[.J454];[.K454];[.L454];[.M454];[.N454];[Variables.$I$2];[Variables.$I$6];[.O454];[Variables.$I$6];[.P454];[Variables.$I$6];[.Q454];[Variables.$I$6];[.R454];[Variables.$I$6];[.S454];IF([.T454]&lt;&gt;&quot;&quot;;CONCATENATE([Variables.$I$6];[.T454]);&quot;&quot;);[Variables.$I$2];[Variables.$I$6]);IF([.A454]&lt;&gt;&quot;&quot;;CONCATENATE(&quot;#&quot;;[.A454]);&quot;&quot;))" office:value-type="string" office:string-value="[&quot;greenwood_captain&quot;,&quot;Greenwood_Captain&quot;,&quot;Greenwood_Captains&quot;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" calcext:value-type="string">
            <text:p>["greenwood_captain","Greenwood_Captain","Greenwood_Captains",tf_woodelf| tfg_gloves| tfg_shield| tfg_armor| tfg_helm| tfg_boots |tfg_polearm| tf_no_capture_alive,0,0,fac_woodelf,[itm_mirkwood_helm_d_good,itm_mirkwood_heavy_scale,itm_leather_gloves_reward,itm_mirkwood_boots,itm_mirkwood_great_spear,itm_mirkwood_sword,itm_mirkwood_bow,itm_woodelf_arrows,],attr_elf_tier_6,wp_elf_tier_6,knows_common|knows_athletics_8|knows_power_strike_7|knows_ironflesh_7,mirkwood_elf_face_1,mirkwood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lorien_captain</text:p>
          </table:table-cell>
          <table:table-cell table:style-name="ce7" office:value-type="string" calcext:value-type="string">
            <text:p>Lothlorien_Captain</text:p>
          </table:table-cell>
          <table:table-cell table:style-name="ce7" office:value-type="string" calcext:value-type="string">
            <text:p>Lothlorien_Captains</text:p>
          </table:table-cell>
          <table:table-cell table:style-name="ce8" office:value-type="string" calcext:value-type="string">
            <text:p>tf_lorien| tf_mounted| tfg_ranged| tfg_shield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lorien</text:p>
          </table:table-cell>
          <table:table-cell table:style-name="ce19" office:value-type="string" calcext:value-type="string">
            <text:p>itm_lorien_helm_b_good,</text:p>
          </table:table-cell>
          <table:table-cell table:style-name="ce19" office:value-type="string" calcext:value-type="string">
            <text:p>itm_lorien_heavy_good_cloak,</text:p>
          </table:table-cell>
          <table:table-cell table:style-name="ce11" office:value-type="string" calcext:value-type="string">
            <text:p>itm_leather_gloves_reward,</text:p>
          </table:table-cell>
          <table:table-cell table:style-name="ce19" office:value-type="string" calcext:value-type="string">
            <text:p>itm_lorien_boots,</text:p>
          </table:table-cell>
          <table:table-cell table:style-name="ce19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lorien_sword_c,</text:p>
          </table:table-cell>
          <table:table-cell table:style-name="ce11"/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melee(460)|wp_archery(320)</text:p>
          </table:table-cell>
          <table:table-cell table:style-name="ce12" office:value-type="string" calcext:value-type="string">
            <text:p>knows_common|knows_athletics_9|knows_shield_5|knows_power_draw_6|knows_power_strike_6|knows_ironflesh_7</text:p>
          </table:table-cell>
          <table:table-cell table:style-name="ce14" office:value-type="string" calcext:value-type="string">
            <text:p>lorien_elf_face_1</text:p>
          </table:table-cell>
          <table:table-cell table:style-name="ce14" office:value-type="string" calcext:value-type="string">
            <text:p>lorien_elf_face_2</text:p>
          </table:table-cell>
          <table:table-cell table:style-name="ce15"/>
          <table:table-cell table:style-name="ce32" table:formula="of:=IF(AND([.A455]&lt;&gt;&quot;&quot;;[.B455]&lt;&gt;&quot;&quot;);CONCATENATE([Variables.$I$1];[Variables.$I$7];[.A455];[Variables.$I$7];[Variables.$I$6];[Variables.$I$7];[.B455];[Variables.$I$7];[Variables.$I$6];[Variables.$I$7];[.C455];[Variables.$I$7];[Variables.$I$6];[.D455];[Variables.$I$6];[.E455];[Variables.$I$6];[.F455];[Variables.$I$6];[.G455];[Variables.$I$6];[Variables.$I$1];[.H455];[.I455];[.J455];[.K455];[.L455];[.M455];[.N455];[Variables.$I$2];[Variables.$I$6];[.O455];[Variables.$I$6];[.P455];[Variables.$I$6];[.Q455];[Variables.$I$6];[.R455];[Variables.$I$6];[.S455];IF([.T455]&lt;&gt;&quot;&quot;;CONCATENATE([Variables.$I$6];[.T455]);&quot;&quot;);[Variables.$I$2];[Variables.$I$6]);IF([.A455]&lt;&gt;&quot;&quot;;CONCATENATE(&quot;#&quot;;[.A455]);&quot;&quot;))" office:value-type="string" office:string-value="[&quot;lorien_captain&quot;,&quot;Lothlorien_Captain&quot;,&quot;Lothlorien_Captains&quot;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" calcext:value-type="string">
            <text:p>["lorien_captain","Lothlorien_Captain","Lothlorien_Captains",tf_lorien| tf_mounted| tfg_ranged| tfg_shield| tfg_gloves| tfg_shield| tfg_armor| tfg_helm| tfg_boots| tf_no_capture_alive,0,0,fac_lorien,[itm_lorien_helm_b_good,itm_lorien_heavy_good_cloak,itm_leather_gloves_reward,itm_lorien_boots,(itm_lorien_bow_reward, imod_balanced), itm_elven_arrows,itm_lorien_sword_c,],attr_elf_tier_6,wp_melee(460)|wp_archery(320),knows_common|knows_athletics_9|knows_shield_5|knows_power_draw_6|knows_power_strike_6|knows_ironflesh_7,lorien_elf_face_1,lorien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riv_captain</text:p>
          </table:table-cell>
          <table:table-cell table:style-name="ce7" office:value-type="string" calcext:value-type="string">
            <text:p>Rivendell_Elf_Lord</text:p>
          </table:table-cell>
          <table:table-cell table:style-name="ce7" office:value-type="string" calcext:value-type="string">
            <text:p>Rivendell_Elf_Lords</text:p>
          </table:table-cell>
          <table:table-cell table:style-name="ce8" office:value-type="string" calcext:value-type="string">
            <text:p>tf_imladris| tfg_ranged| tf_mounted| tfg_gloves| tfg_armor| tfg_helm| tfg_horse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riv_helm_c,itm_riv_tiara,</text:p>
          </table:table-cell>
          <table:table-cell table:style-name="ce11" office:value-type="string" calcext:value-type="string">
            <text:p>itm_riv_armor_reward,</text:p>
          </table:table-cell>
          <table:table-cell table:style-name="ce11" office:value-type="string" calcext:value-type="string">
            <text:p>itm_leather_gloves_reward,</text:p>
          </table:table-cell>
          <table:table-cell table:style-name="ce11" office:value-type="string" calcext:value-type="string">
            <text:p>itm_riv_boots,</text:p>
          </table:table-cell>
          <table:table-cell table:style-name="ce11" office:value-type="string" calcext:value-type="string">
            <text:p>(itm_lorien_bow_reward, imod_balanced), itm_elven_arrows,</text:p>
          </table:table-cell>
          <table:table-cell table:style-name="ce11" office:value-type="string" calcext:value-type="string">
            <text:p>itm_riv_bas_sword,itm_riv_shield_b_good,itm_riv_spear,itm_riv_riding_sword,</text:p>
          </table:table-cell>
          <table:table-cell table:style-name="ce11" office:value-type="string" calcext:value-type="string">
            <text:p>itm_riv_warhorse2,</text:p>
          </table:table-cell>
          <table:table-cell table:style-name="ce12" office:value-type="string" calcext:value-type="string">
            <text:p>attr_elf_tier_6</text:p>
          </table:table-cell>
          <table:table-cell table:style-name="ce12" office:value-type="string" calcext:value-type="string">
            <text:p>wp_elf_tier_6</text:p>
          </table:table-cell>
          <table:table-cell table:style-name="ce12" office:value-type="string" calcext:value-type="string">
            <text:p>knows_common|knows_riding_6|knows_shield_4|knows_horse_archery_9|knows_athletics_5|knows_power_draw_5|knows_power_strike_5|knows_ironflesh_4</text:p>
          </table:table-cell>
          <table:table-cell table:style-name="ce14" office:value-type="string" calcext:value-type="string">
            <text:p>rivendell_elf_face_1</text:p>
          </table:table-cell>
          <table:table-cell table:style-name="ce14" office:value-type="string" calcext:value-type="string">
            <text:p>rivendell_elf_face_2</text:p>
          </table:table-cell>
          <table:table-cell table:style-name="ce15"/>
          <table:table-cell table:style-name="ce32" table:formula="of:=IF(AND([.A456]&lt;&gt;&quot;&quot;;[.B456]&lt;&gt;&quot;&quot;);CONCATENATE([Variables.$I$1];[Variables.$I$7];[.A456];[Variables.$I$7];[Variables.$I$6];[Variables.$I$7];[.B456];[Variables.$I$7];[Variables.$I$6];[Variables.$I$7];[.C456];[Variables.$I$7];[Variables.$I$6];[.D456];[Variables.$I$6];[.E456];[Variables.$I$6];[.F456];[Variables.$I$6];[.G456];[Variables.$I$6];[Variables.$I$1];[.H456];[.I456];[.J456];[.K456];[.L456];[.M456];[.N456];[Variables.$I$2];[Variables.$I$6];[.O456];[Variables.$I$6];[.P456];[Variables.$I$6];[.Q456];[Variables.$I$6];[.R456];[Variables.$I$6];[.S456];IF([.T456]&lt;&gt;&quot;&quot;;CONCATENATE([Variables.$I$6];[.T456]);&quot;&quot;);[Variables.$I$2];[Variables.$I$6]);IF([.A456]&lt;&gt;&quot;&quot;;CONCATENATE(&quot;#&quot;;[.A456]);&quot;&quot;))" office:value-type="string" office:string-value="[&quot;riv_captain&quot;,&quot;Rivendell_Elf_Lord&quot;,&quot;Rivendell_Elf_Lords&quot;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" calcext:value-type="string">
            <text:p>["riv_captain","Rivendell_Elf_Lord","Rivendell_Elf_Lords",tf_imladris| tfg_ranged| tf_mounted| tfg_gloves| tfg_armor| tfg_helm| tfg_horse| tfg_boots| tf_no_capture_alive,0,0,fac_imladris,[itm_riv_helm_c,itm_riv_tiara,itm_riv_armor_reward,itm_leather_gloves_reward,itm_riv_boots,(itm_lorien_bow_reward, imod_balanced), itm_elven_arrows,itm_riv_bas_sword,itm_riv_shield_b_good,itm_riv_spear,itm_riv_riding_sword,itm_riv_warhorse2,],attr_elf_tier_6,wp_elf_tier_6,knows_common|knows_riding_6|knows_shield_4|knows_horse_archery_9|knows_athletics_5|knows_power_draw_5|knows_power_strike_5|knows_ironflesh_4,rivendell_elf_face_1,rivendell_elf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rnor_captain</text:p>
          </table:table-cell>
          <table:table-cell table:style-name="ce7" office:value-type="string" calcext:value-type="string">
            <text:p>Captain_of_Arnor</text:p>
          </table:table-cell>
          <table:table-cell table:style-name="ce7" office:value-type="string" calcext:value-type="string">
            <text:p>Captains_of_Arnor</text:p>
          </table:table-cell>
          <table:table-cell table:style-name="ce8" office:value-type="string" calcext:value-type="string">
            <text:p>tf_dunedain| tf_mounted| tfg_gloves| tfg_shield| tfg_armor| tfg_helm| tfg_horse| tfg_boots 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good,</text:p>
          </table:table-cell>
          <table:table-cell table:style-name="ce11" office:value-type="string" calcext:value-type="string">
            <text:p>itm_arnor_heavy_good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arnor_greaves,itm_leather_boots_dark,</text:p>
          </table:table-cell>
          <table:table-cell table:style-name="ce11" office:value-type="string" calcext:value-type="string">
            <text:p>itm_lance,</text:p>
          </table:table-cell>
          <table:table-cell table:style-name="ce30" office:value-type="string" calcext:value-type="string">
            <text:p>itm_arnor_sword_c,itm_arnor_shield_c,</text:p>
          </table:table-cell>
          <table:table-cell table:style-name="ce11" office:value-type="string" calcext:value-type="string">
            <text:p>itm_dunedain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riding_5|knows_shield_3|knows_athletics_6|knows_power_strike_7|knows_ironflesh_7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32" table:formula="of:=IF(AND([.A457]&lt;&gt;&quot;&quot;;[.B457]&lt;&gt;&quot;&quot;);CONCATENATE([Variables.$I$1];[Variables.$I$7];[.A457];[Variables.$I$7];[Variables.$I$6];[Variables.$I$7];[.B457];[Variables.$I$7];[Variables.$I$6];[Variables.$I$7];[.C457];[Variables.$I$7];[Variables.$I$6];[.D457];[Variables.$I$6];[.E457];[Variables.$I$6];[.F457];[Variables.$I$6];[.G457];[Variables.$I$6];[Variables.$I$1];[.H457];[.I457];[.J457];[.K457];[.L457];[.M457];[.N457];[Variables.$I$2];[Variables.$I$6];[.O457];[Variables.$I$6];[.P457];[Variables.$I$6];[.Q457];[Variables.$I$6];[.R457];[Variables.$I$6];[.S457];IF([.T457]&lt;&gt;&quot;&quot;;CONCATENATE([Variables.$I$6];[.T457]);&quot;&quot;);[Variables.$I$2];[Variables.$I$6]);IF([.A457]&lt;&gt;&quot;&quot;;CONCATENATE(&quot;#&quot;;[.A457]);&quot;&quot;))" office:value-type="string" office:string-value="[&quot;arnor_captain&quot;,&quot;Captain_of_Arnor&quot;,&quot;Captains_of_Arnor&quot;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" calcext:value-type="string">
            <text:p>["arnor_captain","Captain_of_Arnor","Captains_of_Arnor",tf_dunedain| tf_mounted| tfg_gloves| tfg_shield| tfg_armor| tfg_helm| tfg_horse| tfg_boots |tfg_polearm,0,0,fac_imladris,[itm_arnor_helm_c_good,itm_arnor_heavy_good_cloak,itm_mail_mittens,itm_arnor_greaves,itm_leather_boots_dark,itm_lance,itm_arnor_sword_c,itm_arnor_shield_c,itm_dunedain_warhorse_heavy,],attr_tier_6,wp_elf_tier_5,knows_common|knows_riding_5|knows_shield_3|knows_athletics_6|knows_power_strike_7|knows_ironflesh_7,arnor_face_older_1,arnor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rnor_ranger_captain</text:p>
          </table:table-cell>
          <table:table-cell table:style-name="ce7" office:value-type="string" calcext:value-type="string">
            <text:p>Ranger_Captain_of_Arnor</text:p>
          </table:table-cell>
          <table:table-cell table:style-name="ce7" office:value-type="string" calcext:value-type="string">
            <text:p>Ranger_Captains_of_Arnor</text:p>
          </table:table-cell>
          <table:table-cell table:style-name="ce8" office:value-type="string" calcext:value-type="string">
            <text:p>tf_dunedain| tfg_ranged| tfg_gloves| tfg_armor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mladris</text:p>
          </table:table-cell>
          <table:table-cell table:style-name="ce11" office:value-type="string" calcext:value-type="string">
            <text:p>itm_arnor_helm_c_bad,</text:p>
          </table:table-cell>
          <table:table-cell table:style-name="ce11" office:value-type="string" calcext:value-type="string">
            <text:p>itm_arnor_med_b_good_cloak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leather_boots,itm_leather_boots_dark_bad,</text:p>
          </table:table-cell>
          <table:table-cell table:style-name="ce11" office:value-type="string" calcext:value-type="string">
            <text:p>itm_elven_bow,itm_ithilien_arrows,</text:p>
          </table:table-cell>
          <table:table-cell table:style-name="ce11" office:value-type="string" calcext:value-type="string">
            <text:p>itm_arnor_sword_f,itm_arnor_swor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melee(360)|wp_archery(300)</text:p>
          </table:table-cell>
          <table:table-cell table:style-name="ce12" office:value-type="string" calcext:value-type="string">
            <text:p>knows_common|knows_athletics_8|knows_shield_3|knows_power_draw_5|knows_power_strike_6|knows_ironflesh_6</text:p>
          </table:table-cell>
          <table:table-cell table:style-name="ce14" office:value-type="string" calcext:value-type="string">
            <text:p>arnor_face_older_1</text:p>
          </table:table-cell>
          <table:table-cell table:style-name="ce14" office:value-type="string" calcext:value-type="string">
            <text:p>arnor_face_older_2</text:p>
          </table:table-cell>
          <table:table-cell table:style-name="ce15"/>
          <table:table-cell table:style-name="ce32" table:formula="of:=IF(AND([.A458]&lt;&gt;&quot;&quot;;[.B458]&lt;&gt;&quot;&quot;);CONCATENATE([Variables.$I$1];[Variables.$I$7];[.A458];[Variables.$I$7];[Variables.$I$6];[Variables.$I$7];[.B458];[Variables.$I$7];[Variables.$I$6];[Variables.$I$7];[.C458];[Variables.$I$7];[Variables.$I$6];[.D458];[Variables.$I$6];[.E458];[Variables.$I$6];[.F458];[Variables.$I$6];[.G458];[Variables.$I$6];[Variables.$I$1];[.H458];[.I458];[.J458];[.K458];[.L458];[.M458];[.N458];[Variables.$I$2];[Variables.$I$6];[.O458];[Variables.$I$6];[.P458];[Variables.$I$6];[.Q458];[Variables.$I$6];[.R458];[Variables.$I$6];[.S458];IF([.T458]&lt;&gt;&quot;&quot;;CONCATENATE([Variables.$I$6];[.T458]);&quot;&quot;);[Variables.$I$2];[Variables.$I$6]);IF([.A458]&lt;&gt;&quot;&quot;;CONCATENATE(&quot;#&quot;;[.A458]);&quot;&quot;))" office:value-type="string" office:string-value="[&quot;arnor_ranger_captain&quot;,&quot;Ranger_Captain_of_Arnor&quot;,&quot;Ranger_Captains_of_Arnor&quot;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" calcext:value-type="string">
            <text:p>["arnor_ranger_captain","Ranger_Captain_of_Arnor","Ranger_Captains_of_Arnor",tf_dunedain| tfg_ranged| tfg_gloves| tfg_armor| tfg_boots,0,0,fac_imladris,[itm_arnor_helm_c_bad,itm_arnor_med_b_good_cloak,itm_leather_gloves,itm_leather_boots,itm_leather_boots_dark_bad,itm_elven_bow,itm_ithilien_arrows,itm_arnor_sword_f,itm_arnor_sword_a,],attr_tier_6,wp_melee(360)|wp_archery(300),knows_common|knows_athletics_8|knows_shield_3|knows_power_draw_5|knows_power_strike_6|knows_ironflesh_6,arnor_face_older_1,arnor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rohan_captain</text:p>
          </table:table-cell>
          <table:table-cell table:style-name="ce7" office:value-type="string" calcext:value-type="string">
            <text:p>Captain_of_Rohan</text:p>
          </table:table-cell>
          <table:table-cell table:style-name="ce7" office:value-type="string" calcext:value-type="string">
            <text:p>Captains_of_Rohan</text:p>
          </table:table-cell>
          <table:table-cell table:style-name="ce8" office:value-type="string" calcext:value-type="string">
            <text:p>tf_roh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ohan</text:p>
          </table:table-cell>
          <table:table-cell table:style-name="ce11" office:value-type="string" calcext:value-type="string">
            <text:p>itm_rohan_inf_helmet_b_lordly,itm_rohan_archer_helmet_c_lordly,</text:p>
          </table:table-cell>
          <table:table-cell table:style-name="ce11" office:value-type="string" calcext:value-type="string">
            <text:p>itm_rohan_guard_good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rohirrim_war_greaves,</text:p>
          </table:table-cell>
          <table:table-cell table:style-name="ce11" office:value-type="string" calcext:value-type="string">
            <text:p>itm_rohan_lance_banner_sun,itm_rohan_lance_banner_horse,</text:p>
          </table:table-cell>
          <table:table-cell table:style-name="ce11" office:value-type="string" calcext:value-type="string">
            <text:p>itm_rohirrim_long_hafted_axe,itm_rohan_sword_c,itm_rohan_shield_g,</text:p>
          </table:table-cell>
          <table:table-cell table:style-name="ce11" office:value-type="string" calcext:value-type="string">
            <text:p>itm_thengel_warhorse_heavy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9|knows_shield_3|knows_power_strike_8|knows_ironflesh_8</text:p>
          </table:table-cell>
          <table:table-cell table:style-name="ce14" office:value-type="string" calcext:value-type="string">
            <text:p>rohan_face_old_1</text:p>
          </table:table-cell>
          <table:table-cell table:style-name="ce14" office:value-type="string" calcext:value-type="string">
            <text:p>rohan_face_older_2</text:p>
          </table:table-cell>
          <table:table-cell table:style-name="ce15"/>
          <table:table-cell table:style-name="ce32" table:formula="of:=IF(AND([.A459]&lt;&gt;&quot;&quot;;[.B459]&lt;&gt;&quot;&quot;);CONCATENATE([Variables.$I$1];[Variables.$I$7];[.A459];[Variables.$I$7];[Variables.$I$6];[Variables.$I$7];[.B459];[Variables.$I$7];[Variables.$I$6];[Variables.$I$7];[.C459];[Variables.$I$7];[Variables.$I$6];[.D459];[Variables.$I$6];[.E459];[Variables.$I$6];[.F459];[Variables.$I$6];[.G459];[Variables.$I$6];[Variables.$I$1];[.H459];[.I459];[.J459];[.K459];[.L459];[.M459];[.N459];[Variables.$I$2];[Variables.$I$6];[.O459];[Variables.$I$6];[.P459];[Variables.$I$6];[.Q459];[Variables.$I$6];[.R459];[Variables.$I$6];[.S459];IF([.T459]&lt;&gt;&quot;&quot;;CONCATENATE([Variables.$I$6];[.T459]);&quot;&quot;);[Variables.$I$2];[Variables.$I$6]);IF([.A459]&lt;&gt;&quot;&quot;;CONCATENATE(&quot;#&quot;;[.A459]);&quot;&quot;))" office:value-type="string" office:string-value="[&quot;rohan_captain&quot;,&quot;Captain_of_Rohan&quot;,&quot;Captains_of_Rohan&quot;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" calcext:value-type="string">
            <text:p>["rohan_captain","Captain_of_Rohan","Captains_of_Rohan",tf_rohan| tf_mounted| tfg_gloves| tfg_shield| tfg_armor| tfg_helm| tfg_horse| tfg_boots,0,0,fac_rohan,[itm_rohan_inf_helmet_b_lordly,itm_rohan_archer_helmet_c_lordly,itm_rohan_guard_good,itm_mail_mittens,itm_rohirrim_war_greaves,itm_rohan_lance_banner_sun,itm_rohan_lance_banner_horse,itm_rohirrim_long_hafted_axe,itm_rohan_sword_c,itm_rohan_shield_g,itm_thengel_warhorse_heavy,],attr_tier_6,wp_tier_6,knows_common|knows_riding_9|knows_shield_3|knows_power_strike_8|knows_ironflesh_8,rohan_face_old_1,roh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beorning_captain</text:p>
          </table:table-cell>
          <table:table-cell table:style-name="ce7" office:value-type="string" calcext:value-type="string">
            <text:p>Beorning_Chieftain</text:p>
          </table:table-cell>
          <table:table-cell table:style-name="ce7" office:value-type="string" calcext:value-type="string">
            <text:p>Beorning_Chieftains</text:p>
          </table:table-cell>
          <table:table-cell table:style-name="ce8" office:value-type="string" calcext:value-type="string">
            <text:p>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beorn_helmet,</text:p>
          </table:table-cell>
          <table:table-cell table:style-name="ce11" office:value-type="string" calcext:value-type="string">
            <text:p>itm_beorn_chief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leather_boots, itm_leather_boots_dark,itm_splinted_greaves,</text:p>
          </table:table-cell>
          <table:table-cell table:style-name="ce11" office:value-type="string" calcext:value-type="string">
            <text:p>itm_beorn_axe_reward,</text:p>
          </table:table-cell>
          <table:table-cell table:style-name="ce11" office:value-type="string" calcext:value-type="string">
            <text:p>itm_beorn_shield_reward,itm_rohirrim_throwing_axe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7|knows_ironflesh_10|knows_shield_7|knows_power_throw_4</text:p>
          </table:table-cell>
          <table:table-cell table:style-name="ce14" office:value-type="string" calcext:value-type="string">
            <text:p>beorn_face1</text:p>
          </table:table-cell>
          <table:table-cell table:style-name="ce14" office:value-type="string" calcext:value-type="string">
            <text:p>beorn_face2</text:p>
          </table:table-cell>
          <table:table-cell table:style-name="ce15"/>
          <table:table-cell table:style-name="ce32" table:formula="of:=IF(AND([.A460]&lt;&gt;&quot;&quot;;[.B460]&lt;&gt;&quot;&quot;);CONCATENATE([Variables.$I$1];[Variables.$I$7];[.A460];[Variables.$I$7];[Variables.$I$6];[Variables.$I$7];[.B460];[Variables.$I$7];[Variables.$I$6];[Variables.$I$7];[.C460];[Variables.$I$7];[Variables.$I$6];[.D460];[Variables.$I$6];[.E460];[Variables.$I$6];[.F460];[Variables.$I$6];[.G460];[Variables.$I$6];[Variables.$I$1];[.H460];[.I460];[.J460];[.K460];[.L460];[.M460];[.N460];[Variables.$I$2];[Variables.$I$6];[.O460];[Variables.$I$6];[.P460];[Variables.$I$6];[.Q460];[Variables.$I$6];[.R460];[Variables.$I$6];[.S460];IF([.T460]&lt;&gt;&quot;&quot;;CONCATENATE([Variables.$I$6];[.T460]);&quot;&quot;);[Variables.$I$2];[Variables.$I$6]);IF([.A460]&lt;&gt;&quot;&quot;;CONCATENATE(&quot;#&quot;;[.A460]);&quot;&quot;))" office:value-type="string" office:string-value="[&quot;beorning_captain&quot;,&quot;Beorning_Chieftain&quot;,&quot;Beorning_Chieftains&quot;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" calcext:value-type="string">
            <text:p>["beorning_captain","Beorning_Chieftain","Beorning_Chieftains",tfg_gloves| tfg_shield| tfg_armor| tfg_helm| tfg_boots,0,0,fac_beorn,[itm_beorn_helmet,itm_beorn_chief,itm_leather_gloves_good,itm_leather_boots, itm_leather_boots_dark,itm_splinted_greaves,itm_beorn_axe_reward,itm_beorn_shield_reward,itm_rohirrim_throwing_axe,],attr_tier_6,wp_tier_6,knows_common|knows_athletics_5|knows_power_strike_7|knows_ironflesh_10|knows_shield_7|knows_power_throw_4,beorn_face1,beorn_face2],</text:p>
          </table:table-cell>
          <table:table-cell table:number-columns-repeated="16363"/>
        </table:table-row>
        <table:table-row table:style-name="ro9">
          <table:table-cell table:style-name="ce7" office:value-type="string" calcext:value-type="string">
            <text:p>woodmen_captain</text:p>
          </table:table-cell>
          <table:table-cell table:style-name="ce7" office:value-type="string" calcext:value-type="string">
            <text:p>Woodmen_Chieftain</text:p>
          </table:table-cell>
          <table:table-cell table:style-name="ce7" office:value-type="string" calcext:value-type="string">
            <text:p>Woodmen_Chieftains</text:p>
          </table:table-cell>
          <table:table-cell table:style-name="ce8" office:value-type="string" calcext:value-type="string">
            <text:p>tfg_armor| tfg_helm| tfg_boots| tfg_glove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beorn</text:p>
          </table:table-cell>
          <table:table-cell table:style-name="ce11" office:value-type="string" calcext:value-type="string">
            <text:p>itm_north_leather_skullcap_good, itm_north_skullcap, itm_north_nasal_helm_good,</text:p>
          </table:table-cell>
          <table:table-cell table:style-name="ce11" office:value-type="string" calcext:value-type="string">
            <text:p>itm_woodmen_heavy_cloak,</text:p>
          </table:table-cell>
          <table:table-cell table:style-name="ce11" office:value-type="string" calcext:value-type="string">
            <text:p>itm_leather_gloves_good,itm_evil_gauntlets_a_good,</text:p>
          </table:table-cell>
          <table:table-cell table:style-name="ce11" office:value-type="string" calcext:value-type="string">
            <text:p>itm_leather_boots,</text:p>
          </table:table-cell>
          <table:table-cell table:style-name="ce11" office:value-type="string" calcext:value-type="string">
            <text:p>itm_2_handed_axe,</text:p>
          </table:table-cell>
          <table:table-cell table:style-name="ce11" office:value-type="string" calcext:value-type="string">
            <text:p>itm_elven_bow,itm_arrows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7|knows_shield_5|knows_power_draw_6|knows_power_strike_5|knows_ironflesh_6</text:p>
          </table:table-cell>
          <table:table-cell table:style-name="ce14" office:value-type="string" calcext:value-type="string">
            <text:p>rohan_face_middle_1</text:p>
          </table:table-cell>
          <table:table-cell table:style-name="ce14" office:value-type="string" calcext:value-type="string">
            <text:p>rohan_face_old_2</text:p>
          </table:table-cell>
          <table:table-cell table:style-name="ce15"/>
          <table:table-cell table:style-name="ce32" table:formula="of:=IF(AND([.A461]&lt;&gt;&quot;&quot;;[.B461]&lt;&gt;&quot;&quot;);CONCATENATE([Variables.$I$1];[Variables.$I$7];[.A461];[Variables.$I$7];[Variables.$I$6];[Variables.$I$7];[.B461];[Variables.$I$7];[Variables.$I$6];[Variables.$I$7];[.C461];[Variables.$I$7];[Variables.$I$6];[.D461];[Variables.$I$6];[.E461];[Variables.$I$6];[.F461];[Variables.$I$6];[.G461];[Variables.$I$6];[Variables.$I$1];[.H461];[.I461];[.J461];[.K461];[.L461];[.M461];[.N461];[Variables.$I$2];[Variables.$I$6];[.O461];[Variables.$I$6];[.P461];[Variables.$I$6];[.Q461];[Variables.$I$6];[.R461];[Variables.$I$6];[.S461];IF([.T461]&lt;&gt;&quot;&quot;;CONCATENATE([Variables.$I$6];[.T461]);&quot;&quot;);[Variables.$I$2];[Variables.$I$6]);IF([.A461]&lt;&gt;&quot;&quot;;CONCATENATE(&quot;#&quot;;[.A461]);&quot;&quot;))" office:value-type="string" office:string-value="[&quot;woodmen_captain&quot;,&quot;Woodmen_Chieftain&quot;,&quot;Woodmen_Chieftains&quot;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" calcext:value-type="string">
            <text:p>["woodmen_captain","Woodmen_Chieftain","Woodmen_Chieftains",tfg_armor| tfg_helm| tfg_boots| tfg_gloves,0,0,fac_beorn,[itm_north_leather_skullcap_good, itm_north_skullcap, itm_north_nasal_helm_good,itm_woodmen_heavy_cloak,itm_leather_gloves_good,itm_evil_gauntlets_a_good,itm_leather_boots,itm_2_handed_axe,itm_elven_bow,itm_arrows,],attr_tier_6,wp_elf_tier_bow_4,knows_common|knows_athletics_7|knows_shield_5|knows_power_draw_6|knows_power_strike_5|knows_ironflesh_6,rohan_face_middle_1,rohan_face_old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sen_captain</text:p>
          </table:table-cell>
          <table:table-cell table:style-name="ce7" office:value-type="string" calcext:value-type="string">
            <text:p>Captain_of_Isengard</text:p>
          </table:table-cell>
          <table:table-cell table:style-name="ce7" office:value-type="string" calcext:value-type="string">
            <text:p>Captains_of_Isengard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uruk_helm_d,</text:p>
          </table:table-cell>
          <table:table-cell table:style-name="ce11" office:value-type="string" calcext:value-type="string">
            <text:p>itm_isen_uruk_heavy_rewar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sword,</text:p>
          </table:table-cell>
          <table:table-cell table:style-name="ce11" office:value-type="string" calcext:value-type="string">
            <text:p>itm_isen_uruk_shield_b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3|knows_power_strike_6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2]&lt;&gt;&quot;&quot;;[.B462]&lt;&gt;&quot;&quot;);CONCATENATE([Variables.$I$1];[Variables.$I$7];[.A462];[Variables.$I$7];[Variables.$I$6];[Variables.$I$7];[.B462];[Variables.$I$7];[Variables.$I$6];[Variables.$I$7];[.C462];[Variables.$I$7];[Variables.$I$6];[.D462];[Variables.$I$6];[.E462];[Variables.$I$6];[.F462];[Variables.$I$6];[.G462];[Variables.$I$6];[Variables.$I$1];[.H462];[.I462];[.J462];[.K462];[.L462];[.M462];[.N462];[Variables.$I$2];[Variables.$I$6];[.O462];[Variables.$I$6];[.P462];[Variables.$I$6];[.Q462];[Variables.$I$6];[.R462];[Variables.$I$6];[.S462];IF([.T462]&lt;&gt;&quot;&quot;;CONCATENATE([Variables.$I$6];[.T462]);&quot;&quot;);[Variables.$I$2];[Variables.$I$6]);IF([.A462]&lt;&gt;&quot;&quot;;CONCATENATE(&quot;#&quot;;[.A462]);&quot;&quot;))" office:value-type="string" office:string-value="[&quot;isen_captain&quot;,&quot;Captain_of_Isengard&quot;,&quot;Captains_of_Isengard&quot;,tf_urukhai|tf_mounted| tfg_shield| tfg_armor| tfg_helm| tfg_boots| tf_no_capture_alive,0,0,fac_isengard,[itm_isen_uruk_helm_d,itm_isen_uruk_heavy_reward,itm_evil_gauntlets_b,itm_uruk_chain_greaves,itm_isengard_sword,itm_isen_uruk_shield_b,],attr_evil_tier_6,wp_tier_6,knows_common|knows_athletics_3|knows_power_strike_6|knows_ironflesh_6,uruk_hai_face1,uruk_hai_face2]," calcext:value-type="string">
            <text:p>["isen_captain","Captain_of_Isengard","Captains_of_Isengard",tf_urukhai|tf_mounted| tfg_shield| tfg_armor| tfg_helm| tfg_boots| tf_no_capture_alive,0,0,fac_isengard,[itm_isen_uruk_helm_d,itm_isen_uruk_heavy_reward,itm_evil_gauntlets_b,itm_uruk_chain_greaves,itm_isengard_sword,itm_isen_uruk_shield_b,],attr_evil_tier_6,wp_tier_6,knows_common|knows_athletics_3|knows_power_strike_6|knows_ironflesh_6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sen_tracker_captain</text:p>
          </table:table-cell>
          <table:table-cell table:style-name="ce7" office:value-type="string" calcext:value-type="string">
            <text:p>Isengard_Tracker_Captain</text:p>
          </table:table-cell>
          <table:table-cell table:style-name="ce7" office:value-type="string" calcext:value-type="string">
            <text:p>Isengard_Tracker_Captains</text:p>
          </table:table-cell>
          <table:table-cell table:style-name="ce8" office:value-type="string" calcext:value-type="string">
            <text:p>tf_urukhai|tf_mounted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isengard</text:p>
          </table:table-cell>
          <table:table-cell table:style-name="ce11" office:value-type="string" calcext:value-type="string">
            <text:p>itm_isen_tracker_helm_good,</text:p>
          </table:table-cell>
          <table:table-cell table:style-name="ce11" office:value-type="string" calcext:value-type="string">
            <text:p>itm_isen_uruk_heavy_b_good, itm_isen_uruk_heavy_c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isengard_large_bow,itm_isengard_arrow,</text:p>
          </table:table-cell>
          <table:table-cell table:style-name="ce11" office:value-type="string" calcext:value-type="string">
            <text:p>itm_isengard_heavy_axe,itm_isengard_heavy_sword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elf_tier_bow_4</text:p>
          </table:table-cell>
          <table:table-cell table:style-name="ce12" office:value-type="string" calcext:value-type="string">
            <text:p>knows_common|knows_athletics_7|knows_power_draw_6|knows_power_strike_5|knows_ironflesh_6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3]&lt;&gt;&quot;&quot;;[.B463]&lt;&gt;&quot;&quot;);CONCATENATE([Variables.$I$1];[Variables.$I$7];[.A463];[Variables.$I$7];[Variables.$I$6];[Variables.$I$7];[.B463];[Variables.$I$7];[Variables.$I$6];[Variables.$I$7];[.C463];[Variables.$I$7];[Variables.$I$6];[.D463];[Variables.$I$6];[.E463];[Variables.$I$6];[.F463];[Variables.$I$6];[.G463];[Variables.$I$6];[Variables.$I$1];[.H463];[.I463];[.J463];[.K463];[.L463];[.M463];[.N463];[Variables.$I$2];[Variables.$I$6];[.O463];[Variables.$I$6];[.P463];[Variables.$I$6];[.Q463];[Variables.$I$6];[.R463];[Variables.$I$6];[.S463];IF([.T463]&lt;&gt;&quot;&quot;;CONCATENATE([Variables.$I$6];[.T463]);&quot;&quot;);[Variables.$I$2];[Variables.$I$6]);IF([.A463]&lt;&gt;&quot;&quot;;CONCATENATE(&quot;#&quot;;[.A463]);&quot;&quot;))" office:value-type="string" office:string-value="[&quot;isen_tracker_captain&quot;,&quot;Isengard_Tracker_Captain&quot;,&quot;Isengard_Tracker_Captains&quot;,tf_urukhai|tf_mounted| tfg_shield| tfg_armor| tfg_helm| tfg_boots| tf_no_capture_alive,0,0,fac_isengard,[itm_isen_tracker_helm_good,itm_isen_uruk_heavy_b_good, itm_isen_uruk_heavy_c,itm_evil_gauntlets_b,itm_uruk_chain_greaves,itm_isengard_large_bow,itm_isengard_arrow,itm_isengard_heavy_axe,itm_isengard_heavy_sword,],attr_evil_tier_6,wp_elf_tier_bow_4,knows_common|knows_athletics_7|knows_power_draw_6|knows_power_strike_5|knows_ironflesh_6,uruk_hai_face1,uruk_hai_face2]," calcext:value-type="string">
            <text:p>["isen_tracker_captain","Isengard_Tracker_Captain","Isengard_Tracker_Captains",tf_urukhai|tf_mounted| tfg_shield| tfg_armor| tfg_helm| tfg_boots| tf_no_capture_alive,0,0,fac_isengard,[itm_isen_tracker_helm_good,itm_isen_uruk_heavy_b_good, itm_isen_uruk_heavy_c,itm_evil_gauntlets_b,itm_uruk_chain_greaves,itm_isengard_large_bow,itm_isengard_arrow,itm_isengard_heavy_axe,itm_isengard_heavy_sword,],attr_evil_tier_6,wp_elf_tier_bow_4,knows_common|knows_athletics_7|knows_power_draw_6|knows_power_strike_5|knows_ironflesh_6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dor_uruk_captain</text:p>
          </table:table-cell>
          <table:table-cell table:style-name="ce7" office:value-type="string" calcext:value-type="string">
            <text:p>Mordor_Uruk_Captain</text:p>
          </table:table-cell>
          <table:table-cell table:style-name="ce7" office:value-type="string" calcext:value-type="string">
            <text:p>Mordor_Uruk_Captains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uruk_helm_e,</text:p>
          </table:table-cell>
          <table:table-cell table:style-name="ce11" office:value-type="string" calcext:value-type="string">
            <text:p>itm_m_uruk_heavy_c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orc_two_handed_axe_heavy,</text:p>
          </table:table-cell>
          <table:table-cell table:style-name="ce11" office:value-type="string" calcext:value-type="string">
            <text:p>itm_uruk_falchion_a,itm_orc_bastard_scimitar,itm_mordor_uruk_shield_c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4|knows_power_strike_7|knows_ironflesh_9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4]&lt;&gt;&quot;&quot;;[.B464]&lt;&gt;&quot;&quot;);CONCATENATE([Variables.$I$1];[Variables.$I$7];[.A464];[Variables.$I$7];[Variables.$I$6];[Variables.$I$7];[.B464];[Variables.$I$7];[Variables.$I$6];[Variables.$I$7];[.C464];[Variables.$I$7];[Variables.$I$6];[.D464];[Variables.$I$6];[.E464];[Variables.$I$6];[.F464];[Variables.$I$6];[.G464];[Variables.$I$6];[Variables.$I$1];[.H464];[.I464];[.J464];[.K464];[.L464];[.M464];[.N464];[Variables.$I$2];[Variables.$I$6];[.O464];[Variables.$I$6];[.P464];[Variables.$I$6];[.Q464];[Variables.$I$6];[.R464];[Variables.$I$6];[.S464];IF([.T464]&lt;&gt;&quot;&quot;;CONCATENATE([Variables.$I$6];[.T464]);&quot;&quot;);[Variables.$I$2];[Variables.$I$6]);IF([.A464]&lt;&gt;&quot;&quot;;CONCATENATE(&quot;#&quot;;[.A464]);&quot;&quot;))" office:value-type="string" office:string-value="[&quot;mordor_uruk_captain&quot;,&quot;Mordor_Uruk_Captain&quot;,&quot;Mordor_Uruk_Captains&quot;,tf_uruk| tfg_gloves| tfg_shield| tfg_armor| tfg_helm| tfg_boots| tf_no_capture_alive,0,0,fac_mordor,[itm_uruk_helm_e,itm_m_uruk_heavy_c_good,itm_evil_gauntlets_b,itm_uruk_chain_greaves,itm_orc_two_handed_axe_heavy,itm_uruk_falchion_a,itm_orc_bastard_scimitar,itm_mordor_uruk_shield_c,],attr_evil_tier_6,wp_tier_6,knows_common|knows_athletics_4|knows_power_strike_7|knows_ironflesh_9,uruk_hai_face1,uruk_hai_face2]," calcext:value-type="string">
            <text:p>["mordor_uruk_captain","Mordor_Uruk_Captain","Mordor_Uruk_Captains",tf_uruk| tfg_gloves| tfg_shield| tfg_armor| tfg_helm| tfg_boots| tf_no_capture_alive,0,0,fac_mordor,[itm_uruk_helm_e,itm_m_uruk_heavy_c_good,itm_evil_gauntlets_b,itm_uruk_chain_greaves,itm_orc_two_handed_axe_heavy,itm_uruk_falchion_a,itm_orc_bastard_scimitar,itm_mordor_uruk_shield_c,],attr_evil_tier_6,wp_tier_6,knows_common|knows_athletics_4|knows_power_strike_7|knows_ironflesh_9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dor_captain</text:p>
          </table:table-cell>
          <table:table-cell table:style-name="ce7" office:value-type="string" calcext:value-type="string">
            <text:p>Captain_of_Mordor</text:p>
          </table:table-cell>
          <table:table-cell table:style-name="ce7" office:value-type="string" calcext:value-type="string">
            <text:p>Captains_of_Mordor</text:p>
          </table:table-cell>
          <table:table-cell table:style-name="ce8" office:value-type="string" calcext:value-type="string">
            <text:p>tf_evil_man| tf_mounted| tfg_gloves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dor</text:p>
          </table:table-cell>
          <table:table-cell table:style-name="ce11" office:value-type="string" calcext:value-type="string">
            <text:p>itm_mordor_cap_helm,</text:p>
          </table:table-cell>
          <table:table-cell table:style-name="ce11" office:value-type="string" calcext:value-type="string">
            <text:p>itm_m_cap_armor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<text:s/>itm_uruk_greaves,</text:p>
          </table:table-cell>
          <table:table-cell table:style-name="ce11" office:value-type="string" calcext:value-type="string">
            <text:p>itm_mordor_longsword,itm_orc_simple_spear_heavy, itm_uruk_pike_b,</text:p>
          </table:table-cell>
          <table:table-cell table:style-name="ce11" office:value-type="string" calcext:value-type="string">
            <text:p>itm_mordor_man_shield_a,</text:p>
          </table:table-cell>
          <table:table-cell table:style-name="ce11" office:value-type="string" calcext:value-type="string">
            <text:p>itm_mordor_warhorse2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5|knows_athletics_3|knows_shield_4|knows_power_strike_6|knows_ironflesh_6</text:p>
          </table:table-cell>
          <table:table-cell table:style-name="ce14" office:value-type="string" calcext:value-type="string">
            <text:p>mordor_man1</text:p>
          </table:table-cell>
          <table:table-cell table:style-name="ce14" office:value-type="string" calcext:value-type="string">
            <text:p>mordor_man2</text:p>
          </table:table-cell>
          <table:table-cell table:style-name="ce15"/>
          <table:table-cell table:style-name="ce32" table:formula="of:=IF(AND([.A465]&lt;&gt;&quot;&quot;;[.B465]&lt;&gt;&quot;&quot;);CONCATENATE([Variables.$I$1];[Variables.$I$7];[.A465];[Variables.$I$7];[Variables.$I$6];[Variables.$I$7];[.B465];[Variables.$I$7];[Variables.$I$6];[Variables.$I$7];[.C465];[Variables.$I$7];[Variables.$I$6];[.D465];[Variables.$I$6];[.E465];[Variables.$I$6];[.F465];[Variables.$I$6];[.G465];[Variables.$I$6];[Variables.$I$1];[.H465];[.I465];[.J465];[.K465];[.L465];[.M465];[.N465];[Variables.$I$2];[Variables.$I$6];[.O465];[Variables.$I$6];[.P465];[Variables.$I$6];[.Q465];[Variables.$I$6];[.R465];[Variables.$I$6];[.S465];IF([.T465]&lt;&gt;&quot;&quot;;CONCATENATE([Variables.$I$6];[.T465]);&quot;&quot;);[Variables.$I$2];[Variables.$I$6]);IF([.A465]&lt;&gt;&quot;&quot;;CONCATENATE(&quot;#&quot;;[.A465]);&quot;&quot;))" office:value-type="string" office:string-value="[&quot;mordor_captain&quot;,&quot;Captain_of_Mordor&quot;,&quot;Captains_of_Mordor&quot;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,wp_tier_6,knows_common|knows_riding_5|knows_athletics_3|knows_shield_4|knows_power_strike_6|knows_ironflesh_6,mordor_man1,mordor_man2]," calcext:value-type="string">
            <text:p>["mordor_captain","Captain_of_Mordor","Captains_of_Mordor",tf_evil_man| tf_mounted| tfg_gloves| tfg_shield| tfg_armor| tfg_helm| tfg_horse| tfg_boots,0,0,fac_mordor,[itm_mordor_cap_helm,itm_m_cap_armor, itm_evil_gauntlets_b, itm_uruk_greaves,itm_mordor_longsword,itm_orc_simple_spear_heavy, itm_uruk_pike_b,itm_mordor_man_shield_a,itm_mordor_warhorse2,],attr_evil_tier_6,wp_tier_6,knows_common|knows_riding_5|knows_athletics_3|knows_shield_4|knows_power_strike_6|knows_ironflesh_6,mordor_man1,mordor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umbar_captain</text:p>
          </table:table-cell>
          <table:table-cell table:style-name="ce7" office:value-type="string" calcext:value-type="string">
            <text:p>Captain_of_Umbar</text:p>
          </table:table-cell>
          <table:table-cell table:style-name="ce7" office:value-type="string" calcext:value-type="string">
            <text:p>Captains_of_Umbar</text:p>
          </table:table-cell>
          <table:table-cell table:style-name="ce8" office:value-type="string" calcext:value-type="string">
            <text:p>tfg_gloves| tfg_armor| tfg_helm| tfg_boots|tfg_shiel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umbar</text:p>
          </table:table-cell>
          <table:table-cell table:style-name="ce11" office:value-type="string" calcext:value-type="string">
            <text:p>itm_umb_helm_b_good,itm_umb_helm_a_good,</text:p>
          </table:table-cell>
          <table:table-cell table:style-name="ce11" office:value-type="string" calcext:value-type="string">
            <text:p>itm_umb_armor_f_good,</text:p>
          </table:table-cell>
          <table:table-cell table:style-name="ce11" office:value-type="string" calcext:value-type="string">
            <text:p><text:s/>itm_evil_gauntlets_b,</text:p>
          </table:table-cell>
          <table:table-cell table:style-name="ce11" office:value-type="string" calcext:value-type="string">
            <text:p>itm_corsair_boots,</text:p>
          </table:table-cell>
          <table:table-cell table:style-name="ce11" office:value-type="string" calcext:value-type="string">
            <text:p>itm_kraken,</text:p>
          </table:table-cell>
          <table:table-cell table:style-name="ce11" office:value-type="string" calcext:value-type="string">
            <text:p>itm_umb_shield_d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6|knows_shield_2|knows_power_throw_4|knows_power_strike_5|knows_ironflesh_5</text:p>
          </table:table-cell>
          <table:table-cell table:style-name="ce14" office:value-type="string" calcext:value-type="string">
            <text:p>bandit_face1</text:p>
          </table:table-cell>
          <table:table-cell table:style-name="ce14" office:value-type="string" calcext:value-type="string">
            <text:p>bandit_face2</text:p>
          </table:table-cell>
          <table:table-cell table:style-name="ce15"/>
          <table:table-cell table:style-name="ce32" table:formula="of:=IF(AND([.A466]&lt;&gt;&quot;&quot;;[.B466]&lt;&gt;&quot;&quot;);CONCATENATE([Variables.$I$1];[Variables.$I$7];[.A466];[Variables.$I$7];[Variables.$I$6];[Variables.$I$7];[.B466];[Variables.$I$7];[Variables.$I$6];[Variables.$I$7];[.C466];[Variables.$I$7];[Variables.$I$6];[.D466];[Variables.$I$6];[.E466];[Variables.$I$6];[.F466];[Variables.$I$6];[.G466];[Variables.$I$6];[Variables.$I$1];[.H466];[.I466];[.J466];[.K466];[.L466];[.M466];[.N466];[Variables.$I$2];[Variables.$I$6];[.O466];[Variables.$I$6];[.P466];[Variables.$I$6];[.Q466];[Variables.$I$6];[.R466];[Variables.$I$6];[.S466];IF([.T466]&lt;&gt;&quot;&quot;;CONCATENATE([Variables.$I$6];[.T466]);&quot;&quot;);[Variables.$I$2];[Variables.$I$6]);IF([.A466]&lt;&gt;&quot;&quot;;CONCATENATE(&quot;#&quot;;[.A466]);&quot;&quot;))" office:value-type="string" office:string-value="[&quot;umbar_captain&quot;,&quot;Captain_of_Umbar&quot;,&quot;Captains_of_Umbar&quot;,tfg_gloves| tfg_armor| tfg_helm| tfg_boots|tfg_shield,0,0,fac_umbar,[itm_umb_helm_b_good,itm_umb_helm_a_good,itm_umb_armor_f_good, itm_evil_gauntlets_b,itm_corsair_boots,itm_kraken,itm_umb_shield_d,],attr_evil_tier_6,wp_tier_6,knows_common|knows_athletics_6|knows_shield_2|knows_power_throw_4|knows_power_strike_5|knows_ironflesh_5,bandit_face1,bandit_face2]," calcext:value-type="string">
            <text:p>["umbar_captain","Captain_of_Umbar","Captains_of_Umbar",tfg_gloves| tfg_armor| tfg_helm| tfg_boots|tfg_shield,0,0,fac_umbar,[itm_umb_helm_b_good,itm_umb_helm_a_good,itm_umb_armor_f_good, itm_evil_gauntlets_b,itm_corsair_boots,itm_kraken,itm_umb_shield_d,],attr_evil_tier_6,wp_tier_6,knows_common|knows_athletics_6|knows_shield_2|knows_power_throw_4|knows_power_strike_5|knows_ironflesh_5,bandit_face1,bandit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khand_captain</text:p>
          </table:table-cell>
          <table:table-cell table:style-name="ce7" office:value-type="string" calcext:value-type="string">
            <text:p>Variag_War_Chief</text:p>
          </table:table-cell>
          <table:table-cell table:style-name="ce7" office:value-type="string" calcext:value-type="string">
            <text:p>Variag_War_Chiefs</text:p>
          </table:table-cell>
          <table:table-cell table:style-name="ce8" office:value-type="string" calcext:value-type="string">
            <text:p>tf_evil_man| tf_mounted| tfg_shield| tfg_armor| tfg_helm| tfg_horse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khand</text:p>
          </table:table-cell>
          <table:table-cell table:style-name="ce11" office:value-type="string" calcext:value-type="string">
            <text:p>itm_khand_inf_helm_a_good, itm_khand_cav_helm_a_good,</text:p>
          </table:table-cell>
          <table:table-cell table:style-name="ce11" office:value-type="string" calcext:value-type="string">
            <text:p>itm_khand_noble_lam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khand_mace1, itm_khand_mace2,</text:p>
          </table:table-cell>
          <table:table-cell table:style-name="ce11" office:value-type="string" calcext:value-type="string">
            <text:p>itm_easterling_round_horseman,</text:p>
          </table:table-cell>
          <table:table-cell table:style-name="ce11" office:value-type="string" calcext:value-type="string">
            <text:p>itm_variag_kataphrakt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7|knows_power_strike_5|knows_shield_3|knows_riding_7</text:p>
          </table:table-cell>
          <table:table-cell table:style-name="ce14" office:value-type="string" calcext:value-type="string">
            <text:p>khand_man1</text:p>
          </table:table-cell>
          <table:table-cell table:style-name="ce14" office:value-type="string" calcext:value-type="string">
            <text:p>khand_man2</text:p>
          </table:table-cell>
          <table:table-cell table:style-name="ce15"/>
          <table:table-cell table:style-name="ce32" table:formula="of:=IF(AND([.A467]&lt;&gt;&quot;&quot;;[.B467]&lt;&gt;&quot;&quot;);CONCATENATE([Variables.$I$1];[Variables.$I$7];[.A467];[Variables.$I$7];[Variables.$I$6];[Variables.$I$7];[.B467];[Variables.$I$7];[Variables.$I$6];[Variables.$I$7];[.C467];[Variables.$I$7];[Variables.$I$6];[.D467];[Variables.$I$6];[.E467];[Variables.$I$6];[.F467];[Variables.$I$6];[.G467];[Variables.$I$6];[Variables.$I$1];[.H467];[.I467];[.J467];[.K467];[.L467];[.M467];[.N467];[Variables.$I$2];[Variables.$I$6];[.O467];[Variables.$I$6];[.P467];[Variables.$I$6];[.Q467];[Variables.$I$6];[.R467];[Variables.$I$6];[.S467];IF([.T467]&lt;&gt;&quot;&quot;;CONCATENATE([Variables.$I$6];[.T467]);&quot;&quot;);[Variables.$I$2];[Variables.$I$6]);IF([.A467]&lt;&gt;&quot;&quot;;CONCATENATE(&quot;#&quot;;[.A467]);&quot;&quot;))" office:value-type="string" office:string-value="[&quot;khand_captain&quot;,&quot;Variag_War_Chief&quot;,&quot;Variag_War_Chiefs&quot;,tf_evil_man| tf_mounted| tfg_shield| tfg_armor| tfg_helm| tfg_horse| tfg_boots,0,0,fac_khand,[itm_khand_inf_helm_a_good, itm_khand_cav_helm_a_good,itm_khand_noble_lam,itm_mail_mittens,itm_splinted_greaves_good,itm_khand_mace1, itm_khand_mace2,itm_easterling_round_horseman,itm_variag_kataphrakt,],attr_evil_tier_6,wp_tier_6,knows_common|knows_ironflesh_7|knows_power_strike_5|knows_shield_3|knows_riding_7,khand_man1,khand_man2]," calcext:value-type="string">
            <text:p>["khand_captain","Variag_War_Chief","Variag_War_Chiefs",tf_evil_man| tf_mounted| tfg_shield| tfg_armor| tfg_helm| tfg_horse| tfg_boots,0,0,fac_khand,[itm_khand_inf_helm_a_good, itm_khand_cav_helm_a_good,itm_khand_noble_lam,itm_mail_mittens,itm_splinted_greaves_good,itm_khand_mace1, itm_khand_mace2,itm_easterling_round_horseman,itm_variag_kataphrakt,],attr_evil_tier_6,wp_tier_6,knows_common|knows_ironflesh_7|knows_power_strike_5|knows_shield_3|knows_riding_7,khand_man1,khand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rhun_captain</text:p>
          </table:table-cell>
          <table:table-cell table:style-name="ce7" office:value-type="string" calcext:value-type="string">
            <text:p>Rhun_Chieftain</text:p>
          </table:table-cell>
          <table:table-cell table:style-name="ce7" office:value-type="string" calcext:value-type="string">
            <text:p>Rhun_Chieftains</text:p>
          </table:table-cell>
          <table:table-cell table:style-name="ce8" office:value-type="string" calcext:value-type="string">
            <text:p>tf_evil_man| tf_mounted| tfg_boots| tfg_armor| tfg_horse| tfg_shield|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rhun</text:p>
          </table:table-cell>
          <table:table-cell table:style-name="ce11" office:value-type="string" calcext:value-type="string">
            <text:p>itm_rhun_helm_chieftain,</text:p>
          </table:table-cell>
          <table:table-cell table:style-name="ce11" office:value-type="string" calcext:value-type="string">
            <text:p>itm_rhun_armor_p_good,itm_rhun_armor_k_good,</text:p>
          </table:table-cell>
          <table:table-cell table:style-name="ce11" office:value-type="string" calcext:value-type="string">
            <text:p>itm_evil_gauntlets_b_good,</text:p>
          </table:table-cell>
          <table:table-cell table:style-name="ce11" office:value-type="string" calcext:value-type="string">
            <text:p>itm_splinted_greaves_good,</text:p>
          </table:table-cell>
          <table:table-cell table:style-name="ce11" office:value-type="string" calcext:value-type="string">
            <text:p>itm_rhun_sword,itm_rhun_greatfalchion,</text:p>
          </table:table-cell>
          <table:table-cell table:style-name="ce11" office:value-type="string" calcext:value-type="string">
            <text:p>itm_rhun_bull3_shield,</text:p>
          </table:table-cell>
          <table:table-cell table:style-name="ce11" office:value-type="string" calcext:value-type="string">
            <text:p>itm_rhun_horse_g,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7|knows_power_strike_6|knows_riding_7</text:p>
          </table:table-cell>
          <table:table-cell table:style-name="ce14" office:value-type="string" calcext:value-type="string">
            <text:p>rhun_man1</text:p>
          </table:table-cell>
          <table:table-cell table:style-name="ce14" office:value-type="string" calcext:value-type="string">
            <text:p>rhun_man2</text:p>
          </table:table-cell>
          <table:table-cell table:style-name="ce15"/>
          <table:table-cell table:style-name="ce32" table:formula="of:=IF(AND([.A468]&lt;&gt;&quot;&quot;;[.B468]&lt;&gt;&quot;&quot;);CONCATENATE([Variables.$I$1];[Variables.$I$7];[.A468];[Variables.$I$7];[Variables.$I$6];[Variables.$I$7];[.B468];[Variables.$I$7];[Variables.$I$6];[Variables.$I$7];[.C468];[Variables.$I$7];[Variables.$I$6];[.D468];[Variables.$I$6];[.E468];[Variables.$I$6];[.F468];[Variables.$I$6];[.G468];[Variables.$I$6];[Variables.$I$1];[.H468];[.I468];[.J468];[.K468];[.L468];[.M468];[.N468];[Variables.$I$2];[Variables.$I$6];[.O468];[Variables.$I$6];[.P468];[Variables.$I$6];[.Q468];[Variables.$I$6];[.R468];[Variables.$I$6];[.S468];IF([.T468]&lt;&gt;&quot;&quot;;CONCATENATE([Variables.$I$6];[.T468]);&quot;&quot;);[Variables.$I$2];[Variables.$I$6]);IF([.A468]&lt;&gt;&quot;&quot;;CONCATENATE(&quot;#&quot;;[.A468]);&quot;&quot;))" office:value-type="string" office:string-value="[&quot;rhun_captain&quot;,&quot;Rhun_Chieftain&quot;,&quot;Rhun_Chieftains&quot;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,rhun_man1,rhun_man2]," calcext:value-type="string">
            <text:p>["rhun_captain","Rhun_Chieftain","Rhun_Chieftains",tf_evil_man| tf_mounted| tfg_boots| tfg_armor| tfg_horse| tfg_shield|tfg_helm,0,0,fac_rhun,[itm_rhun_helm_chieftain,itm_rhun_armor_p_good,itm_rhun_armor_k_good,itm_evil_gauntlets_b_good,itm_splinted_greaves_good,itm_rhun_sword,itm_rhun_greatfalchion,itm_rhun_bull3_shield,itm_rhun_horse_g,],attr_evil_tier_6,wp_tier_6,knows_common|knows_ironflesh_7|knows_power_strike_6|knows_riding_7,rhun_man1,rhun_man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moria_captain</text:p>
          </table:table-cell>
          <table:table-cell table:style-name="ce7" office:value-type="string" calcext:value-type="string">
            <text:p>Uruk_Chieftain_of_Moria</text:p>
          </table:table-cell>
          <table:table-cell table:style-name="ce7" office:value-type="string" calcext:value-type="string">
            <text:p>Uruk_Chieftains_of_Moria</text:p>
          </table:table-cell>
          <table:table-cell table:style-name="ce8" office:value-type="string" calcext:value-type="string">
            <text:p>tf_uruk| tfg_gloves| tfg_shield| tfg_armor| tfg_helm| tfg_boot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moria</text:p>
          </table:table-cell>
          <table:table-cell table:style-name="ce11" office:value-type="string" calcext:value-type="string">
            <text:p>itm_uruk_helm_e,</text:p>
          </table:table-cell>
          <table:table-cell table:style-name="ce11" office:value-type="string" calcext:value-type="string">
            <text:p>itm_m_uruk_heavy_c_good,</text:p>
          </table:table-cell>
          <table:table-cell table:style-name="ce11" office:value-type="string" calcext:value-type="string">
            <text:p>itm_evil_gauntlets_b,</text:p>
          </table:table-cell>
          <table:table-cell table:style-name="ce11" office:value-type="string" calcext:value-type="string">
            <text:p>itm_uruk_chain_greaves,</text:p>
          </table:table-cell>
          <table:table-cell table:style-name="ce11" office:value-type="string" calcext:value-type="string">
            <text:p>itm_orc_two_handed_axe_heavy,</text:p>
          </table:table-cell>
          <table:table-cell table:style-name="ce11" office:value-type="string" calcext:value-type="string">
            <text:p>itm_uruk_falchion_a,itm_orc_bastard_scimitar,itm_mordor_uruk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7|knows_ironflesh_9</text:p>
          </table:table-cell>
          <table:table-cell table:style-name="ce14" office:value-type="string" calcext:value-type="string">
            <text:p>uruk_hai_face1</text:p>
          </table:table-cell>
          <table:table-cell table:style-name="ce14" office:value-type="string" calcext:value-type="string">
            <text:p>uruk_hai_face2</text:p>
          </table:table-cell>
          <table:table-cell table:style-name="ce15"/>
          <table:table-cell table:style-name="ce32" table:formula="of:=IF(AND([.A469]&lt;&gt;&quot;&quot;;[.B469]&lt;&gt;&quot;&quot;);CONCATENATE([Variables.$I$1];[Variables.$I$7];[.A469];[Variables.$I$7];[Variables.$I$6];[Variables.$I$7];[.B469];[Variables.$I$7];[Variables.$I$6];[Variables.$I$7];[.C469];[Variables.$I$7];[Variables.$I$6];[.D469];[Variables.$I$6];[.E469];[Variables.$I$6];[.F469];[Variables.$I$6];[.G469];[Variables.$I$6];[Variables.$I$1];[.H469];[.I469];[.J469];[.K469];[.L469];[.M469];[.N469];[Variables.$I$2];[Variables.$I$6];[.O469];[Variables.$I$6];[.P469];[Variables.$I$6];[.Q469];[Variables.$I$6];[.R469];[Variables.$I$6];[.S469];IF([.T469]&lt;&gt;&quot;&quot;;CONCATENATE([Variables.$I$6];[.T469]);&quot;&quot;);[Variables.$I$2];[Variables.$I$6]);IF([.A469]&lt;&gt;&quot;&quot;;CONCATENATE(&quot;#&quot;;[.A469]);&quot;&quot;))" office:value-type="string" office:string-value="[&quot;moria_captain&quot;,&quot;Uruk_Chieftain_of_Moria&quot;,&quot;Uruk_Chieftains_of_Moria&quot;,tf_uruk| tfg_gloves| tfg_shield| tfg_armor| tfg_helm| tfg_boots| tf_no_capture_alive,0,0,fac_moria,[itm_uruk_helm_e,itm_m_uruk_heavy_c_good,itm_evil_gauntlets_b,itm_uruk_chain_greaves,itm_orc_two_handed_axe_heavy,itm_uruk_falchion_a,itm_orc_bastard_scimitar,itm_mordor_uruk_shield_a,],attr_evil_tier_6,wp_tier_6,knows_common|knows_athletics_5|knows_power_strike_7|knows_ironflesh_9,uruk_hai_face1,uruk_hai_face2]," calcext:value-type="string">
            <text:p>["moria_captain","Uruk_Chieftain_of_Moria","Uruk_Chieftains_of_Moria",tf_uruk| tfg_gloves| tfg_shield| tfg_armor| tfg_helm| tfg_boots| tf_no_capture_alive,0,0,fac_moria,[itm_uruk_helm_e,itm_m_uruk_heavy_c_good,itm_evil_gauntlets_b,itm_uruk_chain_greaves,itm_orc_two_handed_axe_heavy,itm_uruk_falchion_a,itm_orc_bastard_scimitar,itm_mordor_uruk_shield_a,],attr_evil_tier_6,wp_tier_6,knows_common|knows_athletics_5|knows_power_strike_7|knows_ironflesh_9,uruk_hai_face1,uruk_hai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dwarf_captain</text:p>
          </table:table-cell>
          <table:table-cell table:style-name="ce7" office:value-type="string" calcext:value-type="string">
            <text:p>Dwarf_Captain</text:p>
          </table:table-cell>
          <table:table-cell table:style-name="ce7" office:value-type="string" calcext:value-type="string">
            <text:p>Dwarf_Captains</text:p>
          </table:table-cell>
          <table:table-cell table:style-name="ce8" office:value-type="string" calcext:value-type="string">
            <text:p>tf_dwarf| tfg_armor| tfg_gloves| tfg_shield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warf</text:p>
          </table:table-cell>
          <table:table-cell table:style-name="ce11" office:value-type="string" calcext:value-type="string">
            <text:p>itm_dwarf_helm_sallet_lordly,</text:p>
          </table:table-cell>
          <table:table-cell table:style-name="ce11" office:value-type="string" calcext:value-type="string">
            <text:p>itm_dwarf_armor_c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dwarf_scale_boots,</text:p>
          </table:table-cell>
          <table:table-cell table:style-name="ce11" office:value-type="string" calcext:value-type="string">
            <text:p>itm_dwarf_great_axe,</text:p>
          </table:table-cell>
          <table:table-cell table:style-name="ce11" office:value-type="string" calcext:value-type="string">
            <text:p>itm_dwarf_throwing_axe,itm_dwarf_throwing_axe,itm_dwarf_shield_b_good,</text:p>
          </table:table-cell>
          <table:table-cell table:style-name="ce11"/>
          <table:table-cell table:style-name="ce12" office:value-type="string" calcext:value-type="string">
            <text:p>attr_dwarf_tier_6</text:p>
          </table:table-cell>
          <table:table-cell table:style-name="ce12" office:value-type="string" calcext:value-type="string">
            <text:p>wp_dwarf_tier_6</text:p>
          </table:table-cell>
          <table:table-cell table:style-name="ce12" office:value-type="string" calcext:value-type="string">
            <text:p>knows_common_dwarf|knows_athletics_4|knows_power_throw_7|knows_power_strike_8|knows_ironflesh_10|knows_shield_6</text:p>
          </table:table-cell>
          <table:table-cell table:number-columns-repeated="2" table:style-name="ce14" office:value-type="string" calcext:value-type="string">
            <text:p>dwarf_face_7</text:p>
          </table:table-cell>
          <table:table-cell table:style-name="ce15"/>
          <table:table-cell table:style-name="ce32" table:formula="of:=IF(AND([.A470]&lt;&gt;&quot;&quot;;[.B470]&lt;&gt;&quot;&quot;);CONCATENATE([Variables.$I$1];[Variables.$I$7];[.A470];[Variables.$I$7];[Variables.$I$6];[Variables.$I$7];[.B470];[Variables.$I$7];[Variables.$I$6];[Variables.$I$7];[.C470];[Variables.$I$7];[Variables.$I$6];[.D470];[Variables.$I$6];[.E470];[Variables.$I$6];[.F470];[Variables.$I$6];[.G470];[Variables.$I$6];[Variables.$I$1];[.H470];[.I470];[.J470];[.K470];[.L470];[.M470];[.N470];[Variables.$I$2];[Variables.$I$6];[.O470];[Variables.$I$6];[.P470];[Variables.$I$6];[.Q470];[Variables.$I$6];[.R470];[Variables.$I$6];[.S470];IF([.T470]&lt;&gt;&quot;&quot;;CONCATENATE([Variables.$I$6];[.T470]);&quot;&quot;);[Variables.$I$2];[Variables.$I$6]);IF([.A470]&lt;&gt;&quot;&quot;;CONCATENATE(&quot;#&quot;;[.A470]);&quot;&quot;))" office:value-type="string" office:string-value="[&quot;dwarf_captain&quot;,&quot;Dwarf_Captain&quot;,&quot;Dwarf_Captains&quot;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" calcext:value-type="string">
            <text:p>["dwarf_captain","Dwarf_Captain","Dwarf_Captains",tf_dwarf| tfg_armor| tfg_gloves| tfg_shield| tfg_helm| tfg_boots,0,0,fac_dwarf,[itm_dwarf_helm_sallet_lordly,itm_dwarf_armor_c,itm_mail_mittens,itm_dwarf_scale_boots,itm_dwarf_great_axe,itm_dwarf_throwing_axe,itm_dwarf_throwing_axe,itm_dwarf_shield_b_good,],attr_dwarf_tier_6,wp_dwarf_tier_6,knows_common_dwarf|knows_athletics_4|knows_power_throw_7|knows_power_strike_8|knows_ironflesh_10|knows_shield_6,dwarf_face_7,dwarf_face_7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dale_captain</text:p>
          </table:table-cell>
          <table:table-cell table:style-name="ce7" office:value-type="string" calcext:value-type="string">
            <text:p>Captain_of_Dale</text:p>
          </table:table-cell>
          <table:table-cell table:style-name="ce7" office:value-type="string" calcext:value-type="string">
            <text:p>Captains_of_Dale</text:p>
          </table:table-cell>
          <table:table-cell table:style-name="ce8" office:value-type="string" calcext:value-type="string">
            <text:p>tfg_shield| tfg_boots| tfg_armor| tfg_hel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ale</text:p>
          </table:table-cell>
          <table:table-cell table:style-name="ce11" office:value-type="string" calcext:value-type="string">
            <text:p>itm_dale_helmet_c, itm_dale_helmet_c_good, itm_dale_helmet_e,</text:p>
          </table:table-cell>
          <table:table-cell table:style-name="ce11" office:value-type="string" calcext:value-type="string">
            <text:p>itm_dale_heavy_a_good,itm_dale_heavy_b_pelt,</text:p>
          </table:table-cell>
          <table:table-cell table:style-name="ce11" office:value-type="string" calcext:value-type="string">
            <text:p>itm_evil_gauntlets_a,</text:p>
          </table:table-cell>
          <table:table-cell table:style-name="ce11" office:value-type="string" calcext:value-type="string">
            <text:p>itm_splinted_greaves,</text:p>
          </table:table-cell>
          <table:table-cell table:style-name="ce11" office:value-type="string" calcext:value-type="string">
            <text:p>itm_dale_sword_broad,</text:p>
          </table:table-cell>
          <table:table-cell table:style-name="ce11" office:value-type="string" calcext:value-type="string">
            <text:p>itm_dale_shield_b_goo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power_strike_6|knows_ironflesh_7|knows_shield_7</text:p>
          </table:table-cell>
          <table:table-cell table:style-name="ce14" office:value-type="string" calcext:value-type="string">
            <text:p>swadian_face_middle_1</text:p>
          </table:table-cell>
          <table:table-cell table:style-name="ce14" office:value-type="string" calcext:value-type="string">
            <text:p>swadian_face_older_2</text:p>
          </table:table-cell>
          <table:table-cell table:style-name="ce15"/>
          <table:table-cell table:style-name="ce32" table:formula="of:=IF(AND([.A471]&lt;&gt;&quot;&quot;;[.B471]&lt;&gt;&quot;&quot;);CONCATENATE([Variables.$I$1];[Variables.$I$7];[.A471];[Variables.$I$7];[Variables.$I$6];[Variables.$I$7];[.B471];[Variables.$I$7];[Variables.$I$6];[Variables.$I$7];[.C471];[Variables.$I$7];[Variables.$I$6];[.D471];[Variables.$I$6];[.E471];[Variables.$I$6];[.F471];[Variables.$I$6];[.G471];[Variables.$I$6];[Variables.$I$1];[.H471];[.I471];[.J471];[.K471];[.L471];[.M471];[.N471];[Variables.$I$2];[Variables.$I$6];[.O471];[Variables.$I$6];[.P471];[Variables.$I$6];[.Q471];[Variables.$I$6];[.R471];[Variables.$I$6];[.S471];IF([.T471]&lt;&gt;&quot;&quot;;CONCATENATE([Variables.$I$6];[.T471]);&quot;&quot;);[Variables.$I$2];[Variables.$I$6]);IF([.A471]&lt;&gt;&quot;&quot;;CONCATENATE(&quot;#&quot;;[.A471]);&quot;&quot;))" office:value-type="string" office:string-value="[&quot;dale_captain&quot;,&quot;Captain_of_Dale&quot;,&quot;Captains_of_Dale&quot;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" calcext:value-type="string">
            <text:p>["dale_captain","Captain_of_Dale","Captains_of_Dale",tfg_shield| tfg_boots| tfg_armor| tfg_helm,0,0,fac_dale,[itm_dale_helmet_c, itm_dale_helmet_c_good, itm_dale_helmet_e,itm_dale_heavy_a_good,itm_dale_heavy_b_pelt,itm_evil_gauntlets_a,itm_splinted_greaves,itm_dale_sword_broad,itm_dale_shield_b_good,],attr_tier_6,wp_tier_6,knows_common|knows_athletics_5|knows_power_strike_6|knows_ironflesh_7|knows_shield_7,swadian_face_middle_1,swadian_face_older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harad_captain</text:p>
          </table:table-cell>
          <table:table-cell table:style-name="ce7" office:value-type="string" calcext:value-type="string">
            <text:p>Haradrim_Noble</text:p>
          </table:table-cell>
          <table:table-cell table:style-name="ce7" office:value-type="string" calcext:value-type="string">
            <text:p>Haradrim_Nobles</text:p>
          </table:table-cell>
          <table:table-cell table:style-name="ce8" office:value-type="string" calcext:value-type="string">
            <text:p>tf_harad| tf_mounted| tfg_shield| tfg_armor| tfg_helm| tfg_horse| tfg_boots|tfg_polearm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harad</text:p>
          </table:table-cell>
          <table:table-cell table:style-name="ce11" office:value-type="string" calcext:value-type="string">
            <text:p>itm_harad_dragon_helm,</text:p>
          </table:table-cell>
          <table:table-cell table:style-name="ce11" office:value-type="string" calcext:value-type="string">
            <text:p>itm_harad_heavy_good,</text:p>
          </table:table-cell>
          <table:table-cell table:style-name="ce11" office:value-type="string" calcext:value-type="string">
            <text:p>itm_leather_gloves,</text:p>
          </table:table-cell>
          <table:table-cell table:style-name="ce11" office:value-type="string" calcext:value-type="string">
            <text:p>itm_harad_lamellar_greaves,</text:p>
          </table:table-cell>
          <table:table-cell table:style-name="ce11" office:value-type="string" calcext:value-type="string">
            <text:p>itm_harad_long_spear,itm_harad_heavy_sword_good,</text:p>
          </table:table-cell>
          <table:table-cell table:style-name="ce11" office:value-type="string" calcext:value-type="string">
            <text:p>itm_harad_yellow_shield,</text:p>
          </table:table-cell>
          <table:table-cell table:style-name="ce11" office:value-type="string" calcext:value-type="string">
            <text:p>itm_harad_warhorse</text:p>
          </table:table-cell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ironflesh_7|knows_power_strike_5|knows_shield_3|knows_riding_7</text:p>
          </table:table-cell>
          <table:table-cell table:style-name="ce14" office:value-type="string" calcext:value-type="string">
            <text:p>haradrim_face_1</text:p>
          </table:table-cell>
          <table:table-cell table:style-name="ce14" office:value-type="string" calcext:value-type="string">
            <text:p>haradrim_face_2</text:p>
          </table:table-cell>
          <table:table-cell table:style-name="ce15"/>
          <table:table-cell table:style-name="ce32" table:formula="of:=IF(AND([.A472]&lt;&gt;&quot;&quot;;[.B472]&lt;&gt;&quot;&quot;);CONCATENATE([Variables.$I$1];[Variables.$I$7];[.A472];[Variables.$I$7];[Variables.$I$6];[Variables.$I$7];[.B472];[Variables.$I$7];[Variables.$I$6];[Variables.$I$7];[.C472];[Variables.$I$7];[Variables.$I$6];[.D472];[Variables.$I$6];[.E472];[Variables.$I$6];[.F472];[Variables.$I$6];[.G472];[Variables.$I$6];[Variables.$I$1];[.H472];[.I472];[.J472];[.K472];[.L472];[.M472];[.N472];[Variables.$I$2];[Variables.$I$6];[.O472];[Variables.$I$6];[.P472];[Variables.$I$6];[.Q472];[Variables.$I$6];[.R472];[Variables.$I$6];[.S472];IF([.T472]&lt;&gt;&quot;&quot;;CONCATENATE([Variables.$I$6];[.T472]);&quot;&quot;);[Variables.$I$2];[Variables.$I$6]);IF([.A472]&lt;&gt;&quot;&quot;;CONCATENATE(&quot;#&quot;;[.A472]);&quot;&quot;))" office:value-type="string" office:string-value="[&quot;harad_captain&quot;,&quot;Haradrim_Noble&quot;,&quot;Haradrim_Nobles&quot;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,wp_tier_6,knows_common|knows_ironflesh_7|knows_power_strike_5|knows_shield_3|knows_riding_7,haradrim_face_1,haradrim_face_2]," calcext:value-type="string">
            <text:p>["harad_captain","Haradrim_Noble","Haradrim_Nobles",tf_harad| tf_mounted| tfg_shield| tfg_armor| tfg_helm| tfg_horse| tfg_boots|tfg_polearm,0,0,fac_harad,[itm_harad_dragon_helm,itm_harad_heavy_good,itm_leather_gloves,itm_harad_lamellar_greaves,itm_harad_long_spear,itm_harad_heavy_sword_good,itm_harad_yellow_shield,itm_harad_warhorse],attr_evil_tier_6,wp_tier_6,knows_common|knows_ironflesh_7|knows_power_strike_5|knows_shield_3|knows_riding_7,haradrim_face_1,haradrim_face_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5_dun_night_wolf2</text:p>
          </table:table-cell>
          <table:table-cell table:number-columns-repeated="2" table:style-name="ce7" office:value-type="string" calcext:value-type="string">
            <text:p>Dunnish_Night_Wolf</text:p>
          </table:table-cell>
          <table:table-cell table:style-name="ce8" office:value-type="string" calcext:value-type="string">
            <text:p>tf_dunland| tf_randomize_face| tfg_shield| tfg_armor| tfg_boots| tfg_ranged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 itm_wilderness_cowl,</text:p>
          </table:table-cell>
          <table:table-cell table:style-name="ce11" office:value-type="string" calcext:value-type="string">
            <text:p>itm_dunland_mail_1, itm_dunland_chieftain_bad,</text:p>
          </table:table-cell>
          <table:table-cell table:style-name="ce11" office:value-type="string" calcext:value-type="string">
            <text:p>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axe,itm_dunnish_war_axe,itm_dunland_javelin,itm_dunland_javelin,itm_dunland_javelin,itm_dunland_javelin,itm_dunland_javelin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5</text:p>
          </table:table-cell>
          <table:table-cell table:style-name="ce12" office:value-type="string" calcext:value-type="string">
            <text:p>knows_common|knows_athletics_7|knows_shield_3|knows_power_strike_3|knows_ironflesh_2|knows_power_throw_7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32" table:formula="of:=IF(AND([.A473]&lt;&gt;&quot;&quot;;[.B473]&lt;&gt;&quot;&quot;);CONCATENATE([Variables.$I$1];[Variables.$I$7];[.A473];[Variables.$I$7];[Variables.$I$6];[Variables.$I$7];[.B473];[Variables.$I$7];[Variables.$I$6];[Variables.$I$7];[.C473];[Variables.$I$7];[Variables.$I$6];[.D473];[Variables.$I$6];[.E473];[Variables.$I$6];[.F473];[Variables.$I$6];[.G473];[Variables.$I$6];[Variables.$I$1];[.H473];[.I473];[.J473];[.K473];[.L473];[.M473];[.N473];[Variables.$I$2];[Variables.$I$6];[.O473];[Variables.$I$6];[.P473];[Variables.$I$6];[.Q473];[Variables.$I$6];[.R473];[Variables.$I$6];[.S473];IF([.T473]&lt;&gt;&quot;&quot;;CONCATENATE([Variables.$I$6];[.T473]);&quot;&quot;);[Variables.$I$2];[Variables.$I$6]);IF([.A473]&lt;&gt;&quot;&quot;;CONCATENATE(&quot;#&quot;;[.A473]);&quot;&quot;))" office:value-type="string" office:string-value="[&quot;a5_dun_night_wolf2&quot;,&quot;Dunnish_Night_Wolf&quot;,&quot;Dunnish_Night_Wolf&quot;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,wp_tier_5,knows_common|knows_athletics_7|knows_shield_3|knows_power_strike_3|knows_ironflesh_2|knows_power_throw_7,dunland_face1,dunland_face2]," calcext:value-type="string">
            <text:p>["a5_dun_night_wolf2","Dunnish_Night_Wolf","Dunnish_Night_Wolf",tf_dunland| tf_randomize_face| tfg_shield| tfg_armor| tfg_boots| tfg_ranged,0,0,fac_dunland,[itm_dun_helm_a, itm_wilderness_cowl,itm_dunland_mail_1, itm_dunland_chieftain_bad,itm_fur_gloves_reward,itm_dunland_wolfboots,itm_leather_boots_dark,itm_dunnish_axe,itm_dunnish_war_axe,itm_dunland_javelin,itm_dunland_javelin,itm_dunland_javelin,itm_dunland_javelin,itm_dunland_javelin,itm_dun_shield_a,],attr_evil_tier_6,wp_tier_5,knows_common|knows_athletics_7|knows_shield_3|knows_power_strike_3|knows_ironflesh_2|knows_power_throw_7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dun_captain</text:p>
          </table:table-cell>
          <table:table-cell table:style-name="ce7" office:value-type="string" calcext:value-type="string">
            <text:p>Dunnish_Hetman</text:p>
          </table:table-cell>
          <table:table-cell table:style-name="ce7" office:value-type="string" calcext:value-type="string">
            <text:p>Dunnish_Hetmen</text:p>
          </table:table-cell>
          <table:table-cell table:style-name="ce8" office:value-type="string" calcext:value-type="string">
            <text:p>tf_dunland| tf_randomize_face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dunland</text:p>
          </table:table-cell>
          <table:table-cell table:style-name="ce11" office:value-type="string" calcext:value-type="string">
            <text:p>itm_dun_helm_a, itm_dun_helm_c,</text:p>
          </table:table-cell>
          <table:table-cell table:style-name="ce11" office:value-type="string" calcext:value-type="string">
            <text:p>itm_dunland_mail_1_good, itm_dunland_mail_2_good,itm_dunland_chieftain_good,</text:p>
          </table:table-cell>
          <table:table-cell table:style-name="ce11" office:value-type="string" calcext:value-type="string">
            <text:p>itm_leather_gloves,itm_fur_gloves_reward,</text:p>
          </table:table-cell>
          <table:table-cell table:style-name="ce11" office:value-type="string" calcext:value-type="string">
            <text:p>itm_dunland_wolfboots,itm_leather_boots_dark,</text:p>
          </table:table-cell>
          <table:table-cell table:style-name="ce11" office:value-type="string" calcext:value-type="string">
            <text:p>itm_dunnish_war_axe,itm_dun_berserker,</text:p>
          </table:table-cell>
          <table:table-cell table:style-name="ce11" office:value-type="string" calcext:value-type="string">
            <text:p>itm_dun_shield_a,</text:p>
          </table:table-cell>
          <table:table-cell table:style-name="ce11"/>
          <table:table-cell table:style-name="ce12" office:value-type="string" calcext:value-type="string">
            <text:p>attr_evil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8|knows_shield_5|knows_power_strike_6|knows_ironflesh_6</text:p>
          </table:table-cell>
          <table:table-cell table:style-name="ce14" office:value-type="string" calcext:value-type="string">
            <text:p>dunland_face1</text:p>
          </table:table-cell>
          <table:table-cell table:style-name="ce14" office:value-type="string" calcext:value-type="string">
            <text:p>dunland_face2</text:p>
          </table:table-cell>
          <table:table-cell table:style-name="ce15"/>
          <table:table-cell table:style-name="ce32" table:formula="of:=IF(AND([.A474]&lt;&gt;&quot;&quot;;[.B474]&lt;&gt;&quot;&quot;);CONCATENATE([Variables.$I$1];[Variables.$I$7];[.A474];[Variables.$I$7];[Variables.$I$6];[Variables.$I$7];[.B474];[Variables.$I$7];[Variables.$I$6];[Variables.$I$7];[.C474];[Variables.$I$7];[Variables.$I$6];[.D474];[Variables.$I$6];[.E474];[Variables.$I$6];[.F474];[Variables.$I$6];[.G474];[Variables.$I$6];[Variables.$I$1];[.H474];[.I474];[.J474];[.K474];[.L474];[.M474];[.N474];[Variables.$I$2];[Variables.$I$6];[.O474];[Variables.$I$6];[.P474];[Variables.$I$6];[.Q474];[Variables.$I$6];[.R474];[Variables.$I$6];[.S474];IF([.T474]&lt;&gt;&quot;&quot;;CONCATENATE([Variables.$I$6];[.T474]);&quot;&quot;);[Variables.$I$2];[Variables.$I$6]);IF([.A474]&lt;&gt;&quot;&quot;;CONCATENATE(&quot;#&quot;;[.A474]);&quot;&quot;))" office:value-type="string" office:string-value="[&quot;dun_captain&quot;,&quot;Dunnish_Hetman&quot;,&quot;Dunnish_Hetmen&quot;,tf_dunland| tf_randomize_face| tfg_shield| tfg_armor| tfg_helm| tfg_boots,0,0,fac_dunland,[itm_dun_helm_a, itm_dun_helm_c,itm_dunland_mail_1_good, itm_dunland_mail_2_good,itm_dunland_chieftain_good,itm_leather_gloves,itm_fur_gloves_reward,itm_dunland_wolfboots,itm_leather_boots_dark,itm_dunnish_war_axe,itm_dun_berserker,itm_dun_shield_a,],attr_evil_tier_6,wp_tier_6,knows_common|knows_athletics_8|knows_shield_5|knows_power_strike_6|knows_ironflesh_6,dunland_face1,dunland_face2]," calcext:value-type="string">
            <text:p>["dun_captain","Dunnish_Hetman","Dunnish_Hetmen",tf_dunland| tf_randomize_face| tfg_shield| tfg_armor| tfg_helm| tfg_boots,0,0,fac_dunland,[itm_dun_helm_a, itm_dun_helm_c,itm_dunland_mail_1_good, itm_dunland_mail_2_good,itm_dunland_chieftain_good,itm_leather_gloves,itm_fur_gloves_reward,itm_dunland_wolfboots,itm_leather_boots_dark,itm_dunnish_war_axe,itm_dun_berserker,itm_dun_shield_a,],attr_evil_tier_6,wp_tier_6,knows_common|knows_athletics_8|knows_shield_5|knows_power_strike_6|knows_ironflesh_6,dunland_face1,dunland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gunda_captain</text:p>
          </table:table-cell>
          <table:table-cell table:style-name="ce7" office:value-type="string" calcext:value-type="string">
            <text:p>Gundabad_Chieftain</text:p>
          </table:table-cell>
          <table:table-cell table:style-name="ce7" office:value-type="string" calcext:value-type="string">
            <text:p>Gundabad_Chieftains</text:p>
          </table:table-cell>
          <table:table-cell table:style-name="ce8" office:value-type="string" calcext:value-type="string">
            <text:p>tf_orc| tf_mounted| tfg_armor| tfg_shield| tfg_helm| tfg_horse| tfg_boots|tfg_gloves| tf_no_capture_alive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undabad</text:p>
          </table:table-cell>
          <table:table-cell table:style-name="ce11" office:value-type="string" calcext:value-type="string">
            <text:p>itm_gundabad_helm_e,</text:p>
          </table:table-cell>
          <table:table-cell table:style-name="ce11" office:value-type="string" calcext:value-type="string">
            <text:p>itm_gundabad_armor_e,</text:p>
          </table:table-cell>
          <table:table-cell table:style-name="ce11" office:value-type="string" calcext:value-type="string">
            <text:p><text:s/>itm_evil_gauntlets_a,</text:p>
          </table:table-cell>
          <table:table-cell table:style-name="ce11" office:value-type="string" calcext:value-type="string">
            <text:p>itm_orc_furboots,</text:p>
          </table:table-cell>
          <table:table-cell table:style-name="ce11" office:value-type="string" calcext:value-type="string">
            <text:p>itm_orc_sabre_heavy,itm_orc_scimitar_heavy,itm_orc_skull_spear,itm_orc_club_b,itm_orc_club_b_heavy,itm_orc_bastard_scimitar_bad,</text:p>
          </table:table-cell>
          <table:table-cell table:style-name="ce11" office:value-type="string" calcext:value-type="string">
            <text:p>itm_orc_shield_b,itm_orc_shield_b,</text:p>
          </table:table-cell>
          <table:table-cell table:style-name="ce11" office:value-type="string" calcext:value-type="string">
            <text:p>itm_wargarmored_3a,</text:p>
          </table:table-cell>
          <table:table-cell table:style-name="ce12" office:value-type="string" calcext:value-type="string">
            <text:p>attr_orc_tier_6</text:p>
          </table:table-cell>
          <table:table-cell table:style-name="ce12" office:value-type="string" calcext:value-type="string">
            <text:p>wp_orc_tier_6</text:p>
          </table:table-cell>
          <table:table-cell table:style-name="ce12" office:value-type="string" calcext:value-type="string">
            <text:p>knows_common|knows_athletics_7|knows_riding_6|knows_power_strike_5|knows_ironflesh_8</text:p>
          </table:table-cell>
          <table:table-cell table:style-name="ce14" office:value-type="string" calcext:value-type="string">
            <text:p>orc_face3</text:p>
          </table:table-cell>
          <table:table-cell table:style-name="ce14" office:value-type="string" calcext:value-type="string">
            <text:p>orc_face6</text:p>
          </table:table-cell>
          <table:table-cell table:style-name="ce15"/>
          <table:table-cell table:style-name="ce32" table:formula="of:=IF(AND([.A475]&lt;&gt;&quot;&quot;;[.B475]&lt;&gt;&quot;&quot;);CONCATENATE([Variables.$I$1];[Variables.$I$7];[.A475];[Variables.$I$7];[Variables.$I$6];[Variables.$I$7];[.B475];[Variables.$I$7];[Variables.$I$6];[Variables.$I$7];[.C475];[Variables.$I$7];[Variables.$I$6];[.D475];[Variables.$I$6];[.E475];[Variables.$I$6];[.F475];[Variables.$I$6];[.G475];[Variables.$I$6];[Variables.$I$1];[.H475];[.I475];[.J475];[.K475];[.L475];[.M475];[.N475];[Variables.$I$2];[Variables.$I$6];[.O475];[Variables.$I$6];[.P475];[Variables.$I$6];[.Q475];[Variables.$I$6];[.R475];[Variables.$I$6];[.S475];IF([.T475]&lt;&gt;&quot;&quot;;CONCATENATE([Variables.$I$6];[.T475]);&quot;&quot;);[Variables.$I$2];[Variables.$I$6]);IF([.A475]&lt;&gt;&quot;&quot;;CONCATENATE(&quot;#&quot;;[.A475]);&quot;&quot;))" office:value-type="string" office:string-value="[&quot;gunda_captain&quot;,&quot;Gundabad_Chieftain&quot;,&quot;Gundabad_Chieftains&quot;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orc_bastard_scimitar_bad,itm_orc_shield_b,itm_orc_shield_b,itm_wargarmored_3a,],attr_orc_tier_6,wp_orc_tier_6,knows_common|knows_athletics_7|knows_riding_6|knows_power_strike_5|knows_ironflesh_8,orc_face3,orc_face6]," calcext:value-type="string">
            <text:p>["gunda_captain","Gundabad_Chieftain","Gundabad_Chieftains",tf_orc| tf_mounted| tfg_armor| tfg_shield| tfg_helm| tfg_horse| tfg_boots|tfg_gloves| tf_no_capture_alive,0,0,fac_gundabad,[itm_gundabad_helm_e,itm_gundabad_armor_e, itm_evil_gauntlets_a,itm_orc_furboots,itm_orc_sabre_heavy,itm_orc_scimitar_heavy,itm_orc_skull_spear,itm_orc_club_b,itm_orc_club_b_heavy,itm_orc_bastard_scimitar_bad,itm_orc_shield_b,itm_orc_shield_b,itm_wargarmored_3a,],attr_orc_tier_6,wp_orc_tier_6,knows_common|knows_athletics_7|knows_riding_6|knows_power_strike_5|knows_ironflesh_8,orc_face3,orc_face6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gondor_captain</text:p>
          </table:table-cell>
          <table:table-cell table:style-name="ce7" office:value-type="string" calcext:value-type="string">
            <text:p>Captain_of_Gondor</text:p>
          </table:table-cell>
          <table:table-cell table:style-name="ce7" office:value-type="string" calcext:value-type="string">
            <text:p>Captains_of_Gondor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eader_helm,</text:p>
          </table:table-cell>
          <table:table-cell table:style-name="ce11" office:value-type="string" calcext:value-type="string">
            <text:p>itm_gon_leader_surcoat_cloak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heavy_greaves,</text:p>
          </table:table-cell>
          <table:table-cell table:style-name="ce11" office:value-type="string" calcext:value-type="string">
            <text:p>itm_gondor_citadel_sword,</text:p>
          </table:table-cell>
          <table:table-cell table:style-name="ce11" office:value-type="string" calcext:value-type="string">
            <text:p>itm_gondor_shield_e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athletics_4|knows_shield_3|knows_power_strike_5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32" table:formula="of:=IF(AND([.A476]&lt;&gt;&quot;&quot;;[.B476]&lt;&gt;&quot;&quot;);CONCATENATE([Variables.$I$1];[Variables.$I$7];[.A476];[Variables.$I$7];[Variables.$I$6];[Variables.$I$7];[.B476];[Variables.$I$7];[Variables.$I$6];[Variables.$I$7];[.C476];[Variables.$I$7];[Variables.$I$6];[.D476];[Variables.$I$6];[.E476];[Variables.$I$6];[.F476];[Variables.$I$6];[.G476];[Variables.$I$6];[Variables.$I$1];[.H476];[.I476];[.J476];[.K476];[.L476];[.M476];[.N476];[Variables.$I$2];[Variables.$I$6];[.O476];[Variables.$I$6];[.P476];[Variables.$I$6];[.Q476];[Variables.$I$6];[.R476];[Variables.$I$6];[.S476];IF([.T476]&lt;&gt;&quot;&quot;;CONCATENATE([Variables.$I$6];[.T476]);&quot;&quot;);[Variables.$I$2];[Variables.$I$6]);IF([.A476]&lt;&gt;&quot;&quot;;CONCATENATE(&quot;#&quot;;[.A476]);&quot;&quot;))" office:value-type="string" office:string-value="[&quot;gondor_captain&quot;,&quot;Captain_of_Gondor&quot;,&quot;Captains_of_Gondor&quot;,tf_gondor| tf_mounted| tfg_gloves| tfg_shield| tfg_armor| tfg_helm| tfg_boots,0,0,fac_gondor,[itm_gondor_leader_helm,itm_gon_leader_surcoat_cloak,itm_mail_mittens,itm_gondor_heavy_greaves,itm_gondor_citadel_sword,itm_gondor_shield_e,],attr_tier_6,wp_tier_6,knows_common|knows_riding_8|knows_athletics_4|knows_shield_3|knows_power_strike_5|knows_ironflesh_6,gondor_face1,gondor_face2]," calcext:value-type="string">
            <text:p>["gondor_captain","Captain_of_Gondor","Captains_of_Gondor",tf_gondor| tf_mounted| tfg_gloves| tfg_shield| tfg_armor| tfg_helm| tfg_boots,0,0,fac_gondor,[itm_gondor_leader_helm,itm_gon_leader_surcoat_cloak,itm_mail_mittens,itm_gondor_heavy_greaves,itm_gondor_citadel_sword,itm_gondor_shield_e,],attr_tier_6,wp_tier_6,knows_common|knows_riding_8|knows_athletics_4|knows_shield_3|knows_power_strike_5|knows_ironflesh_6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pel_captain</text:p>
          </table:table-cell>
          <table:table-cell table:style-name="ce7" office:value-type="string" calcext:value-type="string">
            <text:p>Captain_of_Pelargir</text:p>
          </table:table-cell>
          <table:table-cell table:style-name="ce7" office:value-type="string" calcext:value-type="string">
            <text:p>Captains_of_Pelargir</text:p>
          </table:table-cell>
          <table:table-cell table:style-name="ce8" office:value-type="string" calcext:value-type="string">
            <text:p>tf_gondor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elargir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pel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pelargir_greaves,</text:p>
          </table:table-cell>
          <table:table-cell table:style-name="ce19" office:value-type="string" calcext:value-type="string">
            <text:p>itm_pelargir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shield_9|knows_power_strike_6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32" table:formula="of:=IF(AND([.A477]&lt;&gt;&quot;&quot;;[.B477]&lt;&gt;&quot;&quot;);CONCATENATE([Variables.$I$1];[Variables.$I$7];[.A477];[Variables.$I$7];[Variables.$I$6];[Variables.$I$7];[.B477];[Variables.$I$7];[Variables.$I$6];[Variables.$I$7];[.C477];[Variables.$I$7];[Variables.$I$6];[.D477];[Variables.$I$6];[.E477];[Variables.$I$6];[.F477];[Variables.$I$6];[.G477];[Variables.$I$6];[Variables.$I$1];[.H477];[.I477];[.J477];[.K477];[.L477];[.M477];[.N477];[Variables.$I$2];[Variables.$I$6];[.O477];[Variables.$I$6];[.P477];[Variables.$I$6];[.Q477];[Variables.$I$6];[.R477];[Variables.$I$6];[.S477];IF([.T477]&lt;&gt;&quot;&quot;;CONCATENATE([Variables.$I$6];[.T477]);&quot;&quot;);[Variables.$I$2];[Variables.$I$6]);IF([.A477]&lt;&gt;&quot;&quot;;CONCATENATE(&quot;#&quot;;[.A477]);&quot;&quot;))" office:value-type="string" office:string-value="[&quot;pel_captain&quot;,&quot;Captain_of_Pelargir&quot;,&quot;Captains_of_Pelargir&quot;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" calcext:value-type="string">
            <text:p>["pel_captain","Captain_of_Pelargir","Captains_of_Pelargir",tf_gondor| tfg_shield| tfg_armor| tfg_helm| tfg_boots,0,subfac_pelargir,fac_gondor,[itm_gondor_leader_helm,itm_pel_leader,itm_mail_mittens,itm_pelargir_greaves,itm_pelargir_sword,itm_gon_tab_shield_c,],attr_tier_6,wp_tier_6,knows_common|knows_athletics_5|knows_shield_9|knows_power_strike_6|knows_ironflesh_6,gondor_face1,gondor_face2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amroth_captain</text:p>
          </table:table-cell>
          <table:table-cell table:style-name="ce7" office:value-type="string" calcext:value-type="string">
            <text:p>Knight_Captain_of_Dol_Amroth</text:p>
          </table:table-cell>
          <table:table-cell table:style-name="ce7" office:value-type="string" calcext:value-type="string">
            <text:p>Knights_Captain_of_Dol_Amroth</text:p>
          </table:table-cell>
          <table:table-cell table:style-name="ce8" office:value-type="string" calcext:value-type="string">
            <text:p>tf_gondor| tf_mounted| tfg_gloves| tfg_shield| tfg_armor| tfg_helm| tfg_horse| tfg_boots |tfg_polearm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dol_amrot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dol_very_heavy_mail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dol_greaves,</text:p>
          </table:table-cell>
          <table:table-cell table:style-name="ce19" office:value-type="string" calcext:value-type="string">
            <text:p>itm_amroth_bastard,itm_amroth_lance_banner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dol_amroth_warhorse2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8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78]&lt;&gt;&quot;&quot;;[.B478]&lt;&gt;&quot;&quot;);CONCATENATE([Variables.$I$1];[Variables.$I$7];[.A478];[Variables.$I$7];[Variables.$I$6];[Variables.$I$7];[.B478];[Variables.$I$7];[Variables.$I$6];[Variables.$I$7];[.C478];[Variables.$I$7];[Variables.$I$6];[.D478];[Variables.$I$6];[.E478];[Variables.$I$6];[.F478];[Variables.$I$6];[.G478];[Variables.$I$6];[Variables.$I$1];[.H478];[.I478];[.J478];[.K478];[.L478];[.M478];[.N478];[Variables.$I$2];[Variables.$I$6];[.O478];[Variables.$I$6];[.P478];[Variables.$I$6];[.Q478];[Variables.$I$6];[.R478];[Variables.$I$6];[.S478];IF([.T478]&lt;&gt;&quot;&quot;;CONCATENATE([Variables.$I$6];[.T478]);&quot;&quot;);[Variables.$I$2];[Variables.$I$6]);IF([.A478]&lt;&gt;&quot;&quot;;CONCATENATE(&quot;#&quot;;[.A478]);&quot;&quot;))" office:value-type="string" office:string-value="[&quot;amroth_captain&quot;,&quot;Knight_Captain_of_Dol_Amroth&quot;,&quot;Knights_Captain_of_Dol_Amroth&quot;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" calcext:value-type="string">
            <text:p>["amroth_captain","Knight_Captain_of_Dol_Amroth","Knights_Captain_of_Dol_Amroth",tf_gondor| tf_mounted| tfg_gloves| tfg_shield| tfg_armor| tfg_helm| tfg_horse| tfg_boots |tfg_polearm,0,subfac_dol_amroth,fac_gondor,[itm_gondor_leader_helm,itm_dol_very_heavy_mail,itm_mail_mittens,itm_dol_greaves,itm_amroth_bastard,itm_amroth_lance_banner,itm_gon_tab_shield_c,itm_dol_amroth_warhorse2,],attr_tier_6,wp_tier_6,knows_common|knows_riding_8|knows_shield_9|knows_power_strike_8|knows_ironflesh_8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lam_captain</text:p>
          </table:table-cell>
          <table:table-cell table:style-name="ce7" office:value-type="string" calcext:value-type="string">
            <text:p>Captain_of_Lamedon</text:p>
          </table:table-cell>
          <table:table-cell table:style-name="ce7" office:value-type="string" calcext:value-type="string">
            <text:p>Captains_of_Lamedon</text:p>
          </table:table-cell>
          <table:table-cell table:style-name="ce8" office:value-type="string" calcext:value-type="string">
            <text:p>tf_gondor| tf_mounted| tfg_gloves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ethring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amedon_leader_helm,</text:p>
          </table:table-cell>
          <table:table-cell table:style-name="ce19" office:value-type="string" calcext:value-type="string">
            <text:p>itm_lamedon_leader_surcoat_cloak,</text:p>
          </table:table-cell>
          <table:table-cell table:style-name="ce19" office:value-type="string" calcext:value-type="string">
            <text:p>itm_mail_mittens,</text:p>
          </table:table-cell>
          <table:table-cell table:style-name="ce19" office:value-type="string" calcext:value-type="string">
            <text:p>itm_gondor_heavy_greaves,</text:p>
          </table:table-cell>
          <table:table-cell table:style-name="ce19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lam_horse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8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79]&lt;&gt;&quot;&quot;;[.B479]&lt;&gt;&quot;&quot;);CONCATENATE([Variables.$I$1];[Variables.$I$7];[.A479];[Variables.$I$7];[Variables.$I$6];[Variables.$I$7];[.B479];[Variables.$I$7];[Variables.$I$6];[Variables.$I$7];[.C479];[Variables.$I$7];[Variables.$I$6];[.D479];[Variables.$I$6];[.E479];[Variables.$I$6];[.F479];[Variables.$I$6];[.G479];[Variables.$I$6];[Variables.$I$1];[.H479];[.I479];[.J479];[.K479];[.L479];[.M479];[.N479];[Variables.$I$2];[Variables.$I$6];[.O479];[Variables.$I$6];[.P479];[Variables.$I$6];[.Q479];[Variables.$I$6];[.R479];[Variables.$I$6];[.S479];IF([.T479]&lt;&gt;&quot;&quot;;CONCATENATE([Variables.$I$6];[.T479]);&quot;&quot;);[Variables.$I$2];[Variables.$I$6]);IF([.A479]&lt;&gt;&quot;&quot;;CONCATENATE(&quot;#&quot;;[.A479]);&quot;&quot;))" office:value-type="string" office:string-value="[&quot;lam_captain&quot;,&quot;Captain_of_Lamedon&quot;,&quot;Captains_of_Lamedon&quot;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" calcext:value-type="string">
            <text:p>["lam_captain","Captain_of_Lamedon","Captains_of_Lamedon",tf_gondor| tf_mounted| tfg_gloves| tfg_shield| tfg_armor| tfg_helm| tfg_horse| tfg_boots,0,subfac_ethring,fac_gondor,[itm_gondor_lamedon_leader_helm,itm_lamedon_leader_surcoat_cloak,itm_mail_mittens,itm_gondor_heavy_greaves,itm_gondor_cav_sword,itm_gon_tab_shield_c,itm_gondor_lam_horse,],attr_tier_6,wp_tier_6,knows_common|knows_riding_8|knows_shield_9|knows_power_strike_8|knows_ironflesh_7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loss_captain</text:p>
          </table:table-cell>
          <table:table-cell table:style-name="ce7" office:value-type="string" calcext:value-type="string">
            <text:p>Captain_of_Lossarnach</text:p>
          </table:table-cell>
          <table:table-cell table:style-name="ce7" office:value-type="string" calcext:value-type="string">
            <text:p>Captains_of_Lossarnach</text:p>
          </table:table-cell>
          <table:table-cell table:style-name="ce8" office:value-type="string" calcext:value-type="string">
            <text:p>tf_gondor| tf_mounted| tfg_gloves| tfg_shiel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lossarnach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9" office:value-type="string" calcext:value-type="string">
            <text:p>itm_lossarnac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9" office:value-type="string" calcext:value-type="string">
            <text:p>itm_lossarnach_greaves,</text:p>
          </table:table-cell>
          <table:table-cell table:style-name="ce19" office:value-type="string" calcext:value-type="string">
            <text:p>itm_gondor_cav_sword,itm_loss_axe,</text:p>
          </table:table-cell>
          <table:table-cell table:style-name="ce11" office:value-type="string" calcext:value-type="string">
            <text:p>itm_gon_tab_shield_a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athletics_5|knows_shield_9|knows_power_strike_7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80]&lt;&gt;&quot;&quot;;[.B480]&lt;&gt;&quot;&quot;);CONCATENATE([Variables.$I$1];[Variables.$I$7];[.A480];[Variables.$I$7];[Variables.$I$6];[Variables.$I$7];[.B480];[Variables.$I$7];[Variables.$I$6];[Variables.$I$7];[.C480];[Variables.$I$7];[Variables.$I$6];[.D480];[Variables.$I$6];[.E480];[Variables.$I$6];[.F480];[Variables.$I$6];[.G480];[Variables.$I$6];[Variables.$I$1];[.H480];[.I480];[.J480];[.K480];[.L480];[.M480];[.N480];[Variables.$I$2];[Variables.$I$6];[.O480];[Variables.$I$6];[.P480];[Variables.$I$6];[.Q480];[Variables.$I$6];[.R480];[Variables.$I$6];[.S480];IF([.T480]&lt;&gt;&quot;&quot;;CONCATENATE([Variables.$I$6];[.T480]);&quot;&quot;);[Variables.$I$2];[Variables.$I$6]);IF([.A480]&lt;&gt;&quot;&quot;;CONCATENATE(&quot;#&quot;;[.A480]);&quot;&quot;))" office:value-type="string" office:string-value="[&quot;loss_captain&quot;,&quot;Captain_of_Lossarnach&quot;,&quot;Captains_of_Lossarnach&quot;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" calcext:value-type="string">
            <text:p>["loss_captain","Captain_of_Lossarnach","Captains_of_Lossarnach",tf_gondor| tf_mounted| tfg_gloves| tfg_shield| tfg_armor| tfg_helm| tfg_boots,0,subfac_lossarnach,fac_gondor,[itm_gondor_leader_helm,itm_lossarnach_leader,itm_mail_mittens,itm_lossarnach_greaves,itm_gondor_cav_sword,itm_loss_axe,itm_gon_tab_shield_a,],attr_tier_6,wp_tier_6,knows_common|knows_athletics_5|knows_shield_9|knows_power_strike_7|knows_ironflesh_7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pinnath_captain</text:p>
          </table:table-cell>
          <table:table-cell table:style-name="ce7" office:value-type="string" calcext:value-type="string">
            <text:p>Captain_of_Pinnath_Gelin</text:p>
          </table:table-cell>
          <table:table-cell table:style-name="ce7" office:value-type="string" calcext:value-type="string">
            <text:p>Captains_of_Pinnath_Gelin</text:p>
          </table:table-cell>
          <table:table-cell table:style-name="ce8" office:value-type="string" calcext:value-type="string">
            <text:p>tf_gondor| tf_mounted| tfg_shield| tfg_armor| tfg_helm| tfg_horse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pinnath_gelin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leader_helm,</text:p>
          </table:table-cell>
          <table:table-cell table:style-name="ce11" office:value-type="string" calcext:value-type="string">
            <text:p>itm_pinnath_leader,</text:p>
          </table:table-cell>
          <table:table-cell table:style-name="ce11" office:value-type="string" calcext:value-type="string">
            <text:p>itm_mail_mittens,</text:p>
          </table:table-cell>
          <table:table-cell table:style-name="ce11" office:value-type="string" calcext:value-type="string">
            <text:p>itm_gondor_med_greaves,itm_gondor_heavy_greaves,</text:p>
          </table:table-cell>
          <table:table-cell table:style-name="ce11" office:value-type="string" calcext:value-type="string">
            <text:p>itm_gondor_cav_sword,</text:p>
          </table:table-cell>
          <table:table-cell table:style-name="ce11" office:value-type="string" calcext:value-type="string">
            <text:p>itm_gon_tab_shield_c,</text:p>
          </table:table-cell>
          <table:table-cell table:style-name="ce11" office:value-type="string" calcext:value-type="string">
            <text:p>itm_gondor_warhorse,</text:p>
          </table:table-cell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tier_6</text:p>
          </table:table-cell>
          <table:table-cell table:style-name="ce12" office:value-type="string" calcext:value-type="string">
            <text:p>knows_common|knows_riding_8|knows_shield_9|knows_power_strike_6|knows_ironflesh_6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81]&lt;&gt;&quot;&quot;;[.B481]&lt;&gt;&quot;&quot;);CONCATENATE([Variables.$I$1];[Variables.$I$7];[.A481];[Variables.$I$7];[Variables.$I$6];[Variables.$I$7];[.B481];[Variables.$I$7];[Variables.$I$6];[Variables.$I$7];[.C481];[Variables.$I$7];[Variables.$I$6];[.D481];[Variables.$I$6];[.E481];[Variables.$I$6];[.F481];[Variables.$I$6];[.G481];[Variables.$I$6];[Variables.$I$1];[.H481];[.I481];[.J481];[.K481];[.L481];[.M481];[.N481];[Variables.$I$2];[Variables.$I$6];[.O481];[Variables.$I$6];[.P481];[Variables.$I$6];[.Q481];[Variables.$I$6];[.R481];[Variables.$I$6];[.S481];IF([.T481]&lt;&gt;&quot;&quot;;CONCATENATE([Variables.$I$6];[.T481]);&quot;&quot;);[Variables.$I$2];[Variables.$I$6]);IF([.A481]&lt;&gt;&quot;&quot;;CONCATENATE(&quot;#&quot;;[.A481]);&quot;&quot;))" office:value-type="string" office:string-value="[&quot;pinnath_captain&quot;,&quot;Captain_of_Pinnath_Gelin&quot;,&quot;Captains_of_Pinnath_Gelin&quot;,tf_gondor| tf_mounted| tfg_shield| tfg_armor| tfg_helm| tfg_horse| tfg_boots,0,subfac_pinnath_gelin,fac_gondor,[itm_gondor_leader_helm,itm_pinnath_leader,itm_mail_mittens,itm_gondor_med_greaves,itm_gondor_heavy_greaves,itm_gondor_cav_sword,itm_gon_tab_shield_c,itm_gondor_warhorse,],attr_tier_6,wp_tier_6,knows_common|knows_riding_8|knows_shield_9|knows_power_strike_6|knows_ironflesh_6,gondor_face1,gondor_face3]," calcext:value-type="string">
            <text:p>["pinnath_captain","Captain_of_Pinnath_Gelin","Captains_of_Pinnath_Gelin",tf_gondor| tf_mounted| tfg_shield| tfg_armor| tfg_helm| tfg_horse| tfg_boots,0,subfac_pinnath_gelin,fac_gondor,[itm_gondor_leader_helm,itm_pinnath_leader,itm_mail_mittens,itm_gondor_med_greaves,itm_gondor_heavy_greaves,itm_gondor_cav_sword,itm_gon_tab_shield_c,itm_gondor_warhorse,],attr_tier_6,wp_tier_6,knows_common|knows_riding_8|knows_shield_9|knows_power_strike_6|knows_ironflesh_6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blackroot_captain</text:p>
          </table:table-cell>
          <table:table-cell table:style-name="ce7" office:value-type="string" calcext:value-type="string">
            <text:p>Captain_of_Blackroot_Vale</text:p>
          </table:table-cell>
          <table:table-cell table:style-name="ce7" office:value-type="string" calcext:value-type="string">
            <text:p>Captains_of_Blackroot_Vale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blackroot</text:p>
          </table:table-cell>
          <table:table-cell table:style-name="ce10" office:value-type="string" calcext:value-type="string">
            <text:p>fac_gondor</text:p>
          </table:table-cell>
          <table:table-cell table:style-name="ce19" office:value-type="string" calcext:value-type="string">
            <text:p>itm_gondor_leader_helm,</text:p>
          </table:table-cell>
          <table:table-cell table:style-name="ce11" office:value-type="string" calcext:value-type="string">
            <text:p>itm_blackroot_leader,</text:p>
          </table:table-cell>
          <table:table-cell table:style-name="ce11" office:value-type="string" calcext:value-type="string">
            <text:p>itm_leather_gloves_good,</text:p>
          </table:table-cell>
          <table:table-cell table:style-name="ce11" office:value-type="string" calcext:value-type="string">
            <text:p>itm_gondor_med_greaves,</text:p>
          </table:table-cell>
          <table:table-cell table:style-name="ce11" office:value-type="string" calcext:value-type="string">
            <text:p>itm_gondor_arrows,itm_gondor_bow,</text:p>
          </table:table-cell>
          <table:table-cell table:style-name="ce11" office:value-type="string" calcext:value-type="string">
            <text:p>itm_gondor_spear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5</text:p>
          </table:table-cell>
          <table:table-cell table:style-name="ce12" office:value-type="string" calcext:value-type="string">
            <text:p>knows_common|knows_athletics_7|knows_power_draw_5|knows_power_strike_6|knows_ironflesh_7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3</text:p>
          </table:table-cell>
          <table:table-cell table:style-name="ce15"/>
          <table:table-cell table:style-name="ce32" table:formula="of:=IF(AND([.A482]&lt;&gt;&quot;&quot;;[.B482]&lt;&gt;&quot;&quot;);CONCATENATE([Variables.$I$1];[Variables.$I$7];[.A482];[Variables.$I$7];[Variables.$I$6];[Variables.$I$7];[.B482];[Variables.$I$7];[Variables.$I$6];[Variables.$I$7];[.C482];[Variables.$I$7];[Variables.$I$6];[.D482];[Variables.$I$6];[.E482];[Variables.$I$6];[.F482];[Variables.$I$6];[.G482];[Variables.$I$6];[Variables.$I$1];[.H482];[.I482];[.J482];[.K482];[.L482];[.M482];[.N482];[Variables.$I$2];[Variables.$I$6];[.O482];[Variables.$I$6];[.P482];[Variables.$I$6];[.Q482];[Variables.$I$6];[.R482];[Variables.$I$6];[.S482];IF([.T482]&lt;&gt;&quot;&quot;;CONCATENATE([Variables.$I$6];[.T482]);&quot;&quot;);[Variables.$I$2];[Variables.$I$6]);IF([.A482]&lt;&gt;&quot;&quot;;CONCATENATE(&quot;#&quot;;[.A482]);&quot;&quot;))" office:value-type="string" office:string-value="[&quot;blackroot_captain&quot;,&quot;Captain_of_Blackroot_Vale&quot;,&quot;Captains_of_Blackroot_Vale&quot;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" calcext:value-type="string">
            <text:p>["blackroot_captain","Captain_of_Blackroot_Vale","Captains_of_Blackroot_Vale",tf_gondor| tfg_ranged| tfg_armor| tfg_helm| tfg_boots,0,subfac_blackroot,fac_gondor,[itm_gondor_leader_helm,itm_blackroot_leader,itm_leather_gloves_good,itm_gondor_med_greaves,itm_gondor_arrows,itm_gondor_bow,itm_gondor_spear,],attr_tier_6,wp_elf_tier_5,knows_common|knows_athletics_7|knows_power_draw_5|knows_power_strike_6|knows_ironflesh_7,gondor_face1,gondor_face3],</text:p>
          </table:table-cell>
          <table:table-cell table:number-columns-repeated="16363"/>
        </table:table-row>
        <table:table-row table:style-name="ro5">
          <table:table-cell table:style-name="ce7" office:value-type="string" calcext:value-type="string">
            <text:p>ithilien_captain</text:p>
          </table:table-cell>
          <table:table-cell table:style-name="ce7" office:value-type="string" calcext:value-type="string">
            <text:p>Captain_of_Ithilien_Rangers</text:p>
          </table:table-cell>
          <table:table-cell table:style-name="ce7" office:value-type="string" calcext:value-type="string">
            <text:p>Captains_of_Ithilien_Rangers</text:p>
          </table:table-cell>
          <table:table-cell table:style-name="ce8" office:value-type="string" calcext:value-type="string">
            <text:p>tf_gondor| tfg_ranged| tfg_armor| tfg_helm| tfg_boots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subfac_rangers</text:p>
          </table:table-cell>
          <table:table-cell table:style-name="ce10" office:value-type="string" calcext:value-type="string">
            <text:p>fac_gondor</text:p>
          </table:table-cell>
          <table:table-cell table:style-name="ce11" office:value-type="string" calcext:value-type="string">
            <text:p>itm_gondor_ranger_hood_mask,</text:p>
          </table:table-cell>
          <table:table-cell table:style-name="ce26" office:value-type="string" calcext:value-type="string">
            <text:p>(itm_gon_ranger_skirt, imod_lordly),</text:p>
          </table:table-cell>
          <table:table-cell table:style-name="ce11" office:value-type="string" calcext:value-type="string">
            <text:p>itm_leather_gloves,</text:p>
          </table:table-cell>
          <table:table-cell table:style-name="ce19" office:value-type="string" calcext:value-type="string">
            <text:p>itm_gondor_light_greaves,</text:p>
          </table:table-cell>
          <table:table-cell table:style-name="ce19" office:value-type="string" calcext:value-type="string">
            <text:p>itm_ithilien_arrows,itm_ithilien_arrows,itm_gondor_bow,</text:p>
          </table:table-cell>
          <table:table-cell table:style-name="ce11" office:value-type="string" calcext:value-type="string">
            <text:p>itm_gondor_ranger_sword,</text:p>
          </table:table-cell>
          <table:table-cell table:style-name="ce11"/>
          <table:table-cell table:style-name="ce12" office:value-type="string" calcext:value-type="string">
            <text:p>attr_tier_6</text:p>
          </table:table-cell>
          <table:table-cell table:style-name="ce12" office:value-type="string" calcext:value-type="string">
            <text:p>wp_elf_tier_bow_5</text:p>
          </table:table-cell>
          <table:table-cell table:style-name="ce12" office:value-type="string" calcext:value-type="string">
            <text:p>knows_common|knows_pathfinding_4|knows_athletics_9|knows_shield_9|knows_power_draw_9|knows_power_strike_8|knows_ironflesh_8</text:p>
          </table:table-cell>
          <table:table-cell table:style-name="ce14" office:value-type="string" calcext:value-type="string">
            <text:p>gondor_face1</text:p>
          </table:table-cell>
          <table:table-cell table:style-name="ce14" office:value-type="string" calcext:value-type="string">
            <text:p>gondor_face2</text:p>
          </table:table-cell>
          <table:table-cell table:style-name="ce15"/>
          <table:table-cell table:style-name="ce32" table:formula="of:=IF(AND([.A483]&lt;&gt;&quot;&quot;;[.B483]&lt;&gt;&quot;&quot;);CONCATENATE([Variables.$I$1];[Variables.$I$7];[.A483];[Variables.$I$7];[Variables.$I$6];[Variables.$I$7];[.B483];[Variables.$I$7];[Variables.$I$6];[Variables.$I$7];[.C483];[Variables.$I$7];[Variables.$I$6];[.D483];[Variables.$I$6];[.E483];[Variables.$I$6];[.F483];[Variables.$I$6];[.G483];[Variables.$I$6];[Variables.$I$1];[.H483];[.I483];[.J483];[.K483];[.L483];[.M483];[.N483];[Variables.$I$2];[Variables.$I$6];[.O483];[Variables.$I$6];[.P483];[Variables.$I$6];[.Q483];[Variables.$I$6];[.R483];[Variables.$I$6];[.S483];IF([.T483]&lt;&gt;&quot;&quot;;CONCATENATE([Variables.$I$6];[.T483]);&quot;&quot;);[Variables.$I$2];[Variables.$I$6]);IF([.A483]&lt;&gt;&quot;&quot;;CONCATENATE(&quot;#&quot;;[.A483]);&quot;&quot;))" office:value-type="string" office:string-value="[&quot;ithilien_captain&quot;,&quot;Captain_of_Ithilien_Rangers&quot;,&quot;Captains_of_Ithilien_Rangers&quot;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" calcext:value-type="string">
            <text:p>["ithilien_captain","Captain_of_Ithilien_Rangers","Captains_of_Ithilien_Rangers",tf_gondor| tfg_ranged| tfg_armor| tfg_helm| tfg_boots,0,subfac_rangers,fac_gondor,[itm_gondor_ranger_hood_mask,(itm_gon_ranger_skirt, imod_lordly),itm_leather_gloves,itm_gondor_light_greaves,itm_ithilien_arrows,itm_ithilien_arrows,itm_gondor_bow,itm_gondor_ranger_sword,],attr_tier_6,wp_elf_tier_bow_5,knows_common|knows_pathfinding_4|knows_athletics_9|knows_shield_9|knows_power_draw_9|knows_power_strike_8|knows_ironflesh_8,gondor_face1,gondor_face2],</text:p>
          </table:table-cell>
          <table:table-cell table:number-columns-repeated="16363"/>
        </table:table-row>
        <table:table-row table:style-name="ro9">
          <table:table-cell table:style-name="ce42" table:number-columns-repeated="64"/>
          <table:table-cell table:number-columns-repeated="16320"/>
        </table:table-row>
        <table:table-row table:style-name="ro5" table:number-rows-repeated="12">
          <table:table-cell table:style-name="ce42" table:number-columns-repeated="64"/>
          <table:table-cell table:number-columns-repeated="16320"/>
        </table:table-row>
        <table:table-row table:style-name="ro5" table:number-rows-repeated="4">
          <table:table-cell table:number-columns-repeated="16384"/>
        </table:table-row>
        <table:table-row table:style-name="ro5" table:number-rows-repeated="543">
          <table:table-cell table:style-name="ce6" table:number-columns-repeated="21"/>
          <table:table-cell table:number-columns-repeated="16363"/>
        </table:table-row>
        <table:table-row table:style-name="ro4" table:number-rows-repeated="1047465">
          <table:table-cell table:number-columns-repeated="16384"/>
        </table:table-row>
        <table:table-row table:style-name="ro10" table:number-rows-repeated="67">
          <table:table-cell table:number-columns-repeated="16384"/>
        </table:table-row>
        <table:table-row table:style-name="ro10">
          <table:table-cell table:number-columns-repeated="16384"/>
        </table:table-row>
      </table:table>
      <table:table table:name="Variables" table:style-name="ta1">
        <table:table-column table:style-name="co20" table:number-columns-repeated="64" table:default-cell-style-name="ce42"/>
        <table:table-column table:style-name="co21" table:number-columns-repeated="16320" table:default-cell-style-name="ce42"/>
        <table:table-row table:style-name="ro6">
          <table:table-cell table:number-columns-repeated="7"/>
          <table:table-cell table:style-name="ce71" office:value-type="string" calcext:value-type="string">
            <text:p>Char 1</text:p>
          </table:table-cell>
          <table:table-cell table:style-name="ce71" office:value-type="string" calcext:value-type="string">
            <text:p>[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71" office:value-type="string" calcext:value-type="string">
            <text:p>Char 2</text:p>
          </table:table-cell>
          <table:table-cell table:style-name="ce71" office:value-type="string" calcext:value-type="string">
            <text:p>]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71" office:value-type="string" calcext:value-type="string">
            <text:p>Char 3</text:p>
          </table:table-cell>
          <table:table-cell table:style-name="ce71" office:value-type="string" calcext:value-type="string">
            <text:p>(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71" office:value-type="string" calcext:value-type="string">
            <text:p>Char 4</text:p>
          </table:table-cell>
          <table:table-cell table:style-name="ce71" office:value-type="string" calcext:value-type="string">
            <text:p>)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71" office:value-type="string" calcext:value-type="string">
            <text:p>Char 5</text:p>
          </table:table-cell>
          <table:table-cell table:style-name="ce71" office:value-type="string" calcext:value-type="string">
            <text:p>|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71" office:value-type="string" calcext:value-type="string">
            <text:p>Char 6</text:p>
          </table:table-cell>
          <table:table-cell table:style-name="ce71" office:value-type="string" calcext:value-type="string">
            <text:p>,</text:p>
          </table:table-cell>
          <table:table-cell table:number-columns-repeated="16375"/>
        </table:table-row>
        <table:table-row table:style-name="ro6">
          <table:table-cell table:number-columns-repeated="7"/>
          <table:table-cell table:style-name="ce71" office:value-type="string" calcext:value-type="string">
            <text:p>Char 7</text:p>
          </table:table-cell>
          <table:table-cell table:style-name="ce71" office:value-type="string" calcext:value-type="string">
            <text:p>"</text:p>
          </table:table-cell>
          <table:table-cell table:number-columns-repeated="16375"/>
        </table:table-row>
        <table:table-row table:style-name="ro4">
          <table:table-cell table:number-columns-repeated="16384"/>
        </table:table-row>
        <table:table-row table:style-name="ro7">
          <table:table-cell table:style-name="ce70" office:value-type="string" calcext:value-type="string">
            <text:p><text:a xlink:href="http://steamcommunity.com/groups/boe-dt/discussions/0/882966056395203033/" xlink:type="simple">http://steamcommunity.com/groups/boe-dt/discussions/0/882966056395203033/</text:a></text:p>
          </table:table-cell>
          <table:table-cell table:number-columns-repeated="16383"/>
        </table:table-row>
        <table:table-row table:style-name="ro4" table:number-rows-repeated="1048566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mbria" svg:font-family="Cambria" style:font-family-generic="roman"/>
    <style:font-face style:name="Cambria1" svg:font-family="Cambria1"/>
    <style:font-face style:name="Cambria2" svg:font-family="Cambria2"/>
    <style:font-face style:name="Cambria3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10104P0"/>
    </number:currency-style>
    <number:currency-style style:name="N10129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11pt" style:font-name-asian="Arial" style:font-family-asian="Arial" style:font-size-asian="11pt" style:font-name-complex="Arial" style:font-family-complex="Arial" style:font-size-complex="11pt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font-size="12pt" style:font-size-asian="12pt" style:font-size-complex="12pt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font-size="10pt" fo:font-weight="bold" style:font-size-asian="10pt" style:font-weight-asian="bold" style:font-size-complex="10pt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9">00.00.0000</text:date>, <text:time style:data-style-name="N2" text:time-value="19:04:45.537000000">00:00:00</text:time></text:p>
        </style:region-right>
      </style:header>
      <style:header-left style:display="false"/>
      <style:header-first style:display="false"/>
      <style:footer>
        <text:p>Seit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5.2$Windows_X86_64 LibreOffice_project/ca8fe7424262805f223b9a2334bc7181abbcbf5e</meta:generator>
    <meta:initial-creator/>
    <meta:creation-date>2018-01-09T20:56:58Z</meta:creation-date>
    <dc:date>2026-01-09T19:21:23.819000000</dc:date>
    <meta:editing-cycles>643</meta:editing-cycles>
    <meta:editing-duration>PT12H32M5S</meta:editing-duration>
    <meta:document-statistic meta:table-count="2" meta:cell-count="7713" meta:object-count="0"/>
  </office:meta>
</office:document-meta>
</file>